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20000000204B249CA79A42C6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Course" svg:font-family="Course"/>
    <style:font-face style:name="StarSymbol1" svg:font-family="StarSymbol"/>
    <style:font-face style:name="Tahoma3" svg:font-family="Tahoma"/>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Bold" style:font-family-generic="modern" style:font-pitch="fixed"/>
    <style:font-face style:name="Arial Unicode MS" svg:font-family="'Arial Unicode MS'"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Arial Unicode MS1" svg:font-family="'Arial Unicode MS'" style:font-family-generic="modern" style:font-pitch="variable"/>
    <style:font-face style:name="Courier New2" svg:font-family="'Courier New'" style:font-family-generic="modern" style:font-pitch="variable"/>
    <style:font-face style:name="Tahoma"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automatic-styles>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28" style:family="table">
      <style:table-properties style:width="4.5in" table:align="margins"/>
    </style:style>
    <style:style style:name="Table128.A" style:family="table-column">
      <style:table-column-properties style:column-width="4.5in" style:rel-column-width="65535*"/>
    </style:style>
    <style:style style:name="Table128.A1" style:family="table-cell">
      <style:table-cell-properties fo:padding="0.0382in" fo:border="0.05pt solid #000000"/>
    </style:style>
    <style:style style:name="Table177" style:family="table">
      <style:table-properties style:width="4.5in" table:align="margins"/>
    </style:style>
    <style:style style:name="Table177.A" style:family="table-column">
      <style:table-column-properties style:column-width="4.5in" style:rel-column-width="65535*"/>
    </style:style>
    <style:style style:name="Table177.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129" style:family="table">
      <style:table-properties style:width="4.5in" table:align="margins"/>
    </style:style>
    <style:style style:name="Table129.A" style:family="table-column">
      <style:table-column-properties style:column-width="4.5in" style:rel-column-width="65535*"/>
    </style:style>
    <style:style style:name="Table129.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71" style:family="table">
      <style:table-properties style:width="4.5in" table:align="margins"/>
    </style:style>
    <style:style style:name="Table171.A" style:family="table-column">
      <style:table-column-properties style:column-width="4.5in" style:rel-column-width="65535*"/>
    </style:style>
    <style:style style:name="Table171.A1" style:family="table-cell">
      <style:table-cell-properties fo:padding="0.0382in" fo:border="0.05pt solid #000000"/>
    </style:style>
    <style:style style:name="Table172" style:family="table">
      <style:table-properties style:width="4.5in" table:align="margins"/>
    </style:style>
    <style:style style:name="Table172.A" style:family="table-column">
      <style:table-column-properties style:column-width="4.5in" style:rel-column-width="65535*"/>
    </style:style>
    <style:style style:name="Table172.A1" style:family="table-cell">
      <style:table-cell-properties fo:padding="0.0382in" fo:border="0.05pt solid #000000"/>
    </style:style>
    <style:style style:name="Table173" style:family="table">
      <style:table-properties style:width="4.5in" table:align="margins"/>
    </style:style>
    <style:style style:name="Table173.A" style:family="table-column">
      <style:table-column-properties style:column-width="4.5in" style:rel-column-width="65535*"/>
    </style:style>
    <style:style style:name="Table173.A1" style:family="table-cell">
      <style:table-cell-properties fo:padding="0.0382in" fo:border="0.05pt solid #000000"/>
    </style:style>
    <style:style style:name="Table113" style:family="table">
      <style:table-properties style:width="4.5in" table:align="margins" style:writing-mode="lr-tb"/>
    </style:style>
    <style:style style:name="Table113.A" style:family="table-column">
      <style:table-column-properties style:column-width="4.5in" style:rel-column-width="65535*"/>
    </style:style>
    <style:style style:name="Table113.A1" style:family="table-cell">
      <style:table-cell-properties fo:padding="0.0382in" fo:border="0.05pt solid #000000"/>
    </style:style>
    <style:style style:name="Table115" style:family="table">
      <style:table-properties style:width="4.5in" table:align="margins" style:writing-mode="lr-tb"/>
    </style:style>
    <style:style style:name="Table115.A" style:family="table-column">
      <style:table-column-properties style:column-width="4.5in" style:rel-column-width="65535*"/>
    </style:style>
    <style:style style:name="Table115.A1" style:family="table-cell">
      <style:table-cell-properties fo:padding="0.0382in" fo:border="0.05pt solid #000000"/>
    </style:style>
    <style:style style:name="Table119" style:family="table">
      <style:table-properties style:width="4.5in" table:align="margins" style:writing-mode="lr-tb"/>
    </style:style>
    <style:style style:name="Table119.A" style:family="table-column">
      <style:table-column-properties style:column-width="4.5in" style:rel-column-width="65535*"/>
    </style:style>
    <style:style style:name="Table119.A1" style:family="table-cell">
      <style:table-cell-properties fo:padding="0.0382in" fo:border="0.05pt solid #000000"/>
    </style:style>
    <style:style style:name="Table121" style:family="table">
      <style:table-properties style:width="4.5in" table:align="margins" style:writing-mode="lr-tb"/>
    </style:style>
    <style:style style:name="Table121.A" style:family="table-column">
      <style:table-column-properties style:column-width="4.5in" style:rel-column-width="65535*"/>
    </style:style>
    <style:style style:name="Table121.A1" style:family="table-cell">
      <style:table-cell-properties fo:padding="0.0382in" fo:border="0.05pt solid #000000"/>
    </style:style>
    <style:style style:name="Table127" style:family="table">
      <style:table-properties style:width="4.5in" table:align="margins" style:writing-mode="lr-tb"/>
    </style:style>
    <style:style style:name="Table127.A" style:family="table-column">
      <style:table-column-properties style:column-width="4.5in" style:rel-column-width="65535*"/>
    </style:style>
    <style:style style:name="Table127.A1" style:family="table-cell">
      <style:table-cell-properties fo:padding="0.0382in" fo:border="0.05pt solid #000000"/>
    </style:style>
    <style:style style:name="Table133" style:family="table">
      <style:table-properties style:width="4.5in" table:align="margins"/>
    </style:style>
    <style:style style:name="Table133.A" style:family="table-column">
      <style:table-column-properties style:column-width="4.5in" style:rel-column-width="65535*"/>
    </style:style>
    <style:style style:name="Table133.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69" style:family="table">
      <style:table-properties style:width="4.125in" fo:margin-left="0.2542in" table:align="left"/>
    </style:style>
    <style:style style:name="Table169.A" style:family="table-column">
      <style:table-column-properties style:column-width="0.5in"/>
    </style:style>
    <style:style style:name="Table169.B" style:family="table-column">
      <style:table-column-properties style:column-width="0.9375in"/>
    </style:style>
    <style:style style:name="Table169.C" style:family="table-column">
      <style:table-column-properties style:column-width="2.6875in"/>
    </style:style>
    <style:style style:name="Table169.A1" style:family="table-cell">
      <style:table-cell-properties fo:padding="0.0382in" fo:border-left="0.05pt solid #000000" fo:border-right="none" fo:border-top="0.05pt solid #000000" fo:border-bottom="0.05pt solid #000000"/>
    </style:style>
    <style:style style:name="Table169.C1" style:family="table-cell">
      <style:table-cell-properties fo:padding="0.0382in" fo:border="0.05pt solid #000000"/>
    </style:style>
    <style:style style:name="Table169.A2" style:family="table-cell">
      <style:table-cell-properties fo:padding="0.0382in" fo:border-left="0.05pt solid #000000" fo:border-right="none" fo:border-top="none" fo:border-bottom="0.05pt solid #000000"/>
    </style:style>
    <style:style style:name="Table169.C2" style:family="table-cell">
      <style:table-cell-properties fo:padding="0.0382in" fo:border-left="0.05pt solid #000000" fo:border-right="0.05pt solid #000000" fo:border-top="none" fo:border-bottom="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130" style:family="table">
      <style:table-properties style:width="4.5in" table:align="margins"/>
    </style:style>
    <style:style style:name="Table130.A" style:family="table-column">
      <style:table-column-properties style:column-width="4.5in" style:rel-column-width="65535*"/>
    </style:style>
    <style:style style:name="Table130.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76" style:family="table">
      <style:table-properties style:width="4.5in" table:align="margins"/>
    </style:style>
    <style:style style:name="Table176.A" style:family="table-column">
      <style:table-column-properties style:column-width="4.5in" style:rel-column-width="65535*"/>
    </style:style>
    <style:style style:name="Table176.A1" style:family="table-cell">
      <style:table-cell-properties fo:padding="0.0382in" fo:border="0.05pt solid #000000"/>
    </style:style>
    <style:style style:name="Table149" style:family="table">
      <style:table-properties style:width="4.5in" table:align="margins"/>
    </style:style>
    <style:style style:name="Table149.A" style:family="table-column">
      <style:table-column-properties style:column-width="4.5in" style:rel-column-width="65535*"/>
    </style:style>
    <style:style style:name="Table149.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135" style:family="table">
      <style:table-properties style:width="4.5in" table:align="margins"/>
    </style:style>
    <style:style style:name="Table135.A" style:family="table-column">
      <style:table-column-properties style:column-width="4.5in" style:rel-column-width="65535*"/>
    </style:style>
    <style:style style:name="Table135.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164" style:family="table">
      <style:table-properties style:width="4.5in" table:align="margins"/>
    </style:style>
    <style:style style:name="Table164.A" style:family="table-column">
      <style:table-column-properties style:column-width="4.5in" style:rel-column-width="65535*"/>
    </style:style>
    <style:style style:name="Table164.A1" style:family="table-cell">
      <style:table-cell-properties fo:padding="0.0382in" fo:border="0.05pt solid #000000"/>
    </style:style>
    <style:style style:name="Table18" style:family="table">
      <style:table-properties style:width="4.5in" table:align="margins" style:writing-mode="lr-tb"/>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74" style:family="table">
      <style:table-properties style:width="4.5in" table:align="margins" style:writing-mode="lr-tb"/>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writing-mode="lr-tb"/>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137" style:family="table">
      <style:table-properties style:width="4.5in" table:align="margins" style:writing-mode="lr-tb"/>
    </style:style>
    <style:style style:name="Table137.A" style:family="table-column">
      <style:table-column-properties style:column-width="4.5in" style:rel-column-width="65535*"/>
    </style:style>
    <style:style style:name="Table137.A1" style:family="table-cell">
      <style:table-cell-properties fo:padding="0.0382in" fo:border="0.05pt solid #000000"/>
    </style:style>
    <style:style style:name="Table138" style:family="table">
      <style:table-properties style:width="4.5in" table:align="margins" style:writing-mode="lr-tb"/>
    </style:style>
    <style:style style:name="Table138.A" style:family="table-column">
      <style:table-column-properties style:column-width="4.5in" style:rel-column-width="65535*"/>
    </style:style>
    <style:style style:name="Table138.A1" style:family="table-cell">
      <style:table-cell-properties fo:padding="0.0382in" fo:border="0.05pt solid #000000"/>
    </style:style>
    <style:style style:name="Table139" style:family="table">
      <style:table-properties style:width="4.5in" table:align="margins" style:writing-mode="lr-tb"/>
    </style:style>
    <style:style style:name="Table139.A" style:family="table-column">
      <style:table-column-properties style:column-width="4.5in" style:rel-column-width="65535*"/>
    </style:style>
    <style:style style:name="Table139.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19" style:family="table">
      <style:table-properties style:width="4.5in" table:align="margins" style:writing-mode="lr-tb"/>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40" style:family="table">
      <style:table-properties style:width="4.5in" table:align="margins" style:writing-mode="lr-tb"/>
    </style:style>
    <style:style style:name="Table140.A" style:family="table-column">
      <style:table-column-properties style:column-width="4.5in" style:rel-column-width="65535*"/>
    </style:style>
    <style:style style:name="Table140.A1" style:family="table-cell">
      <style:table-cell-properties fo:padding="0.0382in" fo:border="0.05pt solid #000000"/>
    </style:style>
    <style:style style:name="Table165" style:family="table">
      <style:table-properties style:width="4.5in" table:align="margins" style:writing-mode="lr-tb"/>
    </style:style>
    <style:style style:name="Table165.A" style:family="table-column">
      <style:table-column-properties style:column-width="4.5in" style:rel-column-width="65535*"/>
    </style:style>
    <style:style style:name="Table165.A1" style:family="table-cell">
      <style:table-cell-properties fo:padding="0.0382in" fo:border="0.05pt solid #000000"/>
    </style:style>
    <style:style style:name="Table131" style:family="table">
      <style:table-properties style:width="4.5in" table:align="margins" style:writing-mode="lr-tb"/>
    </style:style>
    <style:style style:name="Table131.A" style:family="table-column">
      <style:table-column-properties style:column-width="4.5in" style:rel-column-width="65535*"/>
    </style:style>
    <style:style style:name="Table131.A1" style:family="table-cell">
      <style:table-cell-properties fo:padding="0.0382in" fo:border="0.05pt solid #000000"/>
    </style:style>
    <style:style style:name="Table27" style:family="table">
      <style:table-properties style:width="4.5in" table:align="margins" style:writing-mode="lr-tb"/>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writing-mode="lr-tb"/>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writing-mode="lr-tb"/>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6" style:family="table">
      <style:table-properties style:width="4.5in" table:align="margins" style:writing-mode="lr-tb"/>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141" style:family="table">
      <style:table-properties style:width="4.5in" table:align="margins" style:writing-mode="lr-tb"/>
    </style:style>
    <style:style style:name="Table141.A" style:family="table-column">
      <style:table-column-properties style:column-width="4.5in" style:rel-column-width="65535*"/>
    </style:style>
    <style:style style:name="Table141.A1" style:family="table-cell">
      <style:table-cell-properties fo:padding="0.0382in" fo:border="0.05pt solid #000000"/>
    </style:style>
    <style:style style:name="Table166" style:family="table">
      <style:table-properties style:width="4.5in" table:align="margins" style:writing-mode="lr-tb"/>
    </style:style>
    <style:style style:name="Table166.A" style:family="table-column">
      <style:table-column-properties style:column-width="4.5in" style:rel-column-width="65535*"/>
    </style:style>
    <style:style style:name="Table166.A1" style:family="table-cell">
      <style:table-cell-properties fo:padding="0.0382in" fo:border="0.05pt solid #000000"/>
    </style:style>
    <style:style style:name="Table167" style:family="table">
      <style:table-properties style:width="4.5in" table:align="margins"/>
    </style:style>
    <style:style style:name="Table167.A" style:family="table-column">
      <style:table-column-properties style:column-width="4.5in" style:rel-column-width="65535*"/>
    </style:style>
    <style:style style:name="Table167.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152" style:family="table">
      <style:table-properties style:width="4.5in" table:align="margins"/>
    </style:style>
    <style:style style:name="Table152.A" style:family="table-column">
      <style:table-column-properties style:column-width="4.5in" style:rel-column-width="65535*"/>
    </style:style>
    <style:style style:name="Table152.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123" style:family="table">
      <style:table-properties style:width="4.5in" table:align="margins"/>
    </style:style>
    <style:style style:name="Table123.A" style:family="table-column">
      <style:table-column-properties style:column-width="4.5in" style:rel-column-width="65535*"/>
    </style:style>
    <style:style style:name="Table123.A1" style:family="table-cell">
      <style:table-cell-properties fo:padding="0.0382in" fo:border="0.05pt solid #000000"/>
    </style:style>
    <style:style style:name="Table124" style:family="table">
      <style:table-properties style:width="4.5in" table:align="margins"/>
    </style:style>
    <style:style style:name="Table124.A" style:family="table-column">
      <style:table-column-properties style:column-width="4.5in" style:rel-column-width="65535*"/>
    </style:style>
    <style:style style:name="Table124.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125" style:family="table">
      <style:table-properties style:width="4.5in" table:align="margins"/>
    </style:style>
    <style:style style:name="Table125.A" style:family="table-column">
      <style:table-column-properties style:column-width="4.5in" style:rel-column-width="65535*"/>
    </style:style>
    <style:style style:name="Table125.A1" style:family="table-cell">
      <style:table-cell-properties fo:padding="0.0382in" fo:border="0.05pt solid #000000"/>
    </style:style>
    <style:style style:name="Table126" style:family="table">
      <style:table-properties style:width="4.5in" table:align="margins"/>
    </style:style>
    <style:style style:name="Table126.A" style:family="table-column">
      <style:table-column-properties style:column-width="4.5in" style:rel-column-width="65535*"/>
    </style:style>
    <style:style style:name="Table126.A1" style:family="table-cell">
      <style:table-cell-properties fo:padding="0.0382in" fo:border="0.05pt solid #000000"/>
    </style:style>
    <style:style style:name="Table30" style:family="table">
      <style:table-properties style:width="4.5in" table:align="margins" style:writing-mode="lr-tb"/>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writing-mode="lr-tb"/>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writing-mode="lr-tb"/>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writing-mode="lr-tb"/>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writing-mode="lr-tb"/>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writing-mode="lr-tb"/>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writing-mode="lr-tb"/>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writing-mode="lr-tb"/>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54" style:family="table">
      <style:table-properties style:width="4.5in" table:align="margins" style:writing-mode="lr-tb"/>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136" style:family="table">
      <style:table-properties style:width="4.5in" table:align="margins"/>
    </style:style>
    <style:style style:name="Table136.A" style:family="table-column">
      <style:table-column-properties style:column-width="4.5in" style:rel-column-width="65535*"/>
    </style:style>
    <style:style style:name="Table136.A1" style:family="table-cell">
      <style:table-cell-properties fo:padding="0.0382in" fo:border="0.05pt solid #000000"/>
    </style:style>
    <style:style style:name="Table142" style:family="table">
      <style:table-properties style:width="4.5in" table:align="margins"/>
    </style:style>
    <style:style style:name="Table142.A" style:family="table-column">
      <style:table-column-properties style:column-width="4.5in" style:rel-column-width="65535*"/>
    </style:style>
    <style:style style:name="Table142.A1" style:family="table-cell">
      <style:table-cell-properties fo:padding="0.0382in" fo:border="0.05pt solid #000000"/>
    </style:style>
    <style:style style:name="Table143" style:family="table">
      <style:table-properties style:width="4.5in" table:align="margins"/>
    </style:style>
    <style:style style:name="Table143.A" style:family="table-column">
      <style:table-column-properties style:column-width="4.5in" style:rel-column-width="65535*"/>
    </style:style>
    <style:style style:name="Table143.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writing-mode="lr-tb"/>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62" style:family="table">
      <style:table-properties style:width="4.5in" table:align="margins" style:writing-mode="lr-tb"/>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151" style:family="table">
      <style:table-properties style:width="4.5in" table:align="margins"/>
    </style:style>
    <style:style style:name="Table151.A" style:family="table-column">
      <style:table-column-properties style:column-width="4.5in" style:rel-column-width="65535*"/>
    </style:style>
    <style:style style:name="Table151.A1" style:family="table-cell">
      <style:table-cell-properties fo:padding="0.0382in" fo:border="0.05pt solid #000000"/>
    </style:style>
    <style:style style:name="Table146" style:family="table">
      <style:table-properties style:width="4.4958in" table:align="right"/>
    </style:style>
    <style:style style:name="Table146.A" style:family="table-column">
      <style:table-column-properties style:column-width="4.4958in"/>
    </style:style>
    <style:style style:name="Table146.A1" style:family="table-cell">
      <style:table-cell-properties fo:padding="0.0382in" fo:border="0.05pt solid #000000"/>
    </style:style>
    <style:style style:name="Table147" style:family="table">
      <style:table-properties style:width="4.4958in" table:align="right"/>
    </style:style>
    <style:style style:name="Table147.A" style:family="table-column">
      <style:table-column-properties style:column-width="4.4958in"/>
    </style:style>
    <style:style style:name="Table147.A1" style:family="table-cell">
      <style:table-cell-properties fo:padding="0.0382in" fo:border="0.05pt solid #000000"/>
    </style:style>
    <style:style style:name="Table148" style:family="table">
      <style:table-properties style:width="4.5in" table:align="margins"/>
    </style:style>
    <style:style style:name="Table148.A" style:family="table-column">
      <style:table-column-properties style:column-width="4.5in" style:rel-column-width="65535*"/>
    </style:style>
    <style:style style:name="Table148.A1" style:family="table-cell">
      <style:table-cell-properties fo:padding="0.0382in" fo:border="0.05pt solid #000000"/>
    </style:style>
    <style:style style:name="Table150" style:family="table">
      <style:table-properties style:width="4.5in" table:align="margins"/>
    </style:style>
    <style:style style:name="Table150.A" style:family="table-column">
      <style:table-column-properties style:column-width="4.5in" style:rel-column-width="65535*"/>
    </style:style>
    <style:style style:name="Table150.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144" style:family="table">
      <style:table-properties style:width="4.5in" table:align="margins"/>
    </style:style>
    <style:style style:name="Table144.A" style:family="table-column">
      <style:table-column-properties style:column-width="4.5in" style:rel-column-width="65535*"/>
    </style:style>
    <style:style style:name="Table144.A1" style:family="table-cell">
      <style:table-cell-properties fo:padding="0.0382in" fo:border="0.05pt solid #000000"/>
    </style:style>
    <style:style style:name="Table145" style:family="table">
      <style:table-properties style:width="4.5in" table:align="margins"/>
    </style:style>
    <style:style style:name="Table145.A" style:family="table-column">
      <style:table-column-properties style:column-width="4.5in" style:rel-column-width="65535*"/>
    </style:style>
    <style:style style:name="Table145.A1" style:family="table-cell">
      <style:table-cell-properties fo:padding="0.0382in" fo:border="0.05pt solid #000000"/>
    </style:style>
    <style:style style:name="Table153" style:family="table">
      <style:table-properties style:width="4.5in" table:align="margins" style:writing-mode="lr-tb"/>
    </style:style>
    <style:style style:name="Table153.A" style:family="table-column">
      <style:table-column-properties style:column-width="4.5in" style:rel-column-width="65535*"/>
    </style:style>
    <style:style style:name="Table153.A1" style:family="table-cell">
      <style:table-cell-properties fo:padding="0.0382in" fo:border="0.05pt solid #000000"/>
    </style:style>
    <style:style style:name="Table154" style:family="table">
      <style:table-properties style:width="4.5in" table:align="margins" style:writing-mode="lr-tb"/>
    </style:style>
    <style:style style:name="Table154.A" style:family="table-column">
      <style:table-column-properties style:column-width="4.5in" style:rel-column-width="65535*"/>
    </style:style>
    <style:style style:name="Table154.A1" style:family="table-cell">
      <style:table-cell-properties fo:padding="0.0382in" fo:border="0.05pt solid #000000"/>
    </style:style>
    <style:style style:name="Table155" style:family="table">
      <style:table-properties style:width="4.5in" table:align="margins" style:writing-mode="lr-tb"/>
    </style:style>
    <style:style style:name="Table155.A" style:family="table-column">
      <style:table-column-properties style:column-width="4.5in" style:rel-column-width="65535*"/>
    </style:style>
    <style:style style:name="Table155.A1" style:family="table-cell">
      <style:table-cell-properties fo:padding="0.0382in" fo:border="0.05pt solid #000000"/>
    </style:style>
    <style:style style:name="Table156" style:family="table">
      <style:table-properties style:width="4.5in" table:align="margins" style:writing-mode="lr-tb"/>
    </style:style>
    <style:style style:name="Table156.A" style:family="table-column">
      <style:table-column-properties style:column-width="4.5in" style:rel-column-width="65535*"/>
    </style:style>
    <style:style style:name="Table156.A1" style:family="table-cell">
      <style:table-cell-properties fo:padding="0.0382in" fo:border="0.05pt solid #000000"/>
    </style:style>
    <style:style style:name="Table157" style:family="table">
      <style:table-properties style:width="4.5in" table:align="margins" style:writing-mode="lr-tb"/>
    </style:style>
    <style:style style:name="Table157.A" style:family="table-column">
      <style:table-column-properties style:column-width="4.5in" style:rel-column-width="65535*"/>
    </style:style>
    <style:style style:name="Table157.A1" style:family="table-cell">
      <style:table-cell-properties fo:padding="0.0382in" fo:border="0.05pt solid #000000"/>
    </style:style>
    <style:style style:name="Table158" style:family="table">
      <style:table-properties style:width="4.5in" table:align="margins" style:writing-mode="lr-tb"/>
    </style:style>
    <style:style style:name="Table158.A" style:family="table-column">
      <style:table-column-properties style:column-width="4.5in" style:rel-column-width="65535*"/>
    </style:style>
    <style:style style:name="Table158.A1" style:family="table-cell">
      <style:table-cell-properties fo:padding="0.0382in" fo:border="0.05pt solid #000000"/>
    </style:style>
    <style:style style:name="Table159" style:family="table">
      <style:table-properties style:width="4.5in" table:align="margins" style:writing-mode="lr-tb"/>
    </style:style>
    <style:style style:name="Table159.A" style:family="table-column">
      <style:table-column-properties style:column-width="4.5in" style:rel-column-width="65535*"/>
    </style:style>
    <style:style style:name="Table159.A1" style:family="table-cell">
      <style:table-cell-properties fo:padding="0.0382in" fo:border="0.05pt solid #000000"/>
    </style:style>
    <style:style style:name="Table160" style:family="table">
      <style:table-properties style:width="4.5in" table:align="margins" style:writing-mode="lr-tb"/>
    </style:style>
    <style:style style:name="Table160.A" style:family="table-column">
      <style:table-column-properties style:column-width="4.5in" style:rel-column-width="65535*"/>
    </style:style>
    <style:style style:name="Table160.A1" style:family="table-cell">
      <style:table-cell-properties fo:padding="0.0382in" fo:border="0.05pt solid #000000"/>
    </style:style>
    <style:style style:name="Table162" style:family="table">
      <style:table-properties style:width="4.5in" table:align="margins" style:writing-mode="lr-tb"/>
    </style:style>
    <style:style style:name="Table162.A" style:family="table-column">
      <style:table-column-properties style:column-width="4.5in" style:rel-column-width="65535*"/>
    </style:style>
    <style:style style:name="Table162.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4" style:family="table">
      <style:table-properties style:width="4.5in" table:align="margins"/>
    </style:style>
    <style:style style:name="Table114.A" style:family="table-column">
      <style:table-column-properties style:column-width="4.5in" style:rel-column-width="65535*"/>
    </style:style>
    <style:style style:name="Table114.1" style:family="table-row">
      <style:table-row-properties style:min-row-height="1.6875in"/>
    </style:style>
    <style:style style:name="Table114.A1" style:family="table-cell">
      <style:table-cell-properties fo:padding="0.0382in" fo:border="0.05pt solid #000000"/>
    </style:style>
    <style:style style:name="Table174" style:family="table">
      <style:table-properties style:width="4.5in" table:align="margins"/>
    </style:style>
    <style:style style:name="Table174.A" style:family="table-column">
      <style:table-column-properties style:column-width="4.5in" style:rel-column-width="65535*"/>
    </style:style>
    <style:style style:name="Table174.A1" style:family="table-cell">
      <style:table-cell-properties fo:padding="0.0382in" fo:border="0.05pt solid #000000"/>
    </style:style>
    <style:style style:name="Table175" style:family="table">
      <style:table-properties style:width="4.5in" table:align="margins"/>
    </style:style>
    <style:style style:name="Table175.A" style:family="table-column">
      <style:table-column-properties style:column-width="4.5in" style:rel-column-width="65535*"/>
    </style:style>
    <style:style style:name="Table175.A1" style:family="table-cell">
      <style:table-cell-properties fo:padding="0.0382in" fo:border="0.05pt solid #000000"/>
    </style:style>
    <style:style style:name="Table178" style:family="table">
      <style:table-properties style:width="4.5in" table:align="margins" style:writing-mode="lr-tb"/>
    </style:style>
    <style:style style:name="Table178.A" style:family="table-column">
      <style:table-column-properties style:column-width="4.5in" style:rel-column-width="65535*"/>
    </style:style>
    <style:style style:name="Table178.A1" style:family="table-cell">
      <style:table-cell-properties fo:padding="0.0382in" fo:border="0.05pt solid #000000"/>
    </style:style>
    <style:style style:name="Table181" style:family="table">
      <style:table-properties style:width="4.5in" table:align="margins" style:writing-mode="lr-tb"/>
    </style:style>
    <style:style style:name="Table181.A" style:family="table-column">
      <style:table-column-properties style:column-width="4.5in" style:rel-column-width="65535*"/>
    </style:style>
    <style:style style:name="Table181.A1" style:family="table-cell">
      <style:table-cell-properties fo:padding="0.0382in" fo:border="0.05pt solid #000000"/>
    </style:style>
    <style:style style:name="Table179" style:family="table">
      <style:table-properties style:width="4.5in" table:align="margins" style:writing-mode="lr-tb"/>
    </style:style>
    <style:style style:name="Table179.A" style:family="table-column">
      <style:table-column-properties style:column-width="4.5in" style:rel-column-width="65535*"/>
    </style:style>
    <style:style style:name="Table179.A1" style:family="table-cell">
      <style:table-cell-properties fo:padding="0.0382in" fo:border="0.05pt solid #000000"/>
    </style:style>
    <style:style style:name="Table180" style:family="table">
      <style:table-properties style:width="4.5in" table:align="margins" style:writing-mode="lr-tb"/>
    </style:style>
    <style:style style:name="Table180.A" style:family="table-column">
      <style:table-column-properties style:column-width="4.5in" style:rel-column-width="65535*"/>
    </style:style>
    <style:style style:name="Table18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61" style:family="table">
      <style:table-properties style:width="4.5in" table:align="margins"/>
    </style:style>
    <style:style style:name="Table161.A" style:family="table-column">
      <style:table-column-properties style:column-width="4.5in" style:rel-column-width="65535*"/>
    </style:style>
    <style:style style:name="Table16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163" style:family="table">
      <style:table-properties style:width="4.5in" table:align="margins"/>
    </style:style>
    <style:style style:name="Table163.A" style:family="table-column">
      <style:table-column-properties style:column-width="4.5in" style:rel-column-width="65535*"/>
    </style:style>
    <style:style style:name="Table163.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writing-mode="lr-tb"/>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70" style:family="table">
      <style:table-properties style:width="4.5in" table:align="margins" style:writing-mode="lr-tb"/>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170" style:family="table">
      <style:table-properties style:width="4.5in" table:align="margins"/>
    </style:style>
    <style:style style:name="Table170.A" style:family="table-column">
      <style:table-column-properties style:column-width="4.5in" style:rel-column-width="65535*"/>
    </style:style>
    <style:style style:name="Table170.A1" style:family="table-cell">
      <style:table-cell-properties fo:padding="0.0382in" fo:border="0.05pt solid #000000"/>
    </style:style>
    <style:style style:name="Table118" style:family="table">
      <style:table-properties style:width="4.5in" table:align="margins" style:writing-mode="lr-tb"/>
    </style:style>
    <style:style style:name="Table118.A" style:family="table-column">
      <style:table-column-properties style:column-width="4.5in" style:rel-column-width="65535*"/>
    </style:style>
    <style:style style:name="Table118.A1" style:family="table-cell">
      <style:table-cell-properties fo:padding="0.0382in" fo:border="0.05pt solid #000000"/>
    </style:style>
    <style:style style:name="Table46" style:family="table">
      <style:table-properties style:width="4.5in" table:align="margins" style:writing-mode="lr-tb"/>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120" style:family="table">
      <style:table-properties style:width="4.5in" table:align="margins" style:writing-mode="lr-tb"/>
    </style:style>
    <style:style style:name="Table120.A" style:family="table-column">
      <style:table-column-properties style:column-width="4.5in" style:rel-column-width="65535*"/>
    </style:style>
    <style:style style:name="Table120.A1" style:family="table-cell">
      <style:table-cell-properties fo:padding="0.0382in" fo:border="0.05pt solid #000000"/>
    </style:style>
    <style:style style:name="Table122" style:family="table">
      <style:table-properties style:width="4.5in" table:align="margins" style:writing-mode="lr-tb"/>
    </style:style>
    <style:style style:name="Table122.A" style:family="table-column">
      <style:table-column-properties style:column-width="4.5in" style:rel-column-width="65535*"/>
    </style:style>
    <style:style style:name="Table122.A1" style:family="table-cell">
      <style:table-cell-properties fo:padding="0.0382in" fo:border="0.05pt solid #000000"/>
    </style:style>
    <style:style style:name="Table132" style:family="table">
      <style:table-properties style:width="4.5in" table:align="margins" style:writing-mode="lr-tb"/>
    </style:style>
    <style:style style:name="Table132.A" style:family="table-column">
      <style:table-column-properties style:column-width="4.5in" style:rel-column-width="65535*"/>
    </style:style>
    <style:style style:name="Table132.A1" style:family="table-cell">
      <style:table-cell-properties fo:padding="0.0382in" fo:border="0.05pt solid #000000"/>
    </style:style>
    <style:style style:name="Table91" style:family="table">
      <style:table-properties style:width="4.5in" table:align="margins" style:writing-mode="lr-tb"/>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45" style:family="table">
      <style:table-properties style:width="4.5in" table:align="margins" style:writing-mode="lr-tb"/>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105" style:family="table">
      <style:table-properties style:width="4.5in" table:align="margins" style:writing-mode="lr-tb"/>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16" style:family="table">
      <style:table-properties style:width="4.5in" table:align="margins" style:writing-mode="lr-tb"/>
    </style:style>
    <style:style style:name="Table116.A" style:family="table-column">
      <style:table-column-properties style:column-width="4.5in" style:rel-column-width="65535*"/>
    </style:style>
    <style:style style:name="Table116.A1" style:family="table-cell">
      <style:table-cell-properties fo:padding="0.0382in" fo:border="0.05pt solid #000000"/>
    </style:style>
    <style:style style:name="Table117" style:family="table">
      <style:table-properties style:width="4.5in" table:align="margins" style:writing-mode="lr-tb"/>
    </style:style>
    <style:style style:name="Table117.A" style:family="table-column">
      <style:table-column-properties style:column-width="4.5in" style:rel-column-width="65535*"/>
    </style:style>
    <style:style style:name="Table117.A1" style:family="table-cell">
      <style:table-cell-properties fo:padding="0.0382in" fo:border="0.05pt solid #000000"/>
    </style:style>
    <style:style style:name="Table134" style:family="table">
      <style:table-properties style:width="4.5in" table:align="margins" style:writing-mode="lr-tb"/>
    </style:style>
    <style:style style:name="Table134.A" style:family="table-column">
      <style:table-column-properties style:column-width="4.5in" style:rel-column-width="65535*"/>
    </style:style>
    <style:style style:name="Table134.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writing-mode="lr-tb"/>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Table112" style:family="table">
      <style:table-properties style:width="4.5in" table:align="margins" style:writing-mode="lr-tb"/>
    </style:style>
    <style:style style:name="Table112.A" style:family="table-column">
      <style:table-column-properties style:column-width="4.5in" style:rel-column-width="65535*"/>
    </style:style>
    <style:style style:name="Table112.A1" style:family="table-cell">
      <style:table-cell-properties fo:padding="0.0382in" fo:border="0.05pt solid #000000"/>
    </style:style>
    <style:style style:name="Table20" style:family="table">
      <style:table-properties style:width="4.5in" table:align="margins" style:writing-mode="lr-tb"/>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writing-mode="lr-tb"/>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writing-mode="lr-tb"/>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writing-mode="lr-tb"/>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5" style:family="table">
      <style:table-properties style:width="4.5in" table:align="margins" style:writing-mode="lr-tb"/>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53" style:family="table">
      <style:table-properties style:width="4.5in" table:align="margins" style:writing-mode="lr-tb"/>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182" style:family="table">
      <style:table-properties style:width="4.5in" table:align="margins"/>
    </style:style>
    <style:style style:name="Table182.A" style:family="table-column">
      <style:table-column-properties style:column-width="4.5in" style:rel-column-width="65535*"/>
    </style:style>
    <style:style style:name="Table182.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183" style:family="table">
      <style:table-properties style:width="4.5in" table:align="margins"/>
    </style:style>
    <style:style style:name="Table183.A" style:family="table-column">
      <style:table-column-properties style:column-width="4.5in" style:rel-column-width="65535*"/>
    </style:style>
    <style:style style:name="Table183.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168" style:family="table">
      <style:table-properties style:width="4.5in" table:align="margins"/>
    </style:style>
    <style:style style:name="Table168.A" style:family="table-column">
      <style:table-column-properties style:column-width="4.5in" style:rel-column-width="65535*"/>
    </style:style>
    <style:style style:name="Table16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fo:color="#0000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text-properties style:font-name="Courier New" fo:font-size="10pt" officeooo:rsid="00e99c69" officeooo:paragraph-rsid="00e99c69" style:font-size-asian="8.75pt" style:font-size-complex="10pt"/>
    </style:style>
    <style:style style:name="P9" style:family="paragraph" style:parent-style-name="Standard">
      <style:text-properties style:font-name="Courier New" fo:font-size="10pt" officeooo:rsid="00ea19d9" officeooo:paragraph-rsid="00ea19d9" style:font-size-asian="8.75pt" style:font-size-complex="10pt"/>
    </style:style>
    <style:style style:name="P10" style:family="paragraph" style:parent-style-name="Standard">
      <style:text-properties style:font-name="Courier New" fo:font-size="10pt" officeooo:rsid="00ea19d9" officeooo:paragraph-rsid="00ebd976" style:font-size-asian="8.75pt" style:font-size-complex="10pt"/>
    </style:style>
    <style:style style:name="P11" style:family="paragraph" style:parent-style-name="Standard">
      <style:paragraph-properties fo:break-before="page"/>
      <style:text-properties fo:color="#0000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2"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54920f" officeooo:paragraph-rsid="0054920f"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74c34c" officeooo:paragraph-rsid="0074c34c"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 style:family="paragraph" style:parent-style-name="Standard">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Verdana" fo:font-size="10pt" fo:font-style="normal" fo:text-shadow="none" style:text-underline-style="none" fo:font-weight="normal" officeooo:paragraph-rsid="004f4e77" style:font-name-asian="Verdana" style:font-size-asian="10pt" style:font-style-asian="normal" style:font-weight-asian="normal" style:font-name-complex="Verdana" style:font-size-complex="10pt" style:font-style-complex="normal" style:font-weight-complex="normal"/>
    </style:style>
    <style:style style:name="P17" style:family="paragraph" style:parent-style-name="Standard">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bold" officeooo:paragraph-rsid="004f4e77" style:font-name-asian="Verdana" style:font-size-asian="10pt" style:font-style-asian="normal" style:font-weight-asian="bold" style:font-name-complex="Verdana" style:font-size-complex="10pt" style:font-style-complex="normal" style:font-weight-complex="bold"/>
    </style:style>
    <style:style style:name="P18"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officeooo:paragraph-rsid="001fd7b9"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officeooo:paragraph-rsid="0054920f" style:font-name-asian="Arial1" style:font-size-asian="10pt" style:font-style-asian="normal" style:font-weight-asian="normal" style:font-name-complex="Arial1" style:font-size-complex="10pt" style:font-style-complex="normal" style:font-weight-complex="normal"/>
    </style:style>
    <style:style style:name="P20"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1"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2"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11dca2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3"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1569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4"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3838b"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5"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5724e"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2e9ef"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7"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1dca26" officeooo:paragraph-rsid="005c53f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8"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1dca26" officeooo:paragraph-rsid="011f95b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9"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1dca26" officeooo:paragraph-rsid="0141c97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42ad9a" officeooo:paragraph-rsid="014e8c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42ad9a" officeooo:paragraph-rsid="01505ed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4a8292" officeooo:paragraph-rsid="0143003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3"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4a8292" officeooo:paragraph-rsid="014e8c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4"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41c975" officeooo:paragraph-rsid="014e8c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43003e" officeooo:paragraph-rsid="01505ed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bold" officeooo:rsid="014e8cc0" officeooo:paragraph-rsid="014e8cc0"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37" style:family="paragraph" style:parent-style-name="Standard">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Arial" fo:font-size="10pt" fo:font-style="normal" fo:text-shadow="none" style:text-underline-style="none" fo:font-weight="bold" officeooo:paragraph-rsid="004f4e77" style:font-name-asian="Verdana" style:font-size-asian="10pt" style:font-style-asian="normal" style:font-weight-asian="bold" style:font-name-complex="Verdana" style:font-size-complex="10pt" style:font-style-complex="normal" style:font-weight-complex="bold"/>
    </style:style>
    <style:style style:name="P38" style:family="paragraph" style:parent-style-name="Standard">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Tahoma2" fo:font-size="10pt" fo:font-style="normal" fo:text-shadow="none" style:text-underline-style="none" fo:font-weight="normal" officeooo:paragraph-rsid="0022e08e" style:font-name-asian="Tahoma2" style:font-size-asian="10pt" style:font-style-asian="normal" style:font-weight-asian="normal" style:font-name-complex="Tahoma2" style:font-size-complex="10pt" style:font-style-complex="normal" style:font-weight-complex="normal"/>
    </style:style>
    <style:style style:name="P39" style:family="paragraph" style:parent-style-name="Standard">
      <style:paragraph-properties fo:margin-left="0in" fo:margin-right="0in" fo:margin-top="0in" fo:margin-bottom="0in" loext:contextual-spacing="false" fo:text-indent="0in" style:auto-text-indent="false" style:text-autospace="none">
        <style:tab-stops/>
      </style:paragraph-properties>
      <style:text-properties style:font-name="Arial" fo:font-size="10pt" officeooo:rsid="007bbfda" officeooo:paragraph-rsid="007bbfda" style:font-size-asian="10pt" style:font-size-complex="10pt"/>
    </style:style>
    <style:style style:name="P40" style:family="paragraph" style:parent-style-name="Standard">
      <style:paragraph-properties fo:margin-left="0in" fo:margin-right="0in" fo:margin-top="0in" fo:margin-bottom="0in" loext:contextual-spacing="false" fo:text-indent="0in" style:auto-text-indent="false" fo:break-before="page"/>
      <style:text-properties fo:color="#0000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41" style:family="paragraph" style:parent-style-name="Standard">
      <style:paragraph-properties fo:margin-left="0in" fo:margin-right="0in" fo:margin-top="0in" fo:margin-bottom="0in" loext:contextual-spacing="false" fo:text-indent="0in" style:auto-text-indent="false" fo:break-before="page" style:text-autospace="none">
        <style:tab-stops/>
      </style:paragraph-properties>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bold" officeooo:rsid="014e8cc0" officeooo:paragraph-rsid="014e8cc0"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42" style:family="paragraph" style:parent-style-name="Default_7e_LT_7e_Gliederung_20_1">
      <style:paragraph-properties fo:margin-left="0in" fo:margin-right="0in" fo:margin-top="0in" fo:margin-bottom="0in" loext:contextual-spacing="false" fo:text-indent="0in" style:auto-text-indent="false" fo:break-before="page" style:text-autospace="none">
        <style:tab-stops/>
      </style:paragraph-properties>
      <style:text-properties fo:color="#000000" style:text-outline="false" style:text-line-through-style="none" style:text-line-through-type="none" style:text-position="0% 100%" style:font-name="Arial" fo:font-size="16pt" fo:font-style="normal" fo:text-shadow="none"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P43"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fo:break-before="page" style:text-autospace="none">
        <style:tab-stops/>
      </style:paragraph-properties>
      <style:text-properties style:use-window-font-color="true" style:text-outline="false" style:text-line-through-style="none" style:text-line-through-type="none" style:text-position="0% 100%" style:font-name="Courier New" fo:font-size="16pt" fo:font-style="normal" fo:text-shadow="none" style:text-underline-style="none" fo:font-weight="bold" officeooo:paragraph-rsid="004f4e77" style:font-name-asian="Courier New" style:font-size-asian="16pt" style:font-style-asian="normal" style:font-weight-asian="bold" style:font-name-complex="Courier New" style:font-size-complex="16pt" style:font-style-complex="normal" style:font-weight-complex="bold"/>
    </style:style>
    <style:style style:name="P44" style:family="paragraph" style:parent-style-name="Default_7e_LT_7e_Gliederung_20_1">
      <style:paragraph-properties fo:margin-left="0in" fo:margin-right="0in" fo:margin-top="0in" fo:margin-bottom="0in" loext:contextual-spacing="false" fo:text-indent="0in" style:auto-text-indent="false" fo:break-before="page" style:text-autospace="none"/>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45" style:family="paragraph" style:parent-style-name="Default_7e_LT_7e_Gliederung_20_1">
      <style:paragraph-properties fo:margin-left="0in" fo:margin-right="0in" fo:margin-top="0in" fo:margin-bottom="0in" loext:contextual-spacing="false" fo:text-indent="0in" style:auto-text-indent="false" fo:break-before="page" style:text-autospace="none"/>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bold" officeooo:rsid="00da208c" officeooo:paragraph-rsid="00da208c"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46" style:family="paragraph" style:parent-style-name="Default_7e_LT_7e_Gliederung_20_1">
      <style:paragraph-properties fo:margin-left="0in" fo:margin-right="0in" fo:margin-top="0in" fo:margin-bottom="0in" loext:contextual-spacing="false" fo:text-indent="0in" style:auto-text-indent="false" fo:break-before="page" style:text-autospace="none"/>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bold" officeooo:rsid="010728dd" officeooo:paragraph-rsid="010728d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47" style:family="paragraph" style:parent-style-name="Default_7e_LT_7e_Gliederung_20_1">
      <style:paragraph-properties fo:margin-left="0in" fo:margin-right="0in" fo:margin-top="0in" fo:margin-bottom="0in" loext:contextual-spacing="false" fo:text-indent="0in" style:auto-text-indent="false" fo:break-before="page" style:text-autospace="none"/>
      <style:text-properties style:use-window-font-color="true" style:text-outline="false" style:text-line-through-style="none" style:text-line-through-type="none" style:text-position="0% 100%" style:font-name="Arial" fo:font-size="14pt" fo:letter-spacing="normal" fo:font-style="normal" fo:text-shadow="none" style:text-underline-style="none" fo:font-weight="bold" officeooo:rsid="0089f325" officeooo:paragraph-rsid="00d840c4" style:letter-kerning="false" style:font-name-asian="Courier New" style:font-size-asian="14pt" style:font-style-asian="normal" style:font-weight-asian="bold" style:font-name-complex="Courier New" style:font-size-complex="14pt" style:font-style-complex="normal" style:font-weight-complex="bold" style:text-emphasize="none"/>
    </style:style>
    <style:style style:name="P48" style:family="paragraph" style:parent-style-name="Default_7e_LT_7e_Gliederung_20_1">
      <style:paragraph-properties fo:margin-left="0in" fo:margin-right="0in" fo:margin-top="0in" fo:margin-bottom="0in" loext:contextual-spacing="false" fo:text-indent="0in" style:auto-text-indent="false" fo:break-before="page" style:text-autospace="none"/>
      <style:text-properties style:use-window-font-color="true" style:text-outline="false" style:text-line-through-style="none" style:text-line-through-type="none" style:text-position="0% 100%" style:font-name="Arial" fo:font-size="14pt" fo:letter-spacing="normal" fo:font-style="normal" fo:text-shadow="none" style:text-underline-style="none" fo:font-weight="bold" officeooo:rsid="0108ebc8" officeooo:paragraph-rsid="0108ebc8" style:letter-kerning="false" style:font-name-asian="Courier New" style:font-size-asian="14pt" style:font-style-asian="normal" style:font-weight-asian="bold" style:font-name-complex="Courier New" style:font-size-complex="14pt" style:font-style-complex="normal" style:font-weight-complex="bold" style:text-emphasize="none"/>
    </style:style>
    <style:style style:name="P49"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fo:break-before="page" style:text-autospace="none">
        <style:tab-stops/>
      </style:paragraph-properties>
      <style:text-properties style:font-name="Tahoma2" fo:font-size="10pt" officeooo:paragraph-rsid="004f4e77" style:font-size-asian="10pt" style:font-size-complex="10pt"/>
    </style:style>
    <style:style style:name="P50" style:family="paragraph" style:parent-style-name="Default_7e_LT_7e_Gliederung_20_2">
      <style:paragraph-properties fo:margin-left="0in" fo:margin-right="0in" fo:margin-top="0in" fo:margin-bottom="0in" loext:contextual-spacing="false" fo:text-indent="0in" style:auto-text-indent="false" fo:break-before="page" style:text-autospace="none">
        <style:tab-stops/>
      </style:paragraph-properties>
      <style:text-properties fo:color="#0000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51" style:family="paragraph" style:parent-style-name="Default_7e_LT_7e_Gliederung_20_2">
      <style:paragraph-properties fo:margin-left="0in" fo:margin-right="0in" fo:margin-top="0in" fo:margin-bottom="0in" loext:contextual-spacing="false" fo:text-indent="0in" style:auto-text-indent="false" fo:break-before="page" style:text-autospace="none">
        <style:tab-stops/>
      </style:paragraph-properties>
      <style:text-properties fo:color="#000000" style:text-outline="false" style:text-line-through-style="none" style:text-line-through-type="none" style:text-position="0% 100%" style:font-name="Arial" fo:font-size="16pt" fo:font-style="normal" fo:text-shadow="none" style:text-underline-style="none" fo:font-weight="bold" officeooo:rsid="001817e0" officeooo:paragraph-rsid="001fd7b9" style:font-name-asian="Courier New" style:font-size-asian="16pt" style:font-style-asian="normal" style:font-weight-asian="bold" style:font-name-complex="Courier New" style:font-size-complex="16pt" style:font-style-complex="normal" style:font-weight-complex="bold"/>
    </style:style>
    <style:style style:name="P52" style:family="paragraph" style:parent-style-name="Default_7e_LT_7e_Gliederung_20_2">
      <style:paragraph-properties fo:margin-left="0in" fo:margin-right="0in" fo:margin-top="0in" fo:margin-bottom="0in" loext:contextual-spacing="false" fo:text-indent="0in" style:auto-text-indent="false" fo:break-before="page" style:text-autospace="none">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4f4e77" style:font-name-asian="Courier New" style:font-size-asian="16pt" style:font-style-asian="normal" style:font-weight-asian="bold" style:font-name-complex="Courier New" style:font-size-complex="16pt" style:font-style-complex="normal" style:font-weight-complex="bold"/>
    </style:style>
    <style:style style:name="P53" style:family="paragraph" style:parent-style-name="Default_7e_LT_7e_Gliederung_20_2">
      <style:paragraph-properties fo:margin-left="0in" fo:margin-right="0in" fo:margin-top="0in" fo:margin-bottom="0in" loext:contextual-spacing="false" fo:text-indent="0in" style:auto-text-indent="false" fo:break-before="page" style:text-autospace="none">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9b50e6" style:font-name-asian="Courier New" style:font-size-asian="16pt" style:font-style-asian="normal" style:font-weight-asian="bold" style:font-name-complex="Courier New" style:font-size-complex="16pt" style:font-style-complex="normal" style:font-weight-complex="bold"/>
    </style:style>
    <style:style style:name="P54" style:family="paragraph" style:parent-style-name="Default_7e_LT_7e_Gliederung_20_2">
      <style:paragraph-properties fo:margin-left="0in" fo:margin-right="0in" fo:margin-top="0in" fo:margin-bottom="0in" loext:contextual-spacing="false" fo:text-indent="0in" style:auto-text-indent="false" fo:break-before="page" style:text-autospace="none">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402c86" style:font-name-asian="Courier New" style:font-size-asian="16pt" style:font-style-asian="normal" style:font-weight-asian="bold" style:font-name-complex="Courier New" style:font-size-complex="16pt" style:font-style-complex="normal" style:font-weight-complex="bold"/>
    </style:style>
    <style:style style:name="P55" style:family="paragraph" style:parent-style-name="Default_7e_LT_7e_Gliederung_20_2">
      <style:paragraph-properties fo:margin-left="0in" fo:margin-right="0in" fo:margin-top="0in" fo:margin-bottom="0in" loext:contextual-spacing="false" fo:text-indent="0in" style:auto-text-indent="false" fo:break-before="page" style:text-autospace="none">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108ebc8" style:font-name-asian="Courier New" style:font-size-asian="16pt" style:font-style-asian="normal" style:font-weight-asian="bold" style:font-name-complex="Courier New" style:font-size-complex="16pt" style:font-style-complex="normal" style:font-weight-complex="bold"/>
    </style:style>
    <style:style style:name="P56"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fo:break-before="page" style:text-autospace="none">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4f4e77" style:font-name-asian="Courier New" style:font-size-asian="16pt" style:font-style-asian="normal" style:font-weight-asian="bold" style:font-name-complex="Courier New" style:font-size-complex="16pt" style:font-style-complex="normal" style:font-weight-complex="bold"/>
    </style:style>
    <style:style style:name="P57"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fo:break-before="pag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5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33ff6b" style:font-name-asian="Courier New" style:font-size-asian="16pt" style:font-style-asian="normal" style:font-weight-asian="bold" style:font-name-complex="Courier New" style:font-size-complex="16pt" style:font-style-complex="normal" style:font-weight-complex="bold"/>
    </style:style>
    <style:style style:name="P5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4f4e77" style:font-name-asian="Courier New" style:font-size-asian="16pt" style:font-style-asian="normal" style:font-weight-asian="bold" style:font-name-complex="Courier New" style:font-size-complex="16pt" style:font-style-complex="normal" style:font-weight-complex="bold"/>
    </style:style>
    <style:style style:name="P6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bold" officeooo:paragraph-rsid="00540fc5"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6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bold" officeooo:rsid="00fb6af3" officeooo:paragraph-rsid="00fb6af3"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6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bold" officeooo:rsid="01569f8e" officeooo:paragraph-rsid="01569f8e"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6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2c8f6d"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style:text-outline="false" style:text-line-through-style="none" style:text-line-through-type="none" style:text-position="0% 100%" style:font-name="Courier New" fo:font-size="16pt" fo:font-style="normal" fo:text-shadow="none" style:text-underline-style="none" fo:font-weight="bold" officeooo:paragraph-rsid="009b50e6" style:font-name-asian="Courier New" style:font-size-asian="16pt" style:font-style-asian="normal" style:font-weight-asian="bold" style:font-name-complex="Courier New" style:font-size-complex="16pt" style:font-style-complex="normal" style:font-weight-complex="bold"/>
    </style:style>
    <style:style style:name="P6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fo:break-before="page" style:text-autospace="none" style:writing-mode="lr-tb">
        <style:tab-stops/>
      </style:paragraph-properties>
      <style:text-properties style:use-window-font-color="true" style:text-outline="false" style:text-line-through-style="none" style:text-line-through-type="none" style:text-position="0% 100%" style:font-name="Courier New" fo:font-size="16pt" fo:letter-spacing="normal" fo:font-style="normal" fo:text-shadow="none" style:text-underline-style="none" fo:font-weight="bold" officeooo:rsid="007a1c41" officeooo:paragraph-rsid="007a1c41"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66"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7"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242008" officeooo:paragraph-rsid="00242008" style:font-name-asian="Arial" style:font-size-asian="10pt" style:font-style-asian="normal" style:font-weight-asian="normal" style:font-name-complex="Arial" style:font-size-complex="10pt" style:font-style-complex="normal" style:font-weight-complex="normal"/>
    </style:style>
    <style:style style:name="P68"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464d2a" officeooo:paragraph-rsid="00464d2a" style:font-name-asian="Arial" style:font-size-asian="10pt" style:font-style-asian="normal" style:font-weight-asian="normal" style:font-name-complex="Arial" style:font-size-complex="10pt" style:font-style-complex="normal" style:font-weight-complex="normal"/>
    </style:style>
    <style:style style:name="P69"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0"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1"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4f4e77" style:font-name-asian="Verdana" style:font-size-asian="10pt" style:font-style-asian="normal" style:font-weight-asian="normal" style:font-name-complex="Verdana" style:font-size-complex="10pt" style:font-style-complex="normal" style:font-weight-complex="normal"/>
    </style:style>
    <style:style style:name="P7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2921b3" style:font-name-asian="Verdana" style:font-size-asian="10pt" style:font-style-asian="normal" style:font-weight-asian="normal" style:font-name-complex="Verdana" style:font-size-complex="10pt" style:font-style-complex="normal" style:font-weight-complex="normal"/>
    </style:style>
    <style:style style:name="P73"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4f4e77" style:font-name-asian="Verdana" style:font-size-asian="10pt" style:font-style-asian="normal" style:font-weight-asian="normal" style:font-name-complex="Verdana" style:font-size-complex="10pt" style:font-style-complex="normal" style:font-weight-complex="normal"/>
    </style:style>
    <style:style style:name="P74"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0pt" fo:font-style="normal" fo:text-shadow="none" style:text-underline-style="none" fo:font-weight="normal" officeooo:rsid="003ad0a5" officeooo:paragraph-rsid="003ad0a5" style:font-name-asian="Verdana" style:font-size-asian="10pt" style:font-style-asian="normal" style:font-weight-asian="normal" style:font-name-complex="Verdana" style:font-size-complex="10pt" style:font-style-complex="normal" style:font-weight-complex="normal"/>
    </style:style>
    <style:style style:name="P75"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0pt" fo:font-style="normal" fo:text-shadow="none" style:text-underline-style="none" fo:font-weight="normal" officeooo:paragraph-rsid="00257e07" style:font-name-asian="Verdana" style:font-size-asian="10pt" style:font-style-asian="normal" style:font-weight-asian="normal" style:font-name-complex="Verdana" style:font-size-complex="10pt" style:font-style-complex="normal" style:font-weight-complex="normal"/>
    </style:style>
    <style:style style:name="P76"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7"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167867" style:font-name-asian="Courier New" style:font-size-asian="10pt" style:font-style-asian="normal" style:font-weight-asian="normal" style:font-name-complex="Courier New" style:font-size-complex="10pt" style:font-style-complex="normal" style:font-weight-complex="normal"/>
    </style:style>
    <style:style style:name="P78" style:family="paragraph" style:parent-style-name="Default_7e_LT_7e_Gliederung_20_1">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text-position="0% 100%" style:font-name="Arial" fo:font-size="10pt" fo:font-style="normal" fo:text-shadow="none"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79"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italic" fo:text-shadow="none" style:text-underline-style="solid" style:text-underline-width="auto" style:text-underline-color="font-color" fo:font-weight="bold" officeooo:paragraph-rsid="004f4e77" style:font-name-asian="Arial" style:font-size-asian="10pt" style:font-style-asian="italic" style:font-weight-asian="bold" style:font-name-complex="Arial" style:font-size-complex="10pt" style:font-style-complex="italic" style:font-weight-complex="bold"/>
    </style:style>
    <style:style style:name="P80"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1"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1240802" officeooo:paragraph-rsid="0124080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82"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540fc5"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83"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cf6fa5"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84"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a95c4e" officeooo:paragraph-rsid="00a95c4e"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85"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a95c4e" officeooo:paragraph-rsid="00cf6fa5"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86"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7"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8"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89"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paragraph-rsid="002921b3" style:font-name-asian="Tahoma2" style:font-size-asian="10pt" style:font-style-asian="normal" style:font-weight-asian="normal" style:font-name-complex="Tahoma2" style:font-size-complex="10pt" style:font-style-complex="normal" style:font-weight-complex="normal"/>
    </style:style>
    <style:style style:name="P90"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paragraph-rsid="0054920f" style:font-name-asian="Tahoma2" style:font-size-asian="10pt" style:font-style-asian="normal" style:font-weight-asian="normal" style:font-name-complex="Tahoma2" style:font-size-complex="10pt" style:font-style-complex="normal" style:font-weight-complex="normal"/>
    </style:style>
    <style:style style:name="P91"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paragraph-rsid="004f4e77" style:font-name-asian="Tahoma2" style:font-size-asian="10pt" style:font-style-asian="normal" style:font-weight-asian="normal" style:font-name-complex="Tahoma2" style:font-size-complex="10pt" style:font-style-complex="normal" style:font-weight-complex="normal"/>
    </style:style>
    <style:style style:name="P92"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paragraph-rsid="007d31d8" style:font-name-asian="Tahoma2" style:font-size-asian="10pt" style:font-style-asian="normal" style:font-weight-asian="normal" style:font-name-complex="Tahoma2" style:font-size-complex="10pt" style:font-style-complex="normal" style:font-weight-complex="normal"/>
    </style:style>
    <style:style style:name="P93"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paragraph-rsid="004f4e77" style:font-name-asian="Tahoma2" style:font-size-asian="10pt" style:font-style-asian="normal" style:font-weight-asian="normal" style:font-name-complex="Tahoma2" style:font-size-complex="10pt" style:font-style-complex="normal" style:font-weight-complex="normal"/>
    </style:style>
    <style:style style:name="P94"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95"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paragraph-rsid="004f4e77" style:font-name-asian="Verdana" style:font-size-asian="10pt" style:font-style-asian="normal" style:font-weight-asian="normal" style:font-name-complex="Verdana" style:font-size-complex="10pt" style:font-style-complex="normal" style:font-weight-complex="normal"/>
    </style:style>
    <style:style style:name="P96"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paragraph-rsid="00540fc5" style:font-name-asian="Verdana" style:font-size-asian="10pt" style:font-style-asian="normal" style:font-weight-asian="normal" style:font-name-complex="Verdana" style:font-size-complex="10pt" style:font-style-complex="normal" style:font-weight-complex="normal"/>
    </style:style>
    <style:style style:name="P97"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paragraph-rsid="00cf6fa5" style:font-name-asian="Verdana" style:font-size-asian="10pt" style:font-style-asian="normal" style:font-weight-asian="normal" style:font-name-complex="Verdana" style:font-size-complex="10pt" style:font-style-complex="normal" style:font-weight-complex="normal"/>
    </style:style>
    <style:style style:name="P98"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039b704" officeooo:paragraph-rsid="0039b704" style:font-name-asian="Verdana" style:font-size-asian="10pt" style:font-style-asian="normal" style:font-weight-asian="normal" style:font-name-complex="Verdana" style:font-size-complex="10pt" style:font-style-complex="normal" style:font-weight-complex="normal"/>
    </style:style>
    <style:style style:name="P99"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0aae438" officeooo:paragraph-rsid="00540fc5" style:font-name-asian="Verdana" style:font-size-asian="10pt" style:font-style-asian="normal" style:font-weight-asian="normal" style:font-name-complex="Verdana" style:font-size-complex="10pt" style:font-style-complex="normal" style:font-weight-complex="normal"/>
    </style:style>
    <style:style style:name="P100"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rsid="00becb36" officeooo:paragraph-rsid="00becb36" style:font-name-asian="Verdana" style:font-size-asian="10pt" style:font-style-asian="normal" style:font-weight-asian="normal" style:font-name-complex="Verdana" style:font-size-complex="10pt" style:font-style-complex="normal" style:font-weight-complex="normal"/>
    </style:style>
    <style:style style:name="P101"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rsid="00becb36" officeooo:paragraph-rsid="00c33d98" style:font-name-asian="Verdana" style:font-size-asian="10pt" style:font-style-asian="normal" style:font-weight-asian="normal" style:font-name-complex="Verdana" style:font-size-complex="10pt" style:font-style-complex="normal" style:font-weight-complex="normal"/>
    </style:style>
    <style:style style:name="P102"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rsid="00becb36" officeooo:paragraph-rsid="00c3d2ac" style:font-name-asian="Verdana" style:font-size-asian="10pt" style:font-style-asian="normal" style:font-weight-asian="normal" style:font-name-complex="Verdana" style:font-size-complex="10pt" style:font-style-complex="normal" style:font-weight-complex="normal"/>
    </style:style>
    <style:style style:name="P103"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rsid="00c1416f" officeooo:paragraph-rsid="00c1416f" style:font-name-asian="Verdana" style:font-size-asian="10pt" style:font-style-asian="normal" style:font-weight-asian="normal" style:font-name-complex="Verdana" style:font-size-complex="10pt" style:font-style-complex="normal" style:font-weight-complex="normal"/>
    </style:style>
    <style:style style:name="P104"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rsid="00c3d2ac" officeooo:paragraph-rsid="00c3d2ac" style:font-name-asian="Verdana" style:font-size-asian="10pt" style:font-style-asian="normal" style:font-weight-asian="normal" style:font-name-complex="Verdana" style:font-size-complex="10pt" style:font-style-complex="normal" style:font-weight-complex="normal"/>
    </style:style>
    <style:style style:name="P105"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rsid="00c4eafe" officeooo:paragraph-rsid="00c4eafe" style:font-name-asian="Verdana" style:font-size-asian="10pt" style:font-style-asian="normal" style:font-weight-asian="normal" style:font-name-complex="Verdana" style:font-size-complex="10pt" style:font-style-complex="normal" style:font-weight-complex="normal"/>
    </style:style>
    <style:style style:name="P106"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rsid="00cf6fa5" officeooo:paragraph-rsid="00cf6fa5" style:font-name-asian="Verdana" style:font-size-asian="10pt" style:font-style-asian="normal" style:font-weight-asian="normal" style:font-name-complex="Verdana" style:font-size-complex="10pt" style:font-style-complex="normal" style:font-weight-complex="normal"/>
    </style:style>
    <style:style style:name="P107"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08"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paragraph-rsid="00167867" style:font-name-asian="Arial1" style:font-size-asian="10pt" style:font-style-asian="normal" style:font-weight-asian="normal" style:font-name-complex="Arial1" style:font-size-complex="10pt" style:font-style-complex="normal" style:font-weight-complex="normal"/>
    </style:style>
    <style:style style:name="P109"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paragraph-rsid="0054920f" style:font-name-asian="Arial1" style:font-size-asian="10pt" style:font-style-asian="normal" style:font-weight-asian="normal" style:font-name-complex="Arial1" style:font-size-complex="10pt" style:font-style-complex="normal" style:font-weight-complex="normal"/>
    </style:style>
    <style:style style:name="P110" style:family="paragraph" style:parent-style-name="Default_7e_LT_7e_Gliederung_20_1">
      <style:paragraph-properties fo:margin-left="0in" fo:margin-right="0in" fo:margin-top="0in" fo:margin-bottom="0in" loext:contextual-spacing="false" fo:text-align="center" style:justify-single-word="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11"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1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07ef71f" officeooo:paragraph-rsid="007ef71f"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0pt" fo:font-style="normal" fo:text-shadow="none" style:text-underline-style="none" fo:font-weight="normal" officeooo:rsid="010ba05b" officeooo:paragraph-rsid="010ba05b"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font-name="Arial" fo:font-size="10pt" fo:letter-spacing="normal" fo:font-style="normal" fo:text-shadow="none" style:text-underline-style="none" fo:font-weight="normal" officeooo:paragraph-rsid="004f4e77" style:letter-kerning="false" style:font-name-asian="Arial" style:font-size-asian="10pt" style:font-style-asian="normal" style:font-weight-asian="normal" style:font-name-complex="Arial" style:font-size-complex="10pt" style:font-style-complex="normal" style:font-weight-complex="normal" style:text-emphasize="none"/>
    </style:style>
    <style:style style:name="P116"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font-name="Arial" fo:font-size="10pt" fo:letter-spacing="normal" fo:font-style="normal" fo:text-shadow="none" style:text-underline-style="none" fo:font-weight="normal" officeooo:rsid="0064d1c4" officeooo:paragraph-rsid="0064d1c4" style:letter-kerning="false" style:font-name-asian="Arial" style:font-size-asian="10pt" style:font-style-asian="normal" style:font-weight-asian="normal" style:font-name-complex="Arial" style:font-size-complex="10pt" style:font-style-complex="normal" style:font-weight-complex="normal" style:text-emphasize="none"/>
    </style:style>
    <style:style style:name="P117"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6pt" fo:font-style="normal" fo:text-shadow="none" style:text-underline-style="none" fo:font-weight="bold" officeooo:paragraph-rsid="007d31d8" style:font-name-asian="Arial" style:font-size-asian="16pt" style:font-style-asian="normal" style:font-weight-asian="bold" style:font-name-complex="Arial" style:font-size-complex="16pt" style:font-style-complex="normal" style:font-weight-complex="bold"/>
    </style:style>
    <style:style style:name="P118"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Arial" fo:font-size="16pt" fo:font-style="normal" fo:text-shadow="none" style:text-underline-style="none" fo:font-weight="bold" officeooo:rsid="01300520" officeooo:paragraph-rsid="01300520" style:font-name-asian="Arial" style:font-size-asian="16pt" style:font-style-asian="normal" style:font-weight-asian="bold" style:font-name-complex="Arial" style:font-size-complex="16pt" style:font-style-complex="normal" style:font-weight-complex="bold"/>
    </style:style>
    <style:style style:name="P119"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Tahoma2"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120"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Tahoma2" fo:font-size="10pt" fo:font-style="normal" fo:text-shadow="none" style:text-underline-style="none" fo:font-weight="normal" officeooo:paragraph-rsid="004f4e77" style:font-name-asian="Tahoma2" style:font-size-asian="10pt" style:font-style-asian="normal" style:font-weight-asian="normal" style:font-name-complex="Tahoma2" style:font-size-complex="10pt" style:font-style-complex="normal" style:font-weight-complex="normal"/>
    </style:style>
    <style:style style:name="P121"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font-name="Tahoma2" fo:font-size="10pt" fo:font-style="normal" fo:text-shadow="none" style:text-underline-style="none" fo:font-weight="normal" officeooo:paragraph-rsid="004f4e77" style:font-name-asian="Tahoma2" style:font-size-asian="10pt" style:font-style-asian="normal" style:font-weight-asian="normal" style:font-name-complex="Tahoma2" style:font-size-complex="10pt" style:font-style-complex="normal" style:font-weight-complex="normal"/>
    </style:style>
    <style:style style:name="P12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3"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officeooo:paragraph-rsid="0049891f" style:font-name-asian="Courier New" style:font-size-asian="10pt" style:font-style-asian="normal" style:font-weight-asian="normal" style:font-name-complex="Courier New" style:font-size-complex="10pt" style:font-style-complex="normal" style:font-weight-complex="normal"/>
    </style:style>
    <style:style style:name="P124"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5"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Courier New" fo:font-size="10pt" fo:font-style="normal" fo:text-shadow="none" style:text-underline-style="none" fo:font-weight="normal" officeooo:paragraph-rsid="0048334e" style:font-name-asian="Courier New" style:font-size-asian="10pt" style:font-style-asian="normal" style:font-weight-asian="normal" style:font-name-complex="Courier New" style:font-size-complex="10pt" style:font-style-complex="normal" style:font-weight-complex="normal"/>
    </style:style>
    <style:style style:name="P126"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Courier New" fo:font-size="10pt" fo:font-style="normal" fo:text-shadow="none" style:text-underline-style="none" fo:font-weight="normal" officeooo:paragraph-rsid="0049891f"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rsid="0064d1c4" officeooo:paragraph-rsid="0064d1c4" style:letter-kerning="false" style:font-name-asian="Arial" style:font-size-asian="10pt" style:font-style-asian="normal" style:font-weight-asian="normal" style:font-name-complex="Arial" style:font-size-complex="10pt" style:font-style-complex="normal" style:font-weight-complex="normal" style:text-emphasize="none"/>
    </style:style>
    <style:style style:name="P128" style:family="paragraph" style:parent-style-name="Default_7e_LT_7e_Gliederung_20_1">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Verdana" fo:font-size="10pt" fo:font-style="normal" fo:text-shadow="none" style:text-underline-style="none" fo:font-weight="normal" officeooo:paragraph-rsid="004f4e77" style:font-name-asian="Verdana" style:font-size-asian="10pt" style:font-style-asian="normal" style:font-weight-asian="normal" style:font-name-complex="Verdana" style:font-size-complex="10pt" style:font-style-complex="normal" style:font-weight-complex="normal"/>
    </style:style>
    <style:style style:name="P129"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130" style:family="paragraph" style:parent-style-name="Default_7e_LT_7e_Gliederung_20_1">
      <style:paragraph-properties fo:margin-left="0in" fo:margin-right="0in" fo:margin-top="0in" fo:margin-bottom="0in" loext:contextual-spacing="false" fo:text-indent="0in" style:auto-text-indent="false"/>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257e07" style:font-name-asian="Tahoma2" style:font-size-asian="10pt" style:font-style-asian="normal" style:font-weight-asian="normal" style:font-name-complex="Tahoma2" style:font-size-complex="10pt" style:font-style-complex="normal" style:font-weight-complex="normal"/>
    </style:style>
    <style:style style:name="P131"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2cfd97" officeooo:paragraph-rsid="012cfd97" style:font-name-asian="Tahoma2" style:font-size-asian="10pt" style:font-style-asian="normal" style:font-weight-asian="normal" style:font-name-complex="Tahoma2" style:font-size-complex="10pt" style:font-style-complex="normal" style:font-weight-complex="normal"/>
    </style:style>
    <style:style style:name="P13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33"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Arial" style:font-size-asian="10pt" style:font-style-asian="normal" style:font-weight-asian="normal" style:font-name-complex="Arial" style:font-size-complex="10pt" style:font-style-complex="normal" style:font-weight-complex="normal"/>
    </style:style>
    <style:style style:name="P134"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Arial" style:font-size-asian="10pt" style:font-style-asian="normal" style:font-weight-asian="normal" style:font-name-complex="Arial" style:font-size-complex="10pt" style:font-style-complex="normal" style:font-weight-complex="normal"/>
    </style:style>
    <style:style style:name="P135"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9e9f4c" style:font-name-asian="Arial" style:font-size-asian="10pt" style:font-style-asian="normal" style:font-weight-asian="normal" style:font-name-complex="Arial" style:font-size-complex="10pt" style:font-style-complex="normal" style:font-weight-complex="normal"/>
    </style:style>
    <style:style style:name="P136"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242008" officeooo:paragraph-rsid="00242008" style:font-name-asian="Arial" style:font-size-asian="10pt" style:font-style-asian="normal" style:font-weight-asian="normal" style:font-name-complex="Arial" style:font-size-complex="10pt" style:font-style-complex="normal" style:font-weight-complex="normal"/>
    </style:style>
    <style:style style:name="P137"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7bbfda" officeooo:paragraph-rsid="007bbfda" style:font-name-asian="Courier New" style:font-size-asian="10pt" style:font-style-asian="normal" style:font-weight-asian="normal" style:font-name-complex="Courier New" style:font-size-complex="10pt" style:font-style-complex="normal" style:font-weight-complex="normal"/>
    </style:style>
    <style:style style:name="P138"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7bbfda" officeooo:paragraph-rsid="007bbfda" style:font-name-asian="Courier New" style:font-size-asian="10pt" style:font-style-asian="normal" style:font-weight-asian="normal" style:font-name-complex="Courier New" style:font-size-complex="10pt" style:font-style-complex="normal" style:font-weight-complex="normal"/>
    </style:style>
    <style:style style:name="P139"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7bbfda" officeooo:paragraph-rsid="012fbe25" style:font-name-asian="Courier New" style:font-size-asian="10pt" style:font-style-asian="normal" style:font-weight-asian="normal" style:font-name-complex="Courier New" style:font-size-complex="10pt" style:font-style-complex="normal" style:font-weight-complex="normal"/>
    </style:style>
    <style:style style:name="P140"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2fbe25" officeooo:paragraph-rsid="012fbe25" style:font-name-asian="Courier New" style:font-size-asian="10pt" style:font-style-asian="normal" style:font-weight-asian="normal" style:font-name-complex="Courier New" style:font-size-complex="10pt" style:font-style-complex="normal" style:font-weight-complex="normal"/>
    </style:style>
    <style:style style:name="P141"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300520" officeooo:paragraph-rsid="012fbe25" style:font-name-asian="Courier New" style:font-size-asian="10pt" style:font-style-asian="normal" style:font-weight-asian="normal" style:font-name-complex="Courier New" style:font-size-complex="10pt" style:font-style-complex="normal" style:font-weight-complex="normal"/>
    </style:style>
    <style:style style:name="P142"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143"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4"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59348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5"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5c53f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6"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cf6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7"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8"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dca67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49"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dcc57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0"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f4a99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1"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11f95b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2"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1569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3"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165105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4"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59348c" officeooo:paragraph-rsid="0059348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5"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599779" officeooo:paragraph-rsid="0059977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6"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3838b"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7"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433f0"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8"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548005" officeooo:paragraph-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59"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630009"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0"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5724e"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1"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9f325" officeooo:paragraph-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2"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a5616" officeooo:paragraph-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3"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b659e" officeooo:paragraph-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4"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b659e" officeooo:paragraph-rsid="00e0aa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5"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cfdf8" officeooo:paragraph-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6"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8cfdf8" officeooo:paragraph-rsid="00e0aa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7"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906ea8" officeooo:paragraph-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8"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840c4" officeooo:paragraph-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69"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840c4" officeooo:paragraph-rsid="00da208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0"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840c4" officeooo:paragraph-rsid="00e1619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1"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840c4" officeooo:paragraph-rsid="00e99c6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2"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a208c" officeooo:paragraph-rsid="00e99c6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3"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efb5bc" officeooo:paragraph-rsid="00efb5b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4"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efd868" officeooo:paragraph-rsid="00efd86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5"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5fee0e" officeooo:paragraph-rsid="00d69ab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6"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f4a994" officeooo:paragraph-rsid="00f4a99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7"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f5cfd8" officeooo:paragraph-rsid="00f5cfd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8"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f6db39" officeooo:paragraph-rsid="00f6db3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79"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f8063b" officeooo:paragraph-rsid="00f8063b"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80"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eec952" officeooo:paragraph-rsid="00eec95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81"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cf6fa5"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182"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bold" officeooo:paragraph-rsid="00d69aba"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83"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bold" officeooo:rsid="0089f325" officeooo:paragraph-rsid="00d840c4"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184"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italic" fo:text-shadow="none" style:text-underline-style="solid" style:text-underline-width="auto" style:text-underline-color="font-color" fo:font-weight="bold" officeooo:paragraph-rsid="00cf6fa5" style:letter-kerning="false" style:font-name-asian="Courier New" style:font-size-asian="10pt" style:font-style-asian="italic" style:font-weight-asian="bold" style:font-name-complex="Courier New" style:font-size-complex="10pt" style:font-style-complex="italic" style:font-weight-complex="bold" style:text-emphasize="none"/>
    </style:style>
    <style:style style:name="P185"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186"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12cfd97" style:font-name-asian="Tahoma2" style:font-size-asian="10pt" style:font-style-asian="normal" style:font-weight-asian="normal" style:font-name-complex="Tahoma2" style:font-size-complex="10pt" style:font-style-complex="normal" style:font-weight-complex="normal"/>
    </style:style>
    <style:style style:name="P187"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rsid="00e0aa71" officeooo:paragraph-rsid="00e0aa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188"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Verdana"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189"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Verdana" fo:font-size="10pt" fo:font-style="normal" fo:text-shadow="none" style:text-underline-style="none" fo:font-weight="normal" officeooo:paragraph-rsid="010ba05b" style:font-name-asian="Verdana" style:font-size-asian="10pt" style:font-style-asian="normal" style:font-weight-asian="normal" style:font-name-complex="Verdana" style:font-size-complex="10pt" style:font-style-complex="normal" style:font-weight-complex="normal"/>
    </style:style>
    <style:style style:name="P190"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191"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officeooo:paragraph-rsid="004f4e77" style:font-name-asian="Tahoma2" style:font-size-asian="10pt" style:font-style-asian="normal" style:font-weight-asian="normal" style:font-name-complex="Tahoma2" style:font-size-complex="10pt" style:font-style-complex="normal" style:font-weight-complex="normal"/>
    </style:style>
    <style:style style:name="P19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officeooo:rsid="001e35c7" officeooo:paragraph-rsid="001e35c7" style:font-name-asian="Tahoma2" style:font-size-asian="10pt" style:font-style-asian="normal" style:font-weight-asian="normal" style:font-name-complex="Tahoma2" style:font-size-complex="10pt" style:font-style-complex="normal" style:font-weight-complex="normal"/>
    </style:style>
    <style:style style:name="P193"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officeooo:rsid="0054920f" officeooo:paragraph-rsid="001e35c7" style:font-name-asian="Tahoma2" style:font-size-asian="10pt" style:font-style-asian="normal" style:font-weight-asian="normal" style:font-name-complex="Tahoma2" style:font-size-complex="10pt" style:font-style-complex="normal" style:font-weight-complex="normal"/>
    </style:style>
    <style:style style:name="P194"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officeooo:rsid="01394a32" officeooo:paragraph-rsid="01394a32" style:font-name-asian="Tahoma2" style:font-size-asian="10pt" style:font-style-asian="normal" style:font-weight-asian="normal" style:font-name-complex="Tahoma2" style:font-size-complex="10pt" style:font-style-complex="normal" style:font-weight-complex="normal"/>
    </style:style>
    <style:style style:name="P195"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officeooo:rsid="01394a32" officeooo:paragraph-rsid="013d59bc" style:font-name-asian="Tahoma2" style:font-size-asian="10pt" style:font-style-asian="normal" style:font-weight-asian="normal" style:font-name-complex="Tahoma2" style:font-size-complex="10pt" style:font-style-complex="normal" style:font-weight-complex="normal"/>
    </style:style>
    <style:style style:name="P196"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officeooo:rsid="013a4c0c" officeooo:paragraph-rsid="013d59bc" style:font-name-asian="Tahoma2" style:font-size-asian="10pt" style:font-style-asian="normal" style:font-weight-asian="normal" style:font-name-complex="Tahoma2" style:font-size-complex="10pt" style:font-style-complex="normal" style:font-weight-complex="normal"/>
    </style:style>
    <style:style style:name="P197"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officeooo:paragraph-rsid="004f4e77" style:font-name-asian="Arial" style:font-size-asian="10pt" style:font-style-asian="normal" style:font-weight-asian="normal" style:font-name-complex="Arial" style:font-size-complex="10pt" style:font-style-complex="normal" style:font-weight-complex="normal"/>
    </style:style>
    <style:style style:name="P198"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Arial" fo:font-size="10pt" fo:font-style="normal" fo:text-shadow="none" style:text-underline-style="none" fo:font-weight="normal" officeooo:paragraph-rsid="0022e08e" style:font-name-asian="Arial" style:font-size-asian="10pt" style:font-style-asian="normal" style:font-weight-asian="normal" style:font-name-complex="Arial" style:font-size-complex="10pt" style:font-style-complex="normal" style:font-weight-complex="normal"/>
    </style:style>
    <style:style style:name="P199"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Arial" fo:font-size="10pt" fo:font-style="normal" fo:text-shadow="none" style:text-underline-style="none" fo:font-weight="normal" officeooo:paragraph-rsid="002a76ca" style:font-name-asian="Arial" style:font-size-asian="10pt" style:font-style-asian="normal" style:font-weight-asian="normal" style:font-name-complex="Arial" style:font-size-complex="10pt" style:font-style-complex="normal" style:font-weight-complex="normal"/>
    </style:style>
    <style:style style:name="P200"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Arial" fo:font-size="10pt" fo:font-style="normal" fo:text-shadow="none" style:text-underline-style="none" fo:font-weight="normal" officeooo:paragraph-rsid="004f4e77" style:font-name-asian="Arial" style:font-size-asian="10pt" style:font-style-asian="normal" style:font-weight-asian="normal" style:font-name-complex="Arial" style:font-size-complex="10pt" style:font-style-complex="normal" style:font-weight-complex="normal"/>
    </style:style>
    <style:style style:name="P201"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officeooo:paragraph-rsid="004f4e77" style:font-name-asian="Tahoma2" style:font-size-asian="8.75pt" style:font-style-asian="normal" style:font-weight-asian="bold" style:font-name-complex="Tahoma2" style:font-size-complex="10pt" style:font-style-complex="normal" style:font-weight-complex="bold"/>
    </style:style>
    <style:style style:name="P20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203"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204"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officeooo:paragraph-rsid="00668a2d" style:font-name-asian="Courier New" style:font-size-asian="10pt" style:font-style-asian="normal" style:font-weight-asian="normal" style:font-name-complex="Courier New" style:font-size-complex="10pt" style:font-style-complex="normal" style:font-weight-complex="normal"/>
    </style:style>
    <style:style style:name="P205"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06"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Tahoma2" fo:font-size="10pt" fo:font-style="normal" fo:text-shadow="none" style:text-underline-style="none" fo:font-weight="normal" officeooo:paragraph-rsid="0022e08e" style:font-name-asian="Tahoma2" style:font-size-asian="10pt" style:font-style-asian="normal" style:font-weight-asian="normal" style:font-name-complex="Tahoma2" style:font-size-complex="10pt" style:font-style-complex="normal" style:font-weight-complex="normal"/>
    </style:style>
    <style:style style:name="P207"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font-name="Tahoma2" fo:font-size="10pt" fo:font-style="normal" fo:text-shadow="none" style:text-underline-style="none" fo:font-weight="normal" officeooo:paragraph-rsid="004f4e77" style:font-name-asian="Tahoma2" style:font-size-asian="10pt" style:font-style-asian="normal" style:font-weight-asian="normal" style:font-name-complex="Tahoma2" style:font-size-complex="10pt" style:font-style-complex="normal" style:font-weight-complex="normal"/>
    </style:style>
    <style:style style:name="P208" style:family="paragraph" style:parent-style-name="Default_7e_LT_7e_Gliederung_20_1">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Tahoma2" fo:font-size="10pt" fo:font-style="normal" fo:text-shadow="none" style:text-underline-style="none" fo:font-weight="normal" officeooo:paragraph-rsid="004f4e77" style:font-name-asian="Tahoma2" style:font-size-asian="10pt" style:font-style-asian="normal" style:font-weight-asian="normal" style:font-name-complex="Tahoma2" style:font-size-complex="10pt" style:font-style-complex="normal" style:font-weight-complex="normal"/>
    </style:style>
    <style:style style:name="P209" style:family="paragraph" style:parent-style-name="Default_7e_LT_7e_Gliederung_20_1">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font-name="Arial" fo:font-size="10pt" officeooo:paragraph-rsid="004f4e77" style:font-size-asian="10pt" style:font-size-complex="10pt"/>
    </style:style>
    <style:style style:name="P210"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font-name="Courier New" fo:font-size="10pt" style:font-name-asian="Courier New" style:font-size-asian="10pt" style:font-name-complex="Courier New" style:font-size-complex="10pt"/>
    </style:style>
    <style:style style:name="P211"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font-name="Courier New" fo:font-size="10pt" officeooo:paragraph-rsid="0048334e" style:font-name-asian="Courier New" style:font-size-asian="10pt" style:font-name-complex="Courier New" style:font-size-complex="10pt"/>
    </style:style>
    <style:style style:name="P212" style:family="paragraph" style:parent-style-name="Default_7e_LT_7e_Gliederung_20_1">
      <style:paragraph-properties fo:margin-left="0in" fo:margin-right="0in" fo:margin-top="0in" fo:margin-bottom="0in" loext:contextual-spacing="false" fo:text-indent="0in" style:auto-text-indent="false" style:text-autospace="none"/>
      <style:text-properties officeooo:paragraph-rsid="00e16197"/>
    </style:style>
    <style:style style:name="P21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1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officeooo:paragraph-rsid="001fd7b9" style:font-name-asian="Courier New" style:font-size-asian="10pt" style:font-style-asian="normal" style:font-weight-asian="normal" style:font-name-complex="Courier New" style:font-size-complex="10pt" style:font-style-complex="normal" style:font-weight-complex="normal"/>
    </style:style>
    <style:style style:name="P215"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officeooo:paragraph-rsid="009b50e6" style:font-name-asian="Courier New" style:font-size-asian="10pt" style:font-style-asian="normal" style:font-weight-asian="normal" style:font-name-complex="Courier New" style:font-size-complex="10pt" style:font-style-complex="normal" style:font-weight-complex="normal"/>
    </style:style>
    <style:style style:name="P216"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Courier New"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21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1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paragraph-rsid="01471c14" style:font-name-asian="Courier New" style:font-size-asian="10pt" style:font-style-asian="normal" style:font-weight-asian="normal" style:font-name-complex="Courier New" style:font-size-complex="10pt" style:font-style-complex="normal" style:font-weight-complex="normal"/>
    </style:style>
    <style:style style:name="P21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01fd7b9" officeooo:paragraph-rsid="001fd7b9" style:font-name-asian="Courier New" style:font-size-asian="10pt" style:font-style-asian="normal" style:font-weight-asian="normal" style:font-name-complex="Courier New" style:font-size-complex="10pt" style:font-style-complex="normal" style:font-weight-complex="normal"/>
    </style:style>
    <style:style style:name="P22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01fd7b9" officeooo:paragraph-rsid="00567dbf" style:font-name-asian="Courier New" style:font-size-asian="10pt" style:font-style-asian="normal" style:font-weight-asian="normal" style:font-name-complex="Courier New" style:font-size-complex="10pt" style:font-style-complex="normal" style:font-weight-complex="normal"/>
    </style:style>
    <style:style style:name="P22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01fd7b9" officeooo:paragraph-rsid="016c746a" style:font-name-asian="Courier New" style:font-size-asian="10pt" style:font-style-asian="normal" style:font-weight-asian="normal" style:font-name-complex="Courier New" style:font-size-complex="10pt" style:font-style-complex="normal" style:font-weight-complex="normal"/>
    </style:style>
    <style:style style:name="P22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03ae862" officeooo:paragraph-rsid="003ae862" style:font-name-asian="Courier New" style:font-size-asian="10pt" style:font-style-asian="normal" style:font-weight-asian="normal" style:font-name-complex="Courier New" style:font-size-complex="10pt" style:font-style-complex="normal" style:font-weight-complex="normal"/>
    </style:style>
    <style:style style:name="P223" style:family="paragraph" style:parent-style-name="Default_7e_LT_7e_Gliederung_20_2">
      <style:paragraph-properties fo:margin-left="0in" fo:margin-right="0in" fo:margin-top="0in" fo:margin-bottom="0in" loext:contextual-spacing="false" fo:text-align="center" style:justify-single-word="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03ae862" officeooo:paragraph-rsid="003ae862" style:font-name-asian="Courier New" style:font-size-asian="10pt" style:font-style-asian="normal" style:font-weight-asian="normal" style:font-name-complex="Courier New" style:font-size-complex="10pt" style:font-style-complex="normal" style:font-weight-complex="normal"/>
    </style:style>
    <style:style style:name="P22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16c746a" officeooo:paragraph-rsid="016c746a" style:font-name-asian="Courier New" style:font-size-asian="10pt" style:font-style-asian="normal" style:font-weight-asian="normal" style:font-name-complex="Courier New" style:font-size-complex="10pt" style:font-style-complex="normal" style:font-weight-complex="normal"/>
    </style:style>
    <style:style style:name="P225"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26"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Courier New"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2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9"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230"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11968e4"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3ae862" officeooo:paragraph-rsid="003ae862" style:font-name-asian="Courier New" style:font-size-asian="10pt" style:font-style-asian="normal" style:font-weight-asian="normal" style:font-name-complex="Courier New" style:font-size-complex="10pt" style:font-style-complex="normal" style:font-weight-complex="normal"/>
    </style:style>
    <style:style style:name="P23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1817e0" officeooo:paragraph-rsid="001fd7b9" style:font-name-asian="Courier New" style:font-size-asian="10pt" style:font-style-asian="normal" style:font-weight-asian="normal" style:font-name-complex="Courier New" style:font-size-complex="10pt" style:font-style-complex="normal" style:font-weight-complex="normal"/>
    </style:style>
    <style:style style:name="P23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1817e0" officeooo:paragraph-rsid="01471c14" style:font-name-asian="Courier New" style:font-size-asian="10pt" style:font-style-asian="normal" style:font-weight-asian="normal" style:font-name-complex="Courier New" style:font-size-complex="10pt" style:font-style-complex="normal" style:font-weight-complex="normal"/>
    </style:style>
    <style:style style:name="P23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1817e0" officeooo:paragraph-rsid="001817e0" style:font-name-asian="Courier New" style:font-size-asian="8.75pt" style:font-style-asian="normal" style:font-weight-asian="normal" style:font-name-complex="Courier New" style:font-size-complex="10pt" style:font-style-complex="normal" style:font-weight-complex="normal"/>
    </style:style>
    <style:style style:name="P235"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4f4e77" style:font-name-asian="Arial" style:font-size-asian="10pt" style:font-style-asian="normal" style:font-weight-asian="normal" style:font-name-complex="Arial" style:font-size-complex="10pt" style:font-style-complex="normal" style:font-weight-complex="normal"/>
    </style:style>
    <style:style style:name="P236"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9641ed" style:font-name-asian="Arial1" style:font-size-asian="10pt" style:font-style-asian="normal" style:font-weight-asian="normal" style:font-name-complex="Arial1" style:font-size-complex="10pt" style:font-style-complex="normal" style:font-weight-complex="normal"/>
    </style:style>
    <style:style style:name="P23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bold" officeooo:paragraph-rsid="001fd7b9" style:font-name-asian="Courier New" style:font-size-asian="10pt" style:font-style-asian="normal" style:font-weight-asian="bold" style:font-name-complex="Courier New" style:font-size-complex="10pt" style:font-style-complex="normal" style:font-weight-complex="bold"/>
    </style:style>
    <style:style style:name="P23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bold" officeooo:rsid="001817e0" officeooo:paragraph-rsid="001817e0" style:font-name-asian="Courier New" style:font-size-asian="8.75pt" style:font-style-asian="normal" style:font-weight-asian="bold" style:font-name-complex="Courier New" style:font-size-complex="10pt" style:font-style-complex="normal" style:font-weight-complex="bold"/>
    </style:style>
    <style:style style:name="P23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officeooo:paragraph-rsid="009b50e6" style:font-name-asian="Courier New" style:font-size-asian="10pt" style:font-style-asian="normal" style:font-weight-asian="normal" style:font-name-complex="Courier New" style:font-size-complex="10pt" style:font-style-complex="normal" style:font-weight-complex="normal"/>
    </style:style>
    <style:style style:name="P24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24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4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24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245"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officeooo:paragraph-rsid="01471c14" style:font-name-asian="Tahoma2" style:font-size-asian="10pt" style:font-style-asian="normal" style:font-weight-asian="normal" style:font-name-complex="Tahoma2" style:font-size-complex="10pt" style:font-style-complex="normal" style:font-weight-complex="normal"/>
    </style:style>
    <style:style style:name="P246" style:family="paragraph" style:parent-style-name="Default_7e_LT_7e_Gliederung_20_2">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Arial" fo:font-size="10pt" fo:font-style="normal" fo:text-shadow="none" style:text-underline-style="none" fo:font-weight="normal" officeooo:paragraph-rsid="004f4e77" style:font-name-asian="Tahoma2" style:font-size-asian="10pt" style:font-style-asian="normal" style:font-weight-asian="normal" style:font-name-complex="Tahoma2" style:font-size-complex="10pt" style:font-style-complex="normal" style:font-weight-complex="normal"/>
    </style:style>
    <style:style style:name="P247" style:family="paragraph" style:parent-style-name="Default_7e_LT_7e_Gliederung_20_2">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Arial" fo:font-size="10pt" fo:font-style="normal" fo:text-shadow="none" style:text-underline-style="none" fo:font-weight="normal" officeooo:paragraph-rsid="004f4e77" style:font-name-asian="Arial" style:font-size-asian="10pt" style:font-style-asian="normal" style:font-weight-asian="normal" style:font-name-complex="Arial" style:font-size-complex="10pt" style:font-style-complex="normal" style:font-weight-complex="normal"/>
    </style:style>
    <style:style style:name="P24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6pt" fo:font-style="normal" fo:text-shadow="none" style:text-underline-style="none" fo:font-weight="bold" officeooo:paragraph-rsid="001fd7b9" style:font-name-asian="Tahoma2" style:font-size-asian="16pt" style:font-style-asian="normal" style:font-weight-asian="bold" style:font-name-complex="Tahoma2" style:font-size-complex="16pt" style:font-style-complex="normal" style:font-weight-complex="bold"/>
    </style:style>
    <style:style style:name="P24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5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049d1e1" style:font-name-asian="Courier New" style:font-size-asian="10pt" style:font-style-asian="normal" style:font-weight-asian="normal" style:font-name-complex="Courier New" style:font-size-complex="10pt" style:font-style-complex="normal" style:font-weight-complex="normal"/>
    </style:style>
    <style:style style:name="P25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09641ed" style:font-name-asian="Courier New" style:font-size-asian="10pt" style:font-style-asian="normal" style:font-weight-asian="normal" style:font-name-complex="Courier New" style:font-size-complex="10pt" style:font-style-complex="normal" style:font-weight-complex="normal"/>
    </style:style>
    <style:style style:name="P25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1402119" style:font-name-asian="Courier New" style:font-size-asian="10pt" style:font-style-asian="normal" style:font-weight-asian="normal" style:font-name-complex="Courier New" style:font-size-complex="10pt" style:font-style-complex="normal" style:font-weight-complex="normal"/>
    </style:style>
    <style:style style:name="P25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1406123" style:font-name-asian="Courier New" style:font-size-asian="10pt" style:font-style-asian="normal" style:font-weight-asian="normal" style:font-name-complex="Courier New" style:font-size-complex="10pt" style:font-style-complex="normal" style:font-weight-complex="normal"/>
    </style:style>
    <style:style style:name="P25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049d1e1" officeooo:paragraph-rsid="0049d1e1" style:font-name-asian="Courier New" style:font-size-asian="10pt" style:font-style-asian="normal" style:font-weight-asian="normal" style:font-name-complex="Courier New" style:font-size-complex="10pt" style:font-style-complex="normal" style:font-weight-complex="normal"/>
    </style:style>
    <style:style style:name="P255"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0668a2d" style:font-name-asian="Courier New" style:font-size-asian="10pt" style:font-style-asian="normal" style:font-weight-asian="normal" style:font-name-complex="Courier New" style:font-size-complex="10pt" style:font-style-complex="normal" style:font-weight-complex="normal"/>
    </style:style>
    <style:style style:name="P256"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11968e4" style:font-name-asian="Courier New" style:font-size-asian="10pt" style:font-style-asian="normal" style:font-weight-asian="normal" style:font-name-complex="Courier New" style:font-size-complex="10pt" style:font-style-complex="normal" style:font-weight-complex="normal"/>
    </style:style>
    <style:style style:name="P25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0257e07" officeooo:paragraph-rsid="00257e07" style:font-name-asian="Courier New" style:font-size-asian="10pt" style:font-style-asian="normal" style:font-weight-asian="normal" style:font-name-complex="Courier New" style:font-size-complex="10pt" style:font-style-complex="normal" style:font-weight-complex="normal"/>
    </style:style>
    <style:style style:name="P25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1402119" officeooo:paragraph-rsid="01402119" style:font-name-asian="Courier New" style:font-size-asian="10pt" style:font-style-asian="normal" style:font-weight-asian="normal" style:font-name-complex="Courier New" style:font-size-complex="10pt" style:font-style-complex="normal" style:font-weight-complex="normal"/>
    </style:style>
    <style:style style:name="P25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1402119" officeooo:paragraph-rsid="01406123" style:font-name-asian="Courier New" style:font-size-asian="10pt" style:font-style-asian="normal" style:font-weight-asian="normal" style:font-name-complex="Courier New" style:font-size-complex="10pt" style:font-style-complex="normal" style:font-weight-complex="normal"/>
    </style:style>
    <style:style style:name="P26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6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26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bold" officeooo:rsid="00402c86" officeooo:paragraph-rsid="00b93289" style:letter-kerning="false" style:font-name-asian="Courier New" style:font-size-asian="8.75pt" style:font-style-asian="normal" style:font-weight-asian="bold" style:font-name-complex="Courier New" style:font-size-complex="10pt" style:font-style-complex="normal" style:font-weight-complex="bold" style:text-emphasize="none"/>
    </style:style>
    <style:style style:name="P26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6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2921b3" style:font-name-asian="Courier New" style:font-size-asian="10pt" style:font-style-asian="normal" style:font-weight-asian="normal" style:font-name-complex="Courier New" style:font-size-complex="10pt" style:font-style-complex="normal" style:font-weight-complex="normal"/>
    </style:style>
    <style:style style:name="P265"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266"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56ddcc" style:font-name-asian="Courier New" style:font-size-asian="10pt" style:font-style-asian="normal" style:font-weight-asian="normal" style:font-name-complex="Courier New" style:font-size-complex="10pt" style:font-style-complex="normal" style:font-weight-complex="normal"/>
    </style:style>
    <style:style style:name="P26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9641ed" style:font-name-asian="Courier New" style:font-size-asian="10pt" style:font-style-asian="normal" style:font-weight-asian="normal" style:font-name-complex="Courier New" style:font-size-complex="10pt" style:font-style-complex="normal" style:font-weight-complex="normal"/>
    </style:style>
    <style:style style:name="P26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9b50e6" style:font-name-asian="Courier New" style:font-size-asian="10pt" style:font-style-asian="normal" style:font-weight-asian="normal" style:font-name-complex="Courier New" style:font-size-complex="10pt" style:font-style-complex="normal" style:font-weight-complex="normal"/>
    </style:style>
    <style:style style:name="P26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b93289" style:font-name-asian="Courier New" style:font-size-asian="10pt" style:font-style-asian="normal" style:font-weight-asian="normal" style:font-name-complex="Courier New" style:font-size-complex="10pt" style:font-style-complex="normal" style:font-weight-complex="normal"/>
    </style:style>
    <style:style style:name="P27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13fe1ba" style:font-name-asian="Courier New" style:font-size-asian="10pt" style:font-style-asian="normal" style:font-weight-asian="normal" style:font-name-complex="Courier New" style:font-size-complex="10pt" style:font-style-complex="normal" style:font-weight-complex="normal"/>
    </style:style>
    <style:style style:name="P27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1402119" style:font-name-asian="Courier New" style:font-size-asian="10pt" style:font-style-asian="normal" style:font-weight-asian="normal" style:font-name-complex="Courier New" style:font-size-complex="10pt" style:font-style-complex="normal" style:font-weight-complex="normal"/>
    </style:style>
    <style:style style:name="P27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1406123" style:font-name-asian="Courier New" style:font-size-asian="10pt" style:font-style-asian="normal" style:font-weight-asian="normal" style:font-name-complex="Courier New" style:font-size-complex="10pt" style:font-style-complex="normal" style:font-weight-complex="normal"/>
    </style:style>
    <style:style style:name="P27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175f6d2" style:font-name-asian="Courier New" style:font-size-asian="10pt" style:font-style-asian="normal" style:font-weight-asian="normal" style:font-name-complex="Courier New" style:font-size-complex="10pt" style:font-style-complex="normal" style:font-weight-complex="normal"/>
    </style:style>
    <style:style style:name="P274"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275"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11968e4" style:font-name-asian="Courier New" style:font-size-asian="10pt" style:font-style-asian="normal" style:font-weight-asian="normal" style:font-name-complex="Courier New" style:font-size-complex="10pt" style:font-style-complex="normal" style:font-weight-complex="normal"/>
    </style:style>
    <style:style style:name="P276"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152d3b2" style:font-name-asian="Courier New" style:font-size-asian="10pt" style:font-style-asian="normal" style:font-weight-asian="normal" style:font-name-complex="Courier New" style:font-size-complex="10pt" style:font-style-complex="normal" style:font-weight-complex="normal"/>
    </style:style>
    <style:style style:name="P27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27bc56" officeooo:paragraph-rsid="0027bc56" style:font-name-asian="Courier New" style:font-size-asian="10pt" style:font-style-asian="normal" style:font-weight-asian="normal" style:font-name-complex="Courier New" style:font-size-complex="10pt" style:font-style-complex="normal" style:font-weight-complex="normal"/>
    </style:style>
    <style:style style:name="P27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27bc56" officeooo:paragraph-rsid="002921b3" style:font-name-asian="Courier New" style:font-size-asian="10pt" style:font-style-asian="normal" style:font-weight-asian="normal" style:font-name-complex="Courier New" style:font-size-complex="10pt" style:font-style-complex="normal" style:font-weight-complex="normal"/>
    </style:style>
    <style:style style:name="P27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2921b3" officeooo:paragraph-rsid="002921b3" style:font-name-asian="Courier New" style:font-size-asian="10pt" style:font-style-asian="normal" style:font-weight-asian="normal" style:font-name-complex="Courier New" style:font-size-complex="10pt" style:font-style-complex="normal" style:font-weight-complex="normal"/>
    </style:style>
    <style:style style:name="P28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2921b3" officeooo:paragraph-rsid="002a76ca" style:font-name-asian="Courier New" style:font-size-asian="10pt" style:font-style-asian="normal" style:font-weight-asian="normal" style:font-name-complex="Courier New" style:font-size-complex="10pt" style:font-style-complex="normal" style:font-weight-complex="normal"/>
    </style:style>
    <style:style style:name="P28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7ab41" officeooo:paragraph-rsid="0047ab41" style:font-name-asian="Courier New" style:font-size-asian="10pt" style:font-style-asian="normal" style:font-weight-asian="normal" style:font-name-complex="Courier New" style:font-size-complex="10pt" style:font-style-complex="normal" style:font-weight-complex="normal"/>
    </style:style>
    <style:style style:name="P28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9891f" officeooo:paragraph-rsid="0049891f" style:font-name-asian="Courier New" style:font-size-asian="10pt" style:font-style-asian="normal" style:font-weight-asian="normal" style:font-name-complex="Courier New" style:font-size-complex="10pt" style:font-style-complex="normal" style:font-weight-complex="normal"/>
    </style:style>
    <style:style style:name="P28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9d1e1" officeooo:paragraph-rsid="0049d1e1" style:font-name-asian="Courier New" style:font-size-asian="10pt" style:font-style-asian="normal" style:font-weight-asian="normal" style:font-name-complex="Courier New" style:font-size-complex="10pt" style:font-style-complex="normal" style:font-weight-complex="normal"/>
    </style:style>
    <style:style style:name="P28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9d1e1" officeooo:paragraph-rsid="0096e181" style:font-name-asian="Courier New" style:font-size-asian="10pt" style:font-style-asian="normal" style:font-weight-asian="normal" style:font-name-complex="Courier New" style:font-size-complex="10pt" style:font-style-complex="normal" style:font-weight-complex="normal"/>
    </style:style>
    <style:style style:name="P285"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257e07" officeooo:paragraph-rsid="00257e07" style:font-name-asian="Courier New" style:font-size-asian="10pt" style:font-style-asian="normal" style:font-weight-asian="normal" style:font-name-complex="Courier New" style:font-size-complex="10pt" style:font-style-complex="normal" style:font-weight-complex="normal"/>
    </style:style>
    <style:style style:name="P286"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26f77b" style:font-name-asian="Courier New" style:font-size-asian="10pt" style:font-style-asian="normal" style:font-weight-asian="normal" style:font-name-complex="Courier New" style:font-size-complex="10pt" style:font-style-complex="normal" style:font-weight-complex="normal"/>
    </style:style>
    <style:style style:name="P28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26f77b" officeooo:paragraph-rsid="0026f77b" style:font-name-asian="Courier New" style:font-size-asian="10pt" style:font-style-asian="normal" style:font-weight-asian="normal" style:font-name-complex="Courier New" style:font-size-complex="10pt" style:font-style-complex="normal" style:font-weight-complex="normal"/>
    </style:style>
    <style:style style:name="P28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df725" officeooo:paragraph-rsid="004df725" style:font-name-asian="Courier New" style:font-size-asian="10pt" style:font-style-asian="normal" style:font-weight-asian="normal" style:font-name-complex="Courier New" style:font-size-complex="10pt" style:font-style-complex="normal" style:font-weight-complex="normal"/>
    </style:style>
    <style:style style:name="P28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56ddcc" officeooo:paragraph-rsid="0056ddcc" style:font-name-asian="Courier New" style:font-size-asian="10pt" style:font-style-asian="normal" style:font-weight-asian="normal" style:font-name-complex="Courier New" style:font-size-complex="10pt" style:font-style-complex="normal" style:font-weight-complex="normal"/>
    </style:style>
    <style:style style:name="P29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7ae96e" officeooo:paragraph-rsid="007ae96e" style:font-name-asian="Courier New" style:font-size-asian="10pt" style:font-style-asian="normal" style:font-weight-asian="normal" style:font-name-complex="Courier New" style:font-size-complex="10pt" style:font-style-complex="normal" style:font-weight-complex="normal"/>
    </style:style>
    <style:style style:name="P29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d433f0" officeooo:paragraph-rsid="00d433f0" style:font-name-asian="Courier New" style:font-size-asian="10pt" style:font-style-asian="normal" style:font-weight-asian="normal" style:font-name-complex="Courier New" style:font-size-complex="10pt" style:font-style-complex="normal" style:font-weight-complex="normal"/>
    </style:style>
    <style:style style:name="P29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e31dbe" officeooo:paragraph-rsid="00e51c54" style:font-name-asian="Courier New" style:font-size-asian="10pt" style:font-style-asian="normal" style:font-weight-asian="normal" style:font-name-complex="Courier New" style:font-size-complex="10pt" style:font-style-complex="normal" style:font-weight-complex="normal"/>
    </style:style>
    <style:style style:name="P29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1cfe08" officeooo:paragraph-rsid="011cfe08" style:font-name-asian="Courier New" style:font-size-asian="10pt" style:font-style-asian="normal" style:font-weight-asian="normal" style:font-name-complex="Courier New" style:font-size-complex="10pt" style:font-style-complex="normal" style:font-weight-complex="normal"/>
    </style:style>
    <style:style style:name="P29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3e9a5d" officeooo:paragraph-rsid="013e9a5d" style:font-name-asian="Courier New" style:font-size-asian="10pt" style:font-style-asian="normal" style:font-weight-asian="normal" style:font-name-complex="Courier New" style:font-size-complex="10pt" style:font-style-complex="normal" style:font-weight-complex="normal"/>
    </style:style>
    <style:style style:name="P295"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43003e" officeooo:paragraph-rsid="0143003e" style:font-name-asian="Courier New" style:font-size-asian="10pt" style:font-style-asian="normal" style:font-weight-asian="normal" style:font-name-complex="Courier New" style:font-size-complex="10pt" style:font-style-complex="normal" style:font-weight-complex="normal"/>
    </style:style>
    <style:style style:name="P296"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3fe1ba" officeooo:paragraph-rsid="013fe1ba" style:font-name-asian="Courier New" style:font-size-asian="10pt" style:font-style-asian="normal" style:font-weight-asian="normal" style:font-name-complex="Courier New" style:font-size-complex="10pt" style:font-style-complex="normal" style:font-weight-complex="normal"/>
    </style:style>
    <style:style style:name="P29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748b26" officeooo:paragraph-rsid="01748b26" style:font-name-asian="Courier New" style:font-size-asian="10pt" style:font-style-asian="normal" style:font-weight-asian="normal" style:font-name-complex="Courier New" style:font-size-complex="10pt" style:font-style-complex="normal" style:font-weight-complex="normal"/>
    </style:style>
    <style:style style:name="P298"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Arial" style:font-size-asian="10pt" style:font-style-asian="normal" style:font-weight-asian="normal" style:font-name-complex="Arial" style:font-size-complex="10pt" style:font-style-complex="normal" style:font-weight-complex="normal"/>
    </style:style>
    <style:style style:name="P29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0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30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officeooo:paragraph-rsid="0049d1e1" style:font-name-asian="Courier New" style:font-size-asian="10pt" style:font-style-asian="normal" style:font-weight-asian="bold" style:font-name-complex="Courier New" style:font-size-complex="10pt" style:font-style-complex="normal" style:font-weight-complex="bold"/>
    </style:style>
    <style:style style:name="P302"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officeooo:paragraph-rsid="004f4e77" style:font-name-asian="Courier New" style:font-size-asian="10pt" style:font-style-asian="normal" style:font-weight-asian="bold" style:font-name-complex="Courier New" style:font-size-complex="10pt" style:font-style-complex="normal" style:font-weight-complex="bold"/>
    </style:style>
    <style:style style:name="P30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officeooo:rsid="0049891f" officeooo:paragraph-rsid="0049891f" style:font-name-asian="Courier New" style:font-size-asian="10pt" style:font-style-asian="normal" style:font-weight-asian="bold" style:font-name-complex="Courier New" style:font-size-complex="10pt" style:font-style-complex="normal" style:font-weight-complex="bold"/>
    </style:style>
    <style:style style:name="P30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officeooo:rsid="0027bc56" officeooo:paragraph-rsid="0027bc56" style:font-name-asian="Courier New" style:font-size-asian="10pt" style:font-style-asian="normal" style:font-weight-asian="bold" style:font-name-complex="Courier New" style:font-size-complex="10pt" style:font-style-complex="normal" style:font-weight-complex="bold"/>
    </style:style>
    <style:style style:name="P305"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officeooo:rsid="0049d1e1" officeooo:paragraph-rsid="0049d1e1" style:font-name-asian="Courier New" style:font-size-asian="10pt" style:font-style-asian="normal" style:font-weight-asian="bold" style:font-name-complex="Courier New" style:font-size-complex="10pt" style:font-style-complex="normal" style:font-weight-complex="bold"/>
    </style:style>
    <style:style style:name="P306"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officeooo:rsid="00e31dbe" officeooo:paragraph-rsid="011b3edb" style:font-name-asian="Courier New" style:font-size-asian="10pt" style:font-style-asian="normal" style:font-weight-asian="bold" style:font-name-complex="Courier New" style:font-size-complex="10pt" style:font-style-complex="normal" style:font-weight-complex="bold"/>
    </style:style>
    <style:style style:name="P307"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09"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3ae862"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402c86" officeooo:paragraph-rsid="00b9328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1"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402c86"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2"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25a47c" officeooo:paragraph-rsid="0125a47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3"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25a47c" officeooo:paragraph-rsid="012674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4"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2674c0" officeooo:paragraph-rsid="012674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5"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2dfd70" officeooo:paragraph-rsid="012dfd7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16"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4f4e77" style:font-name-asian="Courier New" style:font-size-asian="16pt" style:font-style-asian="normal" style:font-weight-asian="bold" style:font-name-complex="Courier New" style:font-size-complex="16pt" style:font-style-complex="normal" style:font-weight-complex="bold"/>
    </style:style>
    <style:style style:name="P317"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4f4e77" style:font-name-asian="Courier New" style:font-size-asian="16pt" style:font-style-asian="normal" style:font-weight-asian="bold" style:font-name-complex="Courier New" style:font-size-complex="16pt" style:font-style-complex="normal" style:font-weight-complex="bold"/>
    </style:style>
    <style:style style:name="P318"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Tahoma2"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319"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font-name="Arial" officeooo:paragraph-rsid="004f4e77"/>
    </style:style>
    <style:style style:name="P320" style:family="paragraph" style:parent-style-name="Default_7e_LT_7e_Gliederung_20_2">
      <style:paragraph-properties fo:margin-left="0in" fo:margin-right="0in" fo:margin-top="0in" fo:margin-bottom="0in" loext:contextual-spacing="false" fo:text-indent="0in" style:auto-text-indent="false" style:text-autospace="none">
        <style:tab-stops/>
      </style:paragraph-properties>
      <style:text-properties style:font-name="Arial" fo:font-size="10pt" officeooo:paragraph-rsid="007bbfda" style:font-size-asian="10pt" style:font-size-complex="10pt"/>
    </style:style>
    <style:style style:name="P32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paragraph-rsid="0056ddc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paragraph-rsid="007ae96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paragraph-rsid="00540fc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rsid="007ae96e" officeooo:paragraph-rsid="007ae96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rsid="007ae96e" officeooo:paragraph-rsid="00b9328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rsid="00b94f7f" officeooo:paragraph-rsid="00b94f7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2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font-style="normal" fo:text-shadow="none" style:text-underline-style="none" fo:font-weight="normal" officeooo:paragraph-rsid="007bbfda" style:font-name-asian="Courier New" style:font-size-asian="10pt" style:font-style-asian="normal" style:font-weight-asian="normal" style:font-name-complex="Courier New" style:font-size-complex="10pt" style:font-style-complex="normal" style:font-weight-complex="normal"/>
    </style:style>
    <style:style style:name="P32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 fo:font-size="10pt" fo:font-style="normal" fo:text-shadow="none" style:text-underline-style="none" fo:font-weight="normal" officeooo:rsid="007bbfda" officeooo:paragraph-rsid="007bbfda" style:font-name-asian="Courier New" style:font-size-asian="10pt" style:font-style-asian="normal" style:font-weight-asian="normal" style:font-name-complex="Courier New" style:font-size-complex="10pt" style:font-style-complex="normal" style:font-weight-complex="normal"/>
    </style:style>
    <style:style style:name="P33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3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540fc5"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3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906ea8"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3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a77048"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3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b092b5"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3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b11af1"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3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paragraph-rsid="00ce3002"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3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a77048" officeooo:paragraph-rsid="00a77048"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3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b092b5" officeooo:paragraph-rsid="00b092b5"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3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b321cf" officeooo:paragraph-rsid="00b321cf"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4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ce3002" officeooo:paragraph-rsid="00ce3002"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4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59348c" officeooo:paragraph-rsid="007513e7"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34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59348c" officeooo:paragraph-rsid="004f4e77"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34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59348c" officeooo:paragraph-rsid="01222410"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34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4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34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paragraph-rsid="00a6ef34" style:font-name-asian="Courier New" style:font-size-asian="10pt" style:font-style-asian="normal" style:font-weight-asian="normal" style:font-name-complex="Courier New" style:font-size-complex="10pt" style:font-style-complex="normal" style:font-weight-complex="normal"/>
    </style:style>
    <style:style style:name="P34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normal" officeooo:rsid="007a1c41" officeooo:paragraph-rsid="007a1c41" style:font-name-asian="Courier New" style:font-size-asian="10pt" style:font-style-asian="normal" style:font-weight-asian="normal" style:font-name-complex="Courier New" style:font-size-complex="10pt" style:font-style-complex="normal" style:font-weight-complex="normal"/>
    </style:style>
    <style:style style:name="P34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Arial" fo:font-size="10pt" fo:font-style="normal" fo:text-shadow="none" style:text-underline-style="none" fo:font-weight="bold" officeooo:paragraph-rsid="00a6ef34" style:font-name-asian="Courier New" style:font-size-asian="10pt" style:font-style-asian="normal" style:font-weight-asian="bold" style:font-name-complex="Courier New" style:font-size-complex="10pt" style:font-style-complex="normal" style:font-weight-complex="bold"/>
    </style:style>
    <style:style style:name="P34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text-position="0% 100%" style:font-name="Courier New" fo:font-size="10pt" fo:letter-spacing="normal" fo:font-style="normal" fo:text-shadow="none" style:text-underline-style="none" fo:font-weight="normal" officeooo:paragraph-rsid="00540fc5" style:letter-kerning="false" style:font-name-asian="Verdana" style:font-size-asian="10pt" style:font-style-asian="normal" style:font-weight-asian="normal" style:font-name-complex="Verdana" style:font-size-complex="10pt" style:font-style-complex="normal" style:font-weight-complex="normal" style:text-emphasize="none"/>
    </style:style>
    <style:style style:name="P35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1" fo:font-size="10pt" fo:font-style="normal" fo:text-shadow="none" style:text-underline-style="none" fo:font-weight="normal" officeooo:rsid="007ae96e" officeooo:paragraph-rsid="007ae96e" style:font-name-asian="Courier New" style:font-size-asian="10pt" style:font-style-asian="normal" style:font-weight-asian="normal" style:font-name-complex="Courier New" style:font-size-complex="10pt" style:font-style-complex="normal" style:font-weight-complex="normal"/>
    </style:style>
    <style:style style:name="P35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text-outline="false" style:text-line-through-style="none" style:text-line-through-type="none" style:font-name="Courier New1" fo:font-size="10pt" fo:letter-spacing="normal" fo:font-style="normal" fo:text-shadow="none" style:text-underline-style="none" fo:font-weight="normal" officeooo:rsid="007bbfda" officeooo:paragraph-rsid="007ae96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000000" style:font-name="Arial" fo:font-size="10pt" fo:font-weight="normal" style:font-size-asian="10pt" style:font-weight-asian="normal" style:font-size-complex="10pt" style:font-weight-complex="normal"/>
    </style:style>
    <style:style style:name="P35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22e0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2a76c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2c8f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9e9f4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540fc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5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10ba05b"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02a76ca" officeooo:paragraph-rsid="002a76ca"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02a76ca" officeooo:paragraph-rsid="002c8f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02a76ca"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04f4e77"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10ba05b" officeooo:paragraph-rsid="010ba05b"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1222410" officeooo:paragraph-rsid="0122241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1222410" officeooo:paragraph-rsid="012377f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1222410" officeooo:paragraph-rsid="012674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6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6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22e08e" style:font-name-asian="Courier New" style:font-size-asian="10pt" style:font-style-asian="normal" style:font-weight-asian="normal" style:font-name-complex="Courier New" style:font-size-complex="10pt" style:font-style-complex="normal" style:font-weight-complex="normal"/>
    </style:style>
    <style:style style:name="P37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37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6e3c67" style:font-name-asian="Courier New" style:font-size-asian="10pt" style:font-style-asian="normal" style:font-weight-asian="normal" style:font-name-complex="Courier New" style:font-size-complex="10pt" style:font-style-complex="normal" style:font-weight-complex="normal"/>
    </style:style>
    <style:style style:name="P37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a74272" style:font-name-asian="Courier New" style:font-size-asian="10pt" style:font-style-asian="normal" style:font-weight-asian="normal" style:font-name-complex="Courier New" style:font-size-complex="10pt" style:font-style-complex="normal" style:font-weight-complex="normal"/>
    </style:style>
    <style:style style:name="P37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10ce00f" style:font-name-asian="Courier New" style:font-size-asian="10pt" style:font-style-asian="normal" style:font-weight-asian="normal" style:font-name-complex="Courier New" style:font-size-complex="10pt" style:font-style-complex="normal" style:font-weight-complex="normal"/>
    </style:style>
    <style:style style:name="P37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df725" style:font-name-asian="Courier New" style:font-size-asian="10pt" style:font-style-asian="normal" style:font-weight-asian="normal" style:font-name-complex="Courier New" style:font-size-complex="10pt" style:font-style-complex="normal" style:font-weight-complex="normal"/>
    </style:style>
    <style:style style:name="P37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9891f" officeooo:paragraph-rsid="0049891f" style:font-name-asian="Courier New" style:font-size-asian="10pt" style:font-style-asian="normal" style:font-weight-asian="normal" style:font-name-complex="Courier New" style:font-size-complex="10pt" style:font-style-complex="normal" style:font-weight-complex="normal"/>
    </style:style>
    <style:style style:name="P37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9891f" officeooo:paragraph-rsid="004df725" style:font-name-asian="Courier New" style:font-size-asian="10pt" style:font-style-asian="normal" style:font-weight-asian="normal" style:font-name-complex="Courier New" style:font-size-complex="10pt" style:font-style-complex="normal" style:font-weight-complex="normal"/>
    </style:style>
    <style:style style:name="P37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a74272" officeooo:paragraph-rsid="010ce00f" style:font-name-asian="Courier New" style:font-size-asian="10pt" style:font-style-asian="normal" style:font-weight-asian="normal" style:font-name-complex="Courier New" style:font-size-complex="10pt" style:font-style-complex="normal" style:font-weight-complex="normal"/>
    </style:style>
    <style:style style:name="P37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a74272" officeooo:paragraph-rsid="00a74272" style:font-name-asian="Courier New" style:font-size-asian="10pt" style:font-style-asian="normal" style:font-weight-asian="normal" style:font-name-complex="Courier New" style:font-size-complex="10pt" style:font-style-complex="normal" style:font-weight-complex="normal"/>
    </style:style>
    <style:style style:name="P37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222410" officeooo:paragraph-rsid="004df725" style:font-name-asian="Courier New" style:font-size-asian="10pt" style:font-style-asian="normal" style:font-weight-asian="normal" style:font-name-complex="Courier New" style:font-size-complex="10pt" style:font-style-complex="normal" style:font-weight-complex="normal"/>
    </style:style>
    <style:style style:name="P38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394a32" officeooo:paragraph-rsid="013d59bc" style:font-name-asian="Tahoma2" style:font-size-asian="10pt" style:font-style-asian="normal" style:font-weight-asian="normal" style:font-name-complex="Tahoma2" style:font-size-complex="10pt" style:font-style-complex="normal" style:font-weight-complex="normal"/>
    </style:style>
    <style:style style:name="P38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38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officeooo:paragraph-rsid="004f4e77" style:font-name-asian="Courier New" style:font-size-asian="10pt" style:font-style-asian="normal" style:font-weight-asian="bold" style:font-name-complex="Courier New" style:font-size-complex="10pt" style:font-style-complex="normal" style:font-weight-complex="bold"/>
    </style:style>
    <style:style style:name="P38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bold" officeooo:paragraph-rsid="0049891f" style:font-name-asian="Courier New" style:font-size-asian="10pt" style:font-style-asian="normal" style:font-weight-asian="bold" style:font-name-complex="Courier New" style:font-size-complex="10pt" style:font-style-complex="normal" style:font-weight-complex="bold"/>
    </style:style>
    <style:style style:name="P38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8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22e0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8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8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540fc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8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8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a74272"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cf6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d23c4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1569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1457in"/>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1457in"/>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7509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2c8f6d" officeooo:paragraph-rsid="002c8f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2c8f6d" officeooo:paragraph-rsid="0122241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2f9b8c"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3233fa"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39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3ae862"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7a1c41" officeooo:paragraph-rsid="007a1c4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7a1c41" officeooo:paragraph-rsid="00a209f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7a1c41" officeooo:paragraph-rsid="012b084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96e181"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a209f0" officeooo:paragraph-rsid="00a3e28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707298" officeooo:paragraph-rsid="0070729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fb6af3" officeooo:paragraph-rsid="00fb6af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fb6af3" officeooo:paragraph-rsid="00fd566d"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ffa5fb" officeooo:paragraph-rsid="00ffa5fb"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0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004a13" officeooo:paragraph-rsid="01004a13"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026416" officeooo:paragraph-rsid="0102641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2cfd97" officeooo:paragraph-rsid="012cfd9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1dca26" officeooo:paragraph-rsid="0122241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2dfd70" officeooo:paragraph-rsid="01569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2dfd70" officeooo:paragraph-rsid="012dfd7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5fc894" officeooo:paragraph-rsid="01698d0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1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540fc5"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41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0d23c48"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41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59348c" officeooo:paragraph-rsid="007513e7"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41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aae438" officeooo:paragraph-rsid="00cf6fa5"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42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bold"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42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bold" officeooo:rsid="002c8f6d" officeooo:paragraph-rsid="01222410" style:letter-kerning="false" style:font-name-asian="Courier New" style:font-size-asian="10pt" style:font-style-asian="normal" style:font-weight-asian="bold" style:font-name-complex="Courier New" style:font-size-complex="10pt" style:font-style-complex="normal" style:font-weight-complex="bold" style:text-emphasize="none"/>
    </style:style>
    <style:style style:name="P42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42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6pt" fo:font-style="normal" fo:text-shadow="none" style:text-underline-style="none" fo:font-weight="bold" officeooo:paragraph-rsid="0033ff6b" style:font-name-asian="Courier New" style:font-size-asian="16pt" style:font-style-asian="normal" style:font-weight-asian="bold" style:font-name-complex="Courier New" style:font-size-complex="16pt" style:font-style-complex="normal" style:font-weight-complex="bold"/>
    </style:style>
    <style:style style:name="P42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normal" officeooo:rsid="00fb6af3" officeooo:paragraph-rsid="00fb6af3" style:letter-kerning="false" style:font-name-asian="Courier New" style:font-size-asian="16pt" style:font-style-asian="normal" style:font-weight-asian="normal" style:font-name-complex="Courier New" style:font-size-complex="16pt" style:font-style-complex="normal" style:font-weight-complex="normal" style:text-emphasize="none"/>
    </style:style>
    <style:style style:name="P42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P42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paragraph-rsid="0022e0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2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paragraph-rsid="009b50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2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paragraph-rsid="00cf6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2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3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43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0a74272" style:font-name-asian="Courier New" style:font-size-asian="10pt" style:font-style-asian="normal" style:font-weight-asian="normal" style:font-name-complex="Courier New" style:font-size-complex="10pt" style:font-style-complex="normal" style:font-weight-complex="normal"/>
    </style:style>
    <style:style style:name="P43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paragraph-rsid="00a77048" style:font-name-asian="Courier New" style:font-size-asian="10pt" style:font-style-asian="normal" style:font-weight-asian="normal" style:font-name-complex="Courier New" style:font-size-complex="10pt" style:font-style-complex="normal" style:font-weight-complex="normal"/>
    </style:style>
    <style:style style:name="P43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0a77048"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43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Tahoma2" fo:font-size="10pt" fo:letter-spacing="normal" fo:font-style="normal" fo:text-shadow="none" style:text-underline-style="none" fo:font-weight="normal" officeooo:rsid="002c8f6d" officeooo:paragraph-rsid="002c8f6d"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P43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font-name="Tahoma2" fo:font-size="10pt" fo:font-style="normal" fo:text-shadow="none" style:text-underline-style="none" fo:font-weight="normal" officeooo:paragraph-rsid="0022e08e" style:font-name-asian="Tahoma2" style:font-size-asian="10pt" style:font-style-asian="normal" style:font-weight-asian="normal" style:font-name-complex="Tahoma2" style:font-size-complex="10pt" style:font-style-complex="normal" style:font-weight-complex="normal"/>
    </style:style>
    <style:style style:name="P43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font-name="Courier New" fo:font-size="10pt" officeooo:paragraph-rsid="004f4e77" style:font-name-asian="Courier New" style:font-size-asian="10pt" style:font-name-complex="Courier New" style:font-size-complex="10pt"/>
    </style:style>
    <style:style style:name="P437"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font-name="Arial" fo:font-size="10pt" fo:font-weight="normal" style:font-size-asian="10pt" style:font-weight-asian="normal" style:font-size-complex="10pt" style:font-weight-complex="normal"/>
    </style:style>
    <style:style style:name="P438"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font-name="Arial" fo:font-size="10pt" fo:font-weight="normal" officeooo:paragraph-rsid="004df725" style:font-size-asian="10pt" style:font-weight-asian="normal" style:font-size-complex="10pt" style:font-weight-complex="normal"/>
    </style:style>
    <style:style style:name="P439"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font-name="Arial" fo:font-size="10pt" fo:font-weight="normal" officeooo:paragraph-rsid="006e3c67" style:font-size-asian="10pt" style:font-weight-asian="normal" style:font-size-complex="10pt" style:font-weight-complex="normal"/>
    </style:style>
    <style:style style:name="P440"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font-name="Arial" fo:font-size="10pt" fo:font-weight="normal" officeooo:paragraph-rsid="00700adc" style:font-size-asian="10pt" style:font-weight-asian="normal" style:font-size-complex="10pt" style:font-weight-complex="normal"/>
    </style:style>
    <style:style style:name="P441"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font-name="Arial" fo:font-size="10pt" fo:font-weight="normal" officeooo:paragraph-rsid="00707298" style:font-size-asian="10pt" style:font-weight-asian="normal" style:font-size-complex="10pt" style:font-weight-complex="normal"/>
    </style:style>
    <style:style style:name="P442"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1457in"/>
        </style:tab-stops>
      </style:paragraph-properties>
      <style:text-properties style:font-name="Arial" fo:font-size="10pt" fo:font-weight="normal" style:font-size-asian="10pt" style:font-weight-asian="normal" style:font-size-complex="10pt" style:font-weight-complex="normal"/>
    </style:style>
    <style:style style:name="P443"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1457in"/>
        </style:tab-stops>
      </style:paragraph-properties>
      <style:text-properties fo:color="#ff000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44"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fo:color="#ff000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45"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1457in"/>
        </style:tab-stops>
      </style:paragraph-properties>
      <style:text-properties fo:color="#ff0000" style:text-outline="false" style:text-line-through-style="none" style:text-line-through-type="none" style:text-position="0% 100%" style:font-name="Arial" fo:font-size="10pt" fo:letter-spacing="normal" fo:font-style="normal" fo:text-shadow="none" style:text-underline-style="none" fo:font-weight="normal" officeooo:rsid="00a5fd41" officeooo:paragraph-rsid="00a5fd4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46" style:family="paragraph" style:parent-style-name="Default_7e_LT_7e_Gliederung_20_1">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1457in"/>
        </style:tab-stops>
      </style:paragraph-properties>
      <style:text-properties officeooo:paragraph-rsid="007509c0"/>
    </style:style>
    <style:style style:name="P447"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8ceee" officeooo:paragraph-rsid="0049891f" style:font-name-asian="Courier New" style:font-size-asian="10pt" style:font-style-asian="normal" style:font-weight-asian="normal" style:font-name-complex="Courier New" style:font-size-complex="10pt" style:font-style-complex="normal" style:font-weight-complex="normal"/>
    </style:style>
    <style:style style:name="P448"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49891f" officeooo:paragraph-rsid="0049891f" style:font-name-asian="Courier New" style:font-size-asian="10pt" style:font-style-asian="normal" style:font-weight-asian="normal" style:font-name-complex="Courier New" style:font-size-complex="10pt" style:font-style-complex="normal" style:font-weight-complex="normal"/>
    </style:style>
    <style:style style:name="P449"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paragraph-rsid="011f95b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0"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4a8292" officeooo:paragraph-rsid="014e8c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1"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505ed7" officeooo:paragraph-rsid="01505ed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2"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505ed7" officeooo:paragraph-rsid="0150fc1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3"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51a948" officeooo:paragraph-rsid="0151a94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4"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51a948" officeooo:paragraph-rsid="01528a2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5" style:family="paragraph" style:parent-style-name="Default_7e_LT_7e_Gliederung_20_2">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font-name="Arial" fo:font-size="10pt" fo:font-weight="bold" officeooo:paragraph-rsid="01222410" style:font-size-asian="10pt" style:font-weight-asian="bold" style:font-size-complex="10pt" style:font-weight-complex="bold"/>
    </style:style>
    <style:style style:name="P456" style:family="paragraph" style:parent-style-name="Text_20_body">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11455f9" style:font-name-asian="Courier New" style:font-size-asian="10pt" style:font-style-asian="normal" style:font-weight-asian="normal" style:font-name-complex="Courier New" style:font-size-complex="10pt" style:font-style-complex="normal" style:font-weight-complex="normal"/>
    </style:style>
    <style:style style:name="P457" style:family="paragraph" style:parent-style-name="Default_7e_LT_7e_Gliederung_20_1">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8" style:family="paragraph" style:parent-style-name="Default_7e_LT_7e_Gliederung_20_1">
      <style:paragraph-properties fo:margin-left="0in" fo:margin-right="0in" fo:margin-top="0in" fo:margin-bottom="0.1965in" loext:contextual-spacing="false" fo:text-indent="0in" style:auto-text-indent="false" fo:break-before="page" style:text-autospace="none"/>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459" style:family="paragraph" style:parent-style-name="Table_20_Contents">
      <style:text-properties style:font-name="Courier New" fo:font-size="10pt" style:font-name-asian="Tahoma2" style:font-size-asian="10pt" style:font-name-complex="Tahoma2" style:font-size-complex="10pt"/>
    </style:style>
    <style:style style:name="P460" style:family="paragraph" style:parent-style-name="Table_20_Contents">
      <style:text-properties style:font-name="Courier New" fo:font-size="10pt" officeooo:paragraph-rsid="001817e0" style:font-name-asian="Tahoma2" style:font-size-asian="10pt" style:font-name-complex="Tahoma2" style:font-size-complex="10pt"/>
    </style:style>
    <style:style style:name="P461" style:family="paragraph" style:parent-style-name="Table_20_Contents">
      <style:text-properties style:font-name="Courier New" fo:font-size="10pt" officeooo:rsid="001817e0" officeooo:paragraph-rsid="001817e0" style:font-name-asian="Tahoma2" style:font-size-asian="10pt" style:font-name-complex="Tahoma2" style:font-size-complex="10pt"/>
    </style:style>
    <style:style style:name="P462" style:family="paragraph" style:parent-style-name="Table_20_Contents">
      <style:text-properties style:font-name="Courier New" fo:font-size="10pt" officeooo:paragraph-rsid="001fd7b9" style:font-name-asian="Tahoma2" style:font-size-asian="10pt" style:font-name-complex="Tahoma2" style:font-size-complex="10pt"/>
    </style:style>
    <style:style style:name="P463" style:family="paragraph" style:parent-style-name="Table_20_Contents">
      <style:paragraph-properties fo:text-align="start" style:justify-single-word="false"/>
      <style:text-properties style:font-name="Courier New" fo:font-size="10pt" officeooo:paragraph-rsid="00540fc5" style:font-name-asian="Tahoma2" style:font-size-asian="10pt" style:font-name-complex="Tahoma2" style:font-size-complex="10pt"/>
    </style:style>
    <style:style style:name="P464" style:family="paragraph" style:parent-style-name="Table_20_Contents">
      <style:paragraph-properties fo:text-align="start" style:justify-single-word="false"/>
      <style:text-properties style:font-name="Courier New" fo:font-size="10pt" officeooo:paragraph-rsid="00d23c48" style:font-name-asian="Tahoma2" style:font-size-asian="10pt" style:font-name-complex="Tahoma2" style:font-size-complex="10pt"/>
    </style:style>
    <style:style style:name="P465" style:family="paragraph" style:parent-style-name="Table_20_Contents">
      <style:paragraph-properties fo:text-align="start" style:justify-single-word="false"/>
      <style:text-properties style:font-name="Courier New" fo:font-size="10pt" officeooo:rsid="013a4c0c" officeooo:paragraph-rsid="013d59bc" style:font-name-asian="Tahoma2" style:font-size-asian="10pt" style:font-name-complex="Tahoma2" style:font-size-complex="10pt"/>
    </style:style>
    <style:style style:name="P466" style:family="paragraph" style:parent-style-name="Table_20_Contents">
      <style:text-properties style:font-name="Courier New" fo:font-size="10pt" officeooo:paragraph-rsid="01471c14" style:font-name-asian="Tahoma2" style:font-size-asian="10pt" style:font-name-complex="Tahoma2" style:font-size-complex="10pt"/>
    </style:style>
    <style:style style:name="P467" style:family="paragraph" style:parent-style-name="Table_20_Contents">
      <style:paragraph-properties fo:text-align="start" style:justify-single-word="false"/>
      <style:text-properties style:font-name="Courier New" fo:font-size="10pt" style:font-name-asian="Tahoma1" style:font-size-asian="10pt" style:font-name-complex="Tahoma1" style:font-size-complex="10pt"/>
    </style:style>
    <style:style style:name="P468" style:family="paragraph" style:parent-style-name="Table_20_Contents">
      <style:paragraph-properties fo:text-align="start" style:justify-single-word="false"/>
      <style:text-properties style:font-name="Courier New" fo:font-size="10pt" officeooo:paragraph-rsid="004df725" style:font-name-asian="Tahoma1" style:font-size-asian="10pt" style:font-name-complex="Tahoma1" style:font-size-complex="10pt"/>
    </style:style>
    <style:style style:name="P469" style:family="paragraph" style:parent-style-name="Table_20_Contents">
      <style:paragraph-properties fo:text-align="start" style:justify-single-word="false"/>
      <style:text-properties style:font-name="Courier New" fo:font-size="10pt" officeooo:paragraph-rsid="004f4e77" style:font-name-asian="Tahoma1" style:font-size-asian="10pt" style:font-name-complex="Tahoma1" style:font-size-complex="10pt"/>
    </style:style>
    <style:style style:name="P470" style:family="paragraph" style:parent-style-name="Table_20_Contents">
      <style:paragraph-properties fo:text-align="start" style:justify-single-word="false"/>
      <style:text-properties style:font-name="Courier New" fo:font-size="10pt" officeooo:paragraph-rsid="01222410" style:font-name-asian="Tahoma1" style:font-size-asian="10pt" style:font-name-complex="Tahoma1" style:font-size-complex="10pt"/>
    </style:style>
    <style:style style:name="P471" style:family="paragraph" style:parent-style-name="Table_20_Contents">
      <style:paragraph-properties fo:text-align="start" style:justify-single-word="false"/>
      <style:text-properties style:font-name="Courier New" fo:font-size="10pt" officeooo:rsid="004df725" officeooo:paragraph-rsid="004df725" style:font-name-asian="Tahoma1" style:font-size-asian="10pt" style:font-name-complex="Tahoma1" style:font-size-complex="10pt"/>
    </style:style>
    <style:style style:name="P472" style:family="paragraph" style:parent-style-name="Table_20_Contents">
      <style:paragraph-properties fo:text-align="start" style:justify-single-word="false"/>
      <style:text-properties style:font-name="Courier New" fo:font-size="10pt" officeooo:rsid="004df725" officeooo:paragraph-rsid="01222410" style:font-name-asian="Tahoma1" style:font-size-asian="10pt" style:font-name-complex="Tahoma1" style:font-size-complex="10pt"/>
    </style:style>
    <style:style style:name="P473" style:family="paragraph" style:parent-style-name="Table_20_Contents">
      <style:text-properties style:font-name="Courier New" fo:font-size="10pt" style:font-name-asian="Courier New" style:font-size-asian="10pt" style:font-name-complex="Courier New" style:font-size-complex="10pt"/>
    </style:style>
    <style:style style:name="P474" style:family="paragraph" style:parent-style-name="Table_20_Contents">
      <style:paragraph-properties fo:text-align="start" style:justify-single-word="false"/>
      <style:text-properties style:font-name="Courier New" fo:font-size="10pt" officeooo:paragraph-rsid="0022e08e" style:font-name-asian="Courier New" style:font-size-asian="10pt" style:font-name-complex="Courier New" style:font-size-complex="10pt"/>
    </style:style>
    <style:style style:name="P475" style:family="paragraph" style:parent-style-name="Table_20_Contents">
      <style:paragraph-properties fo:text-align="start" style:justify-single-word="false"/>
      <style:text-properties style:font-name="Courier New" fo:font-size="10pt" officeooo:paragraph-rsid="002b998c" style:font-name-asian="Courier New" style:font-size-asian="10pt" style:font-name-complex="Courier New" style:font-size-complex="10pt"/>
    </style:style>
    <style:style style:name="P476" style:family="paragraph" style:parent-style-name="Table_20_Contents">
      <style:paragraph-properties fo:text-align="start" style:justify-single-word="false"/>
      <style:text-properties style:font-name="Courier New" fo:font-size="10pt" officeooo:paragraph-rsid="004f4e77" style:font-name-asian="Courier New" style:font-size-asian="10pt" style:font-name-complex="Courier New" style:font-size-complex="10pt"/>
    </style:style>
    <style:style style:name="P477" style:family="paragraph" style:parent-style-name="Table_20_Contents">
      <style:text-properties style:font-name="Courier New" fo:font-size="10pt" officeooo:paragraph-rsid="001bab29" style:font-name-asian="Courier New" style:font-size-asian="10pt" style:font-name-complex="Courier New" style:font-size-complex="10pt"/>
    </style:style>
    <style:style style:name="P478" style:family="paragraph" style:parent-style-name="Table_20_Contents">
      <style:text-properties style:font-name="Courier New" fo:font-size="10pt" officeooo:paragraph-rsid="002921b3" style:font-name-asian="Courier New" style:font-size-asian="10pt" style:font-name-complex="Courier New" style:font-size-complex="10pt"/>
    </style:style>
    <style:style style:name="P479" style:family="paragraph" style:parent-style-name="Table_20_Contents">
      <style:text-properties style:font-name="Courier New" fo:font-size="10pt" officeooo:rsid="002921b3" officeooo:paragraph-rsid="002a76ca" style:font-name-asian="Courier New" style:font-size-asian="10pt" style:font-name-complex="Courier New" style:font-size-complex="10pt"/>
    </style:style>
    <style:style style:name="P480" style:family="paragraph" style:parent-style-name="Table_20_Contents">
      <style:paragraph-properties fo:text-align="start" style:justify-single-word="false"/>
      <style:text-properties style:font-name="Courier New" fo:font-size="10pt" officeooo:rsid="003233fa" officeooo:paragraph-rsid="009b50e6" style:font-name-asian="Courier New" style:font-size-asian="10pt" style:font-name-complex="Courier New" style:font-size-complex="10pt"/>
    </style:style>
    <style:style style:name="P481" style:family="paragraph" style:parent-style-name="Table_20_Contents">
      <style:paragraph-properties fo:text-align="start" style:justify-single-word="false"/>
      <style:text-properties style:font-name="Courier New" fo:font-size="10pt" officeooo:rsid="003ae862" officeooo:paragraph-rsid="009b50e6" style:font-name-asian="Courier New" style:font-size-asian="10pt" style:font-name-complex="Courier New" style:font-size-complex="10pt"/>
    </style:style>
    <style:style style:name="P482" style:family="paragraph" style:parent-style-name="Table_20_Contents">
      <style:text-properties style:font-name="Courier New" fo:font-size="10pt" officeooo:paragraph-rsid="0056ddcc" style:font-name-asian="Courier New" style:font-size-asian="10pt" style:font-name-complex="Courier New" style:font-size-complex="10pt"/>
    </style:style>
    <style:style style:name="P483" style:family="paragraph" style:parent-style-name="Table_20_Contents">
      <style:text-properties style:font-name="Courier New" fo:font-size="10pt" officeooo:paragraph-rsid="0059348c" style:font-name-asian="Courier New" style:font-size-asian="10pt" style:font-name-complex="Courier New" style:font-size-complex="10pt"/>
    </style:style>
    <style:style style:name="P484" style:family="paragraph" style:parent-style-name="Table_20_Contents">
      <style:text-properties style:font-name="Courier New" fo:font-size="10pt" officeooo:paragraph-rsid="005c53f6" style:font-name-asian="Courier New" style:font-size-asian="10pt" style:font-name-complex="Courier New" style:font-size-complex="10pt"/>
    </style:style>
    <style:style style:name="P485" style:family="paragraph" style:parent-style-name="Table_20_Contents">
      <style:text-properties style:font-name="Courier New" fo:font-size="10pt" officeooo:rsid="005c53f6" officeooo:paragraph-rsid="005c53f6" style:font-name-asian="Courier New" style:font-size-asian="10pt" style:font-name-complex="Courier New" style:font-size-complex="10pt"/>
    </style:style>
    <style:style style:name="P486" style:family="paragraph" style:parent-style-name="Table_20_Contents">
      <style:paragraph-properties fo:text-align="start" style:justify-single-word="false"/>
      <style:text-properties style:font-name="Courier New" fo:font-size="10pt" officeooo:rsid="007a1c41" officeooo:paragraph-rsid="007a1c41" style:font-name-asian="Courier New" style:font-size-asian="10pt" style:font-name-complex="Courier New" style:font-size-complex="10pt"/>
    </style:style>
    <style:style style:name="P487" style:family="paragraph" style:parent-style-name="Table_20_Contents">
      <style:paragraph-properties fo:text-align="start" style:justify-single-word="false"/>
      <style:text-properties style:font-name="Courier New" fo:font-size="10pt" officeooo:rsid="007a1c41" officeooo:paragraph-rsid="00a209f0" style:font-name-asian="Courier New" style:font-size-asian="10pt" style:font-name-complex="Courier New" style:font-size-complex="10pt"/>
    </style:style>
    <style:style style:name="P488" style:family="paragraph" style:parent-style-name="Table_20_Contents">
      <style:text-properties style:font-name="Courier New" fo:font-size="10pt" officeooo:paragraph-rsid="009b50e6" style:font-name-asian="Courier New" style:font-size-asian="10pt" style:font-name-complex="Courier New" style:font-size-complex="10pt"/>
    </style:style>
    <style:style style:name="P489" style:family="paragraph" style:parent-style-name="Table_20_Contents">
      <style:paragraph-properties fo:text-align="start" style:justify-single-word="false"/>
      <style:text-properties style:font-name="Courier New" fo:font-size="10pt" officeooo:rsid="00a209f0" officeooo:paragraph-rsid="00a209f0" style:font-name-asian="Courier New" style:font-size-asian="10pt" style:font-name-complex="Courier New" style:font-size-complex="10pt"/>
    </style:style>
    <style:style style:name="P490" style:family="paragraph" style:parent-style-name="Table_20_Contents">
      <style:text-properties style:font-name="Courier New" fo:font-size="10pt" officeooo:paragraph-rsid="00d69aba" style:font-name-asian="Courier New" style:font-size-asian="10pt" style:font-name-complex="Courier New" style:font-size-complex="10pt"/>
    </style:style>
    <style:style style:name="P491" style:family="paragraph" style:parent-style-name="Table_20_Contents">
      <style:text-properties style:font-name="Courier New" fo:font-size="10pt" officeooo:rsid="0089f325" officeooo:paragraph-rsid="00d840c4" style:font-name-asian="Courier New" style:font-size-asian="10pt" style:font-name-complex="Courier New" style:font-size-complex="10pt"/>
    </style:style>
    <style:style style:name="P492" style:family="paragraph" style:parent-style-name="Table_20_Contents">
      <style:text-properties style:font-name="Courier New" fo:font-size="10pt" officeooo:paragraph-rsid="00dca674" style:font-name-asian="Courier New" style:font-size-asian="10pt" style:font-name-complex="Courier New" style:font-size-complex="10pt"/>
    </style:style>
    <style:style style:name="P493" style:family="paragraph" style:parent-style-name="Table_20_Contents">
      <style:text-properties style:font-name="Courier New" fo:font-size="10pt" officeooo:rsid="00d433f0" officeooo:paragraph-rsid="00d433f0" style:font-name-asian="Courier New" style:font-size-asian="10pt" style:font-name-complex="Courier New" style:font-size-complex="10pt"/>
    </style:style>
    <style:style style:name="P494" style:family="paragraph" style:parent-style-name="Table_20_Contents">
      <style:text-properties style:font-name="Courier New" fo:font-size="10pt" officeooo:rsid="00e16197" officeooo:paragraph-rsid="00e16197" style:font-name-asian="Courier New" style:font-size-asian="10pt" style:font-name-complex="Courier New" style:font-size-complex="10pt"/>
    </style:style>
    <style:style style:name="P495" style:family="paragraph" style:parent-style-name="Table_20_Contents">
      <style:text-properties style:font-name="Courier New" fo:font-size="10pt" officeooo:rsid="00e51c54" officeooo:paragraph-rsid="00e51c54" style:font-name-asian="Courier New" style:font-size-asian="10pt" style:font-name-complex="Courier New" style:font-size-complex="10pt"/>
    </style:style>
    <style:style style:name="P496" style:family="paragraph" style:parent-style-name="Table_20_Contents">
      <style:text-properties style:font-name="Courier New" fo:font-size="10pt" officeooo:rsid="00f8063b" officeooo:paragraph-rsid="00f8063b" style:font-name-asian="Courier New" style:font-size-asian="10pt" style:font-name-complex="Courier New" style:font-size-complex="10pt"/>
    </style:style>
    <style:style style:name="P497" style:family="paragraph" style:parent-style-name="Table_20_Contents">
      <style:paragraph-properties fo:text-align="start" style:justify-single-word="false"/>
      <style:text-properties style:font-name="Courier New" fo:font-size="10pt" officeooo:rsid="00fb6af3" officeooo:paragraph-rsid="00fb6af3" style:font-name-asian="Courier New" style:font-size-asian="10pt" style:font-name-complex="Courier New" style:font-size-complex="10pt"/>
    </style:style>
    <style:style style:name="P498" style:family="paragraph" style:parent-style-name="Table_20_Contents">
      <style:paragraph-properties fo:text-align="start" style:justify-single-word="false"/>
      <style:text-properties style:font-name="Courier New" fo:font-size="10pt" officeooo:rsid="00fb6af3" officeooo:paragraph-rsid="00fd566d" style:font-name-asian="Courier New" style:font-size-asian="10pt" style:font-name-complex="Courier New" style:font-size-complex="10pt"/>
    </style:style>
    <style:style style:name="P499" style:family="paragraph" style:parent-style-name="Table_20_Contents">
      <style:paragraph-properties fo:text-align="start" style:justify-single-word="false"/>
      <style:text-properties style:font-name="Courier New" fo:font-size="10pt" officeooo:rsid="00fb6af3" officeooo:paragraph-rsid="01004a13" style:font-name-asian="Courier New" style:font-size-asian="10pt" style:font-name-complex="Courier New" style:font-size-complex="10pt"/>
    </style:style>
    <style:style style:name="P500" style:family="paragraph" style:parent-style-name="Table_20_Contents">
      <style:paragraph-properties fo:text-align="start" style:justify-single-word="false"/>
      <style:text-properties style:font-name="Courier New" fo:font-size="10pt" officeooo:rsid="00fb6af3" officeooo:paragraph-rsid="0101259e" style:font-name-asian="Courier New" style:font-size-asian="10pt" style:font-name-complex="Courier New" style:font-size-complex="10pt"/>
    </style:style>
    <style:style style:name="P501" style:family="paragraph" style:parent-style-name="Table_20_Contents">
      <style:paragraph-properties fo:text-align="start" style:justify-single-word="false"/>
      <style:text-properties style:font-name="Courier New" fo:font-size="10pt" officeooo:rsid="01004a13" officeooo:paragraph-rsid="01004a13" style:font-name-asian="Courier New" style:font-size-asian="10pt" style:font-name-complex="Courier New" style:font-size-complex="10pt"/>
    </style:style>
    <style:style style:name="P502" style:family="paragraph" style:parent-style-name="Table_20_Contents">
      <style:paragraph-properties fo:text-align="start" style:justify-single-word="false"/>
      <style:text-properties style:font-name="Courier New" fo:font-size="10pt" officeooo:rsid="010333df" officeooo:paragraph-rsid="010333df" style:font-name-asian="Courier New" style:font-size-asian="10pt" style:font-name-complex="Courier New" style:font-size-complex="10pt"/>
    </style:style>
    <style:style style:name="P503" style:family="paragraph" style:parent-style-name="Table_20_Contents">
      <style:paragraph-properties fo:text-align="start" style:justify-single-word="false"/>
      <style:text-properties style:font-name="Courier New" fo:font-size="10pt" officeooo:rsid="010333df" officeooo:paragraph-rsid="0104be2e" style:font-name-asian="Courier New" style:font-size-asian="10pt" style:font-name-complex="Courier New" style:font-size-complex="10pt"/>
    </style:style>
    <style:style style:name="P504" style:family="paragraph" style:parent-style-name="Table_20_Contents">
      <style:paragraph-properties fo:text-align="start" style:justify-single-word="false"/>
      <style:text-properties style:font-name="Courier New" fo:font-size="10pt" officeooo:rsid="010333df" officeooo:paragraph-rsid="01053851" style:font-name-asian="Courier New" style:font-size-asian="10pt" style:font-name-complex="Courier New" style:font-size-complex="10pt"/>
    </style:style>
    <style:style style:name="P505" style:family="paragraph" style:parent-style-name="Table_20_Contents">
      <style:paragraph-properties fo:text-align="start" style:justify-single-word="false"/>
      <style:text-properties style:font-name="Courier New" fo:font-size="10pt" officeooo:rsid="010333df" officeooo:paragraph-rsid="010f9567" style:font-name-asian="Courier New" style:font-size-asian="10pt" style:font-name-complex="Courier New" style:font-size-complex="10pt"/>
    </style:style>
    <style:style style:name="P506" style:family="paragraph" style:parent-style-name="Table_20_Contents">
      <style:text-properties style:font-name="Courier New" fo:font-size="10pt" officeooo:paragraph-rsid="00f54d29" style:font-name-asian="Courier New" style:font-size-asian="10pt" style:font-name-complex="Courier New" style:font-size-complex="10pt"/>
    </style:style>
    <style:style style:name="P507" style:family="paragraph" style:parent-style-name="Table_20_Contents">
      <style:text-properties style:font-name="Courier New" fo:font-size="10pt" officeooo:rsid="011f2290" officeooo:paragraph-rsid="011f95be" style:font-name-asian="Courier New" style:font-size-asian="10pt" style:font-name-complex="Courier New" style:font-size-complex="10pt"/>
    </style:style>
    <style:style style:name="P508" style:family="paragraph" style:parent-style-name="Table_20_Contents">
      <style:text-properties style:font-name="Courier New" fo:font-size="10pt" officeooo:paragraph-rsid="011f95be" style:font-name-asian="Courier New" style:font-size-asian="10pt" style:font-name-complex="Courier New" style:font-size-complex="10pt"/>
    </style:style>
    <style:style style:name="P509" style:family="paragraph" style:parent-style-name="Table_20_Contents">
      <style:text-properties style:font-name="Courier New" fo:font-size="10pt" officeooo:rsid="011f95be" officeooo:paragraph-rsid="011f95be" style:font-name-asian="Courier New" style:font-size-asian="10pt" style:font-name-complex="Courier New" style:font-size-complex="10pt"/>
    </style:style>
    <style:style style:name="P510" style:family="paragraph" style:parent-style-name="Table_20_Contents">
      <style:text-properties style:font-name="Courier New" fo:font-size="10pt" officeooo:paragraph-rsid="01300520" style:font-name-asian="Courier New" style:font-size-asian="10pt" style:font-name-complex="Courier New" style:font-size-complex="10pt"/>
    </style:style>
    <style:style style:name="P511" style:family="paragraph" style:parent-style-name="Table_20_Contents">
      <style:text-properties style:font-name="Courier New" fo:font-size="10pt" officeooo:paragraph-rsid="013e9a5d" style:font-name-asian="Courier New" style:font-size-asian="10pt" style:font-name-complex="Courier New" style:font-size-complex="10pt"/>
    </style:style>
    <style:style style:name="P512" style:family="paragraph" style:parent-style-name="Table_20_Contents">
      <style:text-properties style:font-name="Courier New" fo:font-size="10pt" officeooo:paragraph-rsid="013fe1ba" style:font-name-asian="Courier New" style:font-size-asian="10pt" style:font-name-complex="Courier New" style:font-size-complex="10pt"/>
    </style:style>
    <style:style style:name="P513" style:family="paragraph" style:parent-style-name="Table_20_Contents">
      <style:text-properties style:font-name="Courier New" fo:font-size="10pt" officeooo:rsid="01402119" officeooo:paragraph-rsid="01402119" style:font-name-asian="Courier New" style:font-size-asian="10pt" style:font-name-complex="Courier New" style:font-size-complex="10pt"/>
    </style:style>
    <style:style style:name="P514" style:family="paragraph" style:parent-style-name="Table_20_Contents">
      <style:text-properties style:font-name="Courier New" fo:font-size="10pt" officeooo:rsid="01402119" officeooo:paragraph-rsid="01406123" style:font-name-asian="Courier New" style:font-size-asian="10pt" style:font-name-complex="Courier New" style:font-size-complex="10pt"/>
    </style:style>
    <style:style style:name="P515" style:family="paragraph" style:parent-style-name="Table_20_Contents">
      <style:text-properties style:font-name="Courier New" fo:font-size="10pt" officeooo:rsid="0141c975" officeooo:paragraph-rsid="014e8cc0" style:font-name-asian="Courier New" style:font-size-asian="10pt" style:font-name-complex="Courier New" style:font-size-complex="10pt"/>
    </style:style>
    <style:style style:name="P516" style:family="paragraph" style:parent-style-name="Table_20_Contents">
      <style:text-properties style:font-name="Courier New" fo:font-size="10pt" officeooo:rsid="0143003e" officeooo:paragraph-rsid="0143003e" style:font-name-asian="Courier New" style:font-size-asian="10pt" style:font-name-complex="Courier New" style:font-size-complex="10pt"/>
    </style:style>
    <style:style style:name="P517" style:family="paragraph" style:parent-style-name="Table_20_Contents">
      <style:paragraph-properties fo:text-align="start" style:justify-single-word="false"/>
      <style:text-properties style:font-name="Courier New" fo:font-size="10pt" officeooo:rsid="014a8292" officeooo:paragraph-rsid="014e8cc0" style:font-name-asian="Courier New" style:font-size-asian="10pt" style:font-name-complex="Courier New" style:font-size-complex="10pt"/>
    </style:style>
    <style:style style:name="P518" style:family="paragraph" style:parent-style-name="Table_20_Contents">
      <style:paragraph-properties fo:text-align="start" style:justify-single-word="false"/>
      <style:text-properties style:font-name="Courier New" fo:font-size="10pt" officeooo:rsid="014a8292" officeooo:paragraph-rsid="01505ed7" style:font-name-asian="Courier New" style:font-size-asian="10pt" style:font-name-complex="Courier New" style:font-size-complex="10pt"/>
    </style:style>
    <style:style style:name="P519" style:family="paragraph" style:parent-style-name="Table_20_Contents">
      <style:paragraph-properties fo:text-align="start" style:justify-single-word="false"/>
      <style:text-properties style:font-name="Courier New" fo:font-size="10pt" officeooo:rsid="014a8292" officeooo:paragraph-rsid="0150fc19" style:font-name-asian="Courier New" style:font-size-asian="10pt" style:font-name-complex="Courier New" style:font-size-complex="10pt"/>
    </style:style>
    <style:style style:name="P520" style:family="paragraph" style:parent-style-name="Table_20_Contents">
      <style:paragraph-properties fo:text-align="start" style:justify-single-word="false"/>
      <style:text-properties style:font-name="Courier New" fo:font-size="10pt" officeooo:rsid="014a8292" officeooo:paragraph-rsid="01528a27" style:font-name-asian="Courier New" style:font-size-asian="10pt" style:font-name-complex="Courier New" style:font-size-complex="10pt"/>
    </style:style>
    <style:style style:name="P521" style:family="paragraph" style:parent-style-name="Table_20_Contents">
      <style:paragraph-properties fo:text-align="start" style:justify-single-word="false"/>
      <style:text-properties style:font-name="Courier New" fo:font-size="10pt" officeooo:rsid="01505ed7" officeooo:paragraph-rsid="01505ed7" style:font-name-asian="Courier New" style:font-size-asian="10pt" style:font-name-complex="Courier New" style:font-size-complex="10pt"/>
    </style:style>
    <style:style style:name="P522" style:family="paragraph" style:parent-style-name="Table_20_Contents">
      <style:paragraph-properties fo:text-align="start" style:justify-single-word="false"/>
      <style:text-properties style:font-name="Courier New" fo:font-size="10pt" officeooo:rsid="01505ed7" officeooo:paragraph-rsid="0150fc19" style:font-name-asian="Courier New" style:font-size-asian="10pt" style:font-name-complex="Courier New" style:font-size-complex="10pt"/>
    </style:style>
    <style:style style:name="P523" style:family="paragraph" style:parent-style-name="Table_20_Contents">
      <style:text-properties style:font-name="Courier New" fo:font-size="10pt" officeooo:rsid="013e9a5d" officeooo:paragraph-rsid="013e9a5d" style:font-name-asian="Courier New" style:font-size-asian="10pt" style:font-name-complex="Courier New" style:font-size-complex="10pt"/>
    </style:style>
    <style:style style:name="P524" style:family="paragraph" style:parent-style-name="Table_20_Contents">
      <style:text-properties style:font-name="Courier New" fo:font-size="10pt" officeooo:rsid="012b0840" officeooo:paragraph-rsid="01569f8e" style:font-name-asian="Courier New" style:font-size-asian="10pt" style:font-name-complex="Courier New" style:font-size-complex="10pt"/>
    </style:style>
    <style:style style:name="P525" style:family="paragraph" style:parent-style-name="Table_20_Contents">
      <style:text-properties style:font-name="Courier New" fo:font-size="10pt" officeooo:rsid="012b0840" officeooo:paragraph-rsid="0165105f" style:font-name-asian="Courier New" style:font-size-asian="10pt" style:font-name-complex="Courier New" style:font-size-complex="10pt"/>
    </style:style>
    <style:style style:name="P526" style:family="paragraph" style:parent-style-name="Table_20_Contents">
      <style:text-properties style:font-name="Courier New" fo:font-size="10pt" officeooo:paragraph-rsid="01569f8e" style:font-name-asian="Courier New" style:font-size-asian="10pt" style:font-name-complex="Courier New" style:font-size-complex="10pt"/>
    </style:style>
    <style:style style:name="P527" style:family="paragraph" style:parent-style-name="Table_20_Contents">
      <style:text-properties style:font-name="Courier New" fo:font-size="10pt" officeooo:paragraph-rsid="0165105f" style:font-name-asian="Courier New" style:font-size-asian="10pt" style:font-name-complex="Courier New" style:font-size-complex="10pt"/>
    </style:style>
    <style:style style:name="P528" style:family="paragraph" style:parent-style-name="Table_20_Contents">
      <style:text-properties style:font-name="Courier New" fo:font-size="10pt" officeooo:paragraph-rsid="0166e575" style:font-name-asian="Courier New" style:font-size-asian="10pt" style:font-name-complex="Courier New" style:font-size-complex="10pt"/>
    </style:style>
    <style:style style:name="P529" style:family="paragraph" style:parent-style-name="Table_20_Contents">
      <style:paragraph-properties fo:text-align="start" style:justify-single-word="false"/>
      <style:text-properties style:font-name="Courier New" fo:font-size="10pt" fo:font-weight="bold" style:font-name-asian="Tahoma1" style:font-size-asian="10pt" style:font-weight-asian="bold" style:font-name-complex="Tahoma1" style:font-size-complex="10pt" style:font-weight-complex="bold"/>
    </style:style>
    <style:style style:name="P530" style:family="paragraph" style:parent-style-name="Table_20_Contents">
      <style:paragraph-properties fo:text-align="start" style:justify-single-word="false"/>
      <style:text-properties style:font-name="Courier New" fo:font-size="10pt" fo:font-weight="normal" officeooo:paragraph-rsid="004f4e77" style:font-name-asian="Courier New" style:font-size-asian="10pt" style:font-weight-asian="normal" style:font-name-complex="Courier New" style:font-size-complex="10pt" style:font-weight-complex="normal"/>
    </style:style>
    <style:style style:name="P531" style:family="paragraph" style:parent-style-name="Table_20_Contents">
      <style:text-properties style:font-name="Courier New" fo:font-size="10pt" fo:font-weight="normal" officeooo:rsid="00a95c4e" officeooo:paragraph-rsid="00cf6fa5" style:font-name-asian="Verdana" style:font-size-asian="10pt" style:font-weight-asian="normal" style:font-name-complex="Verdana" style:font-size-complex="10pt" style:font-weight-complex="normal"/>
    </style:style>
    <style:style style:name="P532" style:family="paragraph" style:parent-style-name="Table_20_Contents">
      <style:paragraph-properties fo:text-align="start" style:justify-single-word="false"/>
      <style:text-properties style:font-name="Courier New" fo:font-size="10pt" officeooo:paragraph-rsid="00540fc5" style:font-name-asian="Verdana" style:font-size-asian="10pt" style:font-name-complex="Verdana" style:font-size-complex="10pt"/>
    </style:style>
    <style:style style:name="P533" style:family="paragraph" style:parent-style-name="Table_20_Contents">
      <style:paragraph-properties fo:text-align="start" style:justify-single-word="false"/>
      <style:text-properties style:font-name="Courier New" fo:font-size="10pt" officeooo:paragraph-rsid="00b092b5" style:font-name-asian="Verdana" style:font-size-asian="10pt" style:font-name-complex="Verdana" style:font-size-complex="10pt"/>
    </style:style>
    <style:style style:name="P534" style:family="paragraph" style:parent-style-name="Table_20_Contents">
      <style:paragraph-properties fo:text-align="start" style:justify-single-word="false"/>
      <style:text-properties style:font-name="Courier New" fo:font-size="10pt" officeooo:paragraph-rsid="00b11af1" style:font-name-asian="Verdana" style:font-size-asian="10pt" style:font-name-complex="Verdana" style:font-size-complex="10pt"/>
    </style:style>
    <style:style style:name="P535" style:family="paragraph" style:parent-style-name="Table_20_Contents">
      <style:paragraph-properties fo:text-align="start" style:justify-single-word="false"/>
      <style:text-properties style:font-name="Courier New" fo:font-size="10pt" officeooo:paragraph-rsid="00ce3002" style:font-name-asian="Verdana" style:font-size-asian="10pt" style:font-name-complex="Verdana" style:font-size-complex="10pt"/>
    </style:style>
    <style:style style:name="P536" style:family="paragraph" style:parent-style-name="Table_20_Contents">
      <style:text-properties style:font-name="Courier New" fo:font-size="10pt" officeooo:paragraph-rsid="00540fc5" style:font-name-asian="Verdana" style:font-size-asian="10pt" style:font-name-complex="Verdana" style:font-size-complex="10pt"/>
    </style:style>
    <style:style style:name="P537" style:family="paragraph" style:parent-style-name="Table_20_Contents">
      <style:paragraph-properties fo:text-align="start" style:justify-single-word="false"/>
      <style:text-properties style:font-name="Courier New" fo:font-size="10pt" officeooo:rsid="00ce3002" officeooo:paragraph-rsid="00ce3002" style:font-name-asian="Verdana" style:font-size-asian="10pt" style:font-name-complex="Verdana" style:font-size-complex="10pt"/>
    </style:style>
    <style:style style:name="P538" style:family="paragraph" style:parent-style-name="Table_20_Contents">
      <style:text-properties style:font-name="Courier New" fo:font-size="10pt" officeooo:paragraph-rsid="00cf6fa5" style:font-name-asian="Verdana" style:font-size-asian="10pt" style:font-name-complex="Verdana" style:font-size-complex="10pt"/>
    </style:style>
    <style:style style:name="P539" style:family="paragraph" style:parent-style-name="Table_20_Contents">
      <style:text-properties style:font-name="Courier New" fo:font-size="10pt" officeooo:rsid="00c071c7" officeooo:paragraph-rsid="00c071c7" style:font-name-asian="Verdana" style:font-size-asian="10pt" style:font-name-complex="Verdana" style:font-size-complex="10pt"/>
    </style:style>
    <style:style style:name="P540" style:family="paragraph" style:parent-style-name="Table_20_Contents">
      <style:text-properties style:font-name="Courier New" fo:font-size="10pt" officeooo:rsid="00c071c7" officeooo:paragraph-rsid="00c33d98" style:font-name-asian="Verdana" style:font-size-asian="10pt" style:font-name-complex="Verdana" style:font-size-complex="10pt"/>
    </style:style>
    <style:style style:name="P541" style:family="paragraph" style:parent-style-name="Table_20_Contents">
      <style:text-properties style:font-name="Courier New" fo:font-size="10pt" officeooo:rsid="00c071c7" officeooo:paragraph-rsid="00c3d2ac" style:font-name-asian="Verdana" style:font-size-asian="10pt" style:font-name-complex="Verdana" style:font-size-complex="10pt"/>
    </style:style>
    <style:style style:name="P542" style:family="paragraph" style:parent-style-name="Table_20_Contents">
      <style:text-properties style:font-name="Courier New" fo:font-size="10pt" officeooo:rsid="00cac764" officeooo:paragraph-rsid="00cac764" style:font-name-asian="Verdana" style:font-size-asian="10pt" style:font-name-complex="Verdana" style:font-size-complex="10pt"/>
    </style:style>
    <style:style style:name="P543" style:family="paragraph" style:parent-style-name="Table_20_Contents">
      <style:paragraph-properties fo:text-align="start" style:justify-single-word="false"/>
      <style:text-properties style:font-name="Courier New" fo:font-size="10pt" officeooo:rsid="0064d1c4" officeooo:paragraph-rsid="0064d1c4" style:font-name-asian="Arial" style:font-size-asian="10pt" style:font-name-complex="Arial" style:font-size-complex="10pt"/>
    </style:style>
    <style:style style:name="P544" style:family="paragraph" style:parent-style-name="Table_20_Contents">
      <style:paragraph-properties fo:text-align="start" style:justify-single-word="false"/>
      <style:text-properties style:font-name="Courier New" fo:font-size="10pt" officeooo:rsid="00668a2d" officeooo:paragraph-rsid="00668a2d" style:font-name-asian="Arial" style:font-size-asian="10pt" style:font-name-complex="Arial" style:font-size-complex="10pt"/>
    </style:style>
    <style:style style:name="P545" style:family="paragraph" style:parent-style-name="Table_20_Contents">
      <style:paragraph-properties fo:text-align="start" style:justify-single-word="false"/>
      <style:text-properties style:font-name="Courier New" fo:font-size="10pt" officeooo:rsid="010ba05b" officeooo:paragraph-rsid="010ba05b" style:font-name-asian="Arial" style:font-size-asian="10pt" style:font-name-complex="Arial" style:font-size-complex="10pt"/>
    </style:style>
    <style:style style:name="P546" style:family="paragraph" style:parent-style-name="Table_20_Contents">
      <style:text-properties style:font-name="Courier New" fo:font-size="10pt" officeooo:rsid="01569f8e" officeooo:paragraph-rsid="01569f8e" style:font-size-asian="10pt" style:font-size-complex="10pt"/>
    </style:style>
    <style:style style:name="P547" style:family="paragraph" style:parent-style-name="Table_20_Contents">
      <style:text-properties style:font-name="Courier New" fo:font-size="10pt" officeooo:rsid="01569f8e" officeooo:paragraph-rsid="01578f21" style:font-size-asian="10pt" style:font-size-complex="10pt"/>
    </style:style>
    <style:style style:name="P548" style:family="paragraph" style:parent-style-name="Table_20_Contents">
      <style:text-properties fo:color="#000000" style:font-name="Courier New" fo:font-size="10pt" style:font-name-asian="Courier New" style:font-size-asian="10pt" style:font-name-complex="Courier New" style:font-size-complex="10pt"/>
    </style:style>
    <style:style style:name="P549" style:family="paragraph" style:parent-style-name="Table_20_Contents">
      <style:paragraph-properties fo:text-align="start" style:justify-single-word="false"/>
      <style:text-properties fo:color="#000000" style:font-name="Courier New" fo:font-size="10pt" officeooo:paragraph-rsid="004f4e77" style:font-name-asian="Courier New" style:font-size-asian="10pt" style:font-name-complex="Courier New" style:font-size-complex="10pt"/>
    </style:style>
    <style:style style:name="P550" style:family="paragraph" style:parent-style-name="Table_20_Contents">
      <style:paragraph-properties fo:text-align="start" style:justify-single-word="false"/>
      <style:text-properties fo:color="#000000" style:font-name="Courier New" fo:font-size="10pt" officeooo:paragraph-rsid="009b50e6" style:font-name-asian="Courier New" style:font-size-asian="10pt" style:font-name-complex="Courier New" style:font-size-complex="10pt"/>
    </style:style>
    <style:style style:name="P551" style:family="paragraph" style:parent-style-name="Table_20_Contents">
      <style:paragraph-properties fo:text-align="start" style:justify-single-word="false"/>
      <style:text-properties fo:color="#000000" style:font-name="Courier New" fo:font-size="10pt" officeooo:paragraph-rsid="00a6ef34" style:font-name-asian="Courier New" style:font-size-asian="10pt" style:font-name-complex="Courier New" style:font-size-complex="10pt"/>
    </style:style>
    <style:style style:name="P552" style:family="paragraph" style:parent-style-name="Table_20_Contents">
      <style:paragraph-properties fo:text-align="start" style:justify-single-word="false"/>
      <style:text-properties fo:color="#000000" style:font-name="Courier New" fo:font-size="10pt" officeooo:rsid="003ae862" officeooo:paragraph-rsid="009b50e6" style:font-name-asian="Courier New" style:font-size-asian="10pt" style:font-name-complex="Courier New" style:font-size-complex="10pt"/>
    </style:style>
    <style:style style:name="P553" style:family="paragraph" style:parent-style-name="Table_20_Contents">
      <style:text-properties fo:color="#000000" style:font-name="Courier New" fo:font-size="10pt" officeooo:paragraph-rsid="0059348c" style:font-name-asian="Courier New" style:font-size-asian="10pt" style:font-name-complex="Courier New" style:font-size-complex="10pt"/>
    </style:style>
    <style:style style:name="P554" style:family="paragraph" style:parent-style-name="Table_20_Contents">
      <style:paragraph-properties>
        <style:tab-stops>
          <style:tab-stop style:position="1.2811in"/>
        </style:tab-stops>
      </style:paragraph-properties>
      <style:text-properties fo:color="#000000" style:font-name="Courier New" fo:font-size="10pt" style:font-name-asian="Courier New" style:font-size-asian="10pt" style:font-name-complex="Courier New" style:font-size-complex="10pt"/>
    </style:style>
    <style:style style:name="P555" style:family="paragraph" style:parent-style-name="Table_20_Contents">
      <style:paragraph-properties fo:text-align="start" style:justify-single-word="false"/>
      <style:text-properties fo:color="#000000" style:font-name="Courier New" fo:font-size="10pt" officeooo:rsid="00a6ef34" officeooo:paragraph-rsid="00a6ef34" style:font-name-asian="Courier New" style:font-size-asian="10pt" style:font-name-complex="Courier New" style:font-size-complex="10pt"/>
    </style:style>
    <style:style style:name="P556" style:family="paragraph" style:parent-style-name="Table_20_Contents">
      <style:paragraph-properties fo:text-align="start" style:justify-single-word="false"/>
      <style:text-properties fo:color="#000000" style:font-name="Courier New" fo:font-size="10pt" officeooo:rsid="011968e4" officeooo:paragraph-rsid="011968e4" style:font-name-asian="Courier New" style:font-size-asian="10pt" style:font-name-complex="Courier New" style:font-size-complex="10pt"/>
    </style:style>
    <style:style style:name="P557" style:family="paragraph" style:parent-style-name="Table_20_Contents">
      <style:paragraph-properties fo:text-align="start" style:justify-single-word="false"/>
      <style:text-properties fo:color="#000000" style:font-name="Courier New" fo:font-size="10pt" style:font-name-asian="Tahoma1" style:font-size-asian="10pt" style:font-name-complex="Tahoma1" style:font-size-complex="10pt"/>
    </style:style>
    <style:style style:name="P558" style:family="paragraph" style:parent-style-name="Table_20_Contents">
      <style:paragraph-properties fo:text-align="start" style:justify-single-word="false"/>
      <style:text-properties fo:color="#000000" style:font-name="Courier New" fo:font-size="16pt" fo:font-weight="bold" officeooo:paragraph-rsid="009b50e6" style:font-name-asian="Courier New" style:font-size-asian="16pt" style:font-weight-asian="bold" style:font-name-complex="Courier New" style:font-size-complex="16pt" style:font-weight-complex="bold"/>
    </style:style>
    <style:style style:name="P559" style:family="paragraph" style:parent-style-name="Table_20_Contents">
      <style:paragraph-properties fo:text-align="start" style:justify-single-word="false"/>
      <style:text-properties fo:color="#000000" style:font-name="Arial" fo:font-size="10pt" officeooo:paragraph-rsid="004f4e77" style:font-name-asian="Courier New" style:font-size-asian="10pt" style:font-name-complex="Courier New" style:font-size-complex="10pt"/>
    </style:style>
    <style:style style:name="P560" style:family="paragraph" style:parent-style-name="Table_20_Contents">
      <style:paragraph-properties fo:text-align="start" style:justify-single-word="false"/>
      <style:text-properties fo:color="#000000" style:font-name="Arial" fo:font-size="10pt" officeooo:paragraph-rsid="00a6ef34" style:font-name-asian="Courier New" style:font-size-asian="10pt" style:font-name-complex="Courier New" style:font-size-complex="10pt"/>
    </style:style>
    <style:style style:name="P561" style:family="paragraph" style:parent-style-name="Table_20_Contents">
      <style:text-properties style:use-window-font-color="true" style:font-name="Courier New" fo:font-size="10pt" style:font-name-asian="Courier New" style:font-size-asian="10pt" style:font-name-complex="Courier New" style:font-size-complex="10pt"/>
    </style:style>
    <style:style style:name="P562" style:family="paragraph" style:parent-style-name="Table_20_Contents">
      <style:text-properties style:use-window-font-color="true"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63" style:family="paragraph" style:parent-style-name="Table_20_Content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rsid="01222410" officeooo:paragraph-rsid="012674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64" style:family="paragraph" style:parent-style-name="Table_20_Contents">
      <style:paragraph-properties fo:text-align="start" style:justify-single-word="false"/>
      <style:text-properties style:font-name="Arial" fo:font-size="10pt" officeooo:rsid="0064d1c4" officeooo:paragraph-rsid="0064d1c4" style:font-name-asian="Arial" style:font-size-asian="10pt" style:font-name-complex="Arial" style:font-size-complex="10pt"/>
    </style:style>
    <style:style style:name="P565" style:family="paragraph" style:parent-style-name="Table_20_Contents">
      <style:text-properties style:font-name="Arial" fo:font-size="10pt" style:font-name-asian="Courier New" style:font-size-asian="10pt" style:font-name-complex="Courier New" style:font-size-complex="10pt"/>
    </style:style>
    <style:style style:name="P566" style:family="paragraph" style:parent-style-name="Table_20_Contents">
      <style:text-properties style:font-name="Arial" fo:font-size="10pt" officeooo:rsid="012fbe25" officeooo:paragraph-rsid="012fbe25" style:font-name-asian="Courier New" style:font-size-asian="10pt" style:font-name-complex="Courier New" style:font-size-complex="10pt"/>
    </style:style>
    <style:style style:name="P567" style:family="paragraph" style:parent-style-name="Default_7e_LT_7e_Gliederung_20_1">
      <style:paragraph-properties fo:margin-left="0.9453in" fo:margin-right="0in" fo:margin-top="0in" fo:margin-bottom="0in" loext:contextual-spacing="false" style:line-height-at-least="0.139in" fo:text-align="start" style:justify-single-word="false" fo:text-indent="-0.3154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4f4e7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68" style:family="paragraph" style:parent-style-name="Default_7e_LT_7e_Gliederung_20_1">
      <style:paragraph-properties fo:margin-left="0.9453in" fo:margin-right="0in" fo:margin-top="0in" fo:margin-bottom="0in" loext:contextual-spacing="false" style:line-height-at-least="0.139in" fo:text-align="start" style:justify-single-word="false" fo:text-indent="-0.3154in" style:auto-text-indent="false" style:text-autospace="none" style:writing-mode="lr-tb">
        <style:tab-stops/>
      </style:paragraph-properties>
      <style:text-properties style:use-window-font-color="true" style:text-outline="false" style:text-line-through-style="none" style:text-line-through-type="none" style:font-name="Courier New" fo:font-size="10pt" fo:letter-spacing="normal" fo:font-style="normal" fo:text-shadow="none" style:text-underline-style="none" fo:font-weight="normal" officeooo:paragraph-rsid="00cf6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69" style:family="paragraph" style:parent-style-name="Default_7e_LT_7e_Gliederung_20_1">
      <style:paragraph-properties fo:margin-left="0.9453in" fo:margin-right="0in" fo:margin-top="0in" fo:margin-bottom="0in" loext:contextual-spacing="false" style:line-height-at-least="0.139in" fo:text-align="start" style:justify-single-word="false" fo:text-indent="-0.3154in" style:auto-text-indent="false" style:text-autospace="none" style:writing-mode="lr-tb">
        <style:tab-stops/>
      </style:paragraph-properties>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paragraph-rsid="00cf6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70" style:family="paragraph" style:parent-style-name="Default_7e_LT_7e_Gliederung_20_1">
      <style:paragraph-properties fo:margin-left="0.9453in" fo:margin-right="0in" fo:margin-top="0in" fo:margin-bottom="0in" loext:contextual-spacing="false" style:line-height-at-least="0.139in" fo:text-align="start" style:justify-single-word="false" fo:text-indent="-0.3154in" style:auto-text-indent="false" style:text-autospace="none" style:writing-mode="lr-tb">
        <style:tab-stops/>
      </style:paragraph-properties>
      <style:text-properties fo:color="#000000" style:text-outline="false" style:text-line-through-style="none" style:text-line-through-type="none" style:font-name="Courier New" fo:font-size="10pt" fo:letter-spacing="normal" fo:font-style="normal" fo:text-shadow="none" style:text-underline-style="none" fo:font-weight="normal" officeooo:paragraph-rsid="00cf6fa5"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71" style:family="paragraph" style:parent-style-name="Default_7e_LT_7e_Gliederung_20_1">
      <style:paragraph-properties fo:margin-left="0.472in" fo:margin-right="0in" fo:margin-top="0in" fo:margin-bottom="0in" loext:contextual-spacing="false" fo:text-align="center" style:justify-single-word="false" fo:text-indent="-0.3543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officeooo:paragraph-rsid="0022e08e" style:font-name-asian="Courier New" style:font-size-asian="10pt" style:font-style-asian="normal" style:font-weight-asian="normal" style:font-name-complex="Courier New" style:font-size-complex="10pt" style:font-style-complex="normal" style:font-weight-complex="normal"/>
    </style:style>
    <style:style style:name="P572" style:family="paragraph" style:parent-style-name="Default_7e_LT_7e_Gliederung_20_1">
      <style:paragraph-properties fo:margin-left="0.472in" fo:margin-right="0in" fo:margin-top="0in" fo:margin-bottom="0in" loext:contextual-spacing="false" fo:text-align="center" style:justify-single-word="false" fo:text-indent="-0.3543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573" style:family="paragraph" style:parent-style-name="Default_7e_LT_7e_Gliederung_20_1">
      <style:paragraph-properties fo:margin-left="0.472in" fo:margin-right="0in" fo:margin-top="0in" fo:margin-bottom="0in" loext:contextual-spacing="false" fo:text-indent="-0.3543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574" style:family="paragraph" style:parent-style-name="Default_7e_LT_7e_Gliederung_20_1">
      <style:paragraph-properties fo:margin-left="0.472in" fo:margin-right="0in" fo:margin-top="0in" fo:margin-bottom="0in" loext:contextual-spacing="false" fo:text-indent="-0.3543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575" style:family="paragraph" style:parent-style-name="Default_7e_LT_7e_Gliederung_20_1">
      <style:paragraph-properties fo:margin-left="0.472in" fo:margin-right="0in" fo:margin-top="0in" fo:margin-bottom="0in" loext:contextual-spacing="false" fo:text-indent="-0.3543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officeooo:paragraph-rsid="0048334e" style:font-name-asian="Tahoma2" style:font-size-asian="10pt" style:font-style-asian="normal" style:font-weight-asian="normal" style:font-name-complex="Tahoma2" style:font-size-complex="10pt" style:font-style-complex="normal" style:font-weight-complex="normal"/>
    </style:style>
    <style:style style:name="P576" style:family="paragraph" style:parent-style-name="Default_7e_LT_7e_Gliederung_20_1">
      <style:paragraph-properties fo:margin-left="0.472in" fo:margin-right="0in" fo:margin-top="0in" fo:margin-bottom="0in" loext:contextual-spacing="false" fo:text-indent="-0.3543in" style:auto-text-indent="false" style:text-autospace="none">
        <style:tab-stops/>
      </style:paragraph-properties>
      <style:text-properties style:use-window-font-color="true" style:text-outline="false" style:text-line-through-style="none" style:text-line-through-type="none" style:font-name="Courier New" fo:font-size="10pt" fo:font-style="normal" fo:text-shadow="none" style:text-underline-style="none" fo:font-weight="normal" officeooo:paragraph-rsid="0049891f" style:font-name-asian="Tahoma2" style:font-size-asian="10pt" style:font-style-asian="normal" style:font-weight-asian="normal" style:font-name-complex="Tahoma2" style:font-size-complex="10pt" style:font-style-complex="normal" style:font-weight-complex="normal"/>
    </style:style>
    <style:style style:name="P577" style:family="paragraph" style:parent-style-name="Default_7e_LT_7e_Gliederung_20_1">
      <style:paragraph-properties fo:margin-left="0.472in" fo:margin-right="0in" fo:margin-top="0in" fo:margin-bottom="0in" loext:contextual-spacing="false" fo:text-align="center" style:justify-single-word="false" fo:text-indent="-0.3543in" style:auto-text-indent="false" style:text-autospace="none">
        <style:tab-stops/>
      </style:paragraph-properties>
      <style:text-properties style:use-window-font-color="true" style:text-outline="false" style:text-line-through-style="none" style:text-line-through-type="none" style:font-name="Tahoma2" fo:font-size="10pt" fo:font-style="normal" fo:text-shadow="none" style:text-underline-style="none" fo:font-weight="normal" officeooo:paragraph-rsid="0022e08e" style:font-name-asian="Tahoma2" style:font-size-asian="10pt" style:font-style-asian="normal" style:font-weight-asian="normal" style:font-name-complex="Tahoma2" style:font-size-complex="10pt" style:font-style-complex="normal" style:font-weight-complex="normal"/>
    </style:style>
    <style:style style:name="P578" style:family="paragraph" style:parent-style-name="Text_20_body">
      <style:paragraph-properties fo:margin-top="0in" fo:margin-bottom="0in" loext:contextual-spacing="false"/>
    </style:style>
    <style:style style:name="P579" style:family="paragraph" style:parent-style-name="Text_20_body">
      <style:paragraph-properties fo:margin-top="0in" fo:margin-bottom="0in" loext:contextual-spacing="false"/>
      <style:text-properties style:font-name="Arial" fo:font-size="10pt" style:font-size-asian="10pt" style:font-size-complex="10pt"/>
    </style:style>
    <style:style style:name="P580" style:family="paragraph" style:parent-style-name="Text_20_body">
      <style:paragraph-properties fo:margin-top="0in" fo:margin-bottom="0in" loext:contextual-spacing="false"/>
      <style:text-properties style:font-name="Arial" fo:font-size="10pt" officeooo:rsid="007ae96e" officeooo:paragraph-rsid="007ae96e" style:font-size-asian="10pt" style:font-size-complex="10pt"/>
    </style:style>
    <style:style style:name="P581" style:family="paragraph" style:parent-style-name="Text_20_body">
      <style:paragraph-properties fo:margin-top="0in" fo:margin-bottom="0in" loext:contextual-spacing="false"/>
      <style:text-properties style:font-name="Arial" fo:font-size="10pt" officeooo:rsid="0104be2e" officeooo:paragraph-rsid="0104be2e" style:font-size-asian="10pt" style:font-size-complex="10pt"/>
    </style:style>
    <style:style style:name="P582" style:family="paragraph" style:parent-style-name="Text_20_body">
      <style:paragraph-properties fo:margin-top="0in" fo:margin-bottom="0in" loext:contextual-spacing="false"/>
      <style:text-properties style:font-name="Arial" fo:font-size="10pt" officeooo:rsid="0104be2e" officeooo:paragraph-rsid="01053851" style:font-size-asian="10pt" style:font-size-complex="10pt"/>
    </style:style>
    <style:style style:name="P583" style:family="paragraph" style:parent-style-name="Text_20_body">
      <style:paragraph-properties fo:margin-top="0in" fo:margin-bottom="0in" loext:contextual-spacing="false"/>
      <style:text-properties style:font-name="Arial" fo:font-size="10pt" officeooo:rsid="010f9567" officeooo:paragraph-rsid="010f9567" style:font-size-asian="10pt" style:font-size-complex="10pt"/>
    </style:style>
    <style:style style:name="P584" style:family="paragraph" style:parent-style-name="Text_20_body">
      <style:paragraph-properties fo:margin-top="0in" fo:margin-bottom="0in" loext:contextual-spacing="false"/>
      <style:text-properties style:font-name="Arial" fo:font-size="10pt" officeooo:rsid="01569f8e" officeooo:paragraph-rsid="01569f8e" style:font-size-asian="10pt" style:font-size-complex="10pt"/>
    </style:style>
    <style:style style:name="P585" style:family="paragraph" style:parent-style-name="Text_20_body">
      <style:paragraph-properties fo:margin-top="0in" fo:margin-bottom="0in" loext:contextual-spacing="false"/>
      <style:text-properties style:font-name="Arial" fo:font-size="10pt" officeooo:rsid="01578f21" officeooo:paragraph-rsid="01578f21" style:font-size-asian="10pt" style:font-size-complex="10pt"/>
    </style:style>
    <style:style style:name="P586" style:family="paragraph" style:parent-style-name="Text_20_body">
      <style:paragraph-properties fo:margin-top="0in" fo:margin-bottom="0in" loext:contextual-spacing="false"/>
      <style:text-properties style:font-name="Arial" fo:font-size="10pt" officeooo:paragraph-rsid="0165105f" style:font-size-asian="10pt" style:font-size-complex="10pt"/>
    </style:style>
    <style:style style:name="P587" style:family="paragraph" style:parent-style-name="Text_20_body">
      <style:paragraph-properties fo:margin-top="0in" fo:margin-bottom="0in" loext:contextual-spacing="false"/>
      <style:text-properties style:font-name="Arial" fo:font-size="10pt" style:font-size-asian="8.75pt" style:font-size-complex="10pt"/>
    </style:style>
    <style:style style:name="P588" style:family="paragraph" style:parent-style-name="Text_20_body">
      <style:paragraph-properties fo:margin-top="0in" fo:margin-bottom="0in" loext:contextual-spacing="false"/>
      <style:text-properties style:font-name="Arial" officeooo:paragraph-rsid="011968e4"/>
    </style:style>
    <style:style style:name="P589" style:family="paragraph" style:parent-style-name="Text_20_body">
      <style:paragraph-properties fo:margin-top="0in" fo:margin-bottom="0in" loext:contextual-spacing="false"/>
      <style:text-properties style:font-name="Arial" fo:font-size="16pt" fo:font-weight="bold" officeooo:rsid="010f9567" officeooo:paragraph-rsid="010f9567" style:font-size-asian="16pt" style:font-weight-asian="bold" style:font-size-complex="16pt" style:font-weight-complex="bold"/>
    </style:style>
    <style:style style:name="P590" style:family="paragraph" style:parent-style-name="Text_20_body">
      <style:paragraph-properties fo:margin-top="0in" fo:margin-bottom="0.0437in" loext:contextual-spacing="false"/>
      <style:text-properties officeooo:paragraph-rsid="00e16197"/>
    </style:style>
    <style:style style:name="P591" style:family="paragraph" style:parent-style-name="Text_20_body">
      <style:text-properties style:font-name="Arial" fo:font-size="10pt" style:font-size-asian="10pt" style:font-size-complex="10pt"/>
    </style:style>
    <style:style style:name="P592" style:family="paragraph" style:parent-style-name="Text_20_body">
      <style:text-properties style:font-name="Arial" fo:font-size="10pt" officeooo:rsid="01569f8e" officeooo:paragraph-rsid="01569f8e" style:font-size-asian="10pt" style:font-size-complex="10pt"/>
    </style:style>
    <style:style style:name="P593" style:family="paragraph" style:parent-style-name="Default_7e_LT_7e_Gliederung_20_1" style:list-style-name="L4">
      <style:paragraph-properties fo:margin-left="0in" fo:margin-right="0in" fo:margin-top="0in" fo:margin-bottom="0in" loext:contextual-spacing="false" fo:text-indent="0in" style:auto-text-indent="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94" style:family="paragraph" style:parent-style-name="Default_7e_LT_7e_Gliederung_20_1" style:list-style-name="L5">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95" style:family="paragraph" style:parent-style-name="Default_7e_LT_7e_Gliederung_20_1" style:list-style-name="L5">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596" style:family="paragraph" style:parent-style-name="Default_7e_LT_7e_Gliederung_20_1" style:list-style-name="L12">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840c4" officeooo:paragraph-rsid="00e0aa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97" style:family="paragraph" style:parent-style-name="Default_7e_LT_7e_Gliederung_20_1" style:list-style-name="L12">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840c4" officeooo:paragraph-rsid="00e1619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98" style:family="paragraph" style:parent-style-name="Default_7e_LT_7e_Gliederung_20_1" style:list-style-name="L12">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9249f" officeooo:paragraph-rsid="00d9249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599" style:family="paragraph" style:parent-style-name="Default_7e_LT_7e_Gliederung_20_1" style:list-style-name="L12">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a208c" officeooo:paragraph-rsid="00da208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00" style:family="paragraph" style:parent-style-name="Default_7e_LT_7e_Gliederung_20_1" style:list-style-name="L12">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rsid="00d9249f" officeooo:paragraph-rsid="00e0aa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01" style:family="paragraph" style:parent-style-name="Default_7e_LT_7e_Gliederung_20_1" style:list-style-name="L12">
      <style:paragraph-properties fo:margin-left="0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rsid="00e0aa71" officeooo:paragraph-rsid="00e0aa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02" style:family="paragraph" style:parent-style-name="Default_7e_LT_7e_Gliederung_20_1" style:list-style-name="L5">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03" style:family="paragraph" style:parent-style-name="Default_7e_LT_7e_Gliederung_20_1" style:list-style-name="L5">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604" style:family="paragraph" style:parent-style-name="Default_7e_LT_7e_Gliederung_20_1" style:list-style-name="L22">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698d01" officeooo:paragraph-rsid="01698d0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05" style:family="paragraph" style:parent-style-name="Default_7e_LT_7e_Gliederung_20_1" style:list-style-name="L9">
      <style:paragraph-properties fo:margin-top="0in" fo:margin-bottom="0in" loext:contextual-spacing="false" style:text-autospace="none"/>
      <style:text-properties fo:color="#000000" style:text-outline="false" style:text-line-through-style="none" style:text-line-through-type="none" style:font-name="Arial" fo:font-size="16pt" fo:font-style="normal" fo:text-shadow="none" style:text-underline-style="none" fo:font-weight="bold" officeooo:rsid="01300520" officeooo:paragraph-rsid="01300520" style:font-name-asian="Arial" style:font-size-asian="16pt" style:font-style-asian="normal" style:font-weight-asian="bold" style:font-name-complex="Arial" style:font-size-complex="16pt" style:font-style-complex="normal" style:font-weight-complex="bold"/>
    </style:style>
    <style:style style:name="P606" style:family="paragraph" style:parent-style-name="Default_7e_LT_7e_Gliederung_20_1" style:list-style-name="L13">
      <style:paragraph-properties fo:margin-top="0in" fo:margin-bottom="0in" loext:contextual-spacing="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efd868" officeooo:paragraph-rsid="00efd86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07" style:family="paragraph" style:parent-style-name="Default_7e_LT_7e_Gliederung_20_1" style:list-style-name="L22">
      <style:paragraph-properties fo:margin-top="0in" fo:margin-bottom="0in" loext:contextual-spacing="false" style:line-height-at-least="0.139in" fo:text-align="start" style:justify-single-word="false" style:text-autospace="none" style:writing-mode="lr-tb">
        <style:tab-stops/>
      </style:paragraph-properties>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12dfd70" officeooo:paragraph-rsid="01569f8e"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08" style:family="paragraph" style:parent-style-name="Default_7e_LT_7e_Gliederung_20_1" style:list-style-name="L12">
      <style:paragraph-properties fo:margin-left="0.1181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840c4" officeooo:paragraph-rsid="00e0aa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09" style:family="paragraph" style:parent-style-name="Default_7e_LT_7e_Gliederung_20_1" style:list-style-name="L12">
      <style:paragraph-properties fo:margin-left="0.1181in" fo:margin-right="0in" fo:margin-top="0in" fo:margin-bottom="0in" loext:contextual-spacing="false" fo:text-indent="0in" style:auto-text-indent="false" style:text-autospace="none"/>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a208c" officeooo:paragraph-rsid="00da208c"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P610" style:family="paragraph" style:parent-style-name="Default_7e_LT_7e_Gliederung_20_2" style:list-style-name="L5">
      <style:paragraph-properties fo:margin-left="0.4925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style>
    <style:style style:name="P611" style:family="paragraph" style:parent-style-name="Default_7e_LT_7e_Gliederung_20_2" style:list-style-name="L6">
      <style:paragraph-properties fo:margin-top="0in" fo:margin-bottom="0in" loext:contextual-spacing="false" style:text-autospace="none">
        <style:tab-stops/>
      </style:paragraph-properties>
      <style:text-properties fo:color="#000000" style:text-outline="false" style:text-line-through-style="none" style:text-line-through-type="none" style:font-name="Arial" fo:font-size="10pt" fo:font-style="normal" fo:text-shadow="none" style:text-underline-style="none" fo:font-weight="normal" officeooo:rsid="0115fd13" officeooo:paragraph-rsid="0115fd13" style:font-name-asian="Courier New" style:font-size-asian="10pt" style:font-style-asian="normal" style:font-weight-asian="normal" style:font-name-complex="Courier New" style:font-size-complex="10pt" style:font-style-complex="normal" style:font-weight-complex="normal"/>
    </style:style>
    <style:style style:name="P612" style:family="paragraph" style:parent-style-name="Default_7e_LT_7e_Gliederung_20_2" style:list-style-name="L16">
      <style:paragraph-properties fo:margin-left="0.4925in" fo:margin-right="0in" fo:margin-top="0in" fo:margin-bottom="0in" loext:contextual-spacing="false" fo:text-align="start" style:justify-single-word="false" fo:text-indent="-0.25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613" style:family="paragraph" style:parent-style-name="Default_7e_LT_7e_Gliederung_20_2">
      <style:paragraph-properties fo:margin-left="0in" fo:margin-right="0in" fo:margin-top="0in" fo:margin-bottom="0in" loext:contextual-spacing="false" fo:text-align="start" style:justify-single-word="false" fo:text-indent="0in" style:auto-text-indent="false" style:text-autospace="none">
        <style:tab-stops/>
      </style:paragraph-properties>
      <style:text-properties style:use-window-font-color="true" style:text-outline="false" style:text-line-through-style="none" style:text-line-through-type="none" style:text-position="0% 100%" style:font-name="Arial" fo:font-size="10pt" fo:font-style="normal" fo:text-shadow="none" style:text-underline-style="none" fo:font-weight="normal" officeooo:paragraph-rsid="004f4e77" style:font-name-asian="Courier New" style:font-size-asian="10pt" style:font-style-asian="normal" style:font-weight-asian="normal" style:font-name-complex="Courier New" style:font-size-complex="10pt" style:font-style-complex="normal" style:font-weight-complex="normal"/>
    </style:style>
    <style:style style:name="P614" style:family="paragraph" style:parent-style-name="Standard" style:list-style-name="L1">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615" style:family="paragraph" style:parent-style-name="Standard" style:list-style-name="L1">
      <style:text-properties fo:color="#000000" style:text-outline="false" style:text-line-through-style="none" style:text-line-through-type="none" style:text-position="0% 100%" style:font-name="Arial" fo:font-size="10pt" fo:font-style="normal" fo:text-shadow="none" style:text-underline-style="none" fo:font-weight="normal" officeooo:paragraph-rsid="0124f274" style:font-name-asian="Courier New" style:font-size-asian="10pt" style:font-style-asian="normal" style:font-weight-asian="normal" style:font-name-complex="Courier New" style:font-size-complex="10pt" style:font-style-complex="normal" style:font-weight-complex="normal"/>
    </style:style>
    <style:style style:name="P616" style:family="paragraph" style:parent-style-name="Standard" style:list-style-name="L1">
      <style:text-properties fo:color="#000000" style:text-outline="false" style:text-line-through-style="none" style:text-line-through-type="none" style:text-position="0% 100%" style:font-name="Arial" fo:font-size="10pt" fo:font-style="normal" fo:text-shadow="none" style:text-underline-style="none" fo:font-weight="normal" officeooo:rsid="0061b9be" officeooo:paragraph-rsid="0061b9be" style:font-name-asian="Courier New" style:font-size-asian="10pt" style:font-style-asian="normal" style:font-weight-asian="normal" style:font-name-complex="Courier New" style:font-size-complex="10pt" style:font-style-complex="normal" style:font-weight-complex="normal"/>
    </style:style>
    <style:style style:name="P617" style:family="paragraph" style:parent-style-name="Standard" style:list-style-name="L1">
      <style:text-properties fo:color="#000000" style:text-outline="false" style:text-line-through-style="none" style:text-line-through-type="none" style:text-position="0% 100%" style:font-name="Arial" fo:font-size="10pt" fo:font-style="normal" fo:text-shadow="none" style:text-underline-style="none" fo:font-weight="normal" officeooo:rsid="0124f274" officeooo:paragraph-rsid="0124f274" style:font-name-asian="Courier New" style:font-size-asian="10pt" style:font-style-asian="normal" style:font-weight-asian="normal" style:font-name-complex="Courier New" style:font-size-complex="10pt" style:font-style-complex="normal" style:font-weight-complex="normal"/>
    </style:style>
    <style:style style:name="P618" style:family="paragraph" style:parent-style-name="Standard" style:list-style-name="L2">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619" style:family="paragraph" style:parent-style-name="Standard" style:list-style-name="L8">
      <style:text-properties fo:color="#000000" style:text-outline="false" style:text-line-through-style="none" style:text-line-through-type="none" style:text-position="0% 100%" style:font-name="Arial" fo:font-size="10pt" fo:font-style="normal" fo:text-shadow="none" style:text-underline-style="none" fo:font-weight="normal" officeooo:paragraph-rsid="001fd7b9" style:font-name-asian="Courier New" style:font-size-asian="10pt" style:font-style-asian="normal" style:font-weight-asian="normal" style:font-name-complex="Courier New" style:font-size-complex="10pt" style:font-style-complex="normal" style:font-weight-complex="normal"/>
    </style:style>
    <style:style style:name="P620" style:family="paragraph" style:parent-style-name="Standard" style:list-style-name="L3">
      <style:text-properties officeooo:paragraph-rsid="007513e7"/>
    </style:style>
    <style:style style:name="P621" style:family="paragraph" style:parent-style-name="Standard" style:list-style-name="L3">
      <style:text-properties officeooo:rsid="00f4a994" officeooo:paragraph-rsid="00f4a994"/>
    </style:style>
    <style:style style:name="P622" style:family="paragraph" style:parent-style-name="Standard" style:list-style-name="L3">
      <style:text-properties officeooo:rsid="007513e7" officeooo:paragraph-rsid="007513e7"/>
    </style:style>
    <style:style style:name="P623" style:family="paragraph" style:parent-style-name="Standard" style:list-style-name="L7">
      <style:text-properties style:font-name="Arial" fo:font-size="10pt" style:font-size-asian="10pt" style:font-size-complex="10pt"/>
    </style:style>
    <style:style style:name="P624" style:family="paragraph" style:parent-style-name="Standard" style:list-style-name="L7">
      <style:text-properties style:font-name="Arial" fo:font-size="10pt" officeooo:rsid="001fd7b9" officeooo:paragraph-rsid="001fd7b9" style:font-size-asian="10pt" style:font-size-complex="10pt"/>
    </style:style>
    <style:style style:name="P625" style:family="paragraph" style:parent-style-name="Standard" style:list-style-name="L8">
      <style:text-properties style:font-name="Arial" fo:font-size="10pt" officeooo:paragraph-rsid="001fd7b9" style:font-size-asian="10pt" style:font-size-complex="10pt"/>
    </style:style>
    <style:style style:name="P626" style:family="paragraph" style:parent-style-name="Standard" style:list-style-name="L20">
      <style:text-properties officeooo:paragraph-rsid="00707298"/>
    </style:style>
    <style:style style:name="P627" style:family="paragraph" style:parent-style-name="Text_20_body" style:list-style-name="L17">
      <style:text-properties officeooo:paragraph-rsid="011968e4"/>
    </style:style>
    <style:style style:name="P628" style:family="paragraph" style:parent-style-name="Text_20_body" style:list-style-name="L10">
      <style:paragraph-properties fo:margin-top="0in" fo:margin-bottom="0in" loext:contextual-spacing="false"/>
      <style:text-properties style:font-name="Arial" fo:font-size="10pt" officeooo:paragraph-rsid="007ae96e" style:font-size-asian="10pt" style:font-size-complex="10pt"/>
    </style:style>
    <style:style style:name="P629" style:family="paragraph" style:parent-style-name="Text_20_body" style:list-style-name="L10">
      <style:paragraph-properties fo:margin-top="0in" fo:margin-bottom="0in" loext:contextual-spacing="false"/>
      <style:text-properties style:font-name="Arial" fo:font-size="10pt" officeooo:paragraph-rsid="00b93289" style:font-size-asian="10pt" style:font-size-complex="10pt"/>
    </style:style>
    <style:style style:name="P630" style:family="paragraph" style:parent-style-name="Text_20_body" style:list-style-name="L11">
      <style:paragraph-properties fo:margin-top="0in" fo:margin-bottom="0in" loext:contextual-spacing="false"/>
      <style:text-properties style:font-name="Arial" fo:font-size="10pt" style:font-size-asian="10pt" style:font-size-complex="10pt"/>
    </style:style>
    <style:style style:name="P631" style:family="paragraph" style:parent-style-name="Text_20_body" style:list-style-name="L11">
      <style:paragraph-properties fo:margin-top="0in" fo:margin-bottom="0in" loext:contextual-spacing="false"/>
      <style:text-properties style:font-name="Arial" fo:font-size="10pt" officeooo:paragraph-rsid="011cfe08" style:font-size-asian="10pt" style:font-size-complex="10pt"/>
    </style:style>
    <style:style style:name="P632" style:family="paragraph" style:parent-style-name="Text_20_body" style:list-style-name="L14">
      <style:paragraph-properties fo:margin-top="0in" fo:margin-bottom="0in" loext:contextual-spacing="false"/>
      <style:text-properties style:font-name="Arial" fo:font-size="10pt" officeooo:rsid="0104be2e" officeooo:paragraph-rsid="0104be2e" style:font-size-asian="10pt" style:font-size-complex="10pt"/>
    </style:style>
    <style:style style:name="P633" style:family="paragraph" style:parent-style-name="Text_20_body" style:list-style-name="L19">
      <style:paragraph-properties fo:margin-top="0in" fo:margin-bottom="0in" loext:contextual-spacing="false"/>
      <style:text-properties style:font-name="Arial" fo:font-size="10pt" officeooo:paragraph-rsid="009e9f4c" style:font-size-asian="10pt" style:font-size-complex="10pt"/>
    </style:style>
    <style:style style:name="P634" style:family="paragraph" style:parent-style-name="Text_20_body" style:list-style-name="L15">
      <style:paragraph-properties fo:margin-top="0in" fo:margin-bottom="0in" loext:contextual-spacing="false"/>
      <style:text-properties style:font-name="Arial"/>
    </style:style>
    <style:style style:name="P635" style:family="paragraph" style:parent-style-name="Text_20_body" style:list-style-name="L15">
      <style:paragraph-properties fo:margin-top="0in" fo:margin-bottom="0in" loext:contextual-spacing="false"/>
      <style:text-properties style:font-name="Arial" officeooo:paragraph-rsid="011968e4"/>
    </style:style>
    <style:style style:name="P636" style:family="paragraph" style:parent-style-name="Text_20_body" style:list-style-name="L18">
      <style:paragraph-properties fo:margin-top="0in" fo:margin-bottom="0in" loext:contextual-spacing="false"/>
      <style:text-properties officeooo:paragraph-rsid="0152d3b2"/>
    </style:style>
    <style:style style:name="P637" style:family="paragraph" style:parent-style-name="Text_20_body" style:list-style-name="L21">
      <style:paragraph-properties fo:margin-top="0in" fo:margin-bottom="0in" loext:contextual-spacing="false"/>
    </style:style>
    <style:style style:name="P638" style:family="paragraph" style:parent-style-name="Text_20_body" style:list-style-name="L21">
      <style:paragraph-properties fo:margin-top="0in" fo:margin-bottom="0in" loext:contextual-spacing="false"/>
      <style:text-properties officeooo:paragraph-rsid="007509c0"/>
    </style:style>
    <style:style style:name="P6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0" style:family="paragraph">
      <loext:graphic-properties draw:fill="none" draw:fill-color="#ffffff"/>
      <style:paragraph-properties style:writing-mode="lr-tb"/>
      <style:text-properties style:font-name="Arial"/>
    </style:style>
    <style:style style:name="P641" style:family="paragraph">
      <loext:graphic-properties draw:fill="none" draw:fill-color="#ffffff"/>
      <style:paragraph-properties style:writing-mode="lr-tb"/>
    </style:style>
    <style:style style:name="P642" style:family="paragraph">
      <style:paragraph-properties fo:text-align="center"/>
    </style:style>
    <style:style style:name="P643" style:family="paragraph">
      <loext:graphic-properties draw:opacity="0%"/>
      <style:paragraph-properties fo:text-align="center"/>
    </style:style>
    <style:style style:name="P644" style:family="paragraph">
      <loext:graphic-properties draw:opacity="0%"/>
      <style:paragraph-properties fo:text-align="center" style:writing-mode="lr-tb"/>
    </style:style>
    <style:style style:name="P645" style:family="paragraph">
      <loext:graphic-properties draw:fill="none" draw:fill-color="#00b8ff" draw:fill-image-width="0in" draw:fill-image-height="0in"/>
      <style:paragraph-properties fo:margin-left="0in" fo:margin-right="0in" fo:margin-top="0in" fo:margin-bottom="0in" fo:line-height="100%" fo:text-align="center" fo:text-indent="0in">
        <style:tab-stops/>
      </style:paragraph-properties>
      <style:text-properties fo:color="#000000" style:text-outline="false" style:text-line-through-style="none" style:text-line-through-type="none" style:font-name="Arial Black"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646" style:family="paragraph">
      <style:paragraph-properties fo:margin-left="0in" fo:margin-right="0in" fo:margin-top="0in" fo:margin-bottom="0in" fo:line-height="100%" fo:text-indent="0in">
        <style:tab-stops/>
      </style:paragraph-properties>
    </style:style>
    <style:style style:name="P647" style:family="paragraph">
      <loext:graphic-properties draw:fill="none" draw:fill-color="#ffffff" draw:fill-image-width="0in" draw:fill-image-height="0in"/>
      <style:paragraph-properties fo:margin-left="0in" fo:margin-right="0in" fo:margin-top="0in" fo:margin-bottom="0in" fo:line-height="100%" fo:text-indent="0in" style:writing-mode="lr-tb">
        <style:tab-stops/>
      </style:paragraph-properties>
      <style:text-properties fo:color="#000000" style:text-outline="false" style:text-line-through-style="none" style:text-line-through-type="none" style:font-name="Arial Black" fo:font-size="12pt" fo:font-style="normal" fo:text-shadow="none" style:text-underline-style="none" fo:font-weight="normal" style:font-name-asian="Lucida Sans Unicode" style:font-size-asian="12pt" style:font-style-asian="normal" style:font-weight-asian="normal" style:font-name-complex="Tahoma1" style:font-size-complex="12pt" style:font-style-complex="normal" style:font-weight-complex="normal" style:font-relief="none"/>
    </style:style>
    <style:style style:name="P648" style:family="paragraph">
      <style:paragraph-properties fo:margin-left="0in" fo:margin-right="0in" fo:margin-top="0in" fo:margin-bottom="0in" style:line-height-at-least="0.0783in" fo:text-indent="0in"/>
    </style:style>
    <style:style style:name="P649" style:family="paragraph">
      <style:paragraph-properties fo:margin-left="0.9453in" fo:margin-right="0in" fo:margin-top="0in" fo:margin-bottom="0in" style:line-height-at-least="0.0783in" fo:text-indent="-0.2594in"/>
    </style:style>
    <style:style style:name="P650" style:family="paragraph">
      <loext:graphic-properties draw:fill="none" draw:fill-color="#ffffff"/>
      <style:paragraph-properties fo:margin-left="0in" fo:margin-right="0in" fo:margin-top="0in" fo:margin-bottom="0in" style:line-height-at-least="0.0783in" fo:text-indent="0in" style:writing-mode="lr-tb"/>
      <style:text-properties style:font-name="Courier New" fo:font-size="10pt" style:font-size-asian="10pt" style:font-size-complex="10pt"/>
    </style:style>
    <style:style style:name="P651" style:family="paragraph">
      <loext:graphic-properties draw:fill-color="#ff3333"/>
      <style:paragraph-properties fo:text-align="center"/>
    </style:style>
    <style:style style:name="P652" style:family="paragraph">
      <loext:graphic-properties draw:fill="none" draw:fill-color="#ffffff"/>
      <style:paragraph-properties style:writing-mode="lr-tb"/>
      <style:text-properties style:font-name="Arial" fo:font-size="10pt" style:font-size-asian="10pt" style:font-size-complex="10pt"/>
    </style:style>
    <style:style style:name="P653" style:family="paragraph">
      <loext:graphic-properties draw:opacity="0%"/>
    </style:style>
    <style:style style:name="P654" style:family="paragraph">
      <loext:graphic-properties draw:fill="none" draw:fill-color="#ffffff"/>
      <style:paragraph-properties fo:margin-left="0in" fo:margin-right="0in" fo:margin-top="0in" fo:margin-bottom="0in" style:line-height-at-least="0.1382in" fo:text-indent="0in" style:writing-mode="lr-tb"/>
      <style:text-properties style:font-name="Courier New" fo:font-size="10pt" style:font-size-asian="10pt" style:font-size-complex="10pt"/>
    </style:style>
    <style:style style:name="P655" style:family="paragraph">
      <style:paragraph-properties fo:text-align="center"/>
      <style:text-properties fo:font-size="12pt"/>
    </style:style>
    <style:style style:name="P656" style:family="paragraph">
      <loext:graphic-properties draw:fill-color="#ff3333"/>
      <style:paragraph-properties fo:text-align="center"/>
      <style:text-properties fo:font-size="12pt"/>
    </style:style>
    <style:style style:name="P657" style:family="paragraph">
      <style:text-properties fo:font-size="12pt"/>
    </style:style>
    <style:style style:name="P658" style:family="paragraph">
      <loext:graphic-properties draw:fill="none" draw:fill-color="#ffffff"/>
      <style:paragraph-properties style:writing-mode="lr-tb"/>
      <style:text-properties style:font-name="Arial" fo:font-size="11pt" style:font-size-asian="11pt" style:font-size-complex="11pt"/>
    </style:style>
    <style:style style:name="P659" style:family="paragraph">
      <loext:graphic-properties draw:fill="none" draw:fill-color="#ffffff"/>
      <style:paragraph-properties style:writing-mode="lr-tb"/>
      <style:text-properties fo:font-size="10pt" style:font-size-asian="10pt" style:font-size-complex="10pt"/>
    </style:style>
    <style:style style:name="P660" style:family="paragraph">
      <loext:graphic-properties draw:fill="none" draw:fill-color="#ffffff"/>
      <style:paragraph-properties style:writing-mode="lr-tb"/>
      <style:text-properties fo:font-weight="bold" style:font-weight-asian="bold" style:font-weight-complex="bold"/>
    </style:style>
    <style:style style:name="P661" style:family="paragraph">
      <loext:graphic-properties draw:fill-color="#eeeeee" draw:opacity="100%"/>
      <style:paragraph-properties fo:text-align="center"/>
    </style:style>
    <style:style style:name="P662" style:family="paragraph">
      <loext:graphic-properties draw:fill-color="#cccccc" draw:opacity="100%"/>
      <style:paragraph-properties fo:text-align="center"/>
    </style:style>
    <style:style style:name="P663" style:family="paragraph">
      <loext:graphic-properties draw:fill="none" draw:fill-color="#ffffff"/>
      <style:paragraph-properties fo:text-align="center" style:writing-mode="lr-tb"/>
      <style:text-properties fo:font-size="24pt" style:font-size-asian="24pt" style:font-size-complex="24pt"/>
    </style:style>
    <style:style style:name="P664" style:family="paragraph">
      <loext:graphic-properties draw:fill="none" draw:fill-color="#ffffff"/>
      <style:paragraph-properties fo:text-align="center" style:writing-mode="lr-tb"/>
      <style:text-properties fo:font-size="18pt" style:font-size-asian="18pt" style:font-size-complex="18pt"/>
    </style:style>
    <style:style style:name="P665" style:family="paragraph">
      <loext:graphic-properties draw:fill-color="#e6e6e6" draw:opacity="100%"/>
      <style:paragraph-properties fo:text-align="center"/>
    </style:style>
    <style:style style:name="P666" style:family="paragraph">
      <loext:graphic-properties draw:fill-color="#b3b3b3" draw:opacity="100%"/>
      <style:paragraph-properties fo:text-align="center"/>
    </style:style>
    <style:style style:name="P667" style:family="paragraph">
      <style:paragraph-properties fo:text-align="start"/>
    </style:style>
    <style:style style:name="P668" style:family="paragraph">
      <loext:graphic-properties draw:fill="none" draw:fill-color="#ffffff"/>
      <style:paragraph-properties style:writing-mode="lr-tb"/>
      <style:text-properties fo:font-size="12pt" fo:font-weight="bold" style:font-weight-asian="bold" style:font-weight-complex="bold"/>
    </style:style>
    <style:style style:name="P66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670" style:family="paragraph">
      <loext:graphic-properties draw:fill="none" draw:fill-color="#ffffff"/>
      <style:paragraph-properties style:writing-mode="lr-tb"/>
      <style:text-properties style:font-name="Arial" fo:font-size="22pt" fo:font-weight="bold" style:font-size-asian="22pt" style:font-weight-asian="bold" style:font-size-complex="22pt" style:font-weight-complex="bold"/>
    </style:style>
    <style:style style:name="P671" style:family="paragraph">
      <loext:graphic-properties draw:fill-color="#e6e6ff" draw:opacity="50%"/>
    </style:style>
    <style:style style:name="P672" style:family="paragraph">
      <loext:graphic-properties draw:opacity="0%"/>
      <style:text-properties fo:font-size="12pt"/>
    </style:style>
    <style:style style:name="P673" style:family="paragraph">
      <loext:graphic-properties draw:fill="none" draw:fill-color="#ffffff"/>
      <style:paragraph-properties style:writing-mode="lr-tb"/>
      <style:text-properties style:font-name="Arial" fo:font-size="12pt"/>
    </style:style>
    <style:style style:name="P674" style:family="paragraph">
      <loext:graphic-properties draw:fill="none" draw:fill-color="#ffffff" draw:fill-image-width="0in" draw:fill-image-height="0in"/>
      <style:paragraph-properties fo:margin-left="0in" fo:margin-right="0in" fo:margin-top="0in" fo:margin-bottom="0in" fo:line-height="100%" fo:text-indent="0in" style:writing-mode="lr-tb">
        <style:tab-stops/>
      </style:paragraph-properties>
      <style:text-properties fo:color="#000000" style:text-outline="false" style:text-line-through-style="none" style:text-line-through-type="none" style:font-name="Arial" fo:font-size="12pt" fo:font-style="normal" fo:text-shadow="none" style:text-underline-style="none" fo:font-weight="normal" style:font-name-asian="Lucida Sans Unicode" style:font-size-asian="12pt" style:font-style-asian="normal" style:font-weight-asian="normal" style:font-name-complex="Tahoma1" style:font-size-complex="12pt" style:font-style-complex="normal" style:font-weight-complex="normal" style:font-relief="none"/>
    </style:style>
    <style:style style:name="P675" style:family="paragraph">
      <loext:graphic-properties draw:fill="solid" draw:fill-color="#00b8ff" draw:fill-image-width="0in" draw:fill-image-height="0in"/>
      <style:paragraph-properties fo:margin-left="0in" fo:margin-right="0in" fo:margin-top="0in" fo:margin-bottom="0in" fo:line-height="100%" fo:text-align="center" fo:text-indent="0in">
        <style:tab-stops/>
      </style:paragraph-properties>
      <style:text-properties fo:color="#000000" style:text-outline="false" style:text-line-through-style="none" style:text-line-through-type="none" style:font-name="Arial Black"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676" style:family="paragraph">
      <style:paragraph-properties fo:margin-left="0.0201in" fo:margin-right="0.0201in" fo:text-indent="0in"/>
    </style:style>
    <style:style style:name="P677" style:family="paragraph">
      <loext:graphic-properties draw:fill="none" draw:fill-color="#ffffff"/>
      <style:paragraph-properties fo:margin-left="0.0201in" fo:margin-right="0.0201in" fo:text-indent="0in" style:writing-mode="lr-tb"/>
      <style:text-properties style:font-name="Arial"/>
    </style:style>
    <style:style style:name="P678" style:family="paragraph">
      <style:paragraph-properties style:writing-mode="lr-tb"/>
      <style:text-properties style:font-name="Arial"/>
    </style:style>
    <style:style style:name="P679" style:family="paragraph">
      <loext:graphic-properties draw:opacity="0%"/>
      <style:paragraph-properties style:writing-mode="lr-tb"/>
      <style:text-properties style:font-name="Arial"/>
    </style:style>
    <style:style style:name="P680" style:family="paragraph">
      <loext:graphic-properties draw:opacity="0%"/>
      <style:paragraph-properties fo:text-align="center"/>
      <style:text-properties fo:font-size="12pt"/>
    </style:style>
    <style:style style:name="P681" style:family="paragraph">
      <loext:graphic-properties draw:fill="none" draw:fill-color="#ffffff" draw:fill-image-width="0in" draw:fill-image-height="0in"/>
      <style:paragraph-properties fo:margin-left="0in" fo:margin-right="0in" fo:margin-top="0in" fo:margin-bottom="0in" fo:line-height="100%" fo:text-indent="0in" style:writing-mode="lr-tb">
        <style:tab-stops/>
      </style:paragraph-properties>
      <style:text-properties fo:color="#000000" style:text-outline="false" style:text-line-through-style="none" style:text-line-through-type="none" style:font-name="Arial"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682" style:family="paragraph">
      <loext:graphic-properties draw:opacity="0%"/>
      <style:paragraph-properties fo:text-align="center" style:writing-mode="lr-tb"/>
      <style:text-properties style:font-name="Arial"/>
    </style:style>
    <style:style style:name="T1" style:family="text">
      <style:text-properties fo:font-weight="bold" style:font-weight-asian="bold" style:font-weight-complex="bold"/>
    </style:style>
    <style:style style:name="T2" style:family="text">
      <style:text-properties fo:font-weight="bold" officeooo:rsid="001cd4c2" style:font-weight-asian="bold" style:font-weight-complex="bold"/>
    </style:style>
    <style:style style:name="T3" style:family="text">
      <style:text-properties fo:font-weight="bold" officeooo:rsid="00b11af1" style:font-weight-asian="bold" style:font-weight-complex="bold"/>
    </style:style>
    <style:style style:name="T4" style:family="text">
      <style:text-properties fo:font-weight="bold" officeooo:rsid="00ce3002" style:font-weight-asian="bold" style:font-weight-complex="bold"/>
    </style:style>
    <style:style style:name="T5" style:family="text">
      <style:text-properties fo:font-weight="bold" officeooo:rsid="01053851" style:font-weight-asian="bold" style:font-weight-complex="bold"/>
    </style:style>
    <style:style style:name="T6" style:family="text">
      <style:text-properties fo:font-weight="bold" officeooo:rsid="014e8cc0" style:font-weight-asian="bold" style:font-weight-complex="bold"/>
    </style:style>
    <style:style style:name="T7" style:family="text">
      <style:text-properties fo:font-weight="bold" officeooo:rsid="01505ed7" style:font-weight-asian="bold" style:font-weight-complex="bold"/>
    </style:style>
    <style:style style:name="T8" style:family="text">
      <style:text-properties fo:font-weight="bold" officeooo:rsid="01813fb9" style:font-weight-asian="bold" style:font-weight-complex="bold"/>
    </style:style>
    <style:style style:name="T9" style:family="text">
      <style:text-properties style:font-name="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Arial" style:font-name-complex="Arial"/>
    </style:style>
    <style:style style:name="T12" style:family="text">
      <style:text-properties style:font-name="Courier New" style:font-name-asian="Arial1" style:font-name-complex="Arial1"/>
    </style:style>
    <style:style style:name="T13" style:family="text">
      <style:text-properties style:font-name="Courier New" style:font-name-asian="Verdana" style:font-name-complex="Verdana"/>
    </style:style>
    <style:style style:name="T14" style:family="text">
      <style:text-properties style:font-name="Courier New" fo:font-size="16pt" fo:font-weight="bold" style:font-name-asian="Courier New" style:font-size-asian="16pt" style:font-weight-asian="bold" style:font-name-complex="Courier New" style:font-size-complex="16pt" style:font-weight-complex="bold"/>
    </style:style>
    <style:style style:name="T15" style:family="text">
      <style:text-properties style:font-name="Courier New" fo:font-size="16pt" fo:font-weight="bold" style:font-size-asian="16pt" style:font-weight-asian="bold" style:font-size-complex="16pt" style:font-weight-complex="bold"/>
    </style:style>
    <style:style style:name="T16" style:family="text">
      <style:text-properties style:font-name="Courier New" fo:font-size="16pt" fo:font-weight="bold" officeooo:rsid="00ce3002" style:font-size-asian="16pt" style:font-weight-asian="bold" style:font-size-complex="16pt" style:font-weight-complex="bold"/>
    </style:style>
    <style:style style:name="T17" style:family="text">
      <style:text-properties style:font-name="Courier New" fo:font-size="16pt" fo:letter-spacing="normal" fo:font-weight="bold" officeooo:rsid="00402c86" style:letter-kerning="false" style:font-size-asian="16pt" style:font-weight-asian="bold" style:font-size-complex="16pt" style:font-weight-complex="bold" style:text-emphasize="none"/>
    </style:style>
    <style:style style:name="T18" style:family="text">
      <style:text-properties style:font-name="Courier New" fo:font-size="16pt" fo:letter-spacing="normal" fo:font-weight="bold" officeooo:rsid="0175f6d2" style:letter-kerning="false" style:font-size-asian="16pt" style:font-weight-asian="bold" style:font-size-complex="16pt" style:font-weight-complex="bold" style:text-emphasize="none"/>
    </style:style>
    <style:style style:name="T19" style:family="text">
      <style:text-properties style:font-name="Courier New" officeooo:rsid="001817e0"/>
    </style:style>
    <style:style style:name="T20" style:family="text">
      <style:text-properties style:font-name="Courier New" officeooo:rsid="001bab29"/>
    </style:style>
    <style:style style:name="T21" style:family="text">
      <style:text-properties style:font-name="Courier New" officeooo:rsid="001fd7b9"/>
    </style:style>
    <style:style style:name="T22" style:family="text">
      <style:text-properties style:font-name="Courier New" officeooo:rsid="002921b3"/>
    </style:style>
    <style:style style:name="T23" style:family="text">
      <style:text-properties style:font-name="Courier New" fo:letter-spacing="normal" officeooo:rsid="00402c86" style:letter-kerning="false" style:text-emphasize="none"/>
    </style:style>
    <style:style style:name="T24" style:family="text">
      <style:text-properties style:font-name="Courier New" fo:letter-spacing="normal" fo:font-weight="bold" officeooo:rsid="0175f6d2" style:letter-kerning="false" style:font-weight-asian="bold" style:font-weight-complex="bold" style:text-emphasize="none"/>
    </style:style>
    <style:style style:name="T25" style:family="text">
      <style:text-properties style:font-name="Courier New" fo:font-weight="bold" style:font-name-asian="Courier New" style:font-weight-asian="bold" style:font-name-complex="Courier New" style:font-weight-complex="bold"/>
    </style:style>
    <style:style style:name="T26" style:family="text">
      <style:text-properties style:font-name="Courier New" fo:font-weight="bold" style:font-weight-asian="bold" style:font-weight-complex="bold"/>
    </style:style>
    <style:style style:name="T27" style:family="text">
      <style:text-properties style:font-name="Courier New" fo:font-weight="bold" officeooo:rsid="003ae862" style:font-weight-asian="bold" style:font-weight-complex="bold"/>
    </style:style>
    <style:style style:name="T28" style:family="text">
      <style:text-properties style:font-name="Courier New" fo:font-weight="bold" officeooo:rsid="016c746a" style:font-weight-asian="bold" style:font-weight-complex="bold"/>
    </style:style>
    <style:style style:name="T29" style:family="text">
      <style:text-properties style:font-name="Courier New" officeooo:rsid="00567dbf"/>
    </style:style>
    <style:style style:name="T30" style:family="text">
      <style:text-properties style:font-name="Courier New" style:font-name-asian="Tahoma2" style:font-name-complex="Tahoma2"/>
    </style:style>
    <style:style style:name="T31" style:family="text">
      <style:text-properties style:font-name="Courier New" officeooo:rsid="005c9ee1"/>
    </style:style>
    <style:style style:name="T32" style:family="text">
      <style:text-properties style:font-name="Courier New" officeooo:rsid="00668a2d"/>
    </style:style>
    <style:style style:name="T33" style:family="text">
      <style:text-properties style:font-name="Courier New" officeooo:rsid="006e3c67"/>
    </style:style>
    <style:style style:name="T34" style:family="text">
      <style:text-properties style:font-name="Courier New" officeooo:rsid="0074c34c"/>
    </style:style>
    <style:style style:name="T35" style:family="text">
      <style:text-properties style:font-name="Courier New" officeooo:rsid="008cfdf8"/>
    </style:style>
    <style:style style:name="T36" style:family="text">
      <style:text-properties style:font-name="Courier New" officeooo:rsid="009e9f4c"/>
    </style:style>
    <style:style style:name="T37" style:family="text">
      <style:text-properties style:font-name="Courier New" officeooo:rsid="00ad07ef"/>
    </style:style>
    <style:style style:name="T38" style:family="text">
      <style:text-properties style:font-name="Courier New" officeooo:rsid="00ce3002"/>
    </style:style>
    <style:style style:name="T39" style:family="text">
      <style:text-properties style:font-name="Courier New" officeooo:rsid="00b93289"/>
    </style:style>
    <style:style style:name="T40" style:family="text">
      <style:text-properties style:font-name="Courier New" officeooo:rsid="007ae96e"/>
    </style:style>
    <style:style style:name="T41" style:family="text">
      <style:text-properties style:font-name="Courier New" officeooo:rsid="00c33d98"/>
    </style:style>
    <style:style style:name="T42" style:family="text">
      <style:text-properties style:font-name="Courier New" officeooo:rsid="0059348c"/>
    </style:style>
    <style:style style:name="T43" style:family="text">
      <style:text-properties style:font-name="Courier New" officeooo:rsid="010383e4"/>
    </style:style>
    <style:style style:name="T44" style:family="text">
      <style:text-properties style:font-name="Courier New" officeooo:rsid="01053851"/>
    </style:style>
    <style:style style:name="T45" style:family="text">
      <style:text-properties style:font-name="Courier New" officeooo:rsid="010ba05b"/>
    </style:style>
    <style:style style:name="T46" style:family="text">
      <style:text-properties style:font-name="Courier New" officeooo:rsid="011cfe08"/>
    </style:style>
    <style:style style:name="T47" style:family="text">
      <style:text-properties style:font-name="Courier New" officeooo:rsid="012b0840"/>
    </style:style>
    <style:style style:name="T48" style:family="text">
      <style:text-properties style:font-name="Courier New" officeooo:rsid="012fbe25"/>
    </style:style>
    <style:style style:name="T49" style:family="text">
      <style:text-properties style:font-name="Courier New" officeooo:rsid="01406123"/>
    </style:style>
    <style:style style:name="T50" style:family="text">
      <style:text-properties style:font-name="Courier New" officeooo:rsid="01471c14"/>
    </style:style>
    <style:style style:name="T51" style:family="text">
      <style:text-properties style:font-name="Courier New" officeooo:rsid="00a74272"/>
    </style:style>
    <style:style style:name="T52" style:family="text">
      <style:text-properties style:font-name="Courier New" officeooo:rsid="01563c31"/>
    </style:style>
    <style:style style:name="T53" style:family="text">
      <style:text-properties style:font-name-asian="Verdana" style:font-name-complex="Verdana"/>
    </style:style>
    <style:style style:name="T54" style:family="text">
      <style:text-properties officeooo:rsid="01394a32" style:font-name-asian="Verdana" style:font-name-complex="Verdana"/>
    </style:style>
    <style:style style:name="T55" style:family="text">
      <style:text-properties style:font-name-asian="Courier New" style:font-name-complex="Courier New"/>
    </style:style>
    <style:style style:name="T56" style:family="text">
      <style:text-properties officeooo:rsid="00e8ee3f" style:font-name-asian="Courier New" style:font-name-complex="Courier New"/>
    </style:style>
    <style:style style:name="T57" style:family="text">
      <style:text-properties style:text-position="0% 100%"/>
    </style:style>
    <style:style style:name="T58" style:family="text">
      <style:text-properties style:text-position="0% 100%" style:font-name="Arial"/>
    </style:style>
    <style:style style:name="T59" style:family="text">
      <style:text-properties style:text-position="0% 100%" style:font-name="Arial" fo:font-weight="bold" style:font-name-asian="Courier New" style:font-weight-asian="bold" style:font-name-complex="Courier New" style:font-weight-complex="bold"/>
    </style:style>
    <style:style style:name="T60" style:family="text">
      <style:text-properties style:text-position="0% 100%" style:font-name="Arial" style:font-name-asian="Courier New" style:font-name-complex="Courier New"/>
    </style:style>
    <style:style style:name="T61" style:family="text">
      <style:text-properties style:text-position="0% 100%" style:font-name="Arial" style:font-name-asian="Arial1" style:font-name-complex="Arial1"/>
    </style:style>
    <style:style style:name="T62" style:family="text">
      <style:text-properties style:text-position="0% 100%" style:font-name="Arial" style:font-name-asian="Arial" style:font-name-complex="Arial"/>
    </style:style>
    <style:style style:name="T63" style:family="text">
      <style:text-properties style:text-position="0% 100%" style:font-name="Arial" fo:font-size="16pt" fo:font-weight="bold" style:font-name-asian="Arial" style:font-size-asian="16pt" style:font-weight-asian="bold" style:font-name-complex="Arial" style:font-size-complex="16pt" style:font-weight-complex="bold"/>
    </style:style>
    <style:style style:name="T64" style:family="text">
      <style:text-properties style:text-position="0% 100%" style:font-name="Arial" fo:font-size="16pt" fo:font-weight="bold" style:font-size-asian="16pt" style:font-weight-asian="bold" style:font-size-complex="16pt" style:font-weight-complex="bold"/>
    </style:style>
    <style:style style:name="T65" style:family="text">
      <style:text-properties style:text-position="0% 100%" style:font-name="Courier New" style:font-name-asian="Courier New" style:font-name-complex="Courier New"/>
    </style:style>
    <style:style style:name="T66" style:family="text">
      <style:text-properties style:text-position="0% 100%" style:font-name="Courier New" style:font-name-asian="Verdana" style:font-name-complex="Verdana"/>
    </style:style>
    <style:style style:name="T67" style:family="text">
      <style:text-properties style:text-position="0% 100%" style:font-name="Courier New" fo:font-size="16pt" fo:font-weight="bold" style:font-name-asian="Courier New" style:font-size-asian="16pt" style:font-weight-asian="bold" style:font-name-complex="Courier New" style:font-size-complex="16pt" style:font-weight-complex="bold"/>
    </style:style>
    <style:style style:name="T68" style:family="text">
      <style:text-properties style:text-position="0% 100%" style:font-name="Courier New" officeooo:rsid="017f6b17"/>
    </style:style>
    <style:style style:name="T69" style:family="text">
      <style:text-properties style:text-position="0% 100%" style:font-name="Arial1" style:font-name-asian="Arial1" style:font-name-complex="Arial1"/>
    </style:style>
    <style:style style:name="T70" style:family="text">
      <style:text-properties style:text-position="0% 100%" style:font-name-asian="Verdana" style:font-name-complex="Verdana"/>
    </style:style>
    <style:style style:name="T71" style:family="text">
      <style:text-properties style:text-position="0% 100%" officeooo:rsid="001817e0" style:font-name-asian="Verdana" style:font-name-complex="Verdana"/>
    </style:style>
    <style:style style:name="T72" style:family="text">
      <style:text-properties style:text-position="0% 100%" officeooo:rsid="002921b3" style:font-name-asian="Verdana" style:font-name-complex="Verdana"/>
    </style:style>
    <style:style style:name="T73" style:family="text">
      <style:text-properties style:text-position="0% 100%" officeooo:rsid="00568555" style:font-name-asian="Verdana" style:font-name-complex="Verdana"/>
    </style:style>
    <style:style style:name="T74" style:family="text">
      <style:text-properties style:text-position="0% 100%" officeooo:rsid="0078c749" style:font-name-asian="Verdana" style:font-name-complex="Verdana"/>
    </style:style>
    <style:style style:name="T75" style:family="text">
      <style:text-properties style:text-position="0% 100%" fo:font-weight="bold" style:font-weight-asian="bold" style:font-weight-complex="bold"/>
    </style:style>
    <style:style style:name="T76" style:family="text">
      <style:text-properties style:text-position="0% 100%" style:font-name-asian="Courier New" style:font-name-complex="Courier New"/>
    </style:style>
    <style:style style:name="T77" style:family="text">
      <style:text-properties style:text-position="0% 100%" officeooo:rsid="0054920f" style:font-name-asian="Courier New" style:font-name-complex="Courier New"/>
    </style:style>
    <style:style style:name="T78" style:family="text">
      <style:text-properties style:text-position="0% 100%" style:font-name-asian="Arial" style:font-name-complex="Arial"/>
    </style:style>
    <style:style style:name="T79" style:family="text">
      <style:text-properties style:text-position="0% 100%" fo:font-style="italic" style:text-underline-style="solid" style:text-underline-width="auto" style:text-underline-color="font-color" fo:font-weight="bold" style:font-style-asian="italic" style:font-weight-asian="bold" style:font-style-complex="italic" style:font-weight-complex="bold"/>
    </style:style>
    <style:style style:name="T80" style:family="text">
      <style:text-properties style:text-position="0% 100%" fo:font-size="16pt" fo:font-weight="bold" style:font-name-asian="Verdana" style:font-size-asian="16pt" style:font-weight-asian="bold" style:font-name-complex="Verdana" style:font-size-complex="16pt" style:font-weight-complex="bold"/>
    </style:style>
    <style:style style:name="T81" style:family="text">
      <style:text-properties style:text-position="0% 100%" fo:font-size="16pt" fo:font-weight="bold" style:font-name-asian="Arial" style:font-size-asian="16pt" style:font-weight-asian="bold" style:font-name-complex="Arial" style:font-size-complex="16pt" style:font-weight-complex="bold"/>
    </style:style>
    <style:style style:name="T82" style:family="text">
      <style:text-properties style:text-position="0% 100%" fo:font-size="16pt" fo:font-weight="bold" style:font-size-asian="16pt" style:font-weight-asian="bold" style:font-size-complex="16pt" style:font-weight-complex="bold"/>
    </style:style>
    <style:style style:name="T83" style:family="text">
      <style:text-properties style:text-position="0% 100%" officeooo:rsid="00668a2d"/>
    </style:style>
    <style:style style:name="T84" style:family="text">
      <style:text-properties style:text-position="0% 100%" officeooo:rsid="00623cfb"/>
    </style:style>
    <style:style style:name="T85" style:family="text">
      <style:text-properties style:text-position="0% 100%" officeooo:rsid="017f6b17"/>
    </style:style>
    <style:style style:name="T86" style:family="text">
      <style:text-properties fo:color="#000000"/>
    </style:style>
    <style:style style:name="T87" style:family="text">
      <style:text-properties fo:color="#000000" style:font-name-asian="Verdana" style:font-name-complex="Verdana"/>
    </style:style>
    <style:style style:name="T88" style:family="text">
      <style:text-properties fo:color="#000000" style:font-name-asian="Courier New" style:font-name-complex="Courier New"/>
    </style:style>
    <style:style style:name="T89" style:family="text">
      <style:text-properties fo:color="#000000" officeooo:rsid="01471c14" style:font-name-asian="Courier New" style:font-name-complex="Courier New"/>
    </style:style>
    <style:style style:name="T90" style:family="text">
      <style:text-properties fo:color="#000000" fo:font-weight="bold" style:font-name-asian="Courier New" style:font-weight-asian="bold" style:font-name-complex="Courier New" style:font-weight-complex="bold"/>
    </style:style>
    <style:style style:name="T91" style:family="text">
      <style:text-properties fo:color="#000000" style:font-name="Courier New"/>
    </style:style>
    <style:style style:name="T92" style:family="text">
      <style:text-properties fo:color="#000000" style:font-name="Courier New" style:font-name-asian="Courier New" style:font-name-complex="Courier New"/>
    </style:style>
    <style:style style:name="T93" style:family="text">
      <style:text-properties fo:color="#000000" style:font-name="Courier New" fo:font-size="16pt" fo:font-weight="bold" style:font-name-asian="Courier New" style:font-size-asian="16pt" style:font-weight-asian="bold" style:font-name-complex="Courier New" style:font-size-complex="16pt" style:font-weight-complex="bold"/>
    </style:style>
    <style:style style:name="T94" style:family="text">
      <style:text-properties fo:color="#000000" style:font-name="Courier New" officeooo:rsid="004df725"/>
    </style:style>
    <style:style style:name="T95" style:family="text">
      <style:text-properties fo:color="#000000" style:font-name="Arial"/>
    </style:style>
    <style:style style:name="T96" style:family="text">
      <style:text-properties fo:color="#000000" style:text-line-through-style="none" style:text-line-through-type="none"/>
    </style:style>
    <style:style style:name="T97" style:family="text">
      <style:text-properties fo:color="#000000" style:text-line-through-style="none" style:text-line-through-type="none" officeooo:rsid="002b998c"/>
    </style:style>
    <style:style style:name="T98" style:family="text">
      <style:text-properties fo:color="#000000" fo:font-size="16pt" fo:font-weight="bold" style:font-name-asian="Courier New" style:font-size-asian="16pt" style:font-weight-asian="bold" style:font-name-complex="Courier New" style:font-size-complex="16pt" style:font-weight-complex="bold"/>
    </style:style>
    <style:style style:name="T99" style:family="text">
      <style:text-properties fo:color="#000000" style:text-position="0% 100%" fo:font-size="10pt" fo:font-weight="normal" officeooo:rsid="001817e0" style:font-name-asian="Courier New" style:font-size-asian="10pt" style:font-weight-asian="normal" style:font-name-complex="Courier New" style:font-size-complex="10pt" style:font-weight-complex="normal"/>
    </style:style>
    <style:style style:name="T100" style:family="text">
      <style:text-properties fo:color="#000000" style:text-position="0% 100%" fo:font-size="10pt" fo:font-weight="normal" officeooo:rsid="001817e0" style:font-name-asian="Courier New" style:font-size-asian="8.75pt" style:font-weight-asian="normal" style:font-name-complex="Courier New" style:font-size-complex="10pt" style:font-weight-complex="normal"/>
    </style:style>
    <style:style style:name="T101" style:family="text">
      <style:text-properties fo:color="#000000" style:text-position="0% 100%" fo:font-size="10pt" fo:font-weight="normal" officeooo:rsid="0022e08e" style:font-name-asian="Courier New" style:font-size-asian="8.75pt" style:font-weight-asian="normal" style:font-name-complex="Courier New" style:font-size-complex="10pt" style:font-weight-complex="normal"/>
    </style:style>
    <style:style style:name="T102" style:family="text">
      <style:text-properties fo:color="#000000" style:text-position="0% 100%" fo:font-size="10pt" fo:font-weight="normal" officeooo:rsid="0039095a" style:font-name-asian="Courier New" style:font-size-asian="8.75pt" style:font-weight-asian="normal" style:font-name-complex="Courier New" style:font-size-complex="10pt" style:font-weight-complex="normal"/>
    </style:style>
    <style:style style:name="T103" style:family="text">
      <style:text-properties fo:color="#000000" style:text-position="0% 100%" style:font-name="Courier New" fo:font-size="10pt" fo:font-weight="normal" officeooo:rsid="001817e0" style:font-name-asian="Courier New" style:font-size-asian="8.75pt" style:font-weight-asian="normal" style:font-name-complex="Courier New" style:font-size-complex="10pt" style:font-weight-complex="normal"/>
    </style:style>
    <style:style style:name="T104"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05" style:family="text">
      <style:text-properties fo:color="#000000" style:text-outline="false" style:text-line-through-style="none" style:text-line-through-type="none" style:text-position="0% 100%" style:font-name="Arial" fo:font-size="10pt" fo:font-style="normal" fo:text-shadow="none" style:text-underline-style="none" fo:font-weight="normal" officeooo:rsid="007513e7" style:font-name-asian="Courier New" style:font-size-asian="10pt" style:font-style-asian="normal" style:font-weight-asian="normal" style:font-name-complex="Courier New" style:font-size-complex="10pt" style:font-style-complex="normal" style:font-weight-complex="normal"/>
    </style:style>
    <style:style style:name="T106" style:family="text">
      <style:text-properties fo:color="#000000" style:text-outline="false" style:text-line-through-style="none" style:text-line-through-type="none" style:text-position="0% 100%" style:font-name="Arial" fo:font-size="10pt" fo:font-style="normal" fo:text-shadow="none" style:text-underline-style="none" fo:font-weight="normal" officeooo:rsid="002566df" style:font-name-asian="Courier New" style:font-size-asian="10pt" style:font-style-asian="normal" style:font-weight-asian="normal" style:font-name-complex="Courier New" style:font-size-complex="10pt" style:font-style-complex="normal" style:font-weight-complex="normal"/>
    </style:style>
    <style:style style:name="T107" style:family="text">
      <style:text-properties fo:color="#000000"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08" style:family="text">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5af7ad"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09" style:family="text">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59348c"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10" style:family="text">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7513e7"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11" style:family="text">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76f22a"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12" style:family="text">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8e8129"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13" style:family="text">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0934c37"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14" style:family="text">
      <style:text-properties fo:color="#000000" style:text-outline="false" style:text-line-through-style="none" style:text-line-through-type="none" style:text-position="0% 100%" style:font-name="Arial" fo:font-size="10pt" fo:letter-spacing="normal" fo:font-style="normal" fo:text-shadow="none" style:text-underline-style="none" fo:font-weight="normal" officeooo:rsid="010f4865"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15" style:family="text">
      <style:text-properties fo:color="#0000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116" style:family="text">
      <style:text-properties fo:color="#000000" style:text-outline="false" style:text-line-through-style="none" style:text-line-through-type="none" style:text-position="0% 100%" style:font-name="Arial" fo:font-size="16pt" fo:font-style="normal" fo:text-shadow="none" style:text-underline-style="none" fo:font-weight="bold" officeooo:rsid="00668a2d" style:font-name-asian="Courier New" style:font-size-asian="16pt" style:font-style-asian="normal" style:font-weight-asian="bold" style:font-name-complex="Courier New" style:font-size-complex="16pt" style:font-style-complex="normal" style:font-weight-complex="bold"/>
    </style:style>
    <style:style style:name="T117" style:family="text">
      <style:text-properties fo:color="#000000"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18" style:family="text">
      <style:text-properties fo:color="#000000" style:text-outline="false" style:text-line-through-style="none" style:text-line-through-type="none" style:text-position="0% 100%" style:font-name="Courier New" fo:font-size="10pt" fo:letter-spacing="normal" fo:font-style="normal" fo:text-shadow="none" style:text-underline-style="none" fo:font-weight="normal" officeooo:rsid="0076f22a" style:letter-kerning="false" style:font-name-asian="Tahoma2" style:font-size-asian="10pt" style:font-style-asian="normal" style:font-weight-asian="normal" style:font-name-complex="Tahoma2" style:font-size-complex="10pt" style:font-style-complex="normal" style:font-weight-complex="normal" style:text-emphasize="none"/>
    </style:style>
    <style:style style:name="T119" style:family="text">
      <style:text-properties fo:color="#000000" style:text-outline="false" style:text-line-through-style="none" style:text-line-through-type="none" style:text-position="0% 100%" style:font-name="Courier New"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120" style:family="text">
      <style:text-properties fo:color="#000000" style:font-name-asian="Arial1" style:font-name-complex="Arial1"/>
    </style:style>
    <style:style style:name="T121" style:family="text">
      <style:text-properties fo:color="#000000" officeooo:rsid="00394653" style:font-name-asian="Arial1" style:font-name-complex="Arial1"/>
    </style:style>
    <style:style style:name="T122" style:family="text">
      <style:text-properties fo:color="#000000" officeooo:rsid="009641ed" style:font-name-asian="Arial1" style:font-name-complex="Arial1"/>
    </style:style>
    <style:style style:name="T123" style:family="text">
      <style:text-properties fo:color="#000000" officeooo:rsid="0096e181" style:font-name-asian="Arial1" style:font-name-complex="Arial1"/>
    </style:style>
    <style:style style:name="T124" style:family="text">
      <style:text-properties fo:color="#000000" officeooo:rsid="01563c31" style:font-name-asian="Arial1" style:font-name-complex="Arial1"/>
    </style:style>
    <style:style style:name="T125" style:family="text">
      <style:text-properties fo:color="#000000" officeooo:rsid="0056ddcc"/>
    </style:style>
    <style:style style:name="T126" style:family="text">
      <style:text-properties fo:color="#000000" officeooo:rsid="005af7ad"/>
    </style:style>
    <style:style style:name="T127" style:family="text">
      <style:text-properties fo:color="#000000" officeooo:rsid="005c53f6"/>
    </style:style>
    <style:style style:name="T128" style:family="text">
      <style:text-properties fo:color="#000000" officeooo:rsid="007513e7"/>
    </style:style>
    <style:style style:name="T129" style:family="text">
      <style:text-properties fo:color="#000000" officeooo:rsid="010c951a"/>
    </style:style>
    <style:style style:name="T130" style:family="text">
      <style:text-properties fo:color="#000000" officeooo:rsid="011968e4"/>
    </style:style>
    <style:style style:name="T131" style:family="text">
      <style:text-properties style:font-name-asian="Arial1" style:font-name-complex="Arial1"/>
    </style:style>
    <style:style style:name="T132" style:family="text">
      <style:text-properties officeooo:rsid="00167867" style:font-name-asian="Arial1" style:font-name-complex="Arial1"/>
    </style:style>
    <style:style style:name="T133" style:family="text">
      <style:text-properties officeooo:rsid="003ad0a5" style:font-name-asian="Arial1" style:font-name-complex="Arial1"/>
    </style:style>
    <style:style style:name="T134" style:family="text">
      <style:text-properties officeooo:rsid="0054920f" style:font-name-asian="Arial1" style:font-name-complex="Arial1"/>
    </style:style>
    <style:style style:name="T135" style:family="text">
      <style:text-properties officeooo:rsid="01705e43" style:font-name-asian="Arial1" style:font-name-complex="Arial1"/>
    </style:style>
    <style:style style:name="T136" style:family="text">
      <style:text-properties officeooo:rsid="0171163a" style:font-name-asian="Arial1" style:font-name-complex="Arial1"/>
    </style:style>
    <style:style style:name="T1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8" style:family="text">
      <style:text-properties fo:font-style="italic" style:font-style-asian="italic" style:font-style-complex="italic"/>
    </style:style>
    <style:style style:name="T139" style:family="text">
      <style:text-properties style:font-name="Arial"/>
    </style:style>
    <style:style style:name="T140" style:family="text">
      <style:text-properties style:font-name="Arial" style:font-name-asian="Arial" style:font-name-complex="Arial"/>
    </style:style>
    <style:style style:name="T141" style:family="text">
      <style:text-properties style:font-name="Arial" fo:font-size="16pt" fo:font-weight="bold" style:font-name-asian="Arial" style:font-size-asian="16pt" style:font-weight-asian="bold" style:font-name-complex="Arial" style:font-size-complex="16pt" style:font-weight-complex="bold"/>
    </style:style>
    <style:style style:name="T142" style:family="text">
      <style:text-properties style:font-name="Arial" fo:font-size="16pt" fo:font-weight="bold" style:font-name-asian="Courier New" style:font-size-asian="16pt" style:font-weight-asian="bold" style:font-name-complex="Courier New" style:font-size-complex="16pt" style:font-weight-complex="bold"/>
    </style:style>
    <style:style style:name="T143" style:family="text">
      <style:text-properties style:font-name="Arial" fo:font-size="16pt" fo:font-weight="bold" style:font-size-asian="16pt" style:font-weight-asian="bold" style:font-size-complex="16pt" style:font-weight-complex="bold"/>
    </style:style>
    <style:style style:name="T144" style:family="text">
      <style:text-properties style:font-name="Arial" fo:font-size="16pt" fo:font-weight="bold" officeooo:rsid="00ce3002" style:font-size-asian="16pt" style:font-weight-asian="bold" style:font-size-complex="16pt" style:font-weight-complex="bold"/>
    </style:style>
    <style:style style:name="T145" style:family="text">
      <style:text-properties style:font-name="Arial" fo:font-size="16pt" fo:font-weight="bold" style:font-name-asian="Verdana" style:font-size-asian="16pt" style:font-weight-asian="bold" style:font-name-complex="Verdana" style:font-size-complex="16pt" style:font-weight-complex="bold"/>
    </style:style>
    <style:style style:name="T146" style:family="text">
      <style:text-properties style:font-name="Arial" fo:font-size="16pt" fo:font-style="italic" fo:font-weight="bold" style:font-name-asian="Arial" style:font-size-asian="16pt" style:font-style-asian="italic" style:font-weight-asian="bold" style:font-name-complex="Arial" style:font-size-complex="16pt" style:font-style-complex="italic" style:font-weight-complex="bold"/>
    </style:style>
    <style:style style:name="T147" style:family="text">
      <style:text-properties style:font-name="Arial" fo:font-size="16pt" fo:font-style="italic" style:text-underline-style="solid" style:text-underline-width="auto" style:text-underline-color="font-color" fo:font-weight="bold" style:font-name-asian="Arial" style:font-size-asian="16pt" style:font-style-asian="italic" style:font-weight-asian="bold" style:font-name-complex="Arial" style:font-size-complex="16pt" style:font-style-complex="italic" style:font-weight-complex="bold"/>
    </style:style>
    <style:style style:name="T148" style:family="text">
      <style:text-properties style:font-name="Arial" fo:font-weight="bold" style:font-weight-asian="bold" style:font-weight-complex="bold"/>
    </style:style>
    <style:style style:name="T149" style:family="text">
      <style:text-properties style:font-name="Arial" fo:font-style="italic" style:text-underline-style="solid" style:text-underline-width="auto" style:text-underline-color="font-color" fo:font-weight="bold" style:font-name-asian="Arial" style:font-style-asian="italic" style:font-weight-asian="bold" style:font-name-complex="Arial" style:font-style-complex="italic" style:font-weight-complex="bold"/>
    </style:style>
    <style:style style:name="T150" style:family="text">
      <style:text-properties style:font-name="Arial" fo:font-style="italic" style:font-name-asian="Arial" style:font-style-asian="italic" style:font-name-complex="Arial" style:font-style-complex="italic"/>
    </style:style>
    <style:style style:name="T151" style:family="text">
      <style:text-properties style:font-name="Arial" fo:font-weight="normal" style:font-weight-asian="normal" style:font-weight-complex="normal"/>
    </style:style>
    <style:style style:name="T152" style:family="text">
      <style:text-properties style:font-name="Arial" style:font-name-asian="Verdana" style:font-name-complex="Verdana"/>
    </style:style>
    <style:style style:name="T153" style:family="text">
      <style:text-properties style:font-name="Arial" officeooo:rsid="0117c6ac" style:font-name-asian="Verdana" style:font-name-complex="Verdana"/>
    </style:style>
    <style:style style:name="T154" style:family="text">
      <style:text-properties style:font-name="Arial" style:font-name-asian="Courier New" style:font-name-complex="Courier New"/>
    </style:style>
    <style:style style:name="T155" style:family="text">
      <style:text-properties style:font-name="Arial" officeooo:rsid="011968e4" style:font-name-asian="Courier New" style:font-name-complex="Courier New"/>
    </style:style>
    <style:style style:name="T156" style:family="text">
      <style:text-properties style:font-name="Arial" officeooo:rsid="00394653"/>
    </style:style>
    <style:style style:name="T157" style:family="text">
      <style:text-properties style:font-name="Arial" fo:letter-spacing="normal" officeooo:rsid="00402c86" style:letter-kerning="false" style:text-emphasize="none"/>
    </style:style>
    <style:style style:name="T158" style:family="text">
      <style:text-properties style:font-name="Arial" officeooo:rsid="00567dbf"/>
    </style:style>
    <style:style style:name="T159" style:family="text">
      <style:text-properties style:font-name="Arial" officeooo:rsid="00568555"/>
    </style:style>
    <style:style style:name="T160" style:family="text">
      <style:text-properties style:font-name="Arial" officeooo:rsid="007509c0"/>
    </style:style>
    <style:style style:name="T161" style:family="text">
      <style:text-properties style:font-name="Arial" officeooo:rsid="0076f22a"/>
    </style:style>
    <style:style style:name="T162" style:family="text">
      <style:text-properties style:font-name="Arial" officeooo:rsid="008ea9dd"/>
    </style:style>
    <style:style style:name="T163" style:family="text">
      <style:text-properties style:font-name="Arial" officeooo:rsid="00a8badb"/>
    </style:style>
    <style:style style:name="T164" style:family="text">
      <style:text-properties style:font-name="Arial" officeooo:rsid="00ad07ef"/>
    </style:style>
    <style:style style:name="T165" style:family="text">
      <style:text-properties style:font-name="Arial" officeooo:rsid="009e9f4c"/>
    </style:style>
    <style:style style:name="T166" style:family="text">
      <style:text-properties style:font-name="Arial" officeooo:rsid="00ce3002"/>
    </style:style>
    <style:style style:name="T167" style:family="text">
      <style:text-properties style:font-name="Arial" officeooo:rsid="00c33d98"/>
    </style:style>
    <style:style style:name="T168" style:family="text">
      <style:text-properties style:font-name="Arial" officeooo:rsid="010ba05b"/>
    </style:style>
    <style:style style:name="T169" style:family="text">
      <style:text-properties style:font-name="Arial" officeooo:rsid="010383e4"/>
    </style:style>
    <style:style style:name="T170" style:family="text">
      <style:text-properties style:font-name="Arial" officeooo:rsid="012b0840"/>
    </style:style>
    <style:style style:name="T171" style:family="text">
      <style:text-properties style:font-name="Arial" officeooo:rsid="012cfd97"/>
    </style:style>
    <style:style style:name="T172" style:family="text">
      <style:text-properties style:font-name="Arial" officeooo:rsid="0130ce31"/>
    </style:style>
    <style:style style:name="T173" style:family="text">
      <style:text-properties style:font-name="Arial" officeooo:rsid="01402119"/>
    </style:style>
    <style:style style:name="T174" style:family="text">
      <style:text-properties style:font-name="Arial" officeooo:rsid="016c746a"/>
    </style:style>
    <style:style style:name="T175" style:family="text">
      <style:text-properties style:font-name-asian="Arial" style:font-name-complex="Arial"/>
    </style:style>
    <style:style style:name="T176" style:family="text">
      <style:text-properties officeooo:rsid="002921b3" style:font-name-asian="Arial" style:font-name-complex="Arial"/>
    </style:style>
    <style:style style:name="T177" style:family="text">
      <style:text-properties fo:font-size="16pt" fo:font-weight="bold" style:font-size-asian="16pt" style:font-weight-asian="bold" style:font-size-complex="16pt" style:font-weight-complex="bold"/>
    </style:style>
    <style:style style:name="T178" style:family="text">
      <style:text-properties fo:font-size="16pt" fo:font-weight="bold" officeooo:rsid="0022e08e" style:font-size-asian="16pt" style:font-weight-asian="bold" style:font-size-complex="16pt" style:font-weight-complex="bold"/>
    </style:style>
    <style:style style:name="T179" style:family="text">
      <style:text-properties fo:font-size="16pt" fo:font-weight="bold" officeooo:rsid="001e35c7" style:font-size-asian="16pt" style:font-weight-asian="bold" style:font-size-complex="16pt" style:font-weight-complex="bold"/>
    </style:style>
    <style:style style:name="T180" style:family="text">
      <style:text-properties fo:font-size="16pt" fo:font-weight="bold" officeooo:rsid="0059348c" style:font-size-asian="16pt" style:font-weight-asian="bold" style:font-size-complex="16pt" style:font-weight-complex="bold"/>
    </style:style>
    <style:style style:name="T181" style:family="text">
      <style:text-properties fo:font-size="16pt" fo:font-weight="bold" officeooo:rsid="0048334e" style:font-size-asian="16pt" style:font-weight-asian="bold" style:font-size-complex="16pt" style:font-weight-complex="bold"/>
    </style:style>
    <style:style style:name="T182" style:family="text">
      <style:text-properties fo:font-size="16pt" fo:font-weight="bold" officeooo:rsid="007ae96e" style:font-size-asian="16pt" style:font-weight-asian="bold" style:font-size-complex="16pt" style:font-weight-complex="bold"/>
    </style:style>
    <style:style style:name="T183" style:family="text">
      <style:text-properties fo:font-size="16pt" fo:font-weight="bold" officeooo:rsid="00c33d98" style:font-size-asian="16pt" style:font-weight-asian="bold" style:font-size-complex="16pt" style:font-weight-complex="bold"/>
    </style:style>
    <style:style style:name="T184" style:family="text">
      <style:text-properties fo:font-size="16pt" fo:font-weight="bold" officeooo:rsid="00ce3002" style:font-size-asian="16pt" style:font-weight-asian="bold" style:font-size-complex="16pt" style:font-weight-complex="bold"/>
    </style:style>
    <style:style style:name="T185" style:family="text">
      <style:text-properties fo:font-size="16pt" fo:font-weight="bold" officeooo:rsid="00dcc579" style:font-size-asian="16pt" style:font-weight-asian="bold" style:font-size-complex="16pt" style:font-weight-complex="bold"/>
    </style:style>
    <style:style style:name="T186" style:family="text">
      <style:text-properties fo:font-size="16pt" fo:font-weight="bold" officeooo:rsid="00e0aa71" style:font-size-asian="16pt" style:font-weight-asian="bold" style:font-size-complex="16pt" style:font-weight-complex="bold"/>
    </style:style>
    <style:style style:name="T187" style:family="text">
      <style:text-properties fo:font-size="16pt" fo:font-weight="bold" officeooo:rsid="00e16197" style:font-size-asian="16pt" style:font-weight-asian="bold" style:font-size-complex="16pt" style:font-weight-complex="bold"/>
    </style:style>
    <style:style style:name="T188" style:family="text">
      <style:text-properties fo:font-size="16pt" fo:font-weight="bold" officeooo:rsid="010f9567" style:font-size-asian="16pt" style:font-weight-asian="bold" style:font-size-complex="16pt" style:font-weight-complex="bold"/>
    </style:style>
    <style:style style:name="T189" style:family="text">
      <style:text-properties fo:font-size="16pt" fo:font-weight="bold" style:font-name-asian="Verdana" style:font-size-asian="16pt" style:font-weight-asian="bold" style:font-name-complex="Verdana" style:font-size-complex="16pt" style:font-weight-complex="bold"/>
    </style:style>
    <style:style style:name="T190" style:family="text">
      <style:text-properties fo:font-size="16pt" fo:font-weight="bold" style:font-name-asian="Courier New" style:font-size-asian="16pt" style:font-weight-asian="bold" style:font-name-complex="Courier New" style:font-size-complex="16pt" style:font-weight-complex="bold"/>
    </style:style>
    <style:style style:name="T191" style:family="text">
      <style:text-properties fo:font-size="16pt" fo:font-weight="bold" style:font-name-asian="Arial1" style:font-size-asian="16pt" style:font-weight-asian="bold" style:font-name-complex="Arial1" style:font-size-complex="16pt" style:font-weight-complex="bold"/>
    </style:style>
    <style:style style:name="T192" style:family="text">
      <style:text-properties fo:font-size="16pt" fo:font-weight="bold" style:font-name-asian="Arial" style:font-size-asian="16pt" style:font-weight-asian="bold" style:font-name-complex="Arial" style:font-size-complex="16pt" style:font-weight-complex="bold"/>
    </style:style>
    <style:style style:name="T193" style:family="text">
      <style:text-properties fo:font-size="16pt" fo:font-style="italic" fo:font-weight="bold" style:font-size-asian="16pt" style:font-style-asian="italic" style:font-weight-asian="bold" style:font-size-complex="16pt" style:font-style-complex="italic" style:font-weight-complex="bold"/>
    </style:style>
    <style:style style:name="T194" style:family="text">
      <style:text-properties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T195" style:family="text">
      <style:text-properties fo:font-size="16pt" style:font-name-asian="Arial" style:font-size-asian="16pt" style:font-name-complex="Arial" style:font-size-complex="16pt"/>
    </style:style>
    <style:style style:name="T196" style:family="text">
      <style:text-properties fo:font-size="16pt" fo:letter-spacing="normal" fo:font-weight="bold" officeooo:rsid="00402c86" style:letter-kerning="false" style:font-size-asian="16pt" style:font-weight-asian="bold" style:font-size-complex="16pt" style:font-weight-complex="bold" style:text-emphasize="none"/>
    </style:style>
    <style:style style:name="T197" style:family="text">
      <style:text-properties fo:font-size="16pt" fo:letter-spacing="normal" fo:font-weight="bold" officeooo:rsid="00568555" style:letter-kerning="false" style:font-size-asian="16pt" style:font-weight-asian="bold" style:font-size-complex="16pt" style:font-weight-complex="bold" style:text-emphasize="none"/>
    </style:style>
    <style:style style:name="T198" style:family="text">
      <style:text-properties fo:font-size="16pt" fo:letter-spacing="normal" fo:font-weight="bold" officeooo:rsid="003affd2" style:letter-kerning="false" style:font-size-asian="16pt" style:font-weight-asian="bold" style:font-size-complex="16pt" style:font-weight-complex="bold" style:text-emphasize="none"/>
    </style:style>
    <style:style style:name="T199" style:family="text">
      <style:text-properties fo:font-size="16pt" fo:letter-spacing="normal" fo:font-weight="bold" officeooo:rsid="0175f6d2" style:letter-kerning="false" style:font-size-asian="16pt" style:font-weight-asian="bold" style:font-size-complex="16pt" style:font-weight-complex="bold" style:text-emphasize="none"/>
    </style:style>
    <style:style style:name="T200" style:family="text">
      <style:text-properties fo:font-size="16pt" fo:letter-spacing="normal" officeooo:rsid="00402c86" style:letter-kerning="false" style:font-size-asian="16pt" style:font-size-complex="16pt" style:text-emphasize="none"/>
    </style:style>
    <style:style style:name="T201" style:family="text">
      <style:text-properties style:use-window-font-color="true" style:font-name="Arial" fo:letter-spacing="normal" style:letter-kerning="false" style:font-name-asian="Courier New" style:font-name-complex="Courier New" style:text-emphasize="none"/>
    </style:style>
    <style:style style:name="T202" style:family="text">
      <style:text-properties style:use-window-font-color="true"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03" style:family="text">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0707298" style:font-name-asian="Courier New" style:font-size-asian="10pt" style:font-style-asian="normal" style:font-weight-asian="normal" style:font-name-complex="Courier New" style:font-size-complex="10pt" style:font-style-complex="normal" style:font-weight-complex="normal"/>
    </style:style>
    <style:style style:name="T204" style:family="text">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11968e4" style:font-name-asian="Courier New" style:font-size-asian="10pt" style:font-style-asian="normal" style:font-weight-asian="normal" style:font-name-complex="Courier New" style:font-size-complex="10pt" style:font-style-complex="normal" style:font-weight-complex="normal"/>
    </style:style>
    <style:style style:name="T205" style:family="text">
      <style:text-properties style:use-window-font-color="true" style:text-outline="false" style:text-line-through-style="none" style:text-line-through-type="none" style:text-position="0% 100%" style:font-name="Courier New" fo:font-size="10pt" fo:font-style="normal" fo:text-shadow="none" style:text-underline-style="none" fo:font-weight="normal" officeooo:rsid="00668a2d" style:font-name-asian="Courier New" style:font-size-asian="10pt" style:font-style-asian="normal" style:font-weight-asian="normal" style:font-name-complex="Courier New" style:font-size-complex="10pt" style:font-style-complex="normal" style:font-weight-complex="normal"/>
    </style:style>
    <style:style style:name="T206" style:family="text">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07" style:family="text">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rsid="0070729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08" style:family="text">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rsid="007509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09" style:family="text">
      <style:text-properties style:use-window-font-color="true" style:text-outline="false" style:text-line-through-style="none" style:text-line-through-type="none" style:text-position="0% 100%" style:font-name="Courier New" fo:font-size="10pt" fo:letter-spacing="normal" fo:font-style="normal" fo:text-shadow="none" style:text-underline-style="none" fo:font-weight="normal" officeooo: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10" style:family="text">
      <style:text-properties style:use-window-font-color="true" style:text-outline="false" style:text-line-through-style="none" style:text-line-through-type="none" style:text-position="0% 100%" style:font-name="Courier New" fo:font-style="normal" fo:text-shadow="none" style:text-underline-style="none" style:font-name-asian="Courier New" style:font-style-asian="normal" style:font-name-complex="Courier New" style:font-style-complex="normal"/>
    </style:style>
    <style:style style:name="T211" style:family="text">
      <style:text-properties style:use-window-font-color="true" style:text-outline="false" style:text-line-through-style="none" style:text-line-through-type="none" style:text-position="0% 100%" style:font-name="Courier New" fo:font-style="normal" fo:text-shadow="none" style:text-underline-style="none" officeooo:rsid="00700adc" style:font-name-asian="Courier New" style:font-style-asian="normal" style:font-name-complex="Courier New" style:font-style-complex="normal"/>
    </style:style>
    <style:style style:name="T212" style:family="text">
      <style:text-properties style:use-window-font-color="true" style:text-outline="false" style:text-line-through-style="none" style:text-line-through-type="none" style:text-position="0% 100%" style:font-name="Courier New" fo:font-style="normal" fo:text-shadow="none" style:text-underline-style="none" fo:font-weight="normal" officeooo:rsid="007d31d8" style:font-name-asian="Courier New" style:font-style-asian="normal" style:font-weight-asian="normal" style:font-name-complex="Courier New" style:font-style-complex="normal" style:font-weight-complex="normal"/>
    </style:style>
    <style:style style:name="T213" style:family="text">
      <style:text-properties style:use-window-font-color="true" style:text-outline="false" style:text-line-through-style="none" style:text-line-through-type="none" style:text-position="0% 100%" style:font-name="Courier New" fo:letter-spacing="normal" fo:font-style="normal" fo:text-shadow="none" style:text-underline-style="none" style:letter-kerning="false" style:font-name-asian="Courier New" style:font-style-asian="normal" style:font-name-complex="Courier New" style:font-style-complex="normal" style:text-emphasize="none"/>
    </style:style>
    <style:style style:name="T214" style:family="text">
      <style:text-properties style:use-window-font-color="true" style:text-outline="false" style:text-line-through-style="none" style:text-line-through-type="none" style:text-position="0% 100%" style:font-name="Courier New" fo:letter-spacing="normal" fo:font-style="normal" fo:text-shadow="none" style:text-underline-style="none" officeooo:rsid="00707298" style:letter-kerning="false" style:font-name-asian="Courier New" style:font-style-asian="normal" style:font-name-complex="Courier New" style:font-style-complex="normal" style:text-emphasize="none"/>
    </style:style>
    <style:style style:name="T215" style:family="text">
      <style:text-properties style:use-window-font-color="true" style:text-outline="false" style:text-line-through-style="none" style:text-line-through-type="none" style:text-position="0% 100%"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16" style:family="text">
      <style:text-properties style:use-window-font-color="true" style:text-outline="false" style:text-line-through-style="none" style:text-line-through-type="none" style:text-position="0% 100%" fo:font-size="10pt" fo:font-style="normal" fo:text-shadow="none" style:text-underline-style="none" fo:font-weight="normal" officeooo:rsid="011968e4" style:font-name-asian="Courier New" style:font-size-asian="10pt" style:font-style-asian="normal" style:font-weight-asian="normal" style:font-name-complex="Courier New" style:font-size-complex="10pt" style:font-style-complex="normal" style:font-weight-complex="normal"/>
    </style:style>
    <style:style style:name="T217" style:family="text">
      <style:text-properties style:use-window-font-color="true" style:text-outline="false" style:text-line-through-style="none" style:text-line-through-type="none" style:text-position="0% 100%" fo:font-size="10pt" fo:font-style="normal" fo:text-shadow="none" style:text-underline-style="none" fo:font-weight="normal" officeooo:rsid="009da6ba" style:font-name-asian="Courier New" style:font-size-asian="10pt" style:font-style-asian="normal" style:font-weight-asian="normal" style:font-name-complex="Courier New" style:font-size-complex="10pt" style:font-style-complex="normal" style:font-weight-complex="normal"/>
    </style:style>
    <style:style style:name="T218" style:family="text">
      <style:text-properties style:use-window-font-color="true" style:text-outline="false" style:text-line-through-style="none" style:text-line-through-type="none" style:text-position="0% 100%"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219" style:family="text">
      <style:text-properties style:use-window-font-color="true" style:text-outline="false" style:text-line-through-style="none" style:text-line-through-type="none" style:text-position="0% 100%" fo:font-size="16pt" fo:font-style="normal" fo:text-shadow="none" style:text-underline-style="none" fo:font-weight="bold" officeooo:rsid="010ce00f" style:font-name-asian="Tahoma2" style:font-size-asian="16pt" style:font-style-asian="normal" style:font-weight-asian="bold" style:font-name-complex="Tahoma2" style:font-size-complex="16pt" style:font-style-complex="normal" style:font-weight-complex="bold"/>
    </style:style>
    <style:style style:name="T220" style:family="text">
      <style:text-properties style:use-window-font-color="true" style:text-outline="false" style:text-line-through-style="none" style:text-line-through-type="none" style:text-position="0% 100%" fo:font-size="16pt" fo:letter-spacing="normal" fo:font-style="normal" fo:text-shadow="none" style:text-underline-style="none" fo:font-weight="bold" style:letter-kerning="false" style:font-name-asian="Courier New" style:font-size-asian="16pt" style:font-style-asian="normal" style:font-weight-asian="bold" style:font-name-complex="Courier New" style:font-size-complex="16pt" style:font-style-complex="normal" style:font-weight-complex="bold" style:text-emphasize="none"/>
    </style:style>
    <style:style style:name="T221" style:family="text">
      <style:text-properties style:use-window-font-color="true" style:text-outline="false" style:text-line-through-style="none" style:text-line-through-type="none" style:text-position="0% 100%" fo:font-style="normal" fo:text-shadow="none" style:text-underline-style="none" fo:font-weight="normal" style:font-name-asian="Arial" style:font-style-asian="normal" style:font-weight-asian="normal" style:font-name-complex="Arial" style:font-style-complex="normal" style:font-weight-complex="normal"/>
    </style:style>
    <style:style style:name="T222" style:family="text">
      <style:text-properties style:use-window-font-color="true" style:text-outline="false" style:text-line-through-style="none" style:text-line-through-type="none" style:text-position="0% 100%" fo:font-style="normal" fo:text-shadow="none" style:text-underline-style="none" fo:font-weight="normal" officeooo:rsid="009e9f4c" style:font-name-asian="Arial" style:font-style-asian="normal" style:font-weight-asian="normal" style:font-name-complex="Arial" style:font-style-complex="normal" style:font-weight-complex="normal"/>
    </style:style>
    <style:style style:name="T223" style:family="text">
      <style:text-properties style:use-window-font-color="true" style:text-outline="false" style:text-line-through-style="none" style:text-line-through-type="none" style:text-position="0% 100%" fo:font-style="normal" fo:text-shadow="none" style:text-underline-style="none" fo:font-weight="normal" style:font-name-asian="Tahoma2" style:font-style-asian="normal" style:font-weight-asian="normal" style:font-name-complex="Tahoma2" style:font-style-complex="normal" style:font-weight-complex="normal"/>
    </style:style>
    <style:style style:name="T224" style:family="text">
      <style:text-properties style:use-window-font-color="true" style:text-outline="false" style:text-line-through-style="none" style:text-line-through-type="none" style:text-position="0% 100%" fo:font-style="normal" fo:text-shadow="none" style:text-underline-style="none" fo:font-weight="normal" officeooo:rsid="010ce00f" style:font-name-asian="Tahoma2" style:font-style-asian="normal" style:font-weight-asian="normal" style:font-name-complex="Tahoma2" style:font-style-complex="normal" style:font-weight-complex="normal"/>
    </style:style>
    <style:style style:name="T225" style:family="text">
      <style:text-properties style:use-window-font-color="true" style:text-outline="false" style:text-line-through-style="none" style:text-line-through-type="none" style:text-position="0% 100%" fo:font-style="normal" fo:text-shadow="none" style:text-underline-style="none" fo:font-weight="normal" officeooo:rsid="007bbfda" style:font-name-asian="Courier New" style:font-style-asian="normal" style:font-weight-asian="normal" style:font-name-complex="Courier New" style:font-style-complex="normal" style:font-weight-complex="normal"/>
    </style:style>
    <style:style style:name="T226" style:family="text">
      <style:text-properties style:use-window-font-color="true" style:text-outline="false" style:text-line-through-style="none" style:text-line-through-type="none" style:text-position="0% 100%" fo:font-style="normal" fo:text-shadow="none" style:text-underline-style="none" fo:font-weight="normal" officeooo:rsid="007d31d8" style:font-name-asian="Courier New" style:font-style-asian="normal" style:font-weight-asian="normal" style:font-name-complex="Courier New" style:font-style-complex="normal" style:font-weight-complex="normal"/>
    </style:style>
    <style:style style:name="T227" style:family="text">
      <style:text-properties style:use-window-font-color="true" style:text-outline="false" style:text-line-through-style="none" style:text-line-through-type="none" style:text-position="0% 100%" fo:font-style="normal" fo:text-shadow="none" style:text-underline-style="none" fo:font-weight="normal" officeooo:rsid="007ef71f" style:font-name-asian="Courier New" style:font-style-asian="normal" style:font-weight-asian="normal" style:font-name-complex="Courier New" style:font-style-complex="normal" style:font-weight-complex="normal"/>
    </style:style>
    <style:style style:name="T228" style:family="text">
      <style:text-properties style:use-window-font-color="true" style:text-outline="false" style:text-line-through-style="none" style:text-line-through-type="none" style:text-position="0% 100%" fo:font-style="normal" fo:text-shadow="none" style:text-underline-style="none" fo:font-weight="normal" officeooo:rsid="01222410" style:font-name-asian="Courier New" style:font-style-asian="normal" style:font-weight-asian="normal" style:font-name-complex="Courier New" style:font-style-complex="normal" style:font-weight-complex="normal"/>
    </style:style>
    <style:style style:name="T229" style:family="text">
      <style:text-properties style:use-window-font-color="true" style:text-outline="false" style:text-line-through-style="none" style:text-line-through-type="none" style:text-position="0% 100%" fo:font-style="normal" fo:text-shadow="none" style:text-underline-style="none" fo:font-weight="normal" officeooo:rsid="01300520" style:font-name-asian="Courier New" style:font-style-asian="normal" style:font-weight-asian="normal" style:font-name-complex="Courier New" style:font-style-complex="normal" style:font-weight-complex="normal"/>
    </style:style>
    <style:style style:name="T230" style:family="text">
      <style:text-properties style:use-window-font-color="true" style:text-outline="false" style:text-line-through-style="none" style:text-line-through-type="none" style:text-position="0% 100%" fo:font-style="normal" fo:text-shadow="none" style:text-underline-style="none" style:font-name-asian="Courier New" style:font-style-asian="normal" style:font-name-complex="Courier New" style:font-style-complex="normal"/>
    </style:style>
    <style:style style:name="T231" style:family="text">
      <style:text-properties style:use-window-font-color="true" style:text-outline="false" style:text-line-through-style="none" style:text-line-through-type="none" style:text-position="0% 100%" fo:font-style="normal" fo:text-shadow="none" style:text-underline-style="none" officeooo:rsid="001cd4c2" style:font-name-asian="Courier New" style:font-style-asian="normal" style:font-name-complex="Courier New" style:font-style-complex="normal"/>
    </style:style>
    <style:style style:name="T232" style:family="text">
      <style:text-properties style:use-window-font-color="true" style:text-outline="false" style:text-line-through-style="none" style:text-line-through-type="none" style:text-position="0% 100%" fo:font-style="normal" fo:text-shadow="none" style:text-underline-style="none" officeooo:rsid="00700adc" style:font-name-asian="Courier New" style:font-style-asian="normal" style:font-name-complex="Courier New" style:font-style-complex="normal"/>
    </style:style>
    <style:style style:name="T233" style:family="text">
      <style:text-properties style:use-window-font-color="true" style:text-outline="false" style:text-line-through-style="none" style:text-line-through-type="none" style:text-position="0% 100%" fo:font-style="normal" fo:text-shadow="none" style:text-underline-style="none" officeooo:rsid="00a74272" style:font-name-asian="Courier New" style:font-style-asian="normal" style:font-name-complex="Courier New" style:font-style-complex="normal"/>
    </style:style>
    <style:style style:name="T234" style:family="text">
      <style:text-properties style:use-window-font-color="true" style:text-outline="false" style:text-line-through-style="none" style:text-line-through-type="none" style:text-position="0% 100%" fo:font-style="normal" fo:text-shadow="none" style:text-underline-style="none" officeooo:rsid="01222410" style:font-name-asian="Courier New" style:font-style-asian="normal" style:font-name-complex="Courier New" style:font-style-complex="normal"/>
    </style:style>
    <style:style style:name="T235" style:family="text">
      <style:text-properties style:use-window-font-color="true" style:text-outline="false" style:text-line-through-style="none" style:text-line-through-type="none" style:text-position="0% 100%" fo:font-style="normal" fo:text-shadow="none" style:text-underline-style="none" fo:font-weight="bold" style:font-name-asian="Courier New" style:font-style-asian="normal" style:font-weight-asian="bold" style:font-name-complex="Courier New" style:font-style-complex="normal" style:font-weight-complex="bold"/>
    </style:style>
    <style:style style:name="T236" style:family="text">
      <style:text-properties style:use-window-font-color="true" style:text-outline="false" style:text-line-through-style="none" style:text-line-through-type="none" style:text-position="0% 100%" style:font-name="Ari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237" style:family="text">
      <style:text-properties style:use-window-font-color="true" style:text-outline="false" style:text-line-through-style="none" style:text-line-through-type="none" style:text-position="0% 100%" style:font-name="Arial" fo:font-style="normal" fo:text-shadow="none" style:text-underline-style="none" fo:font-weight="normal" style:font-name-asian="Arial" style:font-style-asian="normal" style:font-weight-asian="normal" style:font-name-complex="Arial" style:font-style-complex="normal" style:font-weight-complex="normal"/>
    </style:style>
    <style:style style:name="T238" style:family="text">
      <style:text-properties style:use-window-font-color="true" style:text-outline="false" style:text-line-through-style="none" style:text-line-through-type="none" style:text-position="0% 100%" style:font-name="Arial" fo:letter-spacing="normal" fo:font-style="normal" fo:text-shadow="none" style:text-underline-style="none" fo:font-weight="bold" style:letter-kerning="false" style:font-name-asian="Courier New" style:font-style-asian="normal" style:font-weight-asian="bold" style:font-name-complex="Courier New" style:font-style-complex="normal" style:font-weight-complex="bold" style:text-emphasize="none"/>
    </style:style>
    <style:style style:name="T239" style:family="text">
      <style:text-properties style:use-window-font-color="true" style:text-outline="false" style:text-line-through-style="none" style:text-line-through-type="none" style:text-position="0% 100%" style:font-name="Arial" fo:letter-spacing="normal" fo:font-style="normal" fo:text-shadow="none" style:text-underline-style="none" style:letter-kerning="false" style:font-name-asian="Courier New" style:font-style-asian="normal" style:font-name-complex="Courier New" style:font-style-complex="normal" style:text-emphasize="none"/>
    </style:style>
    <style:style style:name="T240"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4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707298" style:font-name-asian="Courier New" style:font-size-asian="10pt" style:font-style-asian="normal" style:font-weight-asian="normal" style:font-name-complex="Courier New" style:font-size-complex="10pt" style:font-style-complex="normal" style:font-weight-complex="normal"/>
    </style:style>
    <style:style style:name="T24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0668a2d" style:font-name-asian="Courier New" style:font-size-asian="10pt" style:font-style-asian="normal" style:font-weight-asian="normal" style:font-name-complex="Courier New" style:font-size-complex="10pt" style:font-style-complex="normal" style:font-weight-complex="normal"/>
    </style:style>
    <style:style style:name="T243"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officeooo:rsid="0152d3b2" style:font-name-asian="Courier New" style:font-size-asian="10pt" style:font-style-asian="normal" style:font-weight-asian="normal" style:font-name-complex="Courier New" style:font-size-complex="10pt" style:font-style-complex="normal" style:font-weight-complex="normal"/>
    </style:style>
    <style:style style:name="T244"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45"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707298"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46"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7509c0"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47"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1637e6"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48"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840c4"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49"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e0aa71"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50"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d9249f"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51"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e16197"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52" style:family="text">
      <style:text-properties style:use-window-font-color="true" style:text-outline="false" style:text-line-through-style="none" style:text-line-through-type="none" style:text-position="0% 100%" style:font-name="Arial" fo:font-size="10pt" fo:letter-spacing="normal" fo:font-style="normal" fo:text-shadow="none" style:text-underline-style="none" fo:font-weight="normal" officeooo:rsid="00e99c69" style:letter-kerning="false" style:font-name-asian="Courier New" style:font-size-asian="10pt" style:font-style-asian="normal" style:font-weight-asian="normal" style:font-name-complex="Courier New" style:font-size-complex="10pt" style:font-style-complex="normal" style:font-weight-complex="normal" style:text-emphasize="none"/>
    </style:style>
    <style:style style:name="T253" style:family="text">
      <style:text-properties style:use-window-font-color="true" style:text-outline="false" style:text-line-through-style="none" style:text-line-through-type="none" style:text-position="0% 100%" fo:letter-spacing="normal" fo:font-style="normal" fo:text-shadow="none" style:text-underline-style="none" style:letter-kerning="false" style:font-name-asian="Courier New" style:font-style-asian="normal" style:font-name-complex="Courier New" style:font-style-complex="normal" style:text-emphasize="none"/>
    </style:style>
    <style:style style:name="T254" style:family="text">
      <style:text-properties style:use-window-font-color="true" style:text-outline="false" style:text-line-through-style="none" style:text-line-through-type="none" style:text-position="0% 100%" fo:letter-spacing="normal" fo:font-style="normal" fo:text-shadow="none" style:text-underline-style="none" officeooo:rsid="00707298" style:letter-kerning="false" style:font-name-asian="Courier New" style:font-style-asian="normal" style:font-name-complex="Courier New" style:font-style-complex="normal" style:text-emphasize="none"/>
    </style:style>
    <style:style style:name="T255" style:family="text">
      <style:text-properties style:use-window-font-color="true" style:text-outline="false" style:text-line-through-style="none" style:text-line-through-type="none" style:text-position="0% 100%" fo:letter-spacing="normal" fo:font-style="normal" fo:text-shadow="none" style:text-underline-style="none" officeooo:rsid="00a77048" style:letter-kerning="false" style:font-name-asian="Courier New" style:font-style-asian="normal" style:font-name-complex="Courier New" style:font-style-complex="normal" style:text-emphasize="none"/>
    </style:style>
    <style:style style:name="T256" style:family="text">
      <style:text-properties style:use-window-font-color="true" style:text-outline="false" style:text-line-through-style="none" style:text-line-through-type="none" style:text-position="0% 100%" fo:letter-spacing="normal" fo:font-style="normal" fo:text-shadow="none" style:text-underline-style="none" fo:font-weight="bold" style:letter-kerning="false" style:font-name-asian="Courier New" style:font-style-asian="normal" style:font-weight-asian="bold" style:font-name-complex="Courier New" style:font-style-complex="normal" style:font-weight-complex="bold" style:text-emphasize="none"/>
    </style:style>
    <style:style style:name="T257" style:family="text">
      <style:text-properties style:use-window-font-color="true" style:text-outline="false" style:text-line-through-style="none" style:text-line-through-type="none" style:text-position="0% 100%" fo:letter-spacing="normal" fo:font-style="normal" fo:text-shadow="none" style:text-underline-style="none" fo:font-weight="normal" style:letter-kerning="false" style:font-name-asian="Courier New" style:font-style-asian="normal" style:font-weight-asian="normal" style:font-name-complex="Courier New" style:font-style-complex="normal" style:font-weight-complex="normal" style:text-emphasize="none"/>
    </style:style>
    <style:style style:name="T258" style:family="text">
      <style:text-properties style:use-window-font-color="true" style:text-outline="false" style:text-line-through-style="none" style:text-line-through-type="none" style:text-position="0% 100%" fo:letter-spacing="normal" fo:font-style="normal" fo:text-shadow="none" style:text-underline-style="none" fo:font-weight="normal" officeooo:rsid="01026416" style:letter-kerning="false" style:font-name-asian="Courier New" style:font-style-asian="normal" style:font-weight-asian="normal" style:font-name-complex="Courier New" style:font-style-complex="normal" style:font-weight-complex="normal" style:text-emphasize="none"/>
    </style:style>
    <style:style style:name="T259" style:family="text">
      <style:text-properties style:use-window-font-color="true" style:text-line-through-style="none" style:text-line-through-type="none"/>
    </style:style>
    <style:style style:name="T260" style:family="text">
      <style:text-properties style:use-window-font-color="true" style:text-line-through-style="none" style:text-line-through-type="none" officeooo:rsid="002b998c"/>
    </style:style>
    <style:style style:name="T261" style:family="text">
      <style:text-properties style:font-name-asian="Tahoma2" style:font-name-complex="Tahoma2"/>
    </style:style>
    <style:style style:name="T262" style:family="text">
      <style:text-properties fo:font-weight="normal" style:font-weight-asian="normal" style:font-weight-complex="normal"/>
    </style:style>
    <style:style style:name="T263" style:family="text">
      <style:text-properties style:text-outline="false" style:text-line-through-style="none" style:text-line-through-type="none" style:text-position="0% 100%" fo:font-style="normal" fo:text-shadow="none" style:text-underline-style="none" fo:font-weight="bold" style:font-name-asian="Courier New" style:font-style-asian="normal" style:font-weight-asian="bold" style:font-name-complex="Courier New" style:font-style-complex="normal" style:font-weight-complex="bold"/>
    </style:style>
    <style:style style:name="T264" style:family="text">
      <style:text-properties style:text-outline="false" style:text-line-through-style="none" style:text-line-through-type="none" style:text-position="0% 100%" fo:font-style="normal" fo:text-shadow="none" style:text-underline-style="none" style:font-name-asian="Courier New" style:font-style-asian="normal" style:font-name-complex="Courier New" style:font-style-complex="normal"/>
    </style:style>
    <style:style style:name="T265" style:family="text">
      <style:text-properties fo:color="#ff0000"/>
    </style:style>
    <style:style style:name="T266" style:family="text">
      <style:text-properties officeooo:rsid="00167867"/>
    </style:style>
    <style:style style:name="T267" style:family="text">
      <style:text-properties officeooo:rsid="001817e0"/>
    </style:style>
    <style:style style:name="T268" style:family="text">
      <style:text-properties officeooo:rsid="001bab29"/>
    </style:style>
    <style:style style:name="T269" style:family="text">
      <style:text-properties officeooo:rsid="001cd4c2"/>
    </style:style>
    <style:style style:name="T270" style:family="text">
      <style:text-properties officeooo:rsid="001e35c7"/>
    </style:style>
    <style:style style:name="T271" style:family="text">
      <style:text-properties officeooo:rsid="001fd7b9"/>
    </style:style>
    <style:style style:name="T272" style:family="text">
      <style:text-properties officeooo:rsid="00215a60"/>
    </style:style>
    <style:style style:name="T273" style:family="text">
      <style:text-properties officeooo:rsid="0022e08e"/>
    </style:style>
    <style:style style:name="T274" style:family="text">
      <style:text-properties officeooo:rsid="002921b3"/>
    </style:style>
    <style:style style:name="T275" style:family="text">
      <style:text-properties officeooo:rsid="002a76ca"/>
    </style:style>
    <style:style style:name="T276" style:family="text">
      <style:text-properties officeooo:rsid="002b998c"/>
    </style:style>
    <style:style style:name="T277" style:family="text">
      <style:text-properties officeooo:rsid="002c8f6d"/>
    </style:style>
    <style:style style:name="T278" style:family="text">
      <style:text-properties style:font-name="Tahoma2" style:font-name-asian="Tahoma2" style:font-name-complex="Tahoma2"/>
    </style:style>
    <style:style style:name="T279" style:family="text">
      <style:text-properties style:font-name="Tahoma2" officeooo:rsid="004f4e77" style:font-name-asian="Tahoma2" style:font-name-complex="Tahoma2"/>
    </style:style>
    <style:style style:name="T280" style:family="text">
      <style:text-properties officeooo:rsid="00323f59"/>
    </style:style>
    <style:style style:name="T281" style:family="text">
      <style:text-properties officeooo:rsid="0034a587"/>
    </style:style>
    <style:style style:name="T282" style:family="text">
      <style:text-properties officeooo:rsid="0039b704"/>
    </style:style>
    <style:style style:name="T283" style:family="text">
      <style:text-properties officeooo:rsid="003ad0a5"/>
    </style:style>
    <style:style style:name="T284" style:family="text">
      <style:text-properties officeooo:rsid="003ae862"/>
    </style:style>
    <style:style style:name="T285" style:family="text">
      <style:text-properties officeooo:rsid="003c811c"/>
    </style:style>
    <style:style style:name="T286" style:family="text">
      <style:text-properties fo:letter-spacing="normal" style:letter-kerning="false" style:text-emphasize="none"/>
    </style:style>
    <style:style style:name="T287" style:family="text">
      <style:text-properties fo:letter-spacing="normal" officeooo:rsid="002f9b8c" style:letter-kerning="false" style:text-emphasize="none"/>
    </style:style>
    <style:style style:name="T288" style:family="text">
      <style:text-properties fo:letter-spacing="normal" officeooo:rsid="00402c86" style:letter-kerning="false" style:text-emphasize="none"/>
    </style:style>
    <style:style style:name="T289" style:family="text">
      <style:text-properties fo:letter-spacing="normal" officeooo:rsid="007bbfda" style:letter-kerning="false" style:text-emphasize="none"/>
    </style:style>
    <style:style style:name="T290" style:family="text">
      <style:text-properties fo:letter-spacing="normal" officeooo:rsid="007ae96e" style:letter-kerning="false" style:text-emphasize="none"/>
    </style:style>
    <style:style style:name="T291" style:family="text">
      <style:text-properties fo:letter-spacing="normal" officeooo:rsid="007d31d8" style:letter-kerning="false" style:text-emphasize="none"/>
    </style:style>
    <style:style style:name="T292" style:family="text">
      <style:text-properties fo:letter-spacing="normal" officeooo:rsid="007ef71f" style:letter-kerning="false" style:text-emphasize="none"/>
    </style:style>
    <style:style style:name="T293" style:family="text">
      <style:text-properties fo:letter-spacing="normal" officeooo:rsid="003affd2" style:letter-kerning="false" style:text-emphasize="none"/>
    </style:style>
    <style:style style:name="T294" style:family="text">
      <style:text-properties fo:letter-spacing="normal" officeooo:rsid="00b93289" style:letter-kerning="false" style:text-emphasize="none"/>
    </style:style>
    <style:style style:name="T295" style:family="text">
      <style:text-properties fo:letter-spacing="normal" officeooo:rsid="0175f6d2" style:letter-kerning="false" style:text-emphasize="none"/>
    </style:style>
    <style:style style:name="T296" style:family="text">
      <style:text-properties officeooo:rsid="00402c86"/>
    </style:style>
    <style:style style:name="T297" style:family="text">
      <style:text-properties officeooo:rsid="0044cc70"/>
    </style:style>
    <style:style style:name="T298" style:family="text">
      <style:text-properties officeooo:rsid="00464d2a"/>
    </style:style>
    <style:style style:name="T299" style:family="text">
      <style:text-properties officeooo:rsid="0048334e"/>
    </style:style>
    <style:style style:name="T300" style:family="text">
      <style:text-properties officeooo:rsid="0048ceee"/>
    </style:style>
    <style:style style:name="T301" style:family="text">
      <style:text-properties officeooo:rsid="004b32a0"/>
    </style:style>
    <style:style style:name="T302" style:family="text">
      <style:text-properties officeooo:rsid="004df725"/>
    </style:style>
    <style:style style:name="T303" style:family="text">
      <style:text-properties officeooo:rsid="004f4e77"/>
    </style:style>
    <style:style style:name="T304" style:family="text">
      <style:text-properties officeooo:rsid="0054920f"/>
    </style:style>
    <style:style style:name="T305" style:family="text">
      <style:text-properties officeooo:rsid="00567dbf"/>
    </style:style>
    <style:style style:name="T306" style:family="text">
      <style:text-properties officeooo:rsid="00568555"/>
    </style:style>
    <style:style style:name="T307" style:family="text">
      <style:text-properties officeooo:rsid="0056ddcc"/>
    </style:style>
    <style:style style:name="T308" style:family="text">
      <style:text-properties officeooo:rsid="00582c65"/>
    </style:style>
    <style:style style:name="T309" style:family="text">
      <style:text-properties officeooo:rsid="0059348c"/>
    </style:style>
    <style:style style:name="T310" style:family="text">
      <style:text-properties officeooo:rsid="005c53f6"/>
    </style:style>
    <style:style style:name="T311" style:family="text">
      <style:text-properties officeooo:rsid="005c9ee1"/>
    </style:style>
    <style:style style:name="T312" style:family="text">
      <style:text-properties officeooo:rsid="0061b9be"/>
    </style:style>
    <style:style style:name="T313" style:family="text">
      <style:text-properties officeooo:rsid="0062649c"/>
    </style:style>
    <style:style style:name="T314" style:family="text">
      <style:text-properties officeooo:rsid="00668a2d"/>
    </style:style>
    <style:style style:name="T315" style:family="text">
      <style:text-properties officeooo:rsid="006e3c67"/>
    </style:style>
    <style:style style:name="T316" style:family="text">
      <style:text-properties officeooo:rsid="0074c34c"/>
    </style:style>
    <style:style style:name="T317" style:family="text">
      <style:text-properties officeooo:rsid="007509c0"/>
    </style:style>
    <style:style style:name="T318" style:family="text">
      <style:text-properties officeooo:rsid="007ae96e"/>
    </style:style>
    <style:style style:name="T319" style:family="text">
      <style:text-properties style:font-name="Courier New1"/>
    </style:style>
    <style:style style:name="T320" style:family="text">
      <style:text-properties officeooo:rsid="007ef71f"/>
    </style:style>
    <style:style style:name="T321" style:family="text">
      <style:text-properties officeooo:rsid="00800937"/>
    </style:style>
    <style:style style:name="T322" style:family="text">
      <style:text-properties officeooo:rsid="0082dcf3"/>
    </style:style>
    <style:style style:name="T323" style:family="text">
      <style:text-properties officeooo:rsid="00862e2c"/>
    </style:style>
    <style:style style:name="T324" style:family="text">
      <style:text-properties officeooo:rsid="0088ba34"/>
    </style:style>
    <style:style style:name="T325" style:family="text">
      <style:text-properties officeooo:rsid="008ea9dd"/>
    </style:style>
    <style:style style:name="T326" style:family="text">
      <style:text-properties officeooo:rsid="00906ea8"/>
    </style:style>
    <style:style style:name="T327" style:family="text">
      <style:text-properties officeooo:rsid="00934c37"/>
    </style:style>
    <style:style style:name="T328" style:family="text">
      <style:text-properties officeooo:rsid="009641ed"/>
    </style:style>
    <style:style style:name="T329" style:family="text">
      <style:text-properties officeooo:rsid="0097f30d"/>
    </style:style>
    <style:style style:name="T330" style:family="text">
      <style:text-properties officeooo:rsid="009e9f4c"/>
    </style:style>
    <style:style style:name="T331" style:family="text">
      <style:text-properties officeooo:rsid="00a3e288"/>
    </style:style>
    <style:style style:name="T332" style:family="text">
      <style:text-properties officeooo:rsid="00a5fd41"/>
    </style:style>
    <style:style style:name="T333" style:family="text">
      <style:text-properties officeooo:rsid="00a6ce5d"/>
    </style:style>
    <style:style style:name="T334" style:family="text">
      <style:text-properties officeooo:rsid="00a6ef34"/>
    </style:style>
    <style:style style:name="T335" style:family="text">
      <style:text-properties officeooo:rsid="00a74272"/>
    </style:style>
    <style:style style:name="T336" style:family="text">
      <style:text-properties officeooo:rsid="00a77048"/>
    </style:style>
    <style:style style:name="T337" style:family="text">
      <style:text-properties officeooo:rsid="00a8badb"/>
    </style:style>
    <style:style style:name="T338" style:family="text">
      <style:text-properties officeooo:rsid="00b092b5"/>
    </style:style>
    <style:style style:name="T339" style:family="text">
      <style:text-properties officeooo:rsid="00b11af1"/>
    </style:style>
    <style:style style:name="T340" style:family="text">
      <style:text-properties officeooo:rsid="00b321cf"/>
    </style:style>
    <style:style style:name="T341" style:family="text">
      <style:text-properties officeooo:rsid="00b93289"/>
    </style:style>
    <style:style style:name="T342" style:family="text">
      <style:text-properties officeooo:rsid="00b94f7f"/>
    </style:style>
    <style:style style:name="T343" style:family="text">
      <style:text-properties officeooo:rsid="00c071c7"/>
    </style:style>
    <style:style style:name="T344" style:family="text">
      <style:text-properties officeooo:rsid="00c0c492"/>
    </style:style>
    <style:style style:name="T345" style:family="text">
      <style:text-properties officeooo:rsid="00c33d98"/>
    </style:style>
    <style:style style:name="T346" style:family="text">
      <style:text-properties officeooo:rsid="00c3d2ac"/>
    </style:style>
    <style:style style:name="T347" style:family="text">
      <style:text-properties officeooo:rsid="00c8f072"/>
    </style:style>
    <style:style style:name="T348" style:family="text">
      <style:text-properties officeooo:rsid="00ce3002"/>
    </style:style>
    <style:style style:name="T349" style:family="text">
      <style:text-properties officeooo:rsid="00cf6fa5"/>
    </style:style>
    <style:style style:name="T350" style:family="text">
      <style:text-properties officeooo:rsid="00d15e7b"/>
    </style:style>
    <style:style style:name="T351" style:family="text">
      <style:text-properties officeooo:rsid="00d23c48"/>
    </style:style>
    <style:style style:name="T352" style:family="text">
      <style:text-properties officeooo:rsid="00d433f0"/>
    </style:style>
    <style:style style:name="T353" style:family="text">
      <style:text-properties officeooo:rsid="00d592f4"/>
    </style:style>
    <style:style style:name="T354" style:family="text">
      <style:text-properties officeooo:rsid="008cfdf8"/>
    </style:style>
    <style:style style:name="T355" style:family="text">
      <style:text-properties officeooo:rsid="00da208c"/>
    </style:style>
    <style:style style:name="T356" style:family="text">
      <style:text-properties officeooo:rsid="00dca674"/>
    </style:style>
    <style:style style:name="T357" style:family="text">
      <style:text-properties officeooo:rsid="00dcc579"/>
    </style:style>
    <style:style style:name="T358" style:family="text">
      <style:text-properties officeooo:rsid="00ddcb27"/>
    </style:style>
    <style:style style:name="T359" style:family="text">
      <style:text-properties officeooo:rsid="00e0aa71"/>
    </style:style>
    <style:style style:name="T360" style:family="text">
      <style:text-properties officeooo:rsid="00d840c4"/>
    </style:style>
    <style:style style:name="T361" style:family="text">
      <style:text-properties officeooo:rsid="00e16197"/>
    </style:style>
    <style:style style:name="T362" style:family="text">
      <style:text-properties officeooo:rsid="00e74c51"/>
    </style:style>
    <style:style style:name="T363" style:family="text">
      <style:text-properties officeooo:rsid="00e99c69"/>
    </style:style>
    <style:style style:name="T364" style:family="text">
      <style:text-properties officeooo:rsid="00ea19d9"/>
    </style:style>
    <style:style style:name="T365" style:family="text">
      <style:text-properties officeooo:rsid="00ebd976"/>
    </style:style>
    <style:style style:name="T366" style:family="text">
      <style:text-properties officeooo:rsid="00ed7cf8"/>
    </style:style>
    <style:style style:name="T367" style:family="text">
      <style:text-properties officeooo:rsid="00eec952"/>
    </style:style>
    <style:style style:name="T368" style:family="text">
      <style:text-properties officeooo:rsid="00efd868"/>
    </style:style>
    <style:style style:name="T369" style:family="text">
      <style:text-properties officeooo:rsid="00f04ca8"/>
    </style:style>
    <style:style style:name="T370" style:family="text">
      <style:text-properties officeooo:rsid="00f24137"/>
    </style:style>
    <style:style style:name="T371" style:family="text">
      <style:text-properties officeooo:rsid="00f54d29"/>
    </style:style>
    <style:style style:name="T372" style:family="text">
      <style:text-properties officeooo:rsid="00f6db39"/>
    </style:style>
    <style:style style:name="T373" style:family="text">
      <style:text-properties officeooo:rsid="00f7417e"/>
    </style:style>
    <style:style style:name="T374" style:family="text">
      <style:text-properties officeooo:rsid="00f8063b"/>
    </style:style>
    <style:style style:name="T375" style:family="text">
      <style:text-properties officeooo:rsid="00f99908"/>
    </style:style>
    <style:style style:name="T376" style:family="text">
      <style:text-properties officeooo:rsid="00fd566d"/>
    </style:style>
    <style:style style:name="T377" style:family="text">
      <style:text-properties officeooo:rsid="00ffa5fb"/>
    </style:style>
    <style:style style:name="T378" style:family="text">
      <style:text-properties officeooo:rsid="01004a13"/>
    </style:style>
    <style:style style:name="T379" style:family="text">
      <style:text-properties style:font-name="Course"/>
    </style:style>
    <style:style style:name="T380" style:family="text">
      <style:text-properties officeooo:rsid="0101259e"/>
    </style:style>
    <style:style style:name="T381" style:family="text">
      <style:text-properties officeooo:rsid="010383e4"/>
    </style:style>
    <style:style style:name="T382" style:family="text">
      <style:text-properties officeooo:rsid="0104be2e"/>
    </style:style>
    <style:style style:name="T383" style:family="text">
      <style:text-properties officeooo:rsid="01053851"/>
    </style:style>
    <style:style style:name="T384" style:family="text">
      <style:text-properties officeooo:rsid="010728dd"/>
    </style:style>
    <style:style style:name="T385" style:family="text">
      <style:text-properties officeooo:rsid="0108ebc8"/>
    </style:style>
    <style:style style:name="T386" style:family="text">
      <style:text-properties officeooo:rsid="010ba05b"/>
    </style:style>
    <style:style style:name="T387" style:family="text">
      <style:text-properties officeooo:rsid="010c951a"/>
    </style:style>
    <style:style style:name="T388" style:family="text">
      <style:text-properties officeooo:rsid="010ca962"/>
    </style:style>
    <style:style style:name="T389" style:family="text">
      <style:text-properties officeooo:rsid="010ce00f"/>
    </style:style>
    <style:style style:name="T390" style:family="text">
      <style:text-properties officeooo:rsid="010de716"/>
    </style:style>
    <style:style style:name="T391" style:family="text">
      <style:text-properties officeooo:rsid="010f9567"/>
    </style:style>
    <style:style style:name="T392" style:family="text">
      <style:text-properties officeooo:rsid="0115fd13"/>
    </style:style>
    <style:style style:name="T393" style:family="text">
      <style:text-properties officeooo:rsid="0117c6ac"/>
    </style:style>
    <style:style style:name="T394" style:family="text">
      <style:text-properties officeooo:rsid="011968e4"/>
    </style:style>
    <style:style style:name="T395" style:family="text">
      <style:text-properties officeooo:rsid="011cfe08"/>
    </style:style>
    <style:style style:name="T396" style:family="text">
      <style:text-properties officeooo:rsid="011dca26"/>
    </style:style>
    <style:style style:name="T397" style:family="text">
      <style:text-properties officeooo:rsid="011f2290"/>
    </style:style>
    <style:style style:name="T398" style:family="text">
      <style:text-properties officeooo:rsid="011f95be"/>
    </style:style>
    <style:style style:name="T399" style:family="text">
      <style:text-properties officeooo:rsid="01248c5b"/>
    </style:style>
    <style:style style:name="T400" style:family="text">
      <style:text-properties officeooo:rsid="0124f274"/>
    </style:style>
    <style:style style:name="T401" style:family="text">
      <style:text-properties officeooo:rsid="012674c0"/>
    </style:style>
    <style:style style:name="T402" style:family="text">
      <style:text-properties officeooo:rsid="01276e4b"/>
    </style:style>
    <style:style style:name="T403" style:family="text">
      <style:text-properties officeooo:rsid="0128f99a"/>
    </style:style>
    <style:style style:name="T404" style:family="text">
      <style:text-properties officeooo:rsid="012910ef"/>
    </style:style>
    <style:style style:name="T405" style:family="text">
      <style:text-properties officeooo:rsid="012b0840"/>
    </style:style>
    <style:style style:name="T406" style:family="text">
      <style:text-properties officeooo:rsid="012cfd97"/>
    </style:style>
    <style:style style:name="T407" style:family="text">
      <style:text-properties officeooo:rsid="012fbe25"/>
    </style:style>
    <style:style style:name="T408" style:family="text">
      <style:text-properties officeooo:rsid="01300520"/>
    </style:style>
    <style:style style:name="T409" style:family="text">
      <style:text-properties officeooo:rsid="0130ce31"/>
    </style:style>
    <style:style style:name="T410" style:family="text">
      <style:text-properties officeooo:rsid="0132b695"/>
    </style:style>
    <style:style style:name="T411" style:family="text">
      <style:text-properties officeooo:rsid="013598f2"/>
    </style:style>
    <style:style style:name="T412" style:family="text">
      <style:text-properties officeooo:rsid="013a4c0c"/>
    </style:style>
    <style:style style:name="T413" style:family="text">
      <style:text-properties officeooo:rsid="013d59bc"/>
    </style:style>
    <style:style style:name="T414" style:family="text">
      <style:text-properties officeooo:rsid="013e9a5d"/>
    </style:style>
    <style:style style:name="T415" style:family="text">
      <style:text-properties officeooo:rsid="013fe1ba"/>
    </style:style>
    <style:style style:name="T416" style:family="text">
      <style:text-properties officeooo:rsid="01406123"/>
    </style:style>
    <style:style style:name="T417" style:family="text">
      <style:text-properties officeooo:rsid="0142ad9a"/>
    </style:style>
    <style:style style:name="T418" style:family="text">
      <style:text-properties officeooo:rsid="01440068"/>
    </style:style>
    <style:style style:name="T419" style:family="text">
      <style:text-properties officeooo:rsid="0145871a"/>
    </style:style>
    <style:style style:name="T420" style:family="text">
      <style:text-properties officeooo:rsid="01460f89"/>
    </style:style>
    <style:style style:name="T421" style:family="text">
      <style:text-properties officeooo:rsid="01461ed9"/>
    </style:style>
    <style:style style:name="T422" style:family="text">
      <style:text-properties officeooo:rsid="01471c14"/>
    </style:style>
    <style:style style:name="T423" style:family="text">
      <style:text-properties officeooo:rsid="014a8292"/>
    </style:style>
    <style:style style:name="T424" style:family="text">
      <style:text-properties officeooo:rsid="014d4dfa"/>
    </style:style>
    <style:style style:name="T425" style:family="text">
      <style:text-properties officeooo:rsid="01505ed7"/>
    </style:style>
    <style:style style:name="T426" style:family="text">
      <style:text-properties officeooo:rsid="0150fc19"/>
    </style:style>
    <style:style style:name="T427" style:family="text">
      <style:text-properties officeooo:rsid="01522542"/>
    </style:style>
    <style:style style:name="T428" style:family="text">
      <style:text-properties officeooo:rsid="01528a27"/>
    </style:style>
    <style:style style:name="T429" style:family="text">
      <style:text-properties officeooo:rsid="0152d3b2"/>
    </style:style>
    <style:style style:name="T430" style:family="text">
      <style:text-properties officeooo:rsid="01563c31"/>
    </style:style>
    <style:style style:name="T431" style:family="text">
      <style:text-properties officeooo:rsid="01570681"/>
    </style:style>
    <style:style style:name="T432" style:family="text">
      <style:text-properties officeooo:rsid="01578f21"/>
    </style:style>
    <style:style style:name="T433" style:family="text">
      <style:text-properties officeooo:rsid="0165105f"/>
    </style:style>
    <style:style style:name="T434" style:family="text">
      <style:text-properties officeooo:rsid="0166e575"/>
    </style:style>
    <style:style style:name="T435" style:family="text">
      <style:text-properties officeooo:rsid="0168b603"/>
    </style:style>
    <style:style style:name="T436" style:family="text">
      <style:text-properties officeooo:rsid="01696d50"/>
    </style:style>
    <style:style style:name="T437" style:family="text">
      <style:text-properties officeooo:rsid="016b278a"/>
    </style:style>
    <style:style style:name="T438" style:family="text">
      <style:text-properties officeooo:rsid="016e3285"/>
    </style:style>
    <style:style style:name="T439" style:family="text">
      <style:text-properties officeooo:rsid="0171f334"/>
    </style:style>
    <style:style style:name="T440" style:family="text">
      <style:text-properties officeooo:rsid="0173d100"/>
    </style:style>
    <style:style style:name="T441" style:family="text">
      <style:text-properties officeooo:rsid="017aaa12"/>
    </style:style>
    <style:style style:name="T442" style:family="text">
      <style:text-properties officeooo:rsid="017c4111"/>
    </style:style>
    <style:style style:name="T443" style:family="text">
      <style:text-properties officeooo:rsid="017defb4"/>
    </style:style>
    <style:style style:name="T444" style:family="text">
      <style:text-properties officeooo:rsid="017e0acb"/>
    </style:style>
    <style:style style:name="T445" style:family="text">
      <style:text-properties officeooo:rsid="01803417"/>
    </style:style>
    <style:style style:name="T44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47" style:family="text">
      <style:text-properties fo:color="#000000" style:text-outline="false" style:text-line-through-style="none" style:text-line-through-type="none" style:font-name="Arial Black" fo:font-size="12pt" fo:font-style="normal" fo:text-shadow="none" style:text-underline-style="none" fo:font-weight="normal" style:font-name-asian="Lucida Sans Unicode" style:font-size-asian="12pt" style:font-style-asian="normal" style:font-weight-asian="normal" style:font-name-complex="Tahoma1" style:font-size-complex="12pt" style:font-style-complex="normal" style:font-weight-complex="normal" style:font-relief="none"/>
    </style:style>
    <style:style style:name="T448" style:family="text">
      <style:text-properties style:font-name="Courier New" fo:font-size="10pt" style:font-name-asian="Courier New" style:font-size-asian="10pt" style:font-name-complex="Courier New" style:font-size-complex="10pt"/>
    </style:style>
    <style:style style:name="T449" style:family="text">
      <style:text-properties style:font-name="Courier New" fo:font-size="10pt" style:font-size-asian="10pt" style:font-size-complex="10pt"/>
    </style:style>
    <style:style style:name="T450" style:family="text">
      <style:text-properties style:font-name="Arial" fo:font-size="10pt" style:font-size-asian="10pt" style:font-size-complex="10pt"/>
    </style:style>
    <style:style style:name="T451" style:family="text">
      <style:text-properties style:font-name="Arial" fo:font-size="11pt" style:font-size-asian="11pt" style:font-size-complex="11pt"/>
    </style:style>
    <style:style style:name="T452" style:family="text">
      <style:text-properties fo:font-size="10pt" style:font-size-asian="10pt" style:font-size-complex="10pt"/>
    </style:style>
    <style:style style:name="T453" style:family="text">
      <style:text-properties fo:font-size="24pt" style:font-size-asian="24pt" style:font-size-complex="24pt"/>
    </style:style>
    <style:style style:name="T454" style:family="text">
      <style:text-properties fo:font-size="18pt" style:font-size-asian="18pt" style:font-size-complex="18pt"/>
    </style:style>
    <style:style style:name="T455" style:family="text">
      <style:text-properties fo:font-size="12pt" fo:font-weight="bold" style:font-weight-asian="bold" style:font-weight-complex="bold"/>
    </style:style>
    <style:style style:name="T456" style:family="text">
      <style:text-properties style:font-name="Arial" fo:font-size="24pt" fo:font-weight="bold" style:font-size-asian="24pt" style:font-weight-asian="bold" style:font-size-complex="24pt" style:font-weight-complex="bold"/>
    </style:style>
    <style:style style:name="T457" style:family="text">
      <style:text-properties style:font-name="Arial" fo:font-size="12pt"/>
    </style:style>
    <style:style style:name="T458" style:family="text">
      <style:text-properties fo:color="#000000" style:text-outline="false" style:text-line-through-style="none" style:text-line-through-type="none" style:font-name="Arial" fo:font-size="12pt" fo:font-style="normal" fo:text-shadow="none" style:text-underline-style="none" fo:font-weight="normal" style:font-name-asian="Lucida Sans Unicode" style:font-size-asian="12pt" style:font-style-asian="normal" style:font-weight-asian="normal" style:font-name-complex="Tahoma1" style:font-size-complex="12pt" style:font-style-complex="normal" style:font-weight-complex="normal" style:font-relief="none"/>
    </style:style>
    <style:style style:name="T459" style:family="text">
      <style:text-properties fo:color="#000000" style:text-outline="false" style:text-line-through-style="none" style:text-line-through-type="none" style:font-name="Courier New" fo:font-size="12pt" fo:font-style="normal" fo:text-shadow="none" style:text-underline-style="none" fo:font-weight="normal" style:font-name-asian="Lucida Sans Unicode" style:font-size-asian="12pt" style:font-style-asian="normal" style:font-weight-asian="normal" style:font-name-complex="Tahoma1" style:font-size-complex="12pt" style:font-style-complex="normal" style:font-weight-complex="normal" style:font-relief="none"/>
    </style:style>
    <style:style style:name="T460" style:family="text">
      <style:text-properties fo:color="#000000" style:text-outline="false" style:text-line-through-style="none" style:text-line-through-type="none" style:font-name="Courier New"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461" style:family="text">
      <style:text-properties fo:color="#000000" style:text-outline="false" style:text-line-through-style="none" style:text-line-through-type="none" style:font-name="Courier New" fo:font-size="16pt" fo:font-style="normal" fo:text-shadow="none" style:text-underline-style="none" fo:font-weight="normal" style:font-name-asian="Lucida Sans Unicode" style:font-size-asian="16pt" style:font-style-asian="normal" style:font-weight-asian="normal" style:font-name-complex="Tahoma1" style:font-size-complex="16pt" style:font-style-complex="normal" style:font-weight-complex="normal" style:font-relief="none"/>
    </style:style>
    <style:style style:name="T462" style:family="text">
      <style:text-properties fo:color="#000000" style:text-outline="false" style:text-line-through-style="none" style:text-line-through-type="none" style:font-name="Arial" fo:font-size="16pt" fo:font-style="normal" fo:text-shadow="none" style:text-underline-style="none" fo:font-weight="normal" style:font-name-asian="Lucida Sans Unicode" style:font-size-asian="16pt" style:font-style-asian="normal" style:font-weight-asian="normal" style:font-name-complex="Tahoma1" style:font-size-complex="16pt" style:font-style-complex="normal" style:font-weight-complex="normal" style:font-relief="none"/>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ff3333" draw:marker-start-width="0.2602in" draw:marker-end-width="0.2602in" draw:fill="none" draw:fill-color="#ffffff" fo:min-height="1.1508in" fo:padding-top="0.0799in" fo:padding-bottom="0.0799in" fo:padding-left="0.0799in" fo:padding-right="0.0799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solid" svg:stroke-width="0.0402in" svg:stroke-color="#ff3333" draw:marker-start-width="0.2602in" draw:marker-end-width="0.2602in" draw:fill="none" draw:fill-color="#ffffff" fo:min-height="1.0028in" fo:padding-top="0.0799in" fo:padding-bottom="0.0799in" fo:padding-left="0.0799in" fo:padding-right="0.0799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201in"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draw:marker-start-width="0.26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opacity="0%" draw:textarea-horizontal-align="center" draw:textarea-vertical-align="middle" draw:shadow-opacity="0%" style:run-through="foreground"/>
    </style:style>
    <style:style style:name="gr10" style:family="graphic">
      <style:graphic-properties draw:stroke="none" svg:stroke-color="#000000" draw:fill="none" draw:fill-color="#ffffff" fo:min-height="0.2398in" style:run-through="foreground"/>
      <style:paragraph-properties style:writing-mode="lr-tb"/>
    </style:style>
    <style:style style:name="gr11" style:family="graphic">
      <style:graphic-properties draw:opacity="0%" draw:textarea-horizontal-align="center" draw:textarea-vertical-align="middle" draw:shadow-opacity="0%" style:run-through="foreground"/>
      <style:paragraph-properties style:writing-mode="lr-tb"/>
    </style:style>
    <style:style style:name="gr12" style:family="graphic">
      <style:graphic-properties draw:stroke="solid" draw:stroke-dash="Dashed_20__28_var_29__20_46" svg:stroke-width="0.0201in" svg:stroke-color="#000000" draw:marker-start-width="0.15in" draw:marker-start-center="false"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style>
    <style:style style:name="gr13" style:family="graphic">
      <style:graphic-properties draw:stroke="solid" draw:stroke-dash="Dashed_20__28_var_29__20_47" svg:stroke-width="0.0201in" svg:stroke-color="#000000" draw:marker-start-width="0.15in" draw:marker-start-center="false"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style>
    <style:style style:name="gr14" style:family="graphic">
      <style:graphic-properties draw:stroke="none" draw:stroke-dash="Dashed_20__28_var_29__20_48"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89in" fo:min-width="1.1492in" draw:shadow="hidden" draw:shadow-offset-x="0.1201in" draw:shadow-offset-y="0.1201in" draw:shadow-color="#808080" style:run-through="foreground"/>
      <style:paragraph-properties style:writing-mode="lr-tb"/>
    </style:style>
    <style:style style:name="gr15" style:family="graphic">
      <style:graphic-properties draw:stroke="none" draw:stroke-dash="Dashed_20__28_var_29__20_49"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898in" fo:min-width="0.5465in" draw:shadow="hidden" draw:shadow-offset-x="0.1201in" draw:shadow-offset-y="0.1201in" draw:shadow-color="#808080" style:run-through="foreground"/>
      <style:paragraph-properties style:writing-mode="lr-tb"/>
    </style:style>
    <style:style style:name="gr16" style:family="graphic">
      <style:graphic-properties draw:stroke="solid" draw:stroke-dash="Dashed_20__28_var_29__20_50" svg:stroke-width="0.0201in" svg:stroke-color="#000000" draw:marker-start-width="0.15in" draw:marker-start-center="false"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style>
    <style:style style:name="gr17" style:family="graphic">
      <style:graphic-properties draw:stroke="none" draw:stroke-dash="Dashed_20__28_var_29__20_4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7071in" fo:min-width="2.4272in" draw:shadow="hidden" draw:shadow-offset-x="0.1201in" draw:shadow-offset-y="0.1201in" draw:shadow-color="#808080" style:run-through="foreground"/>
      <style:paragraph-properties style:writing-mode="lr-tb"/>
    </style:style>
    <style:style style:name="gr18" style:family="graphic">
      <style:graphic-properties draw:stroke="solid" svg:stroke-width="0.0098in" svg:stroke-color="#000000" draw:marker-start-width="0.1646in" draw:marker-end-width="0.1646in" draw:fill="none" draw:fill-color="#ffffff" fo:min-height="1.7346in" fo:padding-top="0.0402in" fo:padding-bottom="0.0402in" fo:padding-left="0.0402in" fo:padding-right="0.0402in" style:run-through="foreground"/>
      <style:paragraph-properties style:writing-mode="lr-tb"/>
    </style:style>
    <style:style style:name="gr19" style:family="graphic">
      <style:graphic-properties svg:stroke-width="0.0402in" svg:stroke-color="#ff3333" draw:marker-start-width="0.2602in" draw:marker-end="Arrow" draw:marker-end-width="0.1602in" draw:textarea-horizontal-align="center" draw:textarea-vertical-align="middle" fo:padding-top="0.0201in" fo:padding-bottom="0.0201in" fo:padding-left="0.0201in" fo:padding-right="0.0201in" style:run-through="foreground"/>
    </style:style>
    <style:style style:name="gr20" style:family="graphic">
      <style:graphic-properties draw:stroke="none" draw:fill-color="#ff3333" draw:textarea-horizontal-align="justify" draw:textarea-vertical-align="middle" draw:auto-grow-height="false" fo:min-height="0.1in" fo:min-width="0.1in" style:run-through="foreground"/>
    </style:style>
    <style:style style:name="gr21" style:family="graphic">
      <style:graphic-properties draw:textarea-horizontal-align="justify" draw:textarea-vertical-align="middle" draw:auto-grow-height="false" fo:min-height="0.1807in" fo:min-width="0.3862in" style:run-through="foreground"/>
    </style:style>
    <style:style style:name="gr22" style:family="graphic">
      <style:graphic-properties draw:stroke="none" svg:stroke-color="#000000" draw:fill="none" draw:fill-color="#ffffff" fo:min-height="0.6398in" style:run-through="foreground"/>
      <style:paragraph-properties style:writing-mode="lr-tb"/>
    </style:style>
    <style:style style:name="gr23" style:family="graphic">
      <style:graphic-properties svg:stroke-width="0.0402in" svg:stroke-color="#ff3333" draw:marker-start-width="0.2602in" draw:marker-end="Arrow" draw:marker-end-width="0.1602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1807in" fo:min-width="0.3862in"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398in" style:run-through="foreground" style:vertical-pos="from-top" style:vertical-rel="paragraph" style:horizontal-pos="from-left" style:horizontal-rel="paragraph" draw:wrap-influence-on-position="once-concurrent" style:flow-with-text="false"/>
      <style:paragraph-properties style:writing-mode="lr-tb"/>
    </style:style>
    <style:style style:name="gr26" style:family="graphic">
      <style:graphic-properties draw:stroke="none" draw:fill-color="#ff3333" draw:textarea-horizontal-align="justify" draw:textarea-vertical-align="middle" draw:auto-grow-height="false" fo:min-height="0.1in" fo:min-width="0.1in"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098in" svg:stroke-color="#000000" draw:marker-start-width="0.1646in" draw:marker-end-width="0.1646in" draw:fill="none" draw:fill-color="#ffffff" fo:min-height="1.8925in" fo:padding-top="0.0402in" fo:padding-bottom="0.0402in" fo:padding-left="0.0402in" fo:padding-right="0.0402in" style:run-through="foreground" style:vertical-pos="from-top" style:vertical-rel="paragraph" style:horizontal-pos="from-left" style:horizontal-rel="paragraph" draw:wrap-influence-on-position="once-concurrent" style:flow-with-text="false"/>
      <style:paragraph-properties style:writing-mode="lr-tb"/>
    </style:style>
    <style:style style:name="gr28" style:family="graphic">
      <style:graphic-properties draw:stroke="none" draw:stroke-dash="Dashed_20__28_var_29__20_4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7071in" fo:min-width="2.4272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paragraph-properties style:writing-mode="lr-tb"/>
    </style:style>
    <style:style style:name="gr29" style:family="graphic">
      <style:graphic-properties draw:stroke="solid" draw:stroke-dash="Dashed_20__28_var_29__20_50" svg:stroke-width="0.0201in" svg:stroke-color="#000000" draw:marker-start-width="0.15in" draw:marker-start-center="false"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ed_20__28_var_29__20_49"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898in" fo:min-width="0.5465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paragraph-properties style:writing-mode="lr-tb"/>
    </style:style>
    <style:style style:name="gr31" style:family="graphic">
      <style:graphic-properties draw:stroke="none" draw:stroke-dash="Dashed_20__28_var_29__20_48"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89in" fo:min-width="1.1492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paragraph-properties style:writing-mode="lr-tb"/>
    </style:style>
    <style:style style:name="gr32" style:family="graphic">
      <style:graphic-properties draw:stroke="solid" draw:stroke-dash="Dashed_20__28_var_29__20_47" svg:stroke-width="0.0201in" svg:stroke-color="#000000" draw:marker-start-width="0.15in" draw:marker-start-center="false"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draw:stroke-dash="Dashed_20__28_var_29__20_46" svg:stroke-width="0.0201in" svg:stroke-color="#000000" draw:marker-start-width="0.15in" draw:marker-start-center="false"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draw:stroke-dash="Dashed_20__28_var_29__20_4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7071in" fo:min-width="2.7327in" draw:shadow="hidden" draw:shadow-offset-x="0.1201in" draw:shadow-offset-y="0.1201in" draw:shadow-color="#808080" style:run-through="foreground"/>
      <style:paragraph-properties style:writing-mode="lr-tb"/>
    </style:style>
    <style:style style:name="gr35" style:family="graphic">
      <style:graphic-properties svg:stroke-width="0.0201in" svg:stroke-color="#000000" draw:marker-start-width="0.2in" draw:marker-end-width="0.2in" draw:opacity="0%" draw:textarea-horizontal-align="justify" draw:textarea-vertical-align="middle" draw:auto-grow-height="false" fo:min-height="0.1728in" fo:min-width="0.3209in" fo:padding-top="0.0098in" fo:padding-bottom="0.0098in" fo:padding-left="0.0098in" fo:padding-right="0.0098in" draw:shadow-opacity="0%" style:run-through="foreground"/>
    </style:style>
    <style:style style:name="gr36" style:family="graphic">
      <style:graphic-properties draw:stroke="none" svg:stroke-color="#000000" draw:fill="none" draw:fill-color="#ffffff" fo:min-height="0.2508in" style:run-through="foreground"/>
      <style:paragraph-properties style:writing-mode="lr-tb"/>
    </style:style>
    <style:style style:name="gr37" style:family="graphic">
      <style:graphic-properties svg:stroke-width="0.0402in" draw:marker-start-width="0.2602in" draw:marker-end-width="0.2602in" draw:textarea-horizontal-align="center" draw:textarea-vertical-align="middle" fo:padding-top="0.0201in" fo:padding-bottom="0.0201in" fo:padding-left="0.0201in" fo:padding-right="0.0201in" style:run-through="foreground"/>
    </style:style>
    <style:style style:name="gr38" style:family="graphic">
      <style:graphic-properties svg:stroke-width="0.0201in" draw:marker-start-width="0.2in" draw:marker-end="Arrow" draw:marker-end-width="0.0799in" draw:textarea-horizontal-align="center" draw:textarea-vertical-align="middle" fo:padding-top="0.0102in" fo:padding-bottom="0.0102in" fo:padding-left="0.0102in" fo:padding-right="0.0102in" style:run-through="foreground"/>
    </style:style>
    <style:style style:name="gr39" style:family="graphic">
      <style:graphic-properties draw:stroke="none" draw:stroke-dash="Dashed_20__28_var_29__20_4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5354in" fo:min-width="2.4272in" draw:shadow="hidden" draw:shadow-offset-x="0.1201in" draw:shadow-offset-y="0.1201in" draw:shadow-color="#808080" style:run-through="foreground"/>
      <style:paragraph-properties style:writing-mode="lr-tb"/>
    </style:style>
    <style:style style:name="gr40" style:family="graphic">
      <style:graphic-properties draw:stroke="solid" svg:stroke-width="0.0098in" svg:stroke-color="#000000" draw:marker-start-width="0.1646in" draw:marker-end-width="0.1646in" draw:fill="none" draw:fill-color="#ffffff" fo:min-height="1.8925in" fo:padding-top="0.0402in" fo:padding-bottom="0.0402in" fo:padding-left="0.0402in" fo:padding-right="0.0402in" style:run-through="foreground"/>
      <style:paragraph-properties style:writing-mode="lr-tb"/>
    </style:style>
    <style:style style:name="gr41" style:family="graphic">
      <style:graphic-properties draw:stroke="none" draw:stroke-dash="Dashed_20__28_var_29__20_48"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362in" fo:min-width="0.9362in" draw:shadow="hidden" draw:shadow-offset-x="0.1201in" draw:shadow-offset-y="0.1201in" draw:shadow-color="#808080" style:run-through="foreground"/>
      <style:paragraph-properties style:writing-mode="lr-tb"/>
    </style:style>
    <style:style style:name="gr42" style:family="graphic">
      <style:graphic-properties draw:stroke="none" draw:stroke-dash="Dashed_20__28_var_29__20_49"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362in" fo:min-width="0.4457in" draw:shadow="hidden" draw:shadow-offset-x="0.1201in" draw:shadow-offset-y="0.1201in" draw:shadow-color="#808080" style:run-through="foreground"/>
      <style:paragraph-properties style:writing-mode="lr-tb"/>
    </style:style>
    <style:style style:name="gr43" style:family="graphic">
      <style:graphic-properties draw:stroke="none" draw:stroke-dash="Dashed_20__28_var_29__20_4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4717in" fo:min-width="2.4272in" draw:shadow="hidden" draw:shadow-offset-x="0.1201in" draw:shadow-offset-y="0.1201in" draw:shadow-color="#808080" style:run-through="foreground"/>
      <style:paragraph-properties style:writing-mode="lr-tb"/>
    </style:style>
    <style:style style:name="gr44" style:family="graphic">
      <style:graphic-properties draw:stroke="none" draw:fill-color="#ff3333" draw:textarea-horizontal-align="justify" draw:textarea-vertical-align="middle" draw:auto-grow-height="false" fo:min-height="0.1008in" fo:min-width="0.1008in" style:run-through="foreground"/>
    </style:style>
    <style:style style:name="gr45" style:family="graphic">
      <style:graphic-properties draw:stroke="none" draw:stroke-dash="Dashed_20__28_var_29__20_49"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362in" fo:min-width="0.3098in" draw:shadow="hidden" draw:shadow-offset-x="0.1201in" draw:shadow-offset-y="0.1201in" draw:shadow-color="#808080" style:run-through="foreground"/>
      <style:paragraph-properties style:writing-mode="lr-tb"/>
    </style:style>
    <style:style style:name="gr46" style:family="graphic">
      <style:graphic-properties draw:stroke="none" svg:stroke-color="#000000" draw:fill="none" draw:fill-color="#ffffff" fo:min-height="0.4799in" style:run-through="foreground" style:vertical-pos="from-top" style:vertical-rel="paragraph" style:horizontal-pos="from-left" style:horizontal-rel="paragraph" draw:wrap-influence-on-position="once-concurrent" style:flow-with-text="false"/>
      <style:paragraph-properties style:writing-mode="lr-tb"/>
    </style:style>
    <style:style style:name="gr47" style:family="graphic">
      <style:graphic-properties draw:stroke="solid" svg:stroke-width="0.0098in" svg:stroke-color="#000000" draw:marker-start-width="0.1646in" draw:marker-end-width="0.1646in" draw:fill="none" draw:fill-color="#ffffff" fo:min-height="1.7346in" fo:padding-top="0.0402in" fo:padding-bottom="0.0402in" fo:padding-left="0.0402in" fo:padding-right="0.0402in" style:run-through="foreground" style:vertical-pos="from-top" style:vertical-rel="paragraph" style:horizontal-pos="from-left" style:horizontal-rel="paragraph" draw:wrap-influence-on-position="once-concurrent" style:flow-with-text="false"/>
      <style:paragraph-properties style:writing-mode="lr-tb"/>
    </style:style>
    <style:style style:name="gr48" style:family="graphic">
      <style:graphic-properties draw:stroke="none" svg:stroke-color="#000000" draw:fill="none" draw:fill-color="#ffffff" fo:min-height="0.4799in" style:run-through="foreground"/>
      <style:paragraph-properties style:writing-mode="lr-tb"/>
    </style:style>
    <style:style style:name="gr49" style:family="graphic">
      <style:graphic-properties draw:stroke="none" draw:stroke-dash="Dashed_20__28_var_29__20_4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5354in" fo:min-width="1.2425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paragraph-properties style:writing-mode="lr-tb"/>
    </style:style>
    <style:style style:name="gr50" style:family="graphic">
      <style:graphic-properties draw:stroke="none" draw:stroke-dash="Dashed_20__28_var_29__20_4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5354in" fo:min-width="2.4272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paragraph-properties style:writing-mode="lr-tb"/>
    </style:style>
    <style:style style:name="gr51" style:family="graphic">
      <style:graphic-properties svg:stroke-width="0.0402in" draw:marker-start-width="0.2in" draw:marker-end="Arrow" draw:marker-end-width="0.1201in" draw:textarea-horizontal-align="center" draw:textarea-vertical-align="middle" fo:padding-top="0.0193in" fo:padding-bottom="0.0193in" fo:padding-left="0.0193in" fo:padding-right="0.0193in" style:run-through="foreground"/>
    </style:style>
    <style:style style:name="gr52"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402in" svg:stroke-color="#ff3333" draw:marker-start-width="0.2602in" draw:marker-end-width="0.2602in" draw:fill="none" draw:fill-color="#ffffff" fo:min-height="1.4756in" fo:padding-top="0.0402in" fo:padding-bottom="0.0402in" fo:padding-left="0.0402in" fo:padding-right="0.0402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4" style:family="graphic">
      <style:graphic-properties draw:stroke="none" svg:stroke-color="#000000" draw:fill="none" draw:fill-color="#ffffff" fo:min-height="0.1602in" style:run-through="foreground"/>
      <style:paragraph-properties style:writing-mode="lr-tb"/>
    </style:style>
    <style:style style:name="gr55" style:family="graphic">
      <style:graphic-properties svg:stroke-width="0.0598in" svg:stroke-color="#ff0000" draw:marker-start="Arrow" draw:marker-start-width="0.1598in" draw:marker-end-width="0.289in" draw:textarea-horizontal-align="center" draw:textarea-vertical-align="middle" fo:padding-top="0.0299in" fo:padding-bottom="0.0299in" fo:padding-left="0.0299in" fo:padding-right="0.0299in" style:run-through="foreground"/>
    </style:style>
    <style:style style:name="gr56" style:family="graphic">
      <style:graphic-properties draw:stroke="solid" svg:stroke-width="0.0598in" svg:stroke-color="#ff3333" draw:marker-start-width="0.3193in" draw:marker-end-width="0.3193in" draw:fill="none" draw:fill-color="#ffffff" fo:min-height="0.398in" fo:padding-top="0.0598in" fo:padding-bottom="0.0598in" fo:padding-left="0.0598in" fo:padding-right="0.0598in" style:run-through="foreground"/>
      <style:paragraph-properties style:writing-mode="lr-tb"/>
    </style:style>
    <style:style style:name="gr57" style:family="graphic">
      <style:graphic-properties style:run-through="foreground"/>
    </style:style>
    <style:style style:name="gr58" style:family="graphic">
      <style:graphic-properties draw:stroke="none" svg:stroke-color="#000000" draw:fill="none" draw:fill-color="#ffffff" fo:min-height="0.1925in" style:run-through="foreground"/>
      <style:paragraph-properties style:writing-mode="lr-tb"/>
    </style:style>
    <style:style style:name="gr59" style:family="graphic">
      <style:graphic-properties svg:stroke-width="0.0201in" draw:marker-start-width="0.1701in" draw:marker-end-width="0.1701in" draw:fill-color="#eeeeee" draw:opacity="100%" draw:textarea-horizontal-align="center" draw:textarea-vertical-align="middle" fo:padding-top="0.0098in" fo:padding-bottom="0.0098in" fo:padding-left="0.0098in" fo:padding-right="0.0098in" draw:shadow-opacity="100%" style:run-through="foreground"/>
    </style:style>
    <style:style style:name="gr60" style:family="graphic">
      <style:graphic-properties svg:stroke-width="0.0201in" draw:marker-start-width="0.1701in" draw:marker-end-width="0.1701in" draw:fill-color="#cccccc" draw:opacity="100%" draw:textarea-horizontal-align="center" draw:textarea-vertical-align="middle" fo:padding-top="0.0098in" fo:padding-bottom="0.0098in" fo:padding-left="0.0098in" fo:padding-right="0.0098in" draw:shadow-opacity="100%" style:run-through="foreground"/>
    </style:style>
    <style:style style:name="gr61"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style>
    <style:style style:name="gr62" style:family="graphic">
      <style:graphic-properties draw:stroke="none" svg:stroke-color="#000000" draw:fill="none" draw:fill-color="#ffffff" fo:min-height="0.3846in" style:run-through="foreground"/>
      <style:paragraph-properties style:writing-mode="lr-tb"/>
    </style:style>
    <style:style style:name="gr63" style:family="graphic">
      <style:graphic-properties svg:stroke-width="0.0201in" draw:marker-start-width="0.1701in" draw:marker-end-width="0.1701in" draw:fill-color="#e6e6e6" draw:opacity="100%" draw:textarea-horizontal-align="center" draw:textarea-vertical-align="middle" fo:padding-top="0.0098in" fo:padding-bottom="0.0098in" fo:padding-left="0.0098in" fo:padding-right="0.0098in" draw:shadow-opacity="100%" style:run-through="foreground"/>
    </style:style>
    <style:style style:name="gr64" style:family="graphic">
      <style:graphic-properties svg:stroke-width="0.0201in" draw:marker-start-width="0.1701in" draw:marker-end-width="0.1701in" draw:fill-color="#b3b3b3" draw:opacity="100%" draw:textarea-horizontal-align="center" draw:textarea-vertical-align="middle" fo:padding-top="0.0098in" fo:padding-bottom="0.0098in" fo:padding-left="0.0098in" fo:padding-right="0.0098in" draw:shadow-opacity="100%" style:run-through="foreground"/>
    </style:style>
    <style:style style:name="gr65" style:family="graphic">
      <style:graphic-properties svg:stroke-width="0.0598in" svg:stroke-color="#ff3333" draw:marker-start-width="0.3193in" draw:marker-end-width="0.3193in" draw:opacity="0%" draw:textarea-horizontal-align="justify" draw:textarea-vertical-align="middle" draw:auto-grow-height="false" fo:min-height="0.25in" fo:min-width="0.9063in" fo:padding-top="0.0299in" fo:padding-bottom="0.0299in" fo:padding-left="0.0299in" fo:padding-right="0.0299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svg:stroke-width="0.0402in" svg:stroke-color="#ff3333" draw:marker-start-width="0.2602in" draw:marker-end="Arrow" draw:marker-end-width="0.16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0598in" svg:stroke-color="#ff3333" draw:marker-start-width="0.3193in" draw:marker-end-width="0.3193in" draw:fill="none" draw:fill-color="#ffffff" draw:textarea-vertical-align="middle" fo:min-height="0.2811in" fo:padding-top="0.0898in" fo:padding-bottom="0.0898in" fo:padding-left="0.0898in" fo:padding-right="0.089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8" style:family="graphic">
      <style:graphic-properties svg:stroke-width="0.0598in" svg:stroke-color="#ff3333" draw:marker-start-width="0.3193in" draw:marker-end-width="0.3193in" draw:opacity="0%" draw:textarea-horizontal-align="justify" draw:textarea-vertical-align="middle" draw:auto-grow-height="false" fo:min-height="0.2283in" fo:min-width="0.4937in" fo:padding-top="0.0299in" fo:padding-bottom="0.0299in" fo:padding-left="0.0299in" fo:padding-right="0.0299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1925in" style:run-through="foreground" style:vertical-pos="from-top" style:vertical-rel="paragraph" style:horizontal-pos="from-left" style:horizontal-rel="paragraph" draw:wrap-influence-on-position="once-concurrent" style:flow-with-text="false"/>
      <style:paragraph-properties style:writing-mode="lr-tb"/>
    </style:style>
    <style:style style:name="gr70"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style:flow-with-text="false"/>
      <style:paragraph-properties style:writing-mode="lr-tb"/>
    </style:style>
    <style:style style:name="gr71" style:family="graphic">
      <style:graphic-properties draw:stroke="solid" svg:stroke-width="0.0402in" svg:stroke-color="#ff3333" draw:marker-start-width="0.2602in" draw:marker-end-width="0.2602in" draw:fill="none" draw:fill-color="#ffffff" fo:min-height="0.6047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2"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3" style:family="graphic">
      <style:graphic-properties draw:fill-color="#e6e6ff" draw:opacity="50%" draw:textarea-horizontal-align="justify" draw:textarea-vertical-align="middle" draw:auto-grow-height="false" fo:min-height="1in" fo:min-width="0.9063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2638in" style:run-through="foreground"/>
      <style:paragraph-properties style:writing-mode="lr-tb"/>
    </style:style>
    <style:style style:name="gr75" style:family="graphic">
      <style:graphic-properties draw:stroke="none" svg:stroke-color="#000000" draw:fill="none" draw:fill-color="#ffffff" fo:min-height="0.25in" style:run-through="foreground"/>
      <style:paragraph-properties style:writing-mode="lr-tb"/>
    </style:style>
    <style:style style:name="gr76" style:family="graphic">
      <style:graphic-properties svg:stroke-width="0.0402in" draw:marker-start-width="0.2602in" draw:marker-end="Arrow" draw:marker-end-width="0.1402in" draw:textarea-horizontal-align="center" draw:textarea-vertical-align="middle" fo:padding-top="0.0201in" fo:padding-bottom="0.0201in" fo:padding-left="0.0201in" fo:padding-right="0.0201in" style:run-through="foreground"/>
    </style:style>
    <style:style style:name="gr77" style:family="graphic">
      <style:graphic-properties svg:stroke-width="0.0402in" draw:marker-start-width="0.2602in" draw:marker-end="Arrow" draw:marker-end-width="0.1402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25in" style:run-through="foreground" style:vertical-pos="from-top" style:vertical-rel="paragraph" style:horizontal-pos="from-left" style:horizontal-rel="paragraph" draw:wrap-influence-on-position="once-concurrent" style:flow-with-text="false"/>
      <style:paragraph-properties style:writing-mode="lr-tb"/>
    </style:style>
    <style:style style:name="gr79"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style:flow-with-text="false"/>
      <style:paragraph-properties style:writing-mode="lr-tb"/>
    </style:style>
    <style:style style:name="gr80" style:family="graphic">
      <style:graphic-properties draw:stroke="none" draw:stroke-dash="Dashed_20__28_var_29__20_4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7071in" fo:min-width="2.4453in" draw:shadow="hidden" draw:shadow-offset-x="0.1201in" draw:shadow-offset-y="0.1201in" draw:shadow-color="#808080" style:run-through="foreground"/>
      <style:paragraph-properties style:writing-mode="lr-tb"/>
    </style:style>
    <style:style style:name="gr81" style:family="graphic">
      <style:graphic-properties draw:stroke="none" draw:fill-color="#ff3333" draw:textarea-horizontal-align="justify" draw:textarea-vertical-align="middle" draw:auto-grow-height="false" fo:min-height="0.1in" fo:min-width="0.1008in" style:run-through="foreground"/>
    </style:style>
    <style:style style:name="gr82" style:family="graphic">
      <style:graphic-properties svg:stroke-width="0.0201in" svg:stroke-color="#000000" draw:marker-start-width="0.2in" draw:marker-end-width="0.2in" draw:opacity="0%" draw:textarea-horizontal-align="justify" draw:textarea-vertical-align="middle" draw:auto-grow-height="false" fo:min-height="0.172in" fo:min-width="0.3209in" fo:padding-top="0.0098in" fo:padding-bottom="0.0098in" fo:padding-left="0.0098in" fo:padding-right="0.0098in" draw:shadow-opacity="0%" style:run-through="foreground"/>
    </style:style>
    <style:style style:name="gr83" style:family="graphic">
      <style:graphic-properties draw:textarea-horizontal-align="justify" draw:textarea-vertical-align="middle" draw:auto-grow-height="false" fo:min-height="0.1799in" fo:min-width="0.3862in" style:run-through="foreground"/>
    </style:style>
    <style:style style:name="gr84" style:family="graphic">
      <style:graphic-properties draw:stroke="none" draw:stroke-dash="Dashed_20__28_var_29__20_78"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362in" fo:min-width="0.4457in" draw:shadow="hidden" draw:shadow-offset-x="0.1201in" draw:shadow-offset-y="0.1201in" draw:shadow-color="#808080" style:run-through="foreground"/>
      <style:paragraph-properties style:writing-mode="lr-tb"/>
    </style:style>
    <style:style style:name="gr85" style:family="graphic">
      <style:graphic-properties draw:stroke="none" draw:stroke-dash="Dashed_20__28_var_29__20_32"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398in" fo:min-width="0.1689in" draw:shadow="hidden" draw:shadow-offset-x="0.1201in" draw:shadow-offset-y="0.1201in" draw:shadow-color="#808080" style:run-through="foreground"/>
      <style:paragraph-properties style:writing-mode="lr-tb"/>
    </style:style>
    <style:style style:name="gr86" style:family="graphic">
      <style:graphic-properties draw:stroke="solid" draw:stroke-dash="Dashed_20__28_var_29__20_28"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87" style:family="graphic">
      <style:graphic-properties draw:stroke="solid" draw:stroke-dash="Dashed_20__28_var_29__20_29"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88" style:family="graphic">
      <style:graphic-properties draw:stroke="none" draw:stroke-dash="Dashed_20__28_var_29__20_30"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5618in" fo:min-width="1.1236in" draw:shadow="hidden" draw:shadow-offset-x="0.1201in" draw:shadow-offset-y="0.1201in" draw:shadow-color="#808080" style:run-through="foreground"/>
      <style:paragraph-properties style:writing-mode="lr-tb"/>
    </style:style>
    <style:style style:name="gr89" style:family="graphic">
      <style:graphic-properties draw:stroke="none" draw:stroke-dash="Dashed_20__28_var_29__20_31"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5626in" fo:min-width="0.2602in" draw:shadow="hidden" draw:shadow-offset-x="0.1201in" draw:shadow-offset-y="0.1201in" draw:shadow-color="#808080" style:run-through="foreground"/>
      <style:paragraph-properties style:writing-mode="lr-tb"/>
    </style:style>
    <style:style style:name="gr90" style:family="graphic">
      <style:graphic-properties draw:stroke="none" draw:stroke-dash="Dashed_20__28_var_29__20_33"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5626in" fo:min-width="0.2598in" draw:shadow="hidden" draw:shadow-offset-x="0.1201in" draw:shadow-offset-y="0.1201in" draw:shadow-color="#808080" style:run-through="foreground"/>
      <style:paragraph-properties style:writing-mode="lr-tb"/>
    </style:style>
    <style:style style:name="gr91" style:family="graphic">
      <style:graphic-properties draw:stroke="solid" draw:stroke-dash="Dashed_20__28_var_29__20_34"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92" style:family="graphic">
      <style:graphic-properties draw:stroke="solid" draw:stroke-dash="Dashed_20__28_var_29__20_35"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93" style:family="graphic">
      <style:graphic-properties draw:stroke="solid" draw:stroke-dash="Dashed_20__28_var_29__20_36"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94" style:family="graphic">
      <style:graphic-properties draw:stroke="solid" draw:stroke-dash="Dashed_20__28_var_29__20_37"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95" style:family="graphic">
      <style:graphic-properties draw:stroke="solid" draw:stroke-dash="Dashed_20__28_var_29__20_38"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96" style:family="graphic">
      <style:graphic-properties draw:stroke="solid" draw:stroke-dash="Dashed_20__28_var_29__20_39"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97" style:family="graphic">
      <style:graphic-properties draw:stroke="solid" draw:stroke-dash="Dashed_20__28_var_29__20_40" svg:stroke-width="0.0598in" svg:stroke-color="#000000"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98" style:family="graphic">
      <style:graphic-properties draw:stroke="solid" draw:stroke-dash="Dashed_20__28_var_29__20_41" svg:stroke-width="0.0598in" svg:stroke-color="#000000"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99" style:family="graphic">
      <style:graphic-properties draw:stroke="solid" draw:stroke-dash="Dashed_20__28_var_29__20_42" svg:stroke-width="0.0598in" svg:stroke-color="#000000"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100" style:family="graphic">
      <style:graphic-properties draw:stroke="solid" svg:stroke-width="0.0402in" svg:stroke-color="#ff3333" draw:marker-start-width="0.2602in" draw:marker-end-width="0.2602in" draw:fill="none" draw:fill-color="#ffffff" fo:min-height="0.9736in" fo:padding-top="0.0201in" fo:padding-bottom="0.0201in" fo:padding-left="0.0201in" fo:padding-right="0.0201in" style:run-through="foreground"/>
      <style:paragraph-properties style:writing-mode="lr-tb"/>
    </style:style>
    <style:style style:name="gr101" style:family="graphic">
      <style:graphic-properties draw:stroke="none" svg:stroke-color="#000000" draw:fill="none" draw:fill-color="#ffffff" fo:min-height="0.2638in" style:run-through="foreground" style:vertical-pos="from-top" style:vertical-rel="paragraph" style:horizontal-pos="from-left" style:horizontal-rel="paragraph" draw:wrap-influence-on-position="once-concurrent" style:flow-with-text="false"/>
      <style:paragraph-properties style:writing-mode="lr-tb"/>
    </style:style>
    <style:style style:name="gr102"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paragraph-properties style:writing-mode="lr-tb"/>
    </style:style>
    <style:style style:name="gr103" style:family="graphic">
      <style:graphic-properties draw:stroke="solid" svg:stroke-width="0.0598in" svg:stroke-color="#ff3333" draw:marker-start-width="0.3193in" draw:marker-end-width="0.3193in" draw:fill="none" draw:fill-color="#ffffff" fo:min-height="0.3984in" fo:padding-top="0.0598in" fo:padding-bottom="0.0598in" fo:padding-left="0.0598in" fo:padding-right="0.0598in" style:run-through="foreground" style:vertical-pos="from-top" style:vertical-rel="paragraph" style:horizontal-pos="from-left" style:horizontal-rel="paragraph" draw:wrap-influence-on-position="once-concurrent" style:flow-with-text="false"/>
      <style:paragraph-properties style:writing-mode="lr-tb"/>
    </style:style>
    <style:style style:name="gr104" style:family="graphic">
      <style:graphic-properties svg:stroke-width="0.0598in" svg:stroke-color="#ff0000" draw:marker-start="Arrow" draw:marker-start-width="0.1598in" draw:marker-end-width="0.289in" draw:textarea-horizontal-align="center" draw:textarea-vertical-align="middle" fo:padding-top="0.0299in" fo:padding-bottom="0.0299in" fo:padding-left="0.0299in" fo:padding-right="0.0299in" style:run-through="foreground" style:vertical-pos="from-top" style:vertical-rel="paragraph" style:horizontal-pos="from-left" style:horizontal-rel="paragraph" draw:wrap-influence-on-position="once-concurrent" style:flow-with-text="false"/>
    </style:style>
    <style:style style:name="gr105" style:family="graphic">
      <style:graphic-properties draw:stroke="solid" draw:stroke-dash="Dashed_20__28_var_29__20_15"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106" style:family="graphic">
      <style:graphic-properties draw:stroke="solid" draw:stroke-dash="Dashed_20__28_var_29__20_16"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107" style:family="graphic">
      <style:graphic-properties draw:stroke="solid" draw:stroke-dash="Dashed_20__28_var_29__20_17"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108" style:family="graphic">
      <style:graphic-properties draw:stroke="solid" draw:stroke-dash="Dashed_20__28_var_29__20_18"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109" style:family="graphic">
      <style:graphic-properties draw:stroke="none" draw:stroke-dash="Dashed_20__28_var_29__20_19"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362in" fo:min-width="0.3902in" draw:shadow="hidden" draw:shadow-offset-x="0.1201in" draw:shadow-offset-y="0.1201in" draw:shadow-color="#808080" style:run-through="foreground"/>
      <style:paragraph-properties style:writing-mode="lr-tb"/>
    </style:style>
    <style:style style:name="gr110" style:family="graphic">
      <style:graphic-properties draw:stroke="none" draw:stroke-dash="Dashed_20__28_var_29__20_20"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4717in" fo:min-width="1.0291in" draw:shadow="hidden" draw:shadow-offset-x="0.1201in" draw:shadow-offset-y="0.1201in" draw:shadow-color="#808080" style:run-through="foreground"/>
      <style:paragraph-properties style:writing-mode="lr-tb"/>
    </style:style>
    <style:style style:name="gr111" style:family="graphic">
      <style:graphic-properties draw:stroke="none" draw:stroke-dash="Dashed_20__28_var_29__20_21"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362in" fo:min-width="0.5291in" draw:shadow="hidden" draw:shadow-offset-x="0.1201in" draw:shadow-offset-y="0.1201in" draw:shadow-color="#808080" style:run-through="foreground"/>
      <style:paragraph-properties style:writing-mode="lr-tb"/>
    </style:style>
    <style:style style:name="gr112" style:family="graphic">
      <style:graphic-properties draw:stroke="none" draw:stroke-dash="Dashed_20__28_var_29__20_22"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4717in" fo:min-width="0.9362in" draw:shadow="hidden" draw:shadow-offset-x="0.1201in" draw:shadow-offset-y="0.1201in" draw:shadow-color="#808080" style:run-through="foreground"/>
      <style:paragraph-properties style:writing-mode="lr-tb"/>
    </style:style>
    <style:style style:name="gr113" style:family="graphic">
      <style:graphic-properties draw:stroke="solid" draw:stroke-dash="Dashed_20__28_var_29__20_23" svg:stroke-width="0.0402in" svg:stroke-color="#000000" draw:marker-start-width="0.1799in" draw:marker-start-center="false" draw:marker-end-width="0.1799in" draw:marker-end-center="false" draw:fill="none"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114" style:family="graphic">
      <style:graphic-properties draw:stroke="none" draw:stroke-dash="Dashed_20__28_var_29__20_24"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2362in" fo:min-width="0.6217in" draw:shadow="hidden" draw:shadow-offset-x="0.1201in" draw:shadow-offset-y="0.1201in" draw:shadow-color="#808080" style:run-through="foreground"/>
      <style:paragraph-properties style:writing-mode="lr-tb"/>
    </style:style>
    <style:style style:name="gr115" style:family="graphic">
      <style:graphic-properties draw:stroke="none" draw:stroke-dash="Dashed_20__28_var_29__20_25"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7646in" fo:min-width="1.3362in" draw:shadow="hidden" draw:shadow-offset-x="0.1201in" draw:shadow-offset-y="0.1201in" draw:shadow-color="#808080" style:run-through="foreground"/>
      <style:paragraph-properties style:writing-mode="lr-tb"/>
    </style:style>
    <style:style style:name="gr116" style:family="graphic">
      <style:graphic-properties draw:stroke="none" draw:stroke-dash="Dashed_20__28_var_29__20_26"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9591in" fo:min-width="1.2618in" draw:shadow="hidden" draw:shadow-offset-x="0.1201in" draw:shadow-offset-y="0.1201in" draw:shadow-color="#808080" style:run-through="foreground"/>
      <style:paragraph-properties style:writing-mode="lr-tb"/>
    </style:style>
    <style:style style:name="gr117" style:family="graphic">
      <style:graphic-properties draw:stroke="none" draw:stroke-dash="Dashed_20__28_var_29__20_27" svg:stroke-width="0in" svg:stroke-color="#000000" draw:marker-start-width="0.1181in" draw:marker-start-center="false" draw:marker-end-width="0.1181in" draw:marker-end-center="false" draw:fill="none" draw:fill-color="#ffffff" draw:fill-image-width="0in" draw:fill-image-height="0in" draw:textarea-horizontal-align="left" draw:auto-grow-height="true" draw:auto-grow-width="true" fo:min-height="0.5728in" fo:min-width="1.002in" draw:shadow="hidden" draw:shadow-offset-x="0.1201in" draw:shadow-offset-y="0.1201in" draw:shadow-color="#808080" style:run-through="foreground"/>
      <style:paragraph-properties style:writing-mode="lr-tb"/>
    </style:style>
    <style:style style:name="gr118"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style:run-through="foreground"/>
    </style:style>
    <style:style style:name="gr119" style:family="graphic">
      <style:graphic-properties draw:stroke="solid" svg:stroke-width="0.0402in" svg:stroke-color="#ff3333" draw:marker-start-width="0.2602in" draw:marker-end-width="0.2602in" draw:fill="none" draw:fill-color="#ffffff" fo:min-height="0.3839in" fo:padding-top="0.0799in" fo:padding-bottom="0.0799in" fo:padding-left="0.0799in" fo:padding-right="0.0799in" style:run-through="foreground" style:vertical-pos="from-top" style:vertical-rel="paragraph" style:horizontal-pos="from-left" style:horizontal-rel="paragraph" draw:wrap-influence-on-position="once-concurrent" style:flow-with-text="false"/>
      <style:paragraph-properties style:writing-mode="lr-tb"/>
    </style:style>
    <style:style style:name="gr120" style:family="graphic">
      <style:graphic-properties draw:stroke="solid" svg:stroke-width="0.0402in" svg:stroke-color="#ff3333" draw:marker-start-width="0.2602in" draw:marker-end-width="0.2602in" draw:fill="none" draw:fill-color="#ffffff" fo:min-height="0.3839in" fo:padding-top="0.0598in" fo:padding-bottom="0.0799in" fo:padding-left="0.0799in" fo:padding-right="0.0799in" style:run-through="foreground" style:vertical-pos="from-top" style:vertical-rel="paragraph" style:horizontal-pos="from-left" style:horizontal-rel="paragraph" draw:wrap-influence-on-position="once-concurrent" style:flow-with-text="false"/>
      <style:paragraph-properties style:writing-mode="lr-tb"/>
    </style:style>
    <style:style style:name="gr121" style:family="graphic">
      <style:graphic-properties draw:stroke="none" svg:stroke-color="#000000" draw:fill="none" draw:fill-color="#ffffff" fo:min-height="0.2484in" style:run-through="foreground"/>
      <style:paragraph-properties style:writing-mode="lr-tb"/>
    </style:style>
    <style:style style:name="gr122" style:family="graphic">
      <style:graphic-properties draw:stroke="none" svg:stroke-color="#000000" draw:fill="none" draw:fill-color="#ffffff" fo:min-height="0.2484in" style:run-through="foreground" style:vertical-pos="from-top" style:vertical-rel="paragraph" style:horizontal-pos="from-left" style:horizontal-rel="paragraph" draw:wrap-influence-on-position="once-concurrent" style:flow-with-text="false"/>
      <style:paragraph-properties style:writing-mode="lr-tb"/>
    </style:style>
    <style:style style:name="gr123" style:family="graphic">
      <style:graphic-properties svg:stroke-width="0.0201in" draw:marker-start-width="0.1701in" draw:marker-end="Arrow" draw:marker-end-width="0.1098in"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124" style:family="graphic">
      <style:graphic-properties svg:stroke-width="0.0201in" draw:marker-start-width="0.1701in" draw:marker-end="Arrow" draw:marker-end-width="0.1098in" draw:textarea-horizontal-align="center" draw:textarea-vertical-align="middle" fo:padding-top="0.0102in" fo:padding-bottom="0.0102in" fo:padding-left="0.0102in" fo:padding-right="0.0102in" style:run-through="foreground"/>
    </style:style>
    <style:style style:name="gr125" style:family="graphic">
      <style:graphic-properties svg:stroke-width="0.0402in" svg:stroke-color="#ff3333" draw:marker-start-width="0.2602in" draw:marker-end="Arrow" draw:marker-end-width="0.199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402in" svg:stroke-color="#ff3333" draw:marker-start-width="0.2602in" draw:marker-end-width="0.2602in" draw:opacity="0%" draw:textarea-horizontal-align="justify" draw:textarea-vertical-align="middle" draw:auto-grow-height="false" fo:min-height="0.4252in" fo:min-width="1.7098in"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7" style:family="graphic">
      <style:graphic-properties svg:stroke-width="0.0201in" draw:marker-start-width="0.1701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201in" draw:marker-start-width="0.1701in" draw:marker-end="Arrow" draw:marker-end-width="0.1201in" draw:textarea-horizontal-align="center" draw:textarea-vertical-align="middle" fo:padding-top="0.0098in" fo:padding-bottom="0.0098in" fo:padding-left="0.0098in" fo:padding-right="0.0098in" style:run-through="foreground"/>
    </style:style>
    <style:style style:name="gr129" style:family="graphic">
      <style:graphic-properties draw:stroke="solid" draw:stroke-dash="Dashed_20__28_var_29__20_14" svg:stroke-width="0.0402in" svg:stroke-color="#ff0000" draw:marker-start-width="0.1799in" draw:marker-start-center="false" draw:marker-end="Arrow" draw:marker-end-width="0.1402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style>
    <style:style style:name="gr130" style:family="graphic">
      <style:graphic-properties draw:stroke="solid" draw:stroke-dash="Dashed_20__28_var_29__20_13" svg:stroke-width="0.0402in" svg:stroke-color="#ff0000" draw:marker-start-width="0.1799in" draw:marker-start-center="false" draw:marker-end-width="0.1799in" draw:marker-end-center="false" draw:fill="none" draw:fill-color="#ffffff" draw:fill-image-width="0in" draw:fill-image-height="0in" draw:textarea-horizontal-align="left" draw:auto-grow-height="true" draw:auto-grow-width="true" fo:min-height="0.3783in" fo:min-width="2.7016in" fo:padding-top="0.0201in" fo:padding-bottom="0.0201in" fo:padding-left="0.0201in" fo:padding-right="0.0201in" draw:shadow="hidden" draw:shadow-offset-x="0.1201in" draw:shadow-offset-y="0.1201in" draw:shadow-color="#808080" style:run-through="foreground" style:vertical-pos="from-top" style:vertical-rel="paragraph" style:horizontal-pos="from-left" style:horizontal-rel="paragraph" draw:wrap-influence-on-position="once-concurrent" style:flow-with-text="false"/>
      <style:paragraph-properties style:writing-mode="lr-tb"/>
    </style:style>
    <style:style style:name="gr131" style:family="graphic">
      <style:graphic-properties draw:stroke="none" svg:stroke-color="#000000" draw:fill="none" draw:fill-color="#ffffff" fo:min-height="0.2819in" style:run-through="foreground" style:vertical-pos="from-top" style:vertical-rel="paragraph" style:horizontal-pos="from-left" style:horizontal-rel="paragraph" draw:wrap-influence-on-position="once-concurrent" style:flow-with-text="false"/>
      <style:paragraph-properties style:writing-mode="lr-tb"/>
    </style:style>
    <style:style style:name="gr132" style:family="graphic">
      <style:graphic-properties draw:stroke="none" svg:stroke-color="#000000" draw:fill="none" draw:fill-color="#ffffff" fo:min-height="0.2701in" style:run-through="foreground" style:vertical-pos="from-top" style:vertical-rel="paragraph" style:horizontal-pos="from-left" style:horizontal-rel="paragraph" draw:wrap-influence-on-position="once-concurrent" style:flow-with-text="false"/>
      <style:paragraph-properties style:writing-mode="lr-tb"/>
    </style:style>
    <style:style style:name="gr133" style:family="graphic">
      <style:graphic-properties draw:stroke="none" svg:stroke-color="#000000" draw:fill="none" draw:fill-color="#ffffff" fo:min-height="0.2693in" style:run-through="foreground" style:vertical-pos="from-top" style:vertical-rel="paragraph" style:horizontal-pos="from-left" style:horizontal-rel="paragraph" draw:wrap-influence-on-position="once-concurrent" style:flow-with-text="false"/>
      <style:paragraph-properties style:writing-mode="lr-tb"/>
    </style:style>
    <style:style style:name="gr134" style:family="graphic">
      <style:graphic-properties draw:stroke="none" svg:stroke-color="#000000" draw:fill="none" draw:fill-color="#ffffff" fo:min-height="0.2819in" style:run-through="foreground"/>
      <style:paragraph-properties style:writing-mode="lr-tb"/>
    </style:style>
    <style:style style:name="gr135" style:family="graphic">
      <style:graphic-properties svg:stroke-width="0.0402in" svg:stroke-color="#ff0000" draw:marker-start-width="0.2in" draw:marker-end-width="0.2in" draw:opacity="0%" draw:textarea-horizontal-align="center" draw:textarea-vertical-align="middle"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36"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 Pointers</text:p>
      <text:p text:style-name="P4"/>
      <text:p text:style-name="P4"/>
      <text:p text:style-name="P5">Objectives</text:p>
      <text:list xml:id="list1267585629" text:style-name="L1">
        <text:list-item>
          <text:p text:style-name="P614">Declare pointers</text:p>
        </text:list-item>
        <text:list-item>
          <text:p text:style-name="P614">Assign values to pointers, <text:span text:style-name="T312">address-of operator, and NULL</text:span></text:p>
        </text:list-item>
        <text:list-item>
          <text:p text:style-name="P616">Comparison of address values</text:p>
        </text:list-item>
        <text:list-item>
          <text:p text:style-name="P614">Use pointers as function parameters <text:span text:style-name="T400">modify values</text:span></text:p>
        </text:list-item>
        <text:list-item>
          <text:p text:style-name="P615">Use pointers as function parameters <text:span text:style-name="T400">speedup function call</text:span></text:p>
        </text:list-item>
        <text:list-item>
          <text:p text:style-name="P616">Returning references and pointers</text:p>
        </text:list-item>
        <text:list-item>
          <text:p text:style-name="P616">Dynamic memory manage for non-array values</text:p>
        </text:list-item>
        <text:list-item>
          <text:p text:style-name="P617"><text:span text:style-name="T437">Memory deallocation</text:span> and prevent<text:span text:style-name="T437">ing</text:span> memory leaks</text:p>
        </text:list-item>
      </text:list>
      <text:p text:style-name="P7"/>
      <text:p text:style-name="P7">Now we come to a concept that is extremely useful and powerful in CS.</text:p>
      <text:p text:style-name="P7"/>
      <text:p text:style-name="P7">Drumroll … <text:span text:style-name="T138">pointers!!!</text:span></text:p>
      <text:p text:style-name="P7"/>
      <text:p text:style-name="P7">Pointers are variables that can hold physical memory addresses. By pointing a pointer to any memory location in your computer, you can <text:span text:style-name="T390">access</text:span> the data at that point in your computer's memory. Both data and code are stored in your computer memory. Therefore with pointers you can access any data and code. This has several consequences.</text:p>
      <text:p text:style-name="P7"/>
      <text:list xml:id="list1164314083" text:style-name="L2">
        <text:list-item>
          <text:p text:style-name="P618">Pointers allow you to write a function that allows pass-by- reference. In fact your references should really be thought of as pointers under the hood.</text:p>
          <text:p text:style-name="P618"/>
        </text:list-item>
        <text:list-item>
          <text:p text:style-name="P618">In terms of data, pointers allow you to access a part of your program's memory called the free store or memory heap. This allows you to control memory usage and have better control over memory management, requesting memory only when you need it and releasing it back to the system when it's not needed.</text:p>
          <text:p text:style-name="P618"/>
        </text:list-item>
        <text:list-item>
          <text:p text:style-name="P618">By embedding pointer values into data, we can create very complex relations between data values by linking them together. This allows you to build data structures to model trees, graphs, etc. <text:span text:style-name="T270">Graphs are probably one of the most important mathematical structures in CS. A road network is basically a graph. A computer network is basically a graph. Social graph that describes person-to-person relationship in social media is basically a graph. Etc., etc., etc., etc., etc. … !!!</text:span></text:p>
          <text:p text:style-name="P618"/>
        </text:list-item>
        <text:list-item>
          <text:p text:style-name="P618">Since code also lives in your computer's memory, pointers can also point to code such as functions. With pointers, you can actually pass functions (technically speaking the memory location of functions) into functions, i.e., functions can become arguments.</text:p>
        </text:list-item>
      </text:list>
      <text:p text:style-name="P7"/>
      <text:list xml:id="list131858449691467" text:continue-numbering="true" text:style-name="L2">
        <text:list-item>
          <text:p text:style-name="P618">Nowadays, hardware devices are usually “mapped” to memory locations too. That means that pointers can also be used to access devices to perform I/O.</text:p>
          <text:p text:style-name="P618"/>
        </text:list-item>
        <text:list-item>
          <text:p text:style-name="P618">Etc!!! … <text:span text:style-name="T421">not to mention bizarre things like code that rewrites itself.</text:span></text:p>
        </text:list-item>
      </text:list>
      <text:p text:style-name="P7"/>
      <text:p text:style-name="P7"><text:soft-page-break/>All the reasons have to do with using pointers to achieve some computational goals. Another really important reason why pointers are important is this: Pointers are not just some abstract idea of computations in the theoretical sense. Pointers are fundamental to actual computer architecture in the sense that pointers or memory addresses are understood by your hardware. For many programming languages, you cannot access pointers or memory addresses directly. Those languages will hide pointers away from programmers by providing some language feature(s) to achieve the same goal, bypassing pointers and memory addresses. This is no big deal if all you want to do is to achieve the high level computational goals. However, if you do need to dive into the guts of your computer, you will have to know pointers very well. This also means that people who are trained only in a language that does not provide means to access pointer or memory addresses will have problems doing low-level programming or will have problems fully understanding areas such as assembly language programming and computer architecture. And low level programming does happen in the real world for instance in the case of systems programming and game development. <text:s/></text:p>
      <text:p text:style-name="P7"/>
      <text:p text:style-name="P418"><text:span text:style-name="T128">B</text:span><text:span text:style-name="T126">ecause the landscape of pointers is huge </text:span><text:span text:style-name="T128">let me tell you what’s the plan</text:span></text:p>
      <text:list xml:id="list2296858335" text:style-name="L3">
        <text:list-item>
          <text:p text:style-name="P620"><text:span text:style-name="T105">F</text:span><text:span text:style-name="T106">irst I will talk about </text:span><text:span text:style-name="T105">general concepts related to pointers: </text:span><text:span text:style-name="T106">memory addresses, pointer values, pointer operations, etc.</text:span><text:span text:style-name="T108"> </text:span><text:span text:style-name="T109">Another basic </text:span><text:span text:style-name="T110">concept </text:span><text:span text:style-name="T109">you need to know is pointer arithmetic. But I’ll delay </text:span><text:span text:style-name="T110">pointer arithmetic till the second set of notes on pointers </text:span><text:span text:style-name="T109">so that we can go into </text:span><text:span text:style-name="T112">some</text:span><text:span text:style-name="T109"> application</text:span><text:span text:style-name="T112">s</text:span><text:span text:style-name="T109"> of pointers </text:span><text:span text:style-name="T110">quickly</text:span></text:p>
        </text:list-item>
        <text:list-item>
          <text:p text:style-name="P620"><text:span text:style-name="T110">For the first application of pointers, we’ll see that pointers </text:span><text:span text:style-name="T109">allow us to directly access and manipulation data </text:span><text:span text:style-name="T110">from anywhere. In particular, a function can access data that is in another function. </text:span><text:span text:style-name="T109">You </text:span><text:span text:style-name="T110">recall</text:span><text:span text:style-name="T109"> that this is exactly what references are </text:span><text:span text:style-name="T110">used </text:span><text:span text:style-name="T109">for. In fact your C++ compiler </text:span><text:span text:style-name="T110">actually </text:span><text:span text:style-name="T109">converts references to pointers. So understanding pointers is absolutely crucial to understanding references. And if you know pointers well, you don’t even need references. </text:span><text:span text:style-name="T108">I</text:span><text:span text:style-name="T109">n fact in the original C language – the ancestor of C++ – there is no concept of references.</text:span></text:p>
        </text:list-item>
        <text:list-item>
          <text:p text:style-name="P621"><text:span text:style-name="T109">T</text:span><text:span text:style-name="T107">he second application is similar to the first: we’ll call functions with pointers (we’ll also look at passing in reference) and possibly returning pointers (we’ll also look at returning reference). In this case, the goal is to speed up function call.</text:span></text:p>
        </text:list-item>
        <text:list-item>
          <text:p text:style-name="P622"><text:span text:style-name="T109">F</text:span><text:span text:style-name="T107">or the </text:span><text:span text:style-name="T114">third</text:span><text:span text:style-name="T107"> application, we’ll go into an area in your computer called the heap and </text:span><text:span text:style-name="T113">perform dynamic </text:span><text:span text:style-name="T107">memory </text:span><text:span text:style-name="T113">management</text:span><text:span text:style-name="T107"> ourselves. </text:span><text:span text:style-name="T113">(</text:span><text:span text:style-name="T112">The heap is also called the free store.</text:span><text:span text:style-name="T113">)</text:span><text:span text:style-name="T112"> </text:span><text:span text:style-name="T107">This means that we can ask the heap to give us an </text:span><text:span text:style-name="T117">int</text:span><text:span text:style-name="T107"> value when we need it and </text:span><text:span text:style-name="T113">give</text:span><text:span text:style-name="T107"> the </text:span><text:span text:style-name="T117">int</text:span><text:span text:style-name="T107"> value back to the heap when we’re done with it. This is very different from using an </text:span><text:span text:style-name="T117">int</text:span><text:span text:style-name="T107"> value that belongs to an </text:span><text:span text:style-name="T117">int</text:span><text:span text:style-name="T107"> variable. </text:span><text:span text:style-name="T111">For an </text:span><text:span text:style-name="T118">int</text:span><text:span text:style-name="T111"> variable, the value exists when you declare the </text:span><text:span text:style-name="T118">int</text:span><text:span text:style-name="T111"> variable. The value is given back to the computer when the variable goes out of scope. You don’t have as much control over memory usage for your regular variables. </text:span><text:span text:style-name="T113">T</text:span><text:span text:style-name="T112">o </text:span><text:span text:style-name="T111">use the heap ... you must use pointers.</text:span></text:p>
        </text:list-item>
      </text:list>
      <text:p text:style-name="P341"/>
      <text:p text:style-name="P418"><text:span text:style-name="T126">In the next set of notes on pointers, </text:span><text:span text:style-name="T86">I’ll talk about pointer arithmetic, </text:span><text:span text:style-name="T126">the relationship between </text:span><text:span text:style-name="T86">pointers and arrays, </text:span><text:span text:style-name="T126">and dynam</text:span><text:span text:style-name="T127">i</text:span><text:span text:style-name="T126">c memory management of (dynamic) arrays.</text:span></text:p>
      <text:p text:style-name="P341"><text:soft-page-break/></text:p>
      <text:p text:style-name="P341">Here we go … !!!</text:p>
      <text:p text:style-name="P341"/>
      <text:p text:style-name="P11">Memory</text:p>
      <text:p text:style-name="P6"/>
      <text:p text:style-name="P66">So far the model of <text:span text:style-name="T420">the </text:span>space where variables live does not have any organization. It's just a collection of cells with names and values.</text:p>
      <text:p text:style-name="P87"/>
      <text:p text:style-name="P87">Now for a more accurate model …</text:p>
      <text:p text:style-name="P87"/>
      <text:list xml:id="list1753627257" text:style-name="L4">
        <text:list-item>
          <text:p text:style-name="P593"><text:span text:style-name="T327">A computer’s m</text:span>emory is made up of a linear collection of memory cells - each is a byte (i.e. 8 bits)</text:p>
        </text:list-item>
        <text:list-item>
          <text:p text:style-name="P593">Each memory cell has a numeric address, its memory address</text:p>
        </text:list-item>
        <text:list-item>
          <text:p text:style-name="P593">Each memory cell can hold 1 byte of data (1 byte = 8 bits)</text:p>
        </text:list-item>
      </text:list>
      <text:p text:style-name="P87"><draw:frame text:anchor-type="paragraph" draw:z-index="174" draw:name="Shape1" draw:style-name="gr69" draw:text-style-name="P660" svg:width="0.4378in" svg:height="0.1925in" svg:x="2.7957in" svg:y="0.1575in"><draw:text-box><text:p><text:span text:style-name="T1">...</text:span></text:p></draw:text-box></draw:frame></text:p>
      <text:p text:style-name="P87"><draw:frame text:anchor-type="paragraph" draw:z-index="169" draw:name="Shape2" draw:style-name="gr69" draw:text-style-name="P641" svg:width="0.6358in" svg:height="0.1925in" svg:x="1.6291in" svg:y="1.3102in"><draw:text-box><text:p>1245053</text:p></draw:text-box></draw:frame><draw:frame text:anchor-type="paragraph" draw:z-index="170" draw:name="Shape3" draw:style-name="gr69" draw:text-style-name="P641" svg:width="0.6358in" svg:height="0.1925in" svg:x="1.6291in" svg:y="1.0602in"><draw:text-box><text:p>1245054</text:p></draw:text-box></draw:frame><draw:frame text:anchor-type="paragraph" draw:z-index="171" draw:name="Shape4" draw:style-name="gr69" draw:text-style-name="P641" svg:width="0.6358in" svg:height="0.1925in" svg:x="1.6291in" svg:y="0.8102in"><draw:text-box><text:p>1245055</text:p></draw:text-box></draw:frame><draw:frame text:anchor-type="paragraph" draw:z-index="172" draw:name="Shape5" draw:style-name="gr69" draw:text-style-name="P641" svg:width="0.6358in" svg:height="0.1925in" svg:x="1.6291in" svg:y="0.5602in"><draw:text-box><text:p>1245056</text:p></draw:text-box></draw:frame><draw:frame text:anchor-type="paragraph" draw:z-index="173" draw:name="Shape6" draw:style-name="gr69" draw:text-style-name="P641" svg:width="0.6358in" svg:height="0.1925in" svg:x="1.6291in" svg:y="0.3102in"><draw:text-box><text:p>1245057</text:p></draw:text-box></draw:frame><draw:frame text:anchor-type="paragraph" draw:z-index="175" draw:name="Shape7" draw:style-name="gr69" draw:text-style-name="P641" svg:width="0.6358in" svg:height="0.1925in" svg:x="1.5665in" svg:y="2.6437in"><draw:text-box><text:p><text:s text:c="13"/>0</text:p></draw:text-box></draw:frame></text:p>
      <text:p text:style-name="P87"><draw:rect text:anchor-type="paragraph" draw:z-index="166" draw:name="Shape8" draw:style-name="gr70" draw:text-style-name="P644" svg:width="0.9067in" svg:height="0.2504in" svg:x="2.4311in" svg:y="0.0929in"><text:p text:style-name="P642">0101010</text:p></draw:rect><draw:custom-shape text:anchor-type="paragraph" draw:z-index="106" draw:name="Shape1" draw:style-name="gr126" draw:text-style-name="P679" svg:width="1.7504in" svg:height="0.4657in" svg:x="5.1193in" svg:y="0.0902in"><text:p text:style-name="P678"><text:span text:style-name="T139"><text:s/></text:span><text:span text:style-name="T139">VERY IMPORTANT!!!</text:span></text:p><draw:enhanced-geometry svg:viewBox="0 0 21600 21600" draw:type="rectangle" draw:enhanced-path="M 0 0 L 21600 0 21600 21600 0 21600 0 0 Z N"/></draw:custom-shape></text:p>
      <text:p text:style-name="P87"/>
      <text:p text:style-name="P87"><draw:rect text:anchor-type="paragraph" draw:z-index="163" draw:name="Shape9" draw:style-name="gr70" draw:text-style-name="P644" svg:width="0.9067in" svg:height="0.2504in" svg:x="2.4311in" svg:y="0.0236in"><text:p text:style-name="P642">1010001</text:p></draw:rect><draw:line text:anchor-type="paragraph" draw:z-index="107" draw:name="Shape2" draw:style-name="gr125" draw:text-style-name="P642" svg:x1="5.0469in" svg:y1="0.0102in" svg:x2="4.0252in" svg:y2="0.3402in"><text:p/></draw:line></text:p>
      <text:p text:style-name="P87"><draw:rect text:anchor-type="paragraph" draw:z-index="162" draw:name="Shape10" draw:style-name="gr70" draw:text-style-name="P644" svg:width="0.9067in" svg:height="0.2504in" svg:x="2.4311in" svg:y="0.1138in"><text:p text:style-name="P642">00011011</text:p></draw:rect></text:p>
      <text:p text:style-name="P87"/>
      <text:p text:style-name="P87"><draw:rect text:anchor-type="paragraph" draw:z-index="164" draw:name="Shape11" draw:style-name="gr70" draw:text-style-name="P644" svg:width="0.9067in" svg:height="0.2504in" svg:x="2.4311in" svg:y="0.0445in"><text:p text:style-name="P642">01000100</text:p></draw:rect></text:p>
      <text:p text:style-name="P87"><draw:rect text:anchor-type="paragraph" draw:z-index="165" draw:name="Shape12" draw:style-name="gr70" draw:text-style-name="P644" svg:width="0.9067in" svg:height="0.2504in" svg:x="2.4311in" svg:y="0.1346in"><text:p text:style-name="P642">01100000</text:p></draw:rect><draw:frame text:anchor-type="paragraph" draw:z-index="182" draw:name="Shape19" draw:style-name="gr67" draw:text-style-name="P640" svg:width="0.8024in" svg:height="0.4606in" svg:x="0.0457in" svg:y="0.0866in"><draw:text-box><text:p text:style-name="P669"><text:span text:style-name="T139">Address</text:span></text:p></draw:text-box></draw:frame><draw:custom-shape text:anchor-type="paragraph" draw:z-index="183" draw:name="Shape20" draw:style-name="gr68" draw:text-style-name="P653" svg:width="0.7815in" svg:height="0.4067in" svg:x="1.4835in" svg:y="0.06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2" draw:style-name="gr65" draw:text-style-name="P653" svg:width="0.9067in" svg:height="0.2504in" svg:x="2.4311in" svg:y="0.1346in"><text:p/><draw:enhanced-geometry svg:viewBox="0 0 21600 21600" draw:type="rectangle" draw:enhanced-path="M 0 0 L 21600 0 21600 21600 0 21600 0 0 Z N"/></draw:custom-shape><draw:frame text:anchor-type="paragraph" draw:z-index="185" draw:name="Shape19" draw:style-name="gr67" draw:text-style-name="P640" svg:width="0.8024in" svg:height="0.4606in" svg:x="3.9102in" svg:y="0.0535in"><draw:text-box><text:p text:style-name="P669"><text:span text:style-name="T139">Cell</text:span></text:p></draw:text-box></draw:frame></text:p>
      <text:p text:style-name="P87"><draw:line text:anchor-type="paragraph" draw:z-index="184" draw:name="Shape21" draw:style-name="gr66" draw:text-style-name="P642" svg:x1="0.848in" svg:y1="0.0937in" svg:x2="1.4835in" svg:y2="0.0937in"><text:p/></draw:line><draw:line text:anchor-type="paragraph" draw:z-index="186" draw:name="Shape21" draw:style-name="gr66" draw:text-style-name="P642" svg:x1="3.9102in" svg:y1="0.1146in" svg:x2="3.3374in" svg:y2="0.1146in"><text:p/></draw:line></text:p>
      <text:p text:style-name="P87"><draw:frame text:anchor-type="paragraph" draw:z-index="168" draw:name="Shape13" draw:style-name="gr69" draw:text-style-name="P660" svg:width="0.4378in" svg:height="0.1925in" svg:x="2.7957in" svg:y="0.1382in"><draw:text-box><text:p><text:span text:style-name="T1">...</text:span></text:p></draw:text-box></draw:frame></text:p>
      <text:p text:style-name="P87"/>
      <text:p text:style-name="P87"><draw:rect text:anchor-type="paragraph" draw:z-index="180" draw:name="Shape14" draw:style-name="gr70" draw:text-style-name="P644" svg:width="0.9067in" svg:height="0.2504in" svg:x="2.4311in" svg:y="0.0791in"><text:p text:style-name="P642">00100101</text:p></draw:rect><draw:frame text:anchor-type="paragraph" draw:z-index="181" draw:name="Shape15" draw:style-name="gr69" draw:text-style-name="P641" svg:width="0.6358in" svg:height="0.1925in" svg:x="1.5665in" svg:y="0.1366in"><draw:text-box><text:p><text:s text:c="13"/>3</text:p></draw:text-box></draw:frame></text:p>
      <text:p text:style-name="P87"/>
      <text:p text:style-name="P87"><draw:rect text:anchor-type="paragraph" draw:z-index="178" draw:name="Shape16" draw:style-name="gr70" draw:text-style-name="P644" svg:width="0.9067in" svg:height="0.2504in" svg:x="2.4311in" svg:y="0.0098in"><text:p text:style-name="P642">11110010</text:p></draw:rect><draw:frame text:anchor-type="paragraph" draw:z-index="179" draw:name="Shape17" draw:style-name="gr69" draw:text-style-name="P641" svg:width="0.6358in" svg:height="0.1925in" svg:x="1.5665in" svg:y="0.0673in"><draw:text-box><text:p><text:s text:c="13"/>2</text:p></draw:text-box></draw:frame></text:p>
      <text:p text:style-name="P76"><draw:rect text:anchor-type="paragraph" draw:z-index="176" draw:name="Shape18" draw:style-name="gr70" draw:text-style-name="P644" svg:width="0.9067in" svg:height="0.2504in" svg:x="2.4311in" svg:y="0.1in"><text:p text:style-name="P642">00110101</text:p></draw:rect><draw:frame text:anchor-type="paragraph" draw:z-index="177" draw:name="Shape23" draw:style-name="gr69" draw:text-style-name="P641" svg:width="0.6358in" svg:height="0.1925in" svg:x="1.5665in" svg:y="0.1575in"><draw:text-box><text:p><text:s text:c="13"/>1</text:p></draw:text-box></draw:frame></text:p>
      <text:p text:style-name="P76"/>
      <text:p text:style-name="P12"><draw:rect text:anchor-type="paragraph" draw:z-index="167" draw:name="Shape24" draw:style-name="gr70" draw:text-style-name="P644" svg:width="0.9067in" svg:height="0.2504in" svg:x="2.4311in" svg:y="0.0307in"><text:p text:style-name="P642">10010001</text:p></draw:rect></text:p>
      <text:p text:style-name="P12"/>
      <text:p text:style-name="P12"/>
      <text:p text:style-name="P69">Remember: Each memory cell has <text:span text:style-name="T177">two</text:span> quantities, <text:s/>the <text:span text:style-name="T177">memory</text:span><text:span text:style-name="T1"> </text:span><text:span text:style-name="T177">address</text:span> and the <text:span text:style-name="T177">content</text:span><text:span text:style-name="T1">.</text:span></text:p>
      <text:p text:style-name="P78"/>
      <text:p text:style-name="P74">Notice that memory addresses are <text:span text:style-name="T177">integer values</text:span>.</text:p>
      <text:p text:style-name="P78"/>
      <text:p text:style-name="P88"><text:span text:style-name="T53">When you declare a variable, based on the type, C++ will allocate the correct number of bytes for that variable. For example, for an </text:span><text:span text:style-name="T10">int</text:span><text:span text:style-name="T53">, your </text:span></text:p>
      <text:p text:style-name="P94">C++ (on a 32-bit machine) will allocate 4 bytes.</text:p>
      <text:p text:style-name="P94"/>
      <text:p text:style-name="P98">Also, when you declare two variables in the same scope, the memory used do not overlap – they occupy different memory spaces.</text:p>
      <text:p text:style-name="P12"/>
      <text:p text:style-name="P40">Memory <text:span text:style-name="T282">a</text:span>ddress<text:span text:style-name="T282">es and memory address of a variable</text:span></text:p>
      <text:p text:style-name="P12"/>
      <text:p text:style-name="P130"><text:span text:style-name="T87">In C++, if </text:span><text:span text:style-name="T92">x</text:span><text:span text:style-name="T87"> is a variable, the </text:span><text:span text:style-name="T189">memory address</text:span><text:span text:style-name="T87"> of </text:span><text:span text:style-name="T92">x</text:span><text:span text:style-name="T87"> is </text:span><text:span text:style-name="T93">&amp;x</text:span><text:span text:style-name="T87">. </text:span></text:p>
      <text:p text:style-name="P75"/>
      <text:p text:style-name="P75">Try this:</text:p>
      <table:table table:name="Table96" table:style-name="Table96">
        <table:table-column table:style-name="Table96.A"/>
        <table:table-row>
          <table:table-cell table:style-name="Table96.A1" office:value-type="string">
            <text:p text:style-name="P213">int x = 123;</text:p>
            <text:p text:style-name="P241"><text:span text:style-name="T88">std::cout &lt;&lt; </text:span>"<text:span text:style-name="T88">val of x = </text:span>"<text:span text:style-name="T88"> &lt;&lt; x &lt;&lt; '\n'</text:span></text:p>
            <text:p text:style-name="P241"><text:span text:style-name="T88"><text:s text:c="10"/>&lt;&lt; </text:span>"<text:span text:style-name="T88">addr of x = </text:span>"<text:span text:style-name="T88"> &lt;&lt; </text:span><text:span text:style-name="T98">&amp;x</text:span><text:span text:style-name="T88"> &lt;&lt; '\n';</text:span></text:p>
          </table:table-cell>
        </table:table-row>
      </table:table>
      <text:p text:style-name="P94">My output:</text:p>
      <table:table table:name="Table97" table:style-name="Table97">
        <table:table-column table:style-name="Table97.A"/>
        <table:table-row>
          <table:table-cell table:style-name="Table97.A1" office:value-type="string">
            <text:p text:style-name="P562">val of x is 123</text:p>
            <text:p text:style-name="P239">addr of x is 1245052</text:p>
          </table:table-cell>
        </table:table-row>
      </table:table>
      <text:p text:style-name="P190">(<text:span text:style-name="T266">Your output is most probably going to be </text:span>different from <text:span text:style-name="T266">mine</text:span>.) <text:span text:style-name="T270">The </text:span><text:span text:style-name="T179">&amp;</text:span><text:span text:style-name="T270"> in the above is called the </text:span><text:span text:style-name="T179">address-</text:span><text:span text:style-name="T180">of </text:span><text:span text:style-name="T179">operator</text:span><text:span text:style-name="T270">.</text:span></text:p>
      <text:p text:style-name="P192"/>
      <text:p text:style-name="P193">Two things you must know right away …</text:p>
      <text:p text:style-name="P193"/>
      <text:p text:style-name="P90"><text:span text:style-name="T134">First, t</text:span><text:span text:style-name="T131">echnically speak</text:span><text:span text:style-name="T133">ing</text:span><text:span text:style-name="T131"> </text:span><text:span text:style-name="T10">&amp;x</text:span><text:span text:style-name="T131"> is the </text:span><text:span text:style-name="T191">address of the </text:span><text:span text:style-name="T194">value</text:span><text:span text:style-name="T191"> of </text:span><text:span text:style-name="T14">x</text:span><text:span text:style-name="T131">. But I </text:span><text:span text:style-name="T134">will sometimes call </text:span><text:span text:style-name="T10">&amp;x</text:span><text:span text:style-name="T55"> the </text:span><text:span text:style-name="T190">address of </text:span><text:span text:style-name="T14">x</text:span><text:span text:style-name="T25"> </text:span><text:span text:style-name="T77">since that’s the common practice.</text:span></text:p>
      <text:p text:style-name="P13"/>
      <text:p text:style-name="P90"><text:span text:style-name="T134">Second, i</text:span><text:span text:style-name="T131">n reality, an </text:span><text:span text:style-name="T10">int</text:span><text:span text:style-name="T131"> value takes up more than 1 byte. For a 32-bit machine, the value of </text:span><text:span text:style-name="T10">x</text:span><text:span text:style-name="T131"> is spread out among 4 bytes: Recall that to see how many bytes are used to store an integer value you can do this:</text:span></text:p>
      <table:table table:name="Table85" table:style-name="Table85">
        <table:table-column table:style-name="Table85.A"/>
        <table:table-row>
          <table:table-cell table:style-name="Table85.A1" office:value-type="string">
            <text:p text:style-name="P19">std::cout &lt;&lt; sizeof(int) &lt;&lt; std::endl;</text:p>
          </table:table-cell>
        </table:table-row>
      </table:table>
      <text:p text:style-name="P90"><draw:frame text:anchor-type="paragraph" draw:z-index="160" draw:name="Shape17" draw:style-name="gr71" draw:text-style-name="P640" svg:width="1.6043in" svg:height="0.7248in" svg:x="5.2335in" svg:y="0.1535in"><draw:text-box><text:p><text:span text:style-name="T9">&amp;x</text:span><text:span text:style-name="T139"> = address of first byte of the value of variable </text:span><text:span text:style-name="T9">x</text:span></text:p></draw:text-box></draw:frame><text:span text:style-name="T131">So in the above example when the program says that the address of </text:span><text:span text:style-name="T12">x</text:span><text:span text:style-name="T131"> is 12450</text:span><text:span text:style-name="T135">5</text:span><text:span text:style-name="T131">2, it means that the </text:span><text:span text:style-name="T12">int</text:span><text:span text:style-name="T131"> value 123 occu</text:span><text:span text:style-name="T136">pies</text:span><text:span text:style-name="T131"> the memory at addresses 1245052, 1245053, 1245054, 1245055. The </text:span><text:span text:style-name="T191">address of </text:span><text:span text:style-name="T14">x</text:span><text:span text:style-name="T131"> </text:span><text:span text:style-name="T134">actually </text:span><text:span text:style-name="T131">refers to the </text:span><text:span text:style-name="T191">starting address</text:span><text:span text:style-name="T131">, i.e., address of the first byte, </text:span><text:span text:style-name="T132">i</text:span><text:span text:style-name="T131">.e. 1245052.</text:span></text:p>
      <text:p text:style-name="P109"/>
      <text:p text:style-name="P107">You don't have to worry about how the value 123 is “spread out” among 4 bytes. But briefly, the integer 123 (to human beings) is a bunch of bits (to a 32-bit computer):</text:p>
      <text:p text:style-name="P107"/>
      <text:p text:style-name="P110">00000000000000000000000001111011</text:p>
      <text:p text:style-name="P110"/>
      <text:p text:style-name="P111"><text:span text:style-name="T266">(Details will be covered in CISS360.) </text:span>So here's where you will find the value of our <text:span text:style-name="T9">x</text:span> from above:</text:p>
      <text:p text:style-name="P111"/>
      <text:p text:style-name="P110"/>
      <text:p text:style-name="P110"/>
      <text:p text:style-name="P110"/>
      <text:p text:style-name="P110"/>
      <text:p text:style-name="P108"/>
      <text:p text:style-name="P108"><draw:g text:anchor-type="paragraph" draw:z-index="138" draw:name="Shape25" draw:style-name="gr8"><draw:rect draw:style-name="gr102" draw:text-style-name="P644" svg:width="0.9067in" svg:height="0.2504in" svg:x="2.2646in" svg:y="0.7528in"><text:p text:style-name="P642">01111011</text:p></draw:rect><draw:rect draw:style-name="gr61" draw:text-style-name="P643" svg:width="0.9067in" svg:height="0.2504in" svg:x="2.2646in" svg:y="0.5028in"><text:p/></draw:rect><draw:rect draw:style-name="gr102" draw:text-style-name="P644" svg:width="0.9067in" svg:height="0.2504in" svg:x="2.2646in" svg:y="1.0028in"><text:p text:style-name="P642">00000000</text:p></draw:rect><draw:rect draw:style-name="gr102" draw:text-style-name="P644" svg:width="0.9067in" svg:height="0.2504in" svg:x="2.2646in" svg:y="1.2528in"><text:p text:style-name="P642">00000000</text:p></draw:rect><draw:rect draw:style-name="gr102" draw:text-style-name="P644" svg:width="0.9067in" svg:height="0.2504in" svg:x="2.2646in" svg:y="1.5028in"><text:p text:style-name="P642">00000000</text:p></draw:rect><draw:rect draw:style-name="gr61" draw:text-style-name="P643" svg:width="0.9067in" svg:height="0.2504in" svg:x="2.2646in" svg:y="1.7528in"><text:p/></draw:rect><draw:rect draw:style-name="gr61" draw:text-style-name="P643" svg:width="0.9067in" svg:height="0.2504in" svg:x="2.2646in" svg:y="0.2528in"><text:p/></draw:rect><draw:rect draw:style-name="gr61" draw:text-style-name="P643" svg:width="0.9067in" svg:height="0.2504in" svg:x="2.2646in" svg:y="2.0028in"><text:p/></draw:rect><draw:rect draw:style-name="gr61" draw:text-style-name="P643" svg:width="0.9067in" svg:height="0.2504in" svg:x="2.2646in" svg:y="2.5858in"><text:p/></draw:rect><draw:frame draw:style-name="gr58" draw:text-style-name="P660" svg:width="0.4378in" svg:height="0.1925in" svg:x="2.6394in" svg:y="2.3358in"><draw:text-box><text:p><text:span text:style-name="T1">...</text:span></text:p></draw:text-box></draw:frame><draw:frame draw:style-name="gr58" draw:text-style-name="P641" svg:width="0.6358in" svg:height="0.1925in" svg:x="1.6291in" svg:y="1.5602in"><draw:text-box><text:p>1245052</text:p></draw:text-box></draw:frame><draw:frame draw:style-name="gr58" draw:text-style-name="P641" svg:width="0.6358in" svg:height="0.1925in" svg:x="1.6291in" svg:y="1.3102in"><draw:text-box><text:p>1245053</text:p></draw:text-box></draw:frame><draw:frame draw:style-name="gr58" draw:text-style-name="P641" svg:width="0.6358in" svg:height="0.1925in" svg:x="1.6291in" svg:y="1.0602in"><draw:text-box><text:p>1245054</text:p></draw:text-box></draw:frame><draw:frame draw:style-name="gr58" draw:text-style-name="P641" svg:width="0.6358in" svg:height="0.1925in" svg:x="1.6291in" svg:y="0.8102in"><draw:text-box><text:p>1245055</text:p></draw:text-box></draw:frame><draw:frame draw:style-name="gr58" draw:text-style-name="P641" svg:width="0.6358in" svg:height="0.1925in" svg:x="1.6291in" svg:y="0.5602in"><draw:text-box><text:p>1245056</text:p></draw:text-box></draw:frame><draw:frame draw:style-name="gr58" draw:text-style-name="P641" svg:width="0.6358in" svg:height="0.1925in" svg:x="1.6291in" svg:y="0.3102in"><draw:text-box><text:p>1245057</text:p></draw:text-box></draw:frame><draw:frame draw:style-name="gr58" draw:text-style-name="P660" svg:width="0.4378in" svg:height="0.1925in" svg:x="2.6291in" svg:y="0.0602in"><draw:text-box><text:p><text:span text:style-name="T1">...</text:span></text:p></draw:text-box></draw:frame><draw:frame draw:style-name="gr58" draw:text-style-name="P641" svg:width="0.6358in" svg:height="0.1925in" svg:x="1.5665in" svg:y="2.6437in"><draw:text-box><text:p><text:s text:c="13"/>0</text:p></draw:text-box></draw:frame></draw:g><draw:frame text:anchor-type="paragraph" draw:z-index="139" draw:name="Shape26" draw:style-name="gr101" draw:text-style-name="P640" svg:width="0.3476in" svg:height="0.2642in" svg:x="1.0508in" svg:y="1.5602in"><draw:text-box><text:p><text:span text:style-name="T139">x</text:span></text:p></draw:text-box></draw:frame></text:p>
      <text:p text:style-name="P108"><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Notice that <text:span text:style-name="T321">123 is translated to 32 bits. </text:span>Each byte can hold 8 bits. That's why the bits of an integer requires 4 bytes. <text:span text:style-name="T320">At this point, we don’t need to worry how the 123 is translated into bits. So I will usually simplify the above picture of your computer’s memory by drawing this:</text:span></text:p>
      <text:p text:style-name="P108"><draw:g text:anchor-type="paragraph" draw:z-index="157" draw:name="Shape27" draw:style-name="gr8"><draw:g draw:style-name="gr57"><draw:rect draw:style-name="gr61" draw:text-style-name="P643" svg:width="0.9067in" svg:height="0.2504in" svg:x="2.2957in" svg:y="0.7343in"><text:p/></draw:rect><draw:rect draw:style-name="gr61" draw:text-style-name="P643" svg:width="0.9067in" svg:height="0.2504in" svg:x="2.2957in" svg:y="0.4843in"><text:p/></draw:rect><draw:rect draw:style-name="gr61" draw:text-style-name="P643" svg:width="0.9067in" svg:height="0.2504in" svg:x="2.2957in" svg:y="0.9843in"><text:p/></draw:rect><draw:rect draw:style-name="gr61" draw:text-style-name="P643" svg:width="0.9067in" svg:height="0.2504in" svg:x="2.2957in" svg:y="1.2343in"><text:p/></draw:rect><draw:rect draw:style-name="gr61" draw:text-style-name="P643" svg:width="0.9067in" svg:height="0.2504in" svg:x="2.2957in" svg:y="1.4843in"><text:p/></draw:rect><draw:rect draw:style-name="gr61" draw:text-style-name="P643" svg:width="0.9067in" svg:height="0.2504in" svg:x="2.2957in" svg:y="1.7343in"><text:p/></draw:rect><draw:rect draw:style-name="gr61" draw:text-style-name="P643" svg:width="0.9067in" svg:height="0.2504in" svg:x="2.2957in" svg:y="0.2343in"><text:p/></draw:rect><draw:rect draw:style-name="gr61" draw:text-style-name="P643" svg:width="0.9067in" svg:height="0.2504in" svg:x="2.2957in" svg:y="1.9843in"><text:p/></draw:rect><draw:rect draw:style-name="gr61" draw:text-style-name="P643" svg:width="0.9067in" svg:height="0.2504in" svg:x="2.2957in" svg:y="2.5673in"><text:p/></draw:rect><draw:frame draw:style-name="gr58" draw:text-style-name="P660" svg:width="0.4378in" svg:height="0.1925in" svg:x="2.6709in" svg:y="2.3173in"><draw:text-box><text:p><text:span text:style-name="T1">...</text:span></text:p></draw:text-box></draw:frame><draw:frame draw:style-name="gr58" draw:text-style-name="P641" svg:width="0.6358in" svg:height="0.1925in" svg:x="1.6602in" svg:y="1.5417in"><draw:text-box><text:p>1245052</text:p></draw:text-box></draw:frame><draw:frame draw:style-name="gr58" draw:text-style-name="P641" svg:width="0.6358in" svg:height="0.1925in" svg:x="1.6602in" svg:y="1.2917in"><draw:text-box><text:p>1245053</text:p></draw:text-box></draw:frame><draw:frame draw:style-name="gr58" draw:text-style-name="P641" svg:width="0.6358in" svg:height="0.1925in" svg:x="1.6602in" svg:y="1.0417in"><draw:text-box><text:p>1245054</text:p></draw:text-box></draw:frame><draw:frame draw:style-name="gr58" draw:text-style-name="P641" svg:width="0.6358in" svg:height="0.1925in" svg:x="1.6602in" svg:y="0.7917in"><draw:text-box><text:p>1245055</text:p></draw:text-box></draw:frame><draw:frame draw:style-name="gr58" draw:text-style-name="P641" svg:width="0.6358in" svg:height="0.1925in" svg:x="1.6602in" svg:y="0.5417in"><draw:text-box><text:p>1245056</text:p></draw:text-box></draw:frame><draw:frame draw:style-name="gr58" draw:text-style-name="P641" svg:width="0.6358in" svg:height="0.1925in" svg:x="1.6602in" svg:y="0.2917in"><draw:text-box><text:p>1245057</text:p></draw:text-box></draw:frame><draw:frame draw:style-name="gr58" draw:text-style-name="P660" svg:width="0.4378in" svg:height="0.1925in" svg:x="2.6602in" svg:y="0.0417in"><draw:text-box><text:p><text:span text:style-name="T1">...</text:span></text:p></draw:text-box></draw:frame><draw:frame draw:style-name="gr58" draw:text-style-name="P641" svg:width="0.6358in" svg:height="0.1925in" svg:x="1.598in" svg:y="2.6252in"><draw:text-box><text:p><text:s text:c="13"/>0</text:p></draw:text-box></draw:frame></draw:g><draw:frame draw:style-name="gr74" draw:text-style-name="P640" svg:width="0.3476in" svg:height="0.2642in" svg:x="1.0819in" svg:y="1.5417in"><draw:text-box><text:p><text:span text:style-name="T139">x</text:span></text:p></draw:text-box></draw:frame></draw:g></text:p>
      <text:p text:style-name="P108"/>
      <text:p text:style-name="P108"/>
      <text:p text:style-name="P108"/>
      <text:p text:style-name="P108"><draw:custom-shape text:anchor-type="paragraph" draw:z-index="158" draw:name="Shape15" draw:style-name="gr73" draw:text-style-name="P671" svg:width="0.9067in" svg:height="1.0004in" svg:x="2.2957in" svg:y="0.0953in"><text:p/><draw:enhanced-geometry svg:viewBox="0 0 21600 21600" draw:type="rectangle" draw:enhanced-path="M 0 0 L 21600 0 21600 21600 0 21600 0 0 Z N"/></draw:custom-shape></text:p>
      <text:p text:style-name="P108"/>
      <text:p text:style-name="P108"><draw:frame text:anchor-type="paragraph" draw:z-index="159" draw:name="Shape16" draw:style-name="gr72" draw:text-style-name="P670" svg:width="0.5732in" svg:height="0.4276in" svg:x="2.4626in" svg:y="0.0984in"><draw:text-box><text:p><text:span text:style-name="T456">123</text:span></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77"/>
      <text:p text:style-name="P12">Let me summarize ...</text:p>
      <text:list xml:id="list2408636422" text:style-name="L5">
        <text:list-item>
          <text:p text:style-name="P594"><text:span text:style-name="T304">A c</text:span>omputer’<text:span text:style-name="T304">s</text:span> memory is made up of bytes. </text:p>
        </text:list-item>
        <text:list-item>
          <text:p text:style-name="P595">Associated to each byte is its address and its contents <text:span text:style-name="T304">(value)</text:span>. </text:p>
        </text:list-item>
        <text:list-item>
          <text:p text:style-name="P602">The value of a variable occupies memory, <text:span text:style-name="T321">possibly </text:span><text:span text:style-name="T261">more than 1 byte.</text:span></text:p>
        </text:list-item>
        <text:list-item>
          <text:p text:style-name="P603"><text:span text:style-name="T175">If </text:span><text:span text:style-name="T10">x</text:span> is a variable, then in C++</text:p>
        </text:list-item>
        <text:list-item>
          <text:p text:style-name="P610"><text:span text:style-name="T10">x</text:span><text:span text:style-name="T175"> refers to the contents (value)</text:span></text:p>
        </text:list-item>
        <text:list-item>
          <text:p text:style-name="P610"><text:span text:style-name="T10">&amp;x</text:span> refers to the beginning address of its value, i.e., the address of the first byte of its value</text:p>
        </text:list-item>
      </text:list>
      <text:p text:style-name="P12"/>
      <text:p text:style-name="P12">By the way the address printed when you run your program might contain things like a, c, e, etc. That's because the address is actually printed in <text:span text:style-name="T177">hexadecimals</text:span>, i.e., <text:span text:style-name="T177">numbers in base </text:span><text:soft-page-break/><text:span text:style-name="T177">16</text:span>. (You will <text:span text:style-name="T271">also </text:span>learn more about hexadecimals in CISS360.) Certain compilers allow you to typecast hexadecimal values into <text:span text:style-name="T9">int</text:span> value. <text:span text:style-name="T285">T</text:span>ry the following (don't panic and call 911 if your compiler won't let you):</text:p>
      <table:table table:name="Table100" table:style-name="Table100">
        <table:table-column table:style-name="Table100.A"/>
        <table:table-row>
          <table:table-cell table:style-name="Table100.A1" office:value-type="string">
            <text:p text:style-name="P213"><draw:frame text:anchor-type="paragraph" draw:z-index="194" draw:name="Shape4" draw:style-name="gr53" draw:text-style-name="P658" svg:width="2.1878in" svg:height="1.5567in" svg:x="4.7472in" svg:y="0.0209in"><draw:text-box><text:p><text:span text:style-name="T451"><text:s/></text:span><text:span text:style-name="T451">An integer can be written <text:s text:c="2"/></text:span></text:p><text:p><text:span text:style-name="T451"><text:s/></text:span><text:span text:style-name="T451">(expressed) in many ways … <text:s/></text:span></text:p><text:p><text:span text:style-name="T451"><text:s/></text:span><text:span text:style-name="T451">in </text:span></text:p><text:p><text:span text:style-name="T451"><text:s/>– </text:span><text:span text:style-name="T451">base 10 or decimal (usual </text:span></text:p><text:p><text:span text:style-name="T451"><text:s text:c="4"/></text:span><text:span text:style-name="T451">way)</text:span></text:p><text:p><text:span text:style-name="T451"><text:s/>– </text:span><text:span text:style-name="T451">base 16 or hexadecimal</text:span></text:p><text:p><text:span text:style-name="T451"><text:s/>– </text:span><text:span text:style-name="T451">base 8 or octals <text:s text:c="2"/></text:span></text:p><text:p><text:span text:style-name="T451"><text:s/>– </text:span><text:span text:style-name="T451">base 2 or bits</text:span></text:p></draw:text-box></draw:frame>int x = 123;</text:p>
            <text:p text:style-name="P216"><text:span text:style-name="T55">std::cout &lt;&lt; </text:span>"<text:span text:style-name="T55">val of x: </text:span>"<text:span text:style-name="T55"> &lt;&lt; x &lt;&lt; '\n'</text:span></text:p>
            <text:p text:style-name="P216"><text:span text:style-name="T55"><text:s text:c="10"/>&lt;&lt; </text:span>"<text:span text:style-name="T55">addr of x: </text:span>"<text:span text:style-name="T55"> &lt;&lt; </text:span><text:span text:style-name="T190">int(&amp;x)</text:span><text:span text:style-name="T55"> </text:span></text:p>
            <text:p text:style-name="P213"><text:s text:c="10"/>&lt;&lt; '\n';</text:p>
          </table:table-cell>
        </table:table-row>
      </table:table>
      <text:p text:style-name="P217"/>
      <text:p text:style-name="P217"><text:span text:style-name="T284">I</text:span>f it does not work, you can use any scientific calculator to con<text:span text:style-name="T283">vert</text:span> from hex to decimals yourself. <text:span text:style-name="T271">M</text:span>ost <text:span text:style-name="T271">scientific </text:span>calculator<text:span text:style-name="T271">s</text:span> nowadays have the ability to convert between base 10 to base 2, 8, and 16.</text:p>
      <text:p text:style-name="P213"/>
      <text:p text:style-name="P222">In almost all programming languages, a hexadecimal number starts with 0x. So you might see something like this when working with address values:</text:p>
      <text:p text:style-name="P222"/>
      <text:p text:style-name="P223">0x013251a2</text:p>
      <text:p text:style-name="P222"/>
      <text:p text:style-name="P222">The actual base 16 hexadecimal is 13251a2.</text:p>
      <text:p text:style-name="P222"><text:s/></text:p>
      <text:p text:style-name="P217">Technically speaking the memory address is an <text:span text:style-name="T177">unsigned integer</text:span>, i.e., it does not have a negative sign, <text:span text:style-name="T271">i.e., it’s a positive integer</text:span>. So you can convert your memory address value to an unsigned integer like this:</text:p>
      <table:table table:name="Table101" table:style-name="Table101">
        <table:table-column table:style-name="Table101.A"/>
        <table:table-row>
          <table:table-cell table:style-name="Table101.A1" office:value-type="string">
            <text:p text:style-name="P213">int x = 123;</text:p>
            <text:p text:style-name="P216"><text:span text:style-name="T55">std::cout &lt;&lt; </text:span>"<text:span text:style-name="T55">val of x: </text:span>"<text:span text:style-name="T55"> &lt;&lt; x &lt;&lt; '\n'</text:span></text:p>
            <text:p text:style-name="P216"><text:span text:style-name="T55"><text:s text:c="10"/>&lt;&lt; </text:span>"<text:span text:style-name="T55">addr of x: </text:span>"<text:span text:style-name="T55"> </text:span></text:p>
            <text:p text:style-name="P216"><text:span text:style-name="T55"><text:s text:c="10"/>&lt;&lt; </text:span><text:span text:style-name="T190">(unsigned int)(&amp;x)</text:span><text:span text:style-name="T55"> </text:span></text:p>
            <text:p text:style-name="P213"><text:s text:c="10"/>&lt;&lt; '\n';</text:p>
          </table:table-cell>
        </table:table-row>
      </table:table>
      <text:p text:style-name="P224">An <text:span text:style-name="T26">unsigned int</text:span> can only represent integers up to 2^32 – 1. If you have a newer laptop, you<text:span text:style-name="T438">r</text:span> address values are very likely larger than <text:s/>2^32 – 1. If your compiler yells at you, instead of type casting with <text:span text:style-name="T26">unsigned int</text:span>, use <text:span text:style-name="T26">unsigned long long int</text:span>. </text:p>
      <text:p text:style-name="P220"/>
      <text:p text:style-name="P221">An <text:span text:style-name="T26">unsig</text:span><text:span text:style-name="T27">n</text:span><text:span text:style-name="T26">ed int</text:span> is really a type. So you can declare an <text:span text:style-name="T26">unsigned int</text:span> variable. <text:span text:style-name="T284">By the way, you have actually already seen </text:span><text:span text:style-name="T27">unsigned int</text:span><text:span text:style-name="T284"> when using </text:span><text:span text:style-name="T27">srand()</text:span><text:span text:style-name="T284">. Likewise </text:span><text:span text:style-name="T28">unsigned long long int</text:span><text:span text:style-name="T174"> is also a type.</text:span></text:p>
      <text:p text:style-name="P213"/>
      <text:p text:style-name="P213"/>
      <text:p text:style-name="P217"><text:span text:style-name="T1">Exercise.</text:span> Find a <text:span text:style-name="T305">scientific </text:span>calculator program that can convert between base 10 and base 2, 8, and 16. <text:span text:style-name="T271">(If you have time, use the web and l</text:span>earn to convert between base 10 and base 2, 8, 16 <text:span text:style-name="T271">by hand – this will be covered in detail in CISS360.)</text:span></text:p>
      <text:list xml:id="list1708636861" text:style-name="L6">
        <text:list-item>
          <text:p text:style-name="P611">Convert 42 into base 2, 6, 16.</text:p>
        </text:list-item>
        <text:list-item>
          <text:p text:style-name="P611">Convert base 16 a0234d1 to base 10. </text:p>
        </text:list-item>
      </text:list>
      <text:p text:style-name="P213"/>
      <text:p text:style-name="P213"/>
      <text:p text:style-name="P244"><text:span text:style-name="T90">Exercise.</text:span><text:span text:style-name="T88"> Declare two integer variables like this:</text:span></text:p>
      <table:table table:name="Table1" table:style-name="Table1">
        <table:table-column table:style-name="Table1.A"/>
        <table:table-row>
          <table:table-cell table:style-name="Table1.A1" office:value-type="string">
            <text:p text:style-name="P459">int x;</text:p>
            <text:p text:style-name="P459">int y;</text:p>
          </table:table-cell>
        </table:table-row>
      </table:table>
      <text:p text:style-name="P217"><text:soft-page-break/>and print their addresses (in base 10). How far apart are the addresses of the two integer values of the variables? <text:span text:style-name="T267">(Use your scientific calculator for subtracting two hexadecimal address values if you need to.) </text:span>If the address differ<text:span text:style-name="T439">s</text:span> by 4 <text:span text:style-name="T267">(and the sizeof int is 4)</text:span>, then there's no gap between the memory occupied by the first and the second since an integer occupies 4 bytes. <text:span text:style-name="T267">This means that your compiler is very efficient and is putting the value of </text:span><text:span text:style-name="T19">x</text:span><text:span text:style-name="T267"> and </text:span><text:span text:style-name="T19">y</text:span><text:span text:style-name="T267"> next to each other. (The address of the second variable is probably smaller.)</text:span></text:p>
      <text:p text:style-name="P217"/>
      <text:p text:style-name="P217"/>
      <text:p text:style-name="P219"><text:span text:style-name="T1">Exercise.</text:span> This simple exercise is meant to make your brain remember <text:span text:style-name="T9">unsigned int</text:span><text:span text:style-name="T139">.</text:span></text:p>
      <text:list xml:id="list2792474322" text:style-name="L7">
        <text:list-item>
          <text:p text:style-name="P623">Declare an <text:span text:style-name="T9">unsigned int</text:span> variable <text:span text:style-name="T21">i</text:span> and initialize it with value 42. Print <text:span text:style-name="T21">i</text:span>. <text:span text:style-name="T271">Get a positive integer from the user and give this value to </text:span><text:span text:style-name="T21">i</text:span><text:span text:style-name="T271">. Print </text:span><text:span text:style-name="T21">i</text:span><text:span text:style-name="T271">.</text:span></text:p>
        </text:list-item>
        <text:list-item>
          <text:p text:style-name="P624">Write a simple program that computes the sum 1 + 2 + … + <text:span text:style-name="T9">i</text:span> where <text:span text:style-name="T9">i</text:span> is provided by the user. Print the sum. In your program, <text:span text:style-name="T273">since all integer values used are positive,</text:span> you must only use <text:span text:style-name="T9">unsigned int</text:span> variables.</text:p>
        </text:list-item>
      </text:list>
      <text:p text:style-name="P222"/>
      <text:p text:style-name="P225"/>
      <text:p text:style-name="P244"><text:span text:style-name="T90">Exercise.</text:span><text:span text:style-name="T88"> Declare a </text:span><text:span text:style-name="T92">double</text:span><text:span text:style-name="T88"> variable </text:span><text:span text:style-name="T92">x</text:span><text:span text:style-name="T88">. Print it's address. Now declare another </text:span><text:span text:style-name="T92">double</text:span><text:span text:style-name="T88"> variable </text:span><text:span text:style-name="T92">y</text:span><text:span text:style-name="T88"> and print the address of </text:span><text:span text:style-name="T92">y</text:span><text:span text:style-name="T88">. There shouldn't be a gap between the </text:span><text:span text:style-name="T92">double</text:span><text:span text:style-name="T88"> values of the above variables if they are declared next to each other. From the program can you deduce the number of bytes used to store a </text:span><text:span text:style-name="T92">double</text:span><text:span text:style-name="T88">? Verify your guess by executing this:</text:span></text:p>
      <table:table table:name="Table128" table:style-name="Table128">
        <table:table-column table:style-name="Table128.A"/>
        <table:table-row>
          <table:table-cell table:style-name="Table128.A1" office:value-type="string">
            <text:p text:style-name="P18">double x = 3.14159;</text:p>
            <text:p text:style-name="P214">std::cout &lt;&lt; sizeof(double) &lt;&lt; std::endl; </text:p>
            <text:p text:style-name="P214">std::cout &lt;&lt; sizeof(x) &lt;&lt; std::endl;</text:p>
          </table:table-cell>
        </table:table-row>
      </table:table>
      <text:p text:style-name="P217"/>
      <text:p text:style-name="P227"/>
      <text:p text:style-name="P237">Exercise. </text:p>
      <text:list xml:id="list3803918425" text:style-name="L8">
        <text:list-item>
          <text:p text:style-name="P625">How many bytes does a character variable/value use?</text:p>
        </text:list-item>
        <text:list-item>
          <text:p text:style-name="P619">How many bytes does a boolean variable/value use?</text:p>
        </text:list-item>
      </text:list>
      <text:p text:style-name="P228"/>
      <text:p text:style-name="P238"/>
      <text:p text:style-name="P245"><text:span text:style-name="T90">Exercise.</text:span><text:span text:style-name="T88"> Declare </text:span><text:span text:style-name="T89">an array of integers:</text:span></text:p>
      <table:table table:name="Table177" table:style-name="Table177">
        <table:table-column table:style-name="Table177.A"/>
        <table:table-row>
          <table:table-cell table:style-name="Table177.A1" office:value-type="string">
            <text:p text:style-name="P466">int x<text:span text:style-name="T422">[3];</text:span></text:p>
          </table:table-cell>
        </table:table-row>
      </table:table>
      <text:p text:style-name="P218">and print their address <text:span text:style-name="T422">of </text:span><text:span text:style-name="T50">x[0]</text:span><text:span text:style-name="T422"> and </text:span><text:span text:style-name="T50">x[1]</text:span><text:span text:style-name="T422"> and </text:span><text:span text:style-name="T50">x[2]</text:span>. <text:span text:style-name="T422">How far apart are they? Are the addresses ascending or descending?</text:span></text:p>
      <text:p text:style-name="P233"/>
      <text:p text:style-name="P51">WARNING!!! </text:p>
      <text:p text:style-name="P232"/>
      <text:p text:style-name="P248"><text:span text:style-name="T99">Note tha</text:span><text:span text:style-name="T100">t </text:span><text:span text:style-name="T103">&amp;</text:span><text:span text:style-name="T100"> is now used in </text:span><text:span text:style-name="T101">two</text:span><text:span text:style-name="T100"> totally different way</text:span><text:span text:style-name="T102">s</text:span><text:span text:style-name="T100">!!!</text:span></text:p>
      <table:table table:name="Table24" table:style-name="Table24">
        <table:table-column table:style-name="Table24.A"/>
        <table:table-row>
          <table:table-cell table:style-name="Table24.A1" office:value-type="string">
            <text:p text:style-name="P462">int x;</text:p>
            <text:p text:style-name="P460">int <text:span text:style-name="T267">&amp; </text:span>y <text:span text:style-name="T267">= x</text:span>; <text:s text:c="8"/>// <text:span text:style-name="T267">int &amp; is a type</text:span></text:p>
            <text:p text:style-name="P461">std::cout &lt;&lt; &amp;x; <text:s text:c="4"/>// &amp; is the address-<text:span text:style-name="T309">of</text:span> operator</text:p>
          </table:table-cell>
        </table:table-row>
      </table:table>
      <text:p text:style-name="P234"/>
      <text:p text:style-name="P234"/>
      <text:p text:style-name="P231">Remember that!</text:p>
      <text:p text:style-name="P42">Pointer Variable</text:p>
      <text:p text:style-name="P70"/>
      <text:p text:style-name="P136"><text:span text:style-name="T86">At this point, you should ask the following question: “If you can put </text:span><text:span text:style-name="T91">int</text:span><text:span text:style-name="T86"> values into </text:span><text:span text:style-name="T91">int</text:span><text:span text:style-name="T86"> variables, </text:span><text:span text:style-name="T91">double</text:span><text:span text:style-name="T86"> values into </text:span><text:span text:style-name="T91">double</text:span><text:span text:style-name="T86"> variables, </text:span><text:span text:style-name="T91">bool</text:span><text:span text:style-name="T86"> values into </text:span><text:span text:style-name="T91">bool</text:span><text:span text:style-name="T86"> variables … surely I can put address values into variables, right?” (If you did not ask that, then you’re not learning actively! Wake up!)</text:span></text:p>
      <text:p text:style-name="P67"/>
      <text:p text:style-name="P68">So here we go …</text:p>
      <text:p text:style-name="P68"/>
      <text:p text:style-name="P132"><text:span text:style-name="T86">A </text:span><text:span text:style-name="T177">pointer variable</text:span><text:span text:style-name="T86"> is a variable whose value is a memory address. Run this:</text:span></text:p>
      <table:table table:name="Table102" table:style-name="Table102">
        <table:table-column table:style-name="Table102.A"/>
        <table:table-row>
          <table:table-cell table:style-name="Table102.A1" office:value-type="string">
            <text:p text:style-name="P213"><draw:frame text:anchor-type="paragraph" draw:z-index="70" draw:name="Shape28" draw:style-name="gr130" draw:text-style-name="P681" svg:width="2.7421in" svg:height="0.4189in" svg:x="4.6173in" svg:y="0.028in"><draw:text-box><text:p text:style-name="P646"><text:span text:style-name="T460"><text:s/></text:span><text:span text:style-name="T461">p</text:span><text:span text:style-name="T462"> is a pointer to an </text:span><text:span text:style-name="T461">int</text:span><text:span text:style-name="T460"> </text:span></text:p></draw:text-box></draw:frame>int x = 1;</text:p>
            <text:p text:style-name="P239"><draw:line text:anchor-type="paragraph" draw:z-index="71" draw:name="Shape29" draw:style-name="gr129" draw:text-style-name="P675" svg:x1="4.6181in" svg:y1="0.0791in" svg:x2="0.8201in" svg:y2="0.0862in"><text:p/></draw:line>int * p;</text:p>
            <text:p text:style-name="P239">p = &amp;x;</text:p>
            <text:p text:style-name="P249"/>
            <text:p text:style-name="P226">std::cout &lt;&lt; &amp;x &lt;&lt; ' ' </text:p>
            <text:p text:style-name="P226"><text:s text:c="10"/>&lt;&lt; p &lt;&lt; std::endl;</text:p>
          </table:table-cell>
        </table:table-row>
      </table:table>
      <text:p text:style-name="P185"/>
      <text:p text:style-name="P87">We say that <text:span text:style-name="T9">p</text:span> <text:span text:style-name="T177">points to</text:span> <text:span text:style-name="T9">x</text:span> (well ... technically, <text:span text:style-name="T9">p</text:span> points to the <text:span text:style-name="T193">value</text:span> of <text:span text:style-name="T9">x</text:span>.) To declare a pointer variable you use this format:</text:p>
      <text:p text:style-name="P87"/>
      <text:p text:style-name="P213"><text:tab/><text:span text:style-name="T138">[type]</text:span> * <text:span text:style-name="T138">[pointer]</text:span>;</text:p>
      <text:p text:style-name="P202"/>
      <text:p text:style-name="P190">You can of course do this, i.e. declaration with initialization:</text:p>
      <table:table table:name="Table103" table:style-name="Table103">
        <table:table-column table:style-name="Table103.A"/>
        <table:table-row>
          <table:table-cell table:style-name="Table103.A1" office:value-type="string">
            <text:p text:style-name="P213">int x = 1;</text:p>
            <text:p text:style-name="P239">int * p = &amp;x;</text:p>
            <text:p text:style-name="P249"/>
            <text:p text:style-name="P226">std::cout &lt;&lt; &amp;x &lt;&lt; ' ' &lt;&lt; p &lt;&lt; std::endl;</text:p>
          </table:table-cell>
        </table:table-row>
      </table:table>
      <text:p text:style-name="P86"/>
      <text:p text:style-name="P190">Here's the format of a statement that declares a pointer with initialization:</text:p>
      <text:p text:style-name="P190"/>
      <text:p text:style-name="P213"><text:tab/><text:span text:style-name="T138">[type]</text:span> * <text:span text:style-name="T138">[pointer] = [address of same type]</text:span>;</text:p>
      <text:p text:style-name="P186"/>
      <text:p text:style-name="P131">A very common convention is to begin the name of a pointer with <text:span text:style-name="T9">p</text:span> or <text:span text:style-name="T9">p_</text:span>. It’s also common to include the name of the concept the pointer point<text:span text:style-name="T440">s</text:span> to in the name:</text:p>
      <text:p text:style-name="P129"/>
      <text:p text:style-name="P129"/>
      <text:p text:style-name="P119"><text:span text:style-name="T59">Exercise.</text:span><text:span text:style-name="T60"> Complete this code segment.</text:span><text:span text:style-name="T61"> </text:span><text:span text:style-name="T65">psalary</text:span><text:span text:style-name="T69"> should point to </text:span><text:span text:style-name="T65">salary:</text:span></text:p>
      <table:table table:name="Table98" table:style-name="Table98">
        <table:table-column table:style-name="Table98.A"/>
        <table:table-row>
          <table:table-cell table:style-name="Table98.A1" office:value-type="string">
            <text:p text:style-name="P213">double salary = 100.23;</text:p>
            <text:p text:style-name="P239">______ * psalary = _________;</text:p>
          </table:table-cell>
        </table:table-row>
      </table:table>
      <text:p text:style-name="P318"><text:span text:style-name="T62">Verify!!! … i.e., print the address of </text:span><text:span text:style-name="T65">salary</text:span><text:span text:style-name="T62"> and </text:span><text:span text:style-name="T65">psalary</text:span><text:span text:style-name="T62"> and make sure they are the same.</text:span></text:p>
      <text:p text:style-name="P299"/>
      <text:p text:style-name="P299"/>
      <text:p text:style-name="P129"><text:span text:style-name="T1">Exercise.</text:span> Can you assign the address of a type of value to a pointer variable of another type? <text:span text:style-name="T267">Answer: _____________. </text:span>Try this:</text:p>
      <table:table table:name="Table99" table:style-name="Table99">
        <table:table-column table:style-name="Table99.A"/>
        <table:table-row>
          <table:table-cell table:style-name="Table99.A1" office:value-type="string">
            <text:p text:style-name="P213">double x = 1.<text:span text:style-name="T316">2</text:span>;</text:p>
            <text:p text:style-name="P239"><text:soft-page-break/>int * p = &amp;x; // trying to point an int pointer</text:p>
            <text:p text:style-name="P239"><text:s text:c="14"/>// to a double</text:p>
          </table:table-cell>
        </table:table-row>
      </table:table>
      <text:p text:style-name="P129"/>
      <text:p text:style-name="P226"/>
      <text:p text:style-name="P228">You <text:span text:style-name="T177">cannot</text:span> initialize a pointer with the pointer value of a <text:span text:style-name="T177">different type</text:span>.</text:p>
      <text:p text:style-name="P226"/>
      <text:p text:style-name="P226"/>
      <text:p text:style-name="P217"><text:span text:style-name="T75">Exercise.</text:span><text:span text:style-name="T57"> Here's a</text:span><text:span text:style-name="T85">n </text:span><text:span text:style-name="T68">int</text:span><text:span text:style-name="T85"> array</text:span><text:span text:style-name="T57">:</text:span></text:p>
      <table:table table:name="Table68" table:style-name="Table68">
        <table:table-column table:style-name="Table68.A"/>
        <table:table-row>
          <table:table-cell table:style-name="Table68.A1" office:value-type="string">
            <text:p text:style-name="P473">int x[] = {2, 3, 5, 7, 11, 13};</text:p>
          </table:table-cell>
        </table:table-row>
      </table:table>
      <text:p text:style-name="P226"><text:span text:style-name="T139">Declare an </text:span><text:span text:style-name="T9">int</text:span><text:span text:style-name="T139"> pointer, say call it </text:span><text:span text:style-name="T9">p</text:span><text:span text:style-name="T139">, that points to the value 11 in the array. Verify! </text:span><text:span text:style-name="T158">Next, print the address of the value 13 and 7 in </text:span><text:span text:style-name="T29">x</text:span><text:span text:style-name="T158">.</text:span></text:p>
      <text:p text:style-name="P226"/>
      <text:p text:style-name="P226"/>
      <text:p text:style-name="P228"><text:span text:style-name="T1">Exercise.</text:span> Here's a C-string:</text:p>
      <table:table table:name="Table2" table:style-name="Table2">
        <table:table-column table:style-name="Table2.A"/>
        <table:table-row>
          <table:table-cell table:style-name="Table2.A1" office:value-type="string">
            <text:p text:style-name="P473">char x[] = "hello world";</text:p>
          </table:table-cell>
        </table:table-row>
      </table:table>
      <text:p text:style-name="P226"><text:span text:style-name="T139">Declare a </text:span><text:span text:style-name="T9">char</text:span><text:span text:style-name="T139"> pointer, say call it </text:span><text:span text:style-name="T9">p</text:span><text:span text:style-name="T139">, that points to the </text:span>'w'<text:span text:style-name="T139"> in the string.</text:span> <text:span text:style-name="T139">Verify!</text:span></text:p>
      <text:p text:style-name="P226"/>
      <text:p text:style-name="P226"/>
      <text:p text:style-name="P226"/>
      <text:p text:style-name="P50">Mental Picture</text:p>
      <text:p text:style-name="P228"/>
      <text:p text:style-name="P228"><text:span text:style-name="T316">Look at this code</text:span>:</text:p>
      <table:table table:name="Table104" table:style-name="Table104">
        <table:table-column table:style-name="Table104.A"/>
        <table:table-row>
          <table:table-cell table:style-name="Table104.A1" office:value-type="string">
            <text:p text:style-name="P213">int x = <text:span text:style-name="T317">42</text:span>;</text:p>
            <text:p text:style-name="P239">int * p;</text:p>
            <text:p text:style-name="P239">p = &amp;x;</text:p>
          </table:table-cell>
        </table:table-row>
      </table:table>
      <text:p text:style-name="P249"/>
      <text:p text:style-name="P267">Suppose the <text:span text:style-name="T9">int</text:span> value of x is at memory location <text:span text:style-name="T120">12450</text:span><text:span text:style-name="T121">0</text:span><text:span text:style-name="T120"> in the computer </text:span><text:span text:style-name="T124">and the memory location is at 124504</text:span><text:span text:style-name="T120">. </text:span><text:span text:style-name="T122">The computer’s memory </text:span><text:span text:style-name="T124">would</text:span><text:span text:style-name="T122"> look like this:</text:span></text:p>
      <text:p text:style-name="P236"><draw:g text:anchor-type="paragraph" draw:z-index="190" draw:name="Shape30" draw:style-name="gr8"><draw:frame draw:style-name="gr58" draw:text-style-name="P641" svg:width="0.6358in" svg:height="0.1925in" svg:x="1.1453in" svg:y="2.35in"><draw:text-box><text:p><text:s text:c="6"/>x</text:p></draw:text-box></draw:frame><draw:frame draw:style-name="gr58" draw:text-style-name="P641" svg:width="0.6358in" svg:height="0.1925in" svg:x="1.1524in" svg:y="1.35in"><draw:text-box><text:p><text:s text:c="6"/>p</text:p></draw:text-box></draw:frame><draw:g draw:style-name="gr57"><draw:rect draw:style-name="gr63" draw:text-style-name="P665" svg:width="0.9067in" svg:height="0.2504in" svg:x="2.2335in" svg:y="1.5421in"><text:p/></draw:rect><draw:rect draw:style-name="gr64" draw:text-style-name="P666" svg:width="0.9067in" svg:height="0.2504in" svg:x="2.2335in" svg:y="1.2921in"><text:p/></draw:rect><draw:rect draw:style-name="gr63" draw:text-style-name="P665" svg:width="0.9067in" svg:height="0.2504in" svg:x="2.2335in" svg:y="1.7921in"><text:p/></draw:rect><draw:rect draw:style-name="gr63" draw:text-style-name="P665" svg:width="0.9067in" svg:height="0.2504in" svg:x="2.2335in" svg:y="2.0421in"><text:p/></draw:rect><draw:rect draw:style-name="gr63" draw:text-style-name="P665" svg:width="0.9067in" svg:height="0.2504in" svg:x="2.2335in" svg:y="2.2921in"><text:p/></draw:rect><draw:rect draw:style-name="gr61" draw:text-style-name="P643" svg:width="0.9067in" svg:height="0.2504in" svg:x="2.2335in" svg:y="2.5421in"><text:p/></draw:rect><draw:rect draw:style-name="gr61" draw:text-style-name="P643" svg:width="0.9067in" svg:height="0.2504in" svg:x="2.2335in" svg:y="2.7921in"><text:p/></draw:rect><draw:frame draw:style-name="gr58" draw:text-style-name="P641" svg:width="0.6358in" svg:height="0.1925in" svg:x="1.598in" svg:y="2.35in"><draw:text-box><text:p><text:s text:c="2"/>124500</text:p></draw:text-box></draw:frame><draw:frame draw:style-name="gr58" draw:text-style-name="P641" svg:width="0.6358in" svg:height="0.1925in" svg:x="1.598in" svg:y="2.1in"><draw:text-box><text:p><text:s text:c="2"/>124501</text:p></draw:text-box></draw:frame><draw:frame draw:style-name="gr58" draw:text-style-name="P641" svg:width="0.6358in" svg:height="0.1925in" svg:x="1.598in" svg:y="1.85in"><draw:text-box><text:p><text:s text:c="2"/>124502</text:p></draw:text-box></draw:frame><draw:frame draw:style-name="gr58" draw:text-style-name="P641" svg:width="0.6358in" svg:height="0.1925in" svg:x="1.598in" svg:y="1.6in"><draw:text-box><text:p><text:s text:c="2"/>124503</text:p></draw:text-box></draw:frame><draw:frame draw:style-name="gr58" draw:text-style-name="P641" svg:width="0.6358in" svg:height="0.1925in" svg:x="1.598in" svg:y="1.35in"><draw:text-box><text:p><text:s text:c="2"/>124504</text:p></draw:text-box></draw:frame><draw:rect draw:style-name="gr64" draw:text-style-name="P666" svg:width="0.9067in" svg:height="0.2504in" svg:x="2.2335in" svg:y="1.0421in"><text:p/></draw:rect><draw:frame draw:style-name="gr58" draw:text-style-name="P641" svg:width="0.6358in" svg:height="0.1925in" svg:x="1.598in" svg:y="1.1in"><draw:text-box><text:p><text:s text:c="2"/>124505</text:p></draw:text-box></draw:frame><draw:frame draw:style-name="gr58" draw:text-style-name="P660" svg:width="0.4378in" svg:height="0.1925in" svg:x="2.6051in" svg:y="0.0228in"><draw:text-box><text:p><text:span text:style-name="T1">...</text:span></text:p></draw:text-box></draw:frame><draw:frame draw:style-name="gr62" draw:text-style-name="P663" svg:width="0.6197in" svg:height="0.385in" svg:x="2.3835in" svg:y="1.863in"><draw:text-box><text:p text:style-name="P642"><text:span text:style-name="T453">42</text:span></text:p></draw:text-box></draw:frame><draw:rect draw:style-name="gr64" draw:text-style-name="P666" svg:width="0.9067in" svg:height="0.2504in" svg:x="2.2335in" svg:y="0.7921in"><text:p/></draw:rect><draw:frame draw:style-name="gr58" draw:text-style-name="P641" svg:width="0.6358in" svg:height="0.1925in" svg:x="1.598in" svg:y="0.85in"><draw:text-box><text:p><text:s text:c="2"/>124506</text:p></draw:text-box></draw:frame><draw:rect draw:style-name="gr64" draw:text-style-name="P666" svg:width="0.9067in" svg:height="0.2504in" svg:x="2.2335in" svg:y="0.5421in"><text:p/></draw:rect><draw:frame draw:style-name="gr58" draw:text-style-name="P641" svg:width="0.6358in" svg:height="0.1925in" svg:x="1.598in" svg:y="0.6in"><draw:text-box><text:p><text:s text:c="2"/>124507</text:p></draw:text-box></draw:frame><draw:g draw:style-name="gr57"><draw:rect draw:style-name="gr61" draw:text-style-name="P643" svg:width="0.9067in" svg:height="0.2504in" svg:x="2.2335in" svg:y="0.2921in"><text:p/></draw:rect><draw:frame draw:style-name="gr58" draw:text-style-name="P641" svg:width="0.6358in" svg:height="0.1925in" svg:x="1.598in" svg:y="0.35in"><draw:text-box><text:p><text:s text:c="2"/>124508</text:p></draw:text-box></draw:frame></draw:g><draw:frame draw:style-name="gr62" draw:text-style-name="P664" svg:width="0.778in" svg:height="0.385in" svg:x="2.278in" svg:y="0.9075in"><draw:text-box><text:p text:style-name="P642"><text:span text:style-name="T454">124500</text:span></text:p></draw:text-box></draw:frame><draw:frame draw:style-name="gr58" draw:text-style-name="P660" svg:width="0.4378in" svg:height="0.1925in" svg:x="2.6051in" svg:y="3.0421in"><draw:text-box><text:p><text:span text:style-name="T1">...</text:span></text:p></draw:text-box></draw:frame></draw:g></draw:g></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67"><text:span text:style-name="T120">Here's </text:span><text:span text:style-name="T123">the </text:span><text:span text:style-name="T120">memory model </text:span><text:span text:style-name="T122">that you are already used to:</text:span></text:p>
      <text:p text:style-name="P249"><draw:rect text:anchor-type="paragraph" draw:z-index="108" draw:name="Shape31" draw:style-name="gr6" draw:text-style-name="P643" svg:width="2.6449in" svg:height="1.276in" svg:x="0.6929in" svg:y="0.0764in"><text:p/></draw:rect><draw:frame text:anchor-type="paragraph" draw:z-index="110" draw:name="Shape32" draw:style-name="gr5" draw:text-style-name="P641" svg:width="0.3543in" svg:height="0.2398in" svg:x="1.0681in" svg:y="0.2835in"><draw:text-box><text:p>x</text:p></draw:text-box></draw:frame><draw:rect text:anchor-type="paragraph" draw:z-index="111" draw:name="Shape33" draw:style-name="gr79" draw:text-style-name="P644" svg:width="1.3543in" svg:height="0.365in" svg:x="1.3283in" svg:y="0.8354in"><text:p text:style-name="P642">124500</text:p></draw:rect><draw:frame text:anchor-type="paragraph" draw:z-index="112" draw:name="Shape34" draw:style-name="gr5" draw:text-style-name="P641" svg:width="0.3543in" svg:height="0.2398in" svg:x="1.0681in" svg:y="0.8665in"><draw:text-box><text:p>p</text:p></draw:text-box></draw:frame><draw:rect text:anchor-type="paragraph" draw:z-index="109" draw:name="Shape35" draw:style-name="gr79" draw:text-style-name="P644" svg:width="1.3543in" svg:height="0.365in" svg:x="1.3283in" svg:y="0.252in"><text:p text:style-name="P642">42</text:p></draw:rect></text:p>
      <text:p text:style-name="P249"/>
      <text:p text:style-name="P249"/>
      <text:p text:style-name="P249"/>
      <text:p text:style-name="P249"/>
      <text:p text:style-name="P249"/>
      <text:p text:style-name="P249"/>
      <text:p text:style-name="P249"/>
      <text:p text:style-name="P263"/>
      <text:p text:style-name="P285"/>
      <text:p text:style-name="P257"><text:span text:style-name="T139">To indicate that the value </text:span><text:span text:style-name="T160">42</text:span><text:span text:style-name="T139"> of variable x is at memory address 12450</text:span><text:span text:style-name="T156">0</text:span><text:span text:style-name="T139">, I will draw this:</text:span></text:p>
      <text:p text:style-name="P257"><draw:g text:anchor-type="paragraph" draw:z-index="113" draw:name="Shape36" draw:style-name="gr8"><draw:rect draw:style-name="gr9" draw:text-style-name="P643" svg:width="2.624in" svg:height="1.365in" svg:x="0.6929in" svg:y="0.1244in"><text:p/></draw:rect><draw:rect draw:style-name="gr11" draw:text-style-name="P644" svg:width="1.3543in" svg:height="0.365in" svg:x="1.3283in" svg:y="0.4126in"><text:p text:style-name="P642">42</text:p></draw:rect><draw:frame draw:style-name="gr10" draw:text-style-name="P641" svg:width="0.3543in" svg:height="0.2398in" svg:x="1.0681in" svg:y="0.4437in"><draw:text-box><text:p>x</text:p></draw:text-box></draw:frame><draw:rect draw:style-name="gr11" draw:text-style-name="P644" svg:width="1.3543in" svg:height="0.365in" svg:x="1.3283in" svg:y="0.9961in"><text:p text:style-name="P642">124500</text:p></draw:rect><draw:frame draw:style-name="gr10" draw:text-style-name="P641" svg:width="0.3543in" svg:height="0.2398in" svg:x="1.0681in" svg:y="1.0272in"><draw:text-box><text:p>p</text:p></draw:text-box></draw:frame><draw:frame draw:name="Shape3" draw:style-name="gr75" draw:text-style-name="P659" svg:width="0.563in" svg:height="0.2504in" svg:x="1.3374in" svg:y="0.1835in"><draw:text-box><text:p><text:span text:style-name="T452">124500</text:span></text:p></draw:text-box></draw:frame></draw:g></text:p>
      <text:p text:style-name="P285"/>
      <text:p text:style-name="P285"/>
      <text:p text:style-name="P285"/>
      <text:p text:style-name="P285"/>
      <text:p text:style-name="P285"/>
      <text:p text:style-name="P285"/>
      <text:p text:style-name="P285"/>
      <text:p text:style-name="P285"/>
      <text:p text:style-name="P285"/>
      <text:p text:style-name="P251"><text:soft-page-break/><text:span text:style-name="T139">Well … actually important thing is the </text:span><text:span text:style-name="T143">relationship</text:span><text:span text:style-name="T139"> between </text:span><text:span text:style-name="T9">p</text:span><text:span text:style-name="T139"> and the value of </text:span><text:span text:style-name="T9">x</text:span><text:span text:style-name="T139">: Think of </text:span><text:span text:style-name="T9">p</text:span><text:span text:style-name="T139"> as knowing where to find the value of </text:span><text:span text:style-name="T9">x</text:span><text:span text:style-name="T139">. So we usually have this mental picture in mind when we talk about pointers:</text:span></text:p>
      <text:p text:style-name="P263"/>
      <text:p text:style-name="P263"><draw:g text:anchor-type="paragraph" draw:z-index="114" draw:name="Shape37" draw:style-name="gr8"><draw:rect draw:style-name="gr9" draw:text-style-name="P643" svg:width="2.624in" svg:height="1.3961in" svg:x="0.6929in" svg:y="0.002in"><text:p/></draw:rect><draw:rect draw:style-name="gr11" draw:text-style-name="P644" svg:width="1.3543in" svg:height="0.365in" svg:x="1.3283in" svg:y="0.3236in"><text:p text:style-name="P642">42</text:p></draw:rect><draw:frame draw:style-name="gr10" draw:text-style-name="P641" svg:width="0.3543in" svg:height="0.2398in" svg:x="1.0681in" svg:y="0.3547in"><draw:text-box><text:p>x</text:p></draw:text-box></draw:frame><draw:rect draw:style-name="gr11" draw:text-style-name="P644" svg:width="1.3543in" svg:height="0.365in" svg:x="1.3283in" svg:y="0.9067in"><text:p text:style-name="P642">124500</text:p></draw:rect><draw:frame draw:style-name="gr10" draw:text-style-name="P641" svg:width="0.3543in" svg:height="0.2398in" svg:x="1.0681in" svg:y="0.9382in"><draw:text-box><text:p>p</text:p></draw:text-box></draw:frame><draw:frame draw:name="Shape3" draw:style-name="gr75" draw:text-style-name="P659" svg:width="0.563in" svg:height="0.2504in" svg:x="1.3374in" svg:y="0.0949in"><draw:text-box><text:p><text:span text:style-name="T452">124500</text:span></text:p></draw:text-box></draw:frame><draw:polyline draw:name="Shape3" draw:style-name="gr76" draw:text-style-name="P642" svg:width="0.8925in" svg:height="0.676in" draw:transform="rotate (3.05834044826966) translate (3.20630537351923in 1.17046300580411in)" svg:viewBox="0 0 2268 1718" draw:points="2268,0 0,189 128,1718 1469,1607"><text:p/></draw:polyline></draw:g></text:p>
      <text:p text:style-name="P263"/>
      <text:p text:style-name="P263"/>
      <text:p text:style-name="P263"/>
      <text:p text:style-name="P263"/>
      <text:p text:style-name="P263"/>
      <text:p text:style-name="P263"/>
      <text:p text:style-name="P263"/>
      <text:p text:style-name="P263"/>
      <text:p text:style-name="P286"/>
      <text:p text:style-name="P287">Sometimes, I will <text:span text:style-name="T328">even </text:span>simplify the mental picture by drawing this:</text:p>
      <text:p text:style-name="P249"><draw:g text:anchor-type="paragraph" draw:z-index="0" draw:name="Shape38" draw:style-name="gr8"><draw:rect draw:style-name="gr9" draw:text-style-name="P643" svg:width="2.615in" svg:height="1.1358in" svg:x="0.6929in" svg:y="0.0583in"><text:p/></draw:rect><draw:rect draw:style-name="gr11" draw:text-style-name="P644" svg:width="1.3543in" svg:height="0.365in" svg:x="1.3283in" svg:y="0.202in"><text:p text:style-name="P642">42</text:p></draw:rect><draw:frame draw:style-name="gr10" draw:text-style-name="P641" svg:width="0.3543in" svg:height="0.2398in" svg:x="1.0681in" svg:y="0.2335in"><draw:text-box><text:p>x</text:p></draw:text-box></draw:frame><draw:rect draw:style-name="gr9" draw:text-style-name="P643" svg:width="1.3543in" svg:height="0.365in" svg:x="1.3283in" svg:y="0.6917in"><text:p/></draw:rect><draw:frame draw:style-name="gr10" draw:text-style-name="P641" svg:width="0.3543in" svg:height="0.2398in" svg:x="1.0681in" svg:y="0.7228in"><draw:text-box><text:p>p</text:p></draw:text-box></draw:frame><draw:polyline draw:style-name="gr51" draw:text-style-name="P642" svg:width="1.0854in" svg:height="0.5811in" draw:transform="rotate (0.605629250442032) translate (1.98472222222217in 0.858333333333253in)" svg:viewBox="0 0 2758 1477" draw:points="0,0 2132,1477 2758,526 2120,53"><text:p/></draw:polyline></draw:g><text:s/></text:p>
      <text:p text:style-name="P249"/>
      <text:p text:style-name="P249"/>
      <text:p text:style-name="P249"/>
      <text:p text:style-name="P249"/>
      <text:p text:style-name="P249"/>
      <text:p text:style-name="P249"/>
      <text:p text:style-name="P249"/>
      <text:p text:style-name="P263"/>
      <text:p text:style-name="P250"><text:span text:style-name="T161">(</text:span><text:span text:style-name="T162">Later</text:span><text:span text:style-name="T139">, we'll see how </text:span><text:span text:style-name="T162">to access</text:span><text:span text:style-name="T139"> access the value of </text:span>x<text:span text:style-name="T139"> </text:span><text:span text:style-name="T162">using </text:span><text:span text:style-name="T325">p</text:span><text:span text:style-name="T139">.</text:span><text:span text:style-name="T161">)</text:span></text:p>
      <text:p text:style-name="P301"/>
      <text:p text:style-name="P284">Note that the arrow drawn in the diagram is to help us (human beings) see quickly what value a pointer is pointing to. Your compute<text:span text:style-name="T305">r</text:span> only works with numbers <text:span text:style-name="T305">(as in bits)</text:span>. <text:span text:style-name="T301">The arrows in the drawing above are only a visual guide for us to see pointer relations quickly. There are no “hardware arrows” in your computer or CPU!!! Remember that!!!</text:span></text:p>
      <text:p text:style-name="P254"/>
      <text:p text:style-name="P300"/>
      <text:p text:style-name="P277"><text:span text:style-name="T1">Exercise. </text:span>In a code fragment, there are two variables <text:span text:style-name="T9">i</text:span> and <text:span text:style-name="T9">j</text:span>, both of <text:span text:style-name="T9">int</text:span> type. The value of <text:span text:style-name="T9">i</text:span> is 5000 and the value of <text:span text:style-name="T9">j</text:span> is 6000. The value of <text:span text:style-name="T9">i</text:span> is at address 108080 and the address of the value of <text:span text:style-name="T9">j</text:span> is 501200. In addition, there are two pointer variables <text:span text:style-name="T9">p</text:span> and <text:span text:style-name="T9">q</text:span> such that <text:span text:style-name="T9">p</text:span> points to the value of <text:span text:style-name="T9">j</text:span> and <text:span text:style-name="T9">q</text:span> points to the value of <text:span text:style-name="T9">i</text:span>. Draw the memory model labeling everything (variable name, value, and address). Include arrows to relate pointers to the values the pointers point to.</text:p>
      <text:p text:style-name="P304"/>
      <text:p text:style-name="P304"/>
      <text:p text:style-name="P278"><text:span text:style-name="T1">Exercise. </text:span><text:span text:style-name="T274">Same as above except that both </text:span><text:span text:style-name="T22">p</text:span><text:span text:style-name="T274"> and </text:span><text:span text:style-name="T22">q</text:span><text:span text:style-name="T274"> points to the value of </text:span><text:span text:style-name="T22">j</text:span><text:span text:style-name="T274">.</text:span></text:p>
      <text:p text:style-name="P304"/>
      <text:p text:style-name="P304"/>
      <text:p text:style-name="P264"><text:span text:style-name="T1">Exercise.</text:span> Draw the memory model at the end of the following code fragment <text:span text:style-name="T274">where the addresses of </text:span><text:span text:style-name="T22">pi[0]</text:span><text:span text:style-name="T274">, </text:span><text:span text:style-name="T22">pi[1]</text:span><text:span text:style-name="T274">, </text:span><text:span text:style-name="T22">pi[2]</text:span><text:span text:style-name="T274">, </text:span><text:span text:style-name="T22">pi[3]</text:span><text:span text:style-name="T274">, </text:span><text:span text:style-name="T22">pi[4]</text:span><text:span text:style-name="T274"> are 8000, 8008, 8016, 8024, 8032, 8040. </text:span></text:p>
      <table:table table:name="Table129" table:style-name="Table129">
        <table:table-column table:style-name="Table129.A"/>
        <table:table-row>
          <table:table-cell table:style-name="Table129.A1" office:value-type="string">
            <text:p text:style-name="P478"><text:span text:style-name="T274">double</text:span> <text:span text:style-name="T274">pi</text:span>[] = {<text:span text:style-name="T274">3.1</text:span>, <text:span text:style-name="T274">3.14</text:span>, <text:span text:style-name="T274">3.141</text:span>, <text:span text:style-name="T274">3.1415</text:span>, <text:span text:style-name="T274">3.14159</text:span>};</text:p>
            <text:p text:style-name="P478"><text:span text:style-name="T274">double</text:span> * p = &amp;<text:span text:style-name="T274">pi</text:span>[<text:span text:style-name="T274">1</text:span>];</text:p>
          </table:table-cell>
        </table:table-row>
      </table:table>
      <text:p text:style-name="P300"/>
      <text:p text:style-name="P263"><text:span text:style-name="T1">Exercise.</text:span> Draw the memory model at the end of the following code fragment:</text:p>
      <table:table table:name="Table71" table:style-name="Table71">
        <table:table-column table:style-name="Table71.A"/>
        <text:soft-page-break/>
        <table:table-row>
          <table:table-cell table:style-name="Table71.A1" office:value-type="string">
            <text:p text:style-name="P473">int x[] = {2, 3, 5, 7, 11};</text:p>
            <text:p text:style-name="P473">int * p = &amp;x[3];</text:p>
            <text:p text:style-name="P478">int * <text:span text:style-name="T274">q</text:span> = &amp;x[<text:span text:style-name="T274">1</text:span>];</text:p>
          </table:table-cell>
        </table:table-row>
      </table:table>
      <text:p text:style-name="P279">(In this case, addresses of <text:span text:style-name="T9">x[0]</text:span>, <text:span text:style-name="T9">x[1]</text:span>, … are not given, so just draw the simplified mental picture.)</text:p>
      <text:p text:style-name="P300"/>
      <text:p text:style-name="P300"/>
      <text:p text:style-name="P263"><text:span text:style-name="T1">Exercise.</text:span> Given the following:</text:p>
      <table:table table:name="Table72" table:style-name="Table72">
        <table:table-column table:style-name="Table72.A"/>
        <table:table-row>
          <table:table-cell table:style-name="Table72.A1" office:value-type="string">
            <text:p text:style-name="P548">int x = 42; <text:s text:c="10"/>// <text:span text:style-name="T306">address is 5000</text:span></text:p>
            <text:p text:style-name="P548">double y = 3.1415; <text:s text:c="3"/>// <text:span text:style-name="T306">address is 5004</text:span></text:p>
            <text:p text:style-name="P548">char z = '$'; <text:s text:c="8"/>// <text:span text:style-name="T306">address is 5012</text:span></text:p>
            <text:p text:style-name="P548">bool b = true; <text:s text:c="7"/>// <text:span text:style-name="T306">address is 5016</text:span></text:p>
          </table:table-cell>
        </table:table-row>
      </table:table>
      <text:p text:style-name="P263">Declare 4 pointers (of the right type!) to point the each of the above variables. Draw the<text:span text:style-name="T274"> </text:span>memory model.</text:p>
      <text:p text:style-name="P300"/>
      <text:p text:style-name="P300"/>
      <text:p text:style-name="P263"><text:span text:style-name="T1">Exercise.</text:span> Write a code fragment so that you get the following memory model:</text:p>
      <text:p text:style-name="P263"><draw:g text:anchor-type="paragraph" draw:z-index="16" draw:name="Shape39" draw:style-name="gr8"><draw:rect draw:style-name="gr9" draw:text-style-name="P643" svg:width="3.698in" svg:height="3.1059in" svg:x="0.348in" svg:y="0.048in"><text:p/></draw:rect><draw:frame draw:style-name="gr134" draw:text-style-name="P641" svg:width="0.198in" svg:height="0.2823in" svg:x="0.7232in" svg:y="0.1579in"><draw:text-box><text:p>a</text:p></draw:text-box></draw:frame><draw:rect draw:style-name="gr11" draw:text-style-name="P644" svg:width="0.3543in" svg:height="0.2713in" svg:x="0.9732in" svg:y="0.1472in"><text:p text:style-name="P642">'a'</text:p></draw:rect><draw:frame draw:style-name="gr134" draw:text-style-name="P641" svg:width="0.198in" svg:height="0.2823in" svg:x="0.7232in" svg:y="0.5642in"><draw:text-box><text:p>b</text:p></draw:text-box></draw:frame><draw:rect draw:style-name="gr11" draw:text-style-name="P644" svg:width="1.3441in" svg:height="0.2713in" svg:x="0.9732in" svg:y="0.5535in"><text:p text:style-name="P642">2.718</text:p></draw:rect><draw:frame draw:style-name="gr134" draw:text-style-name="P641" svg:width="0.198in" svg:height="0.2823in" svg:x="0.7335in" svg:y="0.9319in"><draw:text-box><text:p>c</text:p></draw:text-box></draw:frame><draw:rect draw:style-name="gr9" draw:text-style-name="P643" svg:width="0.6776in" svg:height="0.2713in" svg:x="0.9835in" svg:y="0.9217in"><text:p/></draw:rect><draw:frame draw:style-name="gr134" draw:text-style-name="P641" svg:width="0.198in" svg:height="0.2823in" svg:x="0.7232in" svg:y="1.2898in"><draw:text-box><text:p>d</text:p></draw:text-box></draw:frame><draw:rect draw:style-name="gr9" draw:text-style-name="P643" svg:width="0.6776in" svg:height="0.2713in" svg:x="0.9732in" svg:y="1.2791in"><text:p/></draw:rect><draw:polyline draw:style-name="gr124" draw:text-style-name="P642" svg:width="1.6193in" svg:height="1.6744in" draw:transform="rotate (0.872141027221566) translate (0.918723484785854in 0.766008254774311in)" svg:viewBox="0 0 4114 4254" draw:points="0,1182 2595,4254 4114,2978 1613,0"><text:p/></draw:polyline><draw:polyline draw:style-name="gr124" draw:text-style-name="P642" svg:width="1.3831in" svg:height="2.035in" draw:transform="rotate (0.872141027221566) translate (1.29622703412021in 1.41944444444444in)" svg:viewBox="0 0 3514 5170" draw:points="0,0 3514,4167 2320,5170"><text:p/></draw:polyline><draw:frame draw:style-name="gr134" draw:text-style-name="P641" svg:width="0.198in" svg:height="0.2823in" svg:x="0.7335in" svg:y="1.6846in"><draw:text-box><text:p>e</text:p></draw:text-box></draw:frame><draw:rect draw:style-name="gr11" draw:text-style-name="P644" svg:width="0.6878in" svg:height="0.2713in" svg:x="0.9835in" svg:y="1.6744in"><text:p text:style-name="P642">false</text:p></draw:rect><draw:frame draw:style-name="gr134" draw:text-style-name="P641" svg:width="0.198in" svg:height="0.2823in" svg:x="0.7232in" svg:y="2.0398in"><draw:text-box><text:p>f</text:p></draw:text-box></draw:frame><draw:rect draw:style-name="gr11" draw:text-style-name="P644" svg:width="0.698in" svg:height="0.2713in" svg:x="0.9732in" svg:y="2.0291in"><text:p text:style-name="P642">2</text:p></draw:rect><draw:rect draw:style-name="gr11" draw:text-style-name="P644" svg:width="0.698in" svg:height="0.2713in" svg:x="1.6709in" svg:y="2.0291in"><text:p text:style-name="P642">5</text:p></draw:rect><draw:rect draw:style-name="gr11" draw:text-style-name="P644" svg:width="0.698in" svg:height="0.2713in" svg:x="2.3689in" svg:y="2.0291in"><text:p text:style-name="P642">3</text:p></draw:rect><draw:rect draw:style-name="gr11" draw:text-style-name="P644" svg:width="0.698in" svg:height="0.2713in" svg:x="3.0669in" svg:y="2.0291in"><text:p text:style-name="P642">7</text:p></draw:rect><draw:frame draw:style-name="gr134" draw:text-style-name="P641" svg:width="0.198in" svg:height="0.2823in" svg:x="0.7335in" svg:y="2.3937in"><draw:text-box><text:p>g</text:p></draw:text-box></draw:frame><draw:rect draw:style-name="gr9" draw:text-style-name="P643" svg:width="0.6776in" svg:height="0.2713in" svg:x="0.9835in" svg:y="2.4043in"><text:p/></draw:rect><draw:polyline draw:style-name="gr124" draw:text-style-name="P642" svg:width="2.8925in" svg:height="2.4252in" draw:transform="skewX (8.22886173130851E-017) rotate (0.872141027221566) translate (0.99052720441717in 2.3012171301802in)" svg:viewBox="0 0 7348 6161" draw:points="0,1015 4322,6161 7348,3620 5240,0"><text:p/></draw:polyline><draw:frame draw:style-name="gr134" draw:text-style-name="P641" svg:width="0.198in" svg:height="0.2823in" svg:x="0.7335in" svg:y="2.7433in"><draw:text-box><text:p>h</text:p></draw:text-box></draw:frame><draw:rect draw:style-name="gr9" draw:text-style-name="P643" svg:width="0.6776in" svg:height="0.2713in" svg:x="0.9835in" svg:y="2.7543in"><text:p/></draw:rect><draw:polyline draw:style-name="gr124" draw:text-style-name="P642" svg:width="1.5343in" svg:height="1.2677in" draw:transform="rotate (0.872141027221566) translate (1.00347125003811in 2.63500669526539in)" svg:viewBox="0 0 3898 3221" draw:points="0,972 1889,3221 3898,1499 2639,0"><text:p/></draw:polyline></draw:g></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97"/>
      <text:p text:style-name="P263"/>
      <text:p text:style-name="P263"/>
      <text:p text:style-name="P263"/>
      <text:p text:style-name="P263"/>
      <text:p text:style-name="P263"/>
      <text:p text:style-name="P297"/>
      <text:p text:style-name="P300"/>
      <text:p text:style-name="P54">Common Gotcha</text:p>
      <text:p text:style-name="P268"/>
      <text:p text:style-name="P268">This is a very common gotcha:</text:p>
      <table:table table:name="Table6" table:style-name="Table6">
        <table:table-column table:style-name="Table6.A"/>
        <table:table-row>
          <table:table-cell table:style-name="Table6.A1" office:value-type="string">
            <text:p text:style-name="P488">int x = 0, y = 1;</text:p>
            <text:p text:style-name="P488">int * p = &amp;x, q = &amp;y, <text:span text:style-name="T414">r = &amp;x;</text:span></text:p>
          </table:table-cell>
        </table:table-row>
      </table:table>
      <text:p text:style-name="P294">It won’t work (does not compile) because the above actually means this:</text:p>
      <table:table table:name="Table171" table:style-name="Table171">
        <table:table-column table:style-name="Table171.A"/>
        <table:table-row>
          <table:table-cell table:style-name="Table171.A1" office:value-type="string">
            <text:p text:style-name="P511">int x = 0, y = 1;</text:p>
            <text:p text:style-name="P511">int * p = &amp;x;</text:p>
            <text:p text:style-name="P511"><text:span text:style-name="T414">int</text:span> q = &amp;y;</text:p>
            <text:p text:style-name="P523">int r = &amp;x;</text:p>
          </table:table-cell>
        </table:table-row>
      </table:table>
      <text:p text:style-name="P294"/>
      <text:p text:style-name="P296">It should be</text:p>
      <table:table table:name="Table172" table:style-name="Table172">
        <table:table-column table:style-name="Table172.A"/>
        <table:table-row>
          <table:table-cell table:style-name="Table172.A1" office:value-type="string">
            <text:p text:style-name="P512">int x = 0, y = 1;</text:p>
            <text:p text:style-name="P512">int * p = &amp;x, * q = &amp;y, * <text:span text:style-name="T414">r = &amp;x;</text:span></text:p>
          </table:table-cell>
        </table:table-row>
      </table:table>
      <text:p text:style-name="P296">or (better) just write this:</text:p>
      <table:table table:name="Table173" table:style-name="Table173">
        <table:table-column table:style-name="Table173.A"/>
        <table:table-row>
          <table:table-cell table:style-name="Table173.A1" office:value-type="string">
            <text:p text:style-name="P512">int x = 0, y = 1;</text:p>
            <text:p text:style-name="P512">int * p = &amp;x;</text:p>
            <text:p text:style-name="P512"><text:span text:style-name="T415">int</text:span> * q = &amp;y;</text:p>
            <text:p text:style-name="P512"><text:span text:style-name="T415">int</text:span> * <text:span text:style-name="T414">r = &amp;x;</text:span></text:p>
          </table:table-cell>
        </table:table-row>
      </table:table>
      <text:p text:style-name="P270"/>
      <text:p text:style-name="P64"><text:span text:style-name="T157">Memory address values and </text:span><text:span text:style-name="T287">NULL</text:span></text:p>
      <text:p text:style-name="P397"/>
      <text:p text:style-name="P398">Up to this point I never assign constant address values directly to pointer variables like this:</text:p>
      <table:table table:name="Table113" table:style-name="Table113">
        <table:table-column table:style-name="Table113.A"/>
        <table:table-row>
          <table:table-cell table:style-name="Table113.A1" office:value-type="string">
            <text:p text:style-name="P480">int x = 42; <text:s text:c="7"/>// say the value of x is at</text:p>
            <text:p text:style-name="P480"><text:s text:c="19"/>// address 1205000</text:p>
            <text:p text:style-name="P480">int * p = 1205000; // p points to the value of x</text:p>
          </table:table-cell>
        </table:table-row>
      </table:table>
      <text:p text:style-name="P403">To begin with, the address of x <text:span text:style-name="T329">is usually different each time you run your program and is definitely different on a different computer. So the above would be a terrible idea.</text:span></text:p>
      <text:p text:style-name="P403"/>
      <text:p text:style-name="P398">In general, assigning a constant to a pointer variable is rare. This happens when you’re doing something very special such as very low level programming <text:span text:style-name="T306">where you need to</text:span> access hardware or doing embedded systems programming. For instance, say you know that an <text:span text:style-name="T9">unsigned int</text:span> <text:span text:style-name="T306">value </text:span>at memory location 20500080 is used for communication with a hardware device, you would do something like this:</text:p>
      <table:table table:name="Table115" table:style-name="Table115">
        <table:table-column table:style-name="Table115.A"/>
        <table:table-row>
          <table:table-cell table:style-name="Table115.A1" office:value-type="string">
            <text:p text:style-name="P480">unsigned int * device = (unsigned int *) 20500080;</text:p>
          </table:table-cell>
        </table:table-row>
      </table:table>
      <text:p text:style-name="P398">After that, whenever the device outputs a value, it’s sent to the <text:span text:style-name="T9">unsigned int</text:span> at this location and <text:span text:style-name="T9">device</text:span> <text:span text:style-name="T298">pointer </text:span>will <text:span text:style-name="T281">be used to access</text:span> th<text:span text:style-name="T281">is</text:span> value. </text:p>
      <text:p text:style-name="P398"/>
      <text:p text:style-name="P398">Unless otherwise state<text:span text:style-name="T284">d</text:span>, for CISS240, 245, 350, you will never assign <text:span text:style-name="T280">or work directly with </text:span>a constant <text:span text:style-name="T280">memory address value</text:span>. The only exception is the <text:span text:style-name="T280">memory </text:span>address <text:span text:style-name="T177">0</text:span>. <text:span text:style-name="T298">However instead of using memory address 0 like this:</text:span></text:p>
      <table:table table:name="Table119" table:style-name="Table119">
        <table:table-column table:style-name="Table119.A"/>
        <table:table-row>
          <table:table-cell table:style-name="Table119.A1" office:value-type="string">
            <text:p text:style-name="P480">int * p = <text:span text:style-name="T284">0;</text:span></text:p>
            <text:p text:style-name="P481">double * q = 0;</text:p>
            <text:p text:style-name="P481">char * r = 0;</text:p>
          </table:table-cell>
        </table:table-row>
      </table:table>
      <text:p text:style-name="P399"><text:span text:style-name="T298">y</text:span>ou use the predefined constant <text:span text:style-name="T15">NULL</text:span> like this:</text:p>
      <table:table table:name="Table121" table:style-name="Table121">
        <table:table-column table:style-name="Table121.A"/>
        <table:table-row>
          <table:table-cell table:style-name="Table121.A1" office:value-type="string">
            <text:p text:style-name="P480">int * p = <text:span text:style-name="T284">NULL;</text:span></text:p>
            <text:p text:style-name="P481">double * q = NULL;</text:p>
            <text:p text:style-name="P481">char * r = NULL;</text:p>
          </table:table-cell>
        </table:table-row>
      </table:table>
      <text:p text:style-name="P427"/>
      <text:p text:style-name="P330">In order to use <text:span text:style-name="T9">NULL</text:span>, you <text:span text:style-name="T298">might </text:span>have to <text:span text:style-name="T9">#include &lt;cstddef&gt;</text:span> at the top of your code:</text:p>
      <table:table table:name="Table127" table:style-name="Table127">
        <table:table-column table:style-name="Table127.A"/>
        <table:table-row>
          <table:table-cell table:style-name="Table127.A1" office:value-type="string">
            <text:p text:style-name="P550">#include &lt;iostream&gt;</text:p>
            <text:p text:style-name="P558">#include &lt;cstddef&gt;</text:p>
            <text:p text:style-name="P550"/>
            <text:p text:style-name="P550">int main()</text:p>
            <text:p text:style-name="P550">{</text:p>
            <text:p text:style-name="P480"><text:s text:c="4"/>int * p = <text:span text:style-name="T284">NULL;</text:span></text:p>
            <text:p text:style-name="P481"><text:s text:c="4"/>double * q = NULL;</text:p>
            <text:p text:style-name="P552"><text:s text:c="4"/>char * r = NULL;</text:p>
            <text:p text:style-name="P550"><text:s text:c="4"/>return 0;</text:p>
            <text:p text:style-name="P550">}</text:p>
          </table:table-cell>
        </table:table-row>
      </table:table>
      <text:p text:style-name="P388">Just to keep everything uniform, just make sure you include cstddef.</text:p>
      <text:p text:style-name="P308"/>
      <text:p text:style-name="P309">So what is the value at address 0???</text:p>
      <text:p text:style-name="P309"><text:soft-page-break/></text:p>
      <text:p text:style-name="P268"><text:span text:style-name="T293">Well the only important thing you need to know is this: </text:span><text:span text:style-name="T198">you are not allowed to access the value at address 0. </text:span><text:span text:style-name="T288">Therefore … </text:span></text:p>
      <text:p text:style-name="P262"/>
      <text:p text:style-name="P273"><text:span text:style-name="T17">NULL</text:span><text:span text:style-name="T196"> is only use</text:span><text:span text:style-name="T199">d</text:span><text:span text:style-name="T196"> to indicate that </text:span><text:span text:style-name="T197">a </text:span><text:span text:style-name="T196">pointer variable is not pointing to anything useful</text:span><text:span text:style-name="T200">.</text:span><text:span text:style-name="T288"> <text:s/></text:span><text:span text:style-name="T295">(You can also use </text:span><text:span text:style-name="T18">nullptr</text:span><text:span text:style-name="T295"> instead of </text:span><text:span text:style-name="T24">NULL</text:span><text:span text:style-name="T295">. For C++11 compliant compilers, </text:span><text:span text:style-name="T24">nullptr</text:span><text:span text:style-name="T295"> and </text:span><text:span text:style-name="T24">NULL</text:span><text:span text:style-name="T295"> are the same. C++11 ISO/IEC 14882 was released 9/2011.)</text:span></text:p>
      <text:p text:style-name="P310"/>
      <text:p text:style-name="P269"><text:span text:style-name="T294">Because of the above, </text:span><text:span text:style-name="T23">NULL</text:span><text:span text:style-name="T288"> is sometimes used to initialize a pointer variable before it is being used:</text:span></text:p>
      <table:table table:name="Table133" table:style-name="Table133">
        <table:table-column table:style-name="Table133.A"/>
        <table:table-row>
          <table:table-cell table:style-name="Table133.A1" office:value-type="string">
            <text:p text:style-name="P215">int x = 1;</text:p>
            <text:p text:style-name="P240">int * p <text:span text:style-name="T296">= NULL</text:span>; // <text:span text:style-name="T296">p does not point to anything yet</text:span></text:p>
            <text:p text:style-name="P240"/>
            <text:p text:style-name="P240">... <text:span text:style-name="T296">p is not used for anything useful ...</text:span></text:p>
            <text:p text:style-name="P240"/>
            <text:p text:style-name="P240">p = &amp;x; <text:s text:c="8"/>// <text:span text:style-name="T296">now point p to x</text:span></text:p>
            <text:p text:style-name="P240"/>
            <text:p text:style-name="P240">... <text:span text:style-name="T296">now p is used to do something useful ...</text:span></text:p>
          </table:table-cell>
        </table:table-row>
      </table:table>
      <text:p text:style-name="P311"/>
      <text:p text:style-name="P311"/>
      <text:p text:style-name="P312"><text:span text:style-name="T1">Exercise.</text:span> Print <text:span text:style-name="T9">NULL</text:span>. (Don’t forget to type cast.) What do you see? Remember!</text:p>
      <text:p text:style-name="P312"/>
      <text:p text:style-name="P315">For a pointer p with NULL value, the picture is of course like this:</text:p>
      <text:p text:style-name="P312"><draw:g text:anchor-type="paragraph" draw:z-index="238" draw:name="Shape40" draw:style-name="gr8"><draw:rect draw:style-name="gr9" draw:text-style-name="P643" svg:width="2.615in" svg:height="0.8752in" svg:x="0.6929in" svg:y="0.0902in"><text:p/></draw:rect><draw:rect draw:style-name="gr11" draw:text-style-name="P644" svg:width="1.3543in" svg:height="0.365in" svg:x="1.3283in" svg:y="0.3512in"><text:p text:style-name="P642">0</text:p></draw:rect><draw:frame draw:style-name="gr10" draw:text-style-name="P641" svg:width="0.3543in" svg:height="0.2398in" svg:x="1.0681in" svg:y="0.3827in"><draw:text-box><text:p>p</text:p></draw:text-box></draw:frame></draw:g></text:p>
      <text:p text:style-name="P313"/>
      <text:p text:style-name="P313"/>
      <text:p text:style-name="P313"/>
      <text:p text:style-name="P313"/>
      <text:p text:style-name="P313"/>
      <text:p text:style-name="P313"/>
      <text:p text:style-name="P315">It’s common to draw it like this:</text:p>
      <text:p text:style-name="P315"><draw:g text:anchor-type="paragraph" draw:z-index="239" draw:name="Shape41" draw:style-name="gr8"><draw:rect draw:style-name="gr9" draw:text-style-name="P643" svg:width="2.615in" svg:height="0.8752in" svg:x="0.6929in" svg:y="0.0902in"><text:p/></draw:rect><draw:rect draw:style-name="gr9" draw:text-style-name="P643" svg:width="1.3543in" svg:height="0.365in" svg:x="1.3283in" svg:y="0.3512in"><text:p/></draw:rect><draw:frame draw:style-name="gr10" draw:text-style-name="P641" svg:width="0.3543in" svg:height="0.2398in" svg:x="1.0681in" svg:y="0.3827in"><draw:text-box><text:p>p</text:p></draw:text-box></draw:frame></draw:g><draw:line text:anchor-type="paragraph" draw:z-index="240" draw:name="Shape6" draw:style-name="gr7" draw:text-style-name="P642" svg:x1="1.3283in" svg:y1="0.7161in" svg:x2="2.6827in" svg:y2="0.3516in"><text:p/></draw:line><draw:line text:anchor-type="paragraph" draw:z-index="241" draw:name="Shape6" draw:style-name="gr7" draw:text-style-name="P642" svg:x1="1.3283in" svg:y1="0.3516in" svg:x2="2.6827in" svg:y2="0.7161in"><text:p/></draw:line></text:p>
      <text:p text:style-name="P315"/>
      <text:p text:style-name="P315"/>
      <text:p text:style-name="P315"/>
      <text:p text:style-name="P315"/>
      <text:p text:style-name="P315"/>
      <text:p text:style-name="P315"><text:span text:style-name="T407">o</text:span>r like this:</text:p>
      <text:p text:style-name="P315"><draw:rect text:anchor-type="paragraph" draw:z-index="242" draw:name="Shape42" draw:style-name="gr6" draw:text-style-name="P643" svg:width="2.615in" svg:height="1.0071in" svg:x="0.6929in" svg:y="0.0902in"><text:p/></draw:rect><draw:rect text:anchor-type="paragraph" draw:z-index="243" draw:name="Shape43" draw:style-name="gr6" draw:text-style-name="P643" svg:width="1.3543in" svg:height="0.365in" svg:x="1.3283in" svg:y="0.3516in"><text:p/></draw:rect><draw:frame text:anchor-type="paragraph" draw:z-index="244" draw:name="Shape44" draw:style-name="gr5" draw:text-style-name="P641" svg:width="0.3543in" svg:height="0.2398in" svg:x="1.0681in" svg:y="0.3827in"><draw:text-box><text:p>p</text:p></draw:text-box></draw:frame><draw:polyline text:anchor-type="paragraph" draw:z-index="245" draw:name="Shape7" draw:style-name="gr4" draw:text-style-name="P642" svg:width="1.0626in" svg:height="0.3094in" draw:transform="rotate (-0.129328897572781) translate (2.03173603089073in 0.361167328930201in)" svg:viewBox="0 0 2700 787" draw:points="0,338 2597,0 2700,787"><text:p/></draw:polyline><draw:line text:anchor-type="paragraph" draw:z-index="246" draw:name="Shape10" draw:style-name="gr3" draw:text-style-name="P642" svg:x1="2.8791in" svg:y1="0.8055in" svg:x2="3.2126in" svg:y2="0.8055in"><text:p/></draw:line><draw:line text:anchor-type="paragraph" draw:z-index="247" draw:name="Shape10" draw:style-name="gr3" draw:text-style-name="P642" svg:x1="2.9311in" svg:y1="0.9098in" svg:x2="3.1602in" svg:y2="0.9098in"><text:p/></draw:line><draw:line text:anchor-type="paragraph" draw:z-index="248" draw:name="Shape10" draw:style-name="gr3" draw:text-style-name="P642" svg:x1="2.9909in" svg:y1="1.0075in" svg:x2="3.1055in" svg:y2="1.0075in"><text:p/></draw:line></text:p>
      <text:p text:style-name="P53">Dereferencing Pointers</text:p>
      <text:p text:style-name="P263"/>
      <text:p text:style-name="P89"><text:span text:style-name="T72">Recall: </text:span><text:span text:style-name="T70">If </text:span><text:span text:style-name="T65">p</text:span><text:span text:style-name="T70"> is a pointer, then the value of </text:span><text:span text:style-name="T65">p</text:span><text:span text:style-name="T70"> is the </text:span><text:span text:style-name="T80">memory address</text:span><text:span text:style-name="T70"> of </text:span><text:span text:style-name="T71">the</text:span><text:span text:style-name="T70"> value </text:span><text:span text:style-name="T65">p</text:span><text:span text:style-name="T70"> is pointing to. </text:span></text:p>
      <text:p text:style-name="P72"/>
      <text:p text:style-name="P89"><text:span text:style-name="T70">You can </text:span><text:span text:style-name="T73">access</text:span><text:span text:style-name="T70"> the </text:span><text:span text:style-name="T80">value</text:span><text:span text:style-name="T70"> </text:span><text:span text:style-name="T66">p</text:span><text:span text:style-name="T70"> is pointing to. </text:span><text:span text:style-name="T53">That’s call </text:span><text:span text:style-name="T189">dereferencing</text:span><text:span text:style-name="T53"> </text:span><text:span text:style-name="T10">p</text:span><text:span text:style-name="T53"> and you do it using</text:span><text:span text:style-name="T55"> </text:span><text:span text:style-name="T14">*p</text:span><text:span text:style-name="T154">. The </text:span><text:span text:style-name="T10">*</text:span><text:span text:style-name="T154"> used in this way is called the </text:span><text:span text:style-name="T142">dereferencing operator</text:span><text:span text:style-name="T154">. </text:span><text:span text:style-name="T56">It’s also called the indirection operator.</text:span></text:p>
      <text:p text:style-name="P122"/>
      <text:p text:style-name="P112"><draw:rect text:anchor-type="paragraph" draw:z-index="2" draw:name="Shape45" draw:style-name="gr135" draw:text-style-name="P682" svg:width="2.2606in" svg:height="0.9689in" svg:x="4.9071in" svg:y="1.548in"><text:p text:style-name="P642"><text:span text:style-name="T139">You can refer to this box</text:span></text:p><text:p text:style-name="P642"><text:span text:style-name="T139">using </text:span><text:span text:style-name="T9">x</text:span><text:span text:style-name="T139"> or </text:span><text:span text:style-name="T9">*p</text:span></text:p></draw:rect>Try this:</text:p>
      <table:table table:name="Table8" table:style-name="Table8">
        <table:table-column table:style-name="Table8.A"/>
        <table:table-row>
          <table:table-cell table:style-name="Table8.A1" office:value-type="string">
            <text:p text:style-name="P213">int x = <text:span text:style-name="T317">42</text:span>;</text:p>
            <text:p text:style-name="P239">int * p;</text:p>
            <text:p text:style-name="P239">p = &amp;x;</text:p>
            <text:p text:style-name="P249">std::cout &lt;&lt; x &lt;&lt; ' ' &lt;&lt; *p &lt;&lt; '\n';</text:p>
            <text:p text:style-name="P249"/>
            <text:p text:style-name="P249">x = 0;</text:p>
            <text:p text:style-name="P249">std::cout &lt;&lt; x &lt;&lt; ' ' &lt;&lt; *p &lt;&lt; '\n';</text:p>
            <text:p text:style-name="P249"/>
            <text:p text:style-name="P249">*p = 42;</text:p>
            <text:p text:style-name="P249">std::cout &lt;&lt; x &lt;&lt; ' ' &lt;&lt; *p &lt;&lt; '\n';</text:p>
          </table:table-cell>
        </table:table-row>
      </table:table>
      <text:p text:style-name="P122"/>
      <text:p text:style-name="P113"><draw:line text:anchor-type="paragraph" draw:z-index="1" draw:name="Shape46" draw:style-name="gr136" draw:text-style-name="P642" svg:x1="4.9071in" svg:y1="0.0575in" svg:x2="2.1189in" svg:y2="0.7764in"><text:p/></draw:line>Suppose <text:span text:style-name="T9">&amp;x</text:span> is 124500, then the memory model looks like this:</text:p>
      <text:p text:style-name="P112"/>
      <text:p text:style-name="P112"><draw:g text:anchor-type="paragraph" draw:z-index="156" draw:name="Shape47" draw:style-name="gr8"><draw:rect draw:style-name="gr9" draw:text-style-name="P643" svg:width="2.624in" svg:height="1.3961in" svg:x="0.6929in" svg:y="0.0752in"><text:p/></draw:rect><draw:rect draw:style-name="gr11" draw:text-style-name="P644" svg:width="1.3543in" svg:height="0.365in" svg:x="1.3283in" svg:y="0.3969in"><text:p text:style-name="P642">42</text:p></draw:rect><draw:frame draw:style-name="gr10" draw:text-style-name="P641" svg:width="0.3543in" svg:height="0.2398in" svg:x="1.0681in" svg:y="0.428in"><draw:text-box><text:p>x</text:p></draw:text-box></draw:frame><draw:rect draw:style-name="gr11" draw:text-style-name="P644" svg:width="1.3543in" svg:height="0.365in" svg:x="1.3283in" svg:y="0.9799in"><text:p text:style-name="P642">124500</text:p></draw:rect><draw:frame draw:style-name="gr10" draw:text-style-name="P641" svg:width="0.3543in" svg:height="0.2398in" svg:x="1.0681in" svg:y="1.0114in"><draw:text-box><text:p>p</text:p></draw:text-box></draw:frame><draw:frame draw:name="Shape3" draw:style-name="gr75" draw:text-style-name="P659" svg:width="0.563in" svg:height="0.2504in" svg:x="1.3374in" svg:y="0.1681in"><draw:text-box><text:p><text:span text:style-name="T452">124500</text:span></text:p></draw:text-box></draw:frame><draw:polyline draw:name="Shape3" draw:style-name="gr76" draw:text-style-name="P642" svg:width="0.8925in" svg:height="0.676in" draw:transform="rotate (3.05834044826966) translate (3.20630537351921in 1.24377337325811in)" svg:viewBox="0 0 2268 1718" draw:points="2268,0 0,189 128,1718 1469,1607"><text:p/></draw:polyline></draw:g></text:p>
      <text:p text:style-name="P112"/>
      <text:p text:style-name="P117"/>
      <text:p text:style-name="P117"/>
      <text:p text:style-name="P117"/>
      <text:p text:style-name="P117"/>
      <text:p text:style-name="P117"/>
      <text:p text:style-name="P118">MAKE SURE YOU SEE THE DIFFERENCE BETWEEN <text:span text:style-name="T9">p</text:span> and <text:span text:style-name="T9">*p</text:span>!!!:</text:p>
      <text:list xml:id="list953613746" text:style-name="L9">
        <text:list-item>
          <text:p text:style-name="P605"><text:span text:style-name="T9">p</text:span> is 124500</text:p>
        </text:list-item>
        <text:list-item>
          <text:p text:style-name="P605"><text:span text:style-name="T9">*p</text:span> is 42</text:p>
        </text:list-item>
      </text:list>
      <text:p text:style-name="P118"/>
      <text:p text:style-name="P92"><text:span text:style-name="T192">WARNING:</text:span><text:span text:style-name="T175"> </text:span></text:p>
      <text:p text:style-name="P92"><text:span text:style-name="T175">There are </text:span><text:span text:style-name="T176">now</text:span><text:span text:style-name="T175"> </text:span><text:span text:style-name="T192">3 different meanings for </text:span><text:span text:style-name="T190">*</text:span><text:span text:style-name="T195">!!!</text:span></text:p>
      <table:table table:name="Table86" table:style-name="Table86">
        <table:table-column table:style-name="Table86.A"/>
        <table:table-row>
          <table:table-cell table:style-name="Table86.A1" office:value-type="string">
            <text:p text:style-name="P322">int x = 2 * 3; <text:s text:c="8"/>// * <text:span text:style-name="T307">=</text:span> multiplication</text:p>
            <text:p text:style-name="P322">int * p = &amp;x; <text:s text:c="9"/>// * <text:span text:style-name="T307">=</text:span> for pointer type</text:p>
            <text:p text:style-name="P322">std::cout &lt;&lt; x </text:p>
            <text:p text:style-name="P322"><text:s text:c="10"/>&lt;&lt; ',' &lt;&lt; *p // * <text:span text:style-name="T307">=</text:span> for dereferencing</text:p>
            <text:p text:style-name="P322"><text:s text:c="10"/>&lt;&lt; '\n';</text:p>
          </table:table-cell>
        </table:table-row>
      </table:table>
      <text:p text:style-name="P263"><text:soft-page-break/>It's really important to remember that if a pointer <text:span text:style-name="T9">p</text:span> points to a box, then the dereference of <text:span text:style-name="T9">p</text:span>, i.e. <text:span text:style-name="T9">*p</text:span>, refer to the contents or the “inside” of the box. </text:p>
      <text:p text:style-name="P263"/>
      <text:p text:style-name="P263">In particular, if I give you this picture without showing you the name of the variable with a value of 23:</text:p>
      <text:p text:style-name="P263"><draw:g text:anchor-type="paragraph" draw:z-index="15" draw:name="Shape48" draw:style-name="gr8"><draw:rect draw:style-name="gr9" draw:text-style-name="P643" svg:width="2.6461in" svg:height="1.1831in" svg:x="0.7126in" svg:y="0.022in"><text:p/></draw:rect><draw:rect draw:style-name="gr11" draw:text-style-name="P644" svg:width="1.3441in" svg:height="0.2713in" svg:x="1.3378in" svg:y="0.2512in"><text:p text:style-name="P642">23</text:p></draw:rect><draw:frame draw:style-name="gr58" draw:text-style-name="P641" svg:width="0.198in" svg:height="0.1925in" svg:x="1.098in" svg:y="0.6295in"><draw:text-box><text:p>p</text:p></draw:text-box></draw:frame><draw:rect draw:style-name="gr9" draw:text-style-name="P643" svg:width="1.3441in" svg:height="0.2713in" svg:x="1.348in" svg:y="0.6193in"><text:p/></draw:rect><draw:polyline draw:style-name="gr124" draw:text-style-name="P642" svg:width="1.124in" svg:height="0.9886in" draw:transform="rotate (0.872141027221566) translate (1.93164370078713in 0.767361111111111in)" svg:viewBox="0 0 2856 2512" draw:points="0,0 2110,2512 2856,1886 1971,832"><text:p/></draw:polyline></draw:g></text:p>
      <text:p text:style-name="P263"/>
      <text:p text:style-name="P263"/>
      <text:p text:style-name="P263"/>
      <text:p text:style-name="P263"/>
      <text:p text:style-name="P263"/>
      <text:p text:style-name="P300"/>
      <text:p text:style-name="P300"/>
      <text:p text:style-name="P249"><text:span text:style-name="T139">you tell me right away that </text:span><text:span text:style-name="T9">*p</text:span><text:span text:style-name="T139"> is 23. You don't need to know the variable name of that box.</text:span></text:p>
      <text:p text:style-name="P300"/>
      <text:p text:style-name="P290">Note that <text:span text:style-name="T9">*p</text:span> refers to the contents of the box <text:span text:style-name="T319">p</text:span> points to in two ways <text:span text:style-name="T392">and can be used in two ways, for reading and for writing:</text:span></text:p>
      <text:list xml:id="list1463201070" text:style-name="L10">
        <text:list-item>
          <text:p text:style-name="P628">you can <text:span text:style-name="T341">use</text:span> <text:span text:style-name="T9">*</text:span><text:span text:style-name="T39">p</text:span><text:span text:style-name="T341"> to</text:span> <text:span text:style-name="T177">read</text:span> the value <text:span text:style-name="T341">that </text:span><text:span text:style-name="T39">p</text:span><text:span text:style-name="T341"> points to</text:span> </text:p>
        </text:list-item>
        <text:list-item>
          <text:p text:style-name="P629"><text:span text:style-name="T318">you can use </text:span><text:span text:style-name="T40">*</text:span><text:span text:style-name="T39">p</text:span><text:span text:style-name="T318"> to </text:span><text:span text:style-name="T182">overwrite</text:span><text:span text:style-name="T318"> the value </text:span><text:span text:style-name="T39">p</text:span><text:span text:style-name="T341"> points to</text:span></text:p>
        </text:list-item>
      </text:list>
      <text:p text:style-name="P580">For instance:</text:p>
      <table:table table:name="Table92" table:style-name="Table92">
        <table:table-column table:style-name="Table92.A"/>
        <table:table-row>
          <table:table-cell table:style-name="Table92.A1" office:value-type="string">
            <text:p text:style-name="P323">int x = <text:span text:style-name="T318">42</text:span>; </text:p>
            <text:p text:style-name="P323">int * p = &amp;x;</text:p>
            <text:p text:style-name="P327">int i;</text:p>
            <text:p text:style-name="P327"/>
            <text:p text:style-name="P326">i = *p; <text:s text:c="4"/>// read the value that p points to (and</text:p>
            <text:p text:style-name="P326"><text:s text:c="12"/>// give it to i)</text:p>
            <text:p text:style-name="P325"/>
            <text:p text:style-name="P350"><text:span text:style-name="T286">*p = 100; <text:s text:c="2"/>// write the value </text:span><text:span text:style-name="T289">(i.e. 100) </text:span><text:span text:style-name="T294">onto the </text:span></text:p>
            <text:p text:style-name="P351"><text:s text:c="12"/>// <text:span text:style-name="T341">value </text:span>that p points to</text:p>
          </table:table-cell>
        </table:table-row>
      </table:table>
      <text:p text:style-name="P137">So <text:span text:style-name="T319">*p</text:span> can appear on either the right or the left of the assignment operator.</text:p>
      <text:p text:style-name="P263"><text:line-break/></text:p>
      <text:p text:style-name="P579"><text:span text:style-name="T1">Exercise.</text:span> An <text:span text:style-name="T177">lvalue</text:span> is something that can appear on the left of = (the assignment operator). An <text:span text:style-name="T177">rvalue</text:span> is something that can appear on the the right of =. <text:span text:style-name="T395">You have just seen that </text:span><text:span text:style-name="T46">*p</text:span><text:span text:style-name="T395"> is is both an lvalue and an rvalue.</text:span></text:p>
      <text:list xml:id="list2446629477" text:style-name="L11">
        <text:list-item>
          <text:p text:style-name="P630">Is 42 an lvalue? An rvalue?</text:p>
        </text:list-item>
        <text:list-item>
          <text:p text:style-name="P630">Suppose <text:span text:style-name="T9">x</text:span> is a variable. Is <text:span text:style-name="T9">x</text:span> an lvalue? An rvalue?</text:p>
        </text:list-item>
        <text:list-item>
          <text:p text:style-name="P631">Suppose <text:span text:style-name="T46">c</text:span> is a <text:span text:style-name="T395">constant</text:span>. Is <text:span text:style-name="T46">c</text:span> an lvalue? An rvalue?</text:p>
        </text:list-item>
        <text:list-item>
          <text:p text:style-name="P631">Suppose <text:span text:style-name="T46">f()</text:span> is a <text:span text:style-name="T395">function with void return type</text:span>. Is <text:span text:style-name="T46">f</text:span> an lvalue? An rvalue?</text:p>
        </text:list-item>
        <text:list-item>
          <text:p text:style-name="P631">Suppose <text:span text:style-name="T46">f()</text:span> is a <text:span text:style-name="T395">function with </text:span><text:span text:style-name="T46">int</text:span><text:span text:style-name="T395"> return type</text:span>. Is <text:span text:style-name="T46">f</text:span> an lvalue? An rvalue?</text:p>
        </text:list-item>
      </text:list>
      <text:p text:style-name="P293"/>
      <text:p text:style-name="P293"/>
      <text:p text:style-name="P320"><text:span text:style-name="T229">Let me repeat the above. </text:span><text:span text:style-name="T227">S</text:span><text:span text:style-name="T226">uppose the address value in </text:span><text:span text:style-name="T212">p</text:span><text:span text:style-name="T226"> is 124500. Then </text:span><text:span text:style-name="T225">if you see something like</text:span></text:p>
      <table:table table:name="Table93" table:style-name="Table93">
        <table:table-column table:style-name="Table93.A"/>
        <table:table-row>
          <table:table-cell table:style-name="Table93.A1" office:value-type="string">
            <text:p text:style-name="P328"><text:span text:style-name="T289">a</text:span><text:span text:style-name="T290"> = </text:span><text:span text:style-name="T289">b + </text:span><text:span text:style-name="T290">*p </text:span><text:span text:style-name="T289">+ </text:span><text:span text:style-name="T291">c</text:span><text:span text:style-name="T289">;</text:span></text:p>
          </table:table-cell>
        </table:table-row>
      </table:table>
      <text:p text:style-name="P138"><text:soft-page-break/>you should think of it as </text:p>
      <table:table table:name="Table94" table:style-name="Table94">
        <table:table-column table:style-name="Table94.A"/>
        <table:table-row>
          <table:table-cell table:style-name="Table94.A1" office:value-type="string">
            <text:p text:style-name="P329"><text:span text:style-name="T286">a</text:span><text:span text:style-name="T290"> </text:span><text:span text:style-name="T286">= b + (the value at address 124500) + </text:span><text:span text:style-name="T291">c</text:span><text:span text:style-name="T286">;</text:span></text:p>
          </table:table-cell>
        </table:table-row>
      </table:table>
      <text:p text:style-name="P39">And if you see</text:p>
      <table:table table:name="Table95" table:style-name="Table95">
        <table:table-column table:style-name="Table95.A"/>
        <table:table-row>
          <table:table-cell table:style-name="Table95.A1" office:value-type="string">
            <text:p text:style-name="P328"><text:span text:style-name="T289">*p</text:span><text:span text:style-name="T290"> = </text:span><text:span text:style-name="T289">b + c;</text:span></text:p>
          </table:table-cell>
        </table:table-row>
      </table:table>
      <text:p text:style-name="P138">you should think of it as </text:p>
      <table:table table:name="Table107" table:style-name="Table107">
        <table:table-column table:style-name="Table107.A"/>
        <table:table-row>
          <table:table-cell table:style-name="Table107.A1" office:value-type="string">
            <text:p text:style-name="P329"><text:span text:style-name="T292">store value of</text:span><text:span text:style-name="T286"> (b + c) at address 124500</text:span></text:p>
          </table:table-cell>
        </table:table-row>
      </table:table>
      <text:p text:style-name="P141">In summary, </text:p>
      <text:p text:style-name="P140"/>
      <table:table table:name="Table169" table:style-name="Table169">
        <table:table-column table:style-name="Table169.A"/>
        <table:table-column table:style-name="Table169.B"/>
        <table:table-column table:style-name="Table169.C"/>
        <table:table-row>
          <table:table-cell table:style-name="Table169.A1" office:value-type="string">
            <text:p text:style-name="P473">*<text:span text:style-name="T407">p</text:span></text:p>
          </table:table-cell>
          <table:table-cell table:style-name="Table169.A1" office:value-type="string">
            <text:p text:style-name="P566">Statement</text:p>
          </table:table-cell>
          <table:table-cell table:style-name="Table169.C1" office:value-type="string">
            <text:p text:style-name="P566">Same as</text:p>
          </table:table-cell>
        </table:table-row>
        <table:table-row>
          <table:table-cell table:style-name="Table169.A2" office:value-type="string">
            <text:p text:style-name="P566">lvalue</text:p>
          </table:table-cell>
          <table:table-cell table:style-name="Table169.A2" office:value-type="string">
            <text:p text:style-name="P510">*<text:span text:style-name="T407">p = …</text:span></text:p>
          </table:table-cell>
          <table:table-cell table:style-name="Table169.C2" office:value-type="string">
            <text:p text:style-name="P566"><text:span text:style-name="T408">store</text:span> … in memory at <text:span text:style-name="T408">address</text:span> <text:span text:style-name="T9">p</text:span></text:p>
          </table:table-cell>
        </table:table-row>
        <table:table-row>
          <table:table-cell table:style-name="Table169.A2" office:value-type="string">
            <text:p text:style-name="P566">rvalue</text:p>
          </table:table-cell>
          <table:table-cell table:style-name="Table169.A2" office:value-type="string">
            <text:p text:style-name="P510">… <text:span text:style-name="T407">= … *p …</text:span></text:p>
          </table:table-cell>
          <table:table-cell table:style-name="Table169.C2" office:value-type="string">
            <text:p text:style-name="P565">… <text:span text:style-name="T407">= … (value in memory at address </text:span><text:span text:style-name="T48">p</text:span><text:span text:style-name="T407">) ...</text:span></text:p>
          </table:table-cell>
        </table:table-row>
      </table:table>
      <text:p text:style-name="P140"/>
      <text:p text:style-name="P139"/>
      <text:p text:style-name="P263"><text:span text:style-name="T1">Exercise.</text:span> Add one statement to the following:</text:p>
      <table:table table:name="Table78" table:style-name="Table78">
        <table:table-column table:style-name="Table78.A"/>
        <table:table-row>
          <table:table-cell table:style-name="Table78.A1" office:value-type="string">
            <text:p text:style-name="P473">int x = <text:span text:style-name="T306">0</text:span>;</text:p>
            <text:p text:style-name="P473">int * p = &amp;x;</text:p>
            <text:p text:style-name="P473"/>
            <text:p text:style-name="P473">// add one statement here to change the value of x</text:p>
            <text:p text:style-name="P473">// to 42. Do NOT use the variable name x in your </text:p>
            <text:p text:style-name="P473">// statement.</text:p>
            <text:p text:style-name="P473"/>
            <text:p text:style-name="P473">std::cout &lt;&lt; x &lt;&lt; '\n';</text:p>
          </table:table-cell>
        </table:table-row>
      </table:table>
      <text:p text:style-name="P263"/>
      <text:p text:style-name="P263"/>
      <text:p text:style-name="P266"><text:span text:style-name="T1">Exercise.</text:span> <text:span text:style-name="T307">Add one statement to this code fragment so that the output is 3.1415:</text:span></text:p>
      <table:table table:name="Table87" table:style-name="Table87">
        <table:table-column table:style-name="Table87.A"/>
        <table:table-row>
          <table:table-cell table:style-name="Table87.A1" office:value-type="string">
            <text:p text:style-name="P482">// <text:span text:style-name="T307">p is a pointer variable that points to a double</text:span></text:p>
            <text:p text:style-name="P482"/>
            <text:p text:style-name="P482">// <text:span text:style-name="T307">add one statement below this line</text:span></text:p>
            <text:p text:style-name="P482"/>
            <text:p text:style-name="P482"/>
            <text:p text:style-name="P482"/>
            <text:p text:style-name="P482">std::cout &lt;&lt; *<text:span text:style-name="T307">p</text:span> &lt;&lt; '\n';</text:p>
          </table:table-cell>
        </table:table-row>
      </table:table>
      <text:p text:style-name="P289"/>
      <text:p text:style-name="P289"/>
      <text:p text:style-name="P249"><text:span text:style-name="T148">Exercise.</text:span><text:span text:style-name="T139"> What is the output of this program:</text:span></text:p>
      <table:table table:name="Table9" table:style-name="Table9">
        <table:table-column table:style-name="Table9.A"/>
        <table:table-row>
          <table:table-cell table:style-name="Table9.A1" office:value-type="string">
            <text:p text:style-name="P473">int x = 2;</text:p>
            <text:p text:style-name="P473">int * p = &amp;x;</text:p>
            <text:p text:style-name="P473">*p = *p + *p;</text:p>
            <text:p text:style-name="P473">std::cout &lt;&lt; x &lt;&lt; '\n';</text:p>
          </table:table-cell>
        </table:table-row>
      </table:table>
      <text:p text:style-name="P263">(Hint: Draw a picture)</text:p>
      <text:p text:style-name="P263"/>
      <text:p text:style-name="P263"/>
      <text:p text:style-name="P260"><text:span text:style-name="T139">Exercise.</text:span><text:span text:style-name="T151"> What is the output of this program?</text:span></text:p>
      <table:table table:name="Table3" table:style-name="Table3">
        <table:table-column table:style-name="Table3.A"/>
        <table:table-row>
          <table:table-cell table:style-name="Table3.A1" office:value-type="string">
            <text:p text:style-name="P473">int x = 2;</text:p>
            <text:p text:style-name="P473">int y = 42;</text:p>
            <text:p text:style-name="P473">int * p = &amp;x;</text:p>
            <text:p text:style-name="P473">int * q = &amp;y;</text:p>
            <text:p text:style-name="P473">std::cout &lt;&lt; *p + *q &lt;&lt; '\n';</text:p>
          </table:table-cell>
        </table:table-row>
      </table:table>
      <text:p text:style-name="P263">(Hint: Draw a picture)</text:p>
      <text:p text:style-name="P263"><text:soft-page-break/></text:p>
      <text:p text:style-name="P263"/>
      <text:p text:style-name="P260"><text:span text:style-name="T139">Exercise.</text:span><text:span text:style-name="T151"> What is the output of this program?</text:span></text:p>
      <table:table table:name="Table4" table:style-name="Table4">
        <table:table-column table:style-name="Table4.A"/>
        <table:table-row>
          <table:table-cell table:style-name="Table4.A1" office:value-type="string">
            <text:p text:style-name="P473">int x = 2;</text:p>
            <text:p text:style-name="P473">int y = 42;</text:p>
            <text:p text:style-name="P473">int * p = &amp;x;</text:p>
            <text:p text:style-name="P473">int * q = &amp;y;</text:p>
            <text:p text:style-name="P473">*p = *p * 2 + *q;</text:p>
            <text:p text:style-name="P473">std::cout &lt;&lt; x &lt;&lt; ' ' &lt;&lt; y &lt;&lt; '\n';</text:p>
          </table:table-cell>
        </table:table-row>
      </table:table>
      <text:p text:style-name="P263">(Hint: Draw a ...)</text:p>
      <text:p text:style-name="P300"/>
      <text:p text:style-name="P300"/>
      <text:p text:style-name="P260"><text:span text:style-name="T139">Exercise.</text:span><text:span text:style-name="T151"> What is the output of this program?</text:span></text:p>
      <table:table table:name="Table5" table:style-name="Table5">
        <table:table-column table:style-name="Table5.A"/>
        <table:table-row>
          <table:table-cell table:style-name="Table5.A1" office:value-type="string">
            <text:p text:style-name="P473">int x = 2;</text:p>
            <text:p text:style-name="P473">int y = 42;</text:p>
            <text:p text:style-name="P473">int * p = &amp;x;</text:p>
            <text:p text:style-name="P473">int * q = &amp;y;</text:p>
            <text:p text:style-name="P473">*p = *p * *q;</text:p>
            <text:p text:style-name="P473">std::cout &lt;&lt; x &lt;&lt; ' ' &lt;&lt; y &lt;&lt; '\n';</text:p>
          </table:table-cell>
        </table:table-row>
      </table:table>
      <text:p text:style-name="P263">(Hint: Draw, <text:span text:style-name="T272">draw, draw ...</text:span>)</text:p>
      <text:p text:style-name="P300"/>
      <text:p text:style-name="P263"/>
      <text:p text:style-name="P260"><text:span text:style-name="T139">Exercise.</text:span><text:span text:style-name="T151"> What is the output of this program?</text:span></text:p>
      <table:table table:name="Table47" table:style-name="Table47">
        <table:table-column table:style-name="Table47.A"/>
        <table:table-row>
          <table:table-cell table:style-name="Table47.A1" office:value-type="string">
            <text:p text:style-name="P561">int x = 2;</text:p>
            <text:p text:style-name="P561">int y = 42;</text:p>
            <text:p text:style-name="P561">int * p = &amp;x;</text:p>
            <text:p text:style-name="P561">int * q = &amp;x;</text:p>
            <text:p text:style-name="P561">*p = *p * *q;</text:p>
            <text:p text:style-name="P561">*q = 42;</text:p>
            <text:p text:style-name="P561">std::cout &lt;&lt; x &lt;&lt; ' ' &lt;&lt; y &lt;&lt; '\n';</text:p>
            <text:p text:style-name="P561">std::cout &lt;&lt; *p &lt;&lt; ' ' &lt;&lt; *q &lt;&lt; '\n';</text:p>
          </table:table-cell>
        </table:table-row>
      </table:table>
      <text:p text:style-name="P263">(Hint: D<text:span text:style-name="T272">raw...</text:span>)</text:p>
      <text:p text:style-name="P263"/>
      <text:p text:style-name="P263"/>
      <text:p text:style-name="P300">Exercise. <text:span text:style-name="T262">Do a simple addition program using the following skeleton.</text:span></text:p>
      <table:table table:name="Table79" table:style-name="Table79">
        <table:table-column table:style-name="Table79.A"/>
        <table:table-row>
          <table:table-cell table:style-name="Table79.A1" office:value-type="string">
            <text:p text:style-name="P473">int x = 0, y = 0;</text:p>
            <text:p text:style-name="P473">int * p = &amp;x;</text:p>
            <text:p text:style-name="P473">int * q = &amp;y;</text:p>
            <text:p text:style-name="P473"/>
            <text:p text:style-name="P473">// Statement to prompt the user for an integer and</text:p>
            <text:p text:style-name="P473">// put it into x. Do NOT use x in your statement.</text:p>
            <text:p text:style-name="P473"/>
            <text:p text:style-name="P473">// Statement to prompt the user for an integer and</text:p>
            <text:p text:style-name="P473">// put it into y. Do NOT use y in your statement.</text:p>
            <text:p text:style-name="P473"/>
            <text:p text:style-name="P473">std::cout &lt;&lt; x + y &lt;&lt; '\n';</text:p>
          </table:table-cell>
        </table:table-row>
      </table:table>
      <text:p text:style-name="P263"/>
      <text:p text:style-name="P263"/>
      <text:p text:style-name="P249"><text:span text:style-name="T148">Exercise.</text:span><text:span text:style-name="T139"> Declare a </text:span><text:span text:style-name="T9">double</text:span><text:span text:style-name="T139"> variable called </text:span><text:span text:style-name="T9">d</text:span><text:span text:style-name="T139"> and initialize it to 3.14. Declare a </text:span><text:span text:style-name="T9">double</text:span><text:span text:style-name="T139"> pointer to point to </text:span><text:span text:style-name="T9">d</text:span><text:span text:style-name="T139">; call it </text:span><text:span text:style-name="T9">q</text:span><text:span text:style-name="T139">. Print </text:span><text:span text:style-name="T9">d</text:span><text:span text:style-name="T139"> and </text:span><text:span text:style-name="T9">*q</text:span><text:span text:style-name="T139">. Add 1 to the value of </text:span><text:span text:style-name="T9">d</text:span><text:span text:style-name="T139"> using </text:span><text:span text:style-name="T9">d</text:span><text:span text:style-name="T139">. Print </text:span><text:span text:style-name="T9">d</text:span><text:span text:style-name="T139"> and </text:span><text:span text:style-name="T9">*q</text:span><text:span text:style-name="T139">. Add </text:span><text:span text:style-name="T159">1</text:span><text:span text:style-name="T139"> to the value of </text:span><text:span text:style-name="T9">d</text:span><text:span text:style-name="T139"> but using </text:span><text:span text:style-name="T9">q</text:span><text:span text:style-name="T139">. Print </text:span><text:span text:style-name="T9">d</text:span><text:span text:style-name="T139"> and </text:span><text:span text:style-name="T9">q</text:span><text:span text:style-name="T139">.</text:span></text:p>
      <text:p text:style-name="P263"/>
      <text:p text:style-name="P263"><text:soft-page-break/></text:p>
      <text:p text:style-name="P280"><text:span text:style-name="T1">Exercise.</text:span> What is the output of this code fragment:</text:p>
      <table:table table:name="Table130" table:style-name="Table130">
        <table:table-column table:style-name="Table130.A"/>
        <table:table-row>
          <table:table-cell table:style-name="Table130.A1" office:value-type="string">
            <text:p text:style-name="P479">int x[] = {5, 4, 3, 2, 1};</text:p>
            <text:p text:style-name="P479">for (int i = 4; <text:span text:style-name="T275">i</text:span> &gt;= 0; --i)</text:p>
            <text:p text:style-name="P479">{</text:p>
            <text:p text:style-name="P479"><text:s text:c="4"/><text:span text:style-name="T275">int * p = &amp;x[i];</text:span></text:p>
            <text:p text:style-name="P479"><text:s text:c="4"/><text:span text:style-name="T275">std::cout &lt;&lt; (*p) &lt;&lt; std::endl;</text:span></text:p>
            <text:p text:style-name="P479">}</text:p>
          </table:table-cell>
        </table:table-row>
      </table:table>
      <text:p text:style-name="P280"/>
      <text:p text:style-name="P280"/>
      <text:p text:style-name="P249"><text:span text:style-name="T148">Exercise.</text:span><text:span text:style-name="T139"> Here's a program you are familiar with:</text:span></text:p>
      <table:table table:name="Table76" table:style-name="Table76">
        <table:table-column table:style-name="Table76.A"/>
        <table:table-row>
          <table:table-cell table:style-name="Table76.A1" office:value-type="string">
            <text:p text:style-name="P473">int s = 0;</text:p>
            <text:p text:style-name="P473">for (int i = 0; i &lt;= 100; i++)</text:p>
            <text:p text:style-name="P473">{</text:p>
            <text:p text:style-name="P473"><text:s text:c="4"/>s += i;</text:p>
            <text:p text:style-name="P473"><text:s text:c="4"/>std::cout &lt;&lt; i &lt;&lt; ' ' &lt;&lt; s &lt;&lt; '\n';<text:line-break/>}</text:p>
            <text:p text:style-name="P473">std::cout &lt;&lt; "1 + ... + 100 = " &lt;&lt; <text:s/>s &lt;&lt; '\n';</text:p>
          </table:table-cell>
        </table:table-row>
      </table:table>
      <text:p text:style-name="P263">I'm going to add a pointer:</text:p>
      <table:table table:name="Table77" table:style-name="Table77">
        <table:table-column table:style-name="Table77.A"/>
        <table:table-row>
          <table:table-cell table:style-name="Table77.A1" office:value-type="string">
            <text:p text:style-name="P473">int s = 0;</text:p>
            <text:p text:style-name="P473">int * p = &amp;s;</text:p>
            <text:p text:style-name="P473">for (int i = 0; i &lt;= 100; i++)</text:p>
            <text:p text:style-name="P473">{</text:p>
            <text:p text:style-name="P473"><text:s text:c="4"/>s += i;</text:p>
            <text:p text:style-name="P473"><text:s text:c="4"/>std::cout &lt;&lt; i &lt;&lt; ' ' &lt;&lt; s &lt;&lt; '\n';<text:line-break/>}</text:p>
            <text:p text:style-name="P473">std::cout &lt;&lt; "1 + ... + 100 = " &lt;&lt; <text:s/>s &lt;&lt; '\n';</text:p>
          </table:table-cell>
        </table:table-row>
      </table:table>
      <text:p text:style-name="P249"><text:span text:style-name="T139">Now modify the program so that it works the same as before but the variable name </text:span><text:span text:style-name="T9">s</text:span><text:span text:style-name="T139"> is not used after the statement that declares </text:span><text:span text:style-name="T9">p</text:span><text:span text:style-name="T139">:</text:span></text:p>
      <table:table table:name="Table80" table:style-name="Table80">
        <table:table-column table:style-name="Table80.A"/>
        <table:table-row>
          <table:table-cell table:style-name="Table80.A1" office:value-type="string">
            <text:p text:style-name="P473">int s = 0;</text:p>
            <text:p text:style-name="P473">int * p = &amp;s;</text:p>
            <text:p text:style-name="P473">// Modify code below so that variable name s is not</text:p>
            <text:p text:style-name="P473">// used.</text:p>
            <text:p text:style-name="P473">for (int i = 0; i &lt; 100; i++)</text:p>
            <text:p text:style-name="P473">{</text:p>
            <text:p text:style-name="P473"><text:s text:c="4"/>s += i;</text:p>
            <text:p text:style-name="P473"><text:s text:c="4"/>std::cout &lt;&lt; i &lt;&lt; ' ' &lt;&lt; s &lt;&lt; '\n';<text:line-break/>}</text:p>
            <text:p text:style-name="P473">std::cout &lt;&lt; "1 + ... + 100 = " &lt;&lt; <text:s/>s &lt;&lt; '\n';</text:p>
          </table:table-cell>
        </table:table-row>
      </table:table>
      <text:p text:style-name="P300"/>
      <text:p text:style-name="P249"><draw:polyline text:anchor-type="paragraph" draw:z-index="69" draw:name="Shape49" draw:style-name="gr123" draw:text-style-name="P642" svg:width="1.124in" svg:height="0.9886in" draw:transform="rotate (0.872141027221566) translate (1.93164370078689in 0.822222222222222in)" svg:viewBox="0 0 2856 2512" draw:points="0,0 2110,2512 2856,1886 1971,832"><text:p/></draw:polyline><draw:rect text:anchor-type="paragraph" draw:z-index="68" draw:name="Shape50" draw:style-name="gr6" draw:text-style-name="P643" svg:width="1.3441in" svg:height="0.2713in" svg:x="1.348in" svg:y="0.6744in"><text:p/></draw:rect><draw:frame text:anchor-type="paragraph" draw:z-index="67" draw:name="Shape51" draw:style-name="gr69" draw:text-style-name="P641" svg:width="0.198in" svg:height="0.1925in" svg:x="1.098in" svg:y="0.6846in"><draw:text-box><text:p>x</text:p></draw:text-box></draw:frame><draw:rect text:anchor-type="paragraph" draw:z-index="66" draw:name="Shape52" draw:style-name="gr79" draw:text-style-name="P644" svg:width="1.3441in" svg:height="0.2713in" svg:x="1.3374in" svg:y="0.3063in"><text:p text:style-name="P642">'$'</text:p></draw:rect><text:span text:style-name="T148">Exercise.</text:span><text:span text:style-name="T139"> If you see this picture</text:span></text:p>
      <text:p text:style-name="P263"><draw:rect text:anchor-type="paragraph" draw:z-index="65" draw:name="Shape53" draw:style-name="gr6" draw:text-style-name="P643" svg:width="2.6461in" svg:height="0.9276in" svg:x="0.7126in" svg:y="0.0091in"><text:p/></draw:rect></text:p>
      <text:p text:style-name="P263"/>
      <text:p text:style-name="P263"/>
      <text:p text:style-name="P263"/>
      <text:p text:style-name="P263"/>
      <text:p text:style-name="P263"/>
      <text:p text:style-name="P249"><text:span text:style-name="T139">can you tell me what is the type of </text:span>x<text:span text:style-name="T139">?</text:span></text:p>
      <text:p text:style-name="P252"><text:span text:style-name="T148">Exercise.</text:span><text:span text:style-name="T139"> If you see thi</text:span><text:span text:style-name="T173">s</text:span></text:p>
      <table:table table:name="Table7" table:style-name="Table7">
        <table:table-column table:style-name="Table7.A"/>
        <table:table-row>
          <table:table-cell table:style-name="Table7.A1" office:value-type="string">
            <text:p text:style-name="P513">double x = a[*b]; </text:p>
          </table:table-cell>
        </table:table-row>
      </table:table>
      <text:p text:style-name="P258"><text:span text:style-name="T139">can you tell me what is the type of </text:span><text:span text:style-name="T9">b</text:span><text:span text:style-name="T139">?</text:span></text:p>
      <text:p text:style-name="P271"><text:soft-page-break/></text:p>
      <text:p text:style-name="P271"/>
      <text:p text:style-name="P253"><text:span text:style-name="T148">Exercise.</text:span><text:span text:style-name="T139"> If you see thi</text:span><text:span text:style-name="T173">s</text:span></text:p>
      <table:table table:name="Table10" table:style-name="Table10">
        <table:table-column table:style-name="Table10.A"/>
        <table:table-row>
          <table:table-cell table:style-name="Table10.A1" office:value-type="string">
            <text:p text:style-name="P514"><text:span text:style-name="T416">std::cout &lt;&lt;</text:span> x % <text:span text:style-name="T416">(*y)</text:span>; </text:p>
          </table:table-cell>
        </table:table-row>
      </table:table>
      <text:p text:style-name="P259"><text:span text:style-name="T139">can you tell me what is the type of </text:span><text:span text:style-name="T49">y</text:span><text:span text:style-name="T139">?</text:span></text:p>
      <text:p text:style-name="P272"/>
      <text:p text:style-name="P272"/>
      <text:p text:style-name="P295"><text:span text:style-name="T1">Exercise.</text:span> Complete this:</text:p>
      <table:table table:name="Table176" table:style-name="Table176">
        <table:table-column table:style-name="Table176.A"/>
        <table:table-row>
          <table:table-cell table:style-name="Table176.A1" office:value-type="string">
            <text:p text:style-name="P516">void nextprime(int * p)</text:p>
            <text:p text:style-name="P516">{</text:p>
            <text:p text:style-name="P516">}</text:p>
            <text:p text:style-name="P516">int main()</text:p>
            <text:p text:style-name="P516">{</text:p>
            <text:p text:style-name="P516"><text:s text:c="4"/>int x = <text:span text:style-name="T419">7</text:span>;</text:p>
            <text:p text:style-name="P516"/>
            <text:p text:style-name="P516"><text:s text:c="4"/>nextprime(&amp;x); // x becomes <text:span text:style-name="T419">11</text:span></text:p>
            <text:p text:style-name="P516"><text:s text:c="4"/>std::cout &lt;&lt; x &lt;&lt; std::endl;</text:p>
            <text:p text:style-name="P516"/>
            <text:p text:style-name="P516"><text:s text:c="4"/>nextprime(&amp;x); // x becomes <text:span text:style-name="T418">13</text:span></text:p>
            <text:p text:style-name="P516"><text:s text:c="4"/>std::cout &lt;&lt; x &lt;&lt; std::endl;</text:p>
            <text:p text:style-name="P516"/>
            <text:p text:style-name="P516"><text:s text:c="4"/>nextprime(&amp;x); // x becomes <text:span text:style-name="T418">17</text:span></text:p>
            <text:p text:style-name="P516"><text:s text:c="4"/>std::cout &lt;&lt; x &lt;&lt; std::endl;</text:p>
            <text:p text:style-name="P516"/>
            <text:p text:style-name="P516"><text:s text:c="4"/>return 0;<text:line-break/>}</text:p>
          </table:table-cell>
        </table:table-row>
      </table:table>
      <text:p text:style-name="P295"/>
      <text:p text:style-name="P295"/>
      <text:p text:style-name="P292"><text:span text:style-name="T1">Exercise.</text:span> Can you apply the pre- and post-increment operators to <text:span text:style-name="T9">*p</text:span> where <text:span text:style-name="T9">p</text:span> is a pointer to an <text:span text:style-name="T9">int</text:span>? </text:p>
      <table:table table:name="Table149" table:style-name="Table149">
        <table:table-column table:style-name="Table149.A"/>
        <table:table-row>
          <table:table-cell table:style-name="Table149.A1" office:value-type="string">
            <text:p text:style-name="P495">++(*p);</text:p>
            <text:p text:style-name="P495">(*p)++;</text:p>
            <text:p text:style-name="P495">--(*p);</text:p>
            <text:p text:style-name="P495">(*p)--;</text:p>
          </table:table-cell>
        </table:table-row>
      </table:table>
      <text:p text:style-name="P292"><text:span text:style-name="T362">Do you need the parentheses? </text:span>Can you apply the augmented assignment operators to <text:span text:style-name="T9">*p?</text:span></text:p>
      <text:p text:style-name="P306"/>
      <text:p text:style-name="P306"/>
      <text:p text:style-name="P263">Note that if you do not assign a memory address to your pointer, it would have an arbitrary <text:span text:style-name="T308">address </text:span>value, pointing to some arbitrary value. <text:span text:style-name="T362">Reading </text:span>that value might result result in printing something that looks like garbage. It might even cause <text:span text:style-name="T408">your program to crash</text:span> if you do not have access rights to that location!!!</text:p>
      <text:p text:style-name="P263"/>
      <text:p text:style-name="P291">Another thing to note is that the dereferencing operator works with an address – it does not have to be applied to a pointer. In other words if you’re doing this:</text:p>
      <table:table table:name="Table84" table:style-name="Table84">
        <table:table-column table:style-name="Table84.A"/>
        <table:table-row>
          <table:table-cell table:style-name="Table84.A1" office:value-type="string">
            <text:p text:style-name="P493">std::cout &lt;&lt; *p &lt;&lt; std::endl;</text:p>
          </table:table-cell>
        </table:table-row>
      </table:table>
      <text:p text:style-name="P291"><text:span text:style-name="T408">a</text:span>nd if you know that <text:span text:style-name="T9">p</text:span> has value 124500, then the above can also be</text:p>
      <table:table table:name="Table135" table:style-name="Table135">
        <table:table-column table:style-name="Table135.A"/>
        <table:table-row>
          <table:table-cell table:style-name="Table135.A1" office:value-type="string">
            <text:p text:style-name="P493">std::cout &lt;&lt; *124500 &lt;&lt; std::endl;</text:p>
          </table:table-cell>
        </table:table-row>
      </table:table>
      <text:p text:style-name="P291"/>
      <text:p text:style-name="P291"/>
      <text:p text:style-name="P151"><text:soft-page-break/><text:span text:style-name="T1">Exercise. </text:span><text:span text:style-name="T396">First get a strong cup of coffee … now … What is the output? Or is there an error?</text:span></text:p>
      <table:table table:name="Table41" table:style-name="Table41">
        <table:table-column table:style-name="Table41.A"/>
        <table:table-row>
          <table:table-cell table:style-name="Table41.A1" office:value-type="string">
            <text:p text:style-name="P508">#include &lt;iostream&gt;</text:p>
            <text:p text:style-name="P508"/>
            <text:p text:style-name="P508"><text:span text:style-name="T396">int *</text:span> f(int * x)</text:p>
            <text:p text:style-name="P508">{</text:p>
            <text:p text:style-name="P508"><text:s text:c="4"/><text:span text:style-name="T396">return x;</text:span><text:line-break/>}</text:p>
            <text:p text:style-name="P508"/>
            <text:p text:style-name="P508"><text:span text:style-name="T396">int </text:span>f(int x)</text:p>
            <text:p text:style-name="P508">{</text:p>
            <text:p text:style-name="P508"><text:s text:c="4"/><text:span text:style-name="T396">return x;</text:span><text:line-break/>}</text:p>
            <text:p text:style-name="P508"/>
            <text:p text:style-name="P508">int main()</text:p>
            <text:p text:style-name="P508">{</text:p>
            <text:p text:style-name="P508"><text:s text:c="4"/>int a = <text:span text:style-name="T396">21</text:span>;</text:p>
            <text:p text:style-name="P508"><text:s text:c="4"/>std::cout &lt;&lt; *<text:span text:style-name="T396">f(&amp;a)</text:span> <text:span text:style-name="T396">+ f(a) </text:span>&lt;&lt; std::endl;</text:p>
            <text:p text:style-name="P508"><text:s text:c="4"/>return 0;<text:line-break/>}</text:p>
          </table:table-cell>
        </table:table-row>
      </table:table>
      <text:p text:style-name="P28">Verify! <text:span text:style-name="T397">(Draw a picture if you need to.)</text:span></text:p>
      <text:p text:style-name="P28"/>
      <text:p text:style-name="P449"/>
      <text:p text:style-name="P151"><text:span text:style-name="T1">Exercise. </text:span><text:span text:style-name="T397">Sip your coffee … another one … What is the output? Or is there an error?</text:span></text:p>
      <table:table table:name="Table164" table:style-name="Table164">
        <table:table-column table:style-name="Table164.A"/>
        <table:table-row>
          <table:table-cell table:style-name="Table164.A1" office:value-type="string">
            <text:p text:style-name="P508">#include &lt;iostream&gt;</text:p>
            <text:p text:style-name="P508"/>
            <text:p text:style-name="P509">int h(int * z)</text:p>
            <text:p text:style-name="P509">{</text:p>
            <text:p text:style-name="P509"><text:s text:c="4"/>return *z;<text:line-break/>}</text:p>
            <text:p text:style-name="P509"/>
            <text:p text:style-name="P507">int * g(int * y)</text:p>
            <text:p text:style-name="P507">{</text:p>
            <text:p text:style-name="P507"><text:s text:c="4"/>return y;<text:line-break/>}<text:line-break/></text:p>
            <text:p text:style-name="P508"><text:span text:style-name="T396">int *</text:span> f(int * x)</text:p>
            <text:p text:style-name="P508">{</text:p>
            <text:p text:style-name="P508"><text:s text:c="4"/><text:span text:style-name="T398">return (&amp;x == NULL ? NULL : g(x));</text:span></text:p>
            <text:p text:style-name="P508">}</text:p>
            <text:p text:style-name="P508"/>
            <text:p text:style-name="P508">int main()</text:p>
            <text:p text:style-name="P508">{</text:p>
            <text:p text:style-name="P508"><text:s text:c="4"/>int a = <text:span text:style-name="T398">21</text:span>;</text:p>
            <text:p text:style-name="P508"><text:s text:c="4"/>std::cout &lt;&lt; *<text:span text:style-name="T396">f(&amp;a)</text:span> <text:span text:style-name="T396">+ h(&amp;a) </text:span>&lt;&lt; std::endl;</text:p>
            <text:p text:style-name="P508"><text:s text:c="4"/>return 0;<text:line-break/>}</text:p>
          </table:table-cell>
        </table:table-row>
      </table:table>
      <text:p text:style-name="P29">Verify!</text:p>
      <text:p text:style-name="P422">Assignment Operator</text:p>
      <text:p text:style-name="P368"/>
      <text:p text:style-name="P368"><text:span text:style-name="T409">I</text:span>t's not too surprising that you can do assignments on pointers …</text:p>
      <text:p text:style-name="P368"/>
      <text:p text:style-name="P368"><text:soft-page-break/>First try to guess what this does:</text:p>
      <table:table table:name="Table18" table:style-name="Table18">
        <table:table-column table:style-name="Table18.A"/>
        <table:table-row>
          <table:table-cell table:style-name="Table18.A1" office:value-type="string">
            <text:p text:style-name="P124">int x = 42;</text:p>
            <text:p text:style-name="P124">int y = 123;</text:p>
            <text:p text:style-name="P574"/>
            <text:p text:style-name="P122">int * p = &amp;x;</text:p>
            <text:p text:style-name="P122">int * q = &amp;y;</text:p>
            <text:p text:style-name="P122">std::cout &lt;&lt; *p &lt;&lt; "\n";</text:p>
            <text:p text:style-name="P574"/>
            <text:p text:style-name="P122">p = q;</text:p>
            <text:p text:style-name="P210">std::cout &lt;&lt; *p &lt;&lt; "\n";</text:p>
          </table:table-cell>
        </table:table-row>
      </table:table>
      <text:p text:style-name="P368">Now run it and verify.</text:p>
      <text:p text:style-name="P368"/>
      <text:p text:style-name="P368">Here are some pictures. Up to this point:</text:p>
      <table:table table:name="Table74" table:style-name="Table74">
        <table:table-column table:style-name="Table74.A"/>
        <table:table-row>
          <table:table-cell table:style-name="Table74.A1" office:value-type="string">
            <text:p text:style-name="P124">int x = 42;</text:p>
            <text:p text:style-name="P124">int y = 123;</text:p>
            <text:p text:style-name="P574"/>
            <text:p text:style-name="P122">int * p = &amp;x;</text:p>
            <text:p text:style-name="P122">int * q = &amp;y;</text:p>
            <text:p text:style-name="P122">std::cout &lt;&lt; *p &lt;&lt; "\n";</text:p>
          </table:table-cell>
        </table:table-row>
      </table:table>
      <text:p text:style-name="P368">the memory model looks like this:</text:p>
      <text:p text:style-name="P368"><draw:g text:anchor-type="paragraph" draw:z-index="3" draw:name="Shape54" draw:style-name="gr8"><draw:rect draw:style-name="gr9" draw:text-style-name="P643" svg:width="2.6461in" svg:height="1.6358in" svg:x="0.7126in" svg:y="0.0909in"><text:p/></draw:rect><draw:frame draw:style-name="gr58" draw:text-style-name="P641" svg:width="0.198in" svg:height="0.1925in" svg:x="1.0878in" svg:y="0.2236in"><draw:text-box><text:p>x</text:p></draw:text-box></draw:frame><draw:rect draw:style-name="gr11" draw:text-style-name="P644" svg:width="1.3441in" svg:height="0.2713in" svg:x="1.3378in" svg:y="0.213in"><text:p text:style-name="P642">42</text:p></draw:rect><draw:frame draw:style-name="gr58" draw:text-style-name="P641" svg:width="0.198in" svg:height="0.1925in" svg:x="1.0878in" svg:y="0.6299in"><draw:text-box><text:p>y</text:p></draw:text-box></draw:frame><draw:rect draw:style-name="gr11" draw:text-style-name="P644" svg:width="1.3441in" svg:height="0.2713in" svg:x="1.3378in" svg:y="0.6193in"><text:p text:style-name="P642">123</text:p></draw:rect><draw:frame draw:style-name="gr58" draw:text-style-name="P641" svg:width="0.198in" svg:height="0.1925in" svg:x="1.098in" svg:y="0.998in"><draw:text-box><text:p>p</text:p></draw:text-box></draw:frame><draw:rect draw:style-name="gr9" draw:text-style-name="P643" svg:width="1.3441in" svg:height="0.2713in" svg:x="1.348in" svg:y="0.9874in"><text:p/></draw:rect><draw:frame draw:style-name="gr58" draw:text-style-name="P641" svg:width="0.198in" svg:height="0.1925in" svg:x="1.0878in" svg:y="1.3555in"><draw:text-box><text:p>q</text:p></draw:text-box></draw:frame><draw:rect draw:style-name="gr9" draw:text-style-name="P643" svg:width="1.3441in" svg:height="0.2713in" svg:x="1.3378in" svg:y="1.3453in"><text:p/></draw:rect><draw:polyline draw:style-name="gr124" draw:text-style-name="P642" svg:width="1.3819in" svg:height="0.9327in" draw:transform="rotate (0.872141027221566) translate (2.00416666666618in 1.12708333333333in)" svg:viewBox="0 0 3511 2370" draw:points="0,0 1991,2370 3511,1094 2626,41"><text:p/></draw:polyline><draw:polyline draw:style-name="gr124" draw:text-style-name="P642" svg:width="1.1689in" svg:height="0.7173in" draw:transform="rotate (0.872141027221566) translate (2.01458333333273in 1.48085629921277in)" svg:viewBox="0 0 2970 1823" draw:points="0,0 1532,1823 2970,615 2528,88"><text:p/></draw:polyline></draw:g></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The next statement</text:p>
      <table:table table:name="Table75" table:style-name="Table75">
        <table:table-column table:style-name="Table75.A"/>
        <table:table-row>
          <table:table-cell table:style-name="Table75.A1" office:value-type="string">
            <text:p text:style-name="P122">p = q;</text:p>
          </table:table-cell>
        </table:table-row>
      </table:table>
      <text:p text:style-name="P368">gives the memory address in <text:span text:style-name="T9">q</text:span> to <text:span text:style-name="T9">p</text:span>. Since <text:span text:style-name="T9">q</text:span> has the memory address of <text:span text:style-name="T9">y</text:span>, this means that <text:span text:style-name="T9">p</text:span> ends up with the memory address of <text:span text:style-name="T9">y</text:span><text:span text:style-name="T139">. </text:span><text:span text:style-name="T172">So we get</text:span></text:p>
      <text:p text:style-name="P429"><draw:rect text:anchor-type="paragraph" draw:z-index="4" draw:name="Shape55" draw:style-name="gr6" draw:text-style-name="P643" svg:width="2.6461in" svg:height="1.6425in" svg:x="0.7126in" svg:y="0.039in"><text:p/></draw:rect><draw:frame text:anchor-type="paragraph" draw:z-index="5" draw:name="Shape56" draw:style-name="gr69" draw:text-style-name="P641" svg:width="0.198in" svg:height="0.1925in" svg:x="1.0874in" svg:y="0.1744in"><draw:text-box><text:p>x</text:p></draw:text-box></draw:frame><draw:rect text:anchor-type="paragraph" draw:z-index="6" draw:name="Shape57" draw:style-name="gr79" draw:text-style-name="P644" svg:width="1.3441in" svg:height="0.2713in" svg:x="1.3374in" svg:y="0.1638in"><text:p text:style-name="P642">42</text:p></draw:rect><draw:frame text:anchor-type="paragraph" draw:z-index="7" draw:name="Shape58" draw:style-name="gr69" draw:text-style-name="P641" svg:width="0.198in" svg:height="0.1925in" svg:x="1.0874in" svg:y="0.5807in"><draw:text-box><text:p>y</text:p></draw:text-box></draw:frame><draw:rect text:anchor-type="paragraph" draw:z-index="8" draw:name="Shape59" draw:style-name="gr79" draw:text-style-name="P644" svg:width="1.3441in" svg:height="0.2713in" svg:x="1.3374in" svg:y="0.5701in"><text:p text:style-name="P642">123</text:p></draw:rect><draw:frame text:anchor-type="paragraph" draw:z-index="9" draw:name="Shape60" draw:style-name="gr69" draw:text-style-name="P641" svg:width="0.198in" svg:height="0.1925in" svg:x="1.098in" svg:y="0.9484in"><draw:text-box><text:p>p</text:p></draw:text-box></draw:frame><draw:rect text:anchor-type="paragraph" draw:z-index="10" draw:name="Shape61" draw:style-name="gr6" draw:text-style-name="P643" svg:width="1.3441in" svg:height="0.2713in" svg:x="1.348in" svg:y="0.9382in"><text:p/></draw:rect><draw:frame text:anchor-type="paragraph" draw:z-index="11" draw:name="Shape62" draw:style-name="gr69" draw:text-style-name="P641" svg:width="0.198in" svg:height="0.1925in" svg:x="1.0874in" svg:y="1.3063in"><draw:text-box><text:p>q</text:p></draw:text-box></draw:frame><draw:polyline text:anchor-type="paragraph" draw:z-index="13" draw:name="Shape63" draw:style-name="gr123" draw:text-style-name="P642" svg:width="1.3819in" svg:height="0.9327in" draw:transform="rotate (0.872141027221566) translate (2.0041666666661in 1.07777777777778in)" svg:viewBox="0 0 3511 2370" draw:points="0,0 1991,2370 3511,1094 2093,488"><text:p/></draw:polyline><draw:polyline text:anchor-type="paragraph" draw:z-index="14" draw:name="Shape64" draw:style-name="gr123" draw:text-style-name="P642" svg:width="1.1689in" svg:height="0.7173in" draw:transform="rotate (0.872141027221566) translate (2.01458333333214in 1.43155074365705in)" svg:viewBox="0 0 2970 1823" draw:points="0,0 1532,1823 2970,615 2528,88"><text:p/></draw:polyline></text:p>
      <text:p text:style-name="P368"/>
      <text:p text:style-name="P300"/>
      <text:p text:style-name="P300"/>
      <text:p text:style-name="P300"/>
      <text:p text:style-name="P300"/>
      <text:p text:style-name="P300"/>
      <text:p text:style-name="P300"/>
      <text:p text:style-name="P300"><draw:rect text:anchor-type="paragraph" draw:z-index="12" draw:name="Shape65" draw:style-name="gr6" draw:text-style-name="P643" svg:width="1.3441in" svg:height="0.2713in" svg:x="1.3374in" svg:y="0.0201in"><text:p/></draw:rect></text:p>
      <text:p text:style-name="P300"/>
      <text:p text:style-name="P300"/>
      <text:p text:style-name="P300"/>
      <text:p text:style-name="P249"><text:span text:style-name="T139">Since </text:span><text:span text:style-name="T9">p</text:span><text:span text:style-name="T139"> points to </text:span><text:span text:style-name="T9">y</text:span><text:span text:style-name="T139">, or rather, </text:span><text:span text:style-name="T9">p</text:span><text:span text:style-name="T139"> point to the </text:span><text:span text:style-name="T9">int</text:span><text:span text:style-name="T139"> box that contains the value of </text:span><text:span text:style-name="T9">y</text:span><text:span text:style-name="T139">, of course </text:span><text:span text:style-name="T9">*p</text:span><text:span text:style-name="T139"> gives us </text:span><text:span text:style-name="T9">123</text:span><text:span text:style-name="T139">.</text:span></text:p>
      <text:p text:style-name="P300"/>
      <text:p text:style-name="P281"><text:span text:style-name="T307">L</text:span>et me explain everything above <text:span text:style-name="T410">all over again, this time </text:span>using <text:span text:style-name="T410">(made up) </text:span>memory address<text:span text:style-name="T299">es … </text:span><text:span text:style-name="T181">PAY ATTENTION!</text:span></text:p>
      <text:p text:style-name="P447"><text:soft-page-break/></text:p>
      <text:p text:style-name="P447"><draw:frame text:anchor-type="paragraph" draw:z-index="250" draw:name="Shape14" draw:style-name="gr1" draw:text-style-name="P640" svg:width="1.9378in" svg:height="1.3106in" svg:x="5.0252in" svg:y="0.2634in"><draw:text-box><text:p><text:span text:style-name="T139">The address are made up. Don’t worry about them. I just gave the values of x and y addresses to illustrate the concepts below.</text:span></text:p></draw:text-box></draw:frame>Here’s the above code again, except that I’ve included some made-up addresses for the value of <text:span text:style-name="T9">x</text:span> and the value of <text:span text:style-name="T9">y</text:span>:</text:p>
      <table:table table:name="Table137" table:style-name="Table137">
        <table:table-column table:style-name="Table137.A"/>
        <table:table-row>
          <table:table-cell table:style-name="Table137.A1" office:value-type="string">
            <text:p text:style-name="P125">int x = 42; <text:s text:c="8"/>// <text:span text:style-name="T300">value of x is at address 80000</text:span></text:p>
            <text:p text:style-name="P125">int y = 123; <text:s text:c="7"/>// <text:span text:style-name="T300">value of y is at address 80004</text:span></text:p>
            <text:p text:style-name="P575"/>
            <text:p text:style-name="P211">...</text:p>
          </table:table-cell>
        </table:table-row>
      </table:table>
      <text:p text:style-name="P375">At this point in the code</text:p>
      <table:table table:name="Table138" table:style-name="Table138">
        <table:table-column table:style-name="Table138.A"/>
        <table:table-row>
          <table:table-cell table:style-name="Table138.A1" office:value-type="string">
            <text:p text:style-name="P126">int x = 42; <text:s text:c="8"/>// <text:span text:style-name="T300">value of x is at address 80000</text:span></text:p>
            <text:p text:style-name="P126">int y = 123; <text:s text:c="7"/>// <text:span text:style-name="T300">value of y is at address 80004</text:span></text:p>
            <text:p text:style-name="P576"/>
            <text:p text:style-name="P123">int * p = &amp;x; <text:s text:c="6"/>// <text:span text:style-name="T300">p = 80000</text:span></text:p>
            <text:p text:style-name="P123">int * q = &amp;y; <text:s text:c="6"/>// <text:span text:style-name="T300">q = 80004</text:span></text:p>
            <text:p text:style-name="P123">std::cout &lt;&lt; *p &lt;&lt; "\n";</text:p>
          </table:table-cell>
        </table:table-row>
      </table:table>
      <text:p text:style-name="P375">the picture look<text:span text:style-name="T307">s</text:span> like this:</text:p>
      <text:p text:style-name="P383"/>
      <text:p text:style-name="P300"><draw:g text:anchor-type="paragraph" draw:z-index="130" draw:name="Shape66" draw:style-name="gr8"><draw:rect draw:style-name="gr9" draw:text-style-name="P643" svg:width="2.6461in" svg:height="2.2906in" svg:x="0.7126in" svg:y="0.022in"><text:p/></draw:rect><draw:frame draw:style-name="gr58" draw:text-style-name="P641" svg:width="0.198in" svg:height="0.1925in" svg:x="1.0878in" svg:y="0.3937in"><draw:text-box><text:p>x</text:p></draw:text-box></draw:frame><draw:rect draw:style-name="gr11" draw:text-style-name="P644" svg:width="1.3441in" svg:height="0.2713in" svg:x="1.3378in" svg:y="0.3839in"><text:p text:style-name="P642">42</text:p></draw:rect><draw:frame draw:style-name="gr58" draw:text-style-name="P641" svg:width="0.198in" svg:height="0.1925in" svg:x="1.0772in" svg:y="0.9909in"><draw:text-box><text:p>y</text:p></draw:text-box></draw:frame><draw:rect draw:style-name="gr11" draw:text-style-name="P644" svg:width="1.3441in" svg:height="0.2713in" svg:x="1.3272in" svg:y="0.9803in"><text:p text:style-name="P642">123</text:p></draw:rect><draw:frame draw:style-name="gr58" draw:text-style-name="P641" svg:width="0.198in" svg:height="0.1925in" svg:x="1.0878in" svg:y="1.4213in"><draw:text-box><text:p>p</text:p></draw:text-box></draw:frame><draw:rect draw:style-name="gr11" draw:text-style-name="P644" svg:width="1.3441in" svg:height="0.2713in" svg:x="1.3378in" svg:y="1.411in"><text:p text:style-name="P642">80000</text:p></draw:rect><draw:frame draw:style-name="gr58" draw:text-style-name="P641" svg:width="0.198in" svg:height="0.1925in" svg:x="1.098in" svg:y="1.8937in"><draw:text-box><text:p>q</text:p></draw:text-box></draw:frame><draw:rect draw:style-name="gr11" draw:text-style-name="P644" svg:width="1.3441in" svg:height="0.2713in" svg:x="1.348in" svg:y="1.8413in"><text:p text:style-name="P642">80004</text:p></draw:rect><draw:frame draw:name="Shape5" draw:style-name="gr121" draw:text-style-name="P659" svg:width="0.6776in" svg:height="0.2488in" svg:x="1.3378in" svg:y="0.1976in"><draw:text-box><text:p><text:span text:style-name="T452">80000</text:span></text:p></draw:text-box></draw:frame><draw:frame draw:name="Shape5" draw:style-name="gr121" draw:text-style-name="P659" svg:width="0.6776in" svg:height="0.2488in" svg:x="1.3272in" svg:y="0.7937in"><draw:text-box><text:p><text:span text:style-name="T452">80004</text:span></text:p></draw:text-box></draw:frame></draw:g></text:p>
      <text:p text:style-name="P300"/>
      <text:p text:style-name="P300"/>
      <text:p text:style-name="P300"/>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and if I draw in arrows for pointers <text:span text:style-name="T307">to help us see the pointer-to-value relationship </text:span>it would look like this:</text:p>
      <text:p text:style-name="P303"><draw:g text:anchor-type="paragraph" draw:z-index="115" draw:name="Shape67" draw:style-name="gr8"><draw:rect draw:style-name="gr9" draw:text-style-name="P643" svg:width="2.6461in" svg:height="2.2906in" svg:x="0.7126in" svg:y="0.022in"><text:p/></draw:rect><draw:frame draw:style-name="gr58" draw:text-style-name="P641" svg:width="0.198in" svg:height="0.1925in" svg:x="1.0878in" svg:y="0.3937in"><draw:text-box><text:p>x</text:p></draw:text-box></draw:frame><draw:rect draw:style-name="gr11" draw:text-style-name="P644" svg:width="1.3441in" svg:height="0.2713in" svg:x="1.3378in" svg:y="0.3839in"><text:p text:style-name="P642">42</text:p></draw:rect><draw:frame draw:style-name="gr58" draw:text-style-name="P641" svg:width="0.198in" svg:height="0.1925in" svg:x="1.0772in" svg:y="0.9909in"><draw:text-box><text:p>y</text:p></draw:text-box></draw:frame><draw:rect draw:style-name="gr11" draw:text-style-name="P644" svg:width="1.3441in" svg:height="0.2713in" svg:x="1.3272in" svg:y="0.9803in"><text:p text:style-name="P642">123</text:p></draw:rect><draw:frame draw:style-name="gr58" draw:text-style-name="P641" svg:width="0.198in" svg:height="0.1925in" svg:x="1.0878in" svg:y="1.4213in"><draw:text-box><text:p>p</text:p></draw:text-box></draw:frame><draw:rect draw:style-name="gr11" draw:text-style-name="P644" svg:width="1.3441in" svg:height="0.2713in" svg:x="1.3378in" svg:y="1.411in"><text:p text:style-name="P642">80000</text:p></draw:rect><draw:frame draw:style-name="gr58" draw:text-style-name="P641" svg:width="0.198in" svg:height="0.1925in" svg:x="1.098in" svg:y="1.8937in"><draw:text-box><text:p>q</text:p></draw:text-box></draw:frame><draw:rect draw:style-name="gr11" draw:text-style-name="P644" svg:width="1.3441in" svg:height="0.2713in" svg:x="1.348in" svg:y="1.8413in"><text:p text:style-name="P642">80004</text:p></draw:rect><draw:polyline draw:style-name="gr124" draw:text-style-name="P642" svg:width="1.4012in" svg:height="1.0854in" draw:transform="rotate (0.872141027221566) translate (2.00379791988245in 1.32594242625354in)" svg:viewBox="0 0 3560 2758" draw:points="0,934 1532,2758 3560,1053 2675,0"><text:p/></draw:polyline><draw:polyline draw:style-name="gr124" draw:text-style-name="P642" svg:width="1.0937in" svg:height="0.7591in" draw:transform="rotate (0.872141027221566) translate (2.07922578560982in 1.81471783757677in)" svg:viewBox="0 0 2779 1929" draw:points="0,649 1109,1929 2779,527 2336,0"><text:p/></draw:polyline><draw:frame draw:name="Shape5" draw:style-name="gr121" draw:text-style-name="P659" svg:width="0.6776in" svg:height="0.2488in" svg:x="1.3378in" svg:y="0.1976in"><draw:text-box><text:p><text:span text:style-name="T452">80000</text:span></text:p></draw:text-box></draw:frame><draw:frame draw:name="Shape5" draw:style-name="gr121" draw:text-style-name="P659" svg:width="0.6776in" svg:height="0.2488in" svg:x="1.3272in" svg:y="0.7937in"><draw:text-box><text:p><text:span text:style-name="T452">80004</text:span></text:p></draw:text-box></draw:frame></draw:g></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448"><text:span text:style-name="T307">Next, t</text:span>he statement</text:p>
      <table:table table:name="Table139" table:style-name="Table139">
        <table:table-column table:style-name="Table139.A"/>
        <table:table-row>
          <table:table-cell table:style-name="Table139.A1" office:value-type="string">
            <text:p text:style-name="P123">p = q;</text:p>
          </table:table-cell>
        </table:table-row>
      </table:table>
      <text:p text:style-name="P376">gives the value of <text:span text:style-name="T9">q</text:span> to <text:span text:style-name="T9">p</text:span>. <text:span text:style-name="T302">The value of </text:span><text:span text:style-name="T9">q</text:span><text:span text:style-name="T302"> is 80004. Therefore the value of </text:span><text:span text:style-name="T94">p</text:span><text:span text:style-name="T302"> becomes 80004. T</text:span>he diagram <text:span text:style-name="T302">now looks like this:</text:span></text:p>
      <text:p text:style-name="P375"><draw:g text:anchor-type="paragraph" draw:z-index="116" draw:name="Shape68" draw:style-name="gr8"><draw:rect draw:style-name="gr9" draw:text-style-name="P643" svg:width="2.6461in" svg:height="2.2906in" svg:x="0.7126in" svg:y="0.022in"><text:p/></draw:rect><draw:frame draw:style-name="gr58" draw:text-style-name="P641" svg:width="0.198in" svg:height="0.1925in" svg:x="1.0878in" svg:y="0.3937in"><draw:text-box><text:p>x</text:p></draw:text-box></draw:frame><draw:rect draw:style-name="gr11" draw:text-style-name="P644" svg:width="1.3441in" svg:height="0.2713in" svg:x="1.3378in" svg:y="0.3839in"><text:p text:style-name="P642">42</text:p></draw:rect><draw:frame draw:style-name="gr58" draw:text-style-name="P641" svg:width="0.198in" svg:height="0.1925in" svg:x="1.0772in" svg:y="0.9909in"><draw:text-box><text:p>y</text:p></draw:text-box></draw:frame><draw:rect draw:style-name="gr11" draw:text-style-name="P644" svg:width="1.3441in" svg:height="0.2713in" svg:x="1.3272in" svg:y="0.9803in"><text:p text:style-name="P642">123</text:p></draw:rect><draw:frame draw:style-name="gr58" draw:text-style-name="P641" svg:width="0.198in" svg:height="0.1925in" svg:x="1.0878in" svg:y="1.4213in"><draw:text-box><text:p>p</text:p></draw:text-box></draw:frame><draw:rect draw:style-name="gr11" draw:text-style-name="P644" svg:width="1.3441in" svg:height="0.2713in" svg:x="1.3378in" svg:y="1.411in"><text:p text:style-name="P642">80004</text:p></draw:rect><draw:frame draw:style-name="gr58" draw:text-style-name="P641" svg:width="0.198in" svg:height="0.1925in" svg:x="1.098in" svg:y="1.8937in"><draw:text-box><text:p>q</text:p></draw:text-box></draw:frame><draw:rect draw:style-name="gr11" draw:text-style-name="P644" svg:width="1.3441in" svg:height="0.2713in" svg:x="1.348in" svg:y="1.8413in"><text:p text:style-name="P642">80004</text:p></draw:rect><draw:frame draw:name="Shape5" draw:style-name="gr121" draw:text-style-name="P659" svg:width="0.6776in" svg:height="0.2488in" svg:x="1.3378in" svg:y="0.1976in"><draw:text-box><text:p><text:span text:style-name="T452">80000</text:span></text:p></draw:text-box></draw:frame><draw:frame draw:name="Shape5" draw:style-name="gr121" draw:text-style-name="P659" svg:width="0.6776in" svg:height="0.2488in" svg:x="1.3272in" svg:y="0.7937in"><draw:text-box><text:p><text:span text:style-name="T452">80004</text:span></text:p></draw:text-box></draw:frame></draw:g><text:soft-page-break/></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00"/>
      <text:p text:style-name="P300"/>
      <text:p text:style-name="P300"/>
      <text:p text:style-name="P283">And if I now draw the arrows, I have</text:p>
      <text:p text:style-name="P305"><draw:rect text:anchor-type="paragraph" draw:z-index="117" draw:name="Shape69" draw:style-name="gr6" draw:text-style-name="P643" svg:width="2.6461in" svg:height="2.2906in" svg:x="0.7126in" svg:y="0.022in"><text:p/></draw:rect><draw:frame text:anchor-type="paragraph" draw:z-index="118" draw:name="Shape70" draw:style-name="gr69" draw:text-style-name="P641" svg:width="0.198in" svg:height="0.1925in" svg:x="1.0874in" svg:y="0.3945in"><draw:text-box><text:p>x</text:p></draw:text-box></draw:frame><draw:rect text:anchor-type="paragraph" draw:z-index="119" draw:name="Shape71" draw:style-name="gr79" draw:text-style-name="P644" svg:width="1.3441in" svg:height="0.2713in" svg:x="1.3374in" svg:y="0.3839in"><text:p text:style-name="P642">42</text:p></draw:rect><draw:frame text:anchor-type="paragraph" draw:z-index="120" draw:name="Shape72" draw:style-name="gr69" draw:text-style-name="P641" svg:width="0.198in" svg:height="0.1925in" svg:x="1.0772in" svg:y="0.9909in"><draw:text-box><text:p>y</text:p></draw:text-box></draw:frame><draw:rect text:anchor-type="paragraph" draw:z-index="121" draw:name="Shape73" draw:style-name="gr79" draw:text-style-name="P644" svg:width="1.3441in" svg:height="0.2713in" svg:x="1.3272in" svg:y="0.9807in"><text:p text:style-name="P642">123</text:p></draw:rect><draw:frame text:anchor-type="paragraph" draw:z-index="122" draw:name="Shape74" draw:style-name="gr69" draw:text-style-name="P641" svg:width="0.198in" svg:height="0.1925in" svg:x="1.0874in" svg:y="1.4217in"><draw:text-box><text:p>p</text:p></draw:text-box></draw:frame><draw:rect text:anchor-type="paragraph" draw:z-index="123" draw:name="Shape75" draw:style-name="gr79" draw:text-style-name="P644" svg:width="1.3441in" svg:height="0.2713in" svg:x="1.3374in" svg:y="1.411in"><text:p text:style-name="P642">80004</text:p></draw:rect><draw:frame text:anchor-type="paragraph" draw:z-index="124" draw:name="Shape76" draw:style-name="gr69" draw:text-style-name="P641" svg:width="0.198in" svg:height="0.1925in" svg:x="1.098in" svg:y="1.8937in"><draw:text-box><text:p>q</text:p></draw:text-box></draw:frame><draw:rect text:anchor-type="paragraph" draw:z-index="125" draw:name="Shape77" draw:style-name="gr79" draw:text-style-name="P644" svg:width="1.3441in" svg:height="0.2713in" svg:x="1.348in" svg:y="1.8417in"><text:p text:style-name="P642">80004</text:p></draw:rect><draw:polyline text:anchor-type="paragraph" draw:z-index="127" draw:name="Shape78" draw:style-name="gr123" draw:text-style-name="P642" svg:width="1.0937in" svg:height="0.7591in" draw:transform="rotate (0.872141027221566) translate (2.07922578560968in 1.81471783757677in)" svg:viewBox="0 0 2779 1929" draw:points="0,649 1109,1929 2779,527 2336,0"><text:p/></draw:polyline><draw:frame text:anchor-type="paragraph" draw:z-index="128" draw:name="Shape5" draw:style-name="gr122" draw:text-style-name="P659" svg:width="0.6776in" svg:height="0.2488in" svg:x="1.3374in" svg:y="0.198in"><draw:text-box><text:p><text:span text:style-name="T452">80000</text:span></text:p></draw:text-box></draw:frame><draw:frame text:anchor-type="paragraph" draw:z-index="129" draw:name="Shape5" draw:style-name="gr122" draw:text-style-name="P659" svg:width="0.6776in" svg:height="0.2488in" svg:x="1.3272in" svg:y="0.7945in"><draw:text-box><text:p><text:span text:style-name="T452">80004</text:span></text:p></draw:text-box></draw:frame></text:p>
      <text:p text:style-name="P300"/>
      <text:p text:style-name="P300"/>
      <text:p text:style-name="P300"><draw:polyline text:anchor-type="paragraph" draw:z-index="126" draw:name="Shape79" draw:style-name="gr123" draw:text-style-name="P642" svg:width="1.4012in" svg:height="0.7583in" draw:transform="rotate (0.872141027221566) translate (2.25419810765844in 1.05710998471315in)" svg:viewBox="0 0 3560 1927" draw:points="0,104 1532,1927 3560,223 1645,0"><text:p/></draw:polyline></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288">Get it?</text:p>
      <text:p text:style-name="P300"/>
      <text:p text:style-name="P300"/>
      <text:p text:style-name="P249"><text:span text:style-name="T148">Exercise.</text:span><text:span text:style-name="T139"> First draw memory models for this:</text:span></text:p>
      <table:table table:name="Table69" table:style-name="Table69">
        <table:table-column table:style-name="Table69.A"/>
        <table:table-row>
          <table:table-cell table:style-name="Table69.A1" office:value-type="string">
            <text:p text:style-name="P482">int x = 42; <text:s text:c="7"/>// <text:span text:style-name="T307">address 10000</text:span></text:p>
            <text:p text:style-name="P482"><text:span text:style-name="T307">int </text:span>y = 43; <text:s text:c="7"/>// <text:span text:style-name="T307">address 10004</text:span></text:p>
            <text:p text:style-name="P473">int * p = &amp;x;</text:p>
            <text:p text:style-name="P473">// Draw picture 1</text:p>
            <text:p text:style-name="P473">std::cout &lt;&lt; &amp;x &lt;&lt; ' ' &lt;&lt; &amp;y &lt;&lt; ' ' &lt;&lt; p &lt;&lt; '\n';</text:p>
            <text:p text:style-name="P473">p = &amp;y;</text:p>
            <text:p text:style-name="P473">// Draw picture 2</text:p>
            <text:p text:style-name="P473">std::cout &lt;&lt; &amp;x &lt;&lt; ' ' &lt;&lt; &amp;y &lt;&lt; ' ' &lt;&lt; p &lt;&lt; '\n';</text:p>
          </table:table-cell>
        </table:table-row>
      </table:table>
      <text:p text:style-name="P263">Verify your picture by running your program.</text:p>
      <text:p text:style-name="P263"/>
      <text:p text:style-name="P263"/>
      <text:p text:style-name="P263"><text:span text:style-name="T1">Exercise.</text:span> Draw the memory models for the following:</text:p>
      <table:table table:name="Table73" table:style-name="Table73">
        <table:table-column table:style-name="Table73.A"/>
        <table:table-row>
          <table:table-cell table:style-name="Table73.A1" office:value-type="string">
            <text:p text:style-name="P482">int x = 42; <text:s text:c="7"/>// <text:span text:style-name="T307">address 80000</text:span></text:p>
            <text:p text:style-name="P482"><text:span text:style-name="T307">int </text:span>y = 123; <text:s text:c="6"/>// <text:span text:style-name="T307">address 80004</text:span></text:p>
            <text:p text:style-name="P473">int * p = &amp;x;</text:p>
            <text:p text:style-name="P473">int * q = &amp;y;</text:p>
            <text:p text:style-name="P473">// Draw picture 1</text:p>
            <text:p text:style-name="P473">std::cout &lt;&lt; &amp;x &lt;&lt; ' ' &lt;&lt; &amp;y &lt;&lt; ' ' </text:p>
            <text:p text:style-name="P473"><text:s text:c="10"/>&lt;&lt; p &lt;&lt; ' ' &lt;&lt; q &lt;&lt; '\n';</text:p>
            <text:p text:style-name="P473"><text:soft-page-break/>p = &amp;y;</text:p>
            <text:p text:style-name="P473">// Draw picture 2</text:p>
            <text:p text:style-name="P473">std::cout &lt;&lt; &amp;x &lt;&lt; ' ' &lt;&lt; &amp;y &lt;&lt; ' ' </text:p>
            <text:p text:style-name="P473"><text:s text:c="10"/>&lt;&lt; p &lt;&lt; ' ' &lt;&lt; q &lt;&lt; '\n';</text:p>
            <text:p text:style-name="P473">q = &amp;x;</text:p>
            <text:p text:style-name="P473">// Draw picture 3</text:p>
            <text:p text:style-name="P473">std::cout &lt;&lt; &amp;x &lt;&lt; ' ' &lt;&lt; &amp;y &lt;&lt; ' ' </text:p>
            <text:p text:style-name="P473"><text:s text:c="10"/>&lt;&lt; p &lt;&lt; ' ' &lt;&lt; q &lt;&lt; '\n';</text:p>
          </table:table-cell>
        </table:table-row>
      </table:table>
      <text:p text:style-name="P263"/>
      <text:p text:style-name="P263"/>
      <text:p text:style-name="P437"><text:span text:style-name="T235">Exercise.</text:span><text:span text:style-name="T230"> What is the output?</text:span></text:p>
      <table:table table:name="Table19" table:style-name="Table19">
        <table:table-column table:style-name="Table19.A"/>
        <table:table-row>
          <table:table-cell table:style-name="Table19.A1" office:value-type="string">
            <text:p text:style-name="P467">int i = 42; <text:s text:c="8"/>// <text:span text:style-name="T307">address 5000</text:span></text:p>
            <text:p text:style-name="P467">int j = 5; <text:s text:c="9"/>// <text:span text:style-name="T307">address 5004</text:span></text:p>
            <text:p text:style-name="P467">int k = -2<text:span text:style-name="T86">; <text:s text:c="8"/>// </text:span><text:span text:style-name="T125">address 5008</text:span></text:p>
            <text:p text:style-name="P467">int * p = &amp;i;</text:p>
            <text:p text:style-name="P467">int * q = &amp;j;</text:p>
            <text:p text:style-name="P467">int * r = p;</text:p>
            <text:p text:style-name="P467">p = q<text:span text:style-name="T86">;</text:span></text:p>
            <text:p text:style-name="P467">q = r;</text:p>
            <text:p text:style-name="P467">std::cout &lt;&lt; *p &lt;&lt; ' ' &lt;&lt; *q &lt;&lt; ' ' &lt;&lt; *r &lt;&lt; '\n'; </text:p>
          </table:table-cell>
        </table:table-row>
      </table:table>
      <text:p text:style-name="P368">(Hint: Draw a picture)</text:p>
      <text:p text:style-name="P300"/>
      <text:p text:style-name="P300"/>
      <text:p text:style-name="P263"><text:span text:style-name="T1">Exercise.</text:span> You are brainstorming with your team in one of the company's meeting rooms. Your boss pops in to say hi on his way to get coffee and he notices the following diagram on the whiteboard. Someone is tracing a piece of code on the whiteboard:</text:p>
      <text:p text:style-name="P263"><draw:rect text:anchor-type="paragraph" draw:z-index="17" draw:name="Shape80" draw:style-name="gr6" draw:text-style-name="P643" svg:width="3.698in" svg:height="3.1177in" svg:x="0.7126in" svg:y="0.152in"><text:p/></draw:rect></text:p>
      <text:p text:style-name="P263"><draw:frame text:anchor-type="paragraph" draw:z-index="18" draw:name="Shape81" draw:style-name="gr132" draw:text-style-name="P641" svg:width="0.198in" svg:height="0.2705in" svg:x="1.0874in" svg:y="0.102in"><draw:text-box><text:p>a</text:p></draw:text-box></draw:frame><draw:rect text:anchor-type="paragraph" draw:z-index="19" draw:name="Shape82" draw:style-name="gr79" draw:text-style-name="P644" svg:width="0.3543in" svg:height="0.2713in" svg:x="1.3374in" svg:y="0.0917in"><text:p text:style-name="P642">'a'</text:p></draw:rect></text:p>
      <text:p text:style-name="P263"><draw:polyline text:anchor-type="paragraph" draw:z-index="26" draw:name="Shape83" draw:style-name="gr123" draw:text-style-name="P642" svg:width="1.6193in" svg:height="1.6744in" draw:transform="rotate (0.872141027221566) translate (1.28330681811862in 0.550730476997503in)" svg:viewBox="0 0 4114 4254" draw:points="0,1182 2595,4254 4114,2978 1613,0"><text:p/></draw:polyline></text:p>
      <text:p text:style-name="P263"/>
      <text:p text:style-name="P263"><draw:frame text:anchor-type="paragraph" draw:z-index="20" draw:name="Shape84" draw:style-name="gr132" draw:text-style-name="P641" svg:width="0.198in" svg:height="0.2705in" svg:x="1.0874in" svg:y="0.0291in"><draw:text-box><text:p>b</text:p></draw:text-box></draw:frame><draw:rect text:anchor-type="paragraph" draw:z-index="21" draw:name="Shape85" draw:style-name="gr79" draw:text-style-name="P644" svg:width="1.3441in" svg:height="0.2713in" svg:x="1.3374in" svg:y="0.0189in"><text:p text:style-name="P642">2.718</text:p></draw:rect></text:p>
      <text:p text:style-name="P263"><draw:polyline text:anchor-type="paragraph" draw:z-index="37" draw:name="Shape86" draw:style-name="gr123" draw:text-style-name="P642" svg:width="2.8925in" svg:height="2.4252in" draw:transform="rotate (0.872141027221566) translate (1.3543231361755in 1.60677268573563in)" svg:viewBox="0 0 7348 6161" draw:points="0,1015 4322,6161 7348,3620 5240,0"><text:p/></draw:polyline></text:p>
      <text:p text:style-name="P263"><draw:frame text:anchor-type="paragraph" draw:z-index="22" draw:name="Shape87" draw:style-name="gr133" draw:text-style-name="P641" svg:width="0.198in" svg:height="0.2697in" svg:x="1.098in" svg:y="0.078in"><draw:text-box><text:p>c</text:p></draw:text-box></draw:frame><draw:rect text:anchor-type="paragraph" draw:z-index="23" draw:name="Shape88" draw:style-name="gr6" draw:text-style-name="P643" svg:width="0.6776in" svg:height="0.2713in" svg:x="1.348in" svg:y="0.0673in"><text:p/></draw:rect></text:p>
      <text:p text:style-name="P263"/>
      <text:p text:style-name="P263"><draw:frame text:anchor-type="paragraph" draw:z-index="24" draw:name="Shape89" draw:style-name="gr133" draw:text-style-name="P641" svg:width="0.198in" svg:height="0.2697in" svg:x="1.0874in" svg:y="0.1161in"><draw:text-box><text:p>d</text:p></draw:text-box></draw:frame><draw:rect text:anchor-type="paragraph" draw:z-index="25" draw:name="Shape90" draw:style-name="gr6" draw:text-style-name="P643" svg:width="0.6776in" svg:height="0.2713in" svg:x="1.3374in" svg:y="0.1055in"><text:p/></draw:rect></text:p>
      <text:p text:style-name="P263"><draw:polyline text:anchor-type="paragraph" draw:z-index="27" draw:name="Shape91" draw:style-name="gr123" draw:text-style-name="P642" svg:width="1.3831in" svg:height="2.035in" draw:transform="rotate (0.872141027221566) translate (1.66041666666655in 0.0861111111111111in)" svg:viewBox="0 0 3514 5170" draw:points="0,0 3514,4167 2320,5170"><text:p/></draw:polyline></text:p>
      <text:p text:style-name="P263"/>
      <text:p text:style-name="P263"><draw:frame text:anchor-type="paragraph" draw:z-index="28" draw:name="Shape92" draw:style-name="gr132" draw:text-style-name="P641" svg:width="0.198in" svg:height="0.2705in" svg:x="1.098in" svg:y="0.0319in"><draw:text-box><text:p>e</text:p></draw:text-box></draw:frame><draw:rect text:anchor-type="paragraph" draw:z-index="29" draw:name="Shape93" draw:style-name="gr79" draw:text-style-name="P644" svg:width="0.6878in" svg:height="0.2713in" svg:x="1.348in" svg:y="0.0217in"><text:p text:style-name="P642">42</text:p></draw:rect></text:p>
      <text:p text:style-name="P263"><draw:polyline text:anchor-type="paragraph" draw:z-index="40" draw:name="Shape94" draw:style-name="gr123" draw:text-style-name="P642" svg:width="1.5343in" svg:height="1.2677in" draw:transform="rotate (0.872141027221566) translate (1.36726718179638in 0.822506695265555in)" svg:viewBox="0 0 3898 3221" draw:points="0,972 1889,3221 3898,1499 2639,0"><text:p/></draw:polyline></text:p>
      <text:p text:style-name="P263"><draw:frame text:anchor-type="paragraph" draw:z-index="30" draw:name="Shape95" draw:style-name="gr132" draw:text-style-name="P641" svg:width="0.198in" svg:height="0.2705in" svg:x="1.0874in" svg:y="0.0673in"><draw:text-box><text:p>f</text:p></draw:text-box></draw:frame><draw:rect text:anchor-type="paragraph" draw:z-index="31" draw:name="Shape96" draw:style-name="gr79" draw:text-style-name="P644" svg:width="0.698in" svg:height="0.2713in" svg:x="1.3374in" svg:y="0.0571in"><text:p text:style-name="P642">2</text:p></draw:rect><draw:rect text:anchor-type="paragraph" draw:z-index="32" draw:name="Shape97" draw:style-name="gr79" draw:text-style-name="P644" svg:width="0.698in" svg:height="0.2713in" svg:x="2.0354in" svg:y="0.0571in"><text:p text:style-name="P642">5</text:p></draw:rect><draw:rect text:anchor-type="paragraph" draw:z-index="33" draw:name="Shape98" draw:style-name="gr79" draw:text-style-name="P644" svg:width="0.698in" svg:height="0.2713in" svg:x="2.7335in" svg:y="0.0571in"><text:p text:style-name="P642">3</text:p></draw:rect><draw:rect text:anchor-type="paragraph" draw:z-index="34" draw:name="Shape99" draw:style-name="gr79" draw:text-style-name="P644" svg:width="0.698in" svg:height="0.2713in" svg:x="3.4311in" svg:y="0.0571in"><text:p text:style-name="P642">7</text:p></draw:rect></text:p>
      <text:p text:style-name="P263"/>
      <text:p text:style-name="P263"><draw:frame text:anchor-type="paragraph" draw:z-index="35" draw:name="Shape100" draw:style-name="gr133" draw:text-style-name="P641" svg:width="0.198in" svg:height="0.2697in" svg:x="1.098in" svg:y="0.102in"><draw:text-box><text:p>g</text:p></draw:text-box></draw:frame><draw:rect text:anchor-type="paragraph" draw:z-index="36" draw:name="Shape101" draw:style-name="gr6" draw:text-style-name="P643" svg:width="0.6776in" svg:height="0.2713in" svg:x="1.348in" svg:y="0.1126in"><text:p/></draw:rect></text:p>
      <text:p text:style-name="P263"/>
      <text:p text:style-name="P263"><draw:frame text:anchor-type="paragraph" draw:z-index="38" draw:name="Shape102" draw:style-name="gr132" draw:text-style-name="P641" svg:width="0.198in" svg:height="0.2705in" svg:x="1.098in" svg:y="0.1319in"><draw:text-box><text:p>h</text:p></draw:text-box></draw:frame><draw:rect text:anchor-type="paragraph" draw:z-index="39" draw:name="Shape103" draw:style-name="gr6" draw:text-style-name="P643" svg:width="0.6776in" svg:height="0.2713in" svg:x="1.348in" svg:y="0.1429in"><text:p/></draw:rect></text:p>
      <text:p text:style-name="P263"/>
      <text:p text:style-name="P263"/>
      <text:p text:style-name="P263"/>
      <text:p text:style-name="P263">On his way back, your boss glanced at the whiteboard and sees thi<text:span text:style-name="T297">s:</text:span></text:p>
      <text:p text:style-name="P263"><draw:frame text:anchor-type="paragraph" draw:z-index="48" draw:name="Shape104" draw:style-name="gr131" draw:text-style-name="P641" svg:width="0.198in" svg:height="0.2823in" svg:x="1.0874in" svg:y="1.3937in"><draw:text-box><text:p>d</text:p></draw:text-box></draw:frame><draw:frame text:anchor-type="paragraph" draw:z-index="46" draw:name="Shape105" draw:style-name="gr131" draw:text-style-name="P641" svg:width="0.198in" svg:height="0.2823in" svg:x="1.098in" svg:y="1.0362in"><draw:text-box><text:p>c</text:p></draw:text-box></draw:frame><draw:rect text:anchor-type="paragraph" draw:z-index="45" draw:name="Shape106" draw:style-name="gr79" draw:text-style-name="P644" svg:width="1.3441in" svg:height="0.2713in" svg:x="1.3374in" svg:y="0.6575in"><text:p text:style-name="P642">3.1415</text:p></draw:rect><draw:frame text:anchor-type="paragraph" draw:z-index="44" draw:name="Shape107" draw:style-name="gr131" draw:text-style-name="P641" svg:width="0.198in" svg:height="0.2823in" svg:x="1.0874in" svg:y="0.6681in"><draw:text-box><text:p>b</text:p></draw:text-box></draw:frame><draw:frame text:anchor-type="paragraph" draw:z-index="42" draw:name="Shape108" draw:style-name="gr131" draw:text-style-name="P641" svg:width="0.198in" svg:height="0.2823in" svg:x="1.0874in" svg:y="0.2618in"><draw:text-box><text:p>a</text:p></draw:text-box></draw:frame><draw:rect text:anchor-type="paragraph" draw:z-index="41" draw:name="Shape109" draw:style-name="gr6" draw:text-style-name="P643" svg:width="3.698in" svg:height="3.0933in" svg:x="0.7126in" svg:y="0.152in"><text:p/></draw:rect><text:soft-page-break/></text:p>
      <text:p text:style-name="P263"><draw:rect text:anchor-type="paragraph" draw:z-index="43" draw:name="Shape110" draw:style-name="gr79" draw:text-style-name="P644" svg:width="0.3543in" svg:height="0.2713in" svg:x="1.3374in" svg:y="0.0917in"><text:p text:style-name="P642">'$'</text:p></draw:rect></text:p>
      <text:p text:style-name="P263"><draw:polyline text:anchor-type="paragraph" draw:z-index="50" draw:name="Shape111" draw:style-name="gr123" draw:text-style-name="P642" svg:width="1.6193in" svg:height="1.6744in" draw:transform="rotate (0.872141027221566) translate (1.28330681811905in 0.550730476997301in)" svg:viewBox="0 0 4114 4254" draw:points="0,1182 2595,4254 4114,2978 1613,0"><text:p/></draw:polyline></text:p>
      <text:p text:style-name="P263"/>
      <text:p text:style-name="P263"/>
      <text:p text:style-name="P263"><draw:polyline text:anchor-type="paragraph" draw:z-index="51" draw:name="Shape112" draw:style-name="gr123" draw:text-style-name="P642" svg:width="1.0248in" svg:height="0.6854in" draw:transform="rotate (0.872141027221566) translate (1.66041666666602in 0.725000000000162in)" svg:viewBox="0 0 2604 1742" draw:points="0,0 1464,1742 2604,750"><text:p/></draw:polyline><draw:polyline text:anchor-type="paragraph" draw:z-index="61" draw:name="Shape113" draw:style-name="gr123" draw:text-style-name="P642" svg:width="2.8925in" svg:height="2.4252in" draw:transform="rotate (0.872141027221566) translate (1.35432313617514in 1.60677268573563in)" svg:viewBox="0 0 7348 6161" draw:points="0,1015 4322,6161 7348,3620 5240,0"><text:p/></draw:polyline></text:p>
      <text:p text:style-name="P263"><draw:rect text:anchor-type="paragraph" draw:z-index="47" draw:name="Shape114" draw:style-name="gr6" draw:text-style-name="P643" svg:width="0.6776in" svg:height="0.2713in" svg:x="1.348in" svg:y="0.0673in"><text:p/></draw:rect></text:p>
      <text:p text:style-name="P263"/>
      <text:p text:style-name="P263"><draw:rect text:anchor-type="paragraph" draw:z-index="49" draw:name="Shape115" draw:style-name="gr6" draw:text-style-name="P643" svg:width="0.6776in" svg:height="0.2713in" svg:x="1.3374in" svg:y="0.1055in"><text:p/></draw:rect></text:p>
      <text:p text:style-name="P263"/>
      <text:p text:style-name="P263"/>
      <text:p text:style-name="P263"><draw:frame text:anchor-type="paragraph" draw:z-index="52" draw:name="Shape116" draw:style-name="gr131" draw:text-style-name="P641" svg:width="0.198in" svg:height="0.2823in" svg:x="1.098in" svg:y="0.0319in"><draw:text-box><text:p>e</text:p></draw:text-box></draw:frame><draw:rect text:anchor-type="paragraph" draw:z-index="53" draw:name="Shape117" draw:style-name="gr79" draw:text-style-name="P644" svg:width="0.6878in" svg:height="0.2713in" svg:x="1.348in" svg:y="0.0217in"><text:p text:style-name="P642">46</text:p></draw:rect></text:p>
      <text:p text:style-name="P263"/>
      <text:p text:style-name="P263"><draw:frame text:anchor-type="paragraph" draw:z-index="54" draw:name="Shape118" draw:style-name="gr131" draw:text-style-name="P641" svg:width="0.198in" svg:height="0.2823in" svg:x="1.0874in" svg:y="0.0673in"><draw:text-box><text:p>f</text:p></draw:text-box></draw:frame><draw:rect text:anchor-type="paragraph" draw:z-index="55" draw:name="Shape119" draw:style-name="gr79" draw:text-style-name="P644" svg:width="0.698in" svg:height="0.2713in" svg:x="1.3374in" svg:y="0.0571in"><text:p text:style-name="P642">123</text:p></draw:rect><draw:rect text:anchor-type="paragraph" draw:z-index="56" draw:name="Shape120" draw:style-name="gr79" draw:text-style-name="P644" svg:width="0.698in" svg:height="0.2713in" svg:x="2.0354in" svg:y="0.0571in"><text:p text:style-name="P642">456</text:p></draw:rect><draw:rect text:anchor-type="paragraph" draw:z-index="57" draw:name="Shape121" draw:style-name="gr79" draw:text-style-name="P644" svg:width="0.698in" svg:height="0.2713in" svg:x="2.7335in" svg:y="0.0571in"><text:p text:style-name="P642">789</text:p></draw:rect><draw:rect text:anchor-type="paragraph" draw:z-index="58" draw:name="Shape122" draw:style-name="gr79" draw:text-style-name="P644" svg:width="0.698in" svg:height="0.2713in" svg:x="3.4311in" svg:y="0.0571in"><text:p text:style-name="P642">0</text:p></draw:rect></text:p>
      <text:p text:style-name="P263"/>
      <text:p text:style-name="P263"><draw:frame text:anchor-type="paragraph" draw:z-index="59" draw:name="Shape123" draw:style-name="gr131" draw:text-style-name="P641" svg:width="0.198in" svg:height="0.2823in" svg:x="1.098in" svg:y="0.102in"><draw:text-box><text:p>g</text:p></draw:text-box></draw:frame><draw:rect text:anchor-type="paragraph" draw:z-index="60" draw:name="Shape124" draw:style-name="gr6" draw:text-style-name="P643" svg:width="0.6776in" svg:height="0.2713in" svg:x="1.348in" svg:y="0.1126in"><text:p/></draw:rect><draw:polyline text:anchor-type="paragraph" draw:z-index="64" draw:name="Shape125" draw:style-name="gr123" draw:text-style-name="P642" svg:width="0.552in" svg:height="0.8598in" draw:transform="rotate (0.872141027221566) translate (1.4718722881951in 0.43120751062096in)" svg:viewBox="0 0 1403 2185" draw:points="0,625 1310,2185 1403,0"><text:p/></draw:polyline></text:p>
      <text:p text:style-name="P263"/>
      <text:p text:style-name="P263"><draw:frame text:anchor-type="paragraph" draw:z-index="62" draw:name="Shape126" draw:style-name="gr131" draw:text-style-name="P641" svg:width="0.198in" svg:height="0.2823in" svg:x="1.098in" svg:y="0.1319in"><draw:text-box><text:p>h</text:p></draw:text-box></draw:frame><draw:rect text:anchor-type="paragraph" draw:z-index="63" draw:name="Shape127" draw:style-name="gr6" draw:text-style-name="P643" svg:width="0.6776in" svg:height="0.2713in" svg:x="1.348in" svg:y="0.1429in"><text:p/></draw:rect></text:p>
      <text:p text:style-name="P263"/>
      <text:p text:style-name="P263"/>
      <text:p text:style-name="P263"/>
      <text:p text:style-name="P263">You notice he was shaking his head as he walked away. Why?</text:p>
      <text:p text:style-name="P423"/>
      <text:p text:style-name="P438"><text:span text:style-name="T235">Exercise.</text:span><text:span text:style-name="T230"> What is the output?</text:span></text:p>
      <table:table table:name="Table140" table:style-name="Table140">
        <table:table-column table:style-name="Table140.A"/>
        <table:table-row>
          <table:table-cell table:style-name="Table140.A1" office:value-type="string">
            <text:p text:style-name="P468">int i = <text:span text:style-name="T303">1</text:span>;</text:p>
            <text:p text:style-name="P468">int j = <text:span text:style-name="T303">2</text:span>;</text:p>
            <text:p text:style-name="P468">int k = <text:span text:style-name="T303">3</text:span><text:span text:style-name="T86">;</text:span></text:p>
            <text:p text:style-name="P468">int * p = &amp;<text:span text:style-name="T302">k</text:span>;</text:p>
            <text:p text:style-name="P468">int * q = &amp;<text:span text:style-name="T302">i</text:span>;</text:p>
            <text:p text:style-name="P468">int * r = <text:span text:style-name="T302">&amp;j</text:span>;</text:p>
            <text:p text:style-name="P468">*<text:span text:style-name="T302">p = *q + *r;</text:span></text:p>
            <text:p text:style-name="P471">p = q;</text:p>
            <text:p text:style-name="P468">*<text:span text:style-name="T302">p = *q + *r;</text:span></text:p>
            <text:p text:style-name="P471">p = r;</text:p>
            <text:p text:style-name="P468">*<text:span text:style-name="T302">p = *q + *r;</text:span></text:p>
            <text:p text:style-name="P469">std::cout &lt;&lt; <text:span text:style-name="T303">i</text:span> &lt;&lt; ' ' &lt;&lt; <text:span text:style-name="T303">j</text:span> &lt;&lt; ' ' &lt;&lt; <text:span text:style-name="T303">k</text:span> &lt;&lt; '\n';</text:p>
            <text:p text:style-name="P468">std::cout &lt;&lt; *p &lt;&lt; ' ' &lt;&lt; *q &lt;&lt; ' ' &lt;&lt; *r &lt;&lt; '\n'; </text:p>
          </table:table-cell>
        </table:table-row>
      </table:table>
      <text:p text:style-name="P374"/>
      <text:p text:style-name="P379"/>
      <text:p text:style-name="P455"><text:span text:style-name="T234">Exercise.</text:span><text:span text:style-name="T228"> What is the output? Or is there an error?</text:span></text:p>
      <table:table table:name="Table165" table:style-name="Table165">
        <table:table-column table:style-name="Table165.A"/>
        <table:table-row>
          <table:table-cell table:style-name="Table165.A1" office:value-type="string">
            <text:p text:style-name="P470">int i = <text:span text:style-name="T303">1</text:span>;</text:p>
            <text:p text:style-name="P470">int j = <text:span text:style-name="T303">2</text:span>;</text:p>
            <text:p text:style-name="P470">int k = <text:span text:style-name="T303">3</text:span><text:span text:style-name="T86">;</text:span></text:p>
            <text:p text:style-name="P470">int * p = &amp;<text:span text:style-name="T302">k</text:span>;</text:p>
            <text:p text:style-name="P470">int * q = &amp;<text:span text:style-name="T302">i</text:span>;</text:p>
            <text:p text:style-name="P470">int * r = <text:span text:style-name="T302">&amp;j</text:span>;</text:p>
            <text:p text:style-name="P470">*<text:span text:style-name="T302">p = *q + *r;</text:span></text:p>
            <text:p text:style-name="P472">p = q;</text:p>
            <text:p text:style-name="P470">*<text:span text:style-name="T302">p = *q + *r;</text:span></text:p>
            <text:p text:style-name="P472">p = r;</text:p>
            <text:p text:style-name="P470">*<text:span text:style-name="T302">p = *q + *r;</text:span></text:p>
            <text:p text:style-name="P470">std::cout &lt;&lt; <text:span text:style-name="T303">i</text:span> &lt;&lt; ' ' &lt;&lt; <text:span text:style-name="T303">j</text:span> &lt;&lt; ' ' &lt;&lt; <text:span text:style-name="T303">k</text:span> &lt;&lt; '\n';</text:p>
            <text:p text:style-name="P470">std::cout &lt;&lt; *p &lt;&lt; ' ' &lt;&lt; *q &lt;&lt; ' ' &lt;&lt; *r &lt;&lt; '\n'; </text:p>
          </table:table-cell>
        </table:table-row>
      </table:table>
      <text:p text:style-name="P412"/>
      <text:p text:style-name="P58">Comparison</text:p>
      <text:p text:style-name="P369"/>
      <text:p text:style-name="P435"><text:span text:style-name="T62">You can only compare pointers </text:span><text:span text:style-name="T64">of the same type</text:span><text:span text:style-name="T79">.</text:span></text:p>
      <text:p text:style-name="P198"/>
      <text:p text:style-name="P199">You can compare compatible pointers using</text:p>
      <text:p text:style-name="P199"><text:s/></text:p>
      <text:p text:style-name="P577"><text:span text:style-name="T10">==</text:span>, <text:s/><text:span text:style-name="T10">!=</text:span>, <text:s/><text:span text:style-name="T10">&lt;</text:span>, <text:s/><text:span text:style-name="T10">&lt;=</text:span>, <text:s/><text:span text:style-name="T10">&gt;</text:span>, <text:s/><text:span text:style-name="T10">&gt;=</text:span></text:p>
      <text:p text:style-name="P571"/>
      <text:p text:style-name="P206"><text:span text:style-name="T140">because pointers are memory address and </text:span><text:span text:style-name="T139">hence can be converted to integers and therefore can be compared just like integers. Try this</text:span></text:p>
      <table:table table:name="Table131" table:style-name="Table131">
        <table:table-column table:style-name="Table131.A"/>
        <table:table-row>
          <table:table-cell table:style-name="Table131.A1" office:value-type="string">
            <text:p text:style-name="P360">int x = 0;</text:p>
            <text:p text:style-name="P360">int y = 1;</text:p>
            <text:p text:style-name="P354">int * p <text:span text:style-name="T275">= &amp;x</text:span>;</text:p>
            <text:p text:style-name="P354">int * q <text:span text:style-name="T275">= &amp;y</text:span>;</text:p>
            <text:p text:style-name="P354">std::cout &lt;&lt; (p == q) &lt;&lt; "\n";</text:p>
          </table:table-cell>
        </table:table-row>
      </table:table>
      <text:p text:style-name="P38">a<text:span text:style-name="T139">nd this:</text:span></text:p>
      <table:table table:name="Table27" table:style-name="Table27">
        <table:table-column table:style-name="Table27.A"/>
        <table:table-row>
          <table:table-cell table:style-name="Table27.A1" office:value-type="string">
            <text:p text:style-name="P360">int x = 0;</text:p>
            <text:p text:style-name="P360">char c = 'a';</text:p>
            <text:p text:style-name="P354">int * p <text:span text:style-name="T275">= &amp;x</text:span>;</text:p>
            <text:p text:style-name="P353">char * r <text:span text:style-name="T275">= &amp;c</text:span>;</text:p>
            <text:p text:style-name="P353">std::cout &lt;&lt; (p == r) &lt;&lt; "\n";</text:p>
          </table:table-cell>
        </table:table-row>
      </table:table>
      <text:p text:style-name="P426"/>
      <text:p text:style-name="P385">Of course if two pointers point to the same memory address, then you get true when you compare their memory address values:</text:p>
      <table:table table:name="Table28" table:style-name="Table28">
        <table:table-column table:style-name="Table28.A"/>
        <table:table-row>
          <table:table-cell table:style-name="Table28.A1" office:value-type="string">
            <text:p text:style-name="P353">int x = 42;</text:p>
            <text:p text:style-name="P353">int * p = &amp;x;</text:p>
            <text:p text:style-name="P353">int * q = &amp;x;</text:p>
            <text:p text:style-name="P353">std::cout &lt;&lt; (p == q) &lt;&lt; "\n";</text:p>
          </table:table-cell>
        </table:table-row>
      </table:table>
      <text:p text:style-name="P426"/>
      <text:p text:style-name="P385">Recall that variables declared in a block are lined up so that variables declared earlier will have a small address value.</text:p>
      <table:table table:name="Table29" table:style-name="Table29">
        <table:table-column table:style-name="Table29.A"/>
        <table:table-row>
          <table:table-cell table:style-name="Table29.A1" office:value-type="string">
            <text:p text:style-name="P474">int x = 0;</text:p>
            <text:p text:style-name="P474">int y = 1;</text:p>
            <text:p text:style-name="P474">int * p = &amp;x;</text:p>
            <text:p text:style-name="P474">int * q = &amp;y;</text:p>
            <text:p text:style-name="P475">std::cout &lt;&lt; <text:span text:style-name="T276">(unsigned </text:span><text:span text:style-name="T96">int</text:span><text:span text:style-name="T97">)</text:span><text:span text:style-name="T96">(p)</text:span> &lt;&lt; ' ' </text:p>
            <text:p text:style-name="P475"><text:s text:c="10"/>&lt;&lt; <text:span text:style-name="T276">(unsigned </text:span><text:span text:style-name="T259">int</text:span><text:span text:style-name="T260">)</text:span><text:span text:style-name="T259">(q)</text:span> &lt;&lt; '\n';</text:p>
            <text:p text:style-name="P474">std::cout &lt;&lt; (p &lt; q) &lt;&lt; '\n';</text:p>
          </table:table-cell>
        </table:table-row>
      </table:table>
      <text:p text:style-name="P426"><text:span text:style-name="T139">In the above, you see that the address of </text:span>x<text:span text:style-name="T139"> (i.e., the address of the value of </text:span>x<text:span text:style-name="T139">) is smaller that the address of </text:span>y<text:span text:style-name="T139">.</text:span></text:p>
      <text:p text:style-name="P426"/>
      <text:p text:style-name="P385"/>
      <text:p text:style-name="P395"><text:span text:style-name="T1">Exercise.</text:span> TRUE or FALSE: <text:span text:style-name="T278">The output is 1 since the value that </text:span><text:span text:style-name="T30">p</text:span><text:span text:style-name="T278"> and </text:span><text:span text:style-name="T30">q</text:span><text:span text:style-name="T278"> points to are the same (i.e., 42).</text:span></text:p>
      <table:table table:name="Table26" table:style-name="Table26">
        <table:table-column table:style-name="Table26.A"/>
        <table:table-row>
          <table:table-cell table:style-name="Table26.A1" office:value-type="string">
            <text:p text:style-name="P361">int x = 42;</text:p>
            <text:p text:style-name="P361">int y = <text:span text:style-name="T277">42</text:span>;</text:p>
            <text:p text:style-name="P355">int * p <text:span text:style-name="T275">= &amp;x</text:span>;</text:p>
            <text:p text:style-name="P355">int * q <text:span text:style-name="T275">= &amp;y</text:span>;</text:p>
            <text:p text:style-name="P355">std::cout &lt;&lt; (p == q) &lt;&lt; "\n";</text:p>
          </table:table-cell>
        </table:table-row>
      </table:table>
      <text:p text:style-name="P434"/>
      <text:p text:style-name="P63"><text:span text:style-name="T1">Exercise.</text:span> <text:span text:style-name="T279">What is the output?</text:span></text:p>
      <table:table table:name="Table141" table:style-name="Table141">
        <table:table-column table:style-name="Table141.A"/>
        <table:table-row>
          <table:table-cell table:style-name="Table141.A1" office:value-type="string">
            <text:p text:style-name="P362">int x = 0;</text:p>
            <text:p text:style-name="P362">int y = <text:span text:style-name="T303">1</text:span>;</text:p>
            <text:p text:style-name="P363">int z = 2;</text:p>
            <text:p text:style-name="P363">int * p = &amp;x;</text:p>
            <text:p text:style-name="P363">int * q = &amp;y;</text:p>
            <text:p text:style-name="P363">int * r = &amp;z;</text:p>
            <text:p text:style-name="P363">*<text:span text:style-name="T308">r = 0;</text:span></text:p>
            <text:p text:style-name="P363">r = q;</text:p>
            <text:p text:style-name="P363">*<text:span text:style-name="T308">p = 0;</text:span></text:p>
            <text:p text:style-name="P363">p = q;</text:p>
            <text:p text:style-name="P363">*<text:span text:style-name="T308">q = 0;</text:span></text:p>
            <text:p text:style-name="P356">std::cout &lt;&lt; (p == q) &lt;&lt; <text:span text:style-name="T303">' ' &lt;&lt;</text:span> (<text:span text:style-name="T303">q</text:span> != <text:span text:style-name="T303">r</text:span>) &lt;&lt; <text:span text:style-name="T303">'</text:span>\n<text:span text:style-name="T303">'</text:span>;</text:p>
          </table:table-cell>
        </table:table-row>
      </table:table>
      <text:p text:style-name="P342"/>
      <text:p text:style-name="P421"/>
      <text:p text:style-name="P396"><text:span text:style-name="T1">Exercise.</text:span> <text:span text:style-name="T279">What is the output?</text:span></text:p>
      <table:table table:name="Table166" table:style-name="Table166">
        <table:table-column table:style-name="Table166.A"/>
        <table:table-row>
          <table:table-cell table:style-name="Table166.A1" office:value-type="string">
            <text:p text:style-name="P365">#include &lt;iostream&gt;</text:p>
            <text:p text:style-name="P365"/>
            <text:p text:style-name="P365">int f(int * x, int * y)</text:p>
            <text:p text:style-name="P365">{</text:p>
            <text:p text:style-name="P365"><text:s text:c="4"/>return (x == y ? *x : *x + *y);</text:p>
            <text:p text:style-name="P365">}</text:p>
            <text:p text:style-name="P365"/>
            <text:p text:style-name="P365">int main()</text:p>
            <text:p text:style-name="P365">{</text:p>
            <text:p text:style-name="P365"><text:s text:c="4"/>int a = 2;</text:p>
            <text:p text:style-name="P365"><text:s text:c="4"/>int b = 3;</text:p>
            <text:p text:style-name="P366"><text:s text:c="4"/>std::cout &lt;&lt; f(&amp;a, &amp;b) + f(&amp;a, &amp;a) </text:p>
            <text:p text:style-name="P366"><text:s text:c="14"/>&lt;&lt; std::endl;</text:p>
            <text:p text:style-name="P365"><text:s text:c="4"/>return 0;<text:line-break/>}</text:p>
          </table:table-cell>
        </table:table-row>
      </table:table>
      <text:p text:style-name="P343"/>
      <text:p text:style-name="P343"/>
      <text:p text:style-name="P313"><text:span text:style-name="T1">Exercise.</text:span> <text:span text:style-name="T401">What is the output? Or is there an error?</text:span></text:p>
      <table:table table:name="Table167" table:style-name="Table167">
        <table:table-column table:style-name="Table167.A"/>
        <table:table-row>
          <table:table-cell table:style-name="Table167.A1" office:value-type="string">
            <text:p text:style-name="P367">#include &lt;iostream&gt;</text:p>
            <text:p text:style-name="P367"/>
            <text:p text:style-name="P367">int f(int * x)</text:p>
            <text:p text:style-name="P367">{</text:p>
            <text:p text:style-name="P367"><text:s text:c="4"/>return (x == <text:span text:style-name="T401">NULL</text:span> ? -<text:span text:style-name="T401">1</text:span> : *<text:span text:style-name="T401">x</text:span>);</text:p>
            <text:p text:style-name="P367">}</text:p>
            <text:p text:style-name="P367"/>
            <text:p text:style-name="P367">int main()</text:p>
            <text:p text:style-name="P367">{</text:p>
            <text:p text:style-name="P367"><text:s text:c="4"/>int a = 2;</text:p>
            <text:p text:style-name="P367"><text:s text:c="4"/>std::cout &lt;&lt; f(&amp;a) <text:span text:style-name="T401">&lt;&lt; ' ' &lt;&lt; f(NULL)</text:span> </text:p>
            <text:p text:style-name="P367"><text:s text:c="14"/>&lt;&lt; std::endl;</text:p>
            <text:p text:style-name="P563"><text:s text:c="4"/>return 0;<text:line-break/>}</text:p>
          </table:table-cell>
        </table:table-row>
      </table:table>
      <text:p text:style-name="P314">[HINT: What is <text:span text:style-name="T9">NULL</text:span> again? What does it represent?]</text:p>
      <text:p text:style-name="P46">Pointer Power #1: Assessing value anywhere</text:p>
      <text:p text:style-name="P143"/>
      <text:p text:style-name="P143">Here <text:span text:style-name="T374">comes the first</text:span> application of pointers … a really important one … <text:span text:style-name="T393">we can use pointers to access a variable’s memory anywhere we like. (This is not new since references are exactly for that purpose. You want to review references now.)</text:span></text:p>
      <text:p text:style-name="P143"/>
      <text:p text:style-name="P144"><text:span text:style-name="T309">First of all recall the following</text:span>:</text:p>
      <table:table table:name="Table42" table:style-name="Table42">
        <table:table-column table:style-name="Table42.A"/>
        <table:table-row>
          <table:table-cell table:style-name="Table42.A1" office:value-type="string">
            <text:p text:style-name="P483">#include &lt;iostream&gt;</text:p>
            <text:p text:style-name="P483"/>
            <text:p text:style-name="P483">void swap(int x, int y)</text:p>
            <text:p text:style-name="P483">{</text:p>
            <text:p text:style-name="P483"><text:s text:c="4"/>int t = x;</text:p>
            <text:p text:style-name="P553"><text:s text:c="4"/>x = y;</text:p>
            <text:p text:style-name="P483"><text:span text:style-name="T86"><text:s text:c="4"/>y = t;<text:line-break/></text:span>}</text:p>
            <text:p text:style-name="P483"/>
            <text:p text:style-name="P483"/>
            <text:p text:style-name="P483">int main()</text:p>
            <text:p text:style-name="P483">{</text:p>
            <text:p text:style-name="P483"><text:s text:c="4"/>int x = 0, y = 1;</text:p>
            <text:p text:style-name="P483"><text:s text:c="4"/>std::cout &lt;&lt; x &lt;&lt; ' ' &lt;&lt; y &lt;&lt; '\n';</text:p>
            <text:p text:style-name="P483"><text:s text:c="4"/>swap(x, y);</text:p>
            <text:p text:style-name="P483"><text:s text:c="4"/>std::cout &lt;&lt; x &lt;&lt; ' ' &lt;&lt; y &lt;&lt; '\n';</text:p>
            <text:p text:style-name="P483"/>
            <text:p text:style-name="P483"><text:s text:c="4"/>return 0;<text:line-break/>}</text:p>
          </table:table-cell>
        </table:table-row>
      </table:table>
      <text:p text:style-name="P179">Of course the function uses pass-by-value. The <text:span text:style-name="T9">x</text:span> and <text:span text:style-name="T9">y</text:span> in <text:span text:style-name="T9">swap()</text:span> has nothing to do with the <text:span text:style-name="T9">x</text:span> and <text:span text:style-name="T9">y</text:span> in <text:span text:style-name="T9">main()</text:span> and therefore <text:span text:style-name="T9">swap()</text:span> cannot possibly change the values of variables in <text:span text:style-name="T9">main()</text:span>.</text:p>
      <text:p text:style-name="P179"/>
      <text:p text:style-name="P179">Now look at this:</text:p>
      <table:table table:name="Table43" table:style-name="Table43">
        <table:table-column table:style-name="Table43.A"/>
        <table:table-row>
          <table:table-cell table:style-name="Table43.A1" office:value-type="string">
            <text:p text:style-name="P483">#include &lt;iostream&gt;</text:p>
            <text:p text:style-name="P483"/>
            <text:p text:style-name="P483">void swap(int &amp; x, int &amp; y)</text:p>
            <text:p text:style-name="P483">{</text:p>
            <text:p text:style-name="P553"><text:s text:c="4"/>int t = x;</text:p>
            <text:p text:style-name="P553"><text:s text:c="4"/>x = y;</text:p>
            <text:p text:style-name="P483"><text:span text:style-name="T86"><text:s text:c="4"/>y = t;<text:line-break/></text:span>}</text:p>
            <text:p text:style-name="P483"/>
            <text:p text:style-name="P483"/>
            <text:p text:style-name="P483">int main()</text:p>
            <text:p text:style-name="P483">{</text:p>
            <text:p text:style-name="P483"><text:s text:c="4"/>int x = 0, y = 1;</text:p>
            <text:p text:style-name="P483"><text:s text:c="4"/>std::cout &lt;&lt; x &lt;&lt; ' ' &lt;&lt; y &lt;&lt; '\n';</text:p>
            <text:p text:style-name="P483"><text:s text:c="4"/>swap(x, y);</text:p>
            <text:p text:style-name="P483"><text:s text:c="4"/>std::cout &lt;&lt; x &lt;&lt; ' ' &lt;&lt; y &lt;&lt; '\n';</text:p>
            <text:p text:style-name="P483"/>
            <text:p text:style-name="P483"><text:s text:c="4"/>return 0;<text:line-break/>}</text:p>
          </table:table-cell>
        </table:table-row>
      </table:table>
      <text:p text:style-name="P144"><text:span text:style-name="T309">This second </text:span><text:span text:style-name="T42">swap()</text:span><text:span text:style-name="T309"> function uses pass-by-reference and it does swap </text:span><text:soft-page-break/><text:span text:style-name="T309">the values of two variables in </text:span><text:span text:style-name="T42">main()</text:span><text:span text:style-name="T309">.</text:span></text:p>
      <text:p text:style-name="P154"/>
      <text:p text:style-name="P143">With your understanding of pointers, run and explain this:</text:p>
      <table:table table:name="Table38" table:style-name="Table38">
        <table:table-column table:style-name="Table38.A"/>
        <table:table-row>
          <table:table-cell table:style-name="Table38.A1" office:value-type="string">
            <text:p text:style-name="P473">#include &lt;iostream&gt;</text:p>
            <text:p text:style-name="P473"/>
            <text:p text:style-name="P473">void swap(int * x, int * y)</text:p>
            <text:p text:style-name="P473">{</text:p>
            <text:p text:style-name="P548"><text:s text:c="4"/>int t = *x;</text:p>
            <text:p text:style-name="P548"><text:s text:c="4"/>*x = *y;</text:p>
            <text:p text:style-name="P473"><text:span text:style-name="T86"><text:s text:c="4"/>*y = t;<text:line-break/></text:span>}</text:p>
            <text:p text:style-name="P473"/>
            <text:p text:style-name="P473"/>
            <text:p text:style-name="P473">int main()</text:p>
            <text:p text:style-name="P473">{</text:p>
            <text:p text:style-name="P473"><text:s text:c="4"/>int x = 0, y = 1;</text:p>
            <text:p text:style-name="P473"><text:s text:c="4"/>std::cout &lt;&lt; x &lt;&lt; ' ' &lt;&lt; y &lt;&lt; '\n';</text:p>
            <text:p text:style-name="P473"><text:s text:c="4"/>swap(&amp;x, &amp;y);</text:p>
            <text:p text:style-name="P473"><text:s text:c="4"/>std::cout &lt;&lt; x &lt;&lt; ' ' &lt;&lt; y &lt;&lt; '\n';</text:p>
            <text:p text:style-name="P473"/>
            <text:p text:style-name="P473"><text:s text:c="4"/>return 0;<text:line-break/>}</text:p>
          </table:table-cell>
        </table:table-row>
      </table:table>
      <text:p text:style-name="P143"/>
      <text:p text:style-name="P143">Therefore pointers can be used as parameters to modify values of variables in the calling function, i.e., they can be used to achieve the same results as references. Actually references are secretly pointers!</text:p>
      <text:p text:style-name="P143"/>
      <text:p text:style-name="P155">Understand this very important idea: pointers allow you to <text:span text:style-name="T322">access</text:span> any value you like <text:span text:style-name="T358">from anywhere in your code </text:span>as long as <text:span text:style-name="T322">know where to find the value (and </text:span>you have access rights to that value<text:span text:style-name="T375">)</text:span>:</text:p>
      <table:table table:name="Table152" table:style-name="Table152">
        <table:table-column table:style-name="Table152.A"/>
        <table:table-row>
          <table:table-cell table:style-name="Table152.A1" office:value-type="string">
            <text:p text:style-name="P496">#include &lt;iostream&gt;</text:p>
            <text:p text:style-name="P496"/>
            <text:p text:style-name="P496">void j(int * x)</text:p>
            <text:p text:style-name="P496">{</text:p>
            <text:p text:style-name="P496"><text:s text:c="4"/>*x = 42; // <text:span text:style-name="T375">TADA!</text:span></text:p>
            <text:p text:style-name="P496">}</text:p>
            <text:p text:style-name="P496"/>
            <text:p text:style-name="P496">void i(int * x)</text:p>
            <text:p text:style-name="P496">{</text:p>
            <text:p text:style-name="P496"><text:s text:c="4"/><text:span text:style-name="T444">j</text:span>(x);</text:p>
            <text:p text:style-name="P496">}</text:p>
            <text:p text:style-name="P496"/>
            <text:p text:style-name="P496">void h(int * x)</text:p>
            <text:p text:style-name="P496">{</text:p>
            <text:p text:style-name="P496"><text:s text:c="4"/><text:span text:style-name="T444">i</text:span>(x);</text:p>
            <text:p text:style-name="P496">}</text:p>
            <text:p text:style-name="P496"/>
            <text:p text:style-name="P496">void f(int * x)</text:p>
            <text:p text:style-name="P496">{</text:p>
            <text:p text:style-name="P496"><text:s text:c="4"/><text:span text:style-name="T444">h</text:span>(x);</text:p>
            <text:p text:style-name="P496">}</text:p>
            <text:p text:style-name="P496"/>
            <text:p text:style-name="P496">int main ()</text:p>
            <text:p text:style-name="P496">{</text:p>
            <text:p text:style-name="P496"><text:soft-page-break/><text:s text:c="4"/>int x = 0;</text:p>
            <text:p text:style-name="P496"><text:s text:c="4"/>f(&amp;x);</text:p>
            <text:p text:style-name="P496"><text:s text:c="4"/>std::cout &lt;&lt; x &lt;&lt; std::endl;<text:line-break/> <text:s text:c="3"/>return 0;</text:p>
            <text:p text:style-name="P496">}</text:p>
          </table:table-cell>
        </table:table-row>
      </table:table>
      <text:p text:style-name="P179"/>
      <text:p text:style-name="P155"/>
      <text:p text:style-name="P80">Here's another example. This version of reciprocating <text:span text:style-name="T9">x</text:span> does not work:</text:p>
      <table:table table:name="Table65" table:style-name="Table65">
        <table:table-column table:style-name="Table65.A"/>
        <table:table-row>
          <table:table-cell table:style-name="Table65.A1" office:value-type="string">
            <text:p text:style-name="P548">#include &lt;iostream&gt;</text:p>
            <text:p text:style-name="P554"/>
            <text:p text:style-name="P548">void reciprocal(double x)</text:p>
            <text:p text:style-name="P548">{</text:p>
            <text:p text:style-name="P548"><text:s text:c="4"/>x = 1.0 / x;<text:line-break/>}</text:p>
            <text:p text:style-name="P548"/>
            <text:p text:style-name="P548">int main()</text:p>
            <text:p text:style-name="P548">{</text:p>
            <text:p text:style-name="P548"><text:s text:c="4"/>double x = 2.0;</text:p>
            <text:p text:style-name="P548"><text:s text:c="4"/>reciprocal(x);</text:p>
            <text:p text:style-name="P548"><text:s text:c="4"/>std::cout &lt;&lt; x &lt;&lt; '\n'; // x is still 2.0</text:p>
            <text:p text:style-name="P548"><text:s text:c="4"/>return 0;</text:p>
            <text:p text:style-name="P548">}</text:p>
          </table:table-cell>
        </table:table-row>
      </table:table>
      <text:p text:style-name="P15">This one does work, using reference:</text:p>
      <table:table table:name="Table66" table:style-name="Table66">
        <table:table-column table:style-name="Table66.A"/>
        <table:table-row>
          <table:table-cell table:style-name="Table66.A1" office:value-type="string">
            <text:p text:style-name="P548">#include &lt;iostream&gt;</text:p>
            <text:p text:style-name="P548"/>
            <text:p text:style-name="P548">void reciprocal(double &amp; x)</text:p>
            <text:p text:style-name="P548">{</text:p>
            <text:p text:style-name="P548"><text:s text:c="4"/>x = 1.0 / x;<text:line-break/>}</text:p>
            <text:p text:style-name="P548"/>
            <text:p text:style-name="P548">int main()</text:p>
            <text:p text:style-name="P548">{</text:p>
            <text:p text:style-name="P548"><text:s text:c="4"/>double x = 2.0;</text:p>
            <text:p text:style-name="P548"><text:s text:c="4"/>reciprocal(x);</text:p>
            <text:p text:style-name="P548"><text:s text:c="4"/>std::cout &lt;&lt; x &lt;&lt; '\n'; // x is 0.5</text:p>
            <text:p text:style-name="P548"><text:s text:c="4"/>return 0;</text:p>
            <text:p text:style-name="P548">}</text:p>
          </table:table-cell>
        </table:table-row>
      </table:table>
      <text:p text:style-name="P15">And this one does work, using pointers:</text:p>
      <table:table table:name="Table67" table:style-name="Table67">
        <table:table-column table:style-name="Table67.A"/>
        <table:table-row>
          <table:table-cell table:style-name="Table67.A1" office:value-type="string">
            <text:p text:style-name="P548">#include &lt;iostream&gt;</text:p>
            <text:p text:style-name="P548"/>
            <text:p text:style-name="P548">void reciprocal(double * x)</text:p>
            <text:p text:style-name="P548">{</text:p>
            <text:p text:style-name="P548"><text:s text:c="4"/>*x = 1.0 / *x;<text:line-break/>}</text:p>
            <text:p text:style-name="P548"/>
            <text:p text:style-name="P548">int main()</text:p>
            <text:p text:style-name="P548">{</text:p>
            <text:p text:style-name="P548"><text:s text:c="4"/>double x = 2.0;</text:p>
            <text:p text:style-name="P548"><text:s text:c="4"/>reciprocal(&amp;x);</text:p>
            <text:p text:style-name="P548"><text:s text:c="4"/>std::cout &lt;&lt; x &lt;&lt; '\n'; // x is 0.5</text:p>
            <text:p text:style-name="P548"><text:s text:c="4"/>return 0;</text:p>
            <text:p text:style-name="P548">}</text:p>
          </table:table-cell>
        </table:table-row>
      </table:table>
      <text:p text:style-name="P80"/>
      <text:p text:style-name="P81"><text:soft-page-break/>Now’s your turn …</text:p>
      <text:p text:style-name="P81"/>
      <text:p text:style-name="P81"/>
      <text:p text:style-name="P143"><text:span text:style-name="T1">Exercise. </text:span>Here's an increment function that does not work:</text:p>
      <table:table table:name="Table123" table:style-name="Table123">
        <table:table-column table:style-name="Table123.A"/>
        <table:table-row>
          <table:table-cell table:style-name="Table123.A1" office:value-type="string">
            <text:p text:style-name="P473">#include &lt;iostream&gt;</text:p>
            <text:p text:style-name="P473"/>
            <text:p text:style-name="P473">void inc(int x)</text:p>
            <text:p text:style-name="P473">{</text:p>
            <text:p text:style-name="P473"><text:s text:c="4"/>x++;<text:line-break/>}</text:p>
            <text:p text:style-name="P473"/>
            <text:p text:style-name="P473"/>
            <text:p text:style-name="P473">int main()</text:p>
            <text:p text:style-name="P473">{</text:p>
            <text:p text:style-name="P473"><text:s text:c="4"/>int a = 42;</text:p>
            <text:p text:style-name="P473"><text:s text:c="4"/>inc(a);</text:p>
            <text:p text:style-name="P473"><text:s text:c="4"/>std::cout &lt;&lt; a &lt;&lt; std::endl; // a is still 42</text:p>
            <text:p text:style-name="P473"/>
            <text:p text:style-name="P473"><text:s text:c="4"/>return 0;<text:line-break/>}</text:p>
          </table:table-cell>
        </table:table-row>
      </table:table>
      <text:p text:style-name="P20">And here's one that works, using reference variables:</text:p>
      <table:table table:name="Table124" table:style-name="Table124">
        <table:table-column table:style-name="Table124.A"/>
        <table:table-row>
          <table:table-cell table:style-name="Table124.A1" office:value-type="string">
            <text:p text:style-name="P473">#include &lt;iostream&gt;</text:p>
            <text:p text:style-name="P473"/>
            <text:p text:style-name="P473">void inc(int &amp; x)</text:p>
            <text:p text:style-name="P473">{</text:p>
            <text:p text:style-name="P473"><text:s text:c="4"/>x++;<text:line-break/>}</text:p>
            <text:p text:style-name="P473"/>
            <text:p text:style-name="P473"/>
            <text:p text:style-name="P473">int main()</text:p>
            <text:p text:style-name="P473">{</text:p>
            <text:p text:style-name="P473"><text:s text:c="4"/>int a = 42;</text:p>
            <text:p text:style-name="P473"><text:s text:c="4"/>inc(a);</text:p>
            <text:p text:style-name="P473"><text:s text:c="4"/>std::cout &lt;&lt; a &lt;&lt; std::endl; // a is 43</text:p>
            <text:p text:style-name="P473"/>
            <text:p text:style-name="P473"><text:s text:c="4"/>return 0;<text:line-break/>}</text:p>
          </table:table-cell>
        </table:table-row>
      </table:table>
      <text:p text:style-name="P143">Complete the following program <text:span text:style-name="T445">so </text:span>that the new increment works, except that the parameter is a pointer and not a reference:</text:p>
      <table:table table:name="Table44" table:style-name="Table44">
        <table:table-column table:style-name="Table44.A"/>
        <table:table-row>
          <table:table-cell table:style-name="Table44.A1" office:value-type="string">
            <text:p text:style-name="P473">void inc(int * x)</text:p>
            <text:p text:style-name="P473">{<text:line-break/>}</text:p>
            <text:p text:style-name="P473"/>
            <text:p text:style-name="P473"/>
            <text:p text:style-name="P473">int main()</text:p>
            <text:p text:style-name="P473">{</text:p>
            <text:p text:style-name="P473"><text:s text:c="4"/>int a = 42;</text:p>
            <text:p text:style-name="P473"><text:s text:c="4"/>inc(&amp;a);</text:p>
            <text:p text:style-name="P477"><text:s text:c="4"/>std::cout &lt;&lt; a &lt;&lt; std::endl; // you should get 43</text:p>
            <text:p text:style-name="P477"><text:s text:c="4"/><text:span text:style-name="T268">return 0;</text:span><text:line-break/>}</text:p>
          </table:table-cell>
        </table:table-row>
      </table:table>
      <text:p text:style-name="P80"/>
      <text:p text:style-name="P80"/>
      <text:p text:style-name="P145"><text:soft-page-break/><text:span text:style-name="T1">Exercise. </text:span><text:span text:style-name="T311">Complete the </text:span><text:span text:style-name="T31">array_append()</text:span><text:span text:style-name="T311"> function (which adds a value to the array </text:span><text:span text:style-name="T31">x</text:span><text:span text:style-name="T311"> and increments the value of the length variable of the array. The expected output is </text:span><text:span text:style-name="T31">2 3 5 7</text:span><text:span text:style-name="T311">.</text:span></text:p>
      <table:table table:name="Table88" table:style-name="Table88">
        <table:table-column table:style-name="Table88.A"/>
        <table:table-row>
          <table:table-cell table:style-name="Table88.A1" office:value-type="string">
            <text:p text:style-name="P484">#include &lt;iostream&gt;</text:p>
            <text:p text:style-name="P484"/>
            <text:p text:style-name="P484">void <text:span text:style-name="T310">array_println</text:span>(int x<text:span text:style-name="T310">[], int xlen</text:span>)</text:p>
            <text:p text:style-name="P484">{</text:p>
            <text:p text:style-name="P484"><text:s text:c="4"/><text:span text:style-name="T310">for (int i = 0; i &lt; xlen; ++i)</text:span></text:p>
            <text:p text:style-name="P485"><text:s text:c="4"/>{</text:p>
            <text:p text:style-name="P484"><text:s text:c="8"/><text:span text:style-name="T310">std::cout &lt;&lt; x[i] &lt;&lt; ' ';</text:span></text:p>
            <text:p text:style-name="P485"><text:s text:c="4"/>}</text:p>
            <text:p text:style-name="P484"><text:span text:style-name="T310"><text:s text:c="4"/>std::cout &lt;&lt; std::endl;</text:span><text:line-break/>}</text:p>
            <text:p text:style-name="P484"/>
            <text:p text:style-name="P484"/>
            <text:p text:style-name="P484">void <text:span text:style-name="T310">array_append</text:span>(int x<text:span text:style-name="T310">[], int * xlen, int value</text:span>)</text:p>
            <text:p text:style-name="P484">{<text:line-break/>}</text:p>
            <text:p text:style-name="P484"/>
            <text:p text:style-name="P484"/>
            <text:p text:style-name="P484">int main()</text:p>
            <text:p text:style-name="P484">{</text:p>
            <text:p text:style-name="P484"><text:s text:c="4"/>int <text:span text:style-name="T310">x[10] = {2, 3, 5};</text:span></text:p>
            <text:p text:style-name="P485"><text:s text:c="4"/>int xlen = 3;</text:p>
            <text:p text:style-name="P485"/>
            <text:p text:style-name="P485"><text:s text:c="4"/>array_append(x, &amp;xlen, 7);</text:p>
            <text:p text:style-name="P484"><text:s text:c="4"/><text:span text:style-name="T311">array_println(x, xlen);</text:span></text:p>
            <text:p text:style-name="P484"/>
            <text:p text:style-name="P484"><text:s text:c="4"/>return 0;<text:line-break/>}</text:p>
          </table:table-cell>
        </table:table-row>
      </table:table>
      <text:p text:style-name="P27"/>
      <text:p text:style-name="P22"/>
      <text:p text:style-name="P143"><text:span text:style-name="T1">Exercise. </text:span>Here's a function that acts like an integer input function:</text:p>
      <table:table table:name="Table125" table:style-name="Table125">
        <table:table-column table:style-name="Table125.A"/>
        <table:table-row>
          <table:table-cell table:style-name="Table125.A1" office:value-type="string">
            <text:p text:style-name="P473">#include &lt;iostream&gt;</text:p>
            <text:p text:style-name="P473"/>
            <text:p text:style-name="P473">void scanf(int * x)</text:p>
            <text:p text:style-name="P473">{<text:line-break/>}</text:p>
            <text:p text:style-name="P473"/>
            <text:p text:style-name="P473">int main()</text:p>
            <text:p text:style-name="P473">{</text:p>
            <text:p text:style-name="P473"><text:s text:c="4"/>int a = 0;</text:p>
            <text:p text:style-name="P473"><text:s text:c="4"/>scanf(&amp;a);</text:p>
            <text:p text:style-name="P473"><text:s text:c="4"/>std::cout &lt;&lt; a &lt;&lt; std::endl;</text:p>
            <text:p text:style-name="P473"><text:s text:c="4"/>return 0;<text:line-break/>}</text:p>
          </table:table-cell>
        </table:table-row>
      </table:table>
      <text:p text:style-name="P20">Complete this so that when you run it and enter 42, there's an output of 42.</text:p>
      <text:p text:style-name="P20"/>
      <text:p text:style-name="P20"/>
      <text:p text:style-name="P143"><text:span text:style-name="T1">Exercise.</text:span> This is similar to the above:</text:p>
      <table:table table:name="Table126" table:style-name="Table126">
        <table:table-column table:style-name="Table126.A"/>
        <table:table-row>
          <table:table-cell table:style-name="Table126.A1" office:value-type="string">
            <text:p text:style-name="P473">#include &lt;iostream&gt;</text:p>
            <text:p text:style-name="P473"/>
            <text:p text:style-name="P473"><text:soft-page-break/>void scanf(double * x)</text:p>
            <text:p text:style-name="P473">{<text:line-break/>}</text:p>
            <text:p text:style-name="P473"/>
            <text:p text:style-name="P473">int main()</text:p>
            <text:p text:style-name="P473">{</text:p>
            <text:p text:style-name="P473"><text:s text:c="4"/>double a = 0;</text:p>
            <text:p text:style-name="P473"><text:s text:c="4"/>scanf(&amp;a);</text:p>
            <text:p text:style-name="P473"><text:s text:c="4"/>std::cout &lt;&lt; a &lt;&lt; std::endl;</text:p>
            <text:p text:style-name="P473"><text:s text:c="4"/>return 0;<text:line-break/>}</text:p>
          </table:table-cell>
        </table:table-row>
      </table:table>
      <text:p text:style-name="P20">Test it!!!</text:p>
      <text:p text:style-name="P60">Constant<text:span text:style-name="T326">ness for pointers</text:span></text:p>
      <text:p text:style-name="P387"/>
      <text:p text:style-name="P334">Recall that for a regular variable like this:</text:p>
      <table:table table:name="Table30" table:style-name="Table30">
        <table:table-column table:style-name="Table30.A"/>
        <table:table-row>
          <table:table-cell table:style-name="Table30.A1" office:value-type="string">
            <text:p text:style-name="P533">int x = 42;</text:p>
          </table:table-cell>
        </table:table-row>
      </table:table>
      <text:p text:style-name="P334">to make <text:span text:style-name="T9">x</text:span> constant so that its value cannot change, you do this:</text:p>
      <table:table table:name="Table31" table:style-name="Table31">
        <table:table-column table:style-name="Table31.A"/>
        <table:table-row>
          <table:table-cell table:style-name="Table31.A1" office:value-type="string">
            <text:p text:style-name="P533">const int x = 42;</text:p>
          </table:table-cell>
        </table:table-row>
      </table:table>
      <text:p text:style-name="P338">Making a variable constant is a protection mechanism to prevent change in the case when a variable should not be changed. <text:span text:style-name="T399">(Make sure you review the notes on constants.)</text:span></text:p>
      <text:p text:style-name="P334"/>
      <text:p text:style-name="P338">The above is old stuff. Now for something new …</text:p>
      <text:p text:style-name="P338"/>
      <text:p text:style-name="P332">Because a pointer is associated with two values, an address and a value the <text:span text:style-name="T338">pointer</text:span> points to, you can “const” two values associated with a pointer. <text:span text:style-name="T326">First let me describe the ideas, then I’ll talk about the syntax.</text:span></text:p>
      <text:p text:style-name="P332"/>
      <text:p text:style-name="P332">Look at the following picture of a pointer <text:span text:style-name="T9">p</text:span> pointing to 42 <text:span text:style-name="T342">(at address 5002048):</text:span></text:p>
      <text:p text:style-name="P332"><draw:g text:anchor-type="paragraph" draw:z-index="161" draw:name="Shape128" draw:style-name="gr8"><draw:rect draw:style-name="gr9" draw:text-style-name="P643" svg:width="2.198in" svg:height="0.7713in" svg:x="0.4311in" svg:y="0.4291in"><text:p/></draw:rect><draw:rect draw:style-name="gr11" draw:text-style-name="P644" svg:width="1.3543in" svg:height="0.2587in" svg:x="3.2449in" svg:y="0.3583in"><text:p text:style-name="P642">42</text:p></draw:rect><draw:rect draw:style-name="gr11" draw:text-style-name="P644" svg:width="1.3543in" svg:height="0.2795in" svg:x="0.8594in" svg:y="0.7854in"><text:p text:style-name="P642">5002048</text:p></draw:rect><draw:frame draw:style-name="gr10" draw:text-style-name="P641" svg:width="0.3543in" svg:height="0.2398in" svg:x="0.5992in" svg:y="0.8169in"><draw:text-box><text:p>p</text:p></draw:text-box></draw:frame><draw:line draw:style-name="gr51" draw:text-style-name="P642" svg:x1="1.9in" svg:y1="0.9492in" svg:x2="3.2453in" svg:y2="0.4709in"><text:p/></draw:line><draw:frame draw:name="Shape18" draw:style-name="gr54" draw:text-style-name="P659" svg:width="0.7606in" svg:height="0.1606in" svg:x="3.2646in" svg:y="0.1508in"><draw:text-box><text:p><text:span text:style-name="T452">5002048</text:span></text:p></draw:text-box></draw:frame></draw:g></text:p>
      <text:p text:style-name="P331"/>
      <text:p text:style-name="P331"/>
      <text:p text:style-name="P331"/>
      <text:p text:style-name="P331"/>
      <text:p text:style-name="P331"/>
      <text:p text:style-name="P331"/>
      <text:p text:style-name="P331"/>
      <text:p text:style-name="P331"/>
      <text:p text:style-name="P331">If <text:span text:style-name="T9">p</text:span> is a <text:span text:style-name="T177">constant pointer</text:span>, then the pointer value of <text:span text:style-name="T9">p</text:span> is a constant and therefore cannot change. </text:p>
      <text:p text:style-name="P331"><draw:g text:anchor-type="paragraph" draw:z-index="192" draw:name="Shape129" draw:style-name="gr8"><draw:line draw:style-name="gr55" draw:text-style-name="P642" svg:x1="2.1083in" svg:y1="0.9209in" svg:x2="4.848in" svg:y2="0.9091in"><text:p/></draw:line><draw:frame draw:style-name="gr56" draw:text-style-name="P640" svg:width="1.9689in" svg:height="0.5177in" svg:x="4.8476in" svg:y="0.6402in"><draw:text-box><text:p><text:span text:style-name="T139">Cannot be changed!!!</text:span></text:p><text:p><text:span text:style-name="T9">p = </text:span>... is wrong!!!</text:p></draw:text-box></draw:frame><draw:g draw:style-name="gr57"><draw:rect draw:style-name="gr9" draw:text-style-name="P643" svg:width="2.198in" svg:height="0.7713in" svg:x="0.4311in" svg:y="0.4012in"><text:p/></draw:rect><draw:rect draw:style-name="gr11" draw:text-style-name="P644" svg:width="1.3543in" svg:height="0.2587in" svg:x="3.2449in" svg:y="0.3303in"><text:p text:style-name="P642">42</text:p></draw:rect><draw:rect draw:style-name="gr11" draw:text-style-name="P644" svg:width="1.3543in" svg:height="0.2795in" svg:x="0.8594in" svg:y="0.7575in"><text:p text:style-name="P642">5002048</text:p></draw:rect><draw:frame draw:style-name="gr10" draw:text-style-name="P641" svg:width="0.3543in" svg:height="0.2398in" svg:x="0.5992in" svg:y="0.789in"><draw:text-box><text:p>p</text:p></draw:text-box></draw:frame><draw:line draw:style-name="gr51" draw:text-style-name="P642" svg:x1="1.9in" svg:y1="0.9213in" svg:x2="3.2453in" svg:y2="0.4429in"><text:p/></draw:line><draw:frame draw:name="Shape18" draw:style-name="gr54" draw:text-style-name="P659" svg:width="0.7606in" svg:height="0.1606in" svg:x="3.2646in" svg:y="0.1228in"><draw:text-box><text:p><text:span text:style-name="T452">5002048</text:span></text:p></draw:text-box></draw:frame></draw:g></draw:g></text:p>
      <text:p text:style-name="P331"/>
      <text:p text:style-name="P331"/>
      <text:p text:style-name="P331"/>
      <text:p text:style-name="P331"/>
      <text:p text:style-name="P331"/>
      <text:p text:style-name="P331"/>
      <text:p text:style-name="P331"/>
      <text:p text:style-name="P331">However if <text:span text:style-name="T9">p</text:span> is a <text:span text:style-name="T177">pointer to constant</text:span>, then the value that <text:span text:style-name="T9">p</text:span> points <text:span text:style-name="T441">to cannot be changed through using </text:span><text:span text:style-name="T20">*p</text:span><text:span text:style-name="T268">:</text:span></text:p>
      <text:p text:style-name="P331"><draw:g text:anchor-type="paragraph" draw:z-index="193" draw:name="Shape130" draw:style-name="gr8"><draw:rect draw:style-name="gr9" draw:text-style-name="P643" svg:width="2.198in" svg:height="0.7713in" svg:x="0.4311in" svg:y="0.4185in"><text:p/></draw:rect><draw:rect draw:style-name="gr11" draw:text-style-name="P644" svg:width="1.3543in" svg:height="0.2587in" svg:x="3.2449in" svg:y="0.3476in"><text:p text:style-name="P642">42</text:p></draw:rect><draw:rect draw:style-name="gr11" draw:text-style-name="P644" svg:width="1.3543in" svg:height="0.2795in" svg:x="0.8594in" svg:y="0.7748in"><text:p text:style-name="P642">5002048</text:p></draw:rect><draw:frame draw:style-name="gr10" draw:text-style-name="P641" svg:width="0.3543in" svg:height="0.2398in" svg:x="0.5992in" svg:y="0.8063in"><draw:text-box><text:p>p</text:p></draw:text-box></draw:frame><draw:line draw:style-name="gr51" draw:text-style-name="P642" svg:x1="1.9in" svg:y1="0.9386in" svg:x2="3.2453in" svg:y2="0.4602in"><text:p/></draw:line><draw:frame draw:name="Shape18" draw:style-name="gr54" draw:text-style-name="P659" svg:width="0.7606in" svg:height="0.1606in" svg:x="3.2646in" svg:y="0.1402in"><draw:text-box><text:p><text:span text:style-name="T452">5002048</text:span></text:p></draw:text-box></draw:frame></draw:g></text:p>
      <text:p text:style-name="P331"><draw:frame text:anchor-type="paragraph" draw:z-index="137" draw:name="Shape131" draw:style-name="gr103" draw:text-style-name="P640" svg:width="1.9689in" svg:height="0.5185in" svg:x="4.8583in" svg:y="0.0453in"><draw:text-box><text:p><text:span text:style-name="T139">Cannot be changed!!!</text:span></text:p><text:p><text:span text:style-name="T9">*p = </text:span><text:span text:style-name="T139">… is wrong!!!</text:span></text:p></draw:text-box></draw:frame></text:p>
      <text:p text:style-name="P331"><draw:line text:anchor-type="paragraph" draw:z-index="136" draw:name="Shape132" draw:style-name="gr104" draw:text-style-name="P655" svg:x1="4.139in" svg:y1="0.1398in" svg:x2="4.8587in" svg:y2="0.1323in"><text:p/></draw:line></text:p>
      <text:p text:style-name="P331"/>
      <text:p text:style-name="P331"/>
      <text:p text:style-name="P331"/>
      <text:p text:style-name="P331"/>
      <text:p text:style-name="P331"/>
      <text:p text:style-name="P331"/>
      <text:p text:style-name="P331"><text:span text:style-name="T338">Easy right</text:span>? </text:p>
      <text:p text:style-name="P333"/>
      <text:p text:style-name="P337">Now let’s talk about the syntax …</text:p>
      <text:p text:style-name="P333"/>
      <text:p text:style-name="P331">In the case of a pointer, say:</text:p>
      <table:table table:name="Table32" table:style-name="Table32">
        <table:table-column table:style-name="Table32.A"/>
        <text:soft-page-break/>
        <table:table-row>
          <table:table-cell table:style-name="Table32.A1" office:value-type="string">
            <text:p text:style-name="P532">int x = 42;</text:p>
            <text:p text:style-name="P532">int * p = &amp;x;</text:p>
          </table:table-cell>
        </table:table-row>
      </table:table>
      <text:p text:style-name="P331">If you do not want the memory address value in <text:span text:style-name="T9">p</text:span> to be change<text:span text:style-name="T336">d</text:span>, <text:s/>you want <text:span text:style-name="T9">p</text:span> to be a <text:span text:style-name="T177">constant pointer</text:span>, you do this:</text:p>
      <table:table table:name="Table33" table:style-name="Table33">
        <table:table-column table:style-name="Table33.A"/>
        <table:table-row>
          <table:table-cell table:style-name="Table33.A1" office:value-type="string">
            <text:p text:style-name="P532">int x = 42;</text:p>
            <text:p text:style-name="P532">int * <text:span text:style-name="T177">const</text:span> p = &amp;x;</text:p>
          </table:table-cell>
        </table:table-row>
      </table:table>
      <text:p text:style-name="P331">Note where <text:span text:style-name="T9">const</text:span> is placed: to the right of <text:span text:style-name="T9">*</text:span>. <text:s/></text:p>
      <text:p text:style-name="P331"/>
      <text:p text:style-name="P331"/>
      <text:p text:style-name="P335"><text:span text:style-name="T3">Exercise.</text:span><text:span text:style-name="T339"> </text:span>To make sure you remember the above, first run this</text:p>
      <table:table table:name="Table34" table:style-name="Table34">
        <table:table-column table:style-name="Table34.A"/>
        <table:table-row>
          <table:table-cell table:style-name="Table34.A1" office:value-type="string">
            <text:p text:style-name="P532">int x = 0, y = 1;</text:p>
            <text:p text:style-name="P534">int * p = &amp;x; <text:s text:c="11"/></text:p>
            <text:p text:style-name="P534">std::cout &lt;&lt; *p &lt;&lt; '\n'; </text:p>
            <text:p text:style-name="P532">p = &amp;y; <text:s text:c="17"/></text:p>
            <text:p text:style-name="P532">std::cout &lt;&lt; *p &lt;&lt; '\n'; </text:p>
          </table:table-cell>
        </table:table-row>
      </table:table>
      <text:p text:style-name="P331"><text:span text:style-name="T336">Everything works just fine. </text:span>Now make <text:span text:style-name="T9">p</text:span> a constant pointer like this:</text:p>
      <table:table table:name="Table35" table:style-name="Table35">
        <table:table-column table:style-name="Table35.A"/>
        <table:table-row>
          <table:table-cell table:style-name="Table35.A1" office:value-type="string">
            <text:p text:style-name="P532">int x = 0, y = 1;</text:p>
            <text:p text:style-name="P532">int * <text:span text:style-name="T177">const</text:span> p = &amp;x; <text:s/></text:p>
            <text:p text:style-name="P532">std::cout &lt;&lt; *p &lt;&lt; '\n'; </text:p>
            <text:p text:style-name="P532">p = &amp;y; <text:s text:c="17"/>// compiler complaints!!!</text:p>
            <text:p text:style-name="P532">std::cout &lt;&lt; *p &lt;&lt; '\n'; </text:p>
          </table:table-cell>
        </table:table-row>
      </table:table>
      <text:p text:style-name="P337">Get it?</text:p>
      <text:p text:style-name="P337"/>
      <text:p text:style-name="P337"/>
      <text:p text:style-name="P331">What about the case where <text:span text:style-name="T9">p</text:span> points to a constant value? First run this</text:p>
      <table:table table:name="Table36" table:style-name="Table36">
        <table:table-column table:style-name="Table36.A"/>
        <table:table-row>
          <table:table-cell table:style-name="Table36.A1" office:value-type="string">
            <text:p text:style-name="P532">int x = 0;</text:p>
            <text:p text:style-name="P532"><text:span text:style-name="T177">const</text:span> int * p = &amp;x;</text:p>
            <text:p text:style-name="P532">std::cout &lt;&lt; *p &lt;&lt; '\n';</text:p>
          </table:table-cell>
        </table:table-row>
      </table:table>
      <text:p text:style-name="P331">No problems. Now try this:</text:p>
      <table:table table:name="Table37" table:style-name="Table37">
        <table:table-column table:style-name="Table37.A"/>
        <table:table-row>
          <table:table-cell table:style-name="Table37.A1" office:value-type="string">
            <text:p text:style-name="P532">int x = 0;</text:p>
            <text:p text:style-name="P532"><text:span text:style-name="T1">const</text:span> int * p = &amp;x;</text:p>
            <text:p text:style-name="P532">std::cout &lt;&lt; *p &lt;&lt; '\n';</text:p>
            <text:p text:style-name="P532">*p = 42; <text:s text:c="16"/>// compiler complaints!!!</text:p>
          </table:table-cell>
        </table:table-row>
      </table:table>
      <text:p text:style-name="P339">That’s it!</text:p>
      <text:p text:style-name="P331"/>
      <text:p text:style-name="P340">There is however one very important thing you must remember. Run this:</text:p>
      <table:table table:name="Table54" table:style-name="Table54">
        <table:table-column table:style-name="Table54.A"/>
        <table:table-row>
          <table:table-cell table:style-name="Table54.A1" office:value-type="string">
            <text:p text:style-name="P535">int x = 0, y = 1;</text:p>
            <text:p text:style-name="P535"><text:span text:style-name="T1">const</text:span> int * p = &amp;x;</text:p>
            <text:p text:style-name="P537">std::cout &lt;&lt; x &lt;&lt; ' ' &lt;&lt; *p &lt;&lt; '\n';</text:p>
            <text:p text:style-name="P535">x = 42; <text:s text:c="16"/>// OK ... <text:span text:style-name="T340">x is a variable</text:span></text:p>
            <text:p text:style-name="P537">std::cout &lt;&lt; x &lt;&lt; ' ' &lt;&lt; *p &lt;&lt; '\n';</text:p>
          </table:table-cell>
        </table:table-row>
      </table:table>
      <text:p text:style-name="P336"><text:span text:style-name="T348">Note: </text:span><text:span text:style-name="T186">If</text:span><text:span text:style-name="T184"> </text:span><text:span text:style-name="T16">p</text:span><text:span text:style-name="T144"> points to a </text:span><text:span text:style-name="T16">const int</text:span><text:span text:style-name="T144">, it doesn’t mean that the </text:span><text:span text:style-name="T16">int </text:span><text:span text:style-name="T144">value can’t change -- it’</text:span><text:span text:style-name="T186">s</text:span><text:span text:style-name="T144"> just </text:span><text:span text:style-name="T186">that you </text:span><text:span text:style-name="T144">cannot change </text:span><text:span text:style-name="T186">it </text:span><text:span text:style-name="T144">using </text:span><text:span text:style-name="T16">*p</text:span><text:span text:style-name="T144">.</text:span><text:span text:style-name="T166"> In the above, we change the value using </text:span><text:span text:style-name="T38">x. </text:span>Get it?</text:p>
      <text:p text:style-name="P331"/>
      <text:p text:style-name="P331"><text:soft-page-break/>Here is a table the summarizes <text:span text:style-name="T340">all the cases:</text:span></text:p>
      <text:p text:style-name="P331"><text:tab/><text:tab/><text:tab/><text:tab/></text:p>
      <text:p text:style-name="P349"><text:tab/><text:tab/><text:tab/><text:tab/><text:span text:style-name="T337">Can</text:span><text:span text:style-name="T163"> </text:span><text:span text:style-name="T337">c</text:span><text:span text:style-name="T139">hange </text:span><text:span text:style-name="T9">p</text:span><text:span text:style-name="T139">?<text:tab/> <text:s text:c="2"/></text:span><text:span text:style-name="T163">Can c</text:span><text:span text:style-name="T139">hange </text:span><text:span text:style-name="T9">*p</text:span><text:span text:style-name="T139">?</text:span></text:p>
      <text:p text:style-name="P349"><text:span text:style-name="T139"><text:tab/><text:tab/><text:tab/><text:tab/></text:span><text:span text:style-name="T164">Is </text:span><text:span text:style-name="T37">p =</text:span><text:span text:style-name="T164"> … OK?<text:tab/> <text:s text:c="2"/>Is </text:span><text:span text:style-name="T37">*p =</text:span><text:span text:style-name="T164"> … OK?</text:span></text:p>
      <text:p text:style-name="P324"><text:s text:c="6"/>int * <text:s text:c="6"/>p<text:tab/><text:span text:style-name="T139">YES<text:tab/><text:tab/> <text:s text:c="2"/>YES</text:span></text:p>
      <text:p text:style-name="P324">const int * <text:s text:c="6"/>p<text:tab/><text:span text:style-name="T139">YES<text:tab/><text:tab/> <text:s text:c="2"/>NO</text:span></text:p>
      <text:p text:style-name="P358"><text:s text:c="6"/>int * const p<text:tab/><text:span text:style-name="T139">NO<text:tab/><text:tab/> <text:s text:c="2"/>YES</text:span></text:p>
      <text:p text:style-name="P358">const int * const p<text:tab/><text:span text:style-name="T139">NO<text:tab/><text:tab/> <text:s text:c="2"/>NO</text:span></text:p>
      <text:p text:style-name="P99"/>
      <text:p text:style-name="P146">Here's an important <text:span text:style-name="T177">memory aid</text:span> (this might not be in your textbook): You <text:span text:style-name="T177">read</text:span> the pointer type <text:span text:style-name="T177">backwards</text:span>. For instance, if you see this declaration:</text:p>
      <text:p text:style-name="P184"/>
      <text:p text:style-name="P428"><text:tab/>const int * const p</text:p>
      <text:p text:style-name="P569"/>
      <text:p text:style-name="P390">you read it in this direction:</text:p>
      <text:p text:style-name="P428"/>
      <text:p text:style-name="P428"><text:tab/>const int * const p</text:p>
      <text:p text:style-name="P569"><draw:line text:anchor-type="paragraph" draw:z-index="195" draw:name="Shape133" draw:style-name="gr52" draw:text-style-name="P642" svg:x1="2.0665in" svg:y1="0.1028in" svg:x2="0.5354in" svg:y2="0.1028in"><text:p/></draw:line></text:p>
      <text:p text:style-name="P569"/>
      <text:p text:style-name="P390">so that you say “<text:span text:style-name="T9">p</text:span> is a constant pointer to an integer constant”. Here are all the 4 possible constantness cases for a pointer declaration:</text:p>
      <text:p text:style-name="P569"/>
      <text:p text:style-name="P146"><text:s/><text:tab/><text:tab/><text:tab/><text:tab/><text:tab/>You say:</text:p>
      <text:p text:style-name="P570"><text:s text:c="6"/>int * <text:s text:c="6"/>p<text:tab/><text:span text:style-name="T139">“p is a pointer to int”</text:span></text:p>
      <text:p text:style-name="P570">const int * <text:s text:c="6"/>p<text:tab/><text:span text:style-name="T139">“p is a pointer to int const”</text:span></text:p>
      <text:p text:style-name="P568"><text:s text:c="6"/>int * const p<text:tab/><text:span text:style-name="T95">“p is a const pointer to int”</text:span></text:p>
      <text:p text:style-name="P568">const int * const p<text:tab/><text:span text:style-name="T95">“p is a const pointer to int const”</text:span></text:p>
      <text:p text:style-name="P419"/>
      <text:p text:style-name="P100">Two <text:span text:style-name="T347">important </text:span>things to note ...</text:p>
      <text:p text:style-name="P100"/>
      <text:p text:style-name="P100"><text:span text:style-name="T177">A constant pointer must be initialized.</text:span> (This is just like a regular constant integer variable – <text:span text:style-name="T344">all constants must be initialized.</text:span>) <text:span text:style-name="T343">This means:</text:span></text:p>
      <table:table table:name="Table136" table:style-name="Table136">
        <table:table-column table:style-name="Table136.A"/>
        <table:table-row>
          <table:table-cell table:style-name="Table136.A1" office:value-type="string">
            <text:p text:style-name="P539">int * const p; <text:s text:c="6"/>// WRONG!!!</text:p>
            <text:p text:style-name="P542">p = &amp;x; <text:s text:c="13"/>// TOO LATE!!!</text:p>
            <text:p text:style-name="P542"/>
            <text:p text:style-name="P539">const int * const q; // WRONG <text:span text:style-name="T358">AGAIN</text:span>!! </text:p>
            <text:p text:style-name="P542">q = &amp;y; <text:s text:c="13"/>// TOO LATE <text:span text:style-name="T359">BOZO</text:span>!!!</text:p>
          </table:table-cell>
        </table:table-row>
      </table:table>
      <text:p text:style-name="P100"/>
      <text:p text:style-name="P103"><text:span text:style-name="T183">A</text:span><text:span text:style-name="T177"> non-constant pointer </text:span><text:span text:style-name="T183">cannot point </text:span><text:span text:style-name="T177">to a constant.</text:span> <text:span text:style-name="T345">For instance</text:span></text:p>
      <table:table table:name="Table142" table:style-name="Table142">
        <table:table-column table:style-name="Table142.A"/>
        <table:table-row>
          <table:table-cell table:style-name="Table142.A1" office:value-type="string">
            <text:p text:style-name="P540"><text:span text:style-name="T345">const</text:span> <text:span text:style-name="T345">int x = 42</text:span>;</text:p>
            <text:p text:style-name="P540">int * <text:span text:style-name="T345">p0 = &amp;x</text:span>; <text:s text:c="6"/>// WRONG!!!</text:p>
            <text:p text:style-name="P540">int * <text:span text:style-name="T345">const p1 = &amp;x</text:span>; // WRONG!!! </text:p>
          </table:table-cell>
        </table:table-row>
      </table:table>
      <text:p text:style-name="P106">Why? Because i<text:span text:style-name="T441">n</text:span> this case, <text:span text:style-name="T41">p</text:span><text:span text:style-name="T167"> </text:span>is suppose<text:span text:style-name="T441">d</text:span> to point to an <text:span text:style-name="T9">int</text:span> (not <text:span text:style-name="T9">const int</text:span>) Therefore <text:span text:style-name="T9">p</text:span> can change the value that it points to using <text:span text:style-name="T9">*p</text:span>. But that value is a <text:span text:style-name="T9">const</text:span>! That’s a contradiction!</text:p>
      <text:p text:style-name="P101"/>
      <text:p text:style-name="P104"><text:span text:style-name="T1">Exercise.</text:span> Is this OK?</text:p>
      <table:table table:name="Table143" table:style-name="Table143">
        <table:table-column table:style-name="Table143.A"/>
        <text:soft-page-break/>
        <table:table-row>
          <table:table-cell table:style-name="Table143.A1" office:value-type="string">
            <text:p text:style-name="P541"><text:span text:style-name="T345">const</text:span> <text:span text:style-name="T345">int x = 42</text:span>;</text:p>
            <text:p text:style-name="P541"><text:span text:style-name="T346">const </text:span>int * <text:span text:style-name="T345">p = &amp;x;</text:span></text:p>
            <text:p text:style-name="P541">int * <text:span text:style-name="T345">const q = p;</text:span></text:p>
          </table:table-cell>
        </table:table-row>
      </table:table>
      <text:p text:style-name="P102"/>
      <text:p text:style-name="P104"/>
      <text:p text:style-name="P105">Here are some exercises to tease your brain.</text:p>
      <text:p text:style-name="P105"/>
      <text:p text:style-name="P105"/>
      <text:p text:style-name="P96"><text:span text:style-name="T1">Exercise.</text:span> Does the following code fragment compile?</text:p>
      <table:table table:name="Table55" table:style-name="Table55">
        <table:table-column table:style-name="Table55.A"/>
        <table:table-row>
          <table:table-cell table:style-name="Table55.A1" office:value-type="string">
            <text:p text:style-name="P536">int x = 42, y = 24;</text:p>
            <text:p text:style-name="P536">int * p = &amp;x;</text:p>
            <text:p text:style-name="P536"/>
            <text:p text:style-name="P536">p = &amp;y; <text:s/>// OK?</text:p>
            <text:p text:style-name="P536">*p = 42; // OK?</text:p>
          </table:table-cell>
        </table:table-row>
      </table:table>
      <text:p text:style-name="P96">Verify on your own.</text:p>
      <text:p text:style-name="P96"/>
      <text:p text:style-name="P96"/>
      <text:p text:style-name="P96"><text:span text:style-name="T1">Exercise.</text:span> Does the following code fragment compile?</text:p>
      <table:table table:name="Table56" table:style-name="Table56">
        <table:table-column table:style-name="Table56.A"/>
        <table:table-row>
          <table:table-cell table:style-name="Table56.A1" office:value-type="string">
            <text:p text:style-name="P536">double x = 3.14, y = 2.71;</text:p>
            <text:p text:style-name="P536">double * const p = &amp;x;</text:p>
            <text:p text:style-name="P536"/>
            <text:p text:style-name="P536">p = &amp;y; // OK?</text:p>
            <text:p text:style-name="P536">*p = 0; // OK?</text:p>
          </table:table-cell>
        </table:table-row>
      </table:table>
      <text:p text:style-name="P82">Verify on your own.</text:p>
      <text:p text:style-name="P82"/>
      <text:p text:style-name="P82"/>
      <text:p text:style-name="P96"><text:span text:style-name="T1">Exercise.</text:span> Does the following code fragment compile?</text:p>
      <table:table table:name="Table57" table:style-name="Table57">
        <table:table-column table:style-name="Table57.A"/>
        <table:table-row>
          <table:table-cell table:style-name="Table57.A1" office:value-type="string">
            <text:p text:style-name="P536">char x = 'a', y = 'b';</text:p>
            <text:p text:style-name="P536">const char *<text:span text:style-name="T349"> </text:span>p = &amp;x;</text:p>
            <text:p text:style-name="P536"/>
            <text:p text:style-name="P536">p = &amp;y; // OK?</text:p>
            <text:p text:style-name="P536">*p = 0; // OK?</text:p>
          </table:table-cell>
        </table:table-row>
      </table:table>
      <text:p text:style-name="P82">Verify on your own.</text:p>
      <text:p text:style-name="P82"/>
      <text:p text:style-name="P82"/>
      <text:p text:style-name="P97"><text:span text:style-name="T1">Exercise.</text:span> Does the following code fragment compile?</text:p>
      <table:table table:name="Table58" table:style-name="Table58">
        <table:table-column table:style-name="Table58.A"/>
        <table:table-row>
          <table:table-cell table:style-name="Table58.A1" office:value-type="string">
            <text:p text:style-name="P538"><text:span text:style-name="T349">bool</text:span> x = <text:span text:style-name="T349">true</text:span>, y = <text:span text:style-name="T349">false</text:span>;</text:p>
            <text:p text:style-name="P538">const <text:span text:style-name="T349">bool</text:span> * <text:span text:style-name="T349">const </text:span>p = &amp;x;</text:p>
            <text:p text:style-name="P538"/>
            <text:p text:style-name="P538">p = &amp;y; // OK?</text:p>
            <text:p text:style-name="P538">*p = 0; // OK?</text:p>
          </table:table-cell>
        </table:table-row>
      </table:table>
      <text:p text:style-name="P83">Verify on your own.</text:p>
      <text:p text:style-name="P83"/>
      <text:p text:style-name="P84"/>
      <text:p text:style-name="P85"><text:span text:style-name="T1">Exercise.</text:span> Which of the following pointer declarations with initialization works?</text:p>
      <table:table table:name="Table81" table:style-name="Table81">
        <table:table-column table:style-name="Table81.A"/>
        <table:table-row>
          <table:table-cell table:style-name="Table81.A1" office:value-type="string">
            <text:p text:style-name="P531">const <text:span text:style-name="T349">char</text:span> x = <text:span text:style-name="T349">'#'</text:span>;</text:p>
            <text:p text:style-name="P531"><text:s text:c="6"/><text:span text:style-name="T349">char</text:span> * <text:s text:c="6"/>p0 = &amp;x;</text:p>
            <text:p text:style-name="P531"><text:s text:c="6"/><text:span text:style-name="T349">char</text:span> * const p1 = &amp;x;</text:p>
            <text:p text:style-name="P531">const <text:span text:style-name="T349">char</text:span> * <text:s text:c="6"/>p2 = &amp;x;</text:p>
            <text:p text:style-name="P531">const <text:span text:style-name="T349">char </text:span>* const p3 = &amp;x;</text:p>
          </table:table-cell>
        </table:table-row>
      </table:table>
      <text:p text:style-name="P85"/>
      <text:p text:style-name="P181"><text:soft-page-break/></text:p>
      <text:p text:style-name="P416"><text:span text:style-name="T4">Exercise.</text:span><text:span text:style-name="T348"> Does this compile? If it does, what’s the output?</text:span></text:p>
      <table:table table:name="Table82" table:style-name="Table82">
        <table:table-column table:style-name="Table82.A"/>
        <table:table-row>
          <table:table-cell table:style-name="Table82.A1" office:value-type="string">
            <text:p text:style-name="P463"><text:span text:style-name="T350">double</text:span> <text:span text:style-name="T350">a</text:span> = <text:span text:style-name="T350">3.14</text:span>;</text:p>
            <text:p text:style-name="P463">const <text:span text:style-name="T350">double</text:span> * p = &amp;<text:span text:style-name="T350">a</text:span>;</text:p>
            <text:p text:style-name="P463">*<text:span text:style-name="T350">p</text:span> = <text:span text:style-name="T350">a + *p</text:span>;</text:p>
            <text:p text:style-name="P463">std::cout &lt;&lt; <text:span text:style-name="T350">a</text:span> &lt;&lt; ' ' &lt;&lt; *p &lt;&lt; '\n';</text:p>
          </table:table-cell>
        </table:table-row>
      </table:table>
      <text:p text:style-name="P416"/>
      <text:p text:style-name="P416"/>
      <text:p text:style-name="P417"><text:span text:style-name="T4">Exercise.</text:span><text:span text:style-name="T348"> Does this compile? If it does, what’s the output?</text:span></text:p>
      <table:table table:name="Table62" table:style-name="Table62">
        <table:table-column table:style-name="Table62.A"/>
        <table:table-row>
          <table:table-cell table:style-name="Table62.A1" office:value-type="string">
            <text:p text:style-name="P464"><text:span text:style-name="T350">double</text:span> <text:span text:style-name="T350">a</text:span> = <text:span text:style-name="T350">3.14</text:span>;</text:p>
            <text:p text:style-name="P464">const <text:span text:style-name="T350">double</text:span> * p = &amp;<text:span text:style-name="T350">a</text:span>;</text:p>
            <text:p text:style-name="P464"><text:span text:style-name="T351">a</text:span> = <text:span text:style-name="T350">a + *p</text:span>;</text:p>
            <text:p text:style-name="P464">std::cout &lt;&lt; <text:span text:style-name="T350">a</text:span> &lt;&lt; ' ' &lt;&lt; *p &lt;&lt; '\n';</text:p>
          </table:table-cell>
        </table:table-row>
      </table:table>
      <text:p text:style-name="P391"/>
      <text:p text:style-name="P47">Connection between pointers and references</text:p>
      <text:p text:style-name="P183"/>
      <text:p text:style-name="P161">The previous section shows you that the behavior of pass-by-references can be achieved by pass-by-value where the value passed into a function is a pointer value (i.e., address value).</text:p>
      <text:p text:style-name="P161"/>
      <text:p text:style-name="P161">As I’ve mentioned before when you use pass-by-reference, your compiler actually converts your function to one using pointers.</text:p>
      <text:p text:style-name="P161"/>
      <text:p text:style-name="P161">To illustrate the connection further run this program:</text:p>
      <table:table table:name="Table63" table:style-name="Table63">
        <table:table-column table:style-name="Table63.A"/>
        <table:table-row>
          <table:table-cell table:style-name="Table63.A1" office:value-type="string">
            <text:p text:style-name="P491">int x = 42;</text:p>
            <text:p text:style-name="P491">int &amp; r = x; <text:s text:c="3"/>// r is a reference to x</text:p>
            <text:p text:style-name="P491">int * p = &amp;x; <text:s text:c="2"/>// p is a pointer to x</text:p>
            <text:p text:style-name="P491"/>
            <text:p text:style-name="P491">std::cout &lt;&lt; x &lt;&lt; ' ' &lt;&lt; r &lt;&lt; ' ' &lt;&lt; *p &lt;&lt; '\n';</text:p>
            <text:p text:style-name="P491"/>
            <text:p text:style-name="P491">std::cout &lt;&lt; &amp;x &lt;&lt; ' ' &lt;&lt; &amp;r &lt;&lt; ' ' &lt;&lt; p &lt;&lt; '\n';</text:p>
          </table:table-cell>
        </table:table-row>
      </table:table>
      <text:p text:style-name="P161"/>
      <text:p text:style-name="P162">You will see that if <text:span text:style-name="T9">r</text:span> is a reference to <text:span text:style-name="T9">x</text:span>, the address of <text:span text:style-name="T9">r</text:span>, i.e. <text:span text:style-name="T9">&amp;r</text:span>, is the same as <text:span text:style-name="T9">&amp;x</text:span>. This means that the value <text:span text:style-name="T9">r</text:span> refers to resides at the address of <text:span text:style-name="T9">x</text:span>, i.e., the output of the second line contains the same address.</text:p>
      <text:p text:style-name="P162"/>
      <text:p text:style-name="P163">Let me repeat: The address of a reference variable is the address of the value the reference is referring to. Therefore i<text:span text:style-name="T359">f</text:span> <text:span text:style-name="T9">r</text:span> reference x and <text:span text:style-name="T9">p</text:span> points to <text:span text:style-name="T9">x</text:span>, then</text:p>
      <text:p text:style-name="P163"/>
      <text:p text:style-name="P164"><text:tab/><text:span text:style-name="T9">&amp;r</text:span> and <text:span text:style-name="T9">p </text:span>are the same </text:p>
      <text:p text:style-name="P164"/>
      <text:p text:style-name="P166">and </text:p>
      <text:p text:style-name="P165"/>
      <text:p text:style-name="P163"><text:tab/><text:span text:style-name="T9">r</text:span> and <text:span text:style-name="T35">*</text:span><text:span text:style-name="T9">p </text:span><text:span text:style-name="T354">are the same.</text:span></text:p>
      <text:p text:style-name="P165"/>
      <text:p text:style-name="P167">Think, understand, and remember!</text:p>
      <text:p text:style-name="P158"/>
      <text:p text:style-name="P168"/>
      <text:p text:style-name="P45">Differences between pointers and references</text:p>
      <text:p text:style-name="P169"/>
      <text:p text:style-name="P172">The above might lead you to think that pointers and references are the same <text:span text:style-name="T363">(except for syntax)</text:span>.<text:span text:style-name="T360"> There are </text:span>actually lots of <text:span text:style-name="T360">differences between pointers and references. With your understanding of pointers, let’s take a closer look …</text:span></text:p>
      <text:p text:style-name="P171"/>
      <text:p text:style-name="P212"><text:span text:style-name="T251">1. </text:span><text:span text:style-name="T248">There’s a pointer value, </text:span><text:span text:style-name="T209">NULL</text:span><text:span text:style-name="T248">, that </text:span><text:span text:style-name="T249">can be assigned to </text:span><text:span text:style-name="T248">all pointers. This frequently acts as a default pointer value. </text:span><text:span text:style-name="T249">Recall that </text:span><text:span text:style-name="T209">NULL</text:span><text:span text:style-name="T248"> does not point to anything useful. References (of </text:span><text:span text:style-name="T252">any</text:span><text:span text:style-name="T248"> type) MUST refer to a value of </text:span><text:span text:style-name="T252">a variable (or constant) of </text:span><text:span text:style-name="T248">the same type – there’s no such thing as </text:span><text:span text:style-name="T209">NULL</text:span><text:span text:style-name="T248"> reference. </text:span><text:span text:style-name="T252">So a function that accepts a pointer has the option of being called with “nothing”:</text:span></text:p>
      <table:table table:name="Table151" table:style-name="Table151">
        <table:table-column table:style-name="Table151.A"/>
        <table:table-row>
          <table:table-cell table:style-name="Table151.A1" office:value-type="string">
            <text:p text:style-name="P8">void print_cash(int * p_cash_in_cents = NULL)</text:p>
            <text:p text:style-name="P8">{</text:p>
            <text:p text:style-name="P8"><text:s text:c="4"/>if (p_cash_in_cents <text:span text:style-name="T383">== NULL</text:span>)</text:p>
            <text:p text:style-name="P8"><text:s text:c="4"/>{</text:p>
            <text:p text:style-name="P8"><text:s text:c="8"/>std::cout &lt;&lt; "<text:span text:style-name="T364">no cash!!!\n</text:span>"</text:p>
            <text:p text:style-name="P8"><text:s text:c="4"/>}</text:p>
            <text:p text:style-name="P8"><text:s text:c="4"/><text:span text:style-name="T364">else</text:span></text:p>
            <text:p text:style-name="P9"><text:s text:c="4"/>{</text:p>
            <text:p text:style-name="P9"><text:s text:c="8"/>int dollar = *p_cash_in_cents / 100.0;</text:p>
            <text:p text:style-name="P9"><text:s text:c="8"/>int cents = *p_cash_in_cents </text:p>
            <text:p text:style-name="P9"><text:s text:c="20"/>– dollar * 100.0;</text:p>
            <text:p text:style-name="P10"><text:s text:c="8"/>std::cout &lt;&lt; '<text:span text:style-name="T365">$</text:span>' <text:span text:style-name="T365">&lt;&lt; </text:span>dollar &lt;&lt; '.' </text:p>
            <text:p text:style-name="P10"><text:s text:c="18"/>&lt;&lt; cents &lt;&lt; '\n';</text:p>
            <text:p text:style-name="P9"><text:s text:c="4"/>}</text:p>
            <text:p text:style-name="P8">}</text:p>
          </table:table-cell>
        </table:table-row>
      </table:table>
      <text:p text:style-name="P170"/>
      <text:p text:style-name="P212"><text:span text:style-name="T251">2. </text:span><text:span text:style-name="T249">A</text:span><text:span text:style-name="T248"> pointer can be a constant pointer or non-constant pointer:</text:span></text:p>
      <table:table table:name="Table146" table:style-name="Table146">
        <table:table-column table:style-name="Table146.A"/>
        <table:table-row>
          <table:table-cell table:style-name="Table146.A1" office:value-type="string">
            <text:list xml:id="list891524540" text:style-name="L12">
              <text:list-header>
                <text:p text:style-name="P600">int * const p<text:span text:style-name="T359">0</text:span>;</text:p>
                <text:p text:style-name="P600">int * <text:span text:style-name="T359">p1</text:span>;</text:p>
              </text:list-header>
            </text:list>
          </table:table-cell>
        </table:table-row>
      </table:table>
      <text:p text:style-name="P590"><text:span text:style-name="T250">F</text:span><text:span text:style-name="T248">or a non-constant pointer, </text:span><text:span text:style-name="T250">the </text:span><text:span text:style-name="T248">address value in the pointer can change so that it </text:span><text:span text:style-name="T251">can </text:span><text:span text:style-name="T248">point to another value. </text:span></text:p>
      <table:table table:name="Table147" table:style-name="Table147">
        <table:table-column table:style-name="Table147.A"/>
        <table:table-row>
          <table:table-cell table:style-name="Table147.A1" office:value-type="string">
            <text:list xml:id="list131857759956546" text:continue-numbering="true" text:style-name="L12">
              <text:list-header>
                <text:p text:style-name="P600">int * <text:span text:style-name="T359">p</text:span>;</text:p>
                <text:p text:style-name="P601">int x <text:span text:style-name="T361">= 0</text:span>, y <text:span text:style-name="T361">= 0</text:span>, z <text:span text:style-name="T361">= 0</text:span>;</text:p>
              </text:list-header>
            </text:list>
            <text:p text:style-name="P187">p = &amp;x; *<text:span text:style-name="T361">p++; // increments x</text:span></text:p>
            <text:p text:style-name="P187">p = &amp;y; *<text:span text:style-name="T361">p++; // increments y</text:span></text:p>
            <text:p text:style-name="P187">p = &amp;z; *<text:span text:style-name="T361">p++; // increments z</text:span></text:p>
          </table:table-cell>
        </table:table-row>
      </table:table>
      <text:list xml:id="list131859316076124" text:continue-numbering="true" text:style-name="L12">
        <text:list-header>
          <text:p text:style-name="P596"/>
          <text:p text:style-name="P597">A reference cannot <text:span text:style-name="T366">be </text:span>change<text:span text:style-name="T366">d</text:span> <text:span text:style-name="T366">to refer to something else</text:span>. In a sense a reference is a constant – <text:span text:style-name="T187">a reference is actually more like a constant pointer</text:span><text:span text:style-name="T361">.</text:span> </text:p>
        </text:list-header>
      </text:list>
      <table:table table:name="Table148" table:style-name="Table148">
        <table:table-column table:style-name="Table148.A"/>
        <table:table-row>
          <table:table-cell table:style-name="Table148.A1" office:value-type="string">
            <text:p text:style-name="P494">int x = 0, y = 0, z = 0;</text:p>
            <text:p text:style-name="P494">int &amp; r = x; r++; // increments x</text:p>
            <text:p text:style-name="P494">r = y; r++; <text:s text:c="6"/>// increments y ... NO!!!</text:p>
          </table:table-cell>
        </table:table-row>
      </table:table>
      <text:list xml:id="list131857937968551" text:continue-numbering="true" text:style-name="L12">
        <text:list-header>
          <text:p text:style-name="P597"/>
          <text:p text:style-name="P597">While we can have two constantness for a pointer, for a reference there’s only one level of constantness – the constantness or non-constantness <text:soft-page-break/>of the value the reference refers to.</text:p>
        </text:list-header>
      </text:list>
      <text:p text:style-name="P170"/>
      <text:p text:style-name="P180">The fact that a pointer can point to different values is actually extremely important later when it comes to pointers and arrays.</text:p>
      <text:list xml:id="list131858408970570" text:continue-numbering="true" text:style-name="L12">
        <text:list-header>
          <text:p text:style-name="P608"/>
          <text:p text:style-name="P598"><text:span text:style-name="T361">3. </text:span>Because a reference<text:span text:style-name="T441">s</text:span> must constantly refer to a value. <text:span text:style-name="T441">L</text:span>ike a constant, reference must be initialized. Pointers <text:span text:style-name="T355">d</text:span>o not have to be initialized.</text:p>
          <text:p text:style-name="P609"/>
          <text:p text:style-name="P599">There are others such as the fact that pointers are used for dynamic memory management – references have nothing to do with that. There’s also something call pointer arithmetic which is really useful (next set of notes) – references do not have such a concept. Etc.</text:p>
        </text:list-header>
      </text:list>
      <text:p text:style-name="P48">Pointer <text:span text:style-name="T393">Power </text:span><text:s/><text:span text:style-name="T393">#</text:span>2: <text:s/>Speeding up function calls</text:p>
      <text:p text:style-name="P175"/>
      <text:p text:style-name="P176">Now for our second application of pointers (and references): speeding up function calls <text:span text:style-name="T393">by passing in pointer values (or references) in order to avoid copying of values</text:span></text:p>
      <text:p text:style-name="P150"/>
      <text:p text:style-name="P177">First look at this very simple (and old) program:</text:p>
      <table:table table:name="Table150" table:style-name="Table150">
        <table:table-column table:style-name="Table150.A"/>
        <table:table-row>
          <table:table-cell table:style-name="Table150.A1" office:value-type="string">
            <text:p text:style-name="P506">#include &lt;iostream&gt;</text:p>
            <text:p text:style-name="P506"/>
            <text:p text:style-name="P506">int max(int x, int y)</text:p>
            <text:p text:style-name="P506">{</text:p>
            <text:p text:style-name="P506"><text:s text:c="4"/><text:span text:style-name="T371">return (x &gt; y ? x : y);</text:span></text:p>
            <text:p text:style-name="P506">}<text:line-break/> </text:p>
            <text:p text:style-name="P506">int main()</text:p>
            <text:p text:style-name="P506">{</text:p>
            <text:p text:style-name="P506"><text:s text:c="4"/>int a;</text:p>
            <text:p text:style-name="P506"><text:s text:c="4"/>std::cin &gt;&gt; a;</text:p>
            <text:p text:style-name="P506"><text:s text:c="4"/>int b;</text:p>
            <text:p text:style-name="P506"><text:s text:c="4"/>std::cin &gt;&gt; b;</text:p>
            <text:p text:style-name="P506"><text:s text:c="4"/>int <text:span text:style-name="T371">x</text:span> = max(a, b);</text:p>
            <text:p text:style-name="P506"><text:s text:c="4"/>std::cout &lt;&lt; <text:span text:style-name="T371">x</text:span> &lt;&lt; '\n';</text:p>
            <text:p text:style-name="P506"/>
            <text:p text:style-name="P506"><text:s text:c="4"/>return 0;<text:line-break/>}</text:p>
          </table:table-cell>
        </table:table-row>
      </table:table>
      <text:p text:style-name="P178">No big deal.</text:p>
      <text:p text:style-name="P176"/>
      <text:p text:style-name="P147"><text:span text:style-name="T372">Now r</text:span>un this</text:p>
      <table:table table:name="Table59" table:style-name="Table59">
        <table:table-column table:style-name="Table59.A"/>
        <table:table-row>
          <table:table-cell table:style-name="Table59.A1" office:value-type="string">
            <text:p text:style-name="P490">#include &lt;iostream&gt;</text:p>
            <text:p text:style-name="P490"/>
            <text:p text:style-name="P490">int * max(int * x, int * y)</text:p>
            <text:p text:style-name="P490">{</text:p>
            <text:p text:style-name="P490"><text:s text:c="4"/>if (*x &gt; *y) </text:p>
            <text:p text:style-name="P490"><text:s text:c="4"/>{</text:p>
            <text:p text:style-name="P490"><text:s text:c="8"/>return x;</text:p>
            <text:p text:style-name="P490"><text:s text:c="4"/>}</text:p>
            <text:p text:style-name="P490"><text:s text:c="4"/>else</text:p>
            <text:p text:style-name="P490"><text:s text:c="4"/>{</text:p>
            <text:p text:style-name="P490"><text:s text:c="8"/>return y;</text:p>
            <text:p text:style-name="P490"><text:s text:c="4"/>}<text:line-break/>}<text:line-break/> </text:p>
            <text:p text:style-name="P490">int main()</text:p>
            <text:p text:style-name="P490">{</text:p>
            <text:p text:style-name="P490"><text:s text:c="4"/>int a;</text:p>
            <text:p text:style-name="P490"><text:s text:c="4"/>std::cin &gt;&gt; a;</text:p>
            <text:p text:style-name="P490"><text:s text:c="4"/>int b;</text:p>
            <text:p text:style-name="P490"><text:s text:c="4"/>std::cin &gt;&gt; b;</text:p>
            <text:p text:style-name="P490"><text:s text:c="4"/>int * p = max(<text:span text:style-name="T313">&amp;</text:span>a, <text:span text:style-name="T313">&amp;</text:span>b);</text:p>
            <text:p text:style-name="P490"><text:s text:c="4"/>std::cout &lt;&lt; *p &lt;&lt; '\n';</text:p>
            <text:p text:style-name="P490"><text:s text:c="4"/>std::cout &lt;&lt; <text:span text:style-name="T313">&amp;</text:span>a &lt;&lt; ' ' &lt;&lt; <text:span text:style-name="T313">&amp;</text:span>b &lt;&lt; ' ' &lt;&lt; p &lt;&lt; '\n';</text:p>
            <text:p text:style-name="P490"/>
            <text:p text:style-name="P490"><text:s text:c="4"/>return 0;<text:line-break/>}</text:p>
          </table:table-cell>
        </table:table-row>
      </table:table>
      <text:p text:style-name="P147"><text:soft-page-break/>It's helpful if you draw a picture of the computation and explain what's happening. Don't panic … just draw the picture and explain slowly and carefully.</text:p>
      <text:p text:style-name="P147"/>
      <text:p text:style-name="P159">You can clean up the <text:span text:style-name="T9">max()</text:span> function above like this:</text:p>
      <table:table table:name="Table60" table:style-name="Table60">
        <table:table-column table:style-name="Table60.A"/>
        <table:table-row>
          <table:table-cell table:style-name="Table60.A1" office:value-type="string">
            <text:p text:style-name="P490">int * max(int * x, int * y)</text:p>
            <text:p text:style-name="P490">{</text:p>
            <text:p text:style-name="P490"><text:s text:c="4"/><text:span text:style-name="T322">return</text:span> (*x &gt; *y ? x : y);</text:p>
            <text:p text:style-name="P490">}</text:p>
          </table:table-cell>
        </table:table-row>
      </table:table>
      <text:p text:style-name="P21"/>
      <text:p text:style-name="P24">This is what’s going on in the program: instead of computing <text:span text:style-name="T367">and returning</text:span> the maximum of two values, the function actually returns a pointer value that points to the address of the <text:span text:style-name="T367">variable with the </text:span>larger value. </text:p>
      <text:p text:style-name="P24"/>
      <text:p text:style-name="P26">We can even do this: Note that the <text:span text:style-name="T367">above </text:span>max function has pointer parameters whose pointer values do not change – we can make them constant pointers. They also do not change the value they point to – we can make them point to constant integers. So we can do this:</text:p>
      <table:table table:name="Table61" table:style-name="Table61">
        <table:table-column table:style-name="Table61.A"/>
        <table:table-row>
          <table:table-cell table:style-name="Table61.A1" office:value-type="string">
            <text:p text:style-name="P490">#include &lt;iostream&gt;</text:p>
            <text:p text:style-name="P490"/>
            <text:p text:style-name="P490"><text:span text:style-name="T352">const </text:span>int * <text:span text:style-name="T352">const </text:span>max(<text:span text:style-name="T352">const </text:span>int * <text:span text:style-name="T352">const </text:span>x, </text:p>
            <text:p text:style-name="P490"><text:s text:c="11"/><text:span text:style-name="T352"><text:s text:c="11"/>const int * const </text:span>y)</text:p>
            <text:p text:style-name="P490">{</text:p>
            <text:p text:style-name="P490"><text:s text:c="4"/><text:span text:style-name="T322">return</text:span> (*x &gt; *y ? x : y);</text:p>
            <text:p text:style-name="P490">}<text:line-break/> </text:p>
            <text:p text:style-name="P490">int main()</text:p>
            <text:p text:style-name="P490">{</text:p>
            <text:p text:style-name="P490"><text:s text:c="4"/>int a;</text:p>
            <text:p text:style-name="P490"><text:s text:c="4"/>std::cin &gt;&gt; a;</text:p>
            <text:p text:style-name="P490"><text:s text:c="4"/>int b;</text:p>
            <text:p text:style-name="P490"><text:s text:c="4"/>std::cin &gt;&gt; b;</text:p>
            <text:p text:style-name="P490"><text:s text:c="4"/><text:span text:style-name="T352">const </text:span>int * <text:span text:style-name="T352">const </text:span>p = max(<text:span text:style-name="T313">&amp;</text:span>a, <text:span text:style-name="T313">&amp;</text:span>b);</text:p>
            <text:p text:style-name="P490"><text:s text:c="4"/>std::cout &lt;&lt; *p &lt;&lt; '\n';</text:p>
            <text:p text:style-name="P490"><text:s text:c="4"/>std::cout &lt;&lt; <text:span text:style-name="T313">&amp;</text:span>a &lt;&lt; ' ' &lt;&lt; <text:span text:style-name="T313">&amp;</text:span>b &lt;&lt; ' ' &lt;&lt; p &lt;&lt; '\n';</text:p>
            <text:p text:style-name="P490"/>
            <text:p text:style-name="P490"><text:s text:c="4"/>return 0;<text:line-break/>}</text:p>
          </table:table-cell>
        </table:table-row>
      </table:table>
      <text:p text:style-name="P157">or this:</text:p>
      <table:table table:name="Table64" table:style-name="Table64">
        <table:table-column table:style-name="Table64.A"/>
        <table:table-row>
          <table:table-cell table:style-name="Table64.A1" office:value-type="string">
            <text:p text:style-name="P490">#include &lt;iostream&gt;</text:p>
            <text:p text:style-name="P490"/>
            <text:p text:style-name="P490"><text:span text:style-name="T352">const </text:span>int * <text:span text:style-name="T352">const </text:span>max(<text:span text:style-name="T352">const </text:span>int * <text:span text:style-name="T352">const </text:span>x, </text:p>
            <text:p text:style-name="P490"><text:s text:c="11"/><text:span text:style-name="T352"><text:s text:c="11"/>const int * const </text:span>y)</text:p>
            <text:p text:style-name="P490">{</text:p>
            <text:p text:style-name="P490"><text:s text:c="4"/><text:span text:style-name="T322">return</text:span> (*x &gt; *y ? x : y);</text:p>
            <text:p text:style-name="P490">}<text:line-break/> </text:p>
            <text:p text:style-name="P490">int main()</text:p>
            <text:p text:style-name="P490">{</text:p>
            <text:p text:style-name="P490"><text:s text:c="4"/>int a;</text:p>
            <text:p text:style-name="P490"><text:s text:c="4"/>std::cin &gt;&gt; a;</text:p>
            <text:p text:style-name="P490"><text:s text:c="4"/>int b;</text:p>
            <text:p text:style-name="P490"><text:s text:c="4"/>std::cin &gt;&gt; b;</text:p>
            <text:p text:style-name="P490"><text:soft-page-break/><text:s text:c="4"/>std::cout &lt;&lt; *<text:span text:style-name="T352">max(&amp;a, &amp;b)</text:span> &lt;&lt; '\n';</text:p>
            <text:p text:style-name="P490"><text:s text:c="4"/>std::cout &lt;&lt; <text:span text:style-name="T313">&amp;</text:span>a &lt;&lt; ' ' &lt;&lt; <text:span text:style-name="T313">&amp;</text:span>b &lt;&lt; ' ' </text:p>
            <text:p text:style-name="P490"><text:s text:c="14"/>&lt;&lt; <text:span text:style-name="T352">max(&amp;a, &amp;b)</text:span> &lt;&lt; '\n';</text:p>
            <text:p text:style-name="P490"/>
            <text:p text:style-name="P490"><text:s text:c="4"/>return 0;<text:line-break/>}</text:p>
          </table:table-cell>
        </table:table-row>
      </table:table>
      <text:p text:style-name="P157"/>
      <text:p text:style-name="P156"/>
      <text:p text:style-name="P25">Note that you can also do this using references. Study the following program carefully:</text:p>
      <table:table table:name="Table83" table:style-name="Table83">
        <table:table-column table:style-name="Table83.A"/>
        <table:table-row>
          <table:table-cell table:style-name="Table83.A1" office:value-type="string">
            <text:p text:style-name="P490">#include &lt;iostream&gt;</text:p>
            <text:p text:style-name="P490"/>
            <text:p text:style-name="P490"><text:span text:style-name="T353">const </text:span>int <text:span text:style-name="T323">&amp;</text:span> max(<text:span text:style-name="T353">const </text:span>int <text:span text:style-name="T323">&amp;</text:span> x, <text:span text:style-name="T353">const </text:span>int <text:span text:style-name="T323">&amp;</text:span> y)</text:p>
            <text:p text:style-name="P490">{</text:p>
            <text:p text:style-name="P490"><text:s text:c="4"/><text:span text:style-name="T353">return (x &gt; y ? x : y);</text:span></text:p>
            <text:p text:style-name="P490">}<text:line-break/></text:p>
            <text:p text:style-name="P490"/>
            <text:p text:style-name="P490">int main()</text:p>
            <text:p text:style-name="P490">{</text:p>
            <text:p text:style-name="P490"><text:s text:c="4"/>int a;</text:p>
            <text:p text:style-name="P490"><text:s text:c="4"/>std::cin &gt;&gt; a;</text:p>
            <text:p text:style-name="P490"><text:s text:c="4"/>int b;</text:p>
            <text:p text:style-name="P490"><text:s text:c="4"/>std::cin &gt;&gt; b;</text:p>
            <text:p text:style-name="P490"><text:s text:c="4"/><text:span text:style-name="T353">const </text:span>int <text:span text:style-name="T323">&amp;</text:span> <text:span text:style-name="T323">r</text:span> = max(a, b);</text:p>
            <text:p text:style-name="P490"><text:s text:c="4"/>std::cout &lt;&lt; <text:span text:style-name="T323">r</text:span> &lt;&lt; '\n';</text:p>
            <text:p text:style-name="P490"><text:s text:c="4"/>std::cout &lt;&lt; <text:span text:style-name="T324">&amp;a</text:span> &lt;&lt; ' ' <text:span text:style-name="T324">&lt;&lt; &amp;b &lt;&lt; </text:span>' ' <text:span text:style-name="T324">&lt;&lt; &amp;r </text:span></text:p>
            <text:p text:style-name="P490"><text:span text:style-name="T324"><text:s text:c="14"/>&lt;&lt; </text:span>'\n';</text:p>
            <text:p text:style-name="P490"/>
            <text:p text:style-name="P490"><text:s text:c="4"/>return 0;<text:line-break/>}</text:p>
          </table:table-cell>
        </table:table-row>
      </table:table>
      <text:p text:style-name="P160"/>
      <text:p text:style-name="P173">No<text:span text:style-name="T372">w</text:span> why would you want to <text:span text:style-name="T372">pass in and </text:span>return a pointer (or reference<text:span text:style-name="T372">s</text:span>) to one of the variables that contains the maximum value and not compute and return the maximum value??? Isn’t the first method <text:span text:style-name="T372">a lot simpler?!?</text:span></text:p>
      <text:p text:style-name="P173"/>
      <text:p text:style-name="P173">Because the pointer (or reference method) can save memory (and potentially time). <text:span text:style-name="T368">How so?</text:span></text:p>
      <text:p text:style-name="P173"/>
      <text:p text:style-name="P174">When you compute the maximum value and return that value, you have to create that value and put it somewhere for returning. (<text:span text:style-name="T373">Rec</text:span>all the stack?) For returning the maximum of two doubles, I have to save a double value onto the stack – that’s 8 bytes. For the pointer method (and similarly for the reference method), I have to save the pointer address of the variable holding the maximum value onto the stack. A pointer address is 32-bits (on a 32-bit machine) which is 4 bytes. Also, remember that using pass-by-value, the two doubles would have to saved onto the stack for the max function to retrieve.</text:p>
      <text:p text:style-name="P174"/>
      <text:p text:style-name="P174">And what if the two values I’m computing with actually takes more bytes? Then the difference is even greater. For instance in C++, there’s a <text:span text:style-name="T9">long double</text:span> type. <text:span text:style-name="T369">On my computer</text:span>, the <text:span text:style-name="T9">long double</text:span> occupies 12 bytes. So <text:span text:style-name="T369">for the method that returns the maximum value, I have to </text:span></text:p>
      <text:list xml:id="list2834364542" text:style-name="L13">
        <text:list-item>
          <text:p text:style-name="P606"><text:soft-page-break/><text:span text:style-name="T369">c</text:span>opy two <text:span text:style-name="T9">long double</text:span>s values (24 bytes) onto the stack </text:p>
        </text:list-item>
        <text:list-item>
          <text:p text:style-name="P606"><text:span text:style-name="T369">c</text:span>ompute and return a <text:span text:style-name="T9">long double</text:span> (12 bytes)</text:p>
        </text:list-item>
      </text:list>
      <text:p text:style-name="P174">For the pointer method <text:span text:style-name="T369">that returns an address, I have to</text:span></text:p>
      <text:list xml:id="list131858234226733" text:continue-numbering="true" text:style-name="L13">
        <text:list-item>
          <text:p text:style-name="P606"><text:span text:style-name="T369">c</text:span>opy two addresses (8 bytes) of <text:span text:style-name="T9">long double</text:span> variables onto the stack</text:p>
        </text:list-item>
        <text:list-item>
          <text:p text:style-name="P606"><text:span text:style-name="T369">c</text:span>ompute the address (4 bytes) for returning.</text:p>
        </text:list-item>
      </text:list>
      <text:p text:style-name="P174">There’s of course a cost involved for the pointer method – I have to dereference the pointers. But in any case, when the values to be used for computing occupies a huge amount of space, the pointer (or reference) method is preferred.</text:p>
      <text:p text:style-name="P173"/>
      <text:p text:style-name="P21"><text:span text:style-name="T2">Exercise.</text:span><text:span text:style-name="T269"> This is a very important exercise!!! (A very </text:span>common mistake):</text:p>
      <table:table table:name="Table144" table:style-name="Table144">
        <table:table-column table:style-name="Table144.A"/>
        <table:table-row>
          <table:table-cell table:style-name="Table144.A1" office:value-type="string">
            <text:p text:style-name="P490">int * max(int * x, int * y)</text:p>
            <text:p text:style-name="P490">{</text:p>
            <text:p text:style-name="P490"><text:s text:c="4"/>int q;</text:p>
            <text:p text:style-name="P490"><text:s text:c="4"/>q = (*x &gt; *y ? *x : *y);</text:p>
            <text:p text:style-name="P490"><text:s text:c="4"/>return &amp;q;</text:p>
            <text:p text:style-name="P490">}</text:p>
          </table:table-cell>
        </table:table-row>
      </table:table>
      <text:p text:style-name="P147">What's the problem? (Draw a picture!!!) <text:span text:style-name="T356">There’s an analogous one using references:</text:span></text:p>
      <table:table table:name="Table145" table:style-name="Table145">
        <table:table-column table:style-name="Table145.A"/>
        <table:table-row>
          <table:table-cell table:style-name="Table145.A1" office:value-type="string">
            <text:p text:style-name="P492">int <text:span text:style-name="T356">&amp;</text:span> max(int x, int y)</text:p>
            <text:p text:style-name="P492">{</text:p>
            <text:p text:style-name="P492"><text:s text:c="4"/>int q;</text:p>
            <text:p text:style-name="P492"><text:s text:c="4"/>q = (x &gt; y ? x : y);</text:p>
            <text:p text:style-name="P492"><text:s text:c="4"/>return q;</text:p>
            <text:p text:style-name="P492">}</text:p>
          </table:table-cell>
        </table:table-row>
      </table:table>
      <text:p text:style-name="P148"/>
      <text:p text:style-name="P149">Here's a general principle: <text:span text:style-name="T177">Never return a pointer that points to a local variable in a function!!!</text:span> Because the pointer will point to a value that will be destroyed when you exit the function!!! <text:span text:style-name="T357">In the same way: </text:span><text:span text:style-name="T185">Never return a reference that refers to a local variable in <text:s/>a function!!!</text:span></text:p>
      <text:p text:style-name="P182"/>
      <text:p text:style-name="P147"/>
      <text:p text:style-name="P32"/>
      <text:p text:style-name="P61">Protect<text:span text:style-name="T384">ing</text:span> function from <text:span text:style-name="T393">accidentally </text:span>changing data</text:p>
      <text:p text:style-name="P424"/>
      <text:p text:style-name="P406">Before we go on to the <text:span text:style-name="T384">next use </text:span>of pointers, let’s look at the <text:span text:style-name="T391">previous</text:span> section on function<text:span text:style-name="T441">s</text:span> that accept pointers and/or references.</text:p>
      <text:p text:style-name="P406"/>
      <text:p text:style-name="P406">Recall that if you have a function that accepts variables which are “big”,</text:p>
      <table:table table:name="Table153" table:style-name="Table153">
        <table:table-column table:style-name="Table153.A"/>
        <table:table-row>
          <table:table-cell table:style-name="Table153.A1" office:value-type="string">
            <text:p text:style-name="P497"><text:span text:style-name="T380">int</text:span> f(long long int x, long double y)</text:p>
            <text:p text:style-name="P497">{</text:p>
            <text:p text:style-name="P497"><text:s text:c="4"/><text:span text:style-name="T380">return (x &gt; y ? 0 : 1);</text:span></text:p>
            <text:p text:style-name="P497">}</text:p>
            <text:p text:style-name="P497"/>
            <text:p text:style-name="P497">int main()</text:p>
            <text:p text:style-name="P497">{</text:p>
            <text:p text:style-name="P497"><text:s text:c="4"/>long long int x = 42;</text:p>
            <text:p text:style-name="P497"><text:s text:c="4"/>long double y = 3.14;</text:p>
            <text:p text:style-name="P497"><text:s text:c="4"/><text:span text:style-name="T380">int x = </text:span>f(x, y);</text:p>
            <text:p text:style-name="P497"><text:s text:c="4"/>return 0;<text:line-break/>}</text:p>
          </table:table-cell>
        </table:table-row>
      </table:table>
      <text:p text:style-name="P406">Then the act of making a function call is faster if you pass in pointers (or references) because the data to be passed in is not copied, <text:span text:style-name="T377">only the addresses of the data are passed in:</text:span></text:p>
      <table:table table:name="Table154" table:style-name="Table154">
        <table:table-column table:style-name="Table154.A"/>
        <table:table-row>
          <table:table-cell table:style-name="Table154.A1" office:value-type="string">
            <text:p text:style-name="P498"><text:span text:style-name="T380">int</text:span> f(long long int <text:span text:style-name="T376">&amp; p</text:span>x, long double <text:span text:style-name="T376">&amp; p</text:span>y)</text:p>
            <text:p text:style-name="P498">{</text:p>
            <text:p text:style-name="P500"><text:s text:c="4"/><text:span text:style-name="T380">return (*px &gt; *py ? 0 : 1);</text:span> <text:s text:c="3"/></text:p>
            <text:p text:style-name="P498">}</text:p>
            <text:p text:style-name="P498"/>
            <text:p text:style-name="P498">int main()</text:p>
            <text:p text:style-name="P498">{</text:p>
            <text:p text:style-name="P498"><text:s text:c="4"/>long long int x = 42;</text:p>
            <text:p text:style-name="P498"><text:s text:c="4"/>long double y = 3.14;</text:p>
            <text:p text:style-name="P498"><text:s text:c="4"/>f(<text:span text:style-name="T376">&amp;</text:span>x, <text:span text:style-name="T376">&amp;</text:span>y);</text:p>
            <text:p text:style-name="P498"><text:s text:c="4"/>return 0;<text:line-break/>}</text:p>
          </table:table-cell>
        </table:table-row>
      </table:table>
      <text:p text:style-name="P407"/>
      <text:p text:style-name="P408">Note that the larger the data, the more crucial it is to use pointers or references.</text:p>
      <text:p text:style-name="P587"/>
      <text:p text:style-name="P409">If <text:span text:style-name="T9">f()</text:span> is meant to change the <text:span text:style-name="T9">x</text:span> and <text:span text:style-name="T379">y</text:span> back in <text:span text:style-name="T9">main()</text:span>, then of course you must pass in pointers or references.</text:p>
      <text:p text:style-name="P409"/>
      <text:p text:style-name="P409">However if <text:span text:style-name="T9">f()</text:span> is not meant to change <text:span text:style-name="T9">x</text:span> and <text:span text:style-name="T9">y</text:span> back in <text:span text:style-name="T9">main()</text:span>, then passing pointers (or references) into <text:span text:style-name="T9">f()</text:span> can be dangerous since f() can potentially change the <text:span text:style-name="T9">x</text:span> and <text:span text:style-name="T9">y</text:span> in <text:span text:style-name="T9">main()</text:span>. To overcome this, you pass in pointer-to-constants (or constant reference):</text:p>
      <table:table table:name="Table155" table:style-name="Table155">
        <table:table-column table:style-name="Table155.A"/>
        <table:table-row>
          <table:table-cell table:style-name="Table155.A1" office:value-type="string">
            <text:p text:style-name="P499"><text:span text:style-name="T380">int</text:span> f<text:span text:style-name="T378">(const </text:span>long long int *<text:span text:style-name="T376"> p</text:span>x, </text:p>
            <text:p text:style-name="P499"><text:s text:c="6"/><text:span text:style-name="T378">const </text:span>long double *<text:span text:style-name="T376"> p</text:span>y)</text:p>
            <text:p text:style-name="P499">{</text:p>
            <text:p text:style-name="P500"><text:s text:c="4"/><text:span text:style-name="T380">return (*px &gt; *py ? 0 : 1);</text:span></text:p>
            <text:p text:style-name="P501">}</text:p>
          </table:table-cell>
        </table:table-row>
      </table:table>
      <text:p text:style-name="P409">or</text:p>
      <table:table table:name="Table156" table:style-name="Table156">
        <table:table-column table:style-name="Table156.A"/>
        <text:soft-page-break/>
        <table:table-row>
          <table:table-cell table:style-name="Table156.A1" office:value-type="string">
            <text:p text:style-name="P499">void f<text:span text:style-name="T378">(const </text:span>long long int <text:span text:style-name="T376">&amp; </text:span>x, </text:p>
            <text:p text:style-name="P499"><text:s text:c="7"/><text:span text:style-name="T378">const </text:span>long double <text:span text:style-name="T376">&amp; </text:span>y)</text:p>
            <text:p text:style-name="P499">{</text:p>
            <text:p text:style-name="P500"><text:s text:c="4"/><text:span text:style-name="T380">return (x &gt; y ? 0 : 1);</text:span></text:p>
            <text:p text:style-name="P501">}</text:p>
          </table:table-cell>
        </table:table-row>
      </table:table>
      <text:p text:style-name="P409"/>
      <text:p text:style-name="P410">In general do the following for a function call <text:span text:style-name="T9">f(..., x, ...)</text:span><text:span text:style-name="T139"> (say from</text:span><text:span text:style-name="T9"> main()</text:span><text:span text:style-name="T139">) </text:span><text:span text:style-name="T169">where </text:span><text:span text:style-name="T43">x</text:span><text:span text:style-name="T169"> has type </text:span><text:span text:style-name="T43">T</text:span><text:span text:style-name="T169">:</text:span></text:p>
      <table:table table:name="Table157" table:style-name="Table157">
        <table:table-column table:style-name="Table157.A"/>
        <table:table-row>
          <table:table-cell table:style-name="Table157.A1" office:value-type="string">
            <text:p text:style-name="P502">void f(..., <text:span text:style-name="T381">T </text:span>x, ...)</text:p>
            <text:p text:style-name="P502">{</text:p>
            <text:p text:style-name="P502"><text:s text:c="4"/>... <text:span text:style-name="T382">x ...</text:span></text:p>
            <text:p text:style-name="P502">}</text:p>
            <text:p text:style-name="P502"/>
            <text:p text:style-name="P502">int main()</text:p>
            <text:p text:style-name="P502">{</text:p>
            <text:p text:style-name="P502"><text:s text:c="4"/><text:span text:style-name="T381">T x;</text:span></text:p>
            <text:p text:style-name="P502"><text:s text:c="4"/>f(..., x, ...);<text:line-break/>}</text:p>
          </table:table-cell>
        </table:table-row>
      </table:table>
      <text:p text:style-name="P581"><text:span text:style-name="T258">D</text:span><text:span text:style-name="T257">o the following:</text:span></text:p>
      <text:list xml:id="list2009310814" text:style-name="L14">
        <text:list-header>
          <text:p text:style-name="P632"/>
        </text:list-header>
      </text:list>
      <text:p text:style-name="P581"><text:span text:style-name="T5">CASE 1.</text:span><text:span text:style-name="T383"> </text:span>If <text:span text:style-name="T9">f()</text:span> needs to change <text:span text:style-name="T383">the </text:span><text:span text:style-name="T9">x</text:span> in <text:span text:style-name="T9">main()</text:span>, then parameter <text:span text:style-name="T9">x</text:span> need<text:span text:style-name="T441">s</text:span> to be a reference <text:span text:style-name="T188">(pass-by-reference)</text:span><text:span text:style-name="T391">:</text:span></text:p>
      <table:table table:name="Table158" table:style-name="Table158">
        <table:table-column table:style-name="Table158.A"/>
        <table:table-row>
          <table:table-cell table:style-name="Table158.A1" office:value-type="string">
            <text:p text:style-name="P503">void f(..., <text:span text:style-name="T381">T &amp; </text:span>x, ...)</text:p>
            <text:p text:style-name="P503">{</text:p>
            <text:p text:style-name="P503"><text:s text:c="4"/>... <text:span text:style-name="T382">x ...</text:span></text:p>
            <text:p text:style-name="P503">}</text:p>
            <text:p text:style-name="P503"/>
            <text:p text:style-name="P503">int main()</text:p>
            <text:p text:style-name="P503">{</text:p>
            <text:p text:style-name="P503"><text:s text:c="4"/><text:span text:style-name="T381">T x;</text:span></text:p>
            <text:p text:style-name="P503"><text:s text:c="4"/>f(..., x, ...);<text:line-break/>}</text:p>
          </table:table-cell>
        </table:table-row>
      </table:table>
      <text:p text:style-name="P581">or parameter <text:span text:style-name="T9">x</text:span> should be changed to a pointer</text:p>
      <table:table table:name="Table159" table:style-name="Table159">
        <table:table-column table:style-name="Table159.A"/>
        <table:table-row>
          <table:table-cell table:style-name="Table159.A1" office:value-type="string">
            <text:p text:style-name="P504">void f(..., <text:span text:style-name="T381">T * </text:span>x, ...)</text:p>
            <text:p text:style-name="P504">{</text:p>
            <text:p text:style-name="P504"><text:s text:c="4"/>... *<text:span text:style-name="T382">x ...</text:span></text:p>
            <text:p text:style-name="P504">}</text:p>
            <text:p text:style-name="P504"/>
            <text:p text:style-name="P504">int main()</text:p>
            <text:p text:style-name="P504">{</text:p>
            <text:p text:style-name="P504"><text:s text:c="4"/><text:span text:style-name="T381">T x;</text:span></text:p>
            <text:p text:style-name="P504"><text:s text:c="4"/>f(..., <text:span text:style-name="T383">&amp;</text:span>x, ...);<text:line-break/>}</text:p>
          </table:table-cell>
        </table:table-row>
      </table:table>
      <text:p text:style-name="P582"/>
      <text:p text:style-name="P582"><text:span text:style-name="T5">CASE 2A.</text:span><text:span text:style-name="T383"> </text:span>If <text:span text:style-name="T9">f()</text:span> <text:span text:style-name="T383">does not </text:span>need to change <text:span text:style-name="T383">the </text:span><text:span text:style-name="T9">x</text:span> in <text:span text:style-name="T9">main()</text:span>, <text:span text:style-name="T383">and </text:span><text:span text:style-name="T44">x</text:span><text:span text:style-name="T383"> in </text:span><text:span text:style-name="T44">main()</text:span><text:span text:style-name="T383"> does not use much memory, NO CHANGE IN ABOVE.</text:span></text:p>
      <text:p text:style-name="P582"/>
      <text:p text:style-name="P582"><text:span text:style-name="T5">CASE 2B.</text:span><text:span text:style-name="T383"> </text:span>If <text:span text:style-name="T9">f()</text:span> <text:span text:style-name="T383">does not </text:span>need to change <text:span text:style-name="T383">the </text:span><text:span text:style-name="T9">x</text:span> in <text:span text:style-name="T9">main()</text:span>, <text:span text:style-name="T383">and </text:span><text:span text:style-name="T44">x</text:span><text:span text:style-name="T383"> in </text:span><text:span text:style-name="T44">main()</text:span><text:span text:style-name="T383"> <text:s/>uses a lot of memory, </text:span>then parameter <text:span text:style-name="T9">x</text:span> need to be a <text:span text:style-name="T383">pointer to a constant:</text:span></text:p>
      <table:table table:name="Table160" table:style-name="Table160">
        <table:table-column table:style-name="Table160.A"/>
        <table:table-row>
          <table:table-cell table:style-name="Table160.A1" office:value-type="string">
            <text:p text:style-name="P504">void f(..., <text:span text:style-name="T383">const T * const </text:span>x, ...)</text:p>
            <text:p text:style-name="P504"><text:soft-page-break/>{</text:p>
            <text:p text:style-name="P504"><text:s text:c="4"/>... *<text:span text:style-name="T382">x ...</text:span></text:p>
            <text:p text:style-name="P504">}</text:p>
            <text:p text:style-name="P504"/>
            <text:p text:style-name="P504">int main()</text:p>
            <text:p text:style-name="P504">{</text:p>
            <text:p text:style-name="P504"><text:s text:c="4"/><text:span text:style-name="T381">T x;</text:span></text:p>
            <text:p text:style-name="P504"><text:s text:c="4"/>f(..., <text:span text:style-name="T383">&amp;</text:span>x, ...);<text:line-break/>}</text:p>
          </table:table-cell>
        </table:table-row>
      </table:table>
      <text:p text:style-name="P583">Or you can use a constant reference: <text:span text:style-name="T177">(pass-by-constant-reference)</text:span></text:p>
      <table:table table:name="Table162" table:style-name="Table162">
        <table:table-column table:style-name="Table162.A"/>
        <table:table-row>
          <table:table-cell table:style-name="Table162.A1" office:value-type="string">
            <text:p text:style-name="P505">void f(..., <text:span text:style-name="T383">const T &amp; </text:span>x, ...)</text:p>
            <text:p text:style-name="P505">{</text:p>
            <text:p text:style-name="P505"><text:s text:c="4"/>... <text:span text:style-name="T382">x ...</text:span></text:p>
            <text:p text:style-name="P505">}</text:p>
            <text:p text:style-name="P505"/>
            <text:p text:style-name="P505">int main()</text:p>
            <text:p text:style-name="P505">{</text:p>
            <text:p text:style-name="P505"><text:s text:c="4"/><text:span text:style-name="T381">T x;</text:span></text:p>
            <text:p text:style-name="P505"><text:s text:c="4"/>f(..., x, ...);<text:line-break/>}</text:p>
          </table:table-cell>
        </table:table-row>
      </table:table>
      <text:p text:style-name="P589"/>
      <text:p text:style-name="P41">Chaining</text:p>
      <text:p text:style-name="P36"/>
      <text:p text:style-name="P34">Look at this (this is old stuff … no biggy):</text:p>
      <table:table table:name="Table109" table:style-name="Table109">
        <table:table-column table:style-name="Table109.A"/>
        <table:table-row>
          <table:table-cell table:style-name="Table109.A1" office:value-type="string">
            <text:p text:style-name="P515">void inc(int * p)</text:p>
            <text:p text:style-name="P515">{</text:p>
            <text:p text:style-name="P515"><text:s text:c="4"/>*<text:span text:style-name="T1">p = *p + 1; // </text:span><text:span text:style-name="T8">OR: </text:span><text:span text:style-name="T6">++(*p)</text:span></text:p>
            <text:p text:style-name="P515">}</text:p>
            <text:p text:style-name="P515"/>
            <text:p text:style-name="P515"/>
            <text:p text:style-name="P515">int main()</text:p>
            <text:p text:style-name="P515">{</text:p>
            <text:p text:style-name="P515"><text:s text:c="4"/>int x = 0;</text:p>
            <text:p text:style-name="P515"><text:s text:c="4"/>inc(&amp;x); inc(&amp;x); inc(&amp;x);</text:p>
            <text:p text:style-name="P515"><text:s text:c="4"/>std::cout &lt;&lt; x &lt;&lt; std::endl;</text:p>
            <text:p text:style-name="P515"><text:s text:c="4"/>return 0;<text:line-break/>}</text:p>
          </table:table-cell>
        </table:table-row>
      </table:table>
      <text:p text:style-name="P33"/>
      <text:p text:style-name="P33">Now look at this version:</text:p>
      <table:table table:name="Table114" table:style-name="Table114">
        <table:table-column table:style-name="Table114.A"/>
        <table:table-row table:style-name="Table114.1">
          <table:table-cell table:style-name="Table114.A1" office:value-type="string">
            <text:p text:style-name="P515"><text:span text:style-name="T177">int *</text:span> inc(int * p)</text:p>
            <text:p text:style-name="P515">{</text:p>
            <text:p text:style-name="P515"><text:s text:c="4"/>*p = *p + 1;</text:p>
            <text:p text:style-name="P515"><text:s text:c="4"/><text:span text:style-name="T177">return p;</text:span></text:p>
            <text:p text:style-name="P515">}</text:p>
            <text:p text:style-name="P515"/>
            <text:p text:style-name="P515">int main()</text:p>
            <text:p text:style-name="P515">{</text:p>
            <text:p text:style-name="P515"><text:s text:c="4"/>int x = 0;</text:p>
            <text:p text:style-name="P515"><text:s text:c="4"/>inc(inc(inc(&amp;x)));</text:p>
            <text:p text:style-name="P515"><text:s text:c="4"/>std::cout &lt;&lt; x &lt;&lt; std::endl;</text:p>
            <text:p text:style-name="P515"><text:s text:c="4"/>return 0;<text:line-break/>}</text:p>
          </table:table-cell>
        </table:table-row>
      </table:table>
      <text:p text:style-name="P30"/>
      <text:p text:style-name="P31">Study the above code very carefully!!! <text:span text:style-name="T425">(Chaining will be used a lot later when woirking with classes and objects.)</text:span></text:p>
      <text:p text:style-name="P31"/>
      <text:p text:style-name="P35">When a function accepts a pointer value and returns the same pointer value, that function allows chaining, i.e., calling the function multiple times using the same pointer value. </text:p>
      <text:p text:style-name="P31"/>
      <text:p text:style-name="P31">Study this <text:span text:style-name="T425">version too (this one does not use references – the idea is the same):</text:span></text:p>
      <table:table table:name="Table174" table:style-name="Table174">
        <table:table-column table:style-name="Table174.A"/>
        <table:table-row>
          <table:table-cell table:style-name="Table174.A1" office:value-type="string">
            <text:p text:style-name="P515">int * <text:span text:style-name="T417">const </text:span>inc(int * <text:span text:style-name="T417">const </text:span>p)</text:p>
            <text:p text:style-name="P515">{</text:p>
            <text:p text:style-name="P515"><text:s text:c="4"/>*p = *p + 1;</text:p>
            <text:p text:style-name="P515"><text:s text:c="4"/>return p;</text:p>
            <text:p text:style-name="P515">}</text:p>
            <text:p text:style-name="P515"/>
            <text:p text:style-name="P515">int main()</text:p>
            <text:p text:style-name="P515">{</text:p>
            <text:p text:style-name="P515"><text:s text:c="4"/>int x = 0;</text:p>
            <text:p text:style-name="P515"><text:s text:c="4"/>inc(inc(inc(&amp;x)));</text:p>
            <text:p text:style-name="P515"><text:s text:c="4"/>std::cout &lt;&lt; x &lt;&lt; std::endl;</text:p>
            <text:p text:style-name="P515"><text:soft-page-break/><text:s text:c="4"/>return 0;<text:line-break/>}</text:p>
          </table:table-cell>
        </table:table-row>
      </table:table>
      <text:p text:style-name="P30"><text:span text:style-name="T423">(i.e., the pointer can be constant.) Study </text:span>this <text:span text:style-name="T424">one that uses references:</text:span>:</text:p>
      <table:table table:name="Table175" table:style-name="Table175">
        <table:table-column table:style-name="Table175.A"/>
        <table:table-row>
          <table:table-cell table:style-name="Table175.A1" office:value-type="string">
            <text:p text:style-name="P515">int <text:span text:style-name="T417">&amp; </text:span>inc(int <text:span text:style-name="T417">&amp;</text:span> <text:span text:style-name="T417">r</text:span>)</text:p>
            <text:p text:style-name="P515">{</text:p>
            <text:p text:style-name="P515"><text:s text:c="4"/><text:span text:style-name="T417">r</text:span> = <text:span text:style-name="T417">r</text:span> + 1;</text:p>
            <text:p text:style-name="P515"><text:s text:c="4"/>return <text:span text:style-name="T417">r</text:span>;</text:p>
            <text:p text:style-name="P515">}</text:p>
            <text:p text:style-name="P515"/>
            <text:p text:style-name="P515">int main()</text:p>
            <text:p text:style-name="P515">{</text:p>
            <text:p text:style-name="P515"><text:s text:c="4"/>int x = 0;</text:p>
            <text:p text:style-name="P515"><text:s text:c="4"/>inc(inc(inc(x)));</text:p>
            <text:p text:style-name="P515"><text:s text:c="4"/>std::cout &lt;&lt; x &lt;&lt; std::endl;</text:p>
            <text:p text:style-name="P515"><text:s text:c="4"/>return 0;<text:line-break/>}</text:p>
          </table:table-cell>
        </table:table-row>
      </table:table>
      <text:p text:style-name="P450"/>
      <text:p text:style-name="P450"/>
      <text:p text:style-name="P450"><text:span text:style-name="T7">Exercise.</text:span><text:span text:style-name="T425"> </text:span>Now’<text:span text:style-name="T425">s your turn. W</text:span>rite functions that will allow <text:span text:style-name="T425">this to happen:</text:span></text:p>
      <table:table table:name="Table178" table:style-name="Table178">
        <table:table-column table:style-name="Table178.A"/>
        <table:table-row>
          <table:table-cell table:style-name="Table178.A1" office:value-type="string">
            <text:p text:style-name="P517">int prime = 5;</text:p>
            <text:p text:style-name="P517">nextprime(nextprime(nextprim<text:span text:style-name="T427">e</text:span>(&amp;prime))) // prime = 13</text:p>
          </table:table-cell>
        </table:table-row>
      </table:table>
      <text:p text:style-name="P453">where <text:span text:style-name="T9">nextprime(p)</text:span> will set <text:span text:style-name="T9">*p</text:span> to the prime that is <text:span text:style-name="T9">&gt; *p</text:span>. <text:span text:style-name="T428">When you’re done, do a version that uses pass-by-reference:</text:span></text:p>
      <table:table table:name="Table181" table:style-name="Table181">
        <table:table-column table:style-name="Table181.A"/>
        <table:table-row>
          <table:table-cell table:style-name="Table181.A1" office:value-type="string">
            <text:p text:style-name="P520">int prime = 5;</text:p>
            <text:p text:style-name="P520">nextprime(nextprime(nextprim<text:span text:style-name="T427">e</text:span>(prime))) // prime = 13</text:p>
          </table:table-cell>
        </table:table-row>
      </table:table>
      <text:p text:style-name="P454"/>
      <text:p text:style-name="P450"/>
      <text:p text:style-name="P451"><text:span text:style-name="T1">Exercise.</text:span> How about this one:</text:p>
      <table:table table:name="Table179" table:style-name="Table179">
        <table:table-column table:style-name="Table179.A"/>
        <table:table-row>
          <table:table-cell table:style-name="Table179.A1" office:value-type="string">
            <text:p text:style-name="P518"><text:span text:style-name="T425">i</text:span>nt <text:span text:style-name="T425">index</text:span> = <text:span text:style-name="T425">0</text:span>;</text:p>
            <text:p text:style-name="P521">int x[] = {3, 5, 7, 9, 2<text:span text:style-name="T442">}</text:span>;</text:p>
            <text:p text:style-name="P518"><text:span text:style-name="T425">inc</text:span>(<text:span text:style-name="T425">&amp;index, x); </text:span></text:p>
          </table:table-cell>
        </table:table-row>
      </table:table>
      <text:p text:style-name="P451">where <text:span text:style-name="T9">inc(&amp;index, x)</text:span> increments <text:span text:style-name="T9">x[index]</text:span> and increment <text:span text:style-name="T9">index</text:span> by 1, and returns <text:span text:style-name="T9">&amp;index</text:span>. <text:span text:style-name="T426">To increments the first three values of the array x, we can do this:</text:span></text:p>
      <table:table table:name="Table180" table:style-name="Table180">
        <table:table-column table:style-name="Table180.A"/>
        <table:table-row>
          <table:table-cell table:style-name="Table180.A1" office:value-type="string">
            <text:p text:style-name="P519"><text:span text:style-name="T425">i</text:span>nt <text:span text:style-name="T425">index</text:span> = <text:span text:style-name="T425">0</text:span>;</text:p>
            <text:p text:style-name="P522">int x[] = {3, 5, 7, 9, 2);</text:p>
            <text:p text:style-name="P519"><text:span text:style-name="T426">inc(inc(inc</text:span>(<text:span text:style-name="T425">&amp;index, x), x), x); </text:span></text:p>
          </table:table-cell>
        </table:table-row>
      </table:table>
      <text:p text:style-name="P452"/>
      <text:p text:style-name="P451"/>
      <text:p text:style-name="P589"/>
      <text:p text:style-name="P55"><text:span text:style-name="T385">Pointer Power #3: Dynamic memo</text:span><text:span text:style-name="T385"><office:annotation><dc:creator>Unknown Author</dc:creator><dc:date>2016-12-24T22:55:57</dc:date><text:p text:style-name="P639"><text:span text:style-name="T446">Only new and delete for single value. Dynamic arrays in different set of notes.</text:span></text:p></office:annotation></text:span><text:span text:style-name="T385">ry management</text:span></text:p>
      <text:p text:style-name="P265"/>
      <text:p text:style-name="P265">Now we are ready to talk about <text:span text:style-name="T178">dynamic</text:span><text:span text:style-name="T177"> memory management. </text:span><text:span text:style-name="T393">For now I will focus on</text:span> <text:span text:style-name="T393">memory management for a single value of basic type. In the next set of notes, we’ll talk about dynamic memory management for arrays.</text:span></text:p>
      <text:p text:style-name="P265"/>
      <text:p text:style-name="P71">In our examples like</text:p>
      <table:table table:name="Table11" table:style-name="Table11">
        <table:table-column table:style-name="Table11.A"/>
        <table:table-row>
          <table:table-cell table:style-name="Table11.A1" office:value-type="string">
            <text:p text:style-name="P321">int x = 1;</text:p>
            <text:p text:style-name="P356">int * p = &amp;x;</text:p>
          </table:table-cell>
        </table:table-row>
      </table:table>
      <text:p text:style-name="P120"><text:span text:style-name="T201">w</text:span><text:span text:style-name="T152">e always declare another variable for </text:span><text:span text:style-name="T10">p</text:span><text:span text:style-name="T152"> to point to. You can </text:span><text:span text:style-name="T153">also</text:span><text:span text:style-name="T152"> point </text:span><text:span text:style-name="T13">p</text:span><text:span text:style-name="T152"> to an integer value which is </text:span><text:span text:style-name="T145">not</text:span><text:span text:style-name="T152"> associated to an integer variable.</text:span></text:p>
      <text:p text:style-name="P95"/>
      <text:p text:style-name="P128">Try this:</text:p>
      <table:table table:name="Table12" table:style-name="Table12">
        <table:table-column table:style-name="Table12.A"/>
        <table:table-row>
          <table:table-cell table:style-name="Table12.A1" office:value-type="string">
            <text:p text:style-name="P356">int * p;</text:p>
            <text:p text:style-name="P356">p = <text:span text:style-name="T177">new int</text:span>;</text:p>
            <text:p text:style-name="P356">*<text:span text:style-name="T386">p = 42;</text:span></text:p>
            <text:p text:style-name="P364">std::cout &lt;&lt; *p &lt;&lt; std::endl;</text:p>
          </table:table-cell>
        </table:table-row>
      </table:table>
      <text:p text:style-name="P114">or</text:p>
      <table:table table:name="Table161" table:style-name="Table161">
        <table:table-column table:style-name="Table161.A"/>
        <table:table-row>
          <table:table-cell table:style-name="Table161.A1" office:value-type="string">
            <text:p text:style-name="P359">int * p <text:span text:style-name="T386">=</text:span> <text:span text:style-name="T177">new int</text:span>;</text:p>
            <text:p text:style-name="P359">*<text:span text:style-name="T386">p = 42</text:span></text:p>
            <text:p text:style-name="P364">std::cout &lt;&lt; *p &lt;&lt; std::endl;</text:p>
          </table:table-cell>
        </table:table-row>
      </table:table>
      <text:p text:style-name="P189"/>
      <text:p text:style-name="P133">You should think of</text:p>
      <text:p text:style-name="P133"><text:s text:c="28"/></text:p>
      <text:p text:style-name="P572">p = new int;</text:p>
      <text:p text:style-name="P197"/>
      <text:p text:style-name="P207"><text:span text:style-name="T140">as creating an </text:span><text:span text:style-name="T11">int</text:span><text:span text:style-name="T140"> value </text:span><text:span text:style-name="T146">somewhere</text:span><text:span text:style-name="T150"> </text:span><text:span text:style-name="T140">in the computer's memory and giving the memory address of this value to </text:span><text:span text:style-name="T10">p</text:span><text:span text:style-name="T140">. We say that we are </text:span><text:span text:style-name="T141">allocating memory</text:span><text:span text:style-name="T140"> for </text:span><text:span text:style-name="T10">p</text:span><text:span text:style-name="T154"> </text:span><text:span text:style-name="T155">(to point to)</text:span><text:span text:style-name="T140">. The integer value created is </text:span><text:span text:style-name="T149">not</text:span><text:span text:style-name="T140"> associated with an integer variable – there's no integer variable name involved:</text:span></text:p>
      <text:p text:style-name="P197"/>
      <text:p text:style-name="P197"><draw:g text:anchor-type="paragraph" draw:z-index="196" draw:name="Shape134" draw:style-name="gr8"><draw:rect draw:style-name="gr9" draw:text-style-name="P643" svg:width="2.615in" svg:height="1.0949in" svg:x="0.5472in" svg:y="0.0972in"><text:p/></draw:rect><draw:rect draw:style-name="gr11" draw:text-style-name="P644" svg:width="1.3543in" svg:height="0.365in" svg:x="3.5681in" svg:y="0.0874in"><text:p text:style-name="P642">42</text:p></draw:rect><draw:rect draw:style-name="gr9" draw:text-style-name="P643" svg:width="1.3543in" svg:height="0.365in" svg:x="1.1827in" svg:y="0.6291in"><text:p/></draw:rect><draw:frame draw:style-name="gr10" draw:text-style-name="P641" svg:width="0.3543in" svg:height="0.2398in" svg:x="0.9224in" svg:y="0.702in"><draw:text-box><text:p>p</text:p></draw:text-box></draw:frame><draw:line draw:style-name="gr51" draw:text-style-name="P642" svg:x1="1.8063in" svg:y1="0.837in" svg:x2="3.5673in" svg:y2="0.285in"><text:p/></draw:line></draw:g></text:p>
      <text:p text:style-name="P197"/>
      <text:p text:style-name="P197"/>
      <text:p text:style-name="P197"/>
      <text:p text:style-name="P197"/>
      <text:p text:style-name="P197"/>
      <text:p text:style-name="P197"/>
      <text:p text:style-name="P197"/>
      <text:p text:style-name="P197"/>
      <text:p text:style-name="P578"><text:span text:style-name="T57">Look a</text:span><text:span text:style-name="T84">t</text:span><text:span text:style-name="T57"> the picture: It's REALLY important to understand that</text:span><text:span text:style-name="T58"> </text:span></text:p>
      <text:list xml:id="list440179946" text:style-name="L15">
        <text:list-item>
          <text:p text:style-name="P634"><text:span text:style-name="T215">pointer </text:span><text:span text:style-name="T204">p</text:span><text:span text:style-name="T215"> </text:span><text:span text:style-name="T217">consumes memory and </text:span></text:p>
        </text:list-item>
        <text:list-item>
          <text:p text:style-name="P635"><text:span text:style-name="T217">the value </text:span><text:span text:style-name="T204">p</text:span><text:span text:style-name="T217"> points to also consumes memory</text:span><text:span text:style-name="T215">. </text:span></text:p>
        </text:list-item>
      </text:list>
      <text:p text:style-name="P588"><text:span text:style-name="T215">Make sure you see the difference </text:span><text:span text:style-name="T217">between the </text:span><text:span text:style-name="T216">two.</text:span><text:span text:style-name="T217"> </text:span><text:span text:style-name="T216">Not distinguishing the two is the cause of many confusion later on when you learn more </text:span><text:soft-page-break/><text:span text:style-name="T216">about memory management.</text:span></text:p>
      <text:p text:style-name="P16"/>
      <text:p text:style-name="P16"/>
      <text:p text:style-name="P17">Exercise. <text:span text:style-name="T262">What is the output of this program if the user entered 5?</text:span></text:p>
      <table:table table:name="Table13" table:style-name="Table13">
        <table:table-column table:style-name="Table13.A"/>
        <table:table-row>
          <table:table-cell table:style-name="Table13.A1" office:value-type="string">
            <text:p text:style-name="P356">int * x = new int;</text:p>
            <text:p text:style-name="P356">int * y = new int;</text:p>
            <text:p text:style-name="P356">*y = 1; </text:p>
            <text:p text:style-name="P356">std::cin &gt;&gt; *x;</text:p>
            <text:p text:style-name="P356">*x = *x + *y;</text:p>
            <text:p text:style-name="P356">std::cout &lt;&lt; *x &lt;&lt; ' ' &lt;&lt; *y &lt;&lt; '\n';</text:p>
          </table:table-cell>
        </table:table-row>
      </table:table>
      <text:p text:style-name="P115"/>
      <text:p text:style-name="P115"/>
      <text:p text:style-name="P115">In general you can <text:span text:style-name="T9">new</text:span> any type: you can <text:span text:style-name="T9">new</text:span> a <text:span text:style-name="T9">double</text:span>, a <text:span text:style-name="T9">char</text:span>, a <text:span text:style-name="T9">bool</text:span>, etc.</text:p>
      <text:p text:style-name="P115"/>
      <text:p text:style-name="P116">Remember <text:span text:style-name="T9">NULL</text:span>? If you have declared a pointer <text:span text:style-name="T9">p</text:span>, but you have not allocated memory for <text:span text:style-name="T9">p</text:span><text:span text:style-name="T139">, then </text:span><text:span text:style-name="T9">*p</text:span><text:span text:style-name="T139"> of course should not be used. And one way to remind yourself that </text:span><text:span text:style-name="T9">p</text:span><text:span text:style-name="T139"> has not been allocated is to initialize it to </text:span><text:span text:style-name="T9">NULL:</text:span></text:p>
      <table:table table:name="Table89" table:style-name="Table89">
        <table:table-column table:style-name="Table89.A"/>
        <table:table-row>
          <table:table-cell table:style-name="Table89.A1" office:value-type="string">
            <text:p text:style-name="P543">int * p = NULL;</text:p>
            <text:p text:style-name="P564"/>
            <text:p text:style-name="P543">// <text:span text:style-name="T314">etc.</text:span></text:p>
            <text:p text:style-name="P543"/>
            <text:p text:style-name="P543">// <text:span text:style-name="T314">now you need an integer …</text:span></text:p>
            <text:p text:style-name="P545">if (p == NULL)</text:p>
            <text:p text:style-name="P545">{</text:p>
            <text:p text:style-name="P544"><text:s text:c="3"/>p = new int;</text:p>
            <text:p text:style-name="P545">}</text:p>
            <text:p text:style-name="P545"/>
            <text:p text:style-name="P544">// Now use *p</text:p>
          </table:table-cell>
        </table:table-row>
      </table:table>
      <text:p text:style-name="P127"/>
      <text:p text:style-name="P116"/>
      <text:p text:style-name="P17">Exercise. <text:span text:style-name="T262">What is the output of this program?</text:span></text:p>
      <table:table table:name="Table14" table:style-name="Table14">
        <table:table-column table:style-name="Table14.A"/>
        <table:table-row>
          <table:table-cell table:style-name="Table14.A1" office:value-type="string">
            <text:p text:style-name="P356">int * x = new int;</text:p>
            <text:p text:style-name="P356">*x = 1;</text:p>
            <text:p text:style-name="P356">double * y = new double;</text:p>
            <text:p text:style-name="P356">*y = 5.1;</text:p>
            <text:p text:style-name="P356">for (int i = 0; i &lt;= *y; i++)</text:p>
            <text:p text:style-name="P356">{</text:p>
            <text:p text:style-name="P356"><text:s text:c="4"/>*x *= 2;<text:line-break/>}</text:p>
            <text:p text:style-name="P356">std::cout &lt;&lt; *x &lt;&lt; '\n';</text:p>
          </table:table-cell>
        </table:table-row>
      </table:table>
      <text:p text:style-name="P37"/>
      <text:p text:style-name="P37"/>
      <text:p text:style-name="P37">Exercise. <text:span text:style-name="T262">What's the problem here?</text:span></text:p>
      <table:table table:name="Table15" table:style-name="Table15">
        <table:table-column table:style-name="Table15.A"/>
        <table:table-row>
          <table:table-cell table:style-name="Table15.A1" office:value-type="string">
            <text:p text:style-name="P356">int * x = new double;</text:p>
            <text:p text:style-name="P356">*x = 42;</text:p>
            <text:p text:style-name="P356">std::cout &lt;&lt; *x &lt;&lt; '\n';</text:p>
          </table:table-cell>
        </table:table-row>
      </table:table>
      <text:p text:style-name="P197"/>
      <text:p text:style-name="P197"/>
      <text:p text:style-name="P197"/>
      <text:p text:style-name="P197"><text:span text:style-name="T386">F</text:span>or</text:p>
      <table:table table:name="Table90" table:style-name="Table90">
        <table:table-column table:style-name="Table90.A"/>
        <text:soft-page-break/>
        <table:table-row>
          <table:table-cell table:style-name="Table90.A1" office:value-type="string">
            <text:p text:style-name="P204"><text:span text:style-name="T388">int * </text:span>p = new int;</text:p>
            <text:p text:style-name="P204">*p = 42;</text:p>
          </table:table-cell>
        </table:table-row>
      </table:table>
      <text:p text:style-name="P197"/>
      <text:p text:style-name="P203"><text:span text:style-name="T147">where</text:span><text:span text:style-name="T140"> is this </text:span>int<text:span text:style-name="T139"> value </text:span><text:span text:style-name="T168">that </text:span><text:span text:style-name="T45">p</text:span><text:span text:style-name="T168"> points to</text:span><text:span text:style-name="T140">???</text:span></text:p>
      <text:p text:style-name="P265"><draw:g text:anchor-type="paragraph" draw:z-index="131" draw:name="Shape135" draw:style-name="gr8"><draw:rect draw:style-name="gr9" draw:text-style-name="P643" svg:width="2.615in" svg:height="1.0949in" svg:x="0.6929in" svg:y="0.1335in"><text:p/></draw:rect><draw:rect draw:style-name="gr11" draw:text-style-name="P644" svg:width="1.3543in" svg:height="0.365in" svg:x="3.7138in" svg:y="0.1236in"><text:p text:style-name="P642">42</text:p></draw:rect><draw:rect draw:style-name="gr9" draw:text-style-name="P643" svg:width="1.3543in" svg:height="0.365in" svg:x="1.3283in" svg:y="0.6654in"><text:p/></draw:rect><draw:frame draw:style-name="gr10" draw:text-style-name="P641" svg:width="0.3543in" svg:height="0.2398in" svg:x="1.0681in" svg:y="0.7382in"><draw:text-box><text:p>p</text:p></draw:text-box></draw:frame><draw:line draw:style-name="gr51" draw:text-style-name="P642" svg:x1="1.952in" svg:y1="0.8728in" svg:x2="3.713in" svg:y2="0.3209in"><text:p/></draw:line></draw:g></text:p>
      <text:p text:style-name="P265"/>
      <text:p text:style-name="P265"/>
      <text:p text:style-name="P265"/>
      <text:p text:style-name="P265"/>
      <text:p text:style-name="P265"/>
      <text:p text:style-name="P265"/>
      <text:p text:style-name="P265"/>
      <text:p text:style-name="P316"/>
      <text:p text:style-name="P52"><text:span text:style-name="T297">The f</text:span>ree <text:span text:style-name="T297">s</text:span>tore or <text:span text:style-name="T297">m</text:span>emory <text:span text:style-name="T297">h</text:span>eap</text:p>
      <text:p text:style-name="P265"/>
      <text:p text:style-name="P265">Our variables up to this point (except for pointer variables) have this behavior:</text:p>
      <text:list xml:id="list4070019108" text:style-name="L16">
        <text:list-item>
          <text:p text:style-name="P612">When you declare it in a block, the variable is created, the memory for the value is also created, and you have access to its name.</text:p>
        </text:list-item>
        <text:list-item>
          <text:p text:style-name="P612">When you exit the block where the variable is declared, the variable name and its value are destroyed.</text:p>
        </text:list-item>
      </text:list>
      <text:p text:style-name="P274"/>
      <text:p text:style-name="P275">Note in particular that the scope and value of the variable goes hand in hand. (Remember: The scope of a variable is where you can access the variable's name.) Such variables are called <text:span text:style-name="T177">automatic variables</text:span>. Because the memory used for their variables are destroyed and reclaimed automatically <text:span text:style-name="T387">when the variable goes out of scope </text:span>– you don't have to manipulate the memory. </text:p>
      <table:table table:name="Table163" table:style-name="Table163">
        <table:table-column table:style-name="Table163.A"/>
        <table:table-row>
          <table:table-cell table:style-name="Table163.A1" office:value-type="string">
            <text:p text:style-name="P556">if (i &gt; 0)</text:p>
            <text:p text:style-name="P556">{</text:p>
            <text:p text:style-name="P556"><text:s text:c="4"/>int x = 42;</text:p>
            <text:p text:style-name="P556"><text:s text:c="4"/>...</text:p>
            <text:p text:style-name="P556">} // x dies when x goes out of scope. The memory</text:p>
            <text:p text:style-name="P556"><text:s text:c="2"/>// used by x is reclaimed automatically by the</text:p>
            <text:p text:style-name="P556"><text:s text:c="2"/>// the program.</text:p>
          </table:table-cell>
        </table:table-row>
      </table:table>
      <text:p text:style-name="P230">You can actually do this:</text:p>
      <table:table table:name="Table17" table:style-name="Table17">
        <table:table-column table:style-name="Table17.A"/>
        <table:table-row>
          <table:table-cell table:style-name="Table17.A1" office:value-type="string">
            <text:p text:style-name="P549">auto int x = 42;</text:p>
          </table:table-cell>
        </table:table-row>
      </table:table>
      <text:p text:style-name="P230">but that's redundant … C/C++ variables are automatic by default.</text:p>
      <text:p text:style-name="P230"/>
      <text:p text:style-name="P274"><text:span text:style-name="T86">When you allocate memory for pointers, the values they point to are different. For instance you </text:span>have already seen that </text:p>
      <text:p text:style-name="P274"/>
      <text:p text:style-name="P319"><text:span text:style-name="T215"><text:tab/></text:span><text:span text:style-name="T202">int * p = new int;</text:span></text:p>
      <text:p text:style-name="P274"/>
      <text:p text:style-name="P230">creates an <text:span text:style-name="T9">int</text:span> value for <text:span text:style-name="T9">p</text:span> to point to. Note that </text:p>
      <text:list xml:id="list4064468695" text:style-name="L17">
        <text:list-item>
          <text:p text:style-name="P627"><text:span text:style-name="T115">the value of </text:span><text:span text:style-name="T119">p</text:span><text:span text:style-name="T115"> (an address) is still automatic ... but </text:span></text:p>
        </text:list-item>
        <text:list-item>
          <text:p text:style-name="P627"><text:span text:style-name="T115">the value </text:span><text:span text:style-name="T119">p</text:span><text:span text:style-name="T115"> points to (an </text:span><text:span text:style-name="T119">int</text:span><text:span text:style-name="T115">) is not </text:span><text:span text:style-name="T116">automatic</text:span><text:span text:style-name="T104">. </text:span></text:p>
        </text:list-item>
      </text:list>
      <table:table table:name="Table16" table:style-name="Table16">
        <table:table-column table:style-name="Table16.A"/>
        <table:table-row>
          <table:table-cell table:style-name="Table16.A1" office:value-type="string">
            <text:p text:style-name="P255">if (<text:span text:style-name="T394">i</text:span> &gt; 0)</text:p>
            <text:p text:style-name="P255">{</text:p>
            <text:p text:style-name="P255"><text:s text:c="4"/>int * p = new int;</text:p>
            <text:p text:style-name="P255"><text:s text:c="4"/>...</text:p>
            <text:p text:style-name="P256">} <text:span text:style-name="T86">// p </text:span><text:span text:style-name="T130">dies when p goes out of scope. The memory</text:span><text:span text:style-name="T86"> <text:s text:c="2"/></text:span></text:p>
            <text:p text:style-name="P256"><text:span text:style-name="T86"><text:s text:c="2"/>// </text:span><text:span text:style-name="T130">used by p is reclaimed automatically by the </text:span></text:p>
            <text:p text:style-name="P256"><text:span text:style-name="T130"><text:s text:c="2"/>// program. BUT</text:span><text:span text:style-name="T129"> </text:span><text:span text:style-name="T86">the value p was pointing </text:span><text:span text:style-name="T129">to </text:span><text:span text:style-name="T86">is not</text:span></text:p>
            <text:p text:style-name="P256"><text:span text:style-name="T86"><text:s text:c="2"/>// </text:span><text:span text:style-name="T130">reclaimed!!! </text:span></text:p>
          </table:table-cell>
        </table:table-row>
      </table:table>
      <text:p text:style-name="P229"/>
      <text:p text:style-name="P274">This is <text:span text:style-name="T177">extremely important!!!</text:span></text:p>
      <text:p text:style-name="P274"/>
      <text:p text:style-name="P276"><text:soft-page-break/><text:span text:style-name="T429">This means that: W</text:span>hen you leave the block where you declare a pointer variable <text:span text:style-name="T32">p</text:span><text:span text:style-name="T314"> </text:span>and called <text:span text:style-name="T9">new</text:span>, </text:p>
      <text:list xml:id="list2100279584" text:style-name="L18">
        <text:list-item>
          <text:p text:style-name="P636"><text:span text:style-name="T243">Since </text:span><text:span text:style-name="T205">p</text:span><text:span text:style-name="T242"> </text:span><text:span text:style-name="T243">is automatic: <text:s/></text:span><text:span text:style-name="T240">the point</text:span><text:span text:style-name="T243">er </text:span><text:span text:style-name="T205">p</text:span><text:span text:style-name="T240"> is destroyed and the memory </text:span><text:span text:style-name="T242">used for the address in </text:span><text:span text:style-name="T205">p</text:span><text:span text:style-name="T242"> </text:span><text:span text:style-name="T240">reclaimed, but </text:span></text:p>
        </text:list-item>
        <text:list-item>
          <text:p text:style-name="P636"><text:span text:style-name="T243">Since *</text:span><text:span text:style-name="T205">p</text:span><text:span text:style-name="T242"> </text:span><text:span text:style-name="T243">is not automatic: <text:s/></text:span><text:span text:style-name="T240">the memory </text:span><text:span text:style-name="T243">that</text:span><text:span text:style-name="T240"> </text:span><text:span text:style-name="T205">p</text:span><text:span text:style-name="T240"> points to is not </text:span><text:span text:style-name="T242">reclaimed </text:span><text:span text:style-name="T243">by the computer</text:span><text:span text:style-name="T240">. We'll talk about how to reclaim the memory later.</text:span></text:p>
        </text:list-item>
      </text:list>
      <text:p text:style-name="P274"/>
      <text:p text:style-name="P319"><text:span text:style-name="T215">But anyway where exactly is the memory </text:span><text:span text:style-name="T202">p</text:span><text:span text:style-name="T215"> points to? It's an an area called the </text:span><text:span text:style-name="T218">free store</text:span><text:span text:style-name="T215">, also called the </text:span><text:span text:style-name="T218">memory heap</text:span><text:span text:style-name="T215">. You basically request for memory space using the </text:span><text:span text:style-name="T202">new</text:span><text:span text:style-name="T215"> command.</text:span></text:p>
      <text:p text:style-name="P274"/>
      <text:p text:style-name="P274"/>
      <text:p text:style-name="P274"><draw:g text:anchor-type="paragraph" draw:z-index="134" draw:name="Shape136" draw:style-name="gr8"><draw:rect draw:style-name="gr9" draw:text-style-name="P643" svg:width="2.615in" svg:height="1.3024in" svg:x="2.9429in" svg:y="0.0031in"><text:p/></draw:rect><draw:rect draw:style-name="gr9" draw:text-style-name="P643" svg:width="2.615in" svg:height="1.3441in" svg:x="0.0055in" svg:y="-0.0173in"><text:p/></draw:rect><draw:rect draw:style-name="gr11" draw:text-style-name="P644" svg:width="1.3543in" svg:height="0.365in" svg:x="3.0264in" svg:y="0.1709in"><text:p text:style-name="P642">42</text:p></draw:rect><draw:rect draw:style-name="gr9" draw:text-style-name="P643" svg:width="1.3543in" svg:height="0.365in" svg:x="0.6409in" svg:y="0.7665in"><text:p/></draw:rect><draw:frame draw:style-name="gr10" draw:text-style-name="P641" svg:width="0.3543in" svg:height="0.2398in" svg:x="0.3807in" svg:y="0.7976in"><draw:text-box><text:p>p</text:p></draw:text-box></draw:frame><draw:line draw:style-name="gr51" draw:text-style-name="P642" svg:x1="1.3079in" svg:y1="0.9299in" svg:x2="3.0268in" svg:y2="0.3382in"><text:p/></draw:line><draw:frame draw:style-name="gr58" draw:text-style-name="P640" svg:width="0.813in" svg:height="0.1925in" svg:x="2.9429in" svg:y="-0.2307in"><draw:text-box><text:p><text:span text:style-name="T139">Free store</text:span></text:p></draw:text-box></draw:frame><draw:line draw:style-name="gr118" draw:text-style-name="P642" svg:x1="5.7957in" svg:y1="0.3287in" svg:x2="4.0665in" svg:y2="0.3287in"><text:p/></draw:line><draw:line draw:style-name="gr118" draw:text-style-name="P642" svg:x1="5.7854in" svg:y1="0.9224in" svg:x2="4.0563in" svg:y2="0.9224in"><text:p/></draw:line></draw:g><draw:frame text:anchor-type="paragraph" draw:z-index="132" draw:name="Shape137" draw:style-name="gr120" draw:text-style-name="P640" svg:width="0.8335in" svg:height="0.524in" svg:x="5.7957in" svg:y="0.0646in"><draw:text-box><text:p><text:span text:style-name="T139">Used memory</text:span></text:p></draw:text-box></draw:frame></text:p>
      <text:p text:style-name="P274"/>
      <text:p text:style-name="P274"/>
      <text:p text:style-name="P274"/>
      <text:p text:style-name="P274"><draw:frame text:anchor-type="paragraph" draw:z-index="133" draw:name="Shape138" draw:style-name="gr119" draw:text-style-name="P640" svg:width="0.8335in" svg:height="0.5441in" svg:x="5.8165in" svg:y="0.0571in"><draw:text-box><text:p><text:span text:style-name="T139">Unused memory</text:span></text:p></draw:text-box></draw:frame></text:p>
      <text:p text:style-name="P274"/>
      <text:p text:style-name="P274"/>
      <text:p text:style-name="P274"/>
      <text:p text:style-name="P274"/>
      <text:p text:style-name="P274">So our computational model now has the following pieces:</text:p>
      <text:p text:style-name="P142"><draw:g text:anchor-type="paragraph" draw:z-index="135" draw:name="Shape139" draw:style-name="gr8"><draw:rect draw:style-name="gr105" draw:text-style-name="P645" svg:width="1.4134in" svg:height="1.1807in" svg:x="1.3665in" svg:y="0.6114in"><text:p/></draw:rect><draw:ellipse draw:style-name="gr106" draw:text-style-name="P645" svg:width="1.5224in" svg:height="1.0516in" svg:x="-0.2819in" svg:y="0.539in"><text:p/></draw:ellipse><draw:rect draw:style-name="gr107" draw:text-style-name="P645" svg:width="1.4043in" svg:height="1.1598in" svg:x="2.9701in" svg:y="0.6114in"><text:p/></draw:rect><draw:rect draw:style-name="gr108" draw:text-style-name="P645" svg:width="1.3512in" svg:height="1.1504in" svg:x="4.5555in" svg:y="0.6114in"><text:p/></draw:rect><draw:frame draw:style-name="gr109" draw:text-style-name="P647" svg:width="0.3906in" svg:height="0.2362in" svg:x="0.2445in" svg:y="0.2528in"><draw:text-box><text:p text:style-name="P646"><text:span text:style-name="T447">CPU</text:span></text:p></draw:text-box></draw:frame><draw:frame draw:style-name="gr110" draw:text-style-name="P647" svg:width="1.0295in" svg:height="0.4717in" svg:x="1.3579in" svg:y="0.1224in"><draw:text-box><text:p text:style-name="P646"><text:span text:style-name="T447">Memory for</text:span></text:p><text:p text:style-name="P646"><text:span text:style-name="T447">functions</text:span></text:p></draw:text-box></draw:frame><draw:frame draw:style-name="gr111" draw:text-style-name="P647" svg:width="0.5295in" svg:height="0.2362in" svg:x="2.9701in" svg:y="0.3126in"><draw:text-box><text:p text:style-name="P646"><text:span text:style-name="T447">Stack</text:span></text:p></draw:text-box></draw:frame><draw:frame draw:style-name="gr112" draw:text-style-name="P647" svg:width="0.9362in" svg:height="0.4717in" svg:x="4.5465in" svg:y="0.1217in"><draw:text-box><text:p text:style-name="P646"><text:span text:style-name="T447">Free store</text:span></text:p><text:p text:style-name="P646"><text:span text:style-name="T447">or heap</text:span></text:p></draw:text-box></draw:frame><draw:rect draw:style-name="gr113" draw:text-style-name="P645" svg:width="1.4134in" svg:height="0.5894in" svg:x="-0.2457in" svg:y="2.0154in"><text:p/></draw:rect><draw:frame draw:style-name="gr114" draw:text-style-name="P647" svg:width="0.6217in" svg:height="0.2362in" svg:x="-0.2366in" svg:y="1.7528in"><draw:text-box><text:p text:style-name="P646"><text:span text:style-name="T447">Output</text:span></text:p></draw:text-box></draw:frame><draw:frame draw:style-name="gr115" draw:text-style-name="P674" svg:width="1.3362in" svg:height="0.765in" svg:x="1.411in" svg:y="1.8614in"><draw:text-box><text:p text:style-name="P646"><text:span text:style-name="T458">For variables </text:span></text:p><text:p text:style-name="P646"><text:span text:style-name="T458">created in a </text:span></text:p><text:p text:style-name="P646"><text:span text:style-name="T458">function, including</text:span></text:p><text:p text:style-name="P646"><text:span text:style-name="T459">main()</text:span></text:p></draw:text-box></draw:frame><draw:frame draw:style-name="gr116" draw:text-style-name="P674" svg:width="1.2622in" svg:height="0.9594in" svg:x="2.9618in" svg:y="1.8217in"><draw:text-box><text:p text:style-name="P646"><text:span text:style-name="T458">For values </text:span></text:p><text:p text:style-name="P646"><text:span text:style-name="T458">passed between </text:span></text:p><text:p text:style-name="P646"><text:span text:style-name="T458">functions and </text:span></text:p><text:p text:style-name="P646"><text:span text:style-name="T458">remembering </text:span></text:p><text:p text:style-name="P646"><text:span text:style-name="T458">point of return</text:span></text:p></draw:text-box></draw:frame><draw:frame draw:style-name="gr117" draw:text-style-name="P674" svg:width="1.0024in" svg:height="0.5732in" svg:x="4.6283in" svg:y="1.8126in"><draw:text-box><text:p text:style-name="P646"><text:span text:style-name="T458">For values</text:span></text:p><text:p text:style-name="P646"><text:span text:style-name="T458">created using</text:span></text:p><text:p text:style-name="P646"><text:span text:style-name="T459">new</text:span></text:p></draw:text-box></draw:frame></draw:g></text:p>
      <text:p text:style-name="P191"><text:span text:style-name="T76">The f</text:span><text:span text:style-name="T78">ree store will </text:span><text:span text:style-name="T81">keep track of which part of its memory </text:span><text:span text:style-name="T82">is already in use</text:span><text:span text:style-name="T57"> via </text:span><text:span text:style-name="T65">new</text:span><text:span text:style-name="T57">. A piece of memory </text:span><text:span text:style-name="T83">allocated</text:span><text:span text:style-name="T57"> to a pointer variable will be marked as used. That way, </text:span><text:span text:style-name="T64">two calls to </text:span><text:span text:style-name="T67">new</text:span><text:span text:style-name="T63"> will not give two pointers the same piece of memory</text:span><text:span text:style-name="T78">.</text:span></text:p>
      <text:p text:style-name="P134"/>
      <text:p text:style-name="P573"><text:s text:c="2"/>char * p = new char;</text:p>
      <text:p text:style-name="P573"><text:s text:c="2"/>int * q = new int;</text:p>
      <text:p text:style-name="P573"><text:soft-page-break/><text:s text:c="2"/>double * r = new double;</text:p>
      <text:p text:style-name="P274"><draw:g text:anchor-type="paragraph" draw:z-index="140" draw:name="Shape140" draw:style-name="gr8"><draw:frame draw:style-name="gr85" draw:text-style-name="P674" svg:width="0.1689in" svg:height="0.2398in" svg:x="0.4681in" svg:y="1.2118in"><draw:text-box><text:p text:style-name="P646"><text:span text:style-name="T458">r</text:span></text:p></draw:text-box></draw:frame><draw:g draw:style-name="gr57"><draw:rect draw:style-name="gr86" draw:text-style-name="P645" svg:width="1.7504in" svg:height="1.2504in" svg:x="0.2228in" svg:y="0.2638in"><text:p/></draw:rect><draw:rect draw:style-name="gr87" draw:text-style-name="P645" svg:width="2.1094in" svg:height="1.2189in" svg:x="2.4756in" svg:y="0.2531in"><text:p/></draw:rect><draw:frame draw:style-name="gr88" draw:text-style-name="P674" svg:width="1.124in" svg:height="0.5622in" svg:x="2.4756in" svg:y="0.0165in"><draw:text-box><text:p text:style-name="P646"><text:span text:style-name="T458">Heap</text:span></text:p></draw:text-box></draw:frame><draw:frame draw:style-name="gr89" draw:text-style-name="P674" svg:width="0.2606in" svg:height="0.563in" svg:x="0.4555in" svg:y="0.3583in"><draw:text-box><text:p text:style-name="P646"><text:span text:style-name="T458">p</text:span></text:p></draw:text-box></draw:frame><draw:frame draw:style-name="gr90" draw:text-style-name="P674" svg:width="0.2598in" svg:height="0.563in" svg:x="0.4437in" svg:y="0.7575in"><draw:text-box><text:p text:style-name="P646"><text:span text:style-name="T458">q</text:span></text:p></draw:text-box></draw:frame><draw:rect draw:style-name="gr91" draw:text-style-name="P645" svg:width="0.7878in" svg:height="0.2067in" svg:x="0.7748in" svg:y="0.3701in"><text:p/></draw:rect><draw:rect draw:style-name="gr92" draw:text-style-name="P645" svg:width="0.7878in" svg:height="0.198in" svg:x="0.7638in" svg:y="1.2327in"><text:p/></draw:rect><draw:rect draw:style-name="gr93" draw:text-style-name="P645" svg:width="0.7878in" svg:height="0.2433in" svg:x="0.7638in" svg:y="0.7811in"><text:p/></draw:rect><draw:rect draw:style-name="gr94" draw:text-style-name="P645" svg:width="0.3657in" svg:height="0.2606in" svg:x="2.7484in" svg:y="0.3701in"><text:p/></draw:rect><draw:rect draw:style-name="gr95" draw:text-style-name="P645" svg:width="0.6953in" svg:height="0.2815in" svg:x="3.7185in" svg:y="0.6181in"><text:p/></draw:rect><draw:rect draw:style-name="gr96" draw:text-style-name="P645" svg:width="1.3343in" svg:height="0.2661in" svg:x="2.9992in" svg:y="1.0504in"><text:p/></draw:rect><draw:line draw:style-name="gr97" draw:text-style-name="P675" svg:x1="1.1626in" svg:y1="0.4728in" svg:x2="2.737in" svg:y2="0.4728in"><text:p/></draw:line><draw:line draw:style-name="gr98" draw:text-style-name="P675" svg:x1="1.1626in" svg:y1="0.8953in" svg:x2="3.7177in" svg:y2="0.7811in"><text:p/></draw:line><draw:line draw:style-name="gr99" draw:text-style-name="P675" svg:x1="1.1744in" svg:y1="1.3165in" svg:x2="2.9988in" svg:y2="1.2118in"><text:p/></draw:line><draw:frame draw:name="Shape6" draw:style-name="gr100" draw:text-style-name="P677" svg:width="1.5004in" svg:height="1.0142in" svg:x="5.1602in" svg:y="0.3228in"><draw:text-box><text:p text:style-name="P676"><text:span text:style-name="T9">p</text:span><text:span text:style-name="T139">, </text:span><text:span text:style-name="T9">q</text:span><text:span text:style-name="T139">, </text:span><text:span text:style-name="T9">r</text:span><text:span text:style-name="T139"> point to different addresses and do not corrupt each other’s memory</text:span></text:p></draw:text-box></draw:frame></draw:g></draw:g></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317"/>
      <text:p text:style-name="P56">Memory Leaks</text:p>
      <text:p text:style-name="P274"/>
      <text:p text:style-name="P121"><text:span text:style-name="T60">I already said that </text:span><text:span text:style-name="T62">memory allocated via </text:span><text:span text:style-name="T65">new</text:span><text:span text:style-name="T62"> is </text:span><text:span text:style-name="T63">not</text:span><text:span text:style-name="T62"> released back to the free store automatically. </text:span><text:span text:style-name="T63">This is a very important point!!!</text:span></text:p>
      <text:p text:style-name="P79"/>
      <text:p text:style-name="P208"><text:span text:style-name="T140">What will happen after calling the following </text:span><text:span text:style-name="T10">f</text:span><text:span text:style-name="T140"> five times?</text:span></text:p>
      <table:table table:name="Table48" table:style-name="Table48">
        <table:table-column table:style-name="Table48.A"/>
        <table:table-row>
          <table:table-cell table:style-name="Table48.A1" office:value-type="string">
            <text:p text:style-name="P356">void f()</text:p>
            <text:p text:style-name="P356">{</text:p>
            <text:p text:style-name="P356"><text:s text:c="4"/>int * p = new int;</text:p>
            <text:p text:style-name="P356">}</text:p>
            <text:p text:style-name="P567"/>
            <text:p text:style-name="P356">int main()</text:p>
            <text:p text:style-name="P356">{</text:p>
            <text:p text:style-name="P356"><text:s text:c="4"/>... </text:p>
            <text:p text:style-name="P356"><text:s text:c="4"/>f(); f(); f(); f(); f();</text:p>
            <text:p text:style-name="P356"><text:s text:c="4"/>...</text:p>
            <text:p text:style-name="P356">}</text:p>
          </table:table-cell>
        </table:table-row>
      </table:table>
      <text:p text:style-name="P205"/>
      <text:p text:style-name="P457"><draw:rect text:anchor-type="paragraph" draw:z-index="197" draw:name="Shape141" draw:style-name="gr33" draw:text-style-name="P645" svg:width="0.8858in" svg:height="0.7161in" svg:x="3.0252in" svg:y="2.0252in"><text:p/></draw:rect><draw:rect text:anchor-type="paragraph" draw:z-index="198" draw:name="Shape142" draw:style-name="gr32" draw:text-style-name="P645" svg:width="0.9787in" svg:height="2.0543in" svg:x="4.1717in" svg:y="0.811in"><text:p/></draw:rect><draw:frame text:anchor-type="paragraph" draw:z-index="199" draw:name="Shape143" draw:style-name="gr31" draw:text-style-name="P647" svg:width="1.1496in" svg:height="0.2894in" svg:x="4.2335in" svg:y="0.4717in"><draw:text-box><text:p text:style-name="P646"><text:span text:style-name="T447">Free store</text:span></text:p></draw:text-box></draw:frame><draw:frame text:anchor-type="paragraph" draw:z-index="200" draw:name="Shape144" draw:style-name="gr30" draw:text-style-name="P647" svg:width="0.5469in" svg:height="0.2898in" svg:x="3.0236in" svg:y="1.7354in"><draw:text-box><text:p text:style-name="P646"><text:span text:style-name="T447">main</text:span></text:p></draw:text-box></draw:frame><draw:rect text:anchor-type="paragraph" draw:z-index="201" draw:name="Shape145" draw:style-name="gr29" draw:text-style-name="P645" svg:width="1.0661in" svg:height="2.0425in" svg:x="2.9484in" svg:y="0.811in"><text:p/></draw:rect><draw:frame text:anchor-type="paragraph" draw:z-index="202" draw:name="Shape146" draw:style-name="gr50" draw:text-style-name="P647" svg:width="2.4276in" svg:height="0.5358in" svg:x="0.1299in" svg:y="2.5126in"><draw:text-box><text:p text:style-name="P646"><text:span text:style-name="T447">Program execution at this </text:span></text:p><text:p text:style-name="P646"><text:span text:style-name="T447">point</text:span></text:p></draw:text-box></draw:frame><draw:frame text:anchor-type="paragraph" draw:z-index="203" draw:name="Shape147" draw:style-name="gr47" draw:text-style-name="P650" svg:width="2.6598in" svg:height="1.8157in" svg:x="0.0528in" svg:y="0.5673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draw:line text:anchor-type="paragraph" draw:z-index="204" draw:name="Shape8" draw:style-name="gr23" draw:text-style-name="P642" svg:x1="0.348in" svg:y1="2.5059in" svg:x2="0.348in" svg:y2="2.0075in"><text:p/></draw:line><draw:custom-shape text:anchor-type="paragraph" draw:z-index="205" draw:name="Shape9" draw:style-name="gr26" draw:text-style-name="P651" svg:width="0.1004in" svg:height="0.1004in" svg:x="0.3047in" svg:y="1.9307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text:anchor-type="paragraph" draw:z-index="206" draw:name="Shape148" draw:style-name="gr49" draw:text-style-name="P647" svg:width="1.2425in" svg:height="0.5358in" svg:x="2.8756in" svg:y="0.328in"><draw:text-box><text:p text:style-name="P646"><text:span text:style-name="T447">Memory for </text:span></text:p><text:p text:style-name="P646"><text:span text:style-name="T447">function calls</text:span></text:p></draw:text-box></draw:frame></text:p>
      <text:p text:style-name="P458"><draw:g text:anchor-type="paragraph" draw:z-index="141" draw:name="Shape149" draw:style-name="gr8"><draw:rect draw:style-name="gr12" draw:text-style-name="P645" svg:width="0.8858in" svg:height="0.7161in" svg:x="2.9957in" svg:y="1.6874in"><text:p/></draw:rect><draw:rect draw:style-name="gr13" draw:text-style-name="P645" svg:width="0.9787in" svg:height="2.0748in" svg:x="4.1425in" svg:y="0.3917in"><text:p/></draw:rect><draw:frame draw:style-name="gr14" draw:text-style-name="P647" svg:width="1.1496in" svg:height="0.2894in" svg:x="4.2043in" svg:y="0.052in"><draw:text-box><text:p text:style-name="P646"><text:span text:style-name="T447">Free store</text:span></text:p></draw:text-box></draw:frame><draw:frame draw:style-name="gr84" draw:text-style-name="P647" svg:width="0.4461in" svg:height="0.2362in" svg:x="2.9945in" svg:y="1.4512in"><draw:text-box><text:p text:style-name="P646"><text:span text:style-name="T447">main</text:span></text:p></draw:text-box></draw:frame><draw:rect draw:style-name="gr16" draw:text-style-name="P645" svg:width="1.0661in" svg:height="2.087in" svg:x="2.9193in" svg:y="0.3917in"><text:p/></draw:rect><draw:frame draw:style-name="gr39" draw:text-style-name="P647" svg:width="2.4276in" svg:height="0.5358in" svg:x="0.1008in" svg:y="2.0811in"><draw:text-box><text:p text:style-name="P646"><text:span text:style-name="T447">Program execution at this </text:span></text:p><text:p text:style-name="P646"><text:span text:style-name="T447">point (first time in f)</text:span></text:p></draw:text-box></draw:frame><draw:frame draw:style-name="gr18" draw:text-style-name="P650" svg:width="2.6598in" svg:height="1.8157in" svg:x="0.0236in" svg:y="0.1476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draw:line draw:name="Shape8" draw:style-name="gr19" draw:text-style-name="P642" svg:x1="0.3083in" svg:y1="2.0709in" svg:x2="0.3083in" svg:y2="0.6535in"><text:p/></draw:line><draw:custom-shape draw:name="Shape9" draw:style-name="gr20" draw:text-style-name="P651" svg:width="0.1004in" svg:height="0.1004in" svg:x="0.2709in" svg:y="0.511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rect draw:style-name="gr12" draw:text-style-name="P645" svg:width="0.8858in" svg:height="0.7161in" svg:x="2.9957in" svg:y="0.6811in"><text:p/></draw:rect><draw:frame draw:style-name="gr15" draw:text-style-name="P647" svg:width="0.5469in" svg:height="0.2898in" svg:x="2.9945in" svg:y="0.3917in"><draw:text-box><text:p text:style-name="P646"><text:span text:style-name="T447">f</text:span></text:p></draw:text-box></draw:frame></draw:g></text:p>
      <text:p text:style-name="P457"/>
      <text:p text:style-name="P457"/>
      <text:p text:style-name="P457"/>
      <text:p text:style-name="P457"/>
      <text:p text:style-name="P274"/>
      <text:p text:style-name="P274"/>
      <text:p text:style-name="P274"/>
      <text:p text:style-name="P274"/>
      <text:p text:style-name="P274"/>
      <text:p text:style-name="P274"/>
      <text:p text:style-name="P274"/>
      <text:p text:style-name="P274"><draw:g text:anchor-type="paragraph" draw:z-index="207" draw:name="Shape150" draw:style-name="gr8"><draw:rect draw:style-name="gr12" draw:text-style-name="P645" svg:width="0.8858in" svg:height="0.7161in" svg:x="3.0236in" svg:y="1.6484in"><text:p/></draw:rect><draw:rect draw:style-name="gr13" draw:text-style-name="P645" svg:width="0.9787in" svg:height="2.0823in" svg:x="4.1717in" svg:y="0.4236in"><text:p/></draw:rect><draw:frame draw:style-name="gr14" draw:text-style-name="P647" svg:width="1.1496in" svg:height="0.2894in" svg:x="4.2335in" svg:y="0.0839in"><draw:text-box><text:p text:style-name="P646"><text:span text:style-name="T447">Free store</text:span></text:p></draw:text-box></draw:frame><draw:frame draw:style-name="gr15" draw:text-style-name="P647" svg:width="0.5469in" svg:height="0.2898in" svg:x="3.0236in" svg:y="1.4193in"><draw:text-box><text:p text:style-name="P646"><text:span text:style-name="T447">main</text:span></text:p></draw:text-box></draw:frame><draw:rect draw:style-name="gr16" draw:text-style-name="P645" svg:width="1.0661in" svg:height="2.0823in" svg:x="2.9484in" svg:y="0.4236in"><text:p/></draw:rect><draw:frame draw:style-name="gr39" draw:text-style-name="P647" svg:width="2.4276in" svg:height="0.5358in" svg:x="0.1299in" svg:y="2.1248in"><draw:text-box><text:p text:style-name="P646"><text:span text:style-name="T447">Program execution at this </text:span></text:p><text:p text:style-name="P646"><text:span text:style-name="T447">point (first time in f)</text:span></text:p></draw:text-box></draw:frame><draw:frame draw:style-name="gr18" draw:text-style-name="P650" svg:width="2.6598in" svg:height="1.8157in" svg:x="0.0528in" svg:y="0.1795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draw:line draw:name="Shape8" draw:style-name="gr19" draw:text-style-name="P642" svg:x1="0.348in" svg:y1="2.1236in" svg:x2="1.9799in" svg:y2="0.6736in"><text:p/></draw:line><draw:custom-shape draw:name="Shape9" draw:style-name="gr20" draw:text-style-name="P651" svg:width="0.1004in" svg:height="0.1004in" svg:x="2in" svg:y="0.5429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rect draw:style-name="gr12" draw:text-style-name="P645" svg:width="0.8858in" svg:height="0.7161in" svg:x="3.0248in" svg:y="0.6413in"><text:p/></draw:rect><draw:frame draw:style-name="gr15" draw:text-style-name="P647" svg:width="0.5469in" svg:height="0.2898in" svg:x="3.0236in" svg:y="0.4236in"><draw:text-box><text:p text:style-name="P646"><text:span text:style-name="T447">f</text:span></text:p></draw:text-box></draw:frame><draw:custom-shape draw:name="Shape7" draw:style-name="gr35" draw:text-style-name="P653" svg:width="0.3406in" svg:height="0.1925in" svg:x="3.3626in" svg:y="0.8803in"><text:p/><draw:enhanced-geometry svg:viewBox="0 0 21600 21600" draw:type="rectangle" draw:enhanced-path="M 0 0 L 21600 0 21600 21600 0 21600 0 0 Z N"/></draw:custom-shape><draw:frame draw:name="Shape10" draw:style-name="gr36" draw:text-style-name="P640" svg:width="0.1677in" svg:height="0.2512in" svg:x="3.1689in" svg:y="0.8866in"><draw:text-box><text:p><text:span text:style-name="T139">p</text:span></text:p></draw:text-box></draw:frame><draw:line draw:name="Shape11" draw:style-name="gr38" draw:text-style-name="P642" svg:x1="3.5354in" svg:y1="0.9909in" svg:x2="4.378in" svg:y2="0.7264in"><text:p/></draw:line><draw:custom-shape draw:name="Shape12" draw:style-name="gr21" svg:width="0.3862in" svg:height="0.1807in" svg:x="4.3717in" svg:y="0.6555in"><text:p/><draw:enhanced-geometry svg:viewBox="0 0 21600 21600" draw:type="rectangle" draw:enhanced-path="M 0 0 L 21600 0 21600 21600 0 21600 0 0 Z N"/></draw:custom-shape><draw:frame draw:name="Shape13" draw:style-name="gr48" draw:text-style-name="P652" svg:width="0.7657in" svg:height="0.4803in" svg:x="5.3362in" svg:y="0.5146in"><draw:text-box><text:p><text:span text:style-name="T450">This area is marked as used</text:span></text:p></draw:text-box></draw:frame><draw:line draw:name="Shape8" draw:style-name="gr19" draw:text-style-name="P642" svg:x1="5.2783in" svg:y1="0.7146in" svg:x2="4.7575in" svg:y2="0.7217in"><text:p/></draw:line></draw:g></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draw:g text:anchor-type="paragraph" draw:z-index="142" draw:name="Shape151" draw:style-name="gr8"><draw:rect draw:style-name="gr12" draw:text-style-name="P645" svg:width="0.8858in" svg:height="0.713in" svg:x="3.098in" svg:y="1.8386in"><text:p/></draw:rect><draw:rect draw:style-name="gr13" draw:text-style-name="P645" svg:width="0.9795in" svg:height="2.1433in" svg:x="4.2429in" svg:y="0.4713in"><text:p/></draw:rect><draw:frame draw:style-name="gr41" draw:text-style-name="P647" svg:width="0.9362in" svg:height="0.2362in" svg:x="4.3047in" svg:y="0.1339in"><draw:text-box><text:p text:style-name="P646"><text:span text:style-name="T447">Free store</text:span></text:p></draw:text-box></draw:frame><draw:frame draw:style-name="gr42" draw:text-style-name="P647" svg:width="0.4461in" svg:height="0.2362in" svg:x="3.0965in" svg:y="1.5504in"><draw:text-box><text:p text:style-name="P646"><text:span text:style-name="T447">main</text:span></text:p></draw:text-box></draw:frame><draw:rect draw:style-name="gr16" draw:text-style-name="P645" svg:width="1.0661in" svg:height="2.1862in" svg:x="3.0201in" svg:y="0.4713in"><text:p/></draw:rect><draw:frame draw:style-name="gr80" draw:text-style-name="P647" svg:width="2.4453in" svg:height="0.7071in" svg:x="0.2008in" svg:y="2.1122in"><draw:text-box><text:p text:style-name="P646"><text:span text:style-name="T447">Program execution at this </text:span></text:p><text:p text:style-name="P646"><text:span text:style-name="T447">point (first time in f, about </text:span></text:p><text:p text:style-name="P646"><text:span text:style-name="T447">to return)</text:span></text:p></draw:text-box></draw:frame><draw:frame draw:style-name="gr18" draw:text-style-name="P654" svg:width="2.6606in" svg:height="1.8157in" svg:x="0.1236in" svg:y="0.2291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draw:line draw:name="Shape8" draw:style-name="gr19" draw:text-style-name="P655" svg:x1="0.2858in" svg:y1="2.1122in" svg:x2="0.2894in" svg:y2="0.9736in"><text:p/></draw:line><draw:custom-shape draw:name="Shape9" draw:style-name="gr81" draw:text-style-name="P656" svg:width="0.1012in" svg:height="0.1004in" svg:x="0.2709in" svg:y="0.7894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rect draw:style-name="gr12" draw:text-style-name="P645" svg:width="0.8858in" svg:height="0.713in" svg:x="3.098in" svg:y="0.7602in"><text:p/></draw:rect><draw:frame draw:style-name="gr45" draw:text-style-name="P647" svg:width="0.3098in" svg:height="0.2362in" svg:x="3.0965in" svg:y="0.4713in"><draw:text-box><text:p text:style-name="P646"><text:span text:style-name="T447">f</text:span></text:p></draw:text-box></draw:frame><draw:custom-shape draw:name="Shape7" draw:style-name="gr82" draw:text-style-name="P672" svg:width="0.3406in" svg:height="0.1921in" svg:x="3.4354in" svg:y="0.9976in"><text:p/><draw:enhanced-geometry svg:viewBox="0 0 21600 21600" draw:type="rectangle" draw:enhanced-path="M 0 0 L 21600 0 21600 21600 0 21600 0 0 Z N"/></draw:custom-shape><draw:frame draw:name="Shape10" draw:style-name="gr58" draw:text-style-name="P673" svg:width="0.1677in" svg:height="0.1925in" svg:x="3.2417in" svg:y="1.0039in"><draw:text-box><text:p><text:span text:style-name="T457">p</text:span></text:p></draw:text-box></draw:frame><draw:line draw:name="Shape11" draw:style-name="gr38" draw:text-style-name="P655" svg:x1="3.6067in" svg:y1="1.1098in" svg:x2="4.4492in" svg:y2="0.7732in"><text:p/></draw:line><draw:custom-shape draw:name="Shape12" draw:style-name="gr83" draw:text-style-name="P657" svg:width="0.3862in" svg:height="0.1803in" svg:x="4.4429in" svg:y="0.7028in"><text:p/><draw:enhanced-geometry svg:viewBox="0 0 21600 21600" draw:type="rectangle" draw:enhanced-path="M 0 0 L 21600 0 21600 21600 0 21600 0 0 Z N"/></draw:custom-shape><draw:frame draw:name="Shape13" draw:style-name="gr48" draw:text-style-name="P652" svg:width="1.1067in" svg:height="0.4803in" svg:x="5.3811in" svg:y="0.8358in"><draw:text-box><text:p><text:span text:style-name="T450">On returning, memory used by f is destroyed</text:span></text:p></draw:text-box></draw:frame><draw:line draw:name="Shape8" draw:style-name="gr19" draw:text-style-name="P655" svg:x1="5.3138in" svg:y1="1.0382in" svg:x2="3.9819in" svg:y2="1.0602in"><text:p/></draw:line><draw:line draw:name="Shape14" draw:style-name="gr37" draw:text-style-name="P655" svg:x1="3.0961in" svg:y1="1.55in" svg:x2="3.9961in" svg:y2="0.652in"><text:p/></draw:line><draw:line draw:name="Shape14" draw:style-name="gr37" draw:text-style-name="P655" svg:x1="3.0961in" svg:y1="0.652in" svg:x2="3.9299in" svg:y2="1.55in"><text:p/></draw:line></draw:g></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draw:frame text:anchor-type="paragraph" draw:z-index="210" draw:name="Shape152" draw:style-name="gr31" draw:text-style-name="P647" svg:width="1.1496in" svg:height="0.2894in" svg:x="4.1937in" svg:y="0.1154in"><draw:text-box><text:p text:style-name="P646"><text:span text:style-name="T447">Free store</text:span></text:p></draw:text-box></draw:frame><draw:custom-shape text:anchor-type="paragraph" draw:z-index="216" draw:name="Shape9" draw:style-name="gr26" draw:text-style-name="P651" svg:width="0.1004in" svg:height="0.1004in" svg:x="0.6902in" svg:y="1.5244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217" draw:name="Shape12" draw:style-name="gr24" svg:width="0.3862in" svg:height="0.1807in" svg:x="4.3319in" svg:y="0.6866in"><text:p/><draw:enhanced-geometry svg:viewBox="0 0 21600 21600" draw:type="rectangle" draw:enhanced-path="M 0 0 L 21600 0 21600 21600 0 21600 0 0 Z N"/></draw:custom-shape><draw:frame text:anchor-type="paragraph" draw:z-index="218" draw:name="Shape13" draw:style-name="gr46" draw:text-style-name="P652" svg:width="0.7657in" svg:height="0.4803in" svg:x="5.2965in" svg:y="0.5457in"><draw:text-box><text:p><text:span text:style-name="T450">This area is still marked as used</text:span></text:p></draw:text-box></draw:frame><draw:line text:anchor-type="paragraph" draw:z-index="219" draw:name="Shape8" draw:style-name="gr23" draw:text-style-name="P642" svg:x1="5.2386in" svg:y1="0.7461in" svg:x2="4.7177in" svg:y2="0.7531in"><text:p/></draw:line></text:p>
      <text:p text:style-name="P274"><text:soft-page-break/></text:p>
      <text:p text:style-name="P274"/>
      <text:p text:style-name="P274"/>
      <text:p text:style-name="P274"/>
      <text:p text:style-name="P274"/>
      <text:p text:style-name="P274"/>
      <text:p text:style-name="P274"/>
      <text:p text:style-name="P274"/>
      <text:p text:style-name="P274"><draw:frame text:anchor-type="paragraph" draw:z-index="214" draw:name="Shape153" draw:style-name="gr47" draw:text-style-name="P650" svg:width="2.6598in" svg:height="1.8157in" svg:x="0.0134in" svg:y="0.0516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text:p>
      <text:p text:style-name="P274"><draw:rect text:anchor-type="paragraph" draw:z-index="212" draw:name="Shape154" draw:style-name="gr29" draw:text-style-name="P645" svg:width="1.0661in" svg:height="2.2004in" svg:x="2.9091in" svg:y="0.1354in"><text:p/></draw:rect><draw:rect text:anchor-type="paragraph" draw:z-index="209" draw:name="Shape155" draw:style-name="gr32" draw:text-style-name="P645" svg:width="0.9787in" svg:height="2.185in" svg:x="4.1319in" svg:y="0.1354in"><text:p/></draw:rect></text:p>
      <text:p text:style-name="P274"/>
      <text:p text:style-name="P274"/>
      <text:p text:style-name="P274"/>
      <text:p text:style-name="P274"/>
      <text:p text:style-name="P274"/>
      <text:p text:style-name="P274"/>
      <text:p text:style-name="P274"><draw:frame text:anchor-type="paragraph" draw:z-index="211" draw:name="Shape156" draw:style-name="gr30" draw:text-style-name="P647" svg:width="0.5469in" svg:height="0.2898in" svg:x="2.9839in" svg:y="0.0972in"><draw:text-box><text:p text:style-name="P646"><text:span text:style-name="T447">main</text:span></text:p></draw:text-box></draw:frame></text:p>
      <text:p text:style-name="P274"><draw:line text:anchor-type="paragraph" draw:z-index="215" draw:name="Shape8" draw:style-name="gr23" draw:text-style-name="P642" svg:x1="0.1681in" svg:y1="0.5055in" svg:x2="0.6807in" svg:y2="0.0972in"><text:p/></draw:line></text:p>
      <text:p text:style-name="P274"><draw:rect text:anchor-type="paragraph" draw:z-index="208" draw:name="Shape157" draw:style-name="gr33" draw:text-style-name="P645" svg:width="0.8858in" svg:height="0.7161in" svg:x="2.9854in" svg:y="0.0673in"><text:p/></draw:rect></text:p>
      <text:p text:style-name="P274"/>
      <text:p text:style-name="P274"><draw:frame text:anchor-type="paragraph" draw:z-index="213" draw:name="Shape158" draw:style-name="gr28" draw:text-style-name="P647" svg:width="2.4276in" svg:height="0.7071in" svg:x="0.0902in" svg:y="0.0264in"><draw:text-box><text:p text:style-name="P646"><text:span text:style-name="T447">Program execution at this </text:span></text:p><text:p text:style-name="P646"><text:span text:style-name="T447">point (about to call f() a </text:span></text:p><text:p text:style-name="P646"><text:span text:style-name="T447">second time)</text:span></text:p></draw:text-box></draw:frame></text:p>
      <text:p text:style-name="P274"/>
      <text:p text:style-name="P274"/>
      <text:p text:style-name="P274"/>
      <text:p text:style-name="P274"/>
      <text:p text:style-name="P274"/>
      <text:p text:style-name="P274"><draw:g text:anchor-type="paragraph" draw:z-index="220" draw:name="Shape159" draw:style-name="gr8"><draw:rect draw:style-name="gr12" draw:text-style-name="P645" svg:width="0.8862in" svg:height="0.7161in" svg:x="3.0122in" svg:y="1.7752in"><text:p/></draw:rect><draw:rect draw:style-name="gr13" draw:text-style-name="P645" svg:width="0.9787in" svg:height="2.1539in" svg:x="4.1591in" svg:y="0.4024in"><text:p/></draw:rect><draw:frame draw:style-name="gr41" draw:text-style-name="P647" svg:width="0.9362in" svg:height="0.2362in" svg:x="4.2209in" svg:y="0.0626in"><draw:text-box><text:p text:style-name="P646"><text:span text:style-name="T447">Free store</text:span></text:p></draw:text-box></draw:frame><draw:frame draw:style-name="gr42" draw:text-style-name="P647" svg:width="0.4461in" svg:height="0.2362in" svg:x="3.011in" svg:y="1.4854in"><draw:text-box><text:p text:style-name="P646"><text:span text:style-name="T447">main</text:span></text:p></draw:text-box></draw:frame><draw:rect draw:style-name="gr16" draw:text-style-name="P645" svg:width="1.0669in" svg:height="2.1831in" svg:x="2.9358in" svg:y="0.4024in"><text:p/></draw:rect><draw:frame draw:style-name="gr43" draw:text-style-name="P647" svg:width="2.4276in" svg:height="0.4717in" svg:x="0.1173in" svg:y="2.1228in"><draw:text-box><text:p text:style-name="P646"><text:span text:style-name="T447">Program execution at this </text:span></text:p><text:p text:style-name="P646"><text:span text:style-name="T447">point (second time in f)</text:span></text:p></draw:text-box></draw:frame><draw:frame draw:style-name="gr18" draw:text-style-name="P654" svg:width="2.6598in" svg:height="1.8157in" svg:x="0.0402in" svg:y="0.1583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draw:line draw:name="Shape8" draw:style-name="gr19" draw:text-style-name="P655" svg:x1="0.3358in" svg:y1="2.1236in" svg:x2="0.3256in" svg:y2="0.6646in"><text:p/></draw:line><draw:custom-shape draw:name="Shape9" draw:style-name="gr44" draw:text-style-name="P656" svg:width="0.1012in" svg:height="0.1012in" svg:x="0.2874in" svg:y="0.4917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rect draw:style-name="gr12" draw:text-style-name="P645" svg:width="0.8862in" svg:height="0.7161in" svg:x="3.0122in" svg:y="0.6917in"><text:p/></draw:rect><draw:frame draw:style-name="gr45" draw:text-style-name="P647" svg:width="0.3098in" svg:height="0.2362in" svg:x="3.011in" svg:y="0.4024in"><draw:text-box><text:p text:style-name="P646"><text:span text:style-name="T447">f</text:span></text:p></draw:text-box></draw:frame><draw:custom-shape draw:name="Shape12" draw:style-name="gr21" draw:text-style-name="P657" svg:width="0.3862in" svg:height="0.1807in" svg:x="4.3591in" svg:y="0.6343in"><text:p/><draw:enhanced-geometry svg:viewBox="0 0 21600 21600" draw:type="rectangle" draw:enhanced-path="M 0 0 L 21600 0 21600 21600 0 21600 0 0 Z N"/></draw:custom-shape></draw:g></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draw:g text:anchor-type="paragraph" draw:z-index="221" draw:name="Shape160" draw:style-name="gr8"><draw:rect draw:style-name="gr12" draw:text-style-name="P645" svg:width="0.8858in" svg:height="0.7161in" svg:x="3.0693in" svg:y="1.7291in"><text:p/></draw:rect><draw:rect draw:style-name="gr13" draw:text-style-name="P645" svg:width="0.9787in" svg:height="2.148in" svg:x="4.2161in" svg:y="0.3563in"><text:p/></draw:rect><draw:frame draw:style-name="gr14" draw:text-style-name="P647" svg:width="1.1496in" svg:height="0.2894in" svg:x="4.278in" svg:y="0.0165in"><draw:text-box><text:p text:style-name="P646"><text:span text:style-name="T447">Free store</text:span></text:p></draw:text-box></draw:frame><draw:frame draw:style-name="gr15" draw:text-style-name="P647" svg:width="0.5469in" svg:height="0.2898in" svg:x="3.0681in" svg:y="1.4394in"><draw:text-box><text:p text:style-name="P646"><text:span text:style-name="T447">main</text:span></text:p></draw:text-box></draw:frame><draw:rect draw:style-name="gr16" draw:text-style-name="P645" svg:width="1.0661in" svg:height="2.163in" svg:x="2.9929in" svg:y="0.3563in"><text:p/></draw:rect><draw:frame draw:style-name="gr39" draw:text-style-name="P647" svg:width="2.4276in" svg:height="0.5358in" svg:x="0.1744in" svg:y="2.0854in"><draw:text-box><text:p text:style-name="P646"><text:span text:style-name="T447">Program execution at this </text:span></text:p><text:p text:style-name="P646"><text:span text:style-name="T447">point (second time in f)</text:span></text:p></draw:text-box></draw:frame><draw:frame draw:style-name="gr40" draw:text-style-name="P650" svg:width="2.6598in" svg:height="1.9732in" svg:x="0.0972in" svg:y="0.1122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text:p><text:span text:style-name="T449"/></text:p></draw:text-box></draw:frame><draw:line draw:name="Shape8" draw:style-name="gr19" draw:text-style-name="P642" svg:x1="0.2717in" svg:y1="2.0854in" svg:x2="2.0244in" svg:y2="0.6075in"><text:p/></draw:line><draw:custom-shape draw:name="Shape9" draw:style-name="gr20" draw:text-style-name="P651" svg:width="0.1004in" svg:height="0.1004in" svg:x="2.0445in" svg:y="0.4756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rect draw:style-name="gr12" draw:text-style-name="P645" svg:width="0.8858in" svg:height="0.7161in" svg:x="3.0693in" svg:y="0.6457in"><text:p/></draw:rect><draw:frame draw:style-name="gr15" draw:text-style-name="P647" svg:width="0.5469in" svg:height="0.2898in" svg:x="3.0681in" svg:y="0.3563in"><draw:text-box><text:p text:style-name="P646"><text:span text:style-name="T447">f</text:span></text:p></draw:text-box></draw:frame><draw:custom-shape draw:name="Shape7" draw:style-name="gr35" draw:text-style-name="P653" svg:width="0.3406in" svg:height="0.1925in" svg:x="3.4071in" svg:y="0.8846in"><text:p/><draw:enhanced-geometry svg:viewBox="0 0 21600 21600" draw:type="rectangle" draw:enhanced-path="M 0 0 L 21600 0 21600 21600 0 21600 0 0 Z N"/></draw:custom-shape><draw:frame draw:name="Shape10" draw:style-name="gr36" draw:text-style-name="P640" svg:width="0.1677in" svg:height="0.2512in" svg:x="3.2134in" svg:y="0.8909in"><draw:text-box><text:p><text:span text:style-name="T139">p</text:span></text:p></draw:text-box></draw:frame><draw:custom-shape draw:name="Shape12" draw:style-name="gr21" svg:width="0.3862in" svg:height="0.1807in" svg:x="4.4161in" svg:y="0.5882in"><text:p/><draw:enhanced-geometry svg:viewBox="0 0 21600 21600" draw:type="rectangle" draw:enhanced-path="M 0 0 L 21600 0 21600 21600 0 21600 0 0 Z N"/></draw:custom-shape><draw:frame draw:name="Shape13" draw:style-name="gr22" draw:text-style-name="P652" svg:width="0.7657in" svg:height="0.6398in" svg:x="5.3807in" svg:y="0.4472in"><draw:text-box><text:p><text:span text:style-name="T450">This area is marked as used by first f()</text:span></text:p></draw:text-box></draw:frame><draw:line draw:name="Shape8" draw:style-name="gr19" draw:text-style-name="P642" svg:x1="5.3228in" svg:y1="0.6472in" svg:x2="4.802in" svg:y2="0.6543in"><text:p/></draw:line><draw:line draw:name="Shape11" draw:style-name="gr38" draw:text-style-name="P642" svg:x1="3.5429in" svg:y1="0.9929in" svg:x2="4.6331in" svg:y2="1.6031in"><text:p/></draw:line><draw:custom-shape draw:name="Shape12" draw:style-name="gr21" svg:width="0.3862in" svg:height="0.1807in" svg:x="4.6272in" svg:y="1.5327in"><text:p/><draw:enhanced-geometry svg:viewBox="0 0 21600 21600" draw:type="rectangle" draw:enhanced-path="M 0 0 L 21600 0 21600 21600 0 21600 0 0 Z N"/></draw:custom-shape><draw:frame draw:name="Shape13" draw:style-name="gr22" draw:text-style-name="P652" svg:width="0.7657in" svg:height="0.6398in" svg:x="5.5917in" svg:y="1.3917in"><draw:text-box><text:p><text:span text:style-name="T450">This area is now marked as used by second f()</text:span></text:p></draw:text-box></draw:frame><draw:line draw:name="Shape8" draw:style-name="gr19" draw:text-style-name="P642" svg:x1="5.5343in" svg:y1="1.5917in" svg:x2="5.0134in" svg:y2="1.5988in"><text:p/></draw:line></draw:g></text:p>
      <text:p text:style-name="P274"/>
      <text:p text:style-name="P274"/>
      <text:p text:style-name="P274"/>
      <text:p text:style-name="P274"/>
      <text:p text:style-name="P274"/>
      <text:p text:style-name="P274"/>
      <text:p text:style-name="P274"/>
      <text:p text:style-name="P274"/>
      <text:p text:style-name="P274"/>
      <text:p text:style-name="P274"/>
      <text:p text:style-name="P57"><draw:g text:anchor-type="paragraph" draw:z-index="222" draw:name="Shape161" draw:style-name="gr8"><draw:rect draw:style-name="gr12" draw:text-style-name="P645" svg:width="0.8858in" svg:height="0.7161in" svg:x="3.0382in" svg:y="1.7945in"><text:p/></draw:rect><draw:rect draw:style-name="gr13" draw:text-style-name="P645" svg:width="0.9787in" svg:height="2.1421in" svg:x="4.1835in" svg:y="0.4217in"><text:p/></draw:rect><draw:frame draw:style-name="gr14" draw:text-style-name="P647" svg:width="1.1496in" svg:height="0.2894in" svg:x="4.2453in" svg:y="0.0819in"><draw:text-box><text:p text:style-name="P646"><text:span text:style-name="T447">Free store</text:span></text:p></draw:text-box></draw:frame><draw:frame draw:style-name="gr15" draw:text-style-name="P647" svg:width="0.5469in" svg:height="0.2898in" svg:x="3.0366in" svg:y="1.5047in"><draw:text-box><text:p text:style-name="P646"><text:span text:style-name="T447">main</text:span></text:p></draw:text-box></draw:frame><draw:rect draw:style-name="gr16" draw:text-style-name="P645" svg:width="1.0661in" svg:height="2.1713in" svg:x="2.9602in" svg:y="0.4217in"><text:p/></draw:rect><draw:frame draw:style-name="gr34" draw:text-style-name="P647" svg:width="2.7331in" svg:height="0.7071in" svg:x="0.1417in" svg:y="1.9929in"><draw:text-box><text:p text:style-name="P646"><text:span text:style-name="T447">Program execution at this </text:span></text:p><text:p text:style-name="P646"><text:span text:style-name="T447">point (second time in f, about </text:span></text:p><text:p text:style-name="P646"><text:span text:style-name="T447">to return)</text:span></text:p></draw:text-box></draw:frame><draw:frame draw:style-name="gr18" draw:text-style-name="P650" svg:width="2.6598in" svg:height="1.8157in" svg:x="0.0646in" svg:y="0.1776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draw:line draw:name="Shape8" draw:style-name="gr19" draw:text-style-name="P642" svg:x1="0.2299in" svg:y1="2.0646in" svg:x2="0.2299in" svg:y2="0.9256in"><text:p/></draw:line><draw:custom-shape draw:name="Shape9" draw:style-name="gr20" draw:text-style-name="P651" svg:width="0.1004in" svg:height="0.1004in" svg:x="0.2118in" svg:y="0.7409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rect draw:style-name="gr12" draw:text-style-name="P645" svg:width="0.8858in" svg:height="0.7161in" svg:x="3.0382in" svg:y="0.711in"><text:p/></draw:rect><draw:frame draw:style-name="gr15" draw:text-style-name="P647" svg:width="0.5469in" svg:height="0.2898in" svg:x="3.0366in" svg:y="0.4217in"><draw:text-box><text:p text:style-name="P646"><text:span text:style-name="T447">f</text:span></text:p></draw:text-box></draw:frame><draw:custom-shape draw:name="Shape7" draw:style-name="gr35" draw:text-style-name="P653" svg:width="0.3406in" svg:height="0.1925in" svg:x="3.3756in" svg:y="0.95in"><text:p/><draw:enhanced-geometry svg:viewBox="0 0 21600 21600" draw:type="rectangle" draw:enhanced-path="M 0 0 L 21600 0 21600 21600 0 21600 0 0 Z N"/></draw:custom-shape><draw:frame draw:name="Shape10" draw:style-name="gr36" draw:text-style-name="P640" svg:width="0.1677in" svg:height="0.2512in" svg:x="3.1819in" svg:y="0.9563in"><draw:text-box><text:p><text:span text:style-name="T139">p</text:span></text:p></draw:text-box></draw:frame><draw:custom-shape draw:name="Shape12" draw:style-name="gr21" svg:width="0.3862in" svg:height="0.1807in" svg:x="4.3835in" svg:y="0.6535in"><text:p/><draw:enhanced-geometry svg:viewBox="0 0 21600 21600" draw:type="rectangle" draw:enhanced-path="M 0 0 L 21600 0 21600 21600 0 21600 0 0 Z N"/></draw:custom-shape><draw:frame draw:name="Shape13" draw:style-name="gr22" draw:text-style-name="P652" svg:width="1.1059in" svg:height="0.6398in" svg:x="5.5984in" svg:y="0.8272in"><draw:text-box><text:p><text:span text:style-name="T450">On returning, memory used by f is destroyed</text:span></text:p></draw:text-box></draw:frame><draw:line draw:name="Shape8" draw:style-name="gr19" draw:text-style-name="P642" svg:x1="5.5189in" svg:y1="1.0665in" svg:x2="3.9236in" svg:y2="1.0665in"><text:p/></draw:line><draw:line draw:name="Shape14" draw:style-name="gr37" draw:text-style-name="P642" svg:x1="3.037in" svg:y1="1.5047in" svg:x2="3.937in" svg:y2="0.6028in"><text:p/></draw:line><draw:line draw:name="Shape14" draw:style-name="gr37" draw:text-style-name="P642" svg:x1="3.037in" svg:y1="0.6028in" svg:x2="3.8709in" svg:y2="1.5047in"><text:p/></draw:line><draw:line draw:name="Shape11" draw:style-name="gr38" draw:text-style-name="P642" svg:x1="3.5866in" svg:y1="1.0665in" svg:x2="4.561in" svg:y2="1.6276in"><text:p/></draw:line><draw:custom-shape draw:name="Shape12" draw:style-name="gr21" svg:width="0.3862in" svg:height="0.1807in" svg:x="4.561in" svg:y="1.539in"><text:p/><draw:enhanced-geometry svg:viewBox="0 0 21600 21600" draw:mirror-vertical="false" draw:mirror-horizontal="false" draw:type="rectangle" draw:enhanced-path="M 0 0 L 21600 0 21600 21600 0 21600 0 0 Z N"/></draw:custom-shape></draw:g></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draw:frame text:anchor-type="paragraph" draw:z-index="225" draw:name="Shape162" draw:style-name="gr31" draw:text-style-name="P647" svg:width="1.1496in" svg:height="0.2894in" svg:x="4.2335in" svg:y="0.0429in"><draw:text-box><text:p text:style-name="P646"><text:span text:style-name="T447">Free store</text:span></text:p></draw:text-box></draw:frame><draw:frame text:anchor-type="paragraph" draw:z-index="229" draw:name="Shape163" draw:style-name="gr27" draw:text-style-name="P650" svg:width="2.6598in" svg:height="1.9732in" svg:x="0.0528in" svg:y="0.139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draw:custom-shape text:anchor-type="paragraph" draw:z-index="231" draw:name="Shape9" draw:style-name="gr26" draw:text-style-name="P651" svg:width="0.1004in" svg:height="0.1004in" svg:x="1.1402in" svg:y="1.4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232" draw:name="Shape12" draw:style-name="gr24" svg:width="0.3862in" svg:height="0.1807in" svg:x="4.3717in" svg:y="0.6146in"><text:p/><draw:enhanced-geometry svg:viewBox="0 0 21600 21600" draw:type="rectangle" draw:enhanced-path="M 0 0 L 21600 0 21600 21600 0 21600 0 0 Z N"/></draw:custom-shape><draw:frame text:anchor-type="paragraph" draw:z-index="233" draw:name="Shape13" draw:style-name="gr25" draw:text-style-name="P652" svg:width="0.7657in" svg:height="0.6398in" svg:x="5.3362in" svg:y="0.4736in"><draw:text-box><text:p><text:span text:style-name="T450">Two areas are still marked as used</text:span></text:p></draw:text-box></draw:frame><draw:line text:anchor-type="paragraph" draw:z-index="234" draw:name="Shape8" draw:style-name="gr23" draw:text-style-name="P642" svg:x1="5.2783in" svg:y1="0.6736in" svg:x2="4.7575in" svg:y2="0.6807in"><text:p/></draw:line><draw:custom-shape text:anchor-type="paragraph" draw:z-index="235" draw:name="Shape12" draw:style-name="gr24" svg:width="0.3862in" svg:height="0.1807in" svg:x="4.5563in" svg:y="1.4516in"><text:p/><draw:enhanced-geometry svg:viewBox="0 0 21600 21600" draw:type="rectangle" draw:enhanced-path="M 0 0 L 21600 0 21600 21600 0 21600 0 0 Z N"/></draw:custom-shape><draw:line text:anchor-type="paragraph" draw:z-index="236" draw:name="Shape8" draw:style-name="gr23" draw:text-style-name="P642" svg:x1="5.2787in" svg:y1="0.8858in" svg:x2="4.8071in" svg:y2="1.4512in"><text:p/></draw:line></text:p>
      <text:p text:style-name="P274"/>
      <text:p text:style-name="P274"><draw:rect text:anchor-type="paragraph" draw:z-index="227" draw:name="Shape164" draw:style-name="gr29" draw:text-style-name="P645" svg:width="1.0661in" svg:height="2.2248in" svg:x="2.9484in" svg:y="0.0634in"><text:p/></draw:rect><draw:rect text:anchor-type="paragraph" draw:z-index="224" draw:name="Shape165" draw:style-name="gr32" draw:text-style-name="P645" svg:width="0.9787in" svg:height="2.1807in" svg:x="4.1717in" svg:y="0.0634in"><text:p/></draw:rect></text:p>
      <text:p text:style-name="P274"/>
      <text:p text:style-name="P274"><draw:rect text:anchor-type="paragraph" draw:z-index="223" draw:name="Shape166" draw:style-name="gr33" draw:text-style-name="P645" svg:width="0.8858in" svg:height="0.7161in" svg:x="3.0252in" svg:y="1.128in"><text:p/></draw:rect><draw:frame text:anchor-type="paragraph" draw:z-index="226" draw:name="Shape167" draw:style-name="gr30" draw:text-style-name="P647" svg:width="0.5469in" svg:height="0.2898in" svg:x="3.0236in" svg:y="0.9118in"><draw:text-box><text:p text:style-name="P646"><text:span text:style-name="T447">main</text:span></text:p></draw:text-box></draw:frame><draw:frame text:anchor-type="paragraph" draw:z-index="228" draw:name="Shape168" draw:style-name="gr28" draw:text-style-name="P647" svg:width="2.4276in" svg:height="0.7071in" svg:x="0.1299in" svg:y="1.4728in"><draw:text-box><text:p text:style-name="P646"><text:span text:style-name="T447">Program execution at this </text:span></text:p><text:p text:style-name="P646"><text:span text:style-name="T447">point (about to call f() a </text:span></text:p><text:p text:style-name="P646"><text:span text:style-name="T447">third time)</text:span></text:p></draw:text-box></draw:frame><draw:line text:anchor-type="paragraph" draw:z-index="230" draw:name="Shape8" draw:style-name="gr23" draw:text-style-name="P642" svg:x1="0.198in" svg:y1="1.4732in" svg:x2="1.1406in" svg:y2="0.9134in"><text:p/></draw:lin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456"/>
      <text:p text:style-name="P456"/>
      <text:p text:style-name="P456">After some time …</text:p>
      <text:p text:style-name="P274"><draw:g text:anchor-type="paragraph" draw:z-index="237" draw:name="Shape169" draw:style-name="gr8"><draw:rect draw:style-name="gr12" draw:text-style-name="P645" svg:width="0.8858in" svg:height="0.7161in" svg:x="3.0248in" svg:y="1.7618in"><text:p/></draw:rect><draw:rect draw:style-name="gr13" draw:text-style-name="P645" svg:width="0.9787in" svg:height="2.1531in" svg:x="4.1717in" svg:y="0.3772in"><text:p/></draw:rect><draw:frame draw:style-name="gr14" draw:text-style-name="P647" svg:width="1.1496in" svg:height="0.2894in" svg:x="4.2335in" svg:y="0.0374in"><draw:text-box><text:p text:style-name="P646"><text:span text:style-name="T447">Free store</text:span></text:p></draw:text-box></draw:frame><draw:frame draw:style-name="gr15" draw:text-style-name="P647" svg:width="0.5469in" svg:height="0.2898in" svg:x="3.0236in" svg:y="1.5449in"><draw:text-box><text:p text:style-name="P646"><text:span text:style-name="T447">main</text:span></text:p></draw:text-box></draw:frame><draw:rect draw:style-name="gr16" draw:text-style-name="P645" svg:width="1.0661in" svg:height="2.1823in" svg:x="2.9484in" svg:y="0.3772in"><text:p/></draw:rect><draw:frame draw:style-name="gr17" draw:text-style-name="P647" svg:width="2.4276in" svg:height="0.7071in" svg:x="0.1299in" svg:y="2.0102in"><draw:text-box><text:p text:style-name="P646"><text:span text:style-name="T447">Program execution at this </text:span></text:p><text:p text:style-name="P646"><text:span text:style-name="T447">point (after calling f() five</text:span></text:p><text:p text:style-name="P646"><text:span text:style-name="T447">times</text:span></text:p></draw:text-box></draw:frame><draw:frame draw:style-name="gr18" draw:text-style-name="P650" svg:width="2.6598in" svg:height="1.8157in" svg:x="0.0528in" svg:y="0.1331in"><draw:text-box><text:p text:style-name="P648"><text:span text:style-name="T448">void f()</text:span></text:p><text:p><text:span text:style-name="T449">{</text:span></text:p><text:p><text:span text:style-name="T449"><text:s text:c="4"/></text:span><text:span text:style-name="T449">int * p = new int;</text:span></text:p><text:p><text:span text:style-name="T449">}</text:span></text:p><text:p text:style-name="P649"><text:span text:style-name="T448"/></text:p><text:p text:style-name="P648"><text:span text:style-name="T448">int main()</text:span></text:p><text:p><text:span text:style-name="T449">{</text:span></text:p><text:p><text:span text:style-name="T449"><text:s text:c="4"/></text:span><text:span text:style-name="T449">... </text:span></text:p><text:p><text:span text:style-name="T449"><text:s text:c="4"/></text:span><text:span text:style-name="T449">f(); f(); f(); f(); f();</text:span></text:p><text:p><text:span text:style-name="T449"><text:s text:c="4"/></text:span><text:span text:style-name="T449">...</text:span></text:p><text:p><text:span text:style-name="T449">}</text:span></text:p></draw:text-box></draw:frame><draw:line draw:name="Shape8" draw:style-name="gr19" draw:text-style-name="P642" svg:x1="0.1299in" svg:y1="2.0102in" svg:x2="2.5in" svg:y2="1.5465in"><text:p/></draw:line><draw:custom-shape draw:name="Shape9" draw:style-name="gr20" draw:text-style-name="P651" svg:width="0.1004in" svg:height="0.1004in" svg:x="2.5in" svg:y="1.4465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name="Shape12" draw:style-name="gr21" svg:width="0.3862in" svg:height="0.1807in" svg:x="4.3717in" svg:y="0.6091in"><text:p/><draw:enhanced-geometry svg:viewBox="0 0 21600 21600" draw:type="rectangle" draw:enhanced-path="M 0 0 L 21600 0 21600 21600 0 21600 0 0 Z N"/></draw:custom-shape><draw:frame draw:name="Shape13" draw:style-name="gr22" draw:text-style-name="P652" svg:width="0.7657in" svg:height="0.6398in" svg:x="5.3362in" svg:y="0.4681in"><draw:text-box><text:p><text:span text:style-name="T450">Five areas are now marked as used</text:span></text:p></draw:text-box></draw:frame><draw:line draw:name="Shape8" draw:style-name="gr19" draw:text-style-name="P642" svg:x1="5.2783in" svg:y1="0.6681in" svg:x2="4.7575in" svg:y2="0.6752in"><text:p/></draw:line><draw:custom-shape draw:name="Shape12" draw:style-name="gr21" svg:width="0.3862in" svg:height="0.1807in" svg:x="4.5563in" svg:y="1.4457in"><text:p/><draw:enhanced-geometry svg:viewBox="0 0 21600 21600" draw:type="rectangle" draw:enhanced-path="M 0 0 L 21600 0 21600 21600 0 21600 0 0 Z N"/></draw:custom-shape><draw:line draw:name="Shape8" draw:style-name="gr19" draw:text-style-name="P642" svg:x1="5.2787in" svg:y1="0.8799in" svg:x2="4.8071in" svg:y2="1.4453in"><text:p/></draw:line><draw:custom-shape draw:name="Shape12" draw:style-name="gr21" svg:width="0.3862in" svg:height="0.1807in" svg:x="4.2429in" svg:y="2.0799in"><text:p/><draw:enhanced-geometry svg:viewBox="0 0 21600 21600" draw:mirror-horizontal="false" draw:mirror-vertical="false" draw:type="rectangle" draw:enhanced-path="M 0 0 L 21600 0 21600 21600 0 21600 0 0 Z N"/></draw:custom-shape><draw:custom-shape draw:name="Shape12" draw:style-name="gr21" svg:width="0.3862in" svg:height="0.1807in" svg:x="4.2925in" svg:y="1.1157in"><text:p/><draw:enhanced-geometry svg:viewBox="0 0 21600 21600" draw:type="rectangle" draw:enhanced-path="M 0 0 L 21600 0 21600 21600 0 21600 0 0 Z N"/></draw:custom-shape><draw:custom-shape draw:name="Shape12" draw:style-name="gr21" svg:width="0.3862in" svg:height="0.1807in" svg:x="4.6354in" svg:y="1.7756in"><text:p/><draw:enhanced-geometry svg:viewBox="0 0 21600 21600" draw:type="rectangle" draw:enhanced-path="M 0 0 L 21600 0 21600 21600 0 21600 0 0 Z N"/></draw:custom-shape><draw:line draw:name="Shape8" draw:style-name="gr19" draw:text-style-name="P642" svg:x1="5.2783in" svg:y1="0.7508in" svg:x2="4.6783in" svg:y2="1.1154in"><text:p/></draw:line><draw:line draw:name="Shape8" draw:style-name="gr19" draw:text-style-name="P642" svg:x1="5.2783in" svg:y1="1.0409in" svg:x2="4.6291in" svg:y2="2.0799in"><text:p/></draw:line><draw:line draw:name="Shape8" draw:style-name="gr19" draw:text-style-name="P642" svg:x1="5.3362in" svg:y1="1.1075in" svg:x2="4.9681in" svg:y2="1.8748in"><text:p/></draw:line></draw:g></text:p>
      <text:p text:style-name="P49"><text:span text:style-name="T236">The p</text:span><text:span text:style-name="T237">roblem …</text:span></text:p>
      <text:p text:style-name="P134"/>
      <text:p text:style-name="P209"><text:span text:style-name="T221">Memory allocated is not released back to free </text:span><text:span text:style-name="T223">store after use!!! When this happens too frequently, you will run out of memory. Your program might crash!!! </text:span><text:span text:style-name="T224">The above problem is called a </text:span><text:span text:style-name="T219">memory leak</text:span><text:span text:style-name="T224"> – memory allocated was not deallocated.</text:span></text:p>
      <text:p text:style-name="P201"/>
      <text:p text:style-name="P247"/>
      <text:p text:style-name="P229"><text:span text:style-name="T1">Exercise.</text:span> Run this program.</text:p>
      <table:table table:name="Table49" table:style-name="Table49">
        <table:table-column table:style-name="Table49.A"/>
        <table:table-row>
          <table:table-cell table:style-name="Table49.A1" office:value-type="string">
            <text:p text:style-name="P549">int main()</text:p>
            <text:p text:style-name="P549">{<text:line-break/> <text:s text:c="3"/>while (1)</text:p>
            <text:p text:style-name="P549"><text:s text:c="4"/>{</text:p>
            <text:p text:style-name="P549"><text:s text:c="8"/>int * p = new int;</text:p>
            <text:p text:style-name="P549"><text:s text:c="4"/>}</text:p>
            <text:p text:style-name="P549"><text:s text:c="4"/>return 0;</text:p>
            <text:p text:style-name="P549">}</text:p>
          </table:table-cell>
        </table:table-row>
      </table:table>
      <text:p text:style-name="P235">What will happen after a couple of minutes? Why?</text:p>
      <text:p text:style-name="P298"/>
      <text:p text:style-name="P247"/>
      <text:p text:style-name="P246"><text:span text:style-name="T175">Again … memory allocated from the free store is </text:span><text:span text:style-name="T177">not</text:span> automatically reclaimed/released when you exit the block where the memory was allocated. The integer <text:span text:style-name="T10">p</text:span> of <text:span text:style-name="T10">f()</text:span> is pointing to is not released.</text:p>
      <text:p text:style-name="P200"/>
      <text:p text:style-name="P200">What should we do then??? …</text:p>
      <text:p text:style-name="P302"><text:s/></text:p>
      <text:p text:style-name="P302"/>
      <text:p text:style-name="P274"/>
      <text:p text:style-name="P43">delete</text:p>
      <text:p text:style-name="P188"/>
      <text:p text:style-name="P93"><text:span text:style-name="T70">After doing a </text:span><text:span text:style-name="T65">new</text:span><text:span text:style-name="T70">, you can return the memory back to the </text:span><text:span text:style-name="T74">heap </text:span><text:span text:style-name="T70">by doing a </text:span><text:span text:style-name="T65">delete</text:span><text:span text:style-name="T76">.</text:span><text:span text:style-name="T70"> For instance:</text:span></text:p>
      <table:table table:name="Table50" table:style-name="Table50">
        <table:table-column table:style-name="Table50.A"/>
        <table:table-row>
          <table:table-cell table:style-name="Table50.A1" office:value-type="string">
            <text:p text:style-name="P321">int * p = new int;</text:p>
            <text:p text:style-name="P321"/>
            <text:p text:style-name="P356">// ... do something here with <text:span text:style-name="T265">*</text:span>p ...</text:p>
            <text:p text:style-name="P356"/>
            <text:p text:style-name="P356">delete p;</text:p>
          </table:table-cell>
        </table:table-row>
      </table:table>
      <text:p text:style-name="P73"><draw:frame text:anchor-type="paragraph" draw:z-index="249" draw:name="Shape11" draw:style-name="gr2" draw:text-style-name="P641" svg:width="2.0004in" svg:height="1.163in" svg:x="5.0665in" svg:y="0.1575in"><draw:text-box><text:p><text:span text:style-name="T139">“</text:span><text:span text:style-name="T9">delete p</text:span><text:span text:style-name="T139">”</text:span> <text:span text:style-name="T139">does not mean </text:span><text:span text:style-name="T9">p</text:span> <text:span text:style-name="T139">disappears!!! It means “hey heap … you can have the memory at </text:span><text:span text:style-name="T9">p</text:span><text:span text:style-name="T139"> back”.</text:span></text:p></draw:text-box></draw:frame></text:p>
      <text:p text:style-name="P91"><text:span text:style-name="T53">After </text:span><text:span text:style-name="T10">delete p</text:span><text:span text:style-name="T53">, the heap will </text:span><text:span text:style-name="T189">mark the memory that p is pointing to as available</text:span><text:span text:style-name="T53"> (i.e. not in use). This is called </text:span><text:span text:style-name="T189">deallocating</text:span><text:span text:style-name="T53"> the memory </text:span><text:span text:style-name="T54">that </text:span><text:span text:style-name="T13">p</text:span><text:span text:style-name="T53"> is using or </text:span><text:span text:style-name="T189">releasing</text:span><text:span text:style-name="T53"> the memory </text:span><text:span text:style-name="T13">p</text:span><text:span text:style-name="T53"> is using back to the heap.</text:span></text:p>
      <text:p text:style-name="P134"/>
      <text:p text:style-name="P135">Here are some really important <text:span text:style-name="T443">points</text:span>:</text:p>
      <text:list xml:id="list3746572903" text:style-name="L19">
        <text:list-item>
          <text:p text:style-name="P633">Delete pointers ASAP when you don't need them anymore.</text:p>
        </text:list-item>
        <text:list-item>
          <text:p text:style-name="P633"><text:span text:style-name="T221">As much as possible, delete pointers in the same block where you new'ed them. You should see new and delete for a pointer in the same block. </text:span><text:span text:style-name="T222">(There are exceptions.)</text:span></text:p>
        </text:list-item>
      </text:list>
      <text:p text:style-name="P194"/>
      <text:p text:style-name="P246"><text:span text:style-name="T175">After a pointer is deleted it should not be </text:span>dereference<text:span text:style-name="T443">d</text:span>. If you need memory again, you <text:span text:style-name="T413">just </text:span>do another <text:span text:style-name="T10">new</text:span><text:span text:style-name="T55">:</text:span></text:p>
      <table:table table:name="Table51" table:style-name="Table51">
        <table:table-column table:style-name="Table51.A"/>
        <table:table-row>
          <table:table-cell table:style-name="Table51.A1" office:value-type="string">
            <text:p text:style-name="P356">if (x &gt; 42)</text:p>
            <text:p text:style-name="P356">{</text:p>
            <text:p text:style-name="P356"><text:s text:c="4"/>int * p = new int;</text:p>
            <text:p text:style-name="P356"><text:s text:c="4"/>// ... do something with *p ...</text:p>
            <text:p text:style-name="P356"><text:s text:c="4"/>delete p;</text:p>
            <text:p text:style-name="P356"/>
            <text:p text:style-name="P356"><text:s text:c="4"/>// DO NOT USE *p HERE</text:p>
            <text:p text:style-name="P356"/>
            <text:p text:style-name="P356"><text:s text:c="4"/>p = new int;</text:p>
            <text:p text:style-name="P356"><text:s text:c="4"/>// ... do something with *p ...</text:p>
            <text:p text:style-name="P436"><text:s text:c="4"/>delete p;</text:p>
            <text:p text:style-name="P436"/>
            <text:p text:style-name="P357"><text:s text:c="4"/>// DO NOT USE *p HERE</text:p>
            <text:p text:style-name="P436">}</text:p>
            <text:p text:style-name="P436"/>
            <text:p text:style-name="P436">// p is destroyed </text:p>
          </table:table-cell>
        </table:table-row>
      </table:table>
      <text:p text:style-name="P246"/>
      <text:p text:style-name="P370"><text:span text:style-name="T330">Note that </text:span>when <text:span text:style-name="T9">p</text:span> is pointing to memory not in the heap obtained by <text:span text:style-name="T9">new</text:span><text:span text:style-name="T139">, </text:span><text:span text:style-name="T165">then you </text:span><text:span text:style-name="T413">do NOT</text:span><text:span text:style-name="T165"> </text:span><text:span text:style-name="T36">delete p</text:span><text:span text:style-name="T165">.</text:span><text:span text:style-name="T139"> </text:span>For instance:</text:p>
      <table:table table:name="Table52" table:style-name="Table52">
        <table:table-column table:style-name="Table52.A"/>
        <table:table-row>
          <table:table-cell table:style-name="Table52.A1" office:value-type="string">
            <text:p text:style-name="P476">int x = 42;</text:p>
            <text:p text:style-name="P476">int * p = &amp;42;</text:p>
            <text:p text:style-name="P476">int * q = new int;</text:p>
            <text:p text:style-name="P476"/>
            <text:p text:style-name="P476"><text:span text:style-name="T330">delete p; </text:span>// <text:span text:style-name="T330">BAD!!!</text:span></text:p>
            <text:p text:style-name="P476">delete q; // OK</text:p>
          </table:table-cell>
        </table:table-row>
      </table:table>
      <text:p text:style-name="P370"/>
      <text:p text:style-name="P370">And of course you do not release <text:span text:style-name="T86">if you did not </text:span><text:span text:style-name="T91">new</text:span><text:span text:style-name="T86"> it:</text:span></text:p>
      <table:table table:name="Table70" table:style-name="Table70">
        <table:table-column table:style-name="Table70.A"/>
        <text:soft-page-break/>
        <table:table-row>
          <table:table-cell table:style-name="Table70.A1" office:value-type="string">
            <text:p text:style-name="P549">double * p;</text:p>
            <text:p text:style-name="P559"><text:span text:style-name="T9">delete p; // Huh????</text:span> </text:p>
          </table:table-cell>
        </table:table-row>
      </table:table>
      <text:p text:style-name="P347"/>
      <text:p text:style-name="P347">Put in a different way: you cannot give a memory back to the heap if you did not get it from the heap to begin with.</text:p>
      <text:p text:style-name="P347"/>
      <text:p text:style-name="P195">The tendency is to forget to deallocate <text:span text:style-name="T412">and then re-allocate, like this:</text:span></text:p>
      <table:table table:name="Table170" table:style-name="Table170">
        <table:table-column table:style-name="Table170.A"/>
        <table:table-row>
          <table:table-cell table:style-name="Table170.A1" office:value-type="string">
            <text:p text:style-name="P465">int * p;</text:p>
            <text:p text:style-name="P465"/>
            <text:p text:style-name="P465">// I need an int ...</text:p>
            <text:p text:style-name="P465">p = new int;</text:p>
            <text:p text:style-name="P465">// ... now use *p</text:p>
            <text:p text:style-name="P465"/>
            <text:p text:style-name="P465">// 1000 lines later …</text:p>
            <text:p text:style-name="P465">// <text:span text:style-name="T413">Lack of sleep ... </text:span>I need an int ...</text:p>
            <text:p text:style-name="P465">p = new int;</text:p>
            <text:p text:style-name="P465">// ... now use *p</text:p>
            <text:p text:style-name="P465"/>
            <text:p text:style-name="P465">// 1000 lines later ...</text:p>
            <text:p text:style-name="P465">// <text:span text:style-name="T413">Amnesia kicks in ... </text:span>I need an int ...</text:p>
            <text:p text:style-name="P465">p = new int;</text:p>
            <text:p text:style-name="P465">// ... now use *p</text:p>
          </table:table-cell>
        </table:table-row>
      </table:table>
      <text:p text:style-name="P196"><text:span text:style-name="T413">Can you say “memory leak”?!?!</text:span> So deallocate ASAP!!! <text:span text:style-name="T413">Don’t argue!!!</text:span></text:p>
      <text:p text:style-name="P380"/>
      <text:p text:style-name="P380"/>
      <text:p text:style-name="P345"><text:span text:style-name="T1">Exercise.</text:span> The following program does compile and does run. But it ha<text:span text:style-name="T333">s a problem. </text:span>Fix it <text:span text:style-name="T335">by adding ONE statement.</text:span></text:p>
      <table:table table:name="Table118" table:style-name="Table118">
        <table:table-column table:style-name="Table118.A"/>
        <table:table-row>
          <table:table-cell table:style-name="Table118.A1" office:value-type="string">
            <text:p text:style-name="P530">#include &lt;iostream&gt;</text:p>
            <text:p text:style-name="P530"/>
            <text:p text:style-name="P530">int sum(int n)</text:p>
            <text:p text:style-name="P530">{</text:p>
            <text:p text:style-name="P530"><text:s text:c="4"/>int s = 0;</text:p>
            <text:p text:style-name="P530"><text:s text:c="4"/>int * i = new int;</text:p>
            <text:p text:style-name="P530"><text:s text:c="4"/>for (*i = 0; *i &lt;= n; ++(*i))</text:p>
            <text:p text:style-name="P530"><text:s text:c="4"/>{</text:p>
            <text:p text:style-name="P530"><text:s text:c="8"/>s += *i;</text:p>
            <text:p text:style-name="P530"><text:s text:c="4"/>}</text:p>
            <text:p text:style-name="P530"><text:s text:c="4"/>return s;</text:p>
            <text:p text:style-name="P530">}</text:p>
            <text:p text:style-name="P530"/>
            <text:p text:style-name="P530">int main()</text:p>
            <text:p text:style-name="P530">{</text:p>
            <text:p text:style-name="P530"><text:s text:c="4"/>std::cout &lt;&lt; sum(10) &lt;&lt; '\n';</text:p>
            <text:p text:style-name="P530"><text:s text:c="4"/>return 0;<text:line-break/>}</text:p>
          </table:table-cell>
        </table:table-row>
      </table:table>
      <text:p text:style-name="P345"/>
      <text:p text:style-name="P348"/>
      <text:p text:style-name="P346"><text:span text:style-name="T1">Exercise. </text:span><text:span text:style-name="T334">Fixit time … (you are only allowed to delete one statement.)</text:span></text:p>
      <table:table table:name="Table46" table:style-name="Table46">
        <table:table-column table:style-name="Table46.A"/>
        <table:table-row>
          <table:table-cell table:style-name="Table46.A1" office:value-type="string">
            <text:p text:style-name="P551">#include &lt;iostream&gt;</text:p>
            <text:p text:style-name="P551"/>
            <text:p text:style-name="P555">void average(double x[])</text:p>
            <text:p text:style-name="P555">{<text:line-break/> <text:s text:c="3"/>double x = 0;</text:p>
            <text:p text:style-name="P555"><text:soft-page-break/><text:s text:c="4"/>double * px = &amp;x;</text:p>
            <text:p text:style-name="P555"><text:s text:c="4"/>for (int i = 0; i &lt; 10; ++i)</text:p>
            <text:p text:style-name="P555"><text:s text:c="4"/>{</text:p>
            <text:p text:style-name="P555"><text:s text:c="8"/>*px += x[i];<text:line-break/> <text:s text:c="3"/>}</text:p>
            <text:p text:style-name="P555"><text:s text:c="4"/>x = *px / 10;</text:p>
            <text:p text:style-name="P555"><text:s text:c="4"/>delete px;</text:p>
            <text:p text:style-name="P555"><text:s text:c="4"/>return x;</text:p>
            <text:p text:style-name="P555">}<text:line-break/></text:p>
            <text:p text:style-name="P551">int main()</text:p>
            <text:p text:style-name="P551">{</text:p>
            <text:p text:style-name="P551"><text:s text:c="4"/><text:span text:style-name="T334">double x[5] = {1.1, 2.1, 2.3, 3.2, 3.4};</text:span></text:p>
            <text:p text:style-name="P551"><text:s text:c="4"/><text:span text:style-name="T334">std::cout &lt;&lt; average(x) &lt;&lt; std::endl;</text:span></text:p>
            <text:p text:style-name="P551"><text:s/></text:p>
            <text:p text:style-name="P551"><text:s text:c="4"/>return 0;</text:p>
            <text:p text:style-name="P560"><text:span text:style-name="T9">}</text:span> </text:p>
          </table:table-cell>
        </table:table-row>
      </table:table>
      <text:p text:style-name="P348"/>
      <text:p text:style-name="P348"/>
      <text:p text:style-name="P382">Exercise. <text:span text:style-name="T262">The following program prompts the user for two integer values and then prints the sum. Do NOT use integer or double variables. You can only use pointers. In fact I have already declared all the variables you need, i.e., two pointer variables. You must allocate and deallocate memory correctly.</text:span></text:p>
      <table:table table:name="Table120" table:style-name="Table120">
        <table:table-column table:style-name="Table120.A"/>
        <table:table-row>
          <table:table-cell table:style-name="Table120.A1" office:value-type="string">
            <text:p text:style-name="P476">#include &lt;iostream&gt;</text:p>
            <text:p text:style-name="P476"/>
            <text:p text:style-name="P476">int main()</text:p>
            <text:p text:style-name="P476">{</text:p>
            <text:p text:style-name="P476"><text:s text:c="4"/>int * p;</text:p>
            <text:p text:style-name="P476"><text:s text:c="4"/>int * q;</text:p>
            <text:p text:style-name="P476"/>
            <text:p text:style-name="P476"><text:s text:c="4"/>// allocate memory for p</text:p>
            <text:p text:style-name="P476"><text:s text:c="4"/>// allocate memory for q</text:p>
            <text:p text:style-name="P476"/>
            <text:p text:style-name="P476"><text:s text:c="4"/>// prompt for integer value and store at integer</text:p>
            <text:p text:style-name="P476"><text:s text:c="4"/>// that p points to</text:p>
            <text:p text:style-name="P476"/>
            <text:p text:style-name="P476"><text:s text:c="4"/>// prompt for integer value and store at integer</text:p>
            <text:p text:style-name="P476"><text:s text:c="4"/>// that q points to</text:p>
            <text:p text:style-name="P476"/>
            <text:p text:style-name="P476"><text:s text:c="4"/>// print the sum of integers that p and q point</text:p>
            <text:p text:style-name="P476"><text:s text:c="4"/>// to</text:p>
            <text:p text:style-name="P476"/>
            <text:p text:style-name="P476"><text:s text:c="4"/>// deallocate memory used by q</text:p>
            <text:p text:style-name="P476"/>
            <text:p text:style-name="P476"><text:s text:c="4"/>// deall<text:span text:style-name="T443">o</text:span>cate memory used by p</text:p>
            <text:p text:style-name="P476"/>
            <text:p text:style-name="P476"><text:s text:c="4"/>return 0;<text:line-break/>}</text:p>
          </table:table-cell>
        </table:table-row>
      </table:table>
      <text:p text:style-name="P382"/>
      <text:p text:style-name="P382"/>
      <text:p text:style-name="P382">Exercise. <text:span text:style-name="T262">Write a number guessing game. First generate a random integer in the range 1..10. Then prompt the user for an integer value. If his/her guess is correct, print “you got it!”. If his/her guess is too low, print </text:span><text:soft-page-break/><text:span text:style-name="T262">“too low!” and prompt him/her again. If his/her guess is too high, print “too high!” and prompt him/her again. OK … here's the point, you can only use pointer variables and you must allocate and deallocate memory for your pointers correctly.</text:span></text:p>
      <text:p text:style-name="P370"/>
      <text:p text:style-name="P345"/>
      <text:p text:style-name="P382">Exercise. <text:span text:style-name="T262">Deallocate memory appropriately.</text:span></text:p>
      <table:table table:name="Table122" table:style-name="Table122">
        <table:table-column table:style-name="Table122.A"/>
        <table:table-row>
          <table:table-cell table:style-name="Table122.A1" office:value-type="string">
            <text:p text:style-name="P476">int f(int a)</text:p>
            <text:p text:style-name="P476">{</text:p>
            <text:p text:style-name="P476"><text:s text:c="4"/>int x = a;</text:p>
            <text:p text:style-name="P476"><text:s text:c="4"/>int * y = &amp;a;</text:p>
            <text:p text:style-name="P476"><text:s text:c="4"/>x = a + *y;</text:p>
            <text:p text:style-name="P476"><text:s text:c="4"/>return 2 * x;</text:p>
            <text:p text:style-name="P476">}</text:p>
            <text:p text:style-name="P476"/>
            <text:p text:style-name="P476">int g(int a)</text:p>
            <text:p text:style-name="P476">{</text:p>
            <text:p text:style-name="P476"><text:s text:c="4"/>int * y = new int;</text:p>
            <text:p text:style-name="P476"><text:s text:c="4"/>if (a &lt; 0)</text:p>
            <text:p text:style-name="P476"><text:s text:c="4"/>{</text:p>
            <text:p text:style-name="P476"><text:s text:c="8"/>int x = f(2 * a);</text:p>
            <text:p text:style-name="P476"><text:s text:c="8"/>int * y = new int;</text:p>
            <text:p text:style-name="P476"><text:s text:c="8"/>y = a + 1;</text:p>
            <text:p text:style-name="P476"><text:s text:c="8"/>x = 2 * *y;</text:p>
            <text:p text:style-name="P476"><text:s text:c="8"/>return x;</text:p>
            <text:p text:style-name="P476"><text:s text:c="4"/>}</text:p>
            <text:p text:style-name="P476"><text:s text:c="4"/>*y = a + 1;</text:p>
            <text:p text:style-name="P476"><text:s text:c="4"/>a = 2 * a;</text:p>
            <text:p text:style-name="P476"><text:s text:c="4"/>return a;<text:line-break/>}</text:p>
            <text:p text:style-name="P476"/>
            <text:p text:style-name="P476">​int main()</text:p>
            <text:p text:style-name="P476">{</text:p>
            <text:p text:style-name="P476"><text:s text:c="4"/>std::cout &lt;&lt; g(42) &lt;&lt; std::endl;</text:p>
            <text:p text:style-name="P476"><text:s text:c="4"/>return 0;<text:line-break/>}</text:p>
          </table:table-cell>
        </table:table-row>
      </table:table>
      <text:p text:style-name="P382"/>
      <text:p text:style-name="P345"/>
      <text:p text:style-name="P382">Exercise. <text:span text:style-name="T262">Deallocate memory appropriately.</text:span></text:p>
      <table:table table:name="Table132" table:style-name="Table132">
        <table:table-column table:style-name="Table132.A"/>
        <table:table-row>
          <table:table-cell table:style-name="Table132.A1" office:value-type="string">
            <text:p text:style-name="P476">int f(int a)</text:p>
            <text:p text:style-name="P476">{</text:p>
            <text:p text:style-name="P476"><text:s text:c="4"/>int x = a;</text:p>
            <text:p text:style-name="P476"><text:s text:c="4"/>int * y = &amp;a;</text:p>
            <text:p text:style-name="P476"><text:s text:c="4"/>x = a + *y;</text:p>
            <text:p text:style-name="P476"><text:s text:c="4"/>return 2 * x;</text:p>
            <text:p text:style-name="P476">}</text:p>
            <text:p text:style-name="P476"/>
            <text:p text:style-name="P476">int g(int a)</text:p>
            <text:p text:style-name="P476">{</text:p>
            <text:p text:style-name="P476"><text:s text:c="4"/>int * y = new int;</text:p>
            <text:p text:style-name="P476"><text:s text:c="4"/>if (a &lt; 0)</text:p>
            <text:p text:style-name="P476"><text:s text:c="4"/>{</text:p>
            <text:p text:style-name="P476"><text:s text:c="8"/>int x = f(2 * a);</text:p>
            <text:p text:style-name="P476"><text:s text:c="8"/>int * y = new int;</text:p>
            <text:p text:style-name="P476"><text:soft-page-break/><text:s text:c="8"/>y = a + 1;</text:p>
            <text:p text:style-name="P476"><text:s text:c="8"/>x = 2 * *y;</text:p>
            <text:p text:style-name="P476"><text:s text:c="8"/>return x;</text:p>
            <text:p text:style-name="P476"><text:s text:c="4"/>}</text:p>
            <text:p text:style-name="P476"><text:s text:c="4"/>*y = a + 1;</text:p>
            <text:p text:style-name="P476"><text:s text:c="4"/>a = 2 * a;</text:p>
            <text:p text:style-name="P476"><text:s text:c="4"/>return a;<text:line-break/>}</text:p>
            <text:p text:style-name="P476"/>
            <text:p text:style-name="P476"/>
            <text:p text:style-name="P476">int main()</text:p>
            <text:p text:style-name="P476">{</text:p>
            <text:p text:style-name="P476"><text:s text:c="4"/>std::cout &lt;&lt; g(42) &lt;&lt; std::endl;</text:p>
            <text:p text:style-name="P476"><text:s text:c="4"/>return 0;<text:line-break/>}</text:p>
          </table:table-cell>
        </table:table-row>
      </table:table>
      <text:p text:style-name="P382"/>
      <text:p text:style-name="P382"/>
      <text:p text:style-name="P414"><text:s/></text:p>
      <text:p text:style-name="P65"><text:span text:style-name="T171">Use of </text:span>NULL<text:span text:style-name="T139"> </text:span><text:span text:style-name="T171">for </text:span><text:span text:style-name="T170">memory </text:span><text:span text:style-name="T171">management</text:span></text:p>
      <text:p text:style-name="P400"/>
      <text:p text:style-name="P402">Recall that <text:span text:style-name="T9">NULL</text:span> is a predefined constant for 0 (as an address) and it’s used to denote an invalid address. <text:span text:style-name="T405">We can use </text:span><text:span text:style-name="T47">NULL</text:span><text:span text:style-name="T405"> to denote the fact that a pointer has not been allocated.</text:span></text:p>
      <text:p text:style-name="P402"/>
      <text:p text:style-name="P411">Look at this:</text:p>
      <table:table table:name="Table91" table:style-name="Table91">
        <table:table-column table:style-name="Table91.A"/>
        <table:table-row>
          <table:table-cell table:style-name="Table91.A1" office:value-type="string">
            <text:p text:style-name="P486">int * p = NULL;</text:p>
            <text:p text:style-name="P486">// *p is not used yet</text:p>
            <text:p text:style-name="P486"/>
            <text:p text:style-name="P486">...</text:p>
            <text:p text:style-name="P486"/>
            <text:p text:style-name="P486">// Now you’re ready to use an int on the heap</text:p>
            <text:p text:style-name="P486">p = new int;</text:p>
            <text:p text:style-name="P486">// use *p</text:p>
            <text:p text:style-name="P486"/>
            <text:p text:style-name="P486">...</text:p>
            <text:p text:style-name="P486">// Now you don’t need the int on the heap anymore</text:p>
            <text:p text:style-name="P486">delete p;</text:p>
            <text:p text:style-name="P486">p = NULL;</text:p>
            <text:p text:style-name="P486"/>
            <text:p text:style-name="P486">...</text:p>
          </table:table-cell>
        </table:table-row>
      </table:table>
      <text:p text:style-name="P400"/>
      <text:p text:style-name="P404">If you always set your pointer <text:span text:style-name="T9">p</text:span> to <text:span text:style-name="T9">NULL</text:span> when memory is not allocated for <text:span text:style-name="T9">p</text:span> to point to, then you can always check your <text:span text:style-name="T406">pointer</text:span> against <text:span text:style-name="T9">NULL</text:span> like this:</text:p>
      <table:table table:name="Table45" table:style-name="Table45">
        <table:table-column table:style-name="Table45.A"/>
        <table:table-row>
          <table:table-cell table:style-name="Table45.A1" office:value-type="string">
            <text:p text:style-name="P487">int * p = NULL;</text:p>
            <text:p text:style-name="P487"/>
            <text:p text:style-name="P487">...</text:p>
            <text:p text:style-name="P487"/>
            <text:p text:style-name="P489">if (p == NULL)</text:p>
            <text:p text:style-name="P489">{ </text:p>
            <text:p text:style-name="P487"><text:s text:c="4"/>p = new int;</text:p>
            <text:p text:style-name="P489">}</text:p>
            <text:p text:style-name="P487">// use *p ...</text:p>
            <text:p text:style-name="P489">delete p;</text:p>
            <text:p text:style-name="P489">p = NULL;</text:p>
            <text:p text:style-name="P487"/>
            <text:p text:style-name="P487">...</text:p>
            <text:p text:style-name="P487"/>
            <text:p text:style-name="P489">if (p == NULL)</text:p>
            <text:p text:style-name="P489">{ </text:p>
            <text:p text:style-name="P487"><text:s text:c="4"/>p = new int;</text:p>
            <text:p text:style-name="P489">}</text:p>
            <text:p text:style-name="P487">// use *p ...</text:p>
            <text:p text:style-name="P489">delete p;</text:p>
            <text:p text:style-name="P489">p = NULL;</text:p>
            <text:p text:style-name="P487"/>
            <text:p text:style-name="P487">...</text:p>
          </table:table-cell>
        </table:table-row>
      </table:table>
      <text:p text:style-name="P401"/>
      <text:p text:style-name="P59">Why use the <text:span text:style-name="T331">f</text:span>ree <text:span text:style-name="T331">s</text:span>tore?</text:p>
      <text:p text:style-name="P370"/>
      <text:p text:style-name="P370">You might ask … why bother requesting for an <text:span text:style-name="T9">int</text:span> inside the free store?</text:p>
      <table:table table:name="Table105" table:style-name="Table105">
        <table:table-column table:style-name="Table105.A"/>
        <table:table-row>
          <table:table-cell table:style-name="Table105.A1" office:value-type="string">
            <text:p text:style-name="P431">int * p = new int;</text:p>
            <text:p text:style-name="P431">// ... now use *p</text:p>
            <text:p text:style-name="P431">delete p;</text:p>
          </table:table-cell>
        </table:table-row>
      </table:table>
      <text:p text:style-name="P370">That's so much trouble … why not just create a plain <text:span text:style-name="T9">int</text:span> variable:</text:p>
      <table:table table:name="Table116" table:style-name="Table116">
        <table:table-column table:style-name="Table116.A"/>
        <table:table-row>
          <table:table-cell table:style-name="Table116.A1" office:value-type="string">
            <text:p text:style-name="P431">int x;</text:p>
            <text:p text:style-name="P431">// ... now use x</text:p>
          </table:table-cell>
        </table:table-row>
      </table:table>
      <text:p text:style-name="P372"/>
      <text:p text:style-name="P377">That is true! </text:p>
      <text:p text:style-name="P373"/>
      <text:p text:style-name="P373">Actually <text:span text:style-name="T389">the </text:span>notes from the previous section is <text:span text:style-name="T315">just to show you how to use the memory heap. </text:span>In most cases, you <text:span text:style-name="T315">use the heap by </text:span>request<text:span text:style-name="T315">ing</text:span> for a <text:span text:style-name="T137">very huge</text:span> chunk of memory from the free store <text:span text:style-name="T315">and not for a single </text:span><text:span text:style-name="T33">int</text:span><text:span text:style-name="T315">.</text:span> <text:span text:style-name="T335">In other words, dynamic memory management is useful only for large memory usage. As an example, consider the following scenario:</text:span></text:p>
      <text:p text:style-name="P372"/>
      <text:p text:style-name="P372">Suppose you have some type <text:span text:style-name="T9">T</text:span> that requires a huge amount of memory. Say a variable of type <text:span text:style-name="T9">T</text:span> is some kind of an image for a game and a variable of type <text:span text:style-name="T9">T</text:span> holds <text:span text:style-name="T335">one</text:span> megabytes of pixel data. Maybe you need 3 such variables:</text:p>
      <text:p text:style-name="P370"/>
      <text:p text:style-name="P370"><text:tab/><text:span text:style-name="T9">T bigvar0, bigvar1, bigvar2;</text:span></text:p>
      <text:p text:style-name="P430"/>
      <text:p text:style-name="P372">In this case all these 3 huge variables will consume <text:span text:style-name="T335">3 MB of memory.</text:span> </text:p>
      <text:p text:style-name="P372"/>
      <text:p text:style-name="P372">But what if you don't always need them at the same time? Say …</text:p>
      <table:table table:name="Table117" table:style-name="Table117">
        <table:table-column table:style-name="Table117.A"/>
        <table:table-row>
          <table:table-cell table:style-name="Table117.A1" office:value-type="string">
            <text:p text:style-name="P431">T bigvar0, bigvar1, bigvar2;</text:p>
            <text:p text:style-name="P431"><text:tab/></text:p>
            <text:p text:style-name="P431">// use bigvar0 for 10 min</text:p>
            <text:p text:style-name="P431"><text:tab/></text:p>
            <text:p text:style-name="P431">// use bigvar1 for 10 min </text:p>
            <text:p text:style-name="P431"/>
            <text:p text:style-name="P431">// use bigvar1 and bigvar2 for 10 min </text:p>
            <text:p text:style-name="P431"/>
            <text:p text:style-name="P431">// use bigvar0 for 10 min </text:p>
          </table:table-cell>
        </table:table-row>
      </table:table>
      <text:p text:style-name="P430"/>
      <text:p text:style-name="P370">Then you might want to do this instead:</text:p>
      <table:table table:name="Table134" table:style-name="Table134">
        <table:table-column table:style-name="Table134.A"/>
        <table:table-row>
          <table:table-cell table:style-name="Table134.A1" office:value-type="string">
            <text:p text:style-name="P432">T *bigvar0, *bigvar1, *bigvar2;</text:p>
            <text:p text:style-name="P432"><text:tab/></text:p>
            <text:p text:style-name="P432">bigvar0 = new T; <text:s text:c="17"/>// <text:span text:style-name="T335">1 MB used</text:span></text:p>
            <text:p text:style-name="P432">// use bigvar0 for 10 min</text:p>
            <text:p text:style-name="P432">delete bigvar0; <text:s text:c="18"/>// <text:span text:style-name="T335">0 MB used</text:span></text:p>
            <text:p text:style-name="P432"/>
            <text:p text:style-name="P432">bigvar1 = new T; <text:s text:c="17"/>// <text:span text:style-name="T335">1 MB used</text:span></text:p>
            <text:p text:style-name="P432">// use bigvar1 for 10 min </text:p>
            <text:p text:style-name="P432"><text:tab/></text:p>
            <text:p text:style-name="P432">bigvar2 = new T; <text:s text:c="17"/>// <text:span text:style-name="T335">2 MB used</text:span></text:p>
            <text:p text:style-name="P432">// use bigvar1 and bigvar2 for 10 min</text:p>
            <text:p text:style-name="P432"><text:span text:style-name="T336">d</text:span>elete bigvar1; <text:s text:c="18"/>// <text:span text:style-name="T335">1 MB used</text:span></text:p>
            <text:p text:style-name="P432">delete bigvar2; <text:s text:c="18"/>// <text:span text:style-name="T335">0 MB used</text:span></text:p>
            <text:p text:style-name="P432"><text:soft-page-break/></text:p>
            <text:p text:style-name="P432">bigvar0 = new T; <text:s text:c="17"/>// <text:span text:style-name="T335">1 MB used</text:span></text:p>
            <text:p text:style-name="P432">// use bigvar0 for 10 min <text:s/></text:p>
            <text:p text:style-name="P432">delete bigvar0; <text:s text:c="18"/>// <text:span text:style-name="T335">0 MB used</text:span></text:p>
          </table:table-cell>
        </table:table-row>
      </table:table>
      <text:p text:style-name="P433"/>
      <text:p text:style-name="P378">This means that you actually only need about 2 MB of memory at any point in time while running the program, not 3 MB.</text:p>
      <text:p text:style-name="P370"/>
      <text:p text:style-name="P370">Get it? </text:p>
      <text:p text:style-name="P430"/>
      <text:p text:style-name="P370">Later I'll talk about requesting not just memory for a value, but a whole array of values. When the array size is huge, this will take up a lot or memory even if each value in the array is only an <text:span text:style-name="T9">int</text:span>. For instance:</text:p>
      <text:p text:style-name="P370"/>
      <text:p text:style-name="P370"><text:tab/><text:span text:style-name="T9">int x[1000000];</text:span></text:p>
      <text:p text:style-name="P370"/>
      <text:p text:style-name="P370">takes up 4 x 1,000,000 = 4,000,000 bytes. <text:span text:style-name="T370">Dynamic memory management is also important when it comes to managing objects (see CISS245, CISS350) since objects usually occupy more memory.</text:span></text:p>
      <text:p text:style-name="P386"/>
      <text:p text:style-name="P44">Pointer to Pointer to Pointer to …</text:p>
      <text:p text:style-name="P143"/>
      <text:p text:style-name="P143">Now take a <text:span text:style-name="T193">deep</text:span> breath …</text:p>
      <text:p text:style-name="P143"/>
      <text:p text:style-name="P14">Look at this:</text:p>
      <table:table table:name="Table106" table:style-name="Table106">
        <table:table-column table:style-name="Table106.A"/>
        <table:table-row>
          <table:table-cell table:style-name="Table106.A1" office:value-type="string">
            <text:p text:style-name="P213">int x = <text:span text:style-name="T316">42</text:span>;</text:p>
            <text:p text:style-name="P239">int * p = &amp;x;</text:p>
          </table:table-cell>
        </table:table-row>
      </table:table>
      <text:p text:style-name="P261"/>
      <text:p text:style-name="P307">Here's the memory model:</text:p>
      <text:p text:style-name="P307"><draw:rect text:anchor-type="paragraph" draw:z-index="72" draw:name="Shape170" draw:style-name="gr6" draw:text-style-name="P643" svg:width="2.6461in" svg:height="1.1232in" svg:x="0.7437in" svg:y="0.0398in"><text:p/></draw:rect></text:p>
      <text:p text:style-name="P261"><draw:rect text:anchor-type="paragraph" draw:z-index="73" draw:name="Shape171" draw:style-name="gr79" draw:text-style-name="P644" svg:width="1.3441in" svg:height="0.2713in" svg:x="1.3689in" svg:y="0.1091in"><text:p text:style-name="P642">42</text:p></draw:rect><draw:frame text:anchor-type="paragraph" draw:z-index="77" draw:name="Shape172" draw:style-name="gr69" draw:text-style-name="P641" svg:width="0.198in" svg:height="0.1925in" svg:x="1.1083in" svg:y="0.1484in"><draw:text-box><text:p>x</text:p></draw:text-box></draw:frame></text:p>
      <text:p text:style-name="P143"><draw:polyline text:anchor-type="paragraph" draw:z-index="76" draw:name="Shape173" draw:style-name="gr123" draw:text-style-name="P642" svg:width="1.124in" svg:height="0.9886in" draw:transform="rotate (0.872141027221566) translate (1.9628937007848in 0.467361111111111in)" svg:viewBox="0 0 2856 2512" draw:points="0,0 2110,2512 2856,1886 1971,832"><text:p/></draw:polyline></text:p>
      <text:p text:style-name="P381"/>
      <text:p text:style-name="P381"><draw:frame text:anchor-type="paragraph" draw:z-index="74" draw:name="Shape174" draw:style-name="gr69" draw:text-style-name="P641" svg:width="0.198in" svg:height="0.1925in" svg:x="1.1291in" svg:y="0.0102in"><draw:text-box><text:p>p</text:p></draw:text-box></draw:frame><draw:rect text:anchor-type="paragraph" draw:z-index="75" draw:name="Shape175" draw:style-name="gr6" draw:text-style-name="P643" svg:width="1.3441in" svg:height="0.2713in" svg:x="1.3791in" svg:y="0in"><text:p/></draw:rect></text:p>
      <text:p text:style-name="P381"/>
      <text:p text:style-name="P381"/>
      <text:p text:style-name="P381"/>
      <text:p text:style-name="P439"><text:span text:style-name="T230">So </text:span><text:span text:style-name="T210">p</text:span><text:span text:style-name="T230"> has the memory address of some value (in this case an </text:span><text:span text:style-name="T210">int</text:span><text:span text:style-name="T230"> value). But wait </text:span><text:span text:style-name="T232">a minute</text:span><text:span text:style-name="T230">… memory address are also values … </text:span><text:span text:style-name="T232">so the value <text:s/>of </text:span><text:span text:style-name="T211">p</text:span><text:span text:style-name="T232"> is also somewhere in memory too. For instance suppose the address of the value of x is 124500 and that value is stored in </text:span><text:span text:style-name="T211">p</text:span><text:span text:style-name="T232"> and the value of </text:span><text:span text:style-name="T211">p</text:span><text:span text:style-name="T232"> is stored in 124504:</text:span></text:p>
      <text:p text:style-name="P371"><draw:g text:anchor-type="paragraph" draw:z-index="143" draw:name="Shape176" draw:style-name="gr8"><draw:rect draw:style-name="gr9" draw:text-style-name="P643" svg:width="2.624in" svg:height="1.2504in" svg:x="0.6929in" svg:y="0.0492in"><text:p/></draw:rect><draw:rect draw:style-name="gr11" draw:text-style-name="P644" svg:width="1.3543in" svg:height="0.2815in" svg:x="1.3283in" svg:y="0.3094in"><text:p text:style-name="P642">42</text:p></draw:rect><draw:frame draw:style-name="gr10" draw:text-style-name="P641" svg:width="0.3543in" svg:height="0.2398in" svg:x="1.0681in" svg:y="0.2575in"><draw:text-box><text:p>x</text:p></draw:text-box></draw:frame><draw:rect draw:style-name="gr11" draw:text-style-name="P644" svg:width="1.3543in" svg:height="0.2713in" svg:x="1.3283in" svg:y="0.9035in"><text:p text:style-name="P642">124500</text:p></draw:rect><draw:frame draw:style-name="gr10" draw:text-style-name="P641" svg:width="0.3543in" svg:height="0.2398in" svg:x="1.0681in" svg:y="0.8409in"><draw:text-box><text:p>p</text:p></draw:text-box></draw:frame><draw:frame draw:name="Shape3" draw:style-name="gr75" draw:text-style-name="P659" svg:width="0.563in" svg:height="0.2504in" svg:x="1.3374in" svg:y="0.1118in"><draw:text-box><text:p><text:span text:style-name="T452">124500</text:span></text:p></draw:text-box></draw:frame><draw:polyline draw:name="Shape3" draw:style-name="gr76" draw:text-style-name="P655" svg:width="0.8929in" svg:height="0.6768in" draw:transform="skewX (0.00122173047639604) rotate (3.05851498119486) translate (3.20718367362146in 1.12617534849899in)" svg:viewBox="0 0 2269 1720" draw:points="2269,0 0,189 130,1720 1471,1610"><text:p/></draw:polyline><draw:frame draw:name="Shape3" draw:style-name="gr75" draw:text-style-name="P659" svg:width="0.563in" svg:height="0.2504in" svg:x="1.3283in" svg:y="0.7193in"><draw:text-box><text:p><text:span text:style-name="T452">124504</text:span></text:p></draw:text-box></draw:frame></draw:g></text:p>
      <text:p text:style-name="P371"/>
      <text:p text:style-name="P371"/>
      <text:p text:style-name="P371"/>
      <text:p text:style-name="P371"/>
      <text:p text:style-name="P371"/>
      <text:p text:style-name="P371"/>
      <text:p text:style-name="P371"/>
      <text:p text:style-name="P371"/>
      <text:p text:style-name="P440"><text:span text:style-name="T232">Since 124504 is also an address, surely you can store 124504 into a variable too. </text:span><text:span text:style-name="T230">In fact, yes, </text:span><text:span text:style-name="T232">you </text:span><text:span text:style-name="T230">can. Looking </text:span><text:span text:style-name="T232">at this:</text:span></text:p>
      <table:table table:name="Table108" table:style-name="Table108">
        <table:table-column table:style-name="Table108.A"/>
        <table:table-row>
          <table:table-cell table:style-name="Table108.A1" office:value-type="string">
            <text:p text:style-name="P213">int x = 42;</text:p>
            <text:p text:style-name="P239">int * p = &amp;x;</text:p>
            <text:p text:style-name="P243">int ** q = &amp;p;</text:p>
          </table:table-cell>
        </table:table-row>
      </table:table>
      <text:p text:style-name="P389"><text:span text:style-name="T335">While we say the type of </text:span><text:span text:style-name="T51">p</text:span><text:span text:style-name="T335"> is “pointer to </text:span><text:span text:style-name="T51">int</text:span><text:span text:style-name="T335">”, for </text:span><text:span text:style-name="T51">q</text:span><text:span text:style-name="T335"> we say the type is “pointer to pointer to </text:span><text:span text:style-name="T51">int</text:span><text:span text:style-name="T335">”. Suppose the address of the value of </text:span><text:span text:style-name="T52">q</text:span><text:span text:style-name="T430"> is 124508. H</text:span>ere's the memory model</text:p>
      <text:p text:style-name="P389"/>
      <text:p text:style-name="P384"><draw:rect text:anchor-type="paragraph" draw:z-index="144" draw:name="Shape177" draw:style-name="gr6" draw:text-style-name="P643" svg:width="2.624in" svg:height="1.8858in" svg:x="0.6929in" svg:y="0.0492in"><text:p/></draw:rect><draw:rect text:anchor-type="paragraph" draw:z-index="145" draw:name="Shape178" draw:style-name="gr79" draw:text-style-name="P644" svg:width="1.3543in" svg:height="0.2815in" svg:x="1.3283in" svg:y="0.3098in"><text:p text:style-name="P642">42</text:p></draw:rect><draw:frame text:anchor-type="paragraph" draw:z-index="146" draw:name="Shape179" draw:style-name="gr5" draw:text-style-name="P641" svg:width="0.3543in" svg:height="0.2398in" svg:x="1.0681in" svg:y="0.2575in"><draw:text-box><text:p>x</text:p></draw:text-box></draw:frame><draw:rect text:anchor-type="paragraph" draw:z-index="147" draw:name="Shape180" draw:style-name="gr79" draw:text-style-name="P644" svg:width="1.3543in" svg:height="0.2713in" svg:x="1.3283in" svg:y="0.9035in"><text:p text:style-name="P642">124500</text:p></draw:rect><draw:frame text:anchor-type="paragraph" draw:z-index="148" draw:name="Shape181" draw:style-name="gr5" draw:text-style-name="P641" svg:width="0.3543in" svg:height="0.2398in" svg:x="1.0681in" svg:y="0.8409in"><draw:text-box><text:p>p</text:p></draw:text-box></draw:frame><draw:frame text:anchor-type="paragraph" draw:z-index="149" draw:name="Shape3" draw:style-name="gr78" draw:text-style-name="P659" svg:width="0.563in" svg:height="0.2504in" svg:x="1.3374in" svg:y="0.1118in"><draw:text-box><text:p><text:span text:style-name="T452">124500</text:span></text:p></draw:text-box></draw:frame><draw:polyline text:anchor-type="paragraph" draw:z-index="150" draw:name="Shape3" draw:style-name="gr77" draw:text-style-name="P655" svg:width="0.8929in" svg:height="0.6768in" draw:transform="skewX (0.00122173047639604) rotate (3.05851498119486) translate (3.20718367362153in 1.12617534849867in)" svg:viewBox="0 0 2269 1720" draw:points="2269,0 0,189 130,1720 1471,1610"><text:p/></draw:polyline><draw:frame text:anchor-type="paragraph" draw:z-index="151" draw:name="Shape3" draw:style-name="gr78" draw:text-style-name="P659" svg:width="0.563in" svg:height="0.2504in" svg:x="1.3283in" svg:y="0.7193in"><draw:text-box><text:p><text:span text:style-name="T452">124504</text:span></text:p></draw:text-box></draw:frame></text:p>
      <text:p text:style-name="P384"/>
      <text:p text:style-name="P384"/>
      <text:p text:style-name="P384"/>
      <text:p text:style-name="P384"/>
      <text:p text:style-name="P384"/>
      <text:p text:style-name="P384"><draw:polyline text:anchor-type="paragraph" draw:z-index="155" draw:name="Shape3" draw:style-name="gr77" draw:text-style-name="P655" svg:width="0.8925in" svg:height="0.6059in" draw:transform="skewX (0.0191986217719376) rotate (3.06706709452963) translate (3.20719942161328in 0.765741764086932in)" svg:viewBox="0 0 2268 1540" draw:points="2268,0 0,169 129,1540 1470,1441"><text:p/></draw:polyline></text:p>
      <text:p text:style-name="P384"/>
      <text:p text:style-name="P384"><draw:frame text:anchor-type="paragraph" draw:z-index="154" draw:name="Shape3" draw:style-name="gr78" draw:text-style-name="P659" svg:width="0.563in" svg:height="0.2504in" svg:x="1.3283in" svg:y="0.0665in"><draw:text-box><text:p><text:span text:style-name="T452">124508</text:span></text:p></draw:text-box></draw:frame></text:p>
      <text:p text:style-name="P384"><draw:rect text:anchor-type="paragraph" draw:z-index="152" draw:name="Shape182" draw:style-name="gr79" draw:text-style-name="P644" svg:width="1.3543in" svg:height="0.2713in" svg:x="1.3283in" svg:y="0.0909in"><text:p text:style-name="P642">124504</text:p></draw:rect><draw:frame text:anchor-type="paragraph" draw:z-index="153" draw:name="Shape183" draw:style-name="gr5" draw:text-style-name="P641" svg:width="0.3543in" svg:height="0.2398in" svg:x="1.0681in" svg:y="0.0283in"><draw:text-box><text:p>q</text:p></draw:text-box></draw:frame></text:p>
      <text:p text:style-name="P384"/>
      <text:p text:style-name="P405">And here’s the simplified <text:soft-page-break/>picture:</text:p>
      <text:p text:style-name="P381"><draw:g text:anchor-type="paragraph" draw:z-index="78" draw:name="Shape184" draw:style-name="gr8"><draw:rect draw:style-name="gr9" draw:text-style-name="P643" svg:width="2.6461in" svg:height="1.4217in" svg:x="0.7437in" svg:y="0.1335in"><text:p/></draw:rect><draw:rect draw:style-name="gr11" draw:text-style-name="P644" svg:width="1.3441in" svg:height="0.2713in" svg:x="1.3689in" svg:y="0.3626in"><text:p text:style-name="P642">42</text:p></draw:rect><draw:frame draw:style-name="gr58" draw:text-style-name="P641" svg:width="0.198in" svg:height="0.1925in" svg:x="1.1291in" svg:y="0.7409in"><draw:text-box><text:p>p</text:p></draw:text-box></draw:frame><draw:rect draw:style-name="gr9" draw:text-style-name="P643" svg:width="1.3441in" svg:height="0.2713in" svg:x="1.3791in" svg:y="0.7307in"><text:p/></draw:rect><draw:polyline draw:style-name="gr124" draw:text-style-name="P642" svg:width="1.124in" svg:height="0.9886in" draw:transform="rotate (0.872141027221566) translate (1.96249999999717in 0.878472222222222in)" svg:viewBox="0 0 2856 2512" draw:points="0,0 2110,2512 2856,1886 1971,832"><text:p/></draw:polyline><draw:frame draw:style-name="gr58" draw:text-style-name="P641" svg:width="0.198in" svg:height="0.1925in" svg:x="1.1189in" svg:y="0.378in"><draw:text-box><text:p>x</text:p></draw:text-box></draw:frame><draw:frame draw:style-name="gr58" draw:text-style-name="P641" svg:width="0.198in" svg:height="0.1925in" svg:x="1.1291in" svg:y="1.1244in"><draw:text-box><text:p>q</text:p></draw:text-box></draw:frame><draw:rect draw:style-name="gr9" draw:text-style-name="P643" svg:width="1.3441in" svg:height="0.2713in" svg:x="1.3791in" svg:y="1.1142in"><text:p/></draw:rect><draw:polyline draw:style-name="gr124" draw:text-style-name="P642" svg:width="1.0063in" svg:height="0.8969in" draw:transform="skewX (-0.20315632493214) rotate (0.767944870877505) translate (1.96250000000194in 1.26180555555491in)" svg:viewBox="0 0 2557 2279" draw:points="0,0 1890,2279 2557,1711 1764,755"><text:p/></draw:polyline></draw:g></text:p>
      <text:p text:style-name="P381"/>
      <text:p text:style-name="P381"/>
      <text:p text:style-name="P381"/>
      <text:p text:style-name="P381"/>
      <text:p text:style-name="P381"/>
      <text:p text:style-name="P381"/>
      <text:p text:style-name="P381"/>
      <text:p text:style-name="P381"/>
      <text:p text:style-name="P381"/>
      <text:p text:style-name="P381"/>
      <text:p text:style-name="P441"><text:span text:style-name="T230">No</text:span><text:span text:style-name="T233">w</text:span><text:span text:style-name="T230"> think about this: What is </text:span><text:span text:style-name="T210">*q</text:span><text:span text:style-name="T230">? Using </text:span><text:span text:style-name="T210">*p</text:span><text:span text:style-name="T230"> as a guide, </text:span></text:p>
      <text:list xml:id="list405332863" text:style-name="L20">
        <text:list-item>
          <text:p text:style-name="P626"><text:span text:style-name="T202">p</text:span><text:span text:style-name="T240"> </text:span><text:span text:style-name="T241">points to </text:span><text:span text:style-name="T203">x</text:span><text:span text:style-name="T241"> therefore </text:span><text:span text:style-name="T202">*p</text:span><text:span text:style-name="T240"> is </text:span><text:span text:style-name="T241">the value of </text:span><text:span text:style-name="T203">x</text:span><text:span text:style-name="T241">, i.e., </text:span><text:span text:style-name="T203">*p is </text:span><text:span text:style-name="T240">42,</text:span></text:p>
        </text:list-item>
        <text:list-item>
          <text:p text:style-name="P626"><text:span text:style-name="T203">q</text:span><text:span text:style-name="T240"> </text:span><text:span text:style-name="T241">points to </text:span><text:span text:style-name="T203">p</text:span><text:span text:style-name="T241"> therefore </text:span><text:span text:style-name="T202">*</text:span><text:span text:style-name="T203">q</text:span><text:span text:style-name="T240"> is </text:span><text:span text:style-name="T241">the value of </text:span><text:span text:style-name="T203">p</text:span></text:p>
        </text:list-item>
      </text:list>
      <text:p text:style-name="P437"><text:span text:style-name="T230">So </text:span><text:span text:style-name="T210">*q</text:span><text:span text:style-name="T230"> must be the memory address value </text:span><text:span text:style-name="T231">stored in pointer variable </text:span><text:span text:style-name="T210">p</text:span><text:span text:style-name="T230">. </text:span></text:p>
      <table:table table:name="Table110" table:style-name="Table110">
        <table:table-column table:style-name="Table110.A"/>
        <table:table-row>
          <table:table-cell table:style-name="Table110.A1" office:value-type="string">
            <text:p text:style-name="P213">int x = 42;</text:p>
            <text:p text:style-name="P239">int * p = &amp;x;</text:p>
            <text:p text:style-name="P239">int ** q = &amp;p;</text:p>
            <text:p text:style-name="P239">std::cout &lt;&lt; x &lt;&lt; ' ' &lt;&lt; *p &lt;&lt; '\n';</text:p>
            <text:p text:style-name="P242">std::cout &lt;&lt; p &lt;&lt; ' ' &lt;&lt; *q &lt;&lt; '\n';</text:p>
          </table:table-cell>
        </table:table-row>
      </table:table>
      <text:p text:style-name="P420"/>
      <text:p text:style-name="P441"><text:span text:style-name="T253">But wait ... <text:s/>since </text:span><text:span text:style-name="T213">p</text:span><text:span text:style-name="T253"> is </text:span><text:span text:style-name="T213">*q</text:span><text:span text:style-name="T253">, </text:span><text:span text:style-name="T254">you can dereference </text:span><text:span text:style-name="T214">p … so you should be able to dereference *q and get … </text:span><text:span text:style-name="T253">right?</text:span><text:span text:style-name="T256"> </text:span></text:p>
      <text:list xml:id="list131860128281645" text:continue-numbering="true" text:style-name="L20">
        <text:list-item>
          <text:p text:style-name="P626"><text:span text:style-name="T202">p</text:span><text:span text:style-name="T240"> </text:span><text:span text:style-name="T241">points to </text:span><text:span text:style-name="T203">x</text:span><text:span text:style-name="T241"> therefore </text:span><text:span text:style-name="T202">*p</text:span><text:span text:style-name="T240"> is </text:span><text:span text:style-name="T203">x</text:span></text:p>
        </text:list-item>
        <text:list-item>
          <text:p text:style-name="P626"><text:span text:style-name="T207">q</text:span><text:span text:style-name="T244"> </text:span><text:span text:style-name="T245">points to </text:span><text:span text:style-name="T207">p</text:span><text:span text:style-name="T245"> therefore </text:span><text:span text:style-name="T206">*</text:span><text:span text:style-name="T207">q</text:span><text:span text:style-name="T244"> is</text:span><text:span text:style-name="T245"> </text:span><text:span text:style-name="T207">p and **q</text:span><text:span text:style-name="T245"> is </text:span><text:span text:style-name="T207">*p</text:span><text:span text:style-name="T245"> which is </text:span><text:span text:style-name="T207">x</text:span></text:p>
        </text:list-item>
      </text:list>
      <table:table table:name="Table111" table:style-name="Table111">
        <table:table-column table:style-name="Table111.A"/>
        <table:table-row>
          <table:table-cell table:style-name="Table111.A1" office:value-type="string">
            <text:p text:style-name="P467">int x = 42;</text:p>
            <text:p text:style-name="P467">int * p = &amp;x;</text:p>
            <text:p text:style-name="P467">int ** q = &amp;p;</text:p>
            <text:p text:style-name="P467">std::cout &lt;&lt; x &lt;&lt; ' ' &lt;&lt; *p &lt;&lt; '\n';</text:p>
            <text:p text:style-name="P467">std::cout &lt;&lt; p &lt;&lt; ' ' &lt;&lt; *q &lt;&lt; '\n';</text:p>
            <text:p text:style-name="P529">std::cout &lt;&lt; x &lt;&lt; ' ' &lt;&lt; *p &lt;&lt; ' ' &lt;&lt; **q &lt;&lt; '\n';</text:p>
          </table:table-cell>
        </table:table-row>
      </table:table>
      <text:p text:style-name="P420"/>
      <text:p text:style-name="P437"><text:span text:style-name="T239">Thinking of the dereferencing operator </text:span><text:span text:style-name="T213">*</text:span><text:span text:style-name="T239"> as “follow the arrow and go into a box”, you can think of </text:span><text:span text:style-name="T213">**</text:span><text:span text:style-name="T239"> as following </text:span><text:span text:style-name="T220">two</text:span><text:span text:style-name="T239"> arrows and peek into the box you arrive at.</text:span></text:p>
      <text:p text:style-name="P384"/>
      <text:p text:style-name="P389">Correct? </text:p>
      <text:p text:style-name="P389"/>
      <text:p text:style-name="P389">To understand the above better, you can go all the way into the actual memory. For instance suppose the value of <text:span text:style-name="T9">x</text:span> lives at address <text:span text:style-name="T335">124500</text:span>. Remember that an <text:span text:style-name="T9">int</text:span> occupies 4 bytes (for 32 bit machines). And in the computer's memory, the 42 is stored as a bunch of 0s and 1s. But for simplicity, let's just ignore the 0s and 1s of 42 and conceptually put 42 into the memory:</text:p>
      <text:p text:style-name="P384"/>
      <text:p text:style-name="P384"/>
      <text:p text:style-name="P384"/>
      <text:p text:style-name="P384"/>
      <text:p text:style-name="P384"/>
      <text:p text:style-name="P384"/>
      <text:p text:style-name="P384"/>
      <text:p text:style-name="P444"><draw:g text:anchor-type="paragraph" draw:z-index="189" draw:name="Shape185" draw:style-name="gr8"><draw:rect draw:style-name="gr59" draw:text-style-name="P661" svg:width="0.9067in" svg:height="0.2504in" svg:x="2.2748in" svg:y="0.7252in"><text:p/></draw:rect><draw:rect draw:style-name="gr61" draw:text-style-name="P643" svg:width="0.9067in" svg:height="0.2504in" svg:x="2.2748in" svg:y="0.4752in"><text:p/></draw:rect><draw:rect draw:style-name="gr59" draw:text-style-name="P661" svg:width="0.9067in" svg:height="0.2504in" svg:x="2.2748in" svg:y="0.9752in"><text:p/></draw:rect><draw:rect draw:style-name="gr59" draw:text-style-name="P661" svg:width="0.9067in" svg:height="0.2504in" svg:x="2.2748in" svg:y="1.2252in"><text:p/></draw:rect><draw:rect draw:style-name="gr59" draw:text-style-name="P661" svg:width="0.9067in" svg:height="0.2504in" svg:x="2.2748in" svg:y="1.4752in"><text:p/></draw:rect><draw:rect draw:style-name="gr61" draw:text-style-name="P643" svg:width="0.9067in" svg:height="0.2504in" svg:x="2.2748in" svg:y="1.7252in"><text:p/></draw:rect><draw:rect draw:style-name="gr61" draw:text-style-name="P643" svg:width="0.9067in" svg:height="0.2504in" svg:x="2.2748in" svg:y="0.2252in"><text:p/></draw:rect><draw:rect draw:style-name="gr61" draw:text-style-name="P643" svg:width="0.9067in" svg:height="0.2504in" svg:x="2.2748in" svg:y="1.9752in"><text:p/></draw:rect><draw:frame draw:style-name="gr58" draw:text-style-name="P641" svg:width="0.6358in" svg:height="0.1925in" svg:x="1.6394in" svg:y="1.5327in"><draw:text-box><text:p text:style-name="P667"><text:s text:c="2"/>124500</text:p></draw:text-box></draw:frame><draw:frame draw:style-name="gr58" draw:text-style-name="P641" svg:width="0.6358in" svg:height="0.1925in" svg:x="1.6394in" svg:y="1.2827in"><draw:text-box><text:p><text:s text:c="2"/>124501</text:p></draw:text-box></draw:frame><draw:frame draw:style-name="gr58" draw:text-style-name="P641" svg:width="0.6358in" svg:height="0.1925in" svg:x="1.6394in" svg:y="1.0327in"><draw:text-box><text:p><text:s text:c="2"/>124502</text:p></draw:text-box></draw:frame><draw:frame draw:style-name="gr58" draw:text-style-name="P641" svg:width="0.6358in" svg:height="0.1925in" svg:x="1.6394in" svg:y="0.7827in"><draw:text-box><text:p><text:s text:c="2"/>124503</text:p></draw:text-box></draw:frame><draw:frame draw:style-name="gr58" draw:text-style-name="P641" svg:width="0.6358in" svg:height="0.1925in" svg:x="1.6394in" svg:y="0.5327in"><draw:text-box><text:p><text:s text:c="2"/>124504</text:p></draw:text-box></draw:frame><draw:frame draw:style-name="gr58" draw:text-style-name="P641" svg:width="0.6358in" svg:height="0.1925in" svg:x="1.6394in" svg:y="0.2827in"><draw:text-box><text:p><text:s text:c="2"/>124505</text:p></draw:text-box></draw:frame><draw:frame draw:style-name="gr58" draw:text-style-name="P660" svg:width="0.4378in" svg:height="0.1925in" svg:x="2.6394in" svg:y="0.0327in"><draw:text-box><text:p><text:span text:style-name="T1">...</text:span></text:p></draw:text-box></draw:frame><draw:frame draw:style-name="gr58" draw:text-style-name="P641" svg:width="0.6358in" svg:height="0.1925in" svg:x="1.1866in" svg:y="1.5327in"><draw:text-box><text:p><text:s text:c="6"/>x</text:p></draw:text-box></draw:frame><draw:frame draw:style-name="gr62" draw:text-style-name="P663" svg:width="0.6197in" svg:height="0.385in" svg:x="2.4248in" svg:y="1.0228in"><draw:text-box><text:p text:style-name="P642"><text:span text:style-name="T453">42</text:span></text:p></draw:text-box></draw:frame><draw:frame draw:style-name="gr58" draw:text-style-name="P660" svg:width="0.4378in" svg:height="0.1925in" svg:x="2.6394in" svg:y="2.152in"><draw:text-box><text:p><text:span text:style-name="T1">...</text:span></text:p></draw:text-box></draw:frame></draw:g></text:p>
      <text:p text:style-name="P443"><text:soft-page-break/></text:p>
      <text:p text:style-name="P443"/>
      <text:p text:style-name="P443"/>
      <text:p text:style-name="P443"/>
      <text:p text:style-name="P443"/>
      <text:p text:style-name="P443"/>
      <text:p text:style-name="P443"/>
      <text:p text:style-name="P443"/>
      <text:p text:style-name="P443"/>
      <text:p text:style-name="P443"/>
      <text:p text:style-name="P443"/>
      <text:p text:style-name="P445"/>
      <text:p text:style-name="P443"/>
      <text:p text:style-name="P393"/>
      <text:p text:style-name="P393"/>
      <text:p text:style-name="P393">I'm putting <text:span text:style-name="T9">x</text:span> next to <text:span text:style-name="T316">124500</text:span> just to remind us that the address of <text:span text:style-name="T9">x</text:span> is <text:span text:style-name="T316">124500</text:span>. Next, <text:span text:style-name="T9">p</text:span> has the address of <text:span text:style-name="T9">x</text:span>. Memory address also takes up 4 bytes (again <text:span text:style-name="T316">assuming we’re using a </text:span>32-bit machines). <text:span text:style-name="T430">Suppose the address of the value of </text:span><text:span text:style-name="T9">p</text:span> <text:span text:style-name="T430">124504:</text:span> </text:p>
      <text:p text:style-name="P443"><draw:g text:anchor-type="paragraph" draw:z-index="188" draw:name="Shape186" draw:style-name="gr8"><draw:frame draw:style-name="gr58" draw:text-style-name="P641" svg:width="0.6358in" svg:height="0.1925in" svg:x="1.3047in" svg:y="2.3154in"><draw:text-box><text:p><text:s text:c="6"/>x</text:p></draw:text-box></draw:frame><draw:frame draw:style-name="gr58" draw:text-style-name="P641" svg:width="0.6358in" svg:height="0.1925in" svg:x="1.3118in" svg:y="1.3154in"><draw:text-box><text:p><text:s text:c="6"/>p</text:p></draw:text-box></draw:frame><draw:rect draw:style-name="gr59" draw:text-style-name="P661" svg:width="0.9067in" svg:height="0.2504in" svg:x="2.3929in" svg:y="1.5075in"><text:p/></draw:rect><draw:rect draw:style-name="gr60" draw:text-style-name="P662" svg:width="0.9067in" svg:height="0.2504in" svg:x="2.3929in" svg:y="1.2575in"><text:p/></draw:rect><draw:rect draw:style-name="gr59" draw:text-style-name="P661" svg:width="0.9067in" svg:height="0.2504in" svg:x="2.3929in" svg:y="1.7575in"><text:p/></draw:rect><draw:rect draw:style-name="gr59" draw:text-style-name="P661" svg:width="0.9067in" svg:height="0.2504in" svg:x="2.3929in" svg:y="2.0075in"><text:p/></draw:rect><draw:rect draw:style-name="gr59" draw:text-style-name="P661" svg:width="0.9067in" svg:height="0.2504in" svg:x="2.3929in" svg:y="2.2575in"><text:p/></draw:rect><draw:rect draw:style-name="gr61" draw:text-style-name="P643" svg:width="0.9067in" svg:height="0.2504in" svg:x="2.3929in" svg:y="2.5075in"><text:p/></draw:rect><draw:rect draw:style-name="gr61" draw:text-style-name="P643" svg:width="0.9067in" svg:height="0.2504in" svg:x="2.3929in" svg:y="2.7575in"><text:p/></draw:rect><draw:frame draw:style-name="gr58" draw:text-style-name="P641" svg:width="0.6358in" svg:height="0.1925in" svg:x="1.7575in" svg:y="2.3154in"><draw:text-box><text:p><text:s text:c="2"/>124500</text:p></draw:text-box></draw:frame><draw:frame draw:style-name="gr58" draw:text-style-name="P641" svg:width="0.6358in" svg:height="0.1925in" svg:x="1.7575in" svg:y="2.0654in"><draw:text-box><text:p><text:s text:c="2"/>124501</text:p></draw:text-box></draw:frame><draw:frame draw:style-name="gr58" draw:text-style-name="P641" svg:width="0.6358in" svg:height="0.1925in" svg:x="1.7575in" svg:y="1.8154in"><draw:text-box><text:p><text:s text:c="2"/>124502</text:p></draw:text-box></draw:frame><draw:frame draw:style-name="gr58" draw:text-style-name="P641" svg:width="0.6358in" svg:height="0.1925in" svg:x="1.7575in" svg:y="1.5654in"><draw:text-box><text:p><text:s text:c="2"/>124503</text:p></draw:text-box></draw:frame><draw:frame draw:style-name="gr58" draw:text-style-name="P641" svg:width="0.6358in" svg:height="0.1925in" svg:x="1.7575in" svg:y="1.3154in"><draw:text-box><text:p><text:s text:c="2"/>124504</text:p></draw:text-box></draw:frame><draw:rect draw:style-name="gr60" draw:text-style-name="P662" svg:width="0.9067in" svg:height="0.2504in" svg:x="2.3929in" svg:y="1.0075in"><text:p/></draw:rect><draw:frame draw:style-name="gr58" draw:text-style-name="P641" svg:width="0.6358in" svg:height="0.1925in" svg:x="1.7575in" svg:y="1.0654in"><draw:text-box><text:p><text:s text:c="2"/>124505</text:p></draw:text-box></draw:frame><draw:frame draw:style-name="gr58" draw:text-style-name="P668" svg:width="0.4378in" svg:height="0.1925in" svg:x="2.7646in" svg:y="0.0028in"><draw:text-box><text:p><text:span text:style-name="T455">...</text:span></text:p></draw:text-box></draw:frame><draw:frame draw:style-name="gr62" draw:text-style-name="P663" svg:width="0.6197in" svg:height="0.385in" svg:x="2.5429in" svg:y="1.8283in"><draw:text-box><text:p text:style-name="P642"><text:span text:style-name="T453">42</text:span></text:p></draw:text-box></draw:frame><draw:rect draw:style-name="gr60" draw:text-style-name="P662" svg:width="0.9067in" svg:height="0.2504in" svg:x="2.3929in" svg:y="0.7575in"><text:p/></draw:rect><draw:frame draw:style-name="gr58" draw:text-style-name="P641" svg:width="0.6358in" svg:height="0.1925in" svg:x="1.7575in" svg:y="0.8154in"><draw:text-box><text:p><text:s text:c="2"/>124506</text:p></draw:text-box></draw:frame><draw:rect draw:style-name="gr60" draw:text-style-name="P662" svg:width="0.9067in" svg:height="0.2504in" svg:x="2.3929in" svg:y="0.5075in"><text:p/></draw:rect><draw:frame draw:style-name="gr58" draw:text-style-name="P641" svg:width="0.6358in" svg:height="0.1925in" svg:x="1.7575in" svg:y="0.5654in"><draw:text-box><text:p><text:s text:c="2"/>124507</text:p></draw:text-box></draw:frame><draw:g draw:style-name="gr57"><draw:rect draw:style-name="gr61" draw:text-style-name="P643" svg:width="0.9067in" svg:height="0.2504in" svg:x="2.3929in" svg:y="0.2575in"><text:p/></draw:rect><draw:frame draw:style-name="gr58" draw:text-style-name="P641" svg:width="0.6358in" svg:height="0.1925in" svg:x="1.7575in" svg:y="0.3154in"><draw:text-box><text:p><text:s text:c="2"/>124508</text:p></draw:text-box></draw:frame></draw:g><draw:frame draw:style-name="gr62" draw:text-style-name="P664" svg:width="0.778in" svg:height="0.385in" svg:x="2.4374in" svg:y="0.8728in"><draw:text-box><text:p text:style-name="P642"><text:span text:style-name="T454">124500</text:span></text:p></draw:text-box></draw:frame><draw:frame draw:style-name="gr58" draw:text-style-name="P660" svg:width="0.4378in" svg:height="0.1925in" svg:x="2.7646in" svg:y="2.9346in"><draw:text-box><text:p><text:span text:style-name="T1">...</text:span></text:p></draw:text-box></draw:frame></draw:g></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393">Now it becomes really clear that even <text:span text:style-name="T9">p</text:span> has an address: the value of <text:span text:style-name="T9">p</text:span> (which is a memory address value) sits at address <text:span text:style-name="T316">124504, i.e., </text:span><text:span text:style-name="T34">&amp;p</text:span><text:span text:style-name="T316"> is 124504.</text:span> Right? <text:span text:style-name="T430">Suppose the address of the value of </text:span><text:span text:style-name="T9">q</text:span>, <text:span text:style-name="T430">is 124508.</text:span> <text:span text:style-name="T430">T</text:span>he memory looks like this;</text:p>
      <text:p text:style-name="P393"/>
      <text:p text:style-name="P393"/>
      <text:p text:style-name="P393"/>
      <text:p text:style-name="P393"/>
      <text:p text:style-name="P393"/>
      <text:p text:style-name="P393"/>
      <text:p text:style-name="P443"><draw:g text:anchor-type="paragraph" draw:z-index="191" draw:name="Shape187" draw:style-name="gr8"><draw:frame draw:style-name="gr58" draw:text-style-name="P660" svg:width="0.4378in" svg:height="0.1925in" svg:x="2.6933in" svg:y="0.0689in"><draw:text-box><text:p><text:span text:style-name="T1">...</text:span></text:p></draw:text-box></draw:frame><draw:g draw:style-name="gr57"><draw:rect draw:style-name="gr59" draw:text-style-name="P661" svg:width="0.9067in" svg:height="0.2504in" svg:x="2.3134in" svg:y="2.5579in"><text:p/></draw:rect><draw:rect draw:style-name="gr60" draw:text-style-name="P662" svg:width="0.9067in" svg:height="0.2504in" svg:x="2.3134in" svg:y="2.3079in"><text:p/></draw:rect><draw:rect draw:style-name="gr59" draw:text-style-name="P661" svg:width="0.9067in" svg:height="0.2504in" svg:x="2.3134in" svg:y="2.8079in"><text:p/></draw:rect><draw:rect draw:style-name="gr59" draw:text-style-name="P661" svg:width="0.9067in" svg:height="0.2504in" svg:x="2.3134in" svg:y="3.0579in"><text:p/></draw:rect><draw:rect draw:style-name="gr59" draw:text-style-name="P661" svg:width="0.9067in" svg:height="0.2504in" svg:x="2.3134in" svg:y="3.3079in"><text:p/></draw:rect><draw:rect draw:style-name="gr61" draw:text-style-name="P643" svg:width="0.9067in" svg:height="0.2504in" svg:x="2.3134in" svg:y="3.5579in"><text:p/></draw:rect><draw:rect draw:style-name="gr61" draw:text-style-name="P643" svg:width="0.9067in" svg:height="0.2504in" svg:x="2.3134in" svg:y="3.8079in"><text:p/></draw:rect><draw:frame draw:style-name="gr58" draw:text-style-name="P641" svg:width="0.6358in" svg:height="0.1925in" svg:x="1.678in" svg:y="3.3654in"><draw:text-box><text:p><text:s text:c="2"/>124500</text:p></draw:text-box></draw:frame><draw:frame draw:style-name="gr58" draw:text-style-name="P641" svg:width="0.6358in" svg:height="0.1925in" svg:x="1.678in" svg:y="3.1154in"><draw:text-box><text:p><text:s text:c="2"/>124501</text:p></draw:text-box></draw:frame><draw:frame draw:style-name="gr58" draw:text-style-name="P641" svg:width="0.6358in" svg:height="0.1925in" svg:x="1.678in" svg:y="2.8654in"><draw:text-box><text:p><text:s text:c="2"/>124502</text:p></draw:text-box></draw:frame><draw:frame draw:style-name="gr58" draw:text-style-name="P641" svg:width="0.6358in" svg:height="0.1925in" svg:x="1.678in" svg:y="2.6154in"><draw:text-box><text:p><text:s text:c="2"/>124503</text:p></draw:text-box></draw:frame><draw:frame draw:style-name="gr58" draw:text-style-name="P641" svg:width="0.6358in" svg:height="0.1925in" svg:x="1.678in" svg:y="2.3654in"><draw:text-box><text:p><text:s text:c="2"/>124504</text:p></draw:text-box></draw:frame><draw:rect draw:style-name="gr60" draw:text-style-name="P662" svg:width="0.9067in" svg:height="0.2504in" svg:x="2.3134in" svg:y="2.0579in"><text:p/></draw:rect><draw:frame draw:style-name="gr58" draw:text-style-name="P641" svg:width="0.6358in" svg:height="0.1925in" svg:x="1.678in" svg:y="2.1154in"><draw:text-box><text:p><text:s text:c="2"/>124505</text:p></draw:text-box></draw:frame><draw:frame draw:style-name="gr58" draw:text-style-name="P641" svg:width="0.6358in" svg:height="0.1925in" svg:x="1.2252in" svg:y="3.3654in"><draw:text-box><text:p><text:s text:c="6"/>x</text:p></draw:text-box></draw:frame><draw:frame draw:style-name="gr62" draw:text-style-name="P663" svg:width="0.6197in" svg:height="0.385in" svg:x="2.4634in" svg:y="2.8787in"><draw:text-box><text:p text:style-name="P642"><text:span text:style-name="T453">42</text:span></text:p></draw:text-box></draw:frame><draw:rect draw:style-name="gr60" draw:text-style-name="P662" svg:width="0.9067in" svg:height="0.2504in" svg:x="2.3134in" svg:y="1.8079in"><text:p/></draw:rect><draw:frame draw:style-name="gr58" draw:text-style-name="P641" svg:width="0.6358in" svg:height="0.1925in" svg:x="1.678in" svg:y="1.8654in"><draw:text-box><text:p><text:s text:c="2"/>124506</text:p></draw:text-box></draw:frame><draw:rect draw:style-name="gr60" draw:text-style-name="P662" svg:width="0.9067in" svg:height="0.2504in" svg:x="2.3134in" svg:y="1.5579in"><text:p/></draw:rect><draw:frame draw:style-name="gr58" draw:text-style-name="P641" svg:width="0.6358in" svg:height="0.1925in" svg:x="1.678in" svg:y="1.6154in"><draw:text-box><text:p><text:s text:c="2"/>124507</text:p></draw:text-box></draw:frame><draw:rect draw:style-name="gr59" draw:text-style-name="P661" svg:width="0.9067in" svg:height="0.2504in" svg:x="2.3134in" svg:y="1.3079in"><text:p/></draw:rect><draw:frame draw:style-name="gr58" draw:text-style-name="P641" svg:width="0.6358in" svg:height="0.1925in" svg:x="1.678in" svg:y="1.3654in"><draw:text-box><text:p><text:s text:c="2"/>124508</text:p></draw:text-box></draw:frame><draw:frame draw:style-name="gr58" draw:text-style-name="P641" svg:width="0.6358in" svg:height="0.1925in" svg:x="1.2327in" svg:y="2.3654in"><draw:text-box><text:p><text:s text:c="6"/>p</text:p></draw:text-box></draw:frame><draw:rect draw:style-name="gr59" draw:text-style-name="P661" svg:width="0.9067in" svg:height="0.2504in" svg:x="2.3134in" svg:y="1.0579in"><text:p/></draw:rect><draw:frame draw:style-name="gr58" draw:text-style-name="P641" svg:width="0.6358in" svg:height="0.1925in" svg:x="1.678in" svg:y="1.1154in"><draw:text-box><text:p><text:s text:c="2"/>124509</text:p></draw:text-box></draw:frame><draw:rect draw:style-name="gr59" draw:text-style-name="P661" svg:width="0.9067in" svg:height="0.2504in" svg:x="2.3134in" svg:y="0.8079in"><text:p/></draw:rect><draw:frame draw:style-name="gr58" draw:text-style-name="P641" svg:width="0.6358in" svg:height="0.1925in" svg:x="1.678in" svg:y="0.8654in"><draw:text-box><text:p><text:s text:c="2"/>124510</text:p></draw:text-box></draw:frame><draw:rect draw:style-name="gr59" draw:text-style-name="P661" svg:width="0.9067in" svg:height="0.2504in" svg:x="2.3134in" svg:y="0.5579in"><text:p/></draw:rect><draw:frame draw:style-name="gr58" draw:text-style-name="P641" svg:width="0.6358in" svg:height="0.1925in" svg:x="1.678in" svg:y="0.6154in"><draw:text-box><text:p><text:s text:c="2"/>124511</text:p></draw:text-box></draw:frame><draw:g draw:style-name="gr57"><draw:rect draw:style-name="gr61" draw:text-style-name="P643" svg:width="0.9067in" svg:height="0.2504in" svg:x="2.3134in" svg:y="0.3079in"><text:p/></draw:rect><draw:frame draw:style-name="gr58" draw:text-style-name="P641" svg:width="0.6358in" svg:height="0.1925in" svg:x="1.678in" svg:y="0.3654in"><draw:text-box><text:p><text:s text:c="2"/>124512</text:p></draw:text-box></draw:frame></draw:g><draw:frame draw:style-name="gr58" draw:text-style-name="P641" svg:width="0.6358in" svg:height="0.1925in" svg:x="1.2252in" svg:y="1.3654in"><draw:text-box><text:p><text:s text:c="6"/>q</text:p></draw:text-box></draw:frame><draw:frame draw:style-name="gr62" draw:text-style-name="P664" svg:width="0.778in" svg:height="0.385in" svg:x="2.3744in" svg:y="1.9232in"><draw:text-box><text:p text:style-name="P642"><text:span text:style-name="T454">124500</text:span></text:p></draw:text-box></draw:frame><draw:frame draw:style-name="gr62" draw:text-style-name="P664" svg:width="0.778in" svg:height="0.385in" svg:x="2.3642in" svg:y="0.9232in"><draw:text-box><text:p text:style-name="P642"><text:span text:style-name="T454">124504</text:span></text:p></draw:text-box></draw:frame><draw:frame draw:style-name="gr58" draw:text-style-name="P660" svg:width="0.4378in" svg:height="0.1925in" svg:x="2.7224in" svg:y="4.0079in"><draw:text-box><text:p><text:span text:style-name="T1">...</text:span></text:p></draw:text-box></draw:frame></draw:g></draw:g></text:p>
      <text:p text:style-name="P443"/>
      <text:p text:style-name="P443"><text:soft-page-break/></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394"/>
      <text:p text:style-name="P394"/>
      <text:p text:style-name="P446"><text:span text:style-name="T244">Get it? Make sure you </text:span><text:span text:style-name="T247">see </text:span><text:span text:style-name="T244">that </text:span></text:p>
      <text:list xml:id="list977921805" text:style-name="L21">
        <text:list-item>
          <text:p text:style-name="P637"><text:span text:style-name="T206">&amp;p</text:span><text:span text:style-name="T244"> is </text:span><text:span text:style-name="T246">124504</text:span><text:span text:style-name="T244">, </text:span><text:span text:style-name="T206">p</text:span><text:span text:style-name="T244"> </text:span><text:span text:style-name="T246">is</text:span><text:span text:style-name="T244"> </text:span><text:span text:style-name="T246">124500</text:span><text:span text:style-name="T244">, </text:span><text:span text:style-name="T206">*p</text:span><text:span text:style-name="T244"> is 42</text:span></text:p>
        </text:list-item>
        <text:list-item>
          <text:p text:style-name="P638"><text:span text:style-name="T206">&amp;</text:span><text:span text:style-name="T208">q</text:span><text:span text:style-name="T244"> is </text:span><text:span text:style-name="T246">124508</text:span><text:span text:style-name="T244">, </text:span><text:span text:style-name="T208">q</text:span><text:span text:style-name="T244"> </text:span><text:span text:style-name="T246">is</text:span><text:span text:style-name="T244"> </text:span><text:span text:style-name="T246">124504</text:span><text:span text:style-name="T244">, </text:span><text:span text:style-name="T206">*</text:span><text:span text:style-name="T208">q</text:span><text:span text:style-name="T244"> is </text:span><text:span text:style-name="T246">124500</text:span></text:p>
        </text:list-item>
      </text:list>
      <text:p text:style-name="P393">You see that in some sense knowing low level details actually helps you understand completely what pointers really are and you can see pointer to pointer very easily. (Or even pointer to pointer to pointer <text:span text:style-name="T332">to pointer</text:span>!)</text:p>
      <text:p text:style-name="P393"/>
      <text:p text:style-name="P442"><text:span text:style-name="T239">Of course </text:span><text:span text:style-name="T255">t</text:span><text:span text:style-name="T239">he three type </text:span><text:span text:style-name="T213">int</text:span><text:span text:style-name="T239">, </text:span><text:span text:style-name="T213">int*</text:span><text:span text:style-name="T239">, </text:span><text:span text:style-name="T213">int**</text:span><text:span text:style-name="T239"> are different and obviously you should not assign them to each other (with the exception of 0 which can be assigned to any pointer). So the following is WRONG:</text:span></text:p>
      <table:table table:name="Table112" table:style-name="Table112">
        <table:table-column table:style-name="Table112.A"/>
        <table:table-row>
          <table:table-cell table:style-name="Table112.A1" office:value-type="string">
            <text:p text:style-name="P467">int x = 42;</text:p>
            <text:p text:style-name="P467">int * y = x; <text:s/>// ABOMINABLE <text:s/>... giving int to int*</text:p>
            <text:p text:style-name="P467">int ** z = x; // HORRORS <text:s text:c="4"/>... giving int to int**</text:p>
            <text:p text:style-name="P467">z = y; <text:s text:c="7"/>// UNSPEAKABLE ... giving int* to int** <text:s text:c="3"/></text:p>
          </table:table-cell>
        </table:table-row>
      </table:table>
      <text:p text:style-name="P393"/>
      <text:p text:style-name="P393"/>
      <text:p text:style-name="P437"><text:span text:style-name="T238">Exercise.</text:span><text:span text:style-name="T239"> What is the type of </text:span><text:span text:style-name="T213">p</text:span><text:span text:style-name="T239">?</text:span></text:p>
      <text:p text:style-name="P437"><draw:g text:anchor-type="paragraph" draw:z-index="79" draw:name="Shape188" draw:style-name="gr8"><draw:rect draw:style-name="gr9" draw:text-style-name="P643" svg:width="2.6461in" svg:height="1.2504in" svg:x="0.7437in" svg:y="0.0181in"><text:p/></draw:rect><draw:rect draw:style-name="gr11" draw:text-style-name="P644" svg:width="1.3441in" svg:height="0.2713in" svg:x="1.3689in" svg:y="0.1437in"><text:p text:style-name="P642">3.14</text:p></draw:rect><draw:rect draw:style-name="gr9" draw:text-style-name="P643" svg:width="1.3441in" svg:height="0.2713in" svg:x="1.3791in" svg:y="0.5118in"><text:p/></draw:rect><draw:polyline draw:style-name="gr124" draw:text-style-name="P642" svg:width="1.124in" svg:height="0.9886in" draw:transform="rotate (0.872141027221566) translate (1.96249999999871in 0.659722222222222in)" svg:viewBox="0 0 2856 2512" draw:points="0,0 2110,2512 2856,1886 1971,832"><text:p/></draw:polyline><draw:frame draw:style-name="gr58" draw:text-style-name="P641" svg:width="0.198in" svg:height="0.1925in" svg:x="1.1291in" svg:y="0.9055in"><draw:text-box><text:p>p</text:p></draw:text-box></draw:frame><draw:rect draw:style-name="gr9" draw:text-style-name="P643" svg:width="1.3441in" svg:height="0.2713in" svg:x="1.3791in" svg:y="0.8953in"><text:p/></draw:rect><draw:polyline draw:style-name="gr124" draw:text-style-name="P642" svg:width="1.0063in" svg:height="0.8969in" draw:transform="skewX (-0.20315632493214) rotate (0.767944870877505) translate (1.9625000000017in 1.04305555555556in)" svg:viewBox="0 0 2557 2279" draw:points="0,0 1890,2279 2557,1711 1764,755"><text:p/></draw:polyline></draw:g></text:p>
      <text:p text:style-name="P420"/>
      <text:p text:style-name="P420"/>
      <text:p text:style-name="P381"/>
      <text:p text:style-name="P381"/>
      <text:p text:style-name="P381"/>
      <text:p text:style-name="P381"/>
      <text:p text:style-name="P381"/>
      <text:p text:style-name="P437"><text:span text:style-name="T230">Write a statement that adds </text:span><text:span text:style-name="T210">0.5</text:span><text:span text:style-name="T230"> to the </text:span><text:span text:style-name="T210">3.14</text:span><text:span text:style-name="T230"> value in the picture using only </text:span><text:span text:style-name="T210">p</text:span><text:span text:style-name="T230">.</text:span></text:p>
      <text:p text:style-name="P368"/>
      <text:p text:style-name="P368"/>
      <text:p text:style-name="P437"><text:span text:style-name="T256">Exercise.</text:span><text:span text:style-name="T253"> At one point in the execution of a program, you have the </text:span><text:soft-page-break/><text:span text:style-name="T253">following memory model:</text:span></text:p>
      <text:p text:style-name="P437"><draw:g text:anchor-type="paragraph" draw:z-index="105" draw:name="Shape189" draw:style-name="gr8"><draw:rect draw:style-name="gr9" draw:text-style-name="P643" svg:width="4.4898in" svg:height="1.4217in" svg:x="0.0043in" svg:y="0.05in"><text:p/></draw:rect><draw:g draw:style-name="gr57"><draw:rect draw:style-name="gr11" draw:text-style-name="P644" svg:width="1.3441in" svg:height="0.2713in" svg:x="0.2961in" svg:y="0.2791in"><text:p text:style-name="P642">3.14</text:p></draw:rect><draw:rect draw:style-name="gr9" draw:text-style-name="P643" svg:width="1.3441in" svg:height="0.2713in" svg:x="0.3063in" svg:y="0.6472in"><text:p/></draw:rect><draw:polyline draw:style-name="gr124" draw:text-style-name="P642" svg:width="1.124in" svg:height="0.9886in" draw:transform="rotate (0.872141027221566) translate (0.890764435693321in 0.795138888888889in)" svg:viewBox="0 0 2856 2512" draw:points="0,0 2110,2512 2856,1886 1971,832"><text:p/></draw:polyline><draw:frame draw:style-name="gr58" draw:text-style-name="P641" svg:width="0.198in" svg:height="0.1925in" svg:x="0.0563in" svg:y="1.0409in"><draw:text-box><text:p><text:s text:c="2"/>p</text:p></draw:text-box></draw:frame><draw:rect draw:style-name="gr9" draw:text-style-name="P643" svg:width="1.3441in" svg:height="0.2713in" svg:x="0.3063in" svg:y="1.0307in"><text:p/></draw:rect><draw:polyline draw:style-name="gr124" draw:text-style-name="P642" svg:width="1.0063in" svg:height="0.8969in" draw:transform="skewX (-0.20315632493214) rotate (0.767944870877505) translate (0.890764435697525in 1.17847222222222in)" svg:viewBox="0 0 2557 2279" draw:points="0,0 1890,2279 2557,1711 1764,755"><text:p/></draw:polyline></draw:g><draw:g draw:style-name="gr57"><draw:rect draw:style-name="gr11" draw:text-style-name="P644" svg:width="1.3441in" svg:height="0.2713in" svg:x="2.5354in" svg:y="0.2571in"><text:p text:style-name="P642">2.718</text:p></draw:rect><draw:rect draw:style-name="gr9" draw:text-style-name="P643" svg:width="1.3441in" svg:height="0.2713in" svg:x="2.5461in" svg:y="0.6252in"><text:p/></draw:rect><draw:polyline draw:style-name="gr124" draw:text-style-name="P642" svg:width="1.124in" svg:height="0.9886in" draw:transform="rotate (0.872141027221566) translate (3.12956036745195in 0.77370406824177in)" svg:viewBox="0 0 2856 2512" draw:points="0,0 2110,2512 2856,1886 1971,832"><text:p/></draw:polyline><draw:frame draw:style-name="gr58" draw:text-style-name="P641" svg:width="0.198in" svg:height="0.1925in" svg:x="2.2961in" svg:y="1.0189in"><draw:text-box><text:p><text:s text:c="2"/>q</text:p></draw:text-box></draw:frame><draw:rect draw:style-name="gr9" draw:text-style-name="P643" svg:width="1.3441in" svg:height="0.2713in" svg:x="2.5461in" svg:y="1.0083in"><text:p/></draw:rect><draw:polyline draw:style-name="gr124" draw:text-style-name="P642" svg:width="1.0063in" svg:height="0.8969in" draw:transform="skewX (-0.20315632493214) rotate (0.767944870877505) translate (3.12956036745567in 1.15664370078707in)" svg:viewBox="0 0 2557 2279" draw:points="0,0 1890,2279 2557,1711 1764,755"><text:p/></draw:polyline></draw:g></draw:g></text:p>
      <text:p text:style-name="P420"/>
      <text:p text:style-name="P420"/>
      <text:p text:style-name="P381"/>
      <text:p text:style-name="P381"/>
      <text:p text:style-name="P381"/>
      <text:p text:style-name="P381"/>
      <text:p text:style-name="P381"/>
      <text:p text:style-name="P381"/>
      <text:p text:style-name="P381"/>
      <text:p text:style-name="P368">Write one statement that will change the value of <text:span text:style-name="T9">**p</text:span> by incrementing it with the value of <text:span text:style-name="T9">**q</text:span>. Use <text:span text:style-name="T9">p</text:span> and <text:span text:style-name="T9">q</text:span> and not hard-coded constants.</text:p>
      <text:p text:style-name="P384"/>
      <text:p text:style-name="P384"/>
      <text:p text:style-name="P437"><text:span text:style-name="T238">Exercise.</text:span><text:span text:style-name="T239"> At one point in the execution of a program, you have the following memory model:</text:span></text:p>
      <text:p text:style-name="P437"><draw:g text:anchor-type="paragraph" draw:z-index="80" draw:name="Shape190" draw:style-name="gr8"><draw:rect draw:style-name="gr9" draw:text-style-name="P643" svg:width="4.4898in" svg:height="1.4217in" svg:x="0.0043in" svg:y="0.0291in"><text:p/></draw:rect><draw:g draw:style-name="gr57"><draw:rect draw:style-name="gr11" draw:text-style-name="P644" svg:width="1.3441in" svg:height="0.2713in" svg:x="0.2961in" svg:y="0.2583in"><text:p text:style-name="P642">3.14</text:p></draw:rect><draw:rect draw:style-name="gr9" draw:text-style-name="P643" svg:width="1.3441in" svg:height="0.2713in" svg:x="0.3063in" svg:y="0.6264in"><text:p/></draw:rect><draw:polyline draw:style-name="gr124" draw:text-style-name="P642" svg:width="1.124in" svg:height="0.9886in" draw:transform="rotate (0.872141027221566) translate (0.890764435693482in 0.774305555555556in)" svg:viewBox="0 0 2856 2512" draw:points="0,0 2110,2512 2856,1886 1971,832"><text:p/></draw:polyline><draw:frame draw:style-name="gr58" draw:text-style-name="P641" svg:width="0.198in" svg:height="0.1925in" svg:x="0.0563in" svg:y="1.0201in"><draw:text-box><text:p><text:s text:c="2"/>p</text:p></draw:text-box></draw:frame><draw:rect draw:style-name="gr9" draw:text-style-name="P643" svg:width="1.3441in" svg:height="0.2713in" svg:x="0.3063in" svg:y="1.0098in"><text:p/></draw:rect><draw:polyline draw:style-name="gr124" draw:text-style-name="P642" svg:width="1.0063in" svg:height="0.8969in" draw:transform="skewX (-0.20315632493214) rotate (0.767944870877505) translate (0.890764435696797in 1.15763888888873in)" svg:viewBox="0 0 2557 2279" draw:points="0,0 1890,2279 2557,1711 1764,755"><text:p/></draw:polyline></draw:g><draw:g draw:style-name="gr57"><draw:rect draw:style-name="gr11" draw:text-style-name="P644" svg:width="1.3441in" svg:height="0.2713in" svg:x="2.5354in" svg:y="0.2362in"><text:p text:style-name="P642">2.718</text:p></draw:rect><draw:rect draw:style-name="gr9" draw:text-style-name="P643" svg:width="1.3441in" svg:height="0.2713in" svg:x="2.5461in" svg:y="0.6043in"><text:p/></draw:rect><draw:polyline draw:style-name="gr124" draw:text-style-name="P642" svg:width="1.124in" svg:height="0.9886in" draw:transform="rotate (0.872141027221566) translate (3.12956036745252in 0.752870734908437in)" svg:viewBox="0 0 2856 2512" draw:points="0,0 2110,2512 2856,1886 1971,832"><text:p/></draw:polyline><draw:frame draw:style-name="gr58" draw:text-style-name="P641" svg:width="0.198in" svg:height="0.1925in" svg:x="2.2961in" svg:y="0.998in"><draw:text-box><text:p><text:s text:c="2"/>q</text:p></draw:text-box></draw:frame><draw:rect draw:style-name="gr9" draw:text-style-name="P643" svg:width="1.3441in" svg:height="0.2713in" svg:x="2.5461in" svg:y="0.9874in"><text:p/></draw:rect><draw:polyline draw:style-name="gr124" draw:text-style-name="P642" svg:width="1.0063in" svg:height="0.8969in" draw:transform="skewX (-0.20315632493214) rotate (0.767944870877505) translate (3.12956036745519in 1.13541666666667in)" svg:viewBox="0 0 2557 2279" draw:points="0,0 1890,2279 2557,1711 1764,755"><text:p/></draw:polyline></draw:g></draw:g></text:p>
      <text:p text:style-name="P420"/>
      <text:p text:style-name="P420"/>
      <text:p text:style-name="P381"/>
      <text:p text:style-name="P381"/>
      <text:p text:style-name="P381"/>
      <text:p text:style-name="P381"/>
      <text:p text:style-name="P381"/>
      <text:p text:style-name="P381"/>
      <text:p text:style-name="P368">Is it possible to execute one or more statements to get the following:</text:p>
      <text:p text:style-name="P368"><draw:g text:anchor-type="paragraph" draw:z-index="81" draw:name="Shape191" draw:style-name="gr8"><draw:rect draw:style-name="gr9" draw:text-style-name="P643" svg:width="4.4898in" svg:height="1.4217in" svg:x="0.0043in" svg:y="0.0189in"><text:p/></draw:rect><draw:rect draw:style-name="gr11" draw:text-style-name="P644" svg:width="1.3441in" svg:height="0.2713in" svg:x="0.2961in" svg:y="0.248in"><text:p text:style-name="P642">3.14</text:p></draw:rect><draw:rect draw:style-name="gr9" draw:text-style-name="P643" svg:width="1.3441in" svg:height="0.2713in" svg:x="0.3063in" svg:y="0.6161in"><text:p/></draw:rect><draw:frame draw:style-name="gr58" draw:text-style-name="P641" svg:width="0.198in" svg:height="0.1925in" svg:x="0.0563in" svg:y="1.0098in"><draw:text-box><text:p><text:s text:c="2"/>p</text:p></draw:text-box></draw:frame><draw:rect draw:style-name="gr9" draw:text-style-name="P643" svg:width="1.3441in" svg:height="0.2713in" svg:x="0.3063in" svg:y="0.9996in"><text:p/></draw:rect><draw:polyline draw:style-name="gr124" draw:text-style-name="P642" svg:width="1.0063in" svg:height="0.8969in" draw:transform="skewX (-0.20315632493214) rotate (0.767944870877505) translate (0.890764435696554in 1.14722222222222in)" svg:viewBox="0 0 2557 2279" draw:points="0,0 1890,2279 2557,1711 1764,755"><text:p/></draw:polyline><draw:g draw:style-name="gr57"><draw:rect draw:style-name="gr11" draw:text-style-name="P644" svg:width="1.3441in" svg:height="0.2713in" svg:x="2.5354in" svg:y="0.226in"><text:p text:style-name="P642">2.718</text:p></draw:rect><draw:rect draw:style-name="gr9" draw:text-style-name="P643" svg:width="1.3441in" svg:height="0.2713in" svg:x="2.5461in" svg:y="0.5941in"><text:p/></draw:rect><draw:polyline draw:style-name="gr124" draw:text-style-name="P642" svg:width="1.124in" svg:height="0.9886in" draw:transform="rotate (0.872141027221566) translate (3.12956036745252in 0.74245406824177in)" svg:viewBox="0 0 2856 2512" draw:points="0,0 2110,2512 2856,1886 1971,832"><text:p/></draw:polyline><draw:frame draw:style-name="gr58" draw:text-style-name="P641" svg:width="0.198in" svg:height="0.1925in" svg:x="2.2961in" svg:y="0.9878in"><draw:text-box><text:p><text:s text:c="2"/>q</text:p></draw:text-box></draw:frame><draw:rect draw:style-name="gr9" draw:text-style-name="P643" svg:width="1.3441in" svg:height="0.2713in" svg:x="2.5461in" svg:y="0.9772in"><text:p/></draw:rect><draw:polyline draw:style-name="gr124" draw:text-style-name="P642" svg:width="1.0063in" svg:height="0.8969in" draw:transform="skewX (-0.20315632493214) rotate (0.767944870877505) translate (3.12956036745551in 1.12539370078723in)" svg:viewBox="0 0 2557 2279" draw:points="0,0 1890,2279 2557,1711 1764,755"><text:p/></draw:polyline></draw:g><draw:line draw:style-name="gr128" draw:text-style-name="P642" svg:x1="0.9209in" svg:y1="0.728in" svg:x2="2.5354in" svg:y2="0.3736in"><text:p/></draw:line></draw:g></text:p>
      <text:p text:style-name="P368"/>
      <text:p text:style-name="P381"/>
      <text:p text:style-name="P381"/>
      <text:p text:style-name="P381"/>
      <text:p text:style-name="P381"/>
      <text:p text:style-name="P381"/>
      <text:p text:style-name="P381"/>
      <text:p text:style-name="P381"/>
      <text:p text:style-name="P368">If it is, write the statements (use the least number). If it isn't explain why.</text:p>
      <text:p text:style-name="P368"/>
      <text:p text:style-name="P381"/>
      <text:p text:style-name="P437"><text:span text:style-name="T256">Exercise.</text:span><text:span text:style-name="T253"> At one point in the execution of a program, you have the following memory model:</text:span></text:p>
      <text:p text:style-name="P437"><draw:g text:anchor-type="paragraph" draw:z-index="82" draw:name="Shape192" draw:style-name="gr8"><draw:rect draw:style-name="gr9" draw:text-style-name="P643" svg:width="4.4898in" svg:height="1.4217in" svg:x="0.0043in" svg:y="0.0602in"><text:p/></draw:rect><draw:g draw:style-name="gr57"><draw:rect draw:style-name="gr11" draw:text-style-name="P644" svg:width="1.3441in" svg:height="0.2713in" svg:x="0.2961in" svg:y="0.2894in"><text:p text:style-name="P642">3.14</text:p></draw:rect><draw:rect draw:style-name="gr9" draw:text-style-name="P643" svg:width="1.3441in" svg:height="0.2713in" svg:x="0.3063in" svg:y="0.6575in"><text:p/></draw:rect><draw:polyline draw:style-name="gr124" draw:text-style-name="P642" svg:width="1.124in" svg:height="0.9886in" draw:transform="rotate (0.872141027221566) translate (0.890764435694129in 0.805555555555556in)" svg:viewBox="0 0 2856 2512" draw:points="0,0 2110,2512 2856,1886 1971,832"><text:p/></draw:polyline><draw:frame draw:style-name="gr58" draw:text-style-name="P641" svg:width="0.198in" svg:height="0.1925in" svg:x="0.0563in" svg:y="1.0512in"><draw:text-box><text:p><text:s text:c="2"/>p</text:p></draw:text-box></draw:frame><draw:rect draw:style-name="gr9" draw:text-style-name="P643" svg:width="1.3441in" svg:height="0.2713in" svg:x="0.3063in" svg:y="1.0409in"><text:p/></draw:rect><draw:polyline draw:style-name="gr124" draw:text-style-name="P642" svg:width="1.0063in" svg:height="0.8969in" draw:transform="skewX (-0.20315632493214) rotate (0.767944870877505) translate (0.890764435696635in 1.18770778652656in)" svg:viewBox="0 0 2557 2279" draw:points="0,0 1890,2279 2557,1711 1764,755"><text:p/></draw:polyline></draw:g><draw:g draw:style-name="gr57"><draw:rect draw:style-name="gr11" draw:text-style-name="P644" svg:width="1.3441in" svg:height="0.2713in" svg:x="2.5354in" svg:y="0.2673in"><text:p text:style-name="P642">2.718</text:p></draw:rect><draw:rect draw:style-name="gr9" draw:text-style-name="P643" svg:width="1.3441in" svg:height="0.2713in" svg:x="2.5461in" svg:y="0.6354in"><text:p/></draw:rect><draw:polyline draw:style-name="gr124" draw:text-style-name="P642" svg:width="1.124in" svg:height="0.9886in" draw:transform="rotate (0.872141027221566) translate (3.12956036745252in 0.783727034120562in)" svg:viewBox="0 0 2856 2512" draw:points="0,0 2110,2512 2856,1886 1971,832"><text:p/></draw:polyline><draw:frame draw:style-name="gr58" draw:text-style-name="P641" svg:width="0.198in" svg:height="0.1925in" svg:x="2.2961in" svg:y="1.0291in"><draw:text-box><text:p><text:s text:c="2"/>q</text:p></draw:text-box></draw:frame><draw:rect draw:style-name="gr9" draw:text-style-name="P643" svg:width="1.3441in" svg:height="0.2713in" svg:x="2.5461in" svg:y="1.0185in"><text:p/></draw:rect><draw:polyline draw:style-name="gr124" draw:text-style-name="P642" svg:width="1.0063in" svg:height="0.8969in" draw:transform="skewX (-0.20315632493214) rotate (0.767944870877505) translate (3.12956036745535in 1.16666666666602in)" svg:viewBox="0 0 2557 2279" draw:points="0,0 1890,2279 2557,1711 1764,755"><text:p/></draw:polyline></draw:g></draw:g></text:p>
      <text:p text:style-name="P420"/>
      <text:p text:style-name="P420"/>
      <text:p text:style-name="P381"/>
      <text:p text:style-name="P381"/>
      <text:p text:style-name="P368">Is it possible to execute one or more statements to get the following:</text:p>
      <text:p text:style-name="P437"><draw:rect text:anchor-type="paragraph" draw:z-index="83" draw:name="Shape193" draw:style-name="gr6" draw:text-style-name="P680" svg:width="4.4906in" svg:height="1.4224in" svg:x="0.0043in" svg:y="0.05in"><text:p/></draw:rect></text:p>
      <text:p text:style-name="P368"><draw:rect text:anchor-type="paragraph" draw:z-index="84" draw:name="Shape194" draw:style-name="gr79" draw:text-style-name="P644" svg:width="1.3441in" svg:height="0.2713in" svg:x="0.2957in" svg:y="0.1193in"><text:p text:style-name="P642">3.14</text:p></draw:rect><draw:g text:anchor-type="paragraph" draw:z-index="89" draw:name="Shape195" draw:style-name="gr8"><draw:rect draw:style-name="gr11" draw:text-style-name="P644" svg:width="1.3441in" svg:height="0.2713in" svg:x="2.5354in" svg:y="0.0972in"><text:p text:style-name="P642">2.718</text:p></draw:rect><draw:rect draw:style-name="gr9" draw:text-style-name="P643" svg:width="1.3441in" svg:height="0.2713in" svg:x="2.5457in" svg:y="0.4654in"><text:p/></draw:rect><draw:polyline draw:style-name="gr124" draw:text-style-name="P642" svg:width="1.124in" svg:height="0.9886in" draw:transform="rotate (0.872141027221566) translate (3.12916666666553in 0.613194444444444in)" svg:viewBox="0 0 2856 2512" draw:points="0,0 2110,2512 2856,1886 1971,832"><text:p/></draw:polyline><draw:frame draw:style-name="gr58" draw:text-style-name="P641" svg:width="0.198in" svg:height="0.1925in" svg:x="2.2957in" svg:y="0.8591in"><draw:text-box><text:p><text:s text:c="2"/>q</text:p></draw:text-box></draw:frame><draw:rect draw:style-name="gr9" draw:text-style-name="P643" svg:width="1.3441in" svg:height="0.2713in" svg:x="2.5457in" svg:y="0.8488in"><text:p/></draw:rect><draw:polyline draw:style-name="gr124" draw:text-style-name="P642" svg:width="1.0063in" svg:height="0.8969in" draw:transform="skewX (-0.20315632493214) rotate (0.767944870877505) translate (3.12916666666756in 0.996527777777778in)" svg:viewBox="0 0 2557 2279" draw:points="0,0 1890,2279 2557,1711 1764,755"><text:p/></draw:polyline></draw:g></text:p>
      <text:p text:style-name="P381"/>
      <text:p text:style-name="P381"><text:soft-page-break/></text:p>
      <text:p text:style-name="P381"><draw:rect text:anchor-type="paragraph" draw:z-index="85" draw:name="Shape196" draw:style-name="gr6" draw:text-style-name="P643" svg:width="1.3441in" svg:height="0.2713in" svg:x="0.3063in" svg:y="0.0083in"><text:p/></draw:rect><draw:line text:anchor-type="paragraph" draw:z-index="90" draw:name="Shape197" draw:style-name="gr127" draw:text-style-name="P642" svg:x1="0.9209in" svg:y1="0.1201in" svg:x2="2.5354in" svg:y2="0.1201in"><text:p/></draw:line></text:p>
      <text:p text:style-name="P381"><draw:polyline text:anchor-type="paragraph" draw:z-index="88" draw:name="Shape198" draw:style-name="gr123" draw:text-style-name="P642" svg:width="1.0063in" svg:height="0.8969in" draw:transform="skewX (-0.20315632493214) rotate (0.767944870877505) translate (0.88997703412234in 0.379861111111111in)" svg:viewBox="0 0 2557 2279" draw:points="0,0 1890,2279 2557,1711 1764,755"><text:p/></draw:polyline></text:p>
      <text:p text:style-name="P381"><draw:frame text:anchor-type="paragraph" draw:z-index="86" draw:name="Shape199" draw:style-name="gr69" draw:text-style-name="P641" svg:width="0.198in" svg:height="0.1925in" svg:x="0.0563in" svg:y="0.0827in"><draw:text-box><text:p><text:s text:c="2"/>p</text:p></draw:text-box></draw:frame><draw:rect text:anchor-type="paragraph" draw:z-index="87" draw:name="Shape200" draw:style-name="gr6" draw:text-style-name="P643" svg:width="1.3441in" svg:height="0.2713in" svg:x="0.3063in" svg:y="0.072in"><text:p/></draw:rect></text:p>
      <text:p text:style-name="P381"/>
      <text:p text:style-name="P381"/>
      <text:p text:style-name="P368">If it is, write the statements (use the least number please). If it isn't explain why.</text:p>
      <text:p text:style-name="P368"/>
      <text:p text:style-name="P381"/>
      <text:p text:style-name="P437"><text:span text:style-name="T238">Exercise.</text:span><text:span text:style-name="T239"> At one point in the execution of a program, you have the following memory model:</text:span></text:p>
      <text:p text:style-name="P437"><draw:g text:anchor-type="paragraph" draw:z-index="91" draw:name="Shape201" draw:style-name="gr8"><draw:rect draw:style-name="gr9" draw:text-style-name="P643" svg:width="4.4898in" svg:height="1.4217in" svg:x="0.0043in" svg:y="0.05in"><text:p/></draw:rect><draw:g draw:style-name="gr57"><draw:rect draw:style-name="gr11" draw:text-style-name="P644" svg:width="1.3441in" svg:height="0.2713in" svg:x="0.2961in" svg:y="0.2791in"><text:p text:style-name="P642">3.14</text:p></draw:rect><draw:rect draw:style-name="gr9" draw:text-style-name="P643" svg:width="1.3441in" svg:height="0.2713in" svg:x="0.3063in" svg:y="0.6472in"><text:p/></draw:rect><draw:polyline draw:style-name="gr124" draw:text-style-name="P642" svg:width="1.124in" svg:height="0.9886in" draw:transform="rotate (0.872141027221566) translate (0.890764435693563in 0.795138888889536in)" svg:viewBox="0 0 2856 2512" draw:points="0,0 2110,2512 2856,1886 1971,832"><text:p/></draw:polyline><draw:frame draw:style-name="gr58" draw:text-style-name="P641" svg:width="0.198in" svg:height="0.1925in" svg:x="0.0563in" svg:y="1.0409in"><draw:text-box><text:p><text:s text:c="2"/>p</text:p></draw:text-box></draw:frame><draw:rect draw:style-name="gr9" draw:text-style-name="P643" svg:width="1.3441in" svg:height="0.2713in" svg:x="0.3063in" svg:y="1.0307in"><text:p/></draw:rect><draw:polyline draw:style-name="gr124" draw:text-style-name="P642" svg:width="1.0063in" svg:height="0.8969in" draw:transform="skewX (-0.20315632493214) rotate (0.767944870877505) translate (0.890764435696959in 1.17847222222222in)" svg:viewBox="0 0 2557 2279" draw:points="0,0 1890,2279 2557,1711 1764,755"><text:p/></draw:polyline></draw:g><draw:g draw:style-name="gr57"><draw:rect draw:style-name="gr11" draw:text-style-name="P644" svg:width="1.3441in" svg:height="0.2713in" svg:x="2.5354in" svg:y="0.2571in"><text:p text:style-name="P642">2.718</text:p></draw:rect><draw:rect draw:style-name="gr9" draw:text-style-name="P643" svg:width="1.3441in" svg:height="0.2713in" svg:x="2.5461in" svg:y="0.6252in"><text:p/></draw:rect><draw:polyline draw:style-name="gr124" draw:text-style-name="P642" svg:width="1.124in" svg:height="0.9886in" draw:transform="rotate (0.872141027221566) translate (3.12956036745123in 0.77370406824177in)" svg:viewBox="0 0 2856 2512" draw:points="0,0 2110,2512 2856,1886 1971,832"><text:p/></draw:polyline><draw:frame draw:style-name="gr58" draw:text-style-name="P641" svg:width="0.198in" svg:height="0.1925in" svg:x="2.2961in" svg:y="1.0189in"><draw:text-box><text:p><text:s text:c="2"/>q</text:p></draw:text-box></draw:frame><draw:rect draw:style-name="gr9" draw:text-style-name="P643" svg:width="1.3441in" svg:height="0.2713in" svg:x="2.5461in" svg:y="1.0083in"><text:p/></draw:rect><draw:polyline draw:style-name="gr124" draw:text-style-name="P642" svg:width="1.0063in" svg:height="0.8969in" draw:transform="skewX (-0.20315632493214) rotate (0.767944870877505) translate (3.12956036745721in 1.15664370078723in)" svg:viewBox="0 0 2557 2279" draw:points="0,0 1890,2279 2557,1711 1764,755"><text:p/></draw:polyline></draw:g></draw:g></text:p>
      <text:p text:style-name="P420"/>
      <text:p text:style-name="P420"/>
      <text:p text:style-name="P381"/>
      <text:p text:style-name="P381"/>
      <text:p text:style-name="P381"/>
      <text:p text:style-name="P381"/>
      <text:p text:style-name="P381"/>
      <text:p text:style-name="P381"/>
      <text:p text:style-name="P368">Is it possible to execute one or more statements to get the following:</text:p>
      <text:p text:style-name="P437"><draw:polyline text:anchor-type="paragraph" draw:z-index="97" draw:name="Shape202" draw:style-name="gr123" draw:text-style-name="P642" svg:width="1.0063in" svg:height="0.8969in" draw:transform="skewX (-0.20315632493214) rotate (0.767944870877505) translate (0.889977034121694in 1.26180555555491in)" svg:viewBox="0 0 2557 2279" draw:points="0,0 1890,2279 2557,1711 1764,755"><text:p/></draw:polyline><draw:rect text:anchor-type="paragraph" draw:z-index="96" draw:name="Shape203" draw:style-name="gr6" draw:text-style-name="P643" svg:width="1.3441in" svg:height="0.2713in" svg:x="0.3063in" svg:y="1.1138in"><text:p/></draw:rect><draw:frame text:anchor-type="paragraph" draw:z-index="95" draw:name="Shape204" draw:style-name="gr69" draw:text-style-name="P641" svg:width="0.198in" svg:height="0.1925in" svg:x="0.0563in" svg:y="1.1244in"><draw:text-box><text:p><text:s text:c="2"/>p</text:p></draw:text-box></draw:frame><draw:rect text:anchor-type="paragraph" draw:z-index="94" draw:name="Shape205" draw:style-name="gr6" draw:text-style-name="P643" svg:width="1.3441in" svg:height="0.2713in" svg:x="0.3063in" svg:y="0.7307in"><text:p/></draw:rect><draw:rect text:anchor-type="paragraph" draw:z-index="93" draw:name="Shape206" draw:style-name="gr79" draw:text-style-name="P644" svg:width="1.3441in" svg:height="0.2713in" svg:x="0.2957in" svg:y="0.3626in"><text:p text:style-name="P642">3.14</text:p></draw:rect><draw:rect text:anchor-type="paragraph" draw:z-index="92" draw:name="Shape207" draw:style-name="gr6" draw:text-style-name="P643" svg:width="4.4898in" svg:height="1.4217in" svg:x="0.0043in" svg:y="0.0291in"><text:p/></draw:rect><draw:rect text:anchor-type="paragraph" draw:z-index="98" draw:name="Shape208" draw:style-name="gr79" draw:text-style-name="P644" svg:width="1.3441in" svg:height="0.2713in" svg:x="2.5354in" svg:y="0.3402in"><text:p text:style-name="P642">2.718</text:p></draw:rect><draw:rect text:anchor-type="paragraph" draw:z-index="99" draw:name="Shape209" draw:style-name="gr6" draw:text-style-name="P643" svg:width="1.3441in" svg:height="0.2713in" svg:x="2.5457in" svg:y="0.7083in"><text:p/></draw:rect><draw:frame text:anchor-type="paragraph" draw:z-index="100" draw:name="Shape210" draw:style-name="gr69" draw:text-style-name="P641" svg:width="0.198in" svg:height="0.1925in" svg:x="2.2957in" svg:y="1.102in"><draw:text-box><text:p><text:s text:c="2"/>q</text:p></draw:text-box></draw:frame><draw:rect text:anchor-type="paragraph" draw:z-index="101" draw:name="Shape211" draw:style-name="gr6" draw:text-style-name="P643" svg:width="1.3441in" svg:height="0.2713in" svg:x="2.5457in" svg:y="1.0917in"><text:p/></draw:rect><draw:polyline text:anchor-type="paragraph" draw:z-index="102" draw:name="Shape212" draw:style-name="gr123" draw:text-style-name="P642" svg:width="1.0063in" svg:height="0.8969in" draw:transform="skewX (-0.20315632493214) rotate (0.767944870877505) translate (3.12956036745721in 1.23958333333333in)" svg:viewBox="0 0 2557 2279" draw:points="0,0 1890,2279 2557,1711 1764,755"><text:p/></draw:polyline></text:p>
      <text:p text:style-name="P368"/>
      <text:p text:style-name="P381"><draw:line text:anchor-type="paragraph" draw:z-index="103" draw:name="Shape213" draw:style-name="gr127" draw:text-style-name="P642" svg:x1="0.9209in" svg:y1="0.5228in" svg:x2="2.5354in" svg:y2="0.1484in"><text:p/></draw:line><draw:line text:anchor-type="paragraph" draw:z-index="104" draw:name="Shape214" draw:style-name="gr127" draw:text-style-name="P642" svg:x1="3.1709in" svg:y1="0.513in" svg:x2="1.6398in" svg:y2="0.1484in"><text:p/></draw:line></text:p>
      <text:p text:style-name="P381"/>
      <text:p text:style-name="P381"/>
      <text:p text:style-name="P381"/>
      <text:p text:style-name="P381"/>
      <text:p text:style-name="P381"/>
      <text:p text:style-name="P381"/>
      <text:p text:style-name="P368">If it is, write the statements (use the least number please). If it isn't explain why.</text:p>
      <text:p text:style-name="P381"/>
      <text:p text:style-name="P381"/>
      <text:p text:style-name="P437"><text:span text:style-name="T235">Exercise.</text:span><text:span text:style-name="T230"> What is the output? (Or is it an error?)</text:span></text:p>
      <table:table table:name="Table20" table:style-name="Table20">
        <table:table-column table:style-name="Table20.A"/>
        <table:table-row>
          <table:table-cell table:style-name="Table20.A1" office:value-type="string">
            <text:p text:style-name="P467">int i = 42;</text:p>
            <text:p text:style-name="P467">int * p = &amp;i;</text:p>
            <text:p text:style-name="P467">int ** q = &amp;p;</text:p>
            <text:p text:style-name="P467">std::cout &lt;&lt; *p &lt;&lt; ' ' &lt;&lt; **q &lt;&lt; '\n'; </text:p>
          </table:table-cell>
        </table:table-row>
      </table:table>
      <text:p text:style-name="P368">(Hint: Draw!!!)</text:p>
      <text:p text:style-name="P368"/>
      <text:p text:style-name="P368"/>
      <text:p text:style-name="P437"><text:span text:style-name="T235">Exercise.</text:span><text:span text:style-name="T230"> What is the output? (Or is it an error?)</text:span></text:p>
      <table:table table:name="Table21" table:style-name="Table21">
        <table:table-column table:style-name="Table21.A"/>
        <table:table-row>
          <table:table-cell table:style-name="Table21.A1" office:value-type="string">
            <text:p text:style-name="P467">int i = 42;</text:p>
            <text:p text:style-name="P467">int * p = &amp;i;</text:p>
            <text:p text:style-name="P467">int ** q = &amp;p;</text:p>
            <text:p text:style-name="P467">int *** r = &amp;q;</text:p>
            <text:p text:style-name="P467">std::cout &lt;&lt; *p &lt;&lt; ' ' &lt;&lt; **q &lt;&lt; ' ' &lt;&lt; ***r &lt;&lt; '\n'; </text:p>
          </table:table-cell>
        </table:table-row>
      </table:table>
      <text:p text:style-name="P352"><text:span text:style-name="T263">Exercise.</text:span><text:span text:style-name="T264"> <text:s/>What is the output? (Or is it an error?)</text:span></text:p>
      <table:table table:name="Table22" table:style-name="Table22">
        <table:table-column table:style-name="Table22.A"/>
        <table:table-row>
          <table:table-cell table:style-name="Table22.A1" office:value-type="string">
            <text:p text:style-name="P557">int i = 42;</text:p>
            <text:p text:style-name="P557">int * p = &amp;i;</text:p>
            <text:p text:style-name="P557">int ** q = &amp;p;</text:p>
            <text:p text:style-name="P557"><text:soft-page-break/>int *** r = &amp;q;</text:p>
            <text:p text:style-name="P557">***r = 0;</text:p>
            <text:p text:style-name="P557">std::cout &lt;&lt; *p &lt;&lt; ' ' &lt;&lt; **q &lt;&lt; ' ' &lt;&lt; ***r &lt;&lt; '\n'; </text:p>
          </table:table-cell>
        </table:table-row>
      </table:table>
      <text:p text:style-name="P344"/>
      <text:p text:style-name="P368"/>
      <text:p text:style-name="P437"><text:span text:style-name="T235">Exercise.</text:span><text:span text:style-name="T230"> What is the output? (Or is it an error?)</text:span></text:p>
      <table:table table:name="Table23" table:style-name="Table23">
        <table:table-column table:style-name="Table23.A"/>
        <table:table-row>
          <table:table-cell table:style-name="Table23.A1" office:value-type="string">
            <text:p text:style-name="P467">int i = 42;</text:p>
            <text:p text:style-name="P467">int * p = &amp;i;</text:p>
            <text:p text:style-name="P467">int * q = *&amp;p;</text:p>
            <text:p text:style-name="P467">std::cout &lt;&lt; *p &lt;&lt; ' ' &lt;&lt; *q &lt;&lt; '\n'; </text:p>
          </table:table-cell>
        </table:table-row>
      </table:table>
      <text:p text:style-name="P368"/>
      <text:p text:style-name="P368"/>
      <text:p text:style-name="P437"><text:span text:style-name="T235">Exercise.</text:span><text:span text:style-name="T230"> What is the output? (Or is it an error?)</text:span></text:p>
      <table:table table:name="Table25" table:style-name="Table25">
        <table:table-column table:style-name="Table25.A"/>
        <table:table-row>
          <table:table-cell table:style-name="Table25.A1" office:value-type="string">
            <text:p text:style-name="P467">int i = 42;</text:p>
            <text:p text:style-name="P467">int * p = &amp;i;</text:p>
            <text:p text:style-name="P467">int *** q = &amp;&amp;p;</text:p>
            <text:p text:style-name="P467">std::cout &lt;&lt; *p &lt;&lt; ' ' &lt;&lt; *q &lt;&lt; '\n'; </text:p>
          </table:table-cell>
        </table:table-row>
      </table:table>
      <text:p text:style-name="P437"/>
      <text:p text:style-name="P368"/>
      <text:p text:style-name="P437"><text:span text:style-name="T235">Exercise.</text:span><text:span text:style-name="T230"> What is the output? (Or is it an error?)</text:span></text:p>
      <table:table table:name="Table53" table:style-name="Table53">
        <table:table-column table:style-name="Table53.A"/>
        <table:table-row>
          <table:table-cell table:style-name="Table53.A1" office:value-type="string">
            <text:p text:style-name="P467">int i = 42;</text:p>
            <text:p text:style-name="P467">int * p = &amp;i;</text:p>
            <text:p text:style-name="P467">int * q = &amp;(*p);</text:p>
            <text:p text:style-name="P467">std::cout &lt;&lt; *p &lt;&lt; ' ' &lt;&lt; *q &lt;&lt; '\n'; </text:p>
          </table:table-cell>
        </table:table-row>
      </table:table>
      <text:p text:style-name="P425"/>
      <text:p text:style-name="P62">Functions that change pointer values</text:p>
      <text:p text:style-name="P591"/>
      <text:p text:style-name="P592">Recall that a function can change a value back in the caller. You can either pass in pointers or use pass-by-reference: Always keep this example in mind:</text:p>
      <table:table table:name="Table182" table:style-name="Table182">
        <table:table-column table:style-name="Table182.A"/>
        <table:table-row>
          <table:table-cell table:style-name="Table182.A1" office:value-type="string">
            <text:p text:style-name="P546">// DOES NOT WORK!!!</text:p>
            <text:p text:style-name="P546">// void inc(int x)</text:p>
            <text:p text:style-name="P546">// {</text:p>
            <text:p text:style-name="P546">// <text:s text:c="5"/>x++;<text:line-break/>// }</text:p>
            <text:p text:style-name="P546"/>
            <text:p text:style-name="P546">void inc(int * x) // <text:span text:style-name="T431">or “int * const x”</text:span></text:p>
            <text:p text:style-name="P546">{</text:p>
            <text:p text:style-name="P546"><text:s text:c="5"/>(*x)++;<text:line-break/>}</text:p>
            <text:p text:style-name="P546"/>
            <text:p text:style-name="P546">void inc(int &amp; x)</text:p>
            <text:p text:style-name="P546">{</text:p>
            <text:p text:style-name="P546"><text:s text:c="4"/>x++;<text:line-break/>}</text:p>
            <text:p text:style-name="P546"/>
            <text:p text:style-name="P546">int main()</text:p>
            <text:p text:style-name="P547">{</text:p>
            <text:p text:style-name="P547"><text:s text:c="4"/><text:span text:style-name="T432">int x = 42;</text:span></text:p>
            <text:p text:style-name="P547"><text:s text:c="4"/><text:span text:style-name="T432">inc(&amp;x); // x is 43</text:span></text:p>
            <text:p text:style-name="P547"><text:s text:c="4"/><text:span text:style-name="T432">inc(x); <text:s/>// x is 44</text:span><text:line-break/>}</text:p>
          </table:table-cell>
        </table:table-row>
      </table:table>
      <text:p text:style-name="P584"/>
      <text:p text:style-name="P585">The same idea can be used to change the value of anything you like … including changing the value of pointers.</text:p>
      <text:p text:style-name="P585"/>
      <text:p text:style-name="P585"/>
      <text:p text:style-name="P579"><text:span text:style-name="T1">Exercise.</text:span> Explain what's happening in the program below. Is there a problem? <text:span text:style-name="T404">How would you fix it?</text:span></text:p>
      <table:table table:name="Table39" table:style-name="Table39">
        <table:table-column table:style-name="Table39.A"/>
        <table:table-row>
          <table:table-cell table:style-name="Table39.A1" office:value-type="string">
            <text:p text:style-name="P524">#include &lt;iostream&gt;</text:p>
            <text:p text:style-name="P524">#include &lt;cstddef&gt;</text:p>
            <text:p text:style-name="P526"/>
            <text:p text:style-name="P526">void <text:span text:style-name="T402">setnull</text:span>(int * p)</text:p>
            <text:p text:style-name="P526">{</text:p>
            <text:p text:style-name="P526"><text:s text:c="4"/>p = <text:span text:style-name="T402">NULL</text:span>;<text:line-break/>}</text:p>
            <text:p text:style-name="P526"/>
            <text:p text:style-name="P526"/>
            <text:p text:style-name="P526">int main()</text:p>
            <text:p text:style-name="P526">{</text:p>
            <text:p text:style-name="P526"><text:s text:c="4"/>int * p;</text:p>
            <text:p text:style-name="P526"><text:s text:c="4"/><text:span text:style-name="T403">setnull</text:span>(p);</text:p>
            <text:p text:style-name="P526"><text:s text:c="4"/><text:span text:style-name="T403">std::cout &lt;&lt; (unsigned int) p &lt;&lt; std::endl; // 0?</text:span></text:p>
            <text:p text:style-name="P526"><text:s text:c="4"/>return 0;<text:line-break/>}</text:p>
          </table:table-cell>
        </table:table-row>
      </table:table>
      <text:p text:style-name="P152"/>
      <text:p text:style-name="P152"/>
      <text:p text:style-name="P586"><text:soft-page-break/><text:span text:style-name="T1">Exercise.</text:span> Explain what's happening in the program below. Is there a problem? <text:span text:style-name="T404">How would you fix it?</text:span></text:p>
      <table:table table:name="Table183" table:style-name="Table183">
        <table:table-column table:style-name="Table183.A"/>
        <table:table-row>
          <table:table-cell table:style-name="Table183.A1" office:value-type="string">
            <text:p text:style-name="P525">#include &lt;iostream&gt;</text:p>
            <text:p text:style-name="P525">#include &lt;cstddef&gt;</text:p>
            <text:p text:style-name="P527"/>
            <text:p text:style-name="P527">void <text:span text:style-name="T433">swap</text:span>(int * p, <text:span text:style-name="T433">int * q</text:span>)</text:p>
            <text:p text:style-name="P527">{</text:p>
            <text:p text:style-name="P527"><text:s text:c="4"/><text:span text:style-name="T433">int * t = p;</text:span></text:p>
            <text:p text:style-name="P527"><text:s text:c="4"/><text:span text:style-name="T433">p = q;</text:span></text:p>
            <text:p text:style-name="P527"><text:s text:c="4"/><text:span text:style-name="T433">q = t;</text:span><text:line-break/>}</text:p>
            <text:p text:style-name="P527"/>
            <text:p text:style-name="P527"/>
            <text:p text:style-name="P527">int main()</text:p>
            <text:p text:style-name="P527">{</text:p>
            <text:p text:style-name="P527"><text:s text:c="4"/><text:span text:style-name="T433">int x = 0, y = 42;</text:span></text:p>
            <text:p text:style-name="P527"><text:s text:c="4"/>int * p <text:span text:style-name="T433">= &amp;x, * q = &amp;y;</text:span></text:p>
            <text:p text:style-name="P528"><text:s text:c="4"/><text:span text:style-name="T433">std::cout &lt;&lt; *p &lt;&lt; ' ' &lt;&lt; *q &lt;&lt; '\n'; // 0 42</text:span></text:p>
            <text:p text:style-name="P528"/>
            <text:p text:style-name="P527"><text:s text:c="4"/><text:span text:style-name="T434">swap(p, q); <text:s/>// p should point to x</text:span></text:p>
            <text:p text:style-name="P527"><text:s text:c="17"/>// <text:span text:style-name="T435">q should point to y</text:span></text:p>
            <text:p text:style-name="P527"/>
            <text:p text:style-name="P527"><text:s text:c="4"/>// <text:span text:style-name="T436">Do you get 42 0?</text:span></text:p>
            <text:p text:style-name="P528"><text:s text:c="4"/><text:span text:style-name="T433">std::cout &lt;&lt; *p &lt;&lt; ' ' &lt;&lt; *q &lt;&lt; '\n';</text:span></text:p>
            <text:p text:style-name="P528"/>
            <text:p text:style-name="P527"><text:s text:c="4"/>return 0;<text:line-break/>}</text:p>
          </table:table-cell>
        </table:table-row>
      </table:table>
      <text:p text:style-name="P153"/>
      <text:p text:style-name="P152"/>
      <text:p text:style-name="P23"><text:span text:style-name="T1">Exercise.</text:span> Explain what's happening in the program below. Is there a problem?</text:p>
      <table:table table:name="Table40" table:style-name="Table40">
        <table:table-column table:style-name="Table40.A"/>
        <table:table-row>
          <table:table-cell table:style-name="Table40.A1" office:value-type="string">
            <text:p text:style-name="P526">void mynew(int * p)</text:p>
            <text:p text:style-name="P526">{</text:p>
            <text:p text:style-name="P526"><text:s text:c="4"/>p = new int;<text:line-break/>}</text:p>
            <text:p text:style-name="P526"/>
            <text:p text:style-name="P526"/>
            <text:p text:style-name="P526">int main()</text:p>
            <text:p text:style-name="P526">{</text:p>
            <text:p text:style-name="P526"><text:s text:c="4"/>int * p;</text:p>
            <text:p text:style-name="P526"><text:s text:c="4"/>mynew(p);</text:p>
            <text:p text:style-name="P526"><text:s text:c="4"/>*p = 42;</text:p>
            <text:p text:style-name="P526"><text:s text:c="4"/>return 0;<text:line-break/>}</text:p>
          </table:table-cell>
        </table:table-row>
      </table:table>
      <text:p text:style-name="P152"/>
      <text:p text:style-name="P152"/>
      <text:p text:style-name="P152"><text:span text:style-name="T1">Exercise.</text:span> Explain what's happening in the program below. Is there a problem?</text:p>
      <table:table table:name="Table168" table:style-name="Table168">
        <table:table-column table:style-name="Table168.A"/>
        <table:table-row>
          <table:table-cell table:style-name="Table168.A1" office:value-type="string">
            <text:p text:style-name="P526">void mydelete(int * p)</text:p>
            <text:p text:style-name="P526">{</text:p>
            <text:p text:style-name="P526"><text:s text:c="4"/>delete p;<text:line-break/>}</text:p>
            <text:p text:style-name="P526"/>
            <text:p text:style-name="P526"/>
            <text:p text:style-name="P526"><text:soft-page-break/>int main()</text:p>
            <text:p text:style-name="P526">{</text:p>
            <text:p text:style-name="P526"><text:s text:c="4"/>int * p;</text:p>
            <text:p text:style-name="P526"><text:s text:c="4"/>mydelete(p);</text:p>
            <text:p text:style-name="P526"><text:s text:c="4"/>return 0;<text:line-break/>}</text:p>
          </table:table-cell>
        </table:table-row>
      </table:table>
      <text:p text:style-name="P392"/>
      <text:p text:style-name="P392"/>
      <text:p text:style-name="P413"><text:span text:style-name="T1">Exercise.</text:span> The following function <text:span text:style-name="T9">copy()</text:span> copies the data that one pointer is pointing to to the other pointer. In more details, <text:span text:style-name="T9">copy(p, q)</text:span> will</text:p>
      <text:list xml:id="list3187077760" text:style-name="L22">
        <text:list-item>
          <text:p text:style-name="P607">Allocate memory for <text:span text:style-name="T9">p</text:span> (if <text:span text:style-name="T9">p</text:span> has not been allocated memory; <text:span text:style-name="T9">p</text:span> <text:span text:style-name="T411">has</text:span> <text:span text:style-name="T411">value </text:span><text:span text:style-name="T9">NULL</text:span> <text:span text:style-name="T411">if it has not been allocated memory</text:span>)</text:p>
        </text:list-item>
        <text:list-item>
          <text:p text:style-name="P607">Copy the integer <text:span text:style-name="T9">q</text:span> points to over to the integer <text:span text:style-name="T9">p</text:span> points to.</text:p>
        </text:list-item>
        <text:list-item>
          <text:p text:style-name="P607">Deallocate the memory <text:span text:style-name="T9">q</text:span> points to and set <text:span text:style-name="T9">q</text:span> to <text:span text:style-name="T9">NULL</text:span>.</text:p>
          <text:p text:style-name="P604">Test it!</text:p>
        </text:list-item>
      </text:list>
      <text:p text:style-name="P4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Course" svg:font-family="Course"/>
    <style:font-face style:name="StarSymbol1" svg:font-family="StarSymbol"/>
    <style:font-face style:name="Tahoma3" svg:font-family="Tahoma"/>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Bold" style:font-family-generic="modern" style:font-pitch="fixed"/>
    <style:font-face style:name="Arial Unicode MS" svg:font-family="'Arial Unicode MS'"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Arial Unicode MS1" svg:font-family="'Arial Unicode MS'" style:font-family-generic="modern" style:font-pitch="variable"/>
    <style:font-face style:name="Courier New2" svg:font-family="'Courier New'" style:font-family-generic="modern" style:font-pitch="variable"/>
    <style:font-face style:name="Tahoma"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24in" draw:dots2="1" draw:dots2-length="0.0024in" draw:distance="0.0024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3"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Tahoma2" fo:font-family="Tahoma" style:font-family-generic="swiss" style:font-pitch="variable" fo:font-size="18pt" fo:font-style="normal" fo:text-shadow="none" style:text-underline-style="none" fo:font-weight="normal" style:letter-kerning="true" style:font-name-asian="Tahoma2" style:font-family-asian="Tahoma" style:font-family-generic-asian="swiss" style:font-pitch-asian="variable" style:font-size-asian="18pt" style:font-style-asian="normal" style:font-weight-asian="normal" style:font-name-complex="Tahoma2"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28"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2829"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282930"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28293031"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2829303132"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282930313233"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28293031323334"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text:tab/><text:tab/>26. Pointers</text:p>
      </style:header>
      <style:footer>
        <text:p text:style-name="MP2"><text:page-number text:select-page="current">83</text:page-number><text:s/>of <text:page-count>83</text:page-count></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initial-creator>Yihsiang Liow</meta:initial-creator>
    <meta:creation-date>2005-12-14T10:14:39</meta:creation-date>
    <dc:date>2024-10-04T13:18:55.508665714</dc:date>
    <meta:printed-by>Yihsiang Liow</meta:printed-by>
    <meta:print-date>2006-01-08T16:54:25</meta:print-date>
    <meta:editing-cycles>1346</meta:editing-cycles>
    <meta:editing-duration>P13DT9H3M26S</meta:editing-duration>
    <meta:document-statistic meta:table-count="183" meta:image-count="0" meta:object-count="0" meta:page-count="83" meta:paragraph-count="1783" meta:word-count="14847" meta:character-count="73361" meta:non-whitespace-character-count="57670"/>
    <meta:user-defined meta:name="Info 1"/>
    <meta:user-defined meta:name="Info 2"/>
    <meta:user-defined meta:name="Info 3"/>
    <meta:user-defined meta:name="Info 4"/>
  </office:meta>
</office:document-meta>
</file>